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47cm"/>
    </style:style>
    <style:style style:name="co4" style:family="table-column">
      <style:table-column-properties fo:break-before="auto" style:column-width="2.942cm"/>
    </style:style>
    <style:style style:name="co5" style:family="table-column">
      <style:table-column-properties fo:break-before="auto" style:column-width="5.239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92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a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4">
          <table:table-cell table:number-columns-repeated="7"/>
        </table:table-row>
        <table:table-row table:style-name="ro1">
          <table:table-cell office:value-type="string" calcext:value-type="string">
            <text:p>id_contact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_number</text:p>
          </table:table-cell>
          <table:table-cell office:value-type="string" calcext:value-type="string">
            <text:p>date_registr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ентинов 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Zra4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Янова </text:p>
          </table:table-cell>
          <table:table-cell office:value-type="string" calcext:value-type="string">
            <text:p>Вера</text:p>
          </table:table-cell>
          <table:table-cell office:value-type="string" calcext:value-type="string">
            <text:p>Михаиловна</text:p>
          </table:table-cell>
          <table:table-cell office:value-type="string" calcext:value-type="string">
            <text:p>b2VOx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аргаритова </text:p>
          </table:table-cell>
          <table:table-cell office:value-type="string" calcext:value-type="string">
            <text:p>Галина</text:p>
          </table:table-cell>
          <table:table-cell office:value-type="string" calcext:value-type="string">
            <text:p>Руслановна</text:p>
          </table:table-cell>
          <table:table-cell office:value-type="string" calcext:value-type="string">
            <text:p>nuQd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ригорин 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Wd5l@autowebdsfasoffice.com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Русланов 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o3olZIe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Романовна</text:p>
          </table:table-cell>
          <table:table-cell office:value-type="string" calcext:value-type="string">
            <text:p>yznwcDx@sheremetev.info</text:p>
          </table:table-cell>
          <table:table-cell office:value-type="float" office:value="79202861457" calcext:value-type="float">
            <text:p>79202861457</text:p>
          </table:table-cell>
          <table:table-cell office:value-type="string" calcext:value-type="string">
            <text:p>08/28/12 08:41 P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Артёмов 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Аркадьевич</text:p>
          </table:table-cell>
          <table:table-cell office:value-type="string" calcext:value-type="string">
            <text:p>uucssepR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Еленова </text:p>
          </table:table-cell>
          <table:table-cell office:value-type="string" calcext:value-type="string">
            <text:p>Вероника</text:p>
          </table:table-cell>
          <table:table-cell office:value-type="string" calcext:value-type="string">
            <text:p>Филипповна</text:p>
          </table:table-cell>
          <table:table-cell office:value-type="string" calcext:value-type="string">
            <text:p>Gy9R1oi@arsamandi.ru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Лилова </text:p>
          </table:table-cell>
          <table:table-cell office:value-type="string" calcext:value-type="string">
            <text:p>Марина</text:p>
          </table:table-cell>
          <table:table-cell office:value-type="string" calcext:value-type="string">
            <text:p>Витальевна</text:p>
          </table:table-cell>
          <table:table-cell office:value-type="string" calcext:value-type="string">
            <text:p>xcXH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Оксанова </text:p>
          </table:table-cell>
          <table:table-cell office:value-type="string" calcext:value-type="string">
            <text:p>Ева</text:p>
          </table:table-cell>
          <table:table-cell office:value-type="string" calcext:value-type="string">
            <text:p>Валентиновна</text:p>
          </table:table-cell>
          <table:table-cell office:value-type="string" calcext:value-type="string">
            <text:p>XYct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ладимиров </text:p>
          </table:table-cell>
          <table:table-cell office:value-type="string" calcext:value-type="string">
            <text:p>Руслан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yNGTvZ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Вероникова </text:p>
          </table:table-cell>
          <table:table-cell office:value-type="string" calcext:value-type="string">
            <text:p>Александра</text:p>
          </table:table-cell>
          <table:table-cell office:value-type="string" calcext:value-type="string">
            <text:p>Егоровна</text:p>
          </table:table-cell>
          <table:table-cell office:value-type="string" calcext:value-type="string">
            <text:p>Ob2S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илиппов </text:p>
          </table:table-cell>
          <table:table-cell office:value-type="string" calcext:value-type="string">
            <text:p>Аркадий</text:p>
          </table:table-cell>
          <table:table-cell office:value-type="string" calcext:value-type="string">
            <text:p>Фёдорович</text:p>
          </table:table-cell>
          <table:table-cell office:value-type="string" calcext:value-type="string">
            <text:p>SWlCF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Матвеевич</text:p>
          </table:table-cell>
          <table:table-cell office:value-type="string" calcext:value-type="string">
            <text:p>viHb29CO@sadkov.info</text:p>
          </table:table-cell>
          <table:table-cell office:value-type="float" office:value="79150916245" calcext:value-type="float">
            <text:p>79150916245</text:p>
          </table:table-cell>
          <table:table-cell office:value-type="string" calcext:value-type="string">
            <text:p>07/14/15 06:19 P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Wdi1MRh@yandex.ru</text:p>
          </table:table-cell>
          <table:table-cell office:value-type="float" office:value="9175851680" calcext:value-type="float">
            <text:p>9175851680</text:p>
          </table:table-cell>
          <table:table-cell office:value-type="string" calcext:value-type="string">
            <text:p>08/02/09 12:16 AM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Григорин 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Георгиевич</text:p>
          </table:table-cell>
          <table:table-cell office:value-type="string" calcext:value-type="string">
            <text:p>0qc4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iHEMLw@gmail.com</text:p>
          </table:table-cell>
          <table:table-cell office:value-type="float" office:value="79199701891" calcext:value-type="float">
            <text:p>79199701891</text:p>
          </table:table-cell>
          <table:table-cell office:value-type="string" calcext:value-type="string">
            <text:p>08/07/09 08:38 AM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Вероника</text:p>
          </table:table-cell>
          <table:table-cell office:value-type="string" calcext:value-type="string">
            <text:p>Фёдоровна</text:p>
          </table:table-cell>
          <table:table-cell office:value-type="string" calcext:value-type="string">
            <text:p>Fl6NfD@list.ru</text:p>
          </table:table-cell>
          <table:table-cell/>
          <table:table-cell office:value-type="string" calcext:value-type="string">
            <text:p>08/11/09 09:52 A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Соня</text:p>
          </table:table-cell>
          <table:table-cell office:value-type="string" calcext:value-type="string">
            <text:p>Максимовна</text:p>
          </table:table-cell>
          <table:table-cell office:value-type="string" calcext:value-type="string">
            <text:p>8O6@mail.ru</text:p>
          </table:table-cell>
          <table:table-cell/>
          <table:table-cell office:value-type="string" calcext:value-type="string">
            <text:p>08/27/09 09:09 A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YYW@gmail.com</text:p>
          </table:table-cell>
          <table:table-cell/>
          <table:table-cell office:value-type="string" calcext:value-type="string">
            <text:p>08/28/09 05:26 PM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mx5w@gmail.com</text:p>
          </table:table-cell>
          <table:table-cell office:value-type="float" office:value="447982961748" calcext:value-type="float">
            <text:p>447982961748</text:p>
          </table:table-cell>
          <table:table-cell office:value-type="string" calcext:value-type="string">
            <text:p>09/07/09 12:39 AM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Викторович</text:p>
          </table:table-cell>
          <table:table-cell office:value-type="string" calcext:value-type="string">
            <text:p>BxmBa0a@yandex.ru</text:p>
          </table:table-cell>
          <table:table-cell office:value-type="float" office:value="79181762077" calcext:value-type="float">
            <text:p>79181762077</text:p>
          </table:table-cell>
          <table:table-cell office:value-type="string" calcext:value-type="string">
            <text:p>09/10/09 10:45 AM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Михаил</text:p>
          </table:table-cell>
          <table:table-cell/>
          <table:table-cell office:value-type="string" calcext:value-type="string">
            <text:p>d4SWfL2@mail.ru</text:p>
          </table:table-cell>
          <table:table-cell office:value-type="float" office:value="972527077843" calcext:value-type="float">
            <text:p>972527077843</text:p>
          </table:table-cell>
          <table:table-cell office:value-type="string" calcext:value-type="string">
            <text:p>09/23/09 01:14 AM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a00yFCu@mail.ru</text:p>
          </table:table-cell>
          <table:table-cell/>
          <table:table-cell office:value-type="string" calcext:value-type="string">
            <text:p>12/08/09 08:39 PM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Артур</text:p>
          </table:table-cell>
          <table:table-cell office:value-type="string" calcext:value-type="string">
            <text:p>Аркадьевич</text:p>
          </table:table-cell>
          <table:table-cell office:value-type="string" calcext:value-type="string">
            <text:p>r2OgNF@gmail.com</text:p>
          </table:table-cell>
          <table:table-cell office:value-type="float" office:value="89859983393" calcext:value-type="float">
            <text:p>89859983393</text:p>
          </table:table-cell>
          <table:table-cell office:value-type="string" calcext:value-type="string">
            <text:p>12/13/09 05:20 PM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8I1@mail.ru</text:p>
          </table:table-cell>
          <table:table-cell office:value-type="float" office:value="79272407137" calcext:value-type="float">
            <text:p>79272407137</text:p>
          </table:table-cell>
          <table:table-cell office:value-type="string" calcext:value-type="string">
            <text:p>12/21/09 08:57 PM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9UC@mail.ru</text:p>
          </table:table-cell>
          <table:table-cell office:value-type="float" office:value="89826252122" calcext:value-type="float">
            <text:p>89826252122</text:p>
          </table:table-cell>
          <table:table-cell office:value-type="string" calcext:value-type="string">
            <text:p>01/09/10 01:06 PM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Wzg9LYc@gmail.com</text:p>
          </table:table-cell>
          <table:table-cell/>
          <table:table-cell office:value-type="string" calcext:value-type="string">
            <text:p>01/11/10 06:23 PM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DMCEao@gmail.com</text:p>
          </table:table-cell>
          <table:table-cell/>
          <table:table-cell office:value-type="string" calcext:value-type="string">
            <text:p>01/12/10 04:23 AM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Анатольевич</text:p>
          </table:table-cell>
          <table:table-cell office:value-type="string" calcext:value-type="string">
            <text:p>FvcZHAl9@mail.ru</text:p>
          </table:table-cell>
          <table:table-cell office:value-type="float" office:value="9226251015" calcext:value-type="float">
            <text:p>9226251015</text:p>
          </table:table-cell>
          <table:table-cell office:value-type="string" calcext:value-type="string">
            <text:p>01/14/10 02:24 AM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pP6@gmail.com</text:p>
          </table:table-cell>
          <table:table-cell/>
          <table:table-cell office:value-type="string" calcext:value-type="string">
            <text:p>05/29/14 04:12 AM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Михаил</text:p>
          </table:table-cell>
          <table:table-cell/>
          <table:table-cell office:value-type="string" calcext:value-type="string">
            <text:p>dlCH2m@yahoo.es</text:p>
          </table:table-cell>
          <table:table-cell/>
          <table:table-cell office:value-type="string" calcext:value-type="string">
            <text:p>01/19/10 01:22 PM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h1UsSULa@gmail.com</text:p>
          </table:table-cell>
          <table:table-cell/>
          <table:table-cell office:value-type="string" calcext:value-type="string">
            <text:p>02/04/10 12:46 AM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Вадим</text:p>
          </table:table-cell>
          <table:table-cell/>
          <table:table-cell office:value-type="string" calcext:value-type="string">
            <text:p>13IWsfUv@gmail.com</text:p>
          </table:table-cell>
          <table:table-cell/>
          <table:table-cell office:value-type="string" calcext:value-type="string">
            <text:p>02/14/10 06:46 AM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J6U6S@mail.ru</text:p>
          </table:table-cell>
          <table:table-cell/>
          <table:table-cell office:value-type="string" calcext:value-type="string">
            <text:p>02/16/10 03:46 AM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xTuMi@gmail.com</text:p>
          </table:table-cell>
          <table:table-cell/>
          <table:table-cell office:value-type="string" calcext:value-type="string">
            <text:p>02/17/10 12:18 AM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5Aa@mail.ru</text:p>
          </table:table-cell>
          <table:table-cell office:value-type="float" office:value="37258171045" calcext:value-type="float">
            <text:p>37258171045</text:p>
          </table:table-cell>
          <table:table-cell office:value-type="string" calcext:value-type="string">
            <text:p>06/16/14 12:15 AM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FNnIQD9m@mail.ru</text:p>
          </table:table-cell>
          <table:table-cell office:value-type="float" office:value="9114381258" calcext:value-type="float">
            <text:p>9114381258</text:p>
          </table:table-cell>
          <table:table-cell office:value-type="string" calcext:value-type="string">
            <text:p>03/16/10 03:44 PM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/>
          <table:table-cell office:value-type="string" calcext:value-type="string">
            <text:p>Яна</text:p>
          </table:table-cell>
          <table:table-cell/>
          <table:table-cell office:value-type="string" calcext:value-type="string">
            <text:p>ubH@yahoo.com</text:p>
          </table:table-cell>
          <table:table-cell/>
          <table:table-cell office:value-type="string" calcext:value-type="string">
            <text:p>03/25/10 12:52 AM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SIC5t@gmail.com</text:p>
          </table:table-cell>
          <table:table-cell office:value-type="float" office:value="972507835419" calcext:value-type="float">
            <text:p>972507835419</text:p>
          </table:table-cell>
          <table:table-cell office:value-type="string" calcext:value-type="string">
            <text:p>04/14/10 03:33 PM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Соня</text:p>
          </table:table-cell>
          <table:table-cell office:value-type="string" calcext:value-type="string">
            <text:p>Валерьевна</text:p>
          </table:table-cell>
          <table:table-cell office:value-type="string" calcext:value-type="string">
            <text:p>Go0@mail.ru</text:p>
          </table:table-cell>
          <table:table-cell office:value-type="float" office:value="89097199628" calcext:value-type="float">
            <text:p>89097199628</text:p>
          </table:table-cell>
          <table:table-cell office:value-type="string" calcext:value-type="string">
            <text:p>04/16/10 08:46 AM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vWW@mail.ru</text:p>
          </table:table-cell>
          <table:table-cell office:value-type="float" office:value="79138474416" calcext:value-type="float">
            <text:p>79138474416</text:p>
          </table:table-cell>
          <table:table-cell office:value-type="string" calcext:value-type="string">
            <text:p>04/27/10 07:20 AM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eNfp0c@yahoo.com</text:p>
          </table:table-cell>
          <table:table-cell/>
          <table:table-cell office:value-type="string" calcext:value-type="string">
            <text:p>05/03/10 07:41 AM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w6vccZ0u@yandex.ru</text:p>
          </table:table-cell>
          <table:table-cell office:value-type="float" office:value="79268262103" calcext:value-type="float">
            <text:p>79268262103</text:p>
          </table:table-cell>
          <table:table-cell office:value-type="string" calcext:value-type="string">
            <text:p>05/08/10 02:38 AM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Ud8Yb@yandex.ru</text:p>
          </table:table-cell>
          <table:table-cell/>
          <table:table-cell office:value-type="string" calcext:value-type="string">
            <text:p>05/09/10 02:36 PM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O0tnU@gmail.com</text:p>
          </table:table-cell>
          <table:table-cell office:value-type="float" office:value="87014964729" calcext:value-type="float">
            <text:p>87014964729</text:p>
          </table:table-cell>
          <table:table-cell office:value-type="string" calcext:value-type="string">
            <text:p>05/15/10 06:25 AM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fE9dH9wj@yahoo.com</text:p>
          </table:table-cell>
          <table:table-cell office:value-type="float" office:value="79140521976" calcext:value-type="float">
            <text:p>79140521976</text:p>
          </table:table-cell>
          <table:table-cell office:value-type="string" calcext:value-type="string">
            <text:p>05/19/10 08:00 AM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Фёдорович</text:p>
          </table:table-cell>
          <table:table-cell office:value-type="string" calcext:value-type="string">
            <text:p>QAs5@yandex.ru</text:p>
          </table:table-cell>
          <table:table-cell office:value-type="float" office:value="73833551204" calcext:value-type="float">
            <text:p>73833551204</text:p>
          </table:table-cell>
          <table:table-cell office:value-type="string" calcext:value-type="string">
            <text:p>07/03/14 01:54 PM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София</text:p>
          </table:table-cell>
          <table:table-cell office:value-type="string" calcext:value-type="string">
            <text:p>Арсеньевна</text:p>
          </table:table-cell>
          <table:table-cell office:value-type="string" calcext:value-type="string">
            <text:p>ahm3Pvk@mail.ru</text:p>
          </table:table-cell>
          <table:table-cell office:value-type="float" office:value="79036289271" calcext:value-type="float">
            <text:p>79036289271</text:p>
          </table:table-cell>
          <table:table-cell office:value-type="string" calcext:value-type="string">
            <text:p>05/26/10 09:45 AM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lqA@mail.ru</text:p>
          </table:table-cell>
          <table:table-cell office:value-type="float" office:value="9673981986" calcext:value-type="float">
            <text:p>9673981986</text:p>
          </table:table-cell>
          <table:table-cell office:value-type="string" calcext:value-type="string">
            <text:p>05/26/10 02:30 PM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InYfN@gmail.com</text:p>
          </table:table-cell>
          <table:table-cell/>
          <table:table-cell office:value-type="string" calcext:value-type="string">
            <text:p>05/26/10 03:07 PM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eVOUF3DP@bk.ru</text:p>
          </table:table-cell>
          <table:table-cell office:value-type="float" office:value="77051011500" calcext:value-type="float">
            <text:p>77051011500</text:p>
          </table:table-cell>
          <table:table-cell office:value-type="string" calcext:value-type="string">
            <text:p>05/26/10 05:45 PM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izlTIo3@yandex.ru</text:p>
          </table:table-cell>
          <table:table-cell/>
          <table:table-cell office:value-type="string" calcext:value-type="string">
            <text:p>05/26/10 09:01 PM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vN6anq1@mail.ru</text:p>
          </table:table-cell>
          <table:table-cell office:value-type="float" office:value="77059616984" calcext:value-type="float">
            <text:p>77059616984</text:p>
          </table:table-cell>
          <table:table-cell office:value-type="string" calcext:value-type="string">
            <text:p>05/27/10 07:46 AM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Мария</text:p>
          </table:table-cell>
          <table:table-cell office:value-type="string" calcext:value-type="string">
            <text:p>Сергеевна</text:p>
          </table:table-cell>
          <table:table-cell office:value-type="string" calcext:value-type="string">
            <text:p>8icg1@bk.ru</text:p>
          </table:table-cell>
          <table:table-cell office:value-type="float" office:value="79222164135" calcext:value-type="float">
            <text:p>79222164135</text:p>
          </table:table-cell>
          <table:table-cell office:value-type="string" calcext:value-type="string">
            <text:p>05/27/10 10:05 AM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/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FgtNsep@mail.ru</text:p>
          </table:table-cell>
          <table:table-cell/>
          <table:table-cell office:value-type="string" calcext:value-type="string">
            <text:p>05/27/10 10:10 AM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2xhom@gmail.com</text:p>
          </table:table-cell>
          <table:table-cell office:value-type="float" office:value="64274871124" calcext:value-type="float">
            <text:p>64274871124</text:p>
          </table:table-cell>
          <table:table-cell office:value-type="string" calcext:value-type="string">
            <text:p>05/27/10 12:01 PM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mEUPlXh3@mail.ru</text:p>
          </table:table-cell>
          <table:table-cell/>
          <table:table-cell office:value-type="string" calcext:value-type="string">
            <text:p>05/27/10 07:55 PM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Надежда</text:p>
          </table:table-cell>
          <table:table-cell office:value-type="string" calcext:value-type="string">
            <text:p>Григорьевна</text:p>
          </table:table-cell>
          <table:table-cell office:value-type="string" calcext:value-type="string">
            <text:p>0P6H7zj@rambler.ru</text:p>
          </table:table-cell>
          <table:table-cell office:value-type="float" office:value="77772511656" calcext:value-type="float">
            <text:p>77772511656</text:p>
          </table:table-cell>
          <table:table-cell office:value-type="string" calcext:value-type="string">
            <text:p>05/27/10 09:17 PM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Вероника</text:p>
          </table:table-cell>
          <table:table-cell office:value-type="string" calcext:value-type="string">
            <text:p>Ивановна</text:p>
          </table:table-cell>
          <table:table-cell office:value-type="string" calcext:value-type="string">
            <text:p>Nb1rwp@gmail.com</text:p>
          </table:table-cell>
          <table:table-cell office:value-type="float" office:value="79165788588" calcext:value-type="float">
            <text:p>79165788588</text:p>
          </table:table-cell>
          <table:table-cell office:value-type="string" calcext:value-type="string">
            <text:p>05/28/10 03:40 AM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Вячеславо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8SF5@gmail.com</text:p>
          </table:table-cell>
          <table:table-cell office:value-type="float" office:value="79059781347" calcext:value-type="float">
            <text:p>79059781347</text:p>
          </table:table-cell>
          <table:table-cell office:value-type="string" calcext:value-type="string">
            <text:p>05/28/10 11:52 PM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sLAuxMU@tut.by</text:p>
          </table:table-cell>
          <table:table-cell office:value-type="float" office:value="375293469287" calcext:value-type="float">
            <text:p>375293469287</text:p>
          </table:table-cell>
          <table:table-cell office:value-type="string" calcext:value-type="string">
            <text:p>05/29/10 12:10 AM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bcj7@mail.ru</text:p>
          </table:table-cell>
          <table:table-cell office:value-type="float" office:value="9229952306" calcext:value-type="float">
            <text:p>9229952306</text:p>
          </table:table-cell>
          <table:table-cell office:value-type="string" calcext:value-type="string">
            <text:p>05/30/10 08:00 PM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Ольга</text:p>
          </table:table-cell>
          <table:table-cell office:value-type="string" calcext:value-type="string">
            <text:p>Аркадьевна</text:p>
          </table:table-cell>
          <table:table-cell office:value-type="string" calcext:value-type="string">
            <text:p>pZPI@yandex.ru</text:p>
          </table:table-cell>
          <table:table-cell office:value-type="float" office:value="79883211360" calcext:value-type="float">
            <text:p>79883211360</text:p>
          </table:table-cell>
          <table:table-cell office:value-type="string" calcext:value-type="string">
            <text:p>10/24/14 07:53 AM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Ника</text:p>
          </table:table-cell>
          <table:table-cell office:value-type="string" calcext:value-type="string">
            <text:p>Максимовна</text:p>
          </table:table-cell>
          <table:table-cell office:value-type="string" calcext:value-type="string">
            <text:p>53HJ@mail.ru</text:p>
          </table:table-cell>
          <table:table-cell office:value-type="float" office:value="79527251584" calcext:value-type="float">
            <text:p>79527251584</text:p>
          </table:table-cell>
          <table:table-cell office:value-type="string" calcext:value-type="string">
            <text:p>05/31/10 10:05 AM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Валентин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4Vymd@gmail.com</text:p>
          </table:table-cell>
          <table:table-cell office:value-type="float" office:value="79138881237" calcext:value-type="float">
            <text:p>79138881237</text:p>
          </table:table-cell>
          <table:table-cell office:value-type="string" calcext:value-type="string">
            <text:p>05/31/10 07:15 PM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23Z37@ukr.net</text:p>
          </table:table-cell>
          <table:table-cell/>
          <table:table-cell office:value-type="string" calcext:value-type="string">
            <text:p>06/01/10 12:36 AM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Егор</text:p>
          </table:table-cell>
          <table:table-cell/>
          <table:table-cell office:value-type="string" calcext:value-type="string">
            <text:p>sAHk2wyt@mail.ru</text:p>
          </table:table-cell>
          <table:table-cell office:value-type="float" office:value="79241021002" calcext:value-type="float">
            <text:p>79241021002</text:p>
          </table:table-cell>
          <table:table-cell office:value-type="string" calcext:value-type="string">
            <text:p>05/28/14 03:20 PM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Ирина</text:p>
          </table:table-cell>
          <table:table-cell office:value-type="string" calcext:value-type="string">
            <text:p>Филипповна</text:p>
          </table:table-cell>
          <table:table-cell office:value-type="string" calcext:value-type="string">
            <text:p>KhR1j@gmail.com</text:p>
          </table:table-cell>
          <table:table-cell office:value-type="float" office:value="89211346615" calcext:value-type="float">
            <text:p>89211346615</text:p>
          </table:table-cell>
          <table:table-cell office:value-type="string" calcext:value-type="string">
            <text:p>06/02/10 10:13 AM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София</text:p>
          </table:table-cell>
          <table:table-cell office:value-type="string" calcext:value-type="string">
            <text:p>Сергеевна</text:p>
          </table:table-cell>
          <table:table-cell office:value-type="string" calcext:value-type="string">
            <text:p>DRodM@mail.ru</text:p>
          </table:table-cell>
          <table:table-cell office:value-type="float" office:value="79213081808" calcext:value-type="float">
            <text:p>79213081808</text:p>
          </table:table-cell>
          <table:table-cell office:value-type="string" calcext:value-type="string">
            <text:p>06/02/10 04:45 PM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jN9D@yandex.ru</text:p>
          </table:table-cell>
          <table:table-cell/>
          <table:table-cell office:value-type="string" calcext:value-type="string">
            <text:p>06/03/10 02:53 PM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/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PfPVv@mail.ru</text:p>
          </table:table-cell>
          <table:table-cell/>
          <table:table-cell office:value-type="string" calcext:value-type="string">
            <text:p>06/06/10 10:38 PM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Егор</text:p>
          </table:table-cell>
          <table:table-cell/>
          <table:table-cell office:value-type="string" calcext:value-type="string">
            <text:p>5kxvbWHp@mail.ru</text:p>
          </table:table-cell>
          <table:table-cell office:value-type="float" office:value="9109662059" calcext:value-type="float">
            <text:p>9109662059</text:p>
          </table:table-cell>
          <table:table-cell office:value-type="string" calcext:value-type="string">
            <text:p>06/15/10 01:29 AM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pPz@ya.ru</text:p>
          </table:table-cell>
          <table:table-cell office:value-type="float" office:value="9168795185" calcext:value-type="float">
            <text:p>9168795185</text:p>
          </table:table-cell>
          <table:table-cell office:value-type="string" calcext:value-type="string">
            <text:p>06/15/10 05:03 PM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/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CSJVN1s@mail.ru</text:p>
          </table:table-cell>
          <table:table-cell/>
          <table:table-cell office:value-type="string" calcext:value-type="string">
            <text:p>06/17/10 04:51 AM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/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DCing5yI@inbox.ru</text:p>
          </table:table-cell>
          <table:table-cell/>
          <table:table-cell office:value-type="string" calcext:value-type="string">
            <text:p>06/17/10 08:54 AM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Ева</text:p>
          </table:table-cell>
          <table:table-cell office:value-type="string" calcext:value-type="string">
            <text:p>Кирилловна</text:p>
          </table:table-cell>
          <table:table-cell office:value-type="string" calcext:value-type="string">
            <text:p>4W5R2Xlc@gmail.com</text:p>
          </table:table-cell>
          <table:table-cell office:value-type="float" office:value="380505531263" calcext:value-type="float">
            <text:p>380505531263</text:p>
          </table:table-cell>
          <table:table-cell office:value-type="string" calcext:value-type="string">
            <text:p>06/17/10 03:12 PM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/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vBp@yandex.ru</text:p>
          </table:table-cell>
          <table:table-cell/>
          <table:table-cell office:value-type="string" calcext:value-type="string">
            <text:p>07/14/15 06:19 PM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9DVb@yandex.ru</text:p>
          </table:table-cell>
          <table:table-cell office:value-type="float" office:value="79371911150" calcext:value-type="float">
            <text:p>79371911150</text:p>
          </table:table-cell>
          <table:table-cell office:value-type="string" calcext:value-type="string">
            <text:p>06/24/10 09:43 AM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gDfyyvOW@yandex.ru</text:p>
          </table:table-cell>
          <table:table-cell/>
          <table:table-cell office:value-type="string" calcext:value-type="string">
            <text:p>06/27/10 07:17 AM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Nhyu@gmail.com</text:p>
          </table:table-cell>
          <table:table-cell office:value-type="float" office:value="375446492099" calcext:value-type="float">
            <text:p>375446492099</text:p>
          </table:table-cell>
          <table:table-cell office:value-type="string" calcext:value-type="string">
            <text:p>06/29/10 01:05 AM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Пётр</text:p>
          </table:table-cell>
          <table:table-cell/>
          <table:table-cell office:value-type="string" calcext:value-type="string">
            <text:p>7uW@yandex.ru</text:p>
          </table:table-cell>
          <table:table-cell/>
          <table:table-cell office:value-type="string" calcext:value-type="string">
            <text:p>07/03/10 02:36 PM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София</text:p>
          </table:table-cell>
          <table:table-cell office:value-type="string" calcext:value-type="string">
            <text:p>Пётровна</text:p>
          </table:table-cell>
          <table:table-cell office:value-type="string" calcext:value-type="string">
            <text:p>F4SE@rambler.ru</text:p>
          </table:table-cell>
          <table:table-cell office:value-type="float" office:value="79247172013" calcext:value-type="float">
            <text:p>79247172013</text:p>
          </table:table-cell>
          <table:table-cell office:value-type="string" calcext:value-type="string">
            <text:p>07/04/10 12:17 PM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/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Or4Lz@mail.ru</text:p>
          </table:table-cell>
          <table:table-cell office:value-type="float" office:value="9265671184" calcext:value-type="float">
            <text:p>9265671184</text:p>
          </table:table-cell>
          <table:table-cell office:value-type="string" calcext:value-type="string">
            <text:p>07/07/10 10:47 AM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EdeLE@mail.ru</text:p>
          </table:table-cell>
          <table:table-cell/>
          <table:table-cell office:value-type="string" calcext:value-type="string">
            <text:p>07/08/10 06:18 PM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iKeNLR@yandex.ru</text:p>
          </table:table-cell>
          <table:table-cell office:value-type="float" office:value="9023298268" calcext:value-type="float">
            <text:p>9023298268</text:p>
          </table:table-cell>
          <table:table-cell office:value-type="string" calcext:value-type="string">
            <text:p>07/14/10 11:00 AM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3L2N@gmail.com</text:p>
          </table:table-cell>
          <table:table-cell/>
          <table:table-cell office:value-type="string" calcext:value-type="string">
            <text:p>07/14/10 06:35 PM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VDB@mail.ru</text:p>
          </table:table-cell>
          <table:table-cell/>
          <table:table-cell office:value-type="string" calcext:value-type="string">
            <text:p>07/17/10 02:02 PM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oBiXYB@mail.ru</text:p>
          </table:table-cell>
          <table:table-cell office:value-type="float" office:value="79172452790" calcext:value-type="float">
            <text:p>79172452790</text:p>
          </table:table-cell>
          <table:table-cell office:value-type="string" calcext:value-type="string">
            <text:p>07/19/10 12:13 AM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cySL@dechert.com</text:p>
          </table:table-cell>
          <table:table-cell office:value-type="float" office:value="79037261371" calcext:value-type="float">
            <text:p>79037261371</text:p>
          </table:table-cell>
          <table:table-cell office:value-type="string" calcext:value-type="string">
            <text:p>07/21/10 08:46 AM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BW5yw@gmail.com</text:p>
          </table:table-cell>
          <table:table-cell/>
          <table:table-cell office:value-type="string" calcext:value-type="string">
            <text:p>08/02/10 01:06 AM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Виталин</text:p>
          </table:table-cell>
          <table:table-cell office:value-type="string" calcext:value-type="string">
            <text:p>Аркадий</text:p>
          </table:table-cell>
          <table:table-cell office:value-type="string" calcext:value-type="string">
            <text:p>Евгеньевич</text:p>
          </table:table-cell>
          <table:table-cell office:value-type="string" calcext:value-type="string">
            <text:p>J7Z@mail.ru</text:p>
          </table:table-cell>
          <table:table-cell office:value-type="float" office:value="79279121686" calcext:value-type="float">
            <text:p>79279121686</text:p>
          </table:table-cell>
          <table:table-cell office:value-type="string" calcext:value-type="string">
            <text:p>08/03/10 03:45 AM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69w@mail.ru</text:p>
          </table:table-cell>
          <table:table-cell office:value-type="float" office:value="77014607951" calcext:value-type="float">
            <text:p>77014607951</text:p>
          </table:table-cell>
          <table:table-cell office:value-type="string" calcext:value-type="string">
            <text:p>08/04/10 07:02 PM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/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NRWmWq@gmail.com</text:p>
          </table:table-cell>
          <table:table-cell/>
          <table:table-cell office:value-type="string" calcext:value-type="string">
            <text:p>08/14/10 12:57 AM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/>
          <table:table-cell office:value-type="string" calcext:value-type="string">
            <text:p>Михаил</text:p>
          </table:table-cell>
          <table:table-cell/>
          <table:table-cell office:value-type="string" calcext:value-type="string">
            <text:p>pcp39@yandex.ru</text:p>
          </table:table-cell>
          <table:table-cell/>
          <table:table-cell office:value-type="string" calcext:value-type="string">
            <text:p>08/16/10 07:52 AM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mo8@bk.ru</text:p>
          </table:table-cell>
          <table:table-cell office:value-type="float" office:value="79312471678" calcext:value-type="float">
            <text:p>79312471678</text:p>
          </table:table-cell>
          <table:table-cell office:value-type="string" calcext:value-type="string">
            <text:p>08/19/10 12:19 AM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Арина</text:p>
          </table:table-cell>
          <table:table-cell office:value-type="string" calcext:value-type="string">
            <text:p>Антоновна</text:p>
          </table:table-cell>
          <table:table-cell office:value-type="string" calcext:value-type="string">
            <text:p>tZ3gQLFy@mail.ru</text:p>
          </table:table-cell>
          <table:table-cell office:value-type="float" office:value="79140011284" calcext:value-type="float">
            <text:p>79140011284</text:p>
          </table:table-cell>
          <table:table-cell office:value-type="string" calcext:value-type="string">
            <text:p>08/19/10 12:16 PM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/>
          <table:table-cell office:value-type="string" calcext:value-type="string">
            <text:p>Евгений</text:p>
          </table:table-cell>
          <table:table-cell/>
          <table:table-cell office:value-type="string" calcext:value-type="string">
            <text:p>KBzO@gmail.com</text:p>
          </table:table-cell>
          <table:table-cell/>
          <table:table-cell office:value-type="string" calcext:value-type="string">
            <text:p>08/22/10 02:49 PM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Михаил</text:p>
          </table:table-cell>
          <table:table-cell/>
          <table:table-cell office:value-type="string" calcext:value-type="string">
            <text:p>6e4FKg@mail.ru</text:p>
          </table:table-cell>
          <table:table-cell/>
          <table:table-cell office:value-type="string" calcext:value-type="string">
            <text:p>08/25/10 02:40 AM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zGjliJh8@mail.ru</text:p>
          </table:table-cell>
          <table:table-cell office:value-type="float" office:value="89032031462" calcext:value-type="float">
            <text:p>89032031462</text:p>
          </table:table-cell>
          <table:table-cell office:value-type="string" calcext:value-type="string">
            <text:p>09/05/10 11:54 PM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YpZr9k@hotmail.com</text:p>
          </table:table-cell>
          <table:table-cell/>
          <table:table-cell office:value-type="string" calcext:value-type="string">
            <text:p>11/20/14 01:02 PM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XSr@yandex.ru</text:p>
          </table:table-cell>
          <table:table-cell/>
          <table:table-cell office:value-type="string" calcext:value-type="string">
            <text:p>09/12/10 12:08 AM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u7xnfs@mail.ru</text:p>
          </table:table-cell>
          <table:table-cell office:value-type="float" office:value="380675611427" calcext:value-type="float">
            <text:p>380675611427</text:p>
          </table:table-cell>
          <table:table-cell office:value-type="string" calcext:value-type="string">
            <text:p>05/30/14 02:36 PM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LaGD@mail.ru</text:p>
          </table:table-cell>
          <table:table-cell office:value-type="float" office:value="5712011872" calcext:value-type="float">
            <text:p>5712011872</text:p>
          </table:table-cell>
          <table:table-cell office:value-type="string" calcext:value-type="string">
            <text:p>09/18/10 03:00 AM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Людмила</text:p>
          </table:table-cell>
          <table:table-cell office:value-type="string" calcext:value-type="string">
            <text:p>Юрьевна</text:p>
          </table:table-cell>
          <table:table-cell office:value-type="string" calcext:value-type="string">
            <text:p>X10lfU@yandex.ru</text:p>
          </table:table-cell>
          <table:table-cell office:value-type="float" office:value="4917900007598" calcext:value-type="float">
            <text:p>4917900007598</text:p>
          </table:table-cell>
          <table:table-cell office:value-type="string" calcext:value-type="string">
            <text:p>10/07/10 11:45 AM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mbJ@gmail.com</text:p>
          </table:table-cell>
          <table:table-cell office:value-type="float" office:value="5108578061" calcext:value-type="float">
            <text:p>5108578061</text:p>
          </table:table-cell>
          <table:table-cell office:value-type="string" calcext:value-type="string">
            <text:p>10/07/10 09:56 PM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Оксана</text:p>
          </table:table-cell>
          <table:table-cell office:value-type="string" calcext:value-type="string">
            <text:p>Васильевна</text:p>
          </table:table-cell>
          <table:table-cell office:value-type="string" calcext:value-type="string">
            <text:p>9PSp@inbox.ru</text:p>
          </table:table-cell>
          <table:table-cell office:value-type="float" office:value="79185081395" calcext:value-type="float">
            <text:p>79185081395</text:p>
          </table:table-cell>
          <table:table-cell office:value-type="string" calcext:value-type="string">
            <text:p>10/14/10 12:14 AM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u9BQiSZ@gmail.com</text:p>
          </table:table-cell>
          <table:table-cell/>
          <table:table-cell office:value-type="string" calcext:value-type="string">
            <text:p>10/27/10 11:02 PM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/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O8sBt@gmail.com</text:p>
          </table:table-cell>
          <table:table-cell office:value-type="float" office:value="89165476517" calcext:value-type="float">
            <text:p>89165476517</text:p>
          </table:table-cell>
          <table:table-cell office:value-type="string" calcext:value-type="string">
            <text:p>06/13/14 06:24 PM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Матвей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pgcnmsh@gmail.com</text:p>
          </table:table-cell>
          <table:table-cell office:value-type="float" office:value="89266021783" calcext:value-type="float">
            <text:p>89266021783</text:p>
          </table:table-cell>
          <table:table-cell office:value-type="string" calcext:value-type="string">
            <text:p>11/01/10 01:07 AM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52mSeU1L@gmail.com</text:p>
          </table:table-cell>
          <table:table-cell office:value-type="float" office:value="81017034721368" calcext:value-type="float">
            <text:p>81017034721368</text:p>
          </table:table-cell>
          <table:table-cell office:value-type="string" calcext:value-type="string">
            <text:p>11/02/10 12:31 AM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vfAUt1@yandex.ru</text:p>
          </table:table-cell>
          <table:table-cell office:value-type="float" office:value="79080248008" calcext:value-type="float">
            <text:p>79080248008</text:p>
          </table:table-cell>
          <table:table-cell office:value-type="string" calcext:value-type="string">
            <text:p>11/03/10 05:31 AM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Надежда</text:p>
          </table:table-cell>
          <table:table-cell office:value-type="string" calcext:value-type="string">
            <text:p>Аркадьевна</text:p>
          </table:table-cell>
          <table:table-cell office:value-type="string" calcext:value-type="string">
            <text:p>9l5sWl@mail.ru</text:p>
          </table:table-cell>
          <table:table-cell office:value-type="float" office:value="79879691205" calcext:value-type="float">
            <text:p>79879691205</text:p>
          </table:table-cell>
          <table:table-cell office:value-type="string" calcext:value-type="string">
            <text:p>10/29/14 11:42 AM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GxWUDdQ@gmail.com</text:p>
          </table:table-cell>
          <table:table-cell office:value-type="float" office:value="818046601644" calcext:value-type="float">
            <text:p>818046601644</text:p>
          </table:table-cell>
          <table:table-cell office:value-type="string" calcext:value-type="string">
            <text:p>05/28/14 11:34 AM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LGjFnc@yandex.ru</text:p>
          </table:table-cell>
          <table:table-cell office:value-type="float" office:value="89151671332" calcext:value-type="float">
            <text:p>89151671332</text:p>
          </table:table-cell>
          <table:table-cell office:value-type="string" calcext:value-type="string">
            <text:p>11/25/10 08:04 PM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Глеб</text:p>
          </table:table-cell>
          <table:table-cell office:value-type="string" calcext:value-type="string">
            <text:p>Егорович</text:p>
          </table:table-cell>
          <table:table-cell office:value-type="string" calcext:value-type="string">
            <text:p>Koef8@yandex.ru</text:p>
          </table:table-cell>
          <table:table-cell office:value-type="float" office:value="79176411752" calcext:value-type="float">
            <text:p>79176411752</text:p>
          </table:table-cell>
          <table:table-cell office:value-type="string" calcext:value-type="string">
            <text:p>11/29/10 10:00 PM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iuGNuF@gmail.com</text:p>
          </table:table-cell>
          <table:table-cell/>
          <table:table-cell office:value-type="string" calcext:value-type="string">
            <text:p>12/04/10 09:27 AM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Вячеславо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cW5@rambler.ru</text:p>
          </table:table-cell>
          <table:table-cell/>
          <table:table-cell office:value-type="string" calcext:value-type="string">
            <text:p>12/04/10 08:42 PM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YR6xaNZ@mail.ru</text:p>
          </table:table-cell>
          <table:table-cell/>
          <table:table-cell office:value-type="string" calcext:value-type="string">
            <text:p>12/05/10 12:51 AM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0TN7xA@mail.ru</text:p>
          </table:table-cell>
          <table:table-cell/>
          <table:table-cell office:value-type="string" calcext:value-type="string">
            <text:p>12/07/10 11:45 AM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zXj@gmail.com</text:p>
          </table:table-cell>
          <table:table-cell office:value-type="float" office:value="37068142144" calcext:value-type="float">
            <text:p>37068142144</text:p>
          </table:table-cell>
          <table:table-cell office:value-type="string" calcext:value-type="string">
            <text:p>12/08/10 02:34 AM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Пётрович</text:p>
          </table:table-cell>
          <table:table-cell office:value-type="string" calcext:value-type="string">
            <text:p>iTk9J83z@gmail.com</text:p>
          </table:table-cell>
          <table:table-cell office:value-type="float" office:value="375256398055" calcext:value-type="float">
            <text:p>375256398055</text:p>
          </table:table-cell>
          <table:table-cell office:value-type="string" calcext:value-type="string">
            <text:p>12/08/10 02:45 AM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Любовь</text:p>
          </table:table-cell>
          <table:table-cell office:value-type="string" calcext:value-type="string">
            <text:p>Евгеньевна</text:p>
          </table:table-cell>
          <table:table-cell office:value-type="string" calcext:value-type="string">
            <text:p>rIZwwk@hotmail.com</text:p>
          </table:table-cell>
          <table:table-cell office:value-type="float" office:value="37064188442" calcext:value-type="float">
            <text:p>37064188442</text:p>
          </table:table-cell>
          <table:table-cell office:value-type="string" calcext:value-type="string">
            <text:p>12/08/10 11:43 AM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Вадим</text:p>
          </table:table-cell>
          <table:table-cell/>
          <table:table-cell office:value-type="string" calcext:value-type="string">
            <text:p>Fzya@yandex.ru</text:p>
          </table:table-cell>
          <table:table-cell office:value-type="float" office:value="89252751353" calcext:value-type="float">
            <text:p>89252751353</text:p>
          </table:table-cell>
          <table:table-cell office:value-type="string" calcext:value-type="string">
            <text:p>12/08/10 02:18 PM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Арина</text:p>
          </table:table-cell>
          <table:table-cell office:value-type="string" calcext:value-type="string">
            <text:p>Владимировна</text:p>
          </table:table-cell>
          <table:table-cell office:value-type="string" calcext:value-type="string">
            <text:p>SMZPzhm@mail.ru</text:p>
          </table:table-cell>
          <table:table-cell office:value-type="float" office:value="79221101284" calcext:value-type="float">
            <text:p>79221101284</text:p>
          </table:table-cell>
          <table:table-cell office:value-type="string" calcext:value-type="string">
            <text:p>12/08/10 02:27 PM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q0E@ya.ru</text:p>
          </table:table-cell>
          <table:table-cell/>
          <table:table-cell office:value-type="string" calcext:value-type="string">
            <text:p>12/08/10 02:54 PM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Георгий</text:p>
          </table:table-cell>
          <table:table-cell office:value-type="string" calcext:value-type="string">
            <text:p>Григорьевич</text:p>
          </table:table-cell>
          <table:table-cell office:value-type="string" calcext:value-type="string">
            <text:p>8XxW3@gmail.com</text:p>
          </table:table-cell>
          <table:table-cell office:value-type="float" office:value="79166911102" calcext:value-type="float">
            <text:p>79166911102</text:p>
          </table:table-cell>
          <table:table-cell office:value-type="string" calcext:value-type="string">
            <text:p>12/08/10 03:00 PM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DFkBmW@mail.ru</text:p>
          </table:table-cell>
          <table:table-cell office:value-type="float" office:value="79069784523" calcext:value-type="float">
            <text:p>79069784523</text:p>
          </table:table-cell>
          <table:table-cell office:value-type="string" calcext:value-type="string">
            <text:p>12/08/10 03:03 PM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awp@gmail.com</text:p>
          </table:table-cell>
          <table:table-cell/>
          <table:table-cell office:value-type="string" calcext:value-type="string">
            <text:p>12/08/10 03:07 PM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4r5ZIC@list.ru</text:p>
          </table:table-cell>
          <table:table-cell office:value-type="float" office:value="9013257414" calcext:value-type="float">
            <text:p>9013257414</text:p>
          </table:table-cell>
          <table:table-cell office:value-type="string" calcext:value-type="string">
            <text:p>12/08/10 04:24 PM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Алина</text:p>
          </table:table-cell>
          <table:table-cell office:value-type="string" calcext:value-type="string">
            <text:p>Фёдоровна</text:p>
          </table:table-cell>
          <table:table-cell office:value-type="string" calcext:value-type="string">
            <text:p>1tQZF@gmail.com</text:p>
          </table:table-cell>
          <table:table-cell office:value-type="float" office:value="79657602090" calcext:value-type="float">
            <text:p>79657602090</text:p>
          </table:table-cell>
          <table:table-cell office:value-type="string" calcext:value-type="string">
            <text:p>12/08/10 07:07 PM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RCPT4A5@mail.ru</text:p>
          </table:table-cell>
          <table:table-cell office:value-type="float" office:value="9108181796" calcext:value-type="float">
            <text:p>9108181796</text:p>
          </table:table-cell>
          <table:table-cell office:value-type="string" calcext:value-type="string">
            <text:p>12/08/10 07:55 PM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/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1CH5@yandex.ru</text:p>
          </table:table-cell>
          <table:table-cell/>
          <table:table-cell office:value-type="string" calcext:value-type="string">
            <text:p>12/08/10 10:59 PM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XMvph4e@gmail.com</text:p>
          </table:table-cell>
          <table:table-cell office:value-type="float" office:value="37369203863" calcext:value-type="float">
            <text:p>37369203863</text:p>
          </table:table-cell>
          <table:table-cell office:value-type="string" calcext:value-type="string">
            <text:p>12/09/10 12:13 AM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/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vGXcH2w@mail.ru</text:p>
          </table:table-cell>
          <table:table-cell/>
          <table:table-cell office:value-type="string" calcext:value-type="string">
            <text:p>12/09/10 12:19 AM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1Sd@gmail.com</text:p>
          </table:table-cell>
          <table:table-cell/>
          <table:table-cell office:value-type="string" calcext:value-type="string">
            <text:p>12/09/10 03:27 AM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i4bo1@yandex.ru</text:p>
          </table:table-cell>
          <table:table-cell/>
          <table:table-cell office:value-type="string" calcext:value-type="string">
            <text:p>12/09/10 08:31 AM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Алиса</text:p>
          </table:table-cell>
          <table:table-cell office:value-type="string" calcext:value-type="string">
            <text:p>Леонидовна</text:p>
          </table:table-cell>
          <table:table-cell office:value-type="string" calcext:value-type="string">
            <text:p>QVmjS@mail.ru</text:p>
          </table:table-cell>
          <table:table-cell office:value-type="float" office:value="79119359735" calcext:value-type="float">
            <text:p>79119359735</text:p>
          </table:table-cell>
          <table:table-cell office:value-type="string" calcext:value-type="string">
            <text:p>12/09/10 12:20 PM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Антон</text:p>
          </table:table-cell>
          <table:table-cell office:value-type="string" calcext:value-type="string">
            <text:p>Геннадьевич</text:p>
          </table:table-cell>
          <table:table-cell office:value-type="string" calcext:value-type="string">
            <text:p>QGuoL@mail.ru</text:p>
          </table:table-cell>
          <table:table-cell office:value-type="float" office:value="48666891177" calcext:value-type="float">
            <text:p>48666891177</text:p>
          </table:table-cell>
          <table:table-cell office:value-type="string" calcext:value-type="string">
            <text:p>09/06/14 01:10 PM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7Triq@mail.ru</text:p>
          </table:table-cell>
          <table:table-cell office:value-type="float" office:value="89222476900" calcext:value-type="float">
            <text:p>89222476900</text:p>
          </table:table-cell>
          <table:table-cell office:value-type="string" calcext:value-type="string">
            <text:p>05/28/14 06:56 PM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EuQ@list.ru</text:p>
          </table:table-cell>
          <table:table-cell/>
          <table:table-cell office:value-type="string" calcext:value-type="string">
            <text:p>12/12/10 06:10 PM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Кириллович</text:p>
          </table:table-cell>
          <table:table-cell office:value-type="string" calcext:value-type="string">
            <text:p>1pirB9@mail.ru</text:p>
          </table:table-cell>
          <table:table-cell office:value-type="float" office:value="79119557550" calcext:value-type="float">
            <text:p>79119557550</text:p>
          </table:table-cell>
          <table:table-cell office:value-type="string" calcext:value-type="string">
            <text:p>12/12/10 07:37 PM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JWWr@mail.ru</text:p>
          </table:table-cell>
          <table:table-cell/>
          <table:table-cell office:value-type="string" calcext:value-type="string">
            <text:p>12/12/10 11:42 PM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Валентина</text:p>
          </table:table-cell>
          <table:table-cell/>
          <table:table-cell office:value-type="string" calcext:value-type="string">
            <text:p>UooF14@mail.ru</text:p>
          </table:table-cell>
          <table:table-cell office:value-type="float" office:value="89199527058" calcext:value-type="float">
            <text:p>89199527058</text:p>
          </table:table-cell>
          <table:table-cell office:value-type="string" calcext:value-type="string">
            <text:p>12/15/10 02:47 PM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GofTOpi@yandex.ru</text:p>
          </table:table-cell>
          <table:table-cell office:value-type="float" office:value="89099661636" calcext:value-type="float">
            <text:p>89099661636</text:p>
          </table:table-cell>
          <table:table-cell office:value-type="string" calcext:value-type="string">
            <text:p>12/17/10 10:19 PM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/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zL814@mail.ru</text:p>
          </table:table-cell>
          <table:table-cell/>
          <table:table-cell office:value-type="string" calcext:value-type="string">
            <text:p>12/30/10 01:36 AM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Оксана</text:p>
          </table:table-cell>
          <table:table-cell office:value-type="string" calcext:value-type="string">
            <text:p>Евгеньевна</text:p>
          </table:table-cell>
          <table:table-cell office:value-type="string" calcext:value-type="string">
            <text:p>oCdl2G5k@yandex.ru</text:p>
          </table:table-cell>
          <table:table-cell office:value-type="float" office:value="9161111535" calcext:value-type="float">
            <text:p>9161111535</text:p>
          </table:table-cell>
          <table:table-cell office:value-type="string" calcext:value-type="string">
            <text:p>12/30/10 01:33 PM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/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D6kIf@gmail.com</text:p>
          </table:table-cell>
          <table:table-cell/>
          <table:table-cell office:value-type="string" calcext:value-type="string">
            <text:p>01/11/11 12:50 AM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Анатольевна</text:p>
          </table:table-cell>
          <table:table-cell office:value-type="string" calcext:value-type="string">
            <text:p>BS9RsU3T@yandex.ru</text:p>
          </table:table-cell>
          <table:table-cell office:value-type="float" office:value="79150421753" calcext:value-type="float">
            <text:p>79150421753</text:p>
          </table:table-cell>
          <table:table-cell office:value-type="string" calcext:value-type="string">
            <text:p>01/17/11 10:48 PM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g0z4b@yandex.ru</text:p>
          </table:table-cell>
          <table:table-cell/>
          <table:table-cell office:value-type="string" calcext:value-type="string">
            <text:p>01/18/11 04:20 PM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5PYU3@mail.ru</text:p>
          </table:table-cell>
          <table:table-cell office:value-type="float" office:value="79174701503" calcext:value-type="float">
            <text:p>79174701503</text:p>
          </table:table-cell>
          <table:table-cell office:value-type="string" calcext:value-type="string">
            <text:p>01/22/11 04:39 PM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JgX3QrO@mail.ru</text:p>
          </table:table-cell>
          <table:table-cell office:value-type="float" office:value="9095397961" calcext:value-type="float">
            <text:p>9095397961</text:p>
          </table:table-cell>
          <table:table-cell office:value-type="string" calcext:value-type="string">
            <text:p>01/22/11 08:43 PM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Ирин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C6rPH@mail.ru</text:p>
          </table:table-cell>
          <table:table-cell office:value-type="float" office:value="7078273670" calcext:value-type="float">
            <text:p>7078273670</text:p>
          </table:table-cell>
          <table:table-cell office:value-type="string" calcext:value-type="string">
            <text:p>01/22/11 09:32 PM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/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NvkkFP@gmail.com</text:p>
          </table:table-cell>
          <table:table-cell/>
          <table:table-cell office:value-type="string" calcext:value-type="string">
            <text:p>01/24/11 02:11 PM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exL@ya.ru</text:p>
          </table:table-cell>
          <table:table-cell office:value-type="float" office:value="89246662524" calcext:value-type="float">
            <text:p>89246662524</text:p>
          </table:table-cell>
          <table:table-cell office:value-type="string" calcext:value-type="string">
            <text:p>01/24/11 02:29 PM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Виталий</text:p>
          </table:table-cell>
          <table:table-cell office:value-type="string" calcext:value-type="string">
            <text:p>Игоревич</text:p>
          </table:table-cell>
          <table:table-cell office:value-type="string" calcext:value-type="string">
            <text:p>XK0@mail.ru</text:p>
          </table:table-cell>
          <table:table-cell office:value-type="float" office:value="79115711355" calcext:value-type="float">
            <text:p>79115711355</text:p>
          </table:table-cell>
          <table:table-cell office:value-type="string" calcext:value-type="string">
            <text:p>01/26/11 11:07 AM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  <table:table-cell/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h2Isxfaw@gmail.com</text:p>
          </table:table-cell>
          <table:table-cell office:value-type="float" office:value="79052251835" calcext:value-type="float">
            <text:p>79052251835</text:p>
          </table:table-cell>
          <table:table-cell office:value-type="string" calcext:value-type="string">
            <text:p>01/26/11 01:20 PM</text:p>
          </table:table-cell>
        </table:table-row>
        <table:table-row table:style-name="ro1">
          <table:table-cell office:value-type="float" office:value="8314" calcext:value-type="float">
            <text:p>8314</text:p>
          </table:table-cell>
          <table:table-cell/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Bf5As@yandex.ru</text:p>
          </table:table-cell>
          <table:table-cell office:value-type="float" office:value="9289251458" calcext:value-type="float">
            <text:p>9289251458</text:p>
          </table:table-cell>
          <table:table-cell office:value-type="string" calcext:value-type="string">
            <text:p>01/27/11 08:11 PM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Илья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tYx7oY@yahoo.com</text:p>
          </table:table-cell>
          <table:table-cell office:value-type="float" office:value="37379978285" calcext:value-type="float">
            <text:p>37379978285</text:p>
          </table:table-cell>
          <table:table-cell office:value-type="string" calcext:value-type="string">
            <text:p>06/12/14 07:30 PM</text:p>
          </table:table-cell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cOI7GqxZ@email.com</text:p>
          </table:table-cell>
          <table:table-cell office:value-type="float" office:value="17809931967" calcext:value-type="float">
            <text:p>17809931967</text:p>
          </table:table-cell>
          <table:table-cell office:value-type="string" calcext:value-type="string">
            <text:p>01/29/11 12:32 AM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UaJkkB@inbox.ru</text:p>
          </table:table-cell>
          <table:table-cell/>
          <table:table-cell office:value-type="string" calcext:value-type="string">
            <text:p>01/30/11 09:10 PM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iM7mkr@gmail.com</text:p>
          </table:table-cell>
          <table:table-cell office:value-type="float" office:value="70111112042" calcext:value-type="float">
            <text:p>70111112042</text:p>
          </table:table-cell>
          <table:table-cell office:value-type="string" calcext:value-type="string">
            <text:p>01/30/11 11:15 PM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Михаил</text:p>
          </table:table-cell>
          <table:table-cell/>
          <table:table-cell office:value-type="string" calcext:value-type="string">
            <text:p>wAf53@gmail.com</text:p>
          </table:table-cell>
          <table:table-cell office:value-type="float" office:value="375259371391" calcext:value-type="float">
            <text:p>375259371391</text:p>
          </table:table-cell>
          <table:table-cell office:value-type="string" calcext:value-type="string">
            <text:p>01/31/11 06:37 PM</text:p>
          </table:table-cell>
        </table:table-row>
        <table:table-row table:style-name="ro1">
          <table:table-cell office:value-type="float" office:value="8558" calcext:value-type="float">
            <text:p>8558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Георгий</text:p>
          </table:table-cell>
          <table:table-cell office:value-type="string" calcext:value-type="string">
            <text:p>Геннадьевич</text:p>
          </table:table-cell>
          <table:table-cell office:value-type="string" calcext:value-type="string">
            <text:p>n8Ykw@ya.ru</text:p>
          </table:table-cell>
          <table:table-cell office:value-type="float" office:value="79206601505" calcext:value-type="float">
            <text:p>79206601505</text:p>
          </table:table-cell>
          <table:table-cell office:value-type="string" calcext:value-type="string">
            <text:p>02/01/11 01:07 PM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mHJgX@mail.ru</text:p>
          </table:table-cell>
          <table:table-cell office:value-type="float" office:value="89161696802" calcext:value-type="float">
            <text:p>89161696802</text:p>
          </table:table-cell>
          <table:table-cell office:value-type="string" calcext:value-type="string">
            <text:p>02/02/11 09:29 PM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oemx@gmail.com</text:p>
          </table:table-cell>
          <table:table-cell/>
          <table:table-cell office:value-type="string" calcext:value-type="string">
            <text:p>02/03/11 07:03 AM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Марина</text:p>
          </table:table-cell>
          <table:table-cell/>
          <table:table-cell office:value-type="string" calcext:value-type="string">
            <text:p>TCB17QK@yandex.ru</text:p>
          </table:table-cell>
          <table:table-cell office:value-type="float" office:value="79030221501" calcext:value-type="float">
            <text:p>79030221501</text:p>
          </table:table-cell>
          <table:table-cell office:value-type="string" calcext:value-type="string">
            <text:p>02/05/11 10:57 AM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  <table:table-cell/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ajkizH9@gmail.com</text:p>
          </table:table-cell>
          <table:table-cell/>
          <table:table-cell office:value-type="string" calcext:value-type="string">
            <text:p>02/08/11 04:20 AM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wRUpGg2N@mail.ru</text:p>
          </table:table-cell>
          <table:table-cell office:value-type="float" office:value="9194711429" calcext:value-type="float">
            <text:p>9194711429</text:p>
          </table:table-cell>
          <table:table-cell office:value-type="string" calcext:value-type="string">
            <text:p>02/08/11 07:50 AM</text:p>
          </table:table-cell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BZJx@gmail.com</text:p>
          </table:table-cell>
          <table:table-cell office:value-type="float" office:value="37255971586" calcext:value-type="float">
            <text:p>37255971586</text:p>
          </table:table-cell>
          <table:table-cell office:value-type="string" calcext:value-type="string">
            <text:p>02/09/11 11:48 AM</text:p>
          </table:table-cell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r9AbMbmi@yandex.ru</text:p>
          </table:table-cell>
          <table:table-cell office:value-type="float" office:value="9602731098" calcext:value-type="float">
            <text:p>9602731098</text:p>
          </table:table-cell>
          <table:table-cell office:value-type="string" calcext:value-type="string">
            <text:p>02/10/11 10:17 AM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/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nT0cM@rambler.ru</text:p>
          </table:table-cell>
          <table:table-cell office:value-type="float" office:value="79166831837" calcext:value-type="float">
            <text:p>79166831837</text:p>
          </table:table-cell>
          <table:table-cell office:value-type="string" calcext:value-type="string">
            <text:p>02/10/11 02:35 PM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00i@mail.ru</text:p>
          </table:table-cell>
          <table:table-cell/>
          <table:table-cell office:value-type="string" calcext:value-type="string">
            <text:p>06/09/14 04:53 PM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jmr6@gmail.com</text:p>
          </table:table-cell>
          <table:table-cell office:value-type="float" office:value="38067901814" calcext:value-type="float">
            <text:p>38067901814</text:p>
          </table:table-cell>
          <table:table-cell office:value-type="string" calcext:value-type="string">
            <text:p>02/11/11 01:52 PM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/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4SDi@mail.ru</text:p>
          </table:table-cell>
          <table:table-cell/>
          <table:table-cell office:value-type="string" calcext:value-type="string">
            <text:p>02/12/11 01:11 AM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jJOKl@yandex.ru</text:p>
          </table:table-cell>
          <table:table-cell/>
          <table:table-cell office:value-type="string" calcext:value-type="string">
            <text:p>03/01/11 05:42 PM</text:p>
          </table:table-cell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Артур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YQAMB@gmail.com</text:p>
          </table:table-cell>
          <table:table-cell office:value-type="float" office:value="7123451428" calcext:value-type="float">
            <text:p>7123451428</text:p>
          </table:table-cell>
          <table:table-cell office:value-type="string" calcext:value-type="string">
            <text:p>03/04/11 10:17 AM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kpUb@mail.ru</text:p>
          </table:table-cell>
          <table:table-cell office:value-type="float" office:value="79266057704" calcext:value-type="float">
            <text:p>79266057704</text:p>
          </table:table-cell>
          <table:table-cell office:value-type="string" calcext:value-type="string">
            <text:p>03/05/11 01:19 AM</text:p>
          </table:table-cell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l5ZNY8a1@list.ru</text:p>
          </table:table-cell>
          <table:table-cell/>
          <table:table-cell office:value-type="string" calcext:value-type="string">
            <text:p>05/28/14 09:42 AM</text:p>
          </table:table-cell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hge5pHS@bk.ru</text:p>
          </table:table-cell>
          <table:table-cell office:value-type="float" office:value="79222531950" calcext:value-type="float">
            <text:p>79222531950</text:p>
          </table:table-cell>
          <table:table-cell office:value-type="string" calcext:value-type="string">
            <text:p>07/14/15 06:21 PM</text:p>
          </table:table-cell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c35IrzQ@mail.ru</text:p>
          </table:table-cell>
          <table:table-cell office:value-type="float" office:value="9020651149" calcext:value-type="float">
            <text:p>9020651149</text:p>
          </table:table-cell>
          <table:table-cell office:value-type="string" calcext:value-type="string">
            <text:p>03/21/11 10:07 AM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  <table:table-cell/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QiwIj@rambler.ru</text:p>
          </table:table-cell>
          <table:table-cell office:value-type="float" office:value="79104129396" calcext:value-type="float">
            <text:p>79104129396</text:p>
          </table:table-cell>
          <table:table-cell office:value-type="string" calcext:value-type="string">
            <text:p>03/25/11 12:23 PM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hugrR@mail.ru</text:p>
          </table:table-cell>
          <table:table-cell office:value-type="float" office:value="79081672049" calcext:value-type="float">
            <text:p>79081672049</text:p>
          </table:table-cell>
          <table:table-cell office:value-type="string" calcext:value-type="string">
            <text:p>03/25/11 12:30 PM</text:p>
          </table:table-cell>
        </table:table-row>
        <table:table-row table:style-name="ro1">
          <table:table-cell office:value-type="float" office:value="9409" calcext:value-type="float">
            <text:p>9409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Наталья</text:p>
          </table:table-cell>
          <table:table-cell office:value-type="string" calcext:value-type="string">
            <text:p>Вячеславовна</text:p>
          </table:table-cell>
          <table:table-cell office:value-type="string" calcext:value-type="string">
            <text:p>3O4@mail.ru</text:p>
          </table:table-cell>
          <table:table-cell office:value-type="float" office:value="79052791071" calcext:value-type="float">
            <text:p>79052791071</text:p>
          </table:table-cell>
          <table:table-cell office:value-type="string" calcext:value-type="string">
            <text:p>03/25/11 05:54 PM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Диана</text:p>
          </table:table-cell>
          <table:table-cell office:value-type="string" calcext:value-type="string">
            <text:p>Эдуардовна</text:p>
          </table:table-cell>
          <table:table-cell office:value-type="string" calcext:value-type="string">
            <text:p>3SehgPoj@gmail.com</text:p>
          </table:table-cell>
          <table:table-cell office:value-type="float" office:value="79150279323" calcext:value-type="float">
            <text:p>79150279323</text:p>
          </table:table-cell>
          <table:table-cell office:value-type="string" calcext:value-type="string">
            <text:p>03/25/11 08:46 PM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Виктория</text:p>
          </table:table-cell>
          <table:table-cell office:value-type="string" calcext:value-type="string">
            <text:p>Фёдоровна</text:p>
          </table:table-cell>
          <table:table-cell office:value-type="string" calcext:value-type="string">
            <text:p>FFy0pr7@mail.ru</text:p>
          </table:table-cell>
          <table:table-cell office:value-type="float" office:value="79199978885" calcext:value-type="float">
            <text:p>79199978885</text:p>
          </table:table-cell>
          <table:table-cell office:value-type="string" calcext:value-type="string">
            <text:p>03/28/11 11:02 AM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/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aDZ4wR0K@rambler.ru</text:p>
          </table:table-cell>
          <table:table-cell/>
          <table:table-cell office:value-type="string" calcext:value-type="string">
            <text:p>03/28/11 09:18 PM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55b3@mail.ru</text:p>
          </table:table-cell>
          <table:table-cell/>
          <table:table-cell office:value-type="string" calcext:value-type="string">
            <text:p>03/30/11 11:12 AM</text:p>
          </table:table-cell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Алёна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5qQ@bk.ru</text:p>
          </table:table-cell>
          <table:table-cell office:value-type="float" office:value="79104231178" calcext:value-type="float">
            <text:p>79104231178</text:p>
          </table:table-cell>
          <table:table-cell office:value-type="string" calcext:value-type="string">
            <text:p>03/30/11 02:35 PM</text:p>
          </table:table-cell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C8W@yandex.ru</text:p>
          </table:table-cell>
          <table:table-cell office:value-type="float" office:value="79139872134" calcext:value-type="float">
            <text:p>79139872134</text:p>
          </table:table-cell>
          <table:table-cell office:value-type="string" calcext:value-type="string">
            <text:p>04/05/11 08:14 PM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mts@yandex.ru</text:p>
          </table:table-cell>
          <table:table-cell office:value-type="float" office:value="38976961991" calcext:value-type="float">
            <text:p>38976961991</text:p>
          </table:table-cell>
          <table:table-cell office:value-type="string" calcext:value-type="string">
            <text:p>04/06/11 05:22 PM</text:p>
          </table:table-cell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Григорий</text:p>
          </table:table-cell>
          <table:table-cell office:value-type="string" calcext:value-type="string">
            <text:p>Вячеславович</text:p>
          </table:table-cell>
          <table:table-cell office:value-type="string" calcext:value-type="string">
            <text:p>rBdJUQ@bk.ru</text:p>
          </table:table-cell>
          <table:table-cell office:value-type="float" office:value="9168033310" calcext:value-type="float">
            <text:p>9168033310</text:p>
          </table:table-cell>
          <table:table-cell office:value-type="string" calcext:value-type="string">
            <text:p>04/06/11 05:39 PM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3ZRnK@gmail.com</text:p>
          </table:table-cell>
          <table:table-cell office:value-type="float" office:value="79040561611" calcext:value-type="float">
            <text:p>79040561611</text:p>
          </table:table-cell>
          <table:table-cell office:value-type="string" calcext:value-type="string">
            <text:p>04/06/11 07:22 PM</text:p>
          </table:table-cell>
        </table:table-row>
        <table:table-row table:style-name="ro1"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jjFBmrM@sumail.ru</text:p>
          </table:table-cell>
          <table:table-cell/>
          <table:table-cell office:value-type="string" calcext:value-type="string">
            <text:p>04/06/11 09:28 PM</text:p>
          </table:table-cell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jFzHAhq@yandex.ru</text:p>
          </table:table-cell>
          <table:table-cell/>
          <table:table-cell office:value-type="string" calcext:value-type="string">
            <text:p>04/06/11 11:11 PM</text:p>
          </table:table-cell>
        </table:table-row>
        <table:table-row table:style-name="ro1">
          <table:table-cell office:value-type="float" office:value="9729" calcext:value-type="float">
            <text:p>9729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MtxfBqBf@bluewin.ch</text:p>
          </table:table-cell>
          <table:table-cell/>
          <table:table-cell office:value-type="string" calcext:value-type="string">
            <text:p>04/07/11 04:20 PM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Эдуардович</text:p>
          </table:table-cell>
          <table:table-cell office:value-type="string" calcext:value-type="string">
            <text:p>wc9@gmail.com</text:p>
          </table:table-cell>
          <table:table-cell office:value-type="float" office:value="79086491087" calcext:value-type="float">
            <text:p>79086491087</text:p>
          </table:table-cell>
          <table:table-cell office:value-type="string" calcext:value-type="string">
            <text:p>04/07/11 07:54 PM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4Uqv@ya.ru</text:p>
          </table:table-cell>
          <table:table-cell office:value-type="float" office:value="990166205" calcext:value-type="float">
            <text:p>990166205</text:p>
          </table:table-cell>
          <table:table-cell office:value-type="string" calcext:value-type="string">
            <text:p>04/07/11 08:14 PM</text:p>
          </table:table-cell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rRg@gmail.com</text:p>
          </table:table-cell>
          <table:table-cell/>
          <table:table-cell office:value-type="string" calcext:value-type="string">
            <text:p>04/08/11 09:56 AM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frVnWXUK@mail.ru</text:p>
          </table:table-cell>
          <table:table-cell/>
          <table:table-cell office:value-type="string" calcext:value-type="string">
            <text:p>04/08/11 11:23 AM</text:p>
          </table:table-cell>
        </table:table-row>
        <table:table-row table:style-name="ro1">
          <table:table-cell office:value-type="float" office:value="9828" calcext:value-type="float">
            <text:p>9828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TkRhKERn@mail.ru</text:p>
          </table:table-cell>
          <table:table-cell office:value-type="float" office:value="79164361657" calcext:value-type="float">
            <text:p>79164361657</text:p>
          </table:table-cell>
          <table:table-cell office:value-type="string" calcext:value-type="string">
            <text:p>04/08/11 07:32 PM</text:p>
          </table:table-cell>
        </table:table-row>
        <table:table-row table:style-name="ro1">
          <table:table-cell office:value-type="float" office:value="9863" calcext:value-type="float">
            <text:p>9863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IqGq82I@yandex.ru</text:p>
          </table:table-cell>
          <table:table-cell office:value-type="float" office:value="79162581221" calcext:value-type="float">
            <text:p>79162581221</text:p>
          </table:table-cell>
          <table:table-cell office:value-type="string" calcext:value-type="string">
            <text:p>04/09/11 12:04 PM</text:p>
          </table:table-cell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j0i6Gqn@mail.ru</text:p>
          </table:table-cell>
          <table:table-cell office:value-type="float" office:value="79297771166" calcext:value-type="float">
            <text:p>79297771166</text:p>
          </table:table-cell>
          <table:table-cell office:value-type="string" calcext:value-type="string">
            <text:p>04/09/11 06:54 PM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/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g7h@ukr.net</text:p>
          </table:table-cell>
          <table:table-cell/>
          <table:table-cell office:value-type="string" calcext:value-type="string">
            <text:p>04/10/11 02:05 AM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ALY@mail.ru</text:p>
          </table:table-cell>
          <table:table-cell/>
          <table:table-cell office:value-type="string" calcext:value-type="string">
            <text:p>04/10/11 11:38 PM</text:p>
          </table:table-cell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eVqbsn@yandex.ru</text:p>
          </table:table-cell>
          <table:table-cell/>
          <table:table-cell office:value-type="string" calcext:value-type="string">
            <text:p>04/11/11 04:14 AM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xRr4doC@yandex.ru</text:p>
          </table:table-cell>
          <table:table-cell/>
          <table:table-cell office:value-type="string" calcext:value-type="string">
            <text:p>04/11/11 03:29 PM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Мила</text:p>
          </table:table-cell>
          <table:table-cell office:value-type="string" calcext:value-type="string">
            <text:p>Степановна</text:p>
          </table:table-cell>
          <table:table-cell office:value-type="string" calcext:value-type="string">
            <text:p>1GpvIvL@yandex.ru</text:p>
          </table:table-cell>
          <table:table-cell office:value-type="float" office:value="89603721245" calcext:value-type="float">
            <text:p>89603721245</text:p>
          </table:table-cell>
          <table:table-cell office:value-type="string" calcext:value-type="string">
            <text:p>04/11/11 11:00 PM</text:p>
          </table:table-cell>
        </table:table-row>
        <table:table-row table:style-name="ro1">
          <table:table-cell office:value-type="float" office:value="9959" calcext:value-type="float">
            <text:p>9959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Георгий</text:p>
          </table:table-cell>
          <table:table-cell office:value-type="string" calcext:value-type="string">
            <text:p>Тимурович</text:p>
          </table:table-cell>
          <table:table-cell office:value-type="string" calcext:value-type="string">
            <text:p>1wb7v2@yahoo.com</text:p>
          </table:table-cell>
          <table:table-cell office:value-type="float" office:value="79039661874" calcext:value-type="float">
            <text:p>79039661874</text:p>
          </table:table-cell>
          <table:table-cell office:value-type="string" calcext:value-type="string">
            <text:p>04/12/11 01:15 PM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9c6@ukr.net</text:p>
          </table:table-cell>
          <table:table-cell office:value-type="float" office:value="677871554" calcext:value-type="float">
            <text:p>677871554</text:p>
          </table:table-cell>
          <table:table-cell office:value-type="string" calcext:value-type="string">
            <text:p>04/13/11 03:00 PM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OXH@yandex.ru</text:p>
          </table:table-cell>
          <table:table-cell office:value-type="float" office:value="79504035506" calcext:value-type="float">
            <text:p>79504035506</text:p>
          </table:table-cell>
          <table:table-cell office:value-type="string" calcext:value-type="string">
            <text:p>04/14/11 06:25 AM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Фёдорович</text:p>
          </table:table-cell>
          <table:table-cell office:value-type="string" calcext:value-type="string">
            <text:p>iFBIX@ukr.net</text:p>
          </table:table-cell>
          <table:table-cell office:value-type="float" office:value="380676522016" calcext:value-type="float">
            <text:p>380676522016</text:p>
          </table:table-cell>
          <table:table-cell office:value-type="string" calcext:value-type="string">
            <text:p>04/17/11 11:46 AM</text:p>
          </table:table-cell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Вячеславович</text:p>
          </table:table-cell>
          <table:table-cell office:value-type="string" calcext:value-type="string">
            <text:p>gVI5Ss@rambler.ru</text:p>
          </table:table-cell>
          <table:table-cell office:value-type="float" office:value="79287652003" calcext:value-type="float">
            <text:p>79287652003</text:p>
          </table:table-cell>
          <table:table-cell office:value-type="string" calcext:value-type="string">
            <text:p>04/21/11 11:15 AM</text:p>
          </table:table-cell>
        </table:table-row>
        <table:table-row table:style-name="ro1">
          <table:table-cell office:value-type="float" office:value="10446" calcext:value-type="float">
            <text:p>10446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le5T@gmail.com</text:p>
          </table:table-cell>
          <table:table-cell office:value-type="float" office:value="380673408015" calcext:value-type="float">
            <text:p>380673408015</text:p>
          </table:table-cell>
          <table:table-cell office:value-type="string" calcext:value-type="string">
            <text:p>04/26/11 04:56 AM</text:p>
          </table:table-cell>
        </table:table-row>
        <table:table-row table:style-name="ro1">
          <table:table-cell office:value-type="float" office:value="10517" calcext:value-type="float">
            <text:p>10517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Кириллович</text:p>
          </table:table-cell>
          <table:table-cell office:value-type="string" calcext:value-type="string">
            <text:p>I87A@gmail.com</text:p>
          </table:table-cell>
          <table:table-cell office:value-type="float" office:value="12145662047" calcext:value-type="float">
            <text:p>12145662047</text:p>
          </table:table-cell>
          <table:table-cell office:value-type="string" calcext:value-type="string">
            <text:p>04/27/11 09:22 PM</text:p>
          </table:table-cell>
        </table:table-row>
        <table:table-row table:style-name="ro1">
          <table:table-cell office:value-type="float" office:value="10539" calcext:value-type="float">
            <text:p>10539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9u2SSe2@mail.ru</text:p>
          </table:table-cell>
          <table:table-cell office:value-type="float" office:value="79825452187" calcext:value-type="float">
            <text:p>79825452187</text:p>
          </table:table-cell>
          <table:table-cell office:value-type="string" calcext:value-type="string">
            <text:p>04/28/11 03:07 PM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Кристина</text:p>
          </table:table-cell>
          <table:table-cell office:value-type="string" calcext:value-type="string">
            <text:p>Леонидовна</text:p>
          </table:table-cell>
          <table:table-cell office:value-type="string" calcext:value-type="string">
            <text:p>oq9id2@bk.ru</text:p>
          </table:table-cell>
          <table:table-cell office:value-type="float" office:value="89154049783" calcext:value-type="float">
            <text:p>89154049783</text:p>
          </table:table-cell>
          <table:table-cell office:value-type="string" calcext:value-type="string">
            <text:p>04/28/11 03:33 PM</text:p>
          </table:table-cell>
        </table:table-row>
        <table:table-row table:style-name="ro1">
          <table:table-cell office:value-type="float" office:value="10621" calcext:value-type="float">
            <text:p>10621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rWKEtuXM@yandex.ru</text:p>
          </table:table-cell>
          <table:table-cell/>
          <table:table-cell office:value-type="string" calcext:value-type="string">
            <text:p>05/01/11 06:28 PM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MzZ1@rambler.ru</text:p>
          </table:table-cell>
          <table:table-cell office:value-type="float" office:value="9221501406" calcext:value-type="float">
            <text:p>9221501406</text:p>
          </table:table-cell>
          <table:table-cell office:value-type="string" calcext:value-type="string">
            <text:p>05/10/11 04:45 PM</text:p>
          </table:table-cell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Олеся</text:p>
          </table:table-cell>
          <table:table-cell office:value-type="string" calcext:value-type="string">
            <text:p>Ивановна</text:p>
          </table:table-cell>
          <table:table-cell office:value-type="string" calcext:value-type="string">
            <text:p>Dx2VG@yandex.ru</text:p>
          </table:table-cell>
          <table:table-cell office:value-type="float" office:value="89161771680" calcext:value-type="float">
            <text:p>89161771680</text:p>
          </table:table-cell>
          <table:table-cell office:value-type="string" calcext:value-type="string">
            <text:p>05/11/11 02:53 PM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y4F@mail.ru</text:p>
          </table:table-cell>
          <table:table-cell office:value-type="float" office:value="79215919907" calcext:value-type="float">
            <text:p>79215919907</text:p>
          </table:table-cell>
          <table:table-cell office:value-type="string" calcext:value-type="string">
            <text:p>05/14/11 03:50 PM</text:p>
          </table:table-cell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pfRd0Yw5@yahoo.com</text:p>
          </table:table-cell>
          <table:table-cell office:value-type="float" office:value="37068771133" calcext:value-type="float">
            <text:p>37068771133</text:p>
          </table:table-cell>
          <table:table-cell office:value-type="string" calcext:value-type="string">
            <text:p>07/14/15 06:21 PM</text:p>
          </table:table-cell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ir6OX@gmx.net</text:p>
          </table:table-cell>
          <table:table-cell office:value-type="float" office:value="491786194834" calcext:value-type="float">
            <text:p>491786194834</text:p>
          </table:table-cell>
          <table:table-cell office:value-type="string" calcext:value-type="string">
            <text:p>05/16/11 08:48 PM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lNavY@mail.ru</text:p>
          </table:table-cell>
          <table:table-cell/>
          <table:table-cell office:value-type="string" calcext:value-type="string">
            <text:p>05/19/11 10:39 PM</text:p>
          </table:table-cell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Вадим</text:p>
          </table:table-cell>
          <table:table-cell/>
          <table:table-cell office:value-type="string" calcext:value-type="string">
            <text:p>XrNn@yandex.ru</text:p>
          </table:table-cell>
          <table:table-cell/>
          <table:table-cell office:value-type="string" calcext:value-type="string">
            <text:p>05/20/11 03:10 AM</text:p>
          </table:table-cell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AZosJ@yandex.ru</text:p>
          </table:table-cell>
          <table:table-cell office:value-type="float" office:value="1111111111132" calcext:value-type="float">
            <text:p>1111111111132</text:p>
          </table:table-cell>
          <table:table-cell office:value-type="string" calcext:value-type="string">
            <text:p>05/22/11 04:22 PM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bpx@yandex.ru</text:p>
          </table:table-cell>
          <table:table-cell/>
          <table:table-cell office:value-type="string" calcext:value-type="string">
            <text:p>05/28/11 11:52 AM</text:p>
          </table:table-cell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r1xi7x@yandex.ru</text:p>
          </table:table-cell>
          <table:table-cell office:value-type="float" office:value="89158554916" calcext:value-type="float">
            <text:p>89158554916</text:p>
          </table:table-cell>
          <table:table-cell office:value-type="string" calcext:value-type="string">
            <text:p>05/28/11 01:53 PM</text:p>
          </table:table-cell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Евгений</text:p>
          </table:table-cell>
          <table:table-cell/>
          <table:table-cell office:value-type="string" calcext:value-type="string">
            <text:p>chmmrW1@yandex.ru</text:p>
          </table:table-cell>
          <table:table-cell office:value-type="float" office:value="79609581329" calcext:value-type="float">
            <text:p>79609581329</text:p>
          </table:table-cell>
          <table:table-cell office:value-type="string" calcext:value-type="string">
            <text:p>06/02/11 07:02 PM</text:p>
          </table:table-cell>
        </table:table-row>
        <table:table-row table:style-name="ro1">
          <table:table-cell office:value-type="float" office:value="11617" calcext:value-type="float">
            <text:p>11617</text:p>
          </table:table-cell>
          <table:table-cell office:value-type="string" calcext:value-type="string">
            <text:p>Валерин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pgx@yandex.ru</text:p>
          </table:table-cell>
          <table:table-cell office:value-type="float" office:value="79273311475" calcext:value-type="float">
            <text:p>79273311475</text:p>
          </table:table-cell>
          <table:table-cell office:value-type="string" calcext:value-type="string">
            <text:p>06/12/11 07:35 PM</text:p>
          </table:table-cell>
        </table:table-row>
        <table:table-row table:style-name="ro1">
          <table:table-cell office:value-type="float" office:value="11848" calcext:value-type="float">
            <text:p>11848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Надежда</text:p>
          </table:table-cell>
          <table:table-cell office:value-type="string" calcext:value-type="string">
            <text:p>Геннадьевна</text:p>
          </table:table-cell>
          <table:table-cell office:value-type="string" calcext:value-type="string">
            <text:p>d3NQXhzB@mail.ru</text:p>
          </table:table-cell>
          <table:table-cell office:value-type="float" office:value="79081362001" calcext:value-type="float">
            <text:p>79081362001</text:p>
          </table:table-cell>
          <table:table-cell office:value-type="string" calcext:value-type="string">
            <text:p>06/21/11 09:27 AM</text:p>
          </table:table-cell>
        </table:table-row>
        <table:table-row table:style-name="ro1">
          <table:table-cell office:value-type="float" office:value="11953" calcext:value-type="float">
            <text:p>11953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Валентина</text:p>
          </table:table-cell>
          <table:table-cell/>
          <table:table-cell office:value-type="string" calcext:value-type="string">
            <text:p>wziH@yandex.ru</text:p>
          </table:table-cell>
          <table:table-cell/>
          <table:table-cell office:value-type="string" calcext:value-type="string">
            <text:p>07/14/15 06:21 PM</text:p>
          </table:table-cell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99X5MuL@mail.ru</text:p>
          </table:table-cell>
          <table:table-cell office:value-type="float" office:value="79255892078" calcext:value-type="float">
            <text:p>79255892078</text:p>
          </table:table-cell>
          <table:table-cell office:value-type="string" calcext:value-type="string">
            <text:p>06/27/11 12:06 AM</text:p>
          </table:table-cell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VVf@mail.ru</text:p>
          </table:table-cell>
          <table:table-cell office:value-type="float" office:value="77017364771" calcext:value-type="float">
            <text:p>77017364771</text:p>
          </table:table-cell>
          <table:table-cell office:value-type="string" calcext:value-type="string">
            <text:p>07/02/11 10:04 AM</text:p>
          </table:table-cell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Bl8jD3M@mail.ru</text:p>
          </table:table-cell>
          <table:table-cell office:value-type="float" office:value="390678347482" calcext:value-type="float">
            <text:p>390678347482</text:p>
          </table:table-cell>
          <table:table-cell office:value-type="string" calcext:value-type="string">
            <text:p>07/02/11 07:10 PM</text:p>
          </table:table-cell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София</text:p>
          </table:table-cell>
          <table:table-cell office:value-type="string" calcext:value-type="string">
            <text:p>Алексеевна</text:p>
          </table:table-cell>
          <table:table-cell office:value-type="string" calcext:value-type="string">
            <text:p>95QgL@mail.ru</text:p>
          </table:table-cell>
          <table:table-cell office:value-type="float" office:value="9058089283" calcext:value-type="float">
            <text:p>9058089283</text:p>
          </table:table-cell>
          <table:table-cell office:value-type="string" calcext:value-type="string">
            <text:p>07/07/11 01:10 PM</text:p>
          </table:table-cell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Ника</text:p>
          </table:table-cell>
          <table:table-cell office:value-type="string" calcext:value-type="string">
            <text:p>Степановна</text:p>
          </table:table-cell>
          <table:table-cell office:value-type="string" calcext:value-type="string">
            <text:p>JDIH2X7@gmail.com</text:p>
          </table:table-cell>
          <table:table-cell office:value-type="float" office:value="972547901354" calcext:value-type="float">
            <text:p>972547901354</text:p>
          </table:table-cell>
          <table:table-cell office:value-type="string" calcext:value-type="string">
            <text:p>07/08/11 01:32 PM</text:p>
          </table:table-cell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Антон</text:p>
          </table:table-cell>
          <table:table-cell office:value-type="string" calcext:value-type="string">
            <text:p>Фёдорович</text:p>
          </table:table-cell>
          <table:table-cell office:value-type="string" calcext:value-type="string">
            <text:p>tnbDs@mail.ru</text:p>
          </table:table-cell>
          <table:table-cell office:value-type="float" office:value="77776291233" calcext:value-type="float">
            <text:p>77776291233</text:p>
          </table:table-cell>
          <table:table-cell office:value-type="string" calcext:value-type="string">
            <text:p>07/09/11 05:40 PM</text:p>
          </table:table-cell>
        </table:table-row>
        <table:table-row table:style-name="ro1">
          <table:table-cell office:value-type="float" office:value="12373" calcext:value-type="float">
            <text:p>12373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DDS7Cg@gmail.com</text:p>
          </table:table-cell>
          <table:table-cell/>
          <table:table-cell office:value-type="string" calcext:value-type="string">
            <text:p>07/11/11 04:33 PM</text:p>
          </table:table-cell>
        </table:table-row>
        <table:table-row table:style-name="ro1">
          <table:table-cell office:value-type="float" office:value="12376" calcext:value-type="float">
            <text:p>12376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ocz@list.ru</text:p>
          </table:table-cell>
          <table:table-cell office:value-type="float" office:value="79037883838" calcext:value-type="float">
            <text:p>79037883838</text:p>
          </table:table-cell>
          <table:table-cell office:value-type="string" calcext:value-type="string">
            <text:p>07/11/11 09:00 PM</text:p>
          </table:table-cell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NHXlTzeq@yandex.ru</text:p>
          </table:table-cell>
          <table:table-cell office:value-type="float" office:value="9051571638" calcext:value-type="float">
            <text:p>9051571638</text:p>
          </table:table-cell>
          <table:table-cell office:value-type="string" calcext:value-type="string">
            <text:p>07/11/11 10:15 PM</text:p>
          </table:table-cell>
        </table:table-row>
        <table:table-row table:style-name="ro1">
          <table:table-cell office:value-type="float" office:value="12391" calcext:value-type="float">
            <text:p>12391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pS9a@list.ru</text:p>
          </table:table-cell>
          <table:table-cell/>
          <table:table-cell office:value-type="string" calcext:value-type="string">
            <text:p>07/14/15 06:21 PM</text:p>
          </table:table-cell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wFtPlsY@mail.ru</text:p>
          </table:table-cell>
          <table:table-cell/>
          <table:table-cell office:value-type="string" calcext:value-type="string">
            <text:p>07/14/11 09:54 PM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vu7wZbn@mail.ru</text:p>
          </table:table-cell>
          <table:table-cell office:value-type="float" office:value="9150911144" calcext:value-type="float">
            <text:p>9150911144</text:p>
          </table:table-cell>
          <table:table-cell office:value-type="string" calcext:value-type="string">
            <text:p>07/20/11 01:23 PM</text:p>
          </table:table-cell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m02@mail.ru</text:p>
          </table:table-cell>
          <table:table-cell office:value-type="float" office:value="3412502107" calcext:value-type="float">
            <text:p>3412502107</text:p>
          </table:table-cell>
          <table:table-cell office:value-type="string" calcext:value-type="string">
            <text:p>07/25/11 02:33 PM</text:p>
          </table:table-cell>
        </table:table-row>
        <table:table-row table:style-name="ro1">
          <table:table-cell office:value-type="float" office:value="12746" calcext:value-type="float">
            <text:p>12746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Матвей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M46ClX@rambler.ru</text:p>
          </table:table-cell>
          <table:table-cell office:value-type="float" office:value="89250368857" calcext:value-type="float">
            <text:p>89250368857</text:p>
          </table:table-cell>
          <table:table-cell office:value-type="string" calcext:value-type="string">
            <text:p>08/02/11 11:24 PM</text:p>
          </table:table-cell>
        </table:table-row>
        <table:table-row table:style-name="ro1">
          <table:table-cell office:value-type="float" office:value="12775" calcext:value-type="float">
            <text:p>12775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YywlpHgG@mail.ru</text:p>
          </table:table-cell>
          <table:table-cell/>
          <table:table-cell office:value-type="string" calcext:value-type="string">
            <text:p>08/04/11 12:55 PM</text:p>
          </table:table-cell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dh6DO@yandex.ru</text:p>
          </table:table-cell>
          <table:table-cell office:value-type="float" office:value="79878474070" calcext:value-type="float">
            <text:p>79878474070</text:p>
          </table:table-cell>
          <table:table-cell office:value-type="string" calcext:value-type="string">
            <text:p>08/04/11 04:39 PM</text:p>
          </table:table-cell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f75NTg@mail.ru</text:p>
          </table:table-cell>
          <table:table-cell office:value-type="float" office:value="9028633972" calcext:value-type="float">
            <text:p>9028633972</text:p>
          </table:table-cell>
          <table:table-cell office:value-type="string" calcext:value-type="string">
            <text:p>08/12/11 10:50 AM</text:p>
          </table:table-cell>
        </table:table-row>
        <table:table-row table:style-name="ro1">
          <table:table-cell office:value-type="float" office:value="13052" calcext:value-type="float">
            <text:p>13052</text:p>
          </table:table-cell>
          <table:table-cell/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r5fVCdM@mail.ru</text:p>
          </table:table-cell>
          <table:table-cell office:value-type="float" office:value="77057831302" calcext:value-type="float">
            <text:p>77057831302</text:p>
          </table:table-cell>
          <table:table-cell office:value-type="string" calcext:value-type="string">
            <text:p>05/28/14 12:36 PM</text:p>
          </table:table-cell>
        </table:table-row>
        <table:table-row table:style-name="ro1">
          <table:table-cell office:value-type="float" office:value="13088" calcext:value-type="float">
            <text:p>13088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L3s4w09d@rambler.ru</text:p>
          </table:table-cell>
          <table:table-cell/>
          <table:table-cell office:value-type="string" calcext:value-type="string">
            <text:p>08/13/11 05:47 PM</text:p>
          </table:table-cell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Григорьевич</text:p>
          </table:table-cell>
          <table:table-cell office:value-type="string" calcext:value-type="string">
            <text:p>DVE@yandex.ru</text:p>
          </table:table-cell>
          <table:table-cell office:value-type="float" office:value="79045112315" calcext:value-type="float">
            <text:p>79045112315</text:p>
          </table:table-cell>
          <table:table-cell office:value-type="string" calcext:value-type="string">
            <text:p>08/14/11 09:51 PM</text:p>
          </table:table-cell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Вадим</text:p>
          </table:table-cell>
          <table:table-cell office:value-type="string" calcext:value-type="string">
            <text:p>Валерьевич</text:p>
          </table:table-cell>
          <table:table-cell office:value-type="string" calcext:value-type="string">
            <text:p>7jcN@mail.ru</text:p>
          </table:table-cell>
          <table:table-cell office:value-type="float" office:value="79227131201" calcext:value-type="float">
            <text:p>79227131201</text:p>
          </table:table-cell>
          <table:table-cell office:value-type="string" calcext:value-type="string">
            <text:p>08/15/11 11:37 AM</text:p>
          </table:table-cell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string" calcext:value-type="string">
            <text:p>Вячеславов</text:p>
          </table:table-cell>
          <table:table-cell office:value-type="string" calcext:value-type="string">
            <text:p>Вадим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znY09f@mail.ru</text:p>
          </table:table-cell>
          <table:table-cell office:value-type="float" office:value="79241601642" calcext:value-type="float">
            <text:p>79241601642</text:p>
          </table:table-cell>
          <table:table-cell office:value-type="string" calcext:value-type="string">
            <text:p>08/16/11 12:43 PM</text:p>
          </table:table-cell>
        </table:table-row>
        <table:table-row table:style-name="ro1">
          <table:table-cell office:value-type="float" office:value="13345" calcext:value-type="float">
            <text:p>13345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Руслан</text:p>
          </table:table-cell>
          <table:table-cell office:value-type="string" calcext:value-type="string">
            <text:p>Евгеньевич</text:p>
          </table:table-cell>
          <table:table-cell office:value-type="string" calcext:value-type="string">
            <text:p>L8gl@gmail.com</text:p>
          </table:table-cell>
          <table:table-cell office:value-type="float" office:value="375296931640" calcext:value-type="float">
            <text:p>375296931640</text:p>
          </table:table-cell>
          <table:table-cell office:value-type="string" calcext:value-type="string">
            <text:p>08/23/11 10:44 PM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/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QAcmN@yandex.ru</text:p>
          </table:table-cell>
          <table:table-cell office:value-type="float" office:value="79263441109" calcext:value-type="float">
            <text:p>79263441109</text:p>
          </table:table-cell>
          <table:table-cell office:value-type="string" calcext:value-type="string">
            <text:p>08/24/11 08:31 PM</text:p>
          </table:table-cell>
        </table:table-row>
        <table:table-row table:style-name="ro1">
          <table:table-cell office:value-type="float" office:value="13426" calcext:value-type="float">
            <text:p>13426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Егорович</text:p>
          </table:table-cell>
          <table:table-cell office:value-type="string" calcext:value-type="string">
            <text:p>FQzqDfpw@yandex.ru</text:p>
          </table:table-cell>
          <table:table-cell office:value-type="float" office:value="79535181218" calcext:value-type="float">
            <text:p>79535181218</text:p>
          </table:table-cell>
          <table:table-cell office:value-type="string" calcext:value-type="string">
            <text:p>08/25/11 07:33 PM</text:p>
          </table:table-cell>
        </table:table-row>
        <table:table-row table:style-name="ro1">
          <table:table-cell office:value-type="float" office:value="13557" calcext:value-type="float">
            <text:p>13557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gSSW5N@mail.ru</text:p>
          </table:table-cell>
          <table:table-cell/>
          <table:table-cell office:value-type="string" calcext:value-type="string">
            <text:p>06/16/14 04:39 PM</text:p>
          </table:table-cell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waB4P@mail.ru</text:p>
          </table:table-cell>
          <table:table-cell office:value-type="float" office:value="79236806230" calcext:value-type="float">
            <text:p>79236806230</text:p>
          </table:table-cell>
          <table:table-cell office:value-type="string" calcext:value-type="string">
            <text:p>08/31/11 07:31 AM</text:p>
          </table:table-cell>
        </table:table-row>
        <table:table-row table:style-name="ro1">
          <table:table-cell office:value-type="float" office:value="13642" calcext:value-type="float">
            <text:p>13642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D79@list.ru</text:p>
          </table:table-cell>
          <table:table-cell office:value-type="float" office:value="9218241499" calcext:value-type="float">
            <text:p>9218241499</text:p>
          </table:table-cell>
          <table:table-cell office:value-type="string" calcext:value-type="string">
            <text:p>07/23/14 10:16 PM</text:p>
          </table:table-cell>
        </table:table-row>
        <table:table-row table:style-name="ro1">
          <table:table-cell office:value-type="float" office:value="13776" calcext:value-type="float">
            <text:p>13776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Пётровна</text:p>
          </table:table-cell>
          <table:table-cell office:value-type="string" calcext:value-type="string">
            <text:p>ZwNF@mail.ru</text:p>
          </table:table-cell>
          <table:table-cell office:value-type="float" office:value="79167872032" calcext:value-type="float">
            <text:p>79167872032</text:p>
          </table:table-cell>
          <table:table-cell office:value-type="string" calcext:value-type="string">
            <text:p>09/08/11 01:07 AM</text:p>
          </table:table-cell>
        </table:table-row>
        <table:table-row table:style-name="ro1">
          <table:table-cell office:value-type="float" office:value="13847" calcext:value-type="float">
            <text:p>13847</text:p>
          </table:table-cell>
          <table:table-cell office:value-type="string" calcext:value-type="string">
            <text:p>Валерин</text:p>
          </table:table-cell>
          <table:table-cell office:value-type="string" calcext:value-type="string">
            <text:p>Артур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Z3ApkRiC@yandex.ru</text:p>
          </table:table-cell>
          <table:table-cell office:value-type="float" office:value="89265351490" calcext:value-type="float">
            <text:p>89265351490</text:p>
          </table:table-cell>
          <table:table-cell office:value-type="string" calcext:value-type="string">
            <text:p>09/10/11 12:48 AM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string" calcext:value-type="string">
            <text:p>Вячеславов</text:p>
          </table:table-cell>
          <table:table-cell office:value-type="string" calcext:value-type="string">
            <text:p>Матвей</text:p>
          </table:table-cell>
          <table:table-cell office:value-type="string" calcext:value-type="string">
            <text:p>Олегович</text:p>
          </table:table-cell>
          <table:table-cell office:value-type="string" calcext:value-type="string">
            <text:p>zsoNNCY@mail.ru</text:p>
          </table:table-cell>
          <table:table-cell office:value-type="float" office:value="79609584589" calcext:value-type="float">
            <text:p>79609584589</text:p>
          </table:table-cell>
          <table:table-cell office:value-type="string" calcext:value-type="string">
            <text:p>07/10/14 01:52 PM</text:p>
          </table:table-cell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iNymHcHY@gmail.com</text:p>
          </table:table-cell>
          <table:table-cell/>
          <table:table-cell office:value-type="string" calcext:value-type="string">
            <text:p>09/21/11 02:41 PM</text:p>
          </table:table-cell>
        </table:table-row>
        <table:table-row table:style-name="ro1">
          <table:table-cell office:value-type="float" office:value="14189" calcext:value-type="float">
            <text:p>14189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9vf2zz@gmail.com</text:p>
          </table:table-cell>
          <table:table-cell office:value-type="float" office:value="19077175374" calcext:value-type="float">
            <text:p>19077175374</text:p>
          </table:table-cell>
          <table:table-cell office:value-type="string" calcext:value-type="string">
            <text:p>09/24/11 08:00 AM</text:p>
          </table:table-cell>
        </table:table-row>
        <table:table-row table:style-name="ro1">
          <table:table-cell office:value-type="float" office:value="14284" calcext:value-type="float">
            <text:p>14284</text:p>
          </table:table-cell>
          <table:table-cell/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8M25B@gmail.com</text:p>
          </table:table-cell>
          <table:table-cell office:value-type="float" office:value="79161881787" calcext:value-type="float">
            <text:p>79161881787</text:p>
          </table:table-cell>
          <table:table-cell office:value-type="string" calcext:value-type="string">
            <text:p>09/29/11 11:50 PM</text:p>
          </table:table-cell>
        </table:table-row>
        <table:table-row table:style-name="ro1">
          <table:table-cell office:value-type="float" office:value="14303" calcext:value-type="float">
            <text:p>14303</text:p>
          </table:table-cell>
          <table:table-cell/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iPF4@mail.ru</text:p>
          </table:table-cell>
          <table:table-cell/>
          <table:table-cell office:value-type="string" calcext:value-type="string">
            <text:p>09/30/11 02:46 AM</text:p>
          </table:table-cell>
        </table:table-row>
        <table:table-row table:style-name="ro1">
          <table:table-cell office:value-type="float" office:value="14319" calcext:value-type="float">
            <text:p>14319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GwSKSXTp@gmail.com</text:p>
          </table:table-cell>
          <table:table-cell office:value-type="float" office:value="79131794114" calcext:value-type="float">
            <text:p>79131794114</text:p>
          </table:table-cell>
          <table:table-cell office:value-type="string" calcext:value-type="string">
            <text:p>06/16/14 04:42 PM</text:p>
          </table:table-cell>
        </table:table-row>
        <table:table-row table:style-name="ro1">
          <table:table-cell office:value-type="float" office:value="14357" calcext:value-type="float">
            <text:p>14357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Георгиевна</text:p>
          </table:table-cell>
          <table:table-cell office:value-type="string" calcext:value-type="string">
            <text:p>8lV@mail.ru</text:p>
          </table:table-cell>
          <table:table-cell office:value-type="float" office:value="79852914453" calcext:value-type="float">
            <text:p>79852914453</text:p>
          </table:table-cell>
          <table:table-cell office:value-type="string" calcext:value-type="string">
            <text:p>09/30/11 06:33 PM</text:p>
          </table:table-cell>
        </table:table-row>
        <table:table-row table:style-name="ro1">
          <table:table-cell office:value-type="float" office:value="14694" calcext:value-type="float">
            <text:p>14694</text:p>
          </table:table-cell>
          <table:table-cell/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BwLzV@mail.ru</text:p>
          </table:table-cell>
          <table:table-cell/>
          <table:table-cell office:value-type="string" calcext:value-type="string">
            <text:p>10/13/11 05:34 PM</text:p>
          </table:table-cell>
        </table:table-row>
        <table:table-row table:style-name="ro1">
          <table:table-cell office:value-type="float" office:value="14935" calcext:value-type="float">
            <text:p>14935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Y9viXg3J@mail.ru</text:p>
          </table:table-cell>
          <table:table-cell/>
          <table:table-cell office:value-type="string" calcext:value-type="string">
            <text:p>10/21/11 09:58 PM</text:p>
          </table:table-cell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FR0@mail.ru</text:p>
          </table:table-cell>
          <table:table-cell/>
          <table:table-cell office:value-type="string" calcext:value-type="string">
            <text:p>05/29/14 11:43 AM</text:p>
          </table:table-cell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E5vrPyS@mail.ru</text:p>
          </table:table-cell>
          <table:table-cell office:value-type="float" office:value="79172735859" calcext:value-type="float">
            <text:p>79172735859</text:p>
          </table:table-cell>
          <table:table-cell office:value-type="string" calcext:value-type="string">
            <text:p>10/23/11 08:46 PM</text:p>
          </table:table-cell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cZv6Q@mail.ru</text:p>
          </table:table-cell>
          <table:table-cell/>
          <table:table-cell office:value-type="string" calcext:value-type="string">
            <text:p>10/26/11 06:59 PM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jOIXKI@yandex.ru</text:p>
          </table:table-cell>
          <table:table-cell office:value-type="float" office:value="9282621896" calcext:value-type="float">
            <text:p>9282621896</text:p>
          </table:table-cell>
          <table:table-cell office:value-type="string" calcext:value-type="string">
            <text:p>10/26/11 11:13 PM</text:p>
          </table:table-cell>
        </table:table-row>
        <table:table-row table:style-name="ro1">
          <table:table-cell office:value-type="float" office:value="15172" calcext:value-type="float">
            <text:p>15172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София</text:p>
          </table:table-cell>
          <table:table-cell office:value-type="string" calcext:value-type="string">
            <text:p>Олеговна</text:p>
          </table:table-cell>
          <table:table-cell office:value-type="string" calcext:value-type="string">
            <text:p>3LNBn@mail.ru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10/28/11 10:02 AM</text:p>
          </table:table-cell>
        </table:table-row>
        <table:table-row table:style-name="ro1">
          <table:table-cell office:value-type="float" office:value="15471" calcext:value-type="float">
            <text:p>15471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12E8Y3@mail.ru</text:p>
          </table:table-cell>
          <table:table-cell office:value-type="float" office:value="79196901061" calcext:value-type="float">
            <text:p>79196901061</text:p>
          </table:table-cell>
          <table:table-cell office:value-type="string" calcext:value-type="string">
            <text:p>11/03/11 04:08 PM</text:p>
          </table:table-cell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1Qph@mail.ru</text:p>
          </table:table-cell>
          <table:table-cell office:value-type="float" office:value="9265391218" calcext:value-type="float">
            <text:p>9265391218</text:p>
          </table:table-cell>
          <table:table-cell office:value-type="string" calcext:value-type="string">
            <text:p>11/05/11 01:31 AM</text:p>
          </table:table-cell>
        </table:table-row>
        <table:table-row table:style-name="ro1">
          <table:table-cell office:value-type="float" office:value="15557" calcext:value-type="float">
            <text:p>15557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Мила</text:p>
          </table:table-cell>
          <table:table-cell/>
          <table:table-cell office:value-type="string" calcext:value-type="string">
            <text:p>oOYZ33r@yandex.ru</text:p>
          </table:table-cell>
          <table:table-cell office:value-type="float" office:value="79055371309" calcext:value-type="float">
            <text:p>79055371309</text:p>
          </table:table-cell>
          <table:table-cell office:value-type="string" calcext:value-type="string">
            <text:p>11/08/11 05:22 PM</text:p>
          </table:table-cell>
        </table:table-row>
        <table:table-row table:style-name="ro1">
          <table:table-cell office:value-type="float" office:value="15657" calcext:value-type="float">
            <text:p>15657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Ht4CFIF@mail.ru</text:p>
          </table:table-cell>
          <table:table-cell/>
          <table:table-cell office:value-type="string" calcext:value-type="string">
            <text:p>11/11/11 05:18 AM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p4nKOk@mail.ru</text:p>
          </table:table-cell>
          <table:table-cell/>
          <table:table-cell office:value-type="string" calcext:value-type="string">
            <text:p>11/11/11 11:50 AM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Wb8kP3@mail.ru</text:p>
          </table:table-cell>
          <table:table-cell/>
          <table:table-cell office:value-type="string" calcext:value-type="string">
            <text:p>07/14/15 06:24 PM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MswO@gmail.com</text:p>
          </table:table-cell>
          <table:table-cell office:value-type="float" office:value="380671169584" calcext:value-type="float">
            <text:p>380671169584</text:p>
          </table:table-cell>
          <table:table-cell office:value-type="string" calcext:value-type="string">
            <text:p>11/11/11 05:22 PM</text:p>
          </table:table-cell>
        </table:table-row>
        <table:table-row table:style-name="ro1">
          <table:table-cell office:value-type="float" office:value="15882" calcext:value-type="float">
            <text:p>15882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we4@gmail.com</text:p>
          </table:table-cell>
          <table:table-cell/>
          <table:table-cell office:value-type="string" calcext:value-type="string">
            <text:p>11/14/11 07:31 AM</text:p>
          </table:table-cell>
        </table:table-row>
        <table:table-row table:style-name="ro1">
          <table:table-cell office:value-type="float" office:value="15914" calcext:value-type="float">
            <text:p>15914</text:p>
          </table:table-cell>
          <table:table-cell/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AP3BVSe@yandex.ru</text:p>
          </table:table-cell>
          <table:table-cell office:value-type="float" office:value="76175017266" calcext:value-type="float">
            <text:p>76175017266</text:p>
          </table:table-cell>
          <table:table-cell office:value-type="string" calcext:value-type="string">
            <text:p>11/14/11 07:20 PM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Софья</text:p>
          </table:table-cell>
          <table:table-cell office:value-type="string" calcext:value-type="string">
            <text:p>Аркадьевна</text:p>
          </table:table-cell>
          <table:table-cell office:value-type="string" calcext:value-type="string">
            <text:p>r3eunMJW@yandex.ru</text:p>
          </table:table-cell>
          <table:table-cell office:value-type="float" office:value="79172408155" calcext:value-type="float">
            <text:p>79172408155</text:p>
          </table:table-cell>
          <table:table-cell office:value-type="string" calcext:value-type="string">
            <text:p>11/16/11 01:00 AM</text:p>
          </table:table-cell>
        </table:table-row>
        <table:table-row table:style-name="ro1">
          <table:table-cell office:value-type="float" office:value="16091" calcext:value-type="float">
            <text:p>16091</text:p>
          </table:table-cell>
          <table:table-cell/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yeiaa9f2@mail.ru</text:p>
          </table:table-cell>
          <table:table-cell/>
          <table:table-cell office:value-type="string" calcext:value-type="string">
            <text:p>11/17/11 09:59 PM</text:p>
          </table:table-cell>
        </table:table-row>
        <table:table-row table:style-name="ro1">
          <table:table-cell office:value-type="float" office:value="16208" calcext:value-type="float">
            <text:p>16208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Егоровна</text:p>
          </table:table-cell>
          <table:table-cell office:value-type="string" calcext:value-type="string">
            <text:p>mvh@gmail.com</text:p>
          </table:table-cell>
          <table:table-cell/>
          <table:table-cell office:value-type="string" calcext:value-type="string">
            <text:p>11/19/11 01:08 PM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Виталия</text:p>
          </table:table-cell>
          <table:table-cell office:value-type="string" calcext:value-type="string">
            <text:p>Сергеевна</text:p>
          </table:table-cell>
          <table:table-cell office:value-type="string" calcext:value-type="string">
            <text:p>rVD@gmail.com</text:p>
          </table:table-cell>
          <table:table-cell office:value-type="float" office:value="9161111669" calcext:value-type="float">
            <text:p>9161111669</text:p>
          </table:table-cell>
          <table:table-cell office:value-type="string" calcext:value-type="string">
            <text:p>11/25/11 04:07 PM</text:p>
          </table:table-cell>
        </table:table-row>
        <table:table-row table:style-name="ro1">
          <table:table-cell office:value-type="float" office:value="16407" calcext:value-type="float">
            <text:p>16407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Gnh@mail.ru</text:p>
          </table:table-cell>
          <table:table-cell office:value-type="float" office:value="7777778110" calcext:value-type="float">
            <text:p>7777778110</text:p>
          </table:table-cell>
          <table:table-cell office:value-type="string" calcext:value-type="string">
            <text:p>06/09/14 03:15 PM</text:p>
          </table:table-cell>
        </table:table-row>
        <table:table-row table:style-name="ro1">
          <table:table-cell office:value-type="float" office:value="16408" calcext:value-type="float">
            <text:p>16408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1fHddS57@list.ru</text:p>
          </table:table-cell>
          <table:table-cell/>
          <table:table-cell office:value-type="string" calcext:value-type="string">
            <text:p>11/25/11 06:24 PM</text:p>
          </table:table-cell>
        </table:table-row>
        <table:table-row table:style-name="ro1">
          <table:table-cell office:value-type="float" office:value="16417" calcext:value-type="float">
            <text:p>16417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527i@leo.lt</text:p>
          </table:table-cell>
          <table:table-cell/>
          <table:table-cell office:value-type="string" calcext:value-type="string">
            <text:p>11/25/11 08:17 PM</text:p>
          </table:table-cell>
        </table:table-row>
        <table:table-row table:style-name="ro1">
          <table:table-cell office:value-type="float" office:value="16444" calcext:value-type="float">
            <text:p>16444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ipltOd@gmail.com</text:p>
          </table:table-cell>
          <table:table-cell office:value-type="float" office:value="79260473554" calcext:value-type="float">
            <text:p>79260473554</text:p>
          </table:table-cell>
          <table:table-cell office:value-type="string" calcext:value-type="string">
            <text:p>11/26/11 09:58 AM</text:p>
          </table:table-cell>
        </table:table-row>
        <table:table-row table:style-name="ro1">
          <table:table-cell office:value-type="float" office:value="16472" calcext:value-type="float">
            <text:p>16472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Галина</text:p>
          </table:table-cell>
          <table:table-cell office:value-type="string" calcext:value-type="string">
            <text:p>Олеговна</text:p>
          </table:table-cell>
          <table:table-cell office:value-type="string" calcext:value-type="string">
            <text:p>NZhSRtB@gmail.com</text:p>
          </table:table-cell>
          <table:table-cell office:value-type="float" office:value="12027252109" calcext:value-type="float">
            <text:p>12027252109</text:p>
          </table:table-cell>
          <table:table-cell office:value-type="string" calcext:value-type="string">
            <text:p>11/26/11 09:00 PM</text:p>
          </table:table-cell>
        </table:table-row>
        <table:table-row table:style-name="ro1">
          <table:table-cell office:value-type="float" office:value="16589" calcext:value-type="float">
            <text:p>16589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r0vrV@yandex.ru</text:p>
          </table:table-cell>
          <table:table-cell/>
          <table:table-cell office:value-type="string" calcext:value-type="string">
            <text:p>11/29/11 12:32 AM</text:p>
          </table:table-cell>
        </table:table-row>
        <table:table-row table:style-name="ro1">
          <table:table-cell office:value-type="float" office:value="16591" calcext:value-type="float">
            <text:p>16591</text:p>
          </table:table-cell>
          <table:table-cell/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UXnbQg@gmail.com</text:p>
          </table:table-cell>
          <table:table-cell office:value-type="float" office:value="41788361796" calcext:value-type="float">
            <text:p>41788361796</text:p>
          </table:table-cell>
          <table:table-cell office:value-type="string" calcext:value-type="string">
            <text:p>11/29/11 02:04 AM</text:p>
          </table:table-cell>
        </table:table-row>
        <table:table-row table:style-name="ro1">
          <table:table-cell office:value-type="float" office:value="16605" calcext:value-type="float">
            <text:p>16605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Роза</text:p>
          </table:table-cell>
          <table:table-cell office:value-type="string" calcext:value-type="string">
            <text:p>Степановна</text:p>
          </table:table-cell>
          <table:table-cell office:value-type="string" calcext:value-type="string">
            <text:p>1eFn@mail.ru</text:p>
          </table:table-cell>
          <table:table-cell office:value-type="float" office:value="89130662030" calcext:value-type="float">
            <text:p>89130662030</text:p>
          </table:table-cell>
          <table:table-cell office:value-type="string" calcext:value-type="string">
            <text:p>11/29/11 09:48 AM</text:p>
          </table:table-cell>
        </table:table-row>
        <table:table-row table:style-name="ro1">
          <table:table-cell office:value-type="float" office:value="16607" calcext:value-type="float">
            <text:p>16607</text:p>
          </table:table-cell>
          <table:table-cell office:value-type="string" calcext:value-type="string">
            <text:p>Валер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dSh@yandex.ru</text:p>
          </table:table-cell>
          <table:table-cell office:value-type="float" office:value="9055471606" calcext:value-type="float">
            <text:p>9055471606</text:p>
          </table:table-cell>
          <table:table-cell office:value-type="string" calcext:value-type="string">
            <text:p>11/29/11 10:33 AM</text:p>
          </table:table-cell>
        </table:table-row>
        <table:table-row table:style-name="ro1">
          <table:table-cell office:value-type="float" office:value="16705" calcext:value-type="float">
            <text:p>16705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Алина</text:p>
          </table:table-cell>
          <table:table-cell office:value-type="string" calcext:value-type="string">
            <text:p>Егоровна</text:p>
          </table:table-cell>
          <table:table-cell office:value-type="string" calcext:value-type="string">
            <text:p>zOgG18B@mail.ru</text:p>
          </table:table-cell>
          <table:table-cell office:value-type="float" office:value="89057388046" calcext:value-type="float">
            <text:p>89057388046</text:p>
          </table:table-cell>
          <table:table-cell office:value-type="string" calcext:value-type="string">
            <text:p>07/03/14 12:04 PM</text:p>
          </table:table-cell>
        </table:table-row>
        <table:table-row table:style-name="ro1">
          <table:table-cell office:value-type="float" office:value="16764" calcext:value-type="float">
            <text:p>16764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Глеб</text:p>
          </table:table-cell>
          <table:table-cell office:value-type="string" calcext:value-type="string">
            <text:p>Фёдорович</text:p>
          </table:table-cell>
          <table:table-cell office:value-type="string" calcext:value-type="string">
            <text:p>V4SjzVo@rambler.ru</text:p>
          </table:table-cell>
          <table:table-cell office:value-type="float" office:value="37529251817" calcext:value-type="float">
            <text:p>37529251817</text:p>
          </table:table-cell>
          <table:table-cell office:value-type="string" calcext:value-type="string">
            <text:p>12/01/11 01:26 AM</text:p>
          </table:table-cell>
        </table:table-row>
        <table:table-row table:style-name="ro1">
          <table:table-cell office:value-type="float" office:value="16773" calcext:value-type="float">
            <text:p>16773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qJMS0iX@gmail.com</text:p>
          </table:table-cell>
          <table:table-cell office:value-type="float" office:value="19168031924" calcext:value-type="float">
            <text:p>19168031924</text:p>
          </table:table-cell>
          <table:table-cell office:value-type="string" calcext:value-type="string">
            <text:p>12/01/11 09:28 AM</text:p>
          </table:table-cell>
        </table:table-row>
        <table:table-row table:style-name="ro1">
          <table:table-cell office:value-type="float" office:value="16825" calcext:value-type="float">
            <text:p>16825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Витальевна</text:p>
          </table:table-cell>
          <table:table-cell office:value-type="string" calcext:value-type="string">
            <text:p>fpvu@yahoo.com</text:p>
          </table:table-cell>
          <table:table-cell office:value-type="float" office:value="13108711758" calcext:value-type="float">
            <text:p>13108711758</text:p>
          </table:table-cell>
          <table:table-cell office:value-type="string" calcext:value-type="string">
            <text:p>12/02/11 03:55 PM</text:p>
          </table:table-cell>
        </table:table-row>
        <table:table-row table:style-name="ro1">
          <table:table-cell office:value-type="float" office:value="16828" calcext:value-type="float">
            <text:p>16828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Марина</text:p>
          </table:table-cell>
          <table:table-cell office:value-type="string" calcext:value-type="string">
            <text:p>Филипповна</text:p>
          </table:table-cell>
          <table:table-cell office:value-type="string" calcext:value-type="string">
            <text:p>f71d@gmail.com</text:p>
          </table:table-cell>
          <table:table-cell office:value-type="float" office:value="34666139902" calcext:value-type="float">
            <text:p>34666139902</text:p>
          </table:table-cell>
          <table:table-cell office:value-type="string" calcext:value-type="string">
            <text:p>12/02/11 05:37 PM</text:p>
          </table:table-cell>
        </table:table-row>
        <table:table-row table:style-name="ro1">
          <table:table-cell office:value-type="float" office:value="16871" calcext:value-type="float">
            <text:p>16871</text:p>
          </table:table-cell>
          <table:table-cell/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MsXb@mail.ru</text:p>
          </table:table-cell>
          <table:table-cell/>
          <table:table-cell office:value-type="string" calcext:value-type="string">
            <text:p>12/03/11 02:38 PM</text:p>
          </table:table-cell>
        </table:table-row>
        <table:table-row table:style-name="ro1">
          <table:table-cell office:value-type="float" office:value="16927" calcext:value-type="float">
            <text:p>16927</text:p>
          </table:table-cell>
          <table:table-cell/>
          <table:table-cell office:value-type="string" calcext:value-type="string">
            <text:p>Мила</text:p>
          </table:table-cell>
          <table:table-cell office:value-type="string" calcext:value-type="string">
            <text:p>Романовна</text:p>
          </table:table-cell>
          <table:table-cell office:value-type="string" calcext:value-type="string">
            <text:p>GCGT@yandex.ru</text:p>
          </table:table-cell>
          <table:table-cell/>
          <table:table-cell office:value-type="string" calcext:value-type="string">
            <text:p>12/04/11 02:51 PM</text:p>
          </table:table-cell>
        </table:table-row>
        <table:table-row table:style-name="ro1">
          <table:table-cell office:value-type="float" office:value="17025" calcext:value-type="float">
            <text:p>17025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xrZ8aHig@narod.ru</text:p>
          </table:table-cell>
          <table:table-cell office:value-type="float" office:value="79055766425" calcext:value-type="float">
            <text:p>79055766425</text:p>
          </table:table-cell>
          <table:table-cell office:value-type="string" calcext:value-type="string">
            <text:p>12/07/11 02:51 PM</text:p>
          </table:table-cell>
        </table:table-row>
        <table:table-row table:style-name="ro1">
          <table:table-cell office:value-type="float" office:value="17035" calcext:value-type="float">
            <text:p>17035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BFPb9Ba@rambler.ru</text:p>
          </table:table-cell>
          <table:table-cell office:value-type="float" office:value="380963891004" calcext:value-type="float">
            <text:p>380963891004</text:p>
          </table:table-cell>
          <table:table-cell office:value-type="string" calcext:value-type="string">
            <text:p>10/03/14 06:57 PM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Игоревич</text:p>
          </table:table-cell>
          <table:table-cell office:value-type="string" calcext:value-type="string">
            <text:p>S0Fp@yandex.ru</text:p>
          </table:table-cell>
          <table:table-cell office:value-type="float" office:value="89154701336" calcext:value-type="float">
            <text:p>89154701336</text:p>
          </table:table-cell>
          <table:table-cell office:value-type="string" calcext:value-type="string">
            <text:p>12/16/11 02:36 PM</text:p>
          </table:table-cell>
        </table:table-row>
        <table:table-row table:style-name="ro1">
          <table:table-cell office:value-type="float" office:value="17313" calcext:value-type="float">
            <text:p>17313</text:p>
          </table:table-cell>
          <table:table-cell office:value-type="string" calcext:value-type="string">
            <text:p>Виталин</text:p>
          </table:table-cell>
          <table:table-cell office:value-type="string" calcext:value-type="string">
            <text:p>Вадим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dUWXhqEx@gmail.com</text:p>
          </table:table-cell>
          <table:table-cell office:value-type="float" office:value="79107971883" calcext:value-type="float">
            <text:p>79107971883</text:p>
          </table:table-cell>
          <table:table-cell office:value-type="string" calcext:value-type="string">
            <text:p>12/16/11 10:28 PM</text:p>
          </table:table-cell>
        </table:table-row>
        <table:table-row table:style-name="ro1">
          <table:table-cell office:value-type="float" office:value="17444" calcext:value-type="float">
            <text:p>17444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MB4tQHZ@mail.ru</text:p>
          </table:table-cell>
          <table:table-cell office:value-type="float" office:value="79037312068" calcext:value-type="float">
            <text:p>79037312068</text:p>
          </table:table-cell>
          <table:table-cell office:value-type="string" calcext:value-type="string">
            <text:p>12/19/11 10:09 AM</text:p>
          </table:table-cell>
        </table:table-row>
        <table:table-row table:style-name="ro1">
          <table:table-cell office:value-type="float" office:value="17611" calcext:value-type="float">
            <text:p>17611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laTJ@bk.ru</text:p>
          </table:table-cell>
          <table:table-cell/>
          <table:table-cell office:value-type="string" calcext:value-type="string">
            <text:p>12/24/11 06:18 PM</text:p>
          </table:table-cell>
        </table:table-row>
        <table:table-row table:style-name="ro1">
          <table:table-cell office:value-type="float" office:value="17655" calcext:value-type="float">
            <text:p>17655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2Mitgd@gmail.com</text:p>
          </table:table-cell>
          <table:table-cell office:value-type="float" office:value="380676331825" calcext:value-type="float">
            <text:p>380676331825</text:p>
          </table:table-cell>
          <table:table-cell office:value-type="string" calcext:value-type="string">
            <text:p>12/26/11 12:17 PM</text:p>
          </table:table-cell>
        </table:table-row>
        <table:table-row table:style-name="ro1">
          <table:table-cell office:value-type="float" office:value="17659" calcext:value-type="float">
            <text:p>17659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CRuL5cb@yandex.ru</text:p>
          </table:table-cell>
          <table:table-cell office:value-type="float" office:value="79132171833" calcext:value-type="float">
            <text:p>79132171833</text:p>
          </table:table-cell>
          <table:table-cell office:value-type="string" calcext:value-type="string">
            <text:p>12/26/11 01:56 PM</text:p>
          </table:table-cell>
        </table:table-row>
        <table:table-row table:style-name="ro1">
          <table:table-cell office:value-type="float" office:value="17677" calcext:value-type="float">
            <text:p>17677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pRMf@bk.ru</text:p>
          </table:table-cell>
          <table:table-cell/>
          <table:table-cell office:value-type="string" calcext:value-type="string">
            <text:p>12/27/11 07:24 AM</text:p>
          </table:table-cell>
        </table:table-row>
        <table:table-row table:style-name="ro1">
          <table:table-cell office:value-type="float" office:value="17799" calcext:value-type="float">
            <text:p>17799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Марк</text:p>
          </table:table-cell>
          <table:table-cell office:value-type="string" calcext:value-type="string">
            <text:p>Владимирович</text:p>
          </table:table-cell>
          <table:table-cell office:value-type="string" calcext:value-type="string">
            <text:p>LBnao@mail.ru</text:p>
          </table:table-cell>
          <table:table-cell office:value-type="float" office:value="79373551692" calcext:value-type="float">
            <text:p>79373551692</text:p>
          </table:table-cell>
          <table:table-cell office:value-type="string" calcext:value-type="string">
            <text:p>12/29/11 10:02 AM</text:p>
          </table:table-cell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sDWAA@mail.ru</text:p>
          </table:table-cell>
          <table:table-cell/>
          <table:table-cell office:value-type="string" calcext:value-type="string">
            <text:p>01/01/12 05:13 AM</text:p>
          </table:table-cell>
        </table:table-row>
        <table:table-row table:style-name="ro1">
          <table:table-cell office:value-type="float" office:value="17913" calcext:value-type="float">
            <text:p>17913</text:p>
          </table:table-cell>
          <table:table-cell/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GzDSs@mail.ru</text:p>
          </table:table-cell>
          <table:table-cell office:value-type="float" office:value="89217399697" calcext:value-type="float">
            <text:p>89217399697</text:p>
          </table:table-cell>
          <table:table-cell office:value-type="string" calcext:value-type="string">
            <text:p>01/02/12 02:18 PM</text:p>
          </table:table-cell>
        </table:table-row>
        <table:table-row table:style-name="ro1">
          <table:table-cell office:value-type="float" office:value="18026" calcext:value-type="float">
            <text:p>18026</text:p>
          </table:table-cell>
          <table:table-cell/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CQAR@gmail.com</text:p>
          </table:table-cell>
          <table:table-cell/>
          <table:table-cell office:value-type="string" calcext:value-type="string">
            <text:p>01/05/12 12:46 AM</text:p>
          </table:table-cell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Диана</text:p>
          </table:table-cell>
          <table:table-cell office:value-type="string" calcext:value-type="string">
            <text:p>Тимуровна</text:p>
          </table:table-cell>
          <table:table-cell office:value-type="string" calcext:value-type="string">
            <text:p>4EZV@mail.ru</text:p>
          </table:table-cell>
          <table:table-cell office:value-type="float" office:value="79515485168" calcext:value-type="float">
            <text:p>79515485168</text:p>
          </table:table-cell>
          <table:table-cell office:value-type="string" calcext:value-type="string">
            <text:p>01/07/12 09:35 PM</text:p>
          </table:table-cell>
        </table:table-row>
        <table:table-row table:style-name="ro1">
          <table:table-cell office:value-type="float" office:value="18208" calcext:value-type="float">
            <text:p>18208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nYR@gmail.com</text:p>
          </table:table-cell>
          <table:table-cell/>
          <table:table-cell office:value-type="string" calcext:value-type="string">
            <text:p>01/10/12 10:09 PM</text:p>
          </table:table-cell>
        </table:table-row>
        <table:table-row table:style-name="ro1">
          <table:table-cell office:value-type="float" office:value="18214" calcext:value-type="float">
            <text:p>18214</text:p>
          </table:table-cell>
          <table:table-cell/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Faapt87L@mail.ru</text:p>
          </table:table-cell>
          <table:table-cell/>
          <table:table-cell office:value-type="string" calcext:value-type="string">
            <text:p>01/11/12 12:39 AM</text:p>
          </table:table-cell>
        </table:table-row>
        <table:table-row table:style-name="ro1">
          <table:table-cell office:value-type="float" office:value="18226" calcext:value-type="float">
            <text:p>18226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NKH@yandex.ru</text:p>
          </table:table-cell>
          <table:table-cell office:value-type="float" office:value="9106461613" calcext:value-type="float">
            <text:p>9106461613</text:p>
          </table:table-cell>
          <table:table-cell office:value-type="string" calcext:value-type="string">
            <text:p>01/11/12 12:20 PM</text:p>
          </table:table-cell>
        </table:table-row>
        <table:table-row table:style-name="ro1">
          <table:table-cell office:value-type="float" office:value="18241" calcext:value-type="float">
            <text:p>18241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eRqYJIT@mail.ru</text:p>
          </table:table-cell>
          <table:table-cell office:value-type="float" office:value="89081812924" calcext:value-type="float">
            <text:p>89081812924</text:p>
          </table:table-cell>
          <table:table-cell office:value-type="string" calcext:value-type="string">
            <text:p>01/11/12 08:32 PM</text:p>
          </table:table-cell>
        </table:table-row>
        <table:table-row table:style-name="ro1">
          <table:table-cell office:value-type="float" office:value="18249" calcext:value-type="float">
            <text:p>18249</text:p>
          </table:table-cell>
          <table:table-cell/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ZZQ@list.ru</text:p>
          </table:table-cell>
          <table:table-cell/>
          <table:table-cell office:value-type="string" calcext:value-type="string">
            <text:p>01/11/12 11:27 PM</text:p>
          </table:table-cell>
        </table:table-row>
        <table:table-row table:style-name="ro1">
          <table:table-cell office:value-type="float" office:value="18265" calcext:value-type="float">
            <text:p>18265</text:p>
          </table:table-cell>
          <table:table-cell/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B05kUgU@yandex.ru</text:p>
          </table:table-cell>
          <table:table-cell/>
          <table:table-cell office:value-type="string" calcext:value-type="string">
            <text:p>01/12/12 07:50 PM</text:p>
          </table:table-cell>
        </table:table-row>
        <table:table-row table:style-name="ro1">
          <table:table-cell office:value-type="float" office:value="18276" calcext:value-type="float">
            <text:p>18276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Степановна</text:p>
          </table:table-cell>
          <table:table-cell office:value-type="string" calcext:value-type="string">
            <text:p>kCABf9N@mail.ru</text:p>
          </table:table-cell>
          <table:table-cell office:value-type="float" office:value="89036521406" calcext:value-type="float">
            <text:p>89036521406</text:p>
          </table:table-cell>
          <table:table-cell office:value-type="string" calcext:value-type="string">
            <text:p>01/13/12 01:38 PM</text:p>
          </table:table-cell>
        </table:table-row>
        <table:table-row table:style-name="ro1">
          <table:table-cell office:value-type="float" office:value="18311" calcext:value-type="float">
            <text:p>18311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w4IQkIM@mail.ru</text:p>
          </table:table-cell>
          <table:table-cell/>
          <table:table-cell office:value-type="string" calcext:value-type="string">
            <text:p>01/14/12 08:30 PM</text:p>
          </table:table-cell>
        </table:table-row>
        <table:table-row table:style-name="ro1">
          <table:table-cell office:value-type="float" office:value="18313" calcext:value-type="float">
            <text:p>18313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SRZ@yandex.ru</text:p>
          </table:table-cell>
          <table:table-cell office:value-type="float" office:value="9274621814" calcext:value-type="float">
            <text:p>9274621814</text:p>
          </table:table-cell>
          <table:table-cell office:value-type="string" calcext:value-type="string">
            <text:p>01/14/12 09:38 PM</text:p>
          </table:table-cell>
        </table:table-row>
        <table:table-row table:style-name="ro1">
          <table:table-cell office:value-type="float" office:value="18395" calcext:value-type="float">
            <text:p>18395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9KuYLU@gmail.com</text:p>
          </table:table-cell>
          <table:table-cell office:value-type="float" office:value="79161896101" calcext:value-type="float">
            <text:p>79161896101</text:p>
          </table:table-cell>
          <table:table-cell office:value-type="string" calcext:value-type="string">
            <text:p>01/17/12 10:49 PM</text:p>
          </table:table-cell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qfsAsN@mail.ru</text:p>
          </table:table-cell>
          <table:table-cell office:value-type="float" office:value="89106906467" calcext:value-type="float">
            <text:p>89106906467</text:p>
          </table:table-cell>
          <table:table-cell office:value-type="string" calcext:value-type="string">
            <text:p>01/20/12 02:01 PM</text:p>
          </table:table-cell>
        </table:table-row>
        <table:table-row table:style-name="ro1">
          <table:table-cell office:value-type="float" office:value="18495" calcext:value-type="float">
            <text:p>18495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sb0MG@yandex.ru</text:p>
          </table:table-cell>
          <table:table-cell office:value-type="float" office:value="9061662132" calcext:value-type="float">
            <text:p>9061662132</text:p>
          </table:table-cell>
          <table:table-cell office:value-type="string" calcext:value-type="string">
            <text:p>01/22/12 02:35 AM</text:p>
          </table:table-cell>
        </table:table-row>
        <table:table-row table:style-name="ro1">
          <table:table-cell office:value-type="float" office:value="18815" calcext:value-type="float">
            <text:p>18815</text:p>
          </table:table-cell>
          <table:table-cell/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Z6Aua@gmail.com</text:p>
          </table:table-cell>
          <table:table-cell/>
          <table:table-cell office:value-type="string" calcext:value-type="string">
            <text:p>02/03/12 08:43 AM</text:p>
          </table:table-cell>
        </table:table-row>
        <table:table-row table:style-name="ro1">
          <table:table-cell office:value-type="float" office:value="18827" calcext:value-type="float">
            <text:p>18827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msj8B@gmail.com</text:p>
          </table:table-cell>
          <table:table-cell office:value-type="float" office:value="77761551017" calcext:value-type="float">
            <text:p>77761551017</text:p>
          </table:table-cell>
          <table:table-cell office:value-type="string" calcext:value-type="string">
            <text:p>02/03/12 06:26 PM</text:p>
          </table:table-cell>
        </table:table-row>
        <table:table-row table:style-name="ro1">
          <table:table-cell office:value-type="float" office:value="18959" calcext:value-type="float">
            <text:p>18959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hdDr5DG@gmail.com</text:p>
          </table:table-cell>
          <table:table-cell office:value-type="float" office:value="972543221730" calcext:value-type="float">
            <text:p>972543221730</text:p>
          </table:table-cell>
          <table:table-cell office:value-type="string" calcext:value-type="string">
            <text:p>02/08/12 07:00 PM</text:p>
          </table:table-cell>
        </table:table-row>
        <table:table-row table:style-name="ro1">
          <table:table-cell office:value-type="float" office:value="19034" calcext:value-type="float">
            <text:p>19034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eBI@bk.ru</text:p>
          </table:table-cell>
          <table:table-cell/>
          <table:table-cell office:value-type="string" calcext:value-type="string">
            <text:p>02/10/12 06:11 PM</text:p>
          </table:table-cell>
        </table:table-row>
        <table:table-row table:style-name="ro1">
          <table:table-cell office:value-type="float" office:value="19211" calcext:value-type="float">
            <text:p>19211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7hEYdNO@mail.ru</text:p>
          </table:table-cell>
          <table:table-cell office:value-type="float" office:value="79059286713" calcext:value-type="float">
            <text:p>79059286713</text:p>
          </table:table-cell>
          <table:table-cell office:value-type="string" calcext:value-type="string">
            <text:p>02/14/12 01:54 PM</text:p>
          </table:table-cell>
        </table:table-row>
        <table:table-row table:style-name="ro1">
          <table:table-cell office:value-type="float" office:value="19234" calcext:value-type="float">
            <text:p>19234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fXgEAgpE@yandex.ru</text:p>
          </table:table-cell>
          <table:table-cell/>
          <table:table-cell office:value-type="string" calcext:value-type="string">
            <text:p>02/14/12 10:23 PM</text:p>
          </table:table-cell>
        </table:table-row>
        <table:table-row table:style-name="ro1">
          <table:table-cell office:value-type="float" office:value="19382" calcext:value-type="float">
            <text:p>19382</text:p>
          </table:table-cell>
          <table:table-cell office:value-type="string" calcext:value-type="string">
            <text:p>Владиславов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bEp@inbox.ru</text:p>
          </table:table-cell>
          <table:table-cell office:value-type="float" office:value="998909921376" calcext:value-type="float">
            <text:p>998909921376</text:p>
          </table:table-cell>
          <table:table-cell office:value-type="string" calcext:value-type="string">
            <text:p>09/05/14 08:37 PM</text:p>
          </table:table-cell>
        </table:table-row>
        <table:table-row table:style-name="ro1">
          <table:table-cell office:value-type="float" office:value="19464" calcext:value-type="float">
            <text:p>19464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nBjlj@mail.ru</text:p>
          </table:table-cell>
          <table:table-cell/>
          <table:table-cell office:value-type="string" calcext:value-type="string">
            <text:p>02/20/12 11:23 AM</text:p>
          </table:table-cell>
        </table:table-row>
        <table:table-row table:style-name="ro1">
          <table:table-cell office:value-type="float" office:value="19512" calcext:value-type="float">
            <text:p>19512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gdCscf0C@mail.ru</text:p>
          </table:table-cell>
          <table:table-cell office:value-type="float" office:value="9272602139" calcext:value-type="float">
            <text:p>9272602139</text:p>
          </table:table-cell>
          <table:table-cell office:value-type="string" calcext:value-type="string">
            <text:p>02/21/12 04:44 PM</text:p>
          </table:table-cell>
        </table:table-row>
        <table:table-row table:style-name="ro1">
          <table:table-cell office:value-type="float" office:value="19546" calcext:value-type="float">
            <text:p>19546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Кристина</text:p>
          </table:table-cell>
          <table:table-cell office:value-type="string" calcext:value-type="string">
            <text:p>Руслановна</text:p>
          </table:table-cell>
          <table:table-cell office:value-type="string" calcext:value-type="string">
            <text:p>uMEoG@inbox.ru</text:p>
          </table:table-cell>
          <table:table-cell office:value-type="float" office:value="79161138367" calcext:value-type="float">
            <text:p>79161138367</text:p>
          </table:table-cell>
          <table:table-cell office:value-type="string" calcext:value-type="string">
            <text:p>02/22/12 03:08 AM</text:p>
          </table:table-cell>
        </table:table-row>
        <table:table-row table:style-name="ro1">
          <table:table-cell office:value-type="float" office:value="19584" calcext:value-type="float">
            <text:p>19584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Геннадий</text:p>
          </table:table-cell>
          <table:table-cell office:value-type="string" calcext:value-type="string">
            <text:p>Матвеевич</text:p>
          </table:table-cell>
          <table:table-cell office:value-type="string" calcext:value-type="string">
            <text:p>HxEm@mail.ru</text:p>
          </table:table-cell>
          <table:table-cell office:value-type="float" office:value="9147556897" calcext:value-type="float">
            <text:p>9147556897</text:p>
          </table:table-cell>
          <table:table-cell office:value-type="string" calcext:value-type="string">
            <text:p>02/23/12 05:21 AM</text:p>
          </table:table-cell>
        </table:table-row>
        <table:table-row table:style-name="ro1">
          <table:table-cell office:value-type="float" office:value="19726" calcext:value-type="float">
            <text:p>19726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aRiI@gmail.com</text:p>
          </table:table-cell>
          <table:table-cell office:value-type="float" office:value="375296631250" calcext:value-type="float">
            <text:p>375296631250</text:p>
          </table:table-cell>
          <table:table-cell office:value-type="string" calcext:value-type="string">
            <text:p>02/29/12 04:42 PM</text:p>
          </table:table-cell>
        </table:table-row>
        <table:table-row table:style-name="ro1">
          <table:table-cell office:value-type="float" office:value="19734" calcext:value-type="float">
            <text:p>19734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3kr5vvUE@mail.ru</text:p>
          </table:table-cell>
          <table:table-cell office:value-type="float" office:value="79112091905" calcext:value-type="float">
            <text:p>79112091905</text:p>
          </table:table-cell>
          <table:table-cell office:value-type="string" calcext:value-type="string">
            <text:p>07/14/15 06:25 PM</text:p>
          </table:table-cell>
        </table:table-row>
        <table:table-row table:style-name="ro1">
          <table:table-cell office:value-type="float" office:value="19736" calcext:value-type="float">
            <text:p>19736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kJlohA@mail.ru</text:p>
          </table:table-cell>
          <table:table-cell office:value-type="float" office:value="79159931477" calcext:value-type="float">
            <text:p>79159931477</text:p>
          </table:table-cell>
          <table:table-cell office:value-type="string" calcext:value-type="string">
            <text:p>03/01/12 02:34 PM</text:p>
          </table:table-cell>
        </table:table-row>
        <table:table-row table:style-name="ro1">
          <table:table-cell office:value-type="float" office:value="19753" calcext:value-type="float">
            <text:p>19753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JZWBDK@yandex.ru</text:p>
          </table:table-cell>
          <table:table-cell office:value-type="float" office:value="9022729884" calcext:value-type="float">
            <text:p>9022729884</text:p>
          </table:table-cell>
          <table:table-cell office:value-type="string" calcext:value-type="string">
            <text:p>03/01/12 06:53 PM</text:p>
          </table:table-cell>
        </table:table-row>
        <table:table-row table:style-name="ro1">
          <table:table-cell office:value-type="float" office:value="19815" calcext:value-type="float">
            <text:p>19815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Chm0gumP@mail.ru</text:p>
          </table:table-cell>
          <table:table-cell/>
          <table:table-cell office:value-type="string" calcext:value-type="string">
            <text:p>03/02/12 07:38 PM</text:p>
          </table:table-cell>
        </table:table-row>
        <table:table-row table:style-name="ro1">
          <table:table-cell office:value-type="float" office:value="19912" calcext:value-type="float">
            <text:p>19912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Леонидович</text:p>
          </table:table-cell>
          <table:table-cell office:value-type="string" calcext:value-type="string">
            <text:p>bmo@gmail.com</text:p>
          </table:table-cell>
          <table:table-cell office:value-type="float" office:value="89194351660" calcext:value-type="float">
            <text:p>89194351660</text:p>
          </table:table-cell>
          <table:table-cell office:value-type="string" calcext:value-type="string">
            <text:p>03/04/12 10:15 PM</text:p>
          </table:table-cell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Степан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cq0J@inbox.ru</text:p>
          </table:table-cell>
          <table:table-cell office:value-type="float" office:value="79055201537" calcext:value-type="float">
            <text:p>79055201537</text:p>
          </table:table-cell>
          <table:table-cell office:value-type="string" calcext:value-type="string">
            <text:p>03/07/12 12:33 PM</text:p>
          </table:table-cell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NJO@mail.ru</text:p>
          </table:table-cell>
          <table:table-cell/>
          <table:table-cell office:value-type="string" calcext:value-type="string">
            <text:p>03/09/12 02:02 AM</text:p>
          </table:table-cell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srn@mail.ru</text:p>
          </table:table-cell>
          <table:table-cell/>
          <table:table-cell office:value-type="string" calcext:value-type="string">
            <text:p>03/10/12 09:18 AM</text:p>
          </table:table-cell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8gd@gmail.com</text:p>
          </table:table-cell>
          <table:table-cell office:value-type="float" office:value="79333021758" calcext:value-type="float">
            <text:p>79333021758</text:p>
          </table:table-cell>
          <table:table-cell office:value-type="string" calcext:value-type="string">
            <text:p>03/10/12 09:00 PM</text:p>
          </table:table-cell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bfv@mail.ru</text:p>
          </table:table-cell>
          <table:table-cell office:value-type="float" office:value="77778826431" calcext:value-type="float">
            <text:p>77778826431</text:p>
          </table:table-cell>
          <table:table-cell office:value-type="string" calcext:value-type="string">
            <text:p>03/12/12 10:32 AM</text:p>
          </table:table-cell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Ольга</text:p>
          </table:table-cell>
          <table:table-cell office:value-type="string" calcext:value-type="string">
            <text:p>Борисовна</text:p>
          </table:table-cell>
          <table:table-cell office:value-type="string" calcext:value-type="string">
            <text:p>B87Nd5C@yandex.ru</text:p>
          </table:table-cell>
          <table:table-cell office:value-type="float" office:value="89676841900" calcext:value-type="float">
            <text:p>89676841900</text:p>
          </table:table-cell>
          <table:table-cell office:value-type="string" calcext:value-type="string">
            <text:p>03/12/12 11:30 AM</text:p>
          </table:table-cell>
        </table:table-row>
        <table:table-row table:style-name="ro1">
          <table:table-cell office:value-type="float" office:value="20197" calcext:value-type="float">
            <text:p>20197</text:p>
          </table:table-cell>
          <table:table-cell/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71Pqji@mail.ru</text:p>
          </table:table-cell>
          <table:table-cell/>
          <table:table-cell office:value-type="string" calcext:value-type="string">
            <text:p>03/12/12 12:05 PM</text:p>
          </table:table-cell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6oW@yandex.ru</text:p>
          </table:table-cell>
          <table:table-cell office:value-type="float" office:value="79271011267" calcext:value-type="float">
            <text:p>79271011267</text:p>
          </table:table-cell>
          <table:table-cell office:value-type="string" calcext:value-type="string">
            <text:p>03/12/12 12:30 PM</text:p>
          </table:table-cell>
        </table:table-row>
        <table:table-row table:style-name="ro1">
          <table:table-cell office:value-type="float" office:value="20262" calcext:value-type="float">
            <text:p>20262</text:p>
          </table:table-cell>
          <table:table-cell/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t1Z@mail.ru</text:p>
          </table:table-cell>
          <table:table-cell/>
          <table:table-cell office:value-type="string" calcext:value-type="string">
            <text:p>03/12/12 09:09 PM</text:p>
          </table:table-cell>
        </table:table-row>
        <table:table-row table:style-name="ro1">
          <table:table-cell office:value-type="float" office:value="20327" calcext:value-type="float">
            <text:p>20327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Юлия</text:p>
          </table:table-cell>
          <table:table-cell office:value-type="string" calcext:value-type="string">
            <text:p>Григорьевна</text:p>
          </table:table-cell>
          <table:table-cell office:value-type="string" calcext:value-type="string">
            <text:p>BffYp@ukr.net</text:p>
          </table:table-cell>
          <table:table-cell office:value-type="float" office:value="380674107073" calcext:value-type="float">
            <text:p>380674107073</text:p>
          </table:table-cell>
          <table:table-cell office:value-type="string" calcext:value-type="string">
            <text:p>03/13/12 11:54 AM</text:p>
          </table:table-cell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dCP@yandex.ru</text:p>
          </table:table-cell>
          <table:table-cell office:value-type="float" office:value="74322511458" calcext:value-type="float">
            <text:p>74322511458</text:p>
          </table:table-cell>
          <table:table-cell office:value-type="string" calcext:value-type="string">
            <text:p>11/28/14 08:42 AM</text:p>
          </table:table-cell>
        </table:table-row>
        <table:table-row table:style-name="ro1">
          <table:table-cell office:value-type="float" office:value="20518" calcext:value-type="float">
            <text:p>20518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F4nqYrS@mail.ru</text:p>
          </table:table-cell>
          <table:table-cell/>
          <table:table-cell office:value-type="string" calcext:value-type="string">
            <text:p>03/14/12 10:55 AM</text:p>
          </table:table-cell>
        </table:table-row>
        <table:table-row table:style-name="ro1">
          <table:table-cell office:value-type="float" office:value="20521" calcext:value-type="float">
            <text:p>20521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5yYDzu@mail.ru</text:p>
          </table:table-cell>
          <table:table-cell/>
          <table:table-cell office:value-type="string" calcext:value-type="string">
            <text:p>03/14/12 10:59 AM</text:p>
          </table:table-cell>
        </table:table-row>
        <table:table-row table:style-name="ro1">
          <table:table-cell office:value-type="float" office:value="20540" calcext:value-type="float">
            <text:p>20540</text:p>
          </table:table-cell>
          <table:table-cell/>
          <table:table-cell office:value-type="string" calcext:value-type="string">
            <text:p>Максим</text:p>
          </table:table-cell>
          <table:table-cell office:value-type="string" calcext:value-type="string">
            <text:p>Борисович</text:p>
          </table:table-cell>
          <table:table-cell office:value-type="string" calcext:value-type="string">
            <text:p>65kQO4@westron.kharkov.ua</text:p>
          </table:table-cell>
          <table:table-cell/>
          <table:table-cell office:value-type="string" calcext:value-type="string">
            <text:p>03/14/12 11:26 AM</text:p>
          </table:table-cell>
        </table:table-row>
        <table:table-row table:style-name="ro1">
          <table:table-cell office:value-type="float" office:value="20574" calcext:value-type="float">
            <text:p>20574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jr18@gmail.com</text:p>
          </table:table-cell>
          <table:table-cell/>
          <table:table-cell office:value-type="string" calcext:value-type="string">
            <text:p>03/14/12 12:26 PM</text:p>
          </table:table-cell>
        </table:table-row>
        <table:table-row table:style-name="ro1">
          <table:table-cell office:value-type="float" office:value="20613" calcext:value-type="float">
            <text:p>20613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B9oeEP@yandex.ru</text:p>
          </table:table-cell>
          <table:table-cell office:value-type="float" office:value="79031953187" calcext:value-type="float">
            <text:p>79031953187</text:p>
          </table:table-cell>
          <table:table-cell office:value-type="string" calcext:value-type="string">
            <text:p>03/14/12 02:21 PM</text:p>
          </table:table-cell>
        </table:table-row>
        <table:table-row table:style-name="ro1">
          <table:table-cell office:value-type="float" office:value="20664" calcext:value-type="float">
            <text:p>20664</text:p>
          </table:table-cell>
          <table:table-cell office:value-type="string" calcext:value-type="string">
            <text:p>Степан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die@yandex.ru</text:p>
          </table:table-cell>
          <table:table-cell/>
          <table:table-cell office:value-type="string" calcext:value-type="string">
            <text:p>03/14/12 04:35 PM</text:p>
          </table:table-cell>
        </table:table-row>
        <table:table-row table:style-name="ro1">
          <table:table-cell office:value-type="float" office:value="20891" calcext:value-type="float">
            <text:p>20891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nC0N9XPJ@list.ru</text:p>
          </table:table-cell>
          <table:table-cell office:value-type="float" office:value="79219371117" calcext:value-type="float">
            <text:p>79219371117</text:p>
          </table:table-cell>
          <table:table-cell office:value-type="string" calcext:value-type="string">
            <text:p>03/15/12 11:59 AM</text:p>
          </table:table-cell>
        </table:table-row>
        <table:table-row table:style-name="ro1">
          <table:table-cell office:value-type="float" office:value="20915" calcext:value-type="float">
            <text:p>20915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qVjJ8@ya.ru</text:p>
          </table:table-cell>
          <table:table-cell/>
          <table:table-cell office:value-type="string" calcext:value-type="string">
            <text:p>03/15/12 02:32 PM</text:p>
          </table:table-cell>
        </table:table-row>
        <table:table-row table:style-name="ro1">
          <table:table-cell office:value-type="float" office:value="21012" calcext:value-type="float">
            <text:p>21012</text:p>
          </table:table-cell>
          <table:table-cell/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oJuguS@mail.ru</text:p>
          </table:table-cell>
          <table:table-cell/>
          <table:table-cell office:value-type="string" calcext:value-type="string">
            <text:p>03/15/12 10:38 PM</text:p>
          </table:table-cell>
        </table:table-row>
        <table:table-row table:style-name="ro1">
          <table:table-cell office:value-type="float" office:value="21032" calcext:value-type="float">
            <text:p>21032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6AeXmJmT@gmail.com</text:p>
          </table:table-cell>
          <table:table-cell office:value-type="float" office:value="79213151376" calcext:value-type="float">
            <text:p>79213151376</text:p>
          </table:table-cell>
          <table:table-cell office:value-type="string" calcext:value-type="string">
            <text:p>03/16/12 01:55 AM</text:p>
          </table:table-cell>
        </table:table-row>
        <table:table-row table:style-name="ro1">
          <table:table-cell office:value-type="float" office:value="21074" calcext:value-type="float">
            <text:p>21074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Алёна</text:p>
          </table:table-cell>
          <table:table-cell office:value-type="string" calcext:value-type="string">
            <text:p>Григорьевна</text:p>
          </table:table-cell>
          <table:table-cell office:value-type="string" calcext:value-type="string">
            <text:p>PbDPdj@gmail.com</text:p>
          </table:table-cell>
          <table:table-cell office:value-type="float" office:value="359897881419" calcext:value-type="float">
            <text:p>359897881419</text:p>
          </table:table-cell>
          <table:table-cell office:value-type="string" calcext:value-type="string">
            <text:p>03/16/12 11:51 AM</text:p>
          </table:table-cell>
        </table:table-row>
        <table:table-row table:style-name="ro1">
          <table:table-cell office:value-type="float" office:value="21178" calcext:value-type="float">
            <text:p>21178</text:p>
          </table:table-cell>
          <table:table-cell office:value-type="string" calcext:value-type="string">
            <text:p>Татьян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C0FNGB@yandex.ru</text:p>
          </table:table-cell>
          <table:table-cell office:value-type="float" office:value="73737779093" calcext:value-type="float">
            <text:p>73737779093</text:p>
          </table:table-cell>
          <table:table-cell office:value-type="string" calcext:value-type="string">
            <text:p>03/17/12 01:06 AM</text:p>
          </table:table-cell>
        </table:table-row>
        <table:table-row table:style-name="ro1">
          <table:table-cell office:value-type="float" office:value="21464" calcext:value-type="float">
            <text:p>21464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FrMXDxTc@mail.ru</text:p>
          </table:table-cell>
          <table:table-cell office:value-type="float" office:value="61431201742" calcext:value-type="float">
            <text:p>61431201742</text:p>
          </table:table-cell>
          <table:table-cell office:value-type="string" calcext:value-type="string">
            <text:p>03/20/12 02:58 AM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s7bt@gmail.com</text:p>
          </table:table-cell>
          <table:table-cell office:value-type="float" office:value="89121119191" calcext:value-type="float">
            <text:p>89121119191</text:p>
          </table:table-cell>
          <table:table-cell office:value-type="string" calcext:value-type="string">
            <text:p>03/20/12 07:19 PM</text:p>
          </table:table-cell>
        </table:table-row>
        <table:table-row table:style-name="ro1">
          <table:table-cell office:value-type="float" office:value="21525" calcext:value-type="float">
            <text:p>21525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LQly@inbox.lv</text:p>
          </table:table-cell>
          <table:table-cell office:value-type="float" office:value="37129791561" calcext:value-type="float">
            <text:p>37129791561</text:p>
          </table:table-cell>
          <table:table-cell office:value-type="string" calcext:value-type="string">
            <text:p>03/21/12 02:37 AM</text:p>
          </table:table-cell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Iyl@yandex.ru</text:p>
          </table:table-cell>
          <table:table-cell/>
          <table:table-cell office:value-type="string" calcext:value-type="string">
            <text:p>10/09/14 01:15 AM</text:p>
          </table:table-cell>
        </table:table-row>
        <table:table-row table:style-name="ro1">
          <table:table-cell office:value-type="float" office:value="21661" calcext:value-type="float">
            <text:p>21661</text:p>
          </table:table-cell>
          <table:table-cell/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Lfoz@mail.ru</text:p>
          </table:table-cell>
          <table:table-cell/>
          <table:table-cell office:value-type="string" calcext:value-type="string">
            <text:p>03/24/12 06:59 PM</text:p>
          </table:table-cell>
        </table:table-row>
        <table:table-row table:style-name="ro1">
          <table:table-cell office:value-type="float" office:value="21756" calcext:value-type="float">
            <text:p>21756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Диана</text:p>
          </table:table-cell>
          <table:table-cell office:value-type="string" calcext:value-type="string">
            <text:p>Борисовна</text:p>
          </table:table-cell>
          <table:table-cell office:value-type="string" calcext:value-type="string">
            <text:p>rqiXow@mail.ru</text:p>
          </table:table-cell>
          <table:table-cell/>
          <table:table-cell office:value-type="string" calcext:value-type="string">
            <text:p>03/26/12 02:48 AM</text:p>
          </table:table-cell>
        </table:table-row>
        <table:table-row table:style-name="ro1">
          <table:table-cell office:value-type="float" office:value="21990" calcext:value-type="float">
            <text:p>21990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Маргарита</text:p>
          </table:table-cell>
          <table:table-cell office:value-type="string" calcext:value-type="string">
            <text:p>Валентиновна</text:p>
          </table:table-cell>
          <table:table-cell office:value-type="string" calcext:value-type="string">
            <text:p>GgYuG@mail.ru</text:p>
          </table:table-cell>
          <table:table-cell office:value-type="float" office:value="79807471075" calcext:value-type="float">
            <text:p>79807471075</text:p>
          </table:table-cell>
          <table:table-cell office:value-type="string" calcext:value-type="string">
            <text:p>03/30/12 02:25 AM</text:p>
          </table:table-cell>
        </table:table-row>
        <table:table-row table:style-name="ro1">
          <table:table-cell office:value-type="float" office:value="22068" calcext:value-type="float">
            <text:p>22068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e80m@mail.ru</text:p>
          </table:table-cell>
          <table:table-cell office:value-type="float" office:value="9114672076" calcext:value-type="float">
            <text:p>9114672076</text:p>
          </table:table-cell>
          <table:table-cell office:value-type="string" calcext:value-type="string">
            <text:p>03/31/12 12:08 PM</text:p>
          </table:table-cell>
        </table:table-row>
        <table:table-row table:style-name="ro1">
          <table:table-cell office:value-type="float" office:value="22073" calcext:value-type="float">
            <text:p>22073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ntSs@list.ru</text:p>
          </table:table-cell>
          <table:table-cell/>
          <table:table-cell office:value-type="string" calcext:value-type="string">
            <text:p>03/31/12 12:20 PM</text:p>
          </table:table-cell>
        </table:table-row>
        <table:table-row table:style-name="ro1">
          <table:table-cell office:value-type="float" office:value="22096" calcext:value-type="float">
            <text:p>22096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ilTEOQ8@mail.ru</text:p>
          </table:table-cell>
          <table:table-cell office:value-type="float" office:value="79857281829" calcext:value-type="float">
            <text:p>79857281829</text:p>
          </table:table-cell>
          <table:table-cell office:value-type="string" calcext:value-type="string">
            <text:p>03/31/12 01:20 PM</text:p>
          </table:table-cell>
        </table:table-row>
        <table:table-row table:style-name="ro1">
          <table:table-cell office:value-type="float" office:value="22218" calcext:value-type="float">
            <text:p>22218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2lfhaI@mail.ru</text:p>
          </table:table-cell>
          <table:table-cell office:value-type="float" office:value="9859636160" calcext:value-type="float">
            <text:p>9859636160</text:p>
          </table:table-cell>
          <table:table-cell office:value-type="string" calcext:value-type="string">
            <text:p>03/31/12 11:24 PM</text:p>
          </table:table-cell>
        </table:table-row>
        <table:table-row table:style-name="ro1">
          <table:table-cell office:value-type="float" office:value="22236" calcext:value-type="float">
            <text:p>22236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Ymt33tcd@hotmail.com</text:p>
          </table:table-cell>
          <table:table-cell office:value-type="float" office:value="447513038177" calcext:value-type="float">
            <text:p>447513038177</text:p>
          </table:table-cell>
          <table:table-cell office:value-type="string" calcext:value-type="string">
            <text:p>04/01/12 02:52 AM</text:p>
          </table:table-cell>
        </table:table-row>
        <table:table-row table:style-name="ro1">
          <table:table-cell office:value-type="float" office:value="22267" calcext:value-type="float">
            <text:p>22267</text:p>
          </table:table-cell>
          <table:table-cell/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W7vFrUS@yandex.ru</text:p>
          </table:table-cell>
          <table:table-cell/>
          <table:table-cell office:value-type="string" calcext:value-type="string">
            <text:p>04/01/12 11:49 AM</text:p>
          </table:table-cell>
        </table:table-row>
        <table:table-row table:style-name="ro1">
          <table:table-cell office:value-type="float" office:value="22293" calcext:value-type="float">
            <text:p>22293</text:p>
          </table:table-cell>
          <table:table-cell/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ZiUC@mail.ru</text:p>
          </table:table-cell>
          <table:table-cell/>
          <table:table-cell office:value-type="string" calcext:value-type="string">
            <text:p>04/01/12 04:03 PM</text:p>
          </table:table-cell>
        </table:table-row>
        <table:table-row table:style-name="ro1">
          <table:table-cell office:value-type="float" office:value="22369" calcext:value-type="float">
            <text:p>22369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p5UsYHJ@mail.ru</text:p>
          </table:table-cell>
          <table:table-cell office:value-type="float" office:value="79170781742" calcext:value-type="float">
            <text:p>79170781742</text:p>
          </table:table-cell>
          <table:table-cell office:value-type="string" calcext:value-type="string">
            <text:p>04/02/12 09:41 AM</text:p>
          </table:table-cell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yjikTc@yandex.ru</text:p>
          </table:table-cell>
          <table:table-cell office:value-type="float" office:value="79228441613" calcext:value-type="float">
            <text:p>79228441613</text:p>
          </table:table-cell>
          <table:table-cell office:value-type="string" calcext:value-type="string">
            <text:p>04/02/12 06:54 PM</text:p>
          </table:table-cell>
        </table:table-row>
        <table:table-row table:style-name="ro1">
          <table:table-cell office:value-type="float" office:value="22498" calcext:value-type="float">
            <text:p>22498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Марк</text:p>
          </table:table-cell>
          <table:table-cell office:value-type="string" calcext:value-type="string">
            <text:p>Матвеевич</text:p>
          </table:table-cell>
          <table:table-cell office:value-type="string" calcext:value-type="string">
            <text:p>wxRf@mail.ru</text:p>
          </table:table-cell>
          <table:table-cell office:value-type="float" office:value="79166521783" calcext:value-type="float">
            <text:p>79166521783</text:p>
          </table:table-cell>
          <table:table-cell office:value-type="string" calcext:value-type="string">
            <text:p>04/03/12 01:06 PM</text:p>
          </table:table-cell>
        </table:table-row>
        <table:table-row table:style-name="ro1">
          <table:table-cell office:value-type="float" office:value="22583" calcext:value-type="float">
            <text:p>22583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CmrNYC@yandex.ru</text:p>
          </table:table-cell>
          <table:table-cell/>
          <table:table-cell office:value-type="string" calcext:value-type="string">
            <text:p>04/04/12 12:08 PM</text:p>
          </table:table-cell>
        </table:table-row>
        <table:table-row table:style-name="ro1">
          <table:table-cell office:value-type="float" office:value="22663" calcext:value-type="float">
            <text:p>22663</text:p>
          </table:table-cell>
          <table:table-cell/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rNOaOfh@ngs.ru</text:p>
          </table:table-cell>
          <table:table-cell/>
          <table:table-cell office:value-type="string" calcext:value-type="string">
            <text:p>04/04/12 07:50 PM</text:p>
          </table:table-cell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IaMXt@yahoo.com</text:p>
          </table:table-cell>
          <table:table-cell/>
          <table:table-cell office:value-type="string" calcext:value-type="string">
            <text:p>07/14/15 06:27 PM</text:p>
          </table:table-cell>
        </table:table-row>
        <table:table-row table:style-name="ro1">
          <table:table-cell office:value-type="float" office:value="22762" calcext:value-type="float">
            <text:p>22762</text:p>
          </table:table-cell>
          <table:table-cell/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H1WFnSY@inbox.ru</text:p>
          </table:table-cell>
          <table:table-cell/>
          <table:table-cell office:value-type="string" calcext:value-type="string">
            <text:p>04/05/12 11:10 PM</text:p>
          </table:table-cell>
        </table:table-row>
        <table:table-row table:style-name="ro1">
          <table:table-cell office:value-type="float" office:value="22780" calcext:value-type="float">
            <text:p>22780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C76R8mN@mail.ru</text:p>
          </table:table-cell>
          <table:table-cell/>
          <table:table-cell office:value-type="string" calcext:value-type="string">
            <text:p>04/06/12 08:39 AM</text:p>
          </table:table-cell>
        </table:table-row>
        <table:table-row table:style-name="ro1">
          <table:table-cell office:value-type="float" office:value="22955" calcext:value-type="float">
            <text:p>22955</text:p>
          </table:table-cell>
          <table:table-cell/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9da6u@mail.ru</text:p>
          </table:table-cell>
          <table:table-cell office:value-type="float" office:value="79104931811" calcext:value-type="float">
            <text:p>79104931811</text:p>
          </table:table-cell>
          <table:table-cell office:value-type="string" calcext:value-type="string">
            <text:p>04/08/12 09:09 PM</text:p>
          </table:table-cell>
        </table:table-row>
        <table:table-row table:style-name="ro1">
          <table:table-cell office:value-type="float" office:value="22965" calcext:value-type="float">
            <text:p>22965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Вячеслав</text:p>
          </table:table-cell>
          <table:table-cell office:value-type="string" calcext:value-type="string">
            <text:p>Павлович</text:p>
          </table:table-cell>
          <table:table-cell office:value-type="string" calcext:value-type="string">
            <text:p>i0uodd@mail.ru</text:p>
          </table:table-cell>
          <table:table-cell office:value-type="float" office:value="37368331080" calcext:value-type="float">
            <text:p>37368331080</text:p>
          </table:table-cell>
          <table:table-cell office:value-type="string" calcext:value-type="string">
            <text:p>04/08/12 10:40 PM</text:p>
          </table:table-cell>
        </table:table-row>
        <table:table-row table:style-name="ro1">
          <table:table-cell office:value-type="float" office:value="23020" calcext:value-type="float">
            <text:p>23020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NSACUx3@yandex.ru</text:p>
          </table:table-cell>
          <table:table-cell office:value-type="float" office:value="79218452127" calcext:value-type="float">
            <text:p>79218452127</text:p>
          </table:table-cell>
          <table:table-cell office:value-type="string" calcext:value-type="string">
            <text:p>04/09/12 10:29 PM</text:p>
          </table:table-cell>
        </table:table-row>
        <table:table-row table:style-name="ro1">
          <table:table-cell office:value-type="float" office:value="23105" calcext:value-type="float">
            <text:p>23105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mBwWK@mail.ru</text:p>
          </table:table-cell>
          <table:table-cell office:value-type="float" office:value="9184343068" calcext:value-type="float">
            <text:p>9184343068</text:p>
          </table:table-cell>
          <table:table-cell office:value-type="string" calcext:value-type="string">
            <text:p>04/12/12 06:11 PM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PZF2F@mail.ru</text:p>
          </table:table-cell>
          <table:table-cell office:value-type="float" office:value="9255853603" calcext:value-type="float">
            <text:p>9255853603</text:p>
          </table:table-cell>
          <table:table-cell office:value-type="string" calcext:value-type="string">
            <text:p>04/13/12 05:42 PM</text:p>
          </table:table-cell>
        </table:table-row>
        <table:table-row table:style-name="ro1">
          <table:table-cell office:value-type="float" office:value="23316" calcext:value-type="float">
            <text:p>23316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KYdAJIUb@gmail.com</text:p>
          </table:table-cell>
          <table:table-cell/>
          <table:table-cell office:value-type="string" calcext:value-type="string">
            <text:p>04/14/12 06:32 PM</text:p>
          </table:table-cell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Лариса</text:p>
          </table:table-cell>
          <table:table-cell office:value-type="string" calcext:value-type="string">
            <text:p>Степановна</text:p>
          </table:table-cell>
          <table:table-cell office:value-type="string" calcext:value-type="string">
            <text:p>V7wS@gmail.com</text:p>
          </table:table-cell>
          <table:table-cell office:value-type="float" office:value="79151627115" calcext:value-type="float">
            <text:p>79151627115</text:p>
          </table:table-cell>
          <table:table-cell office:value-type="string" calcext:value-type="string">
            <text:p>04/16/12 02:38 PM</text:p>
          </table:table-cell>
        </table:table-row>
        <table:table-row table:style-name="ro1">
          <table:table-cell office:value-type="float" office:value="23877" calcext:value-type="float">
            <text:p>23877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lw2@mail.ru</text:p>
          </table:table-cell>
          <table:table-cell office:value-type="float" office:value="79122432299" calcext:value-type="float">
            <text:p>79122432299</text:p>
          </table:table-cell>
          <table:table-cell office:value-type="string" calcext:value-type="string">
            <text:p>04/17/12 01:10 PM</text:p>
          </table:table-cell>
        </table:table-row>
        <table:table-row table:style-name="ro1">
          <table:table-cell office:value-type="float" office:value="24026" calcext:value-type="float">
            <text:p>24026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06Y@mail.ru</text:p>
          </table:table-cell>
          <table:table-cell office:value-type="float" office:value="79184781216" calcext:value-type="float">
            <text:p>79184781216</text:p>
          </table:table-cell>
          <table:table-cell office:value-type="string" calcext:value-type="string">
            <text:p>06/14/14 03:03 AM</text:p>
          </table:table-cell>
        </table:table-row>
        <table:table-row table:style-name="ro1">
          <table:table-cell office:value-type="float" office:value="24037" calcext:value-type="float">
            <text:p>24037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dZ3@inbox.ru</text:p>
          </table:table-cell>
          <table:table-cell/>
          <table:table-cell office:value-type="string" calcext:value-type="string">
            <text:p>04/18/12 12:47 PM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Максимович</text:p>
          </table:table-cell>
          <table:table-cell office:value-type="string" calcext:value-type="string">
            <text:p>Kdk@ya.ru</text:p>
          </table:table-cell>
          <table:table-cell office:value-type="float" office:value="79295011791" calcext:value-type="float">
            <text:p>79295011791</text:p>
          </table:table-cell>
          <table:table-cell office:value-type="string" calcext:value-type="string">
            <text:p>04/18/12 02:39 PM</text:p>
          </table:table-cell>
        </table:table-row>
        <table:table-row table:style-name="ro1">
          <table:table-cell office:value-type="float" office:value="24124" calcext:value-type="float">
            <text:p>24124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BEl7@mail.ru</text:p>
          </table:table-cell>
          <table:table-cell office:value-type="float" office:value="79177875912" calcext:value-type="float">
            <text:p>79177875912</text:p>
          </table:table-cell>
          <table:table-cell office:value-type="string" calcext:value-type="string">
            <text:p>04/18/12 04:34 PM</text:p>
          </table:table-cell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eGNO@list.ru</text:p>
          </table:table-cell>
          <table:table-cell office:value-type="float" office:value="79219031223" calcext:value-type="float">
            <text:p>79219031223</text:p>
          </table:table-cell>
          <table:table-cell office:value-type="string" calcext:value-type="string">
            <text:p>04/18/12 04:51 PM</text:p>
          </table:table-cell>
        </table:table-row>
        <table:table-row table:style-name="ro1">
          <table:table-cell office:value-type="float" office:value="24399" calcext:value-type="float">
            <text:p>24399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Артур</text:p>
          </table:table-cell>
          <table:table-cell office:value-type="string" calcext:value-type="string">
            <text:p>Григорьевич</text:p>
          </table:table-cell>
          <table:table-cell office:value-type="string" calcext:value-type="string">
            <text:p>5wclJX@mail.ru</text:p>
          </table:table-cell>
          <table:table-cell office:value-type="float" office:value="998911631611" calcext:value-type="float">
            <text:p>998911631611</text:p>
          </table:table-cell>
          <table:table-cell office:value-type="string" calcext:value-type="string">
            <text:p>04/20/12 07:41 AM</text:p>
          </table:table-cell>
        </table:table-row>
        <table:table-row table:style-name="ro1">
          <table:table-cell office:value-type="float" office:value="24580" calcext:value-type="float">
            <text:p>24580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G3d@gmail.com</text:p>
          </table:table-cell>
          <table:table-cell office:value-type="float" office:value="79506034389" calcext:value-type="float">
            <text:p>79506034389</text:p>
          </table:table-cell>
          <table:table-cell office:value-type="string" calcext:value-type="string">
            <text:p>04/22/12 11:22 AM</text:p>
          </table:table-cell>
        </table:table-row>
        <table:table-row table:style-name="ro1">
          <table:table-cell office:value-type="float" office:value="24651" calcext:value-type="float">
            <text:p>24651</text:p>
          </table:table-cell>
          <table:table-cell office:value-type="string" calcext:value-type="string">
            <text:p>Валер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8U0NUOVr@bk.ru</text:p>
          </table:table-cell>
          <table:table-cell office:value-type="float" office:value="79133641420" calcext:value-type="float">
            <text:p>79133641420</text:p>
          </table:table-cell>
          <table:table-cell office:value-type="string" calcext:value-type="string">
            <text:p>04/23/12 07:09 AM</text:p>
          </table:table-cell>
        </table:table-row>
        <table:table-row table:style-name="ro1">
          <table:table-cell office:value-type="float" office:value="24699" calcext:value-type="float">
            <text:p>24699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G1RZZe@gmail.com</text:p>
          </table:table-cell>
          <table:table-cell office:value-type="float" office:value="380503829100" calcext:value-type="float">
            <text:p>380503829100</text:p>
          </table:table-cell>
          <table:table-cell office:value-type="string" calcext:value-type="string">
            <text:p>04/23/12 10:02 PM</text:p>
          </table:table-cell>
        </table:table-row>
        <table:table-row table:style-name="ro1">
          <table:table-cell office:value-type="float" office:value="24745" calcext:value-type="float">
            <text:p>24745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8a8pIY@mail.ru</text:p>
          </table:table-cell>
          <table:table-cell/>
          <table:table-cell office:value-type="string" calcext:value-type="string">
            <text:p>06/16/14 10:58 AM</text:p>
          </table:table-cell>
        </table:table-row>
        <table:table-row table:style-name="ro1">
          <table:table-cell office:value-type="float" office:value="24808" calcext:value-type="float">
            <text:p>24808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yLs@gmail.com</text:p>
          </table:table-cell>
          <table:table-cell office:value-type="float" office:value="9274072003" calcext:value-type="float">
            <text:p>9274072003</text:p>
          </table:table-cell>
          <table:table-cell office:value-type="string" calcext:value-type="string">
            <text:p>08/31/14 12:16 AM</text:p>
          </table:table-cell>
        </table:table-row>
        <table:table-row table:style-name="ro1">
          <table:table-cell office:value-type="float" office:value="24823" calcext:value-type="float">
            <text:p>24823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7za3KBGG@yandex.ru</text:p>
          </table:table-cell>
          <table:table-cell/>
          <table:table-cell office:value-type="string" calcext:value-type="string">
            <text:p>04/25/12 10:08 AM</text:p>
          </table:table-cell>
        </table:table-row>
        <table:table-row table:style-name="ro1">
          <table:table-cell office:value-type="float" office:value="24857" calcext:value-type="float">
            <text:p>24857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Виталий</text:p>
          </table:table-cell>
          <table:table-cell office:value-type="string" calcext:value-type="string">
            <text:p>Анатольевич</text:p>
          </table:table-cell>
          <table:table-cell office:value-type="string" calcext:value-type="string">
            <text:p>o16zPCa@mail.ru</text:p>
          </table:table-cell>
          <table:table-cell office:value-type="float" office:value="9056361295" calcext:value-type="float">
            <text:p>9056361295</text:p>
          </table:table-cell>
          <table:table-cell office:value-type="string" calcext:value-type="string">
            <text:p>04/25/12 03:57 PM</text:p>
          </table:table-cell>
        </table:table-row>
        <table:table-row table:style-name="ro1">
          <table:table-cell office:value-type="float" office:value="24878" calcext:value-type="float">
            <text:p>24878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swYA9@mail.ru</text:p>
          </table:table-cell>
          <table:table-cell office:value-type="float" office:value="9659202809" calcext:value-type="float">
            <text:p>9659202809</text:p>
          </table:table-cell>
          <table:table-cell office:value-type="string" calcext:value-type="string">
            <text:p>08/06/14 09:41 PM</text:p>
          </table:table-cell>
        </table:table-row>
        <table:table-row table:style-name="ro1">
          <table:table-cell office:value-type="float" office:value="25042" calcext:value-type="float">
            <text:p>25042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2sLt@list.ru</text:p>
          </table:table-cell>
          <table:table-cell office:value-type="float" office:value="375297841027" calcext:value-type="float">
            <text:p>375297841027</text:p>
          </table:table-cell>
          <table:table-cell office:value-type="string" calcext:value-type="string">
            <text:p>04/27/12 08:45 AM</text:p>
          </table:table-cell>
        </table:table-row>
        <table:table-row table:style-name="ro1">
          <table:table-cell office:value-type="float" office:value="25082" calcext:value-type="float">
            <text:p>25082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Марина</text:p>
          </table:table-cell>
          <table:table-cell/>
          <table:table-cell office:value-type="string" calcext:value-type="string">
            <text:p>rTuDy0Nb@yandex.ru</text:p>
          </table:table-cell>
          <table:table-cell office:value-type="float" office:value="9082231278" calcext:value-type="float">
            <text:p>9082231278</text:p>
          </table:table-cell>
          <table:table-cell office:value-type="string" calcext:value-type="string">
            <text:p>04/27/12 12:14 PM</text:p>
          </table:table-cell>
        </table:table-row>
        <table:table-row table:style-name="ro1">
          <table:table-cell office:value-type="float" office:value="25096" calcext:value-type="float">
            <text:p>25096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bKqJyM@mail.ru</text:p>
          </table:table-cell>
          <table:table-cell office:value-type="float" office:value="79147701877" calcext:value-type="float">
            <text:p>79147701877</text:p>
          </table:table-cell>
          <table:table-cell office:value-type="string" calcext:value-type="string">
            <text:p>04/27/12 01:14 PM</text:p>
          </table:table-cell>
        </table:table-row>
        <table:table-row table:style-name="ro1">
          <table:table-cell office:value-type="float" office:value="25192" calcext:value-type="float">
            <text:p>25192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aWsUGZ@rambler.ru</text:p>
          </table:table-cell>
          <table:table-cell office:value-type="float" office:value="79053171657" calcext:value-type="float">
            <text:p>79053171657</text:p>
          </table:table-cell>
          <table:table-cell office:value-type="string" calcext:value-type="string">
            <text:p>04/28/12 07:49 AM</text:p>
          </table:table-cell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m8dp3@inbox.ru</text:p>
          </table:table-cell>
          <table:table-cell/>
          <table:table-cell office:value-type="string" calcext:value-type="string">
            <text:p>04/28/12 06:43 PM</text:p>
          </table:table-cell>
        </table:table-row>
        <table:table-row table:style-name="ro1">
          <table:table-cell office:value-type="float" office:value="25272" calcext:value-type="float">
            <text:p>25272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go3livb@mail.ru</text:p>
          </table:table-cell>
          <table:table-cell office:value-type="float" office:value="79126791858" calcext:value-type="float">
            <text:p>79126791858</text:p>
          </table:table-cell>
          <table:table-cell office:value-type="string" calcext:value-type="string">
            <text:p>04/28/12 10:11 PM</text:p>
          </table:table-cell>
        </table:table-row>
        <table:table-row table:style-name="ro1">
          <table:table-cell office:value-type="float" office:value="25284" calcext:value-type="float">
            <text:p>25284</text:p>
          </table:table-cell>
          <table:table-cell table:number-columns-repeated="3"/>
          <table:table-cell office:value-type="string" calcext:value-type="string">
            <text:p>CLfOUCJ@gmail.com</text:p>
          </table:table-cell>
          <table:table-cell/>
          <table:table-cell office:value-type="string" calcext:value-type="string">
            <text:p>04/29/12 12:59 AM</text:p>
          </table:table-cell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LqyV@mail.ru</text:p>
          </table:table-cell>
          <table:table-cell/>
          <table:table-cell office:value-type="string" calcext:value-type="string">
            <text:p>04/29/12 07:21 AM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Артур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Eni@yandex.ru</text:p>
          </table:table-cell>
          <table:table-cell/>
          <table:table-cell office:value-type="string" calcext:value-type="string">
            <text:p>07/14/15 06:35 PM</text:p>
          </table:table-cell>
        </table:table-row>
        <table:table-row table:style-name="ro1">
          <table:table-cell office:value-type="float" office:value="25371" calcext:value-type="float">
            <text:p>25371</text:p>
          </table:table-cell>
          <table:table-cell/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qO1@gmail.com</text:p>
          </table:table-cell>
          <table:table-cell/>
          <table:table-cell office:value-type="string" calcext:value-type="string">
            <text:p>04/30/12 07:03 AM</text:p>
          </table:table-cell>
        </table:table-row>
        <table:table-row table:style-name="ro1">
          <table:table-cell office:value-type="float" office:value="25397" calcext:value-type="float">
            <text:p>25397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DiVoqI@yandex.ru</text:p>
          </table:table-cell>
          <table:table-cell/>
          <table:table-cell office:value-type="string" calcext:value-type="string">
            <text:p>04/30/12 02:55 PM</text:p>
          </table:table-cell>
        </table:table-row>
        <table:table-row table:style-name="ro1">
          <table:table-cell office:value-type="float" office:value="25427" calcext:value-type="float">
            <text:p>25427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Маргарита</text:p>
          </table:table-cell>
          <table:table-cell office:value-type="string" calcext:value-type="string">
            <text:p>Витальевна</text:p>
          </table:table-cell>
          <table:table-cell office:value-type="string" calcext:value-type="string">
            <text:p>Moy@list.ru</text:p>
          </table:table-cell>
          <table:table-cell office:value-type="float" office:value="79500291197" calcext:value-type="float">
            <text:p>79500291197</text:p>
          </table:table-cell>
          <table:table-cell office:value-type="string" calcext:value-type="string">
            <text:p>04/30/12 09:02 PM</text:p>
          </table:table-cell>
        </table:table-row>
        <table:table-row table:style-name="ro1">
          <table:table-cell office:value-type="float" office:value="25433" calcext:value-type="float">
            <text:p>25433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Вячеславович</text:p>
          </table:table-cell>
          <table:table-cell office:value-type="string" calcext:value-type="string">
            <text:p>5hqe@gmail.com</text:p>
          </table:table-cell>
          <table:table-cell office:value-type="float" office:value="4791991849" calcext:value-type="float">
            <text:p>4791991849</text:p>
          </table:table-cell>
          <table:table-cell office:value-type="string" calcext:value-type="string">
            <text:p>04/30/12 10:11 PM</text:p>
          </table:table-cell>
        </table:table-row>
        <table:table-row table:style-name="ro1">
          <table:table-cell office:value-type="float" office:value="25566" calcext:value-type="float">
            <text:p>25566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j3DiMkN@mail.ru</text:p>
          </table:table-cell>
          <table:table-cell office:value-type="float" office:value="7015331771" calcext:value-type="float">
            <text:p>7015331771</text:p>
          </table:table-cell>
          <table:table-cell office:value-type="string" calcext:value-type="string">
            <text:p>07/14/15 06:35 PM</text:p>
          </table:table-cell>
        </table:table-row>
        <table:table-row table:style-name="ro1">
          <table:table-cell office:value-type="float" office:value="25626" calcext:value-type="float">
            <text:p>25626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Викторовна</text:p>
          </table:table-cell>
          <table:table-cell office:value-type="string" calcext:value-type="string">
            <text:p>XDrg@yandex.ru</text:p>
          </table:table-cell>
          <table:table-cell office:value-type="float" office:value="79061941428" calcext:value-type="float">
            <text:p>79061941428</text:p>
          </table:table-cell>
          <table:table-cell office:value-type="string" calcext:value-type="string">
            <text:p>06/13/14 06:23 PM</text:p>
          </table:table-cell>
        </table:table-row>
        <table:table-row table:style-name="ro1">
          <table:table-cell office:value-type="float" office:value="25667" calcext:value-type="float">
            <text:p>25667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Лариса</text:p>
          </table:table-cell>
          <table:table-cell office:value-type="string" calcext:value-type="string">
            <text:p>Эдуардовна</text:p>
          </table:table-cell>
          <table:table-cell office:value-type="string" calcext:value-type="string">
            <text:p>Kwk3m@yandex.ru</text:p>
          </table:table-cell>
          <table:table-cell office:value-type="float" office:value="79109736959" calcext:value-type="float">
            <text:p>79109736959</text:p>
          </table:table-cell>
          <table:table-cell office:value-type="string" calcext:value-type="string">
            <text:p>05/03/12 03:31 PM</text:p>
          </table:table-cell>
        </table:table-row>
        <table:table-row table:style-name="ro1">
          <table:table-cell office:value-type="float" office:value="25678" calcext:value-type="float">
            <text:p>25678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OCZMK@gmail.com</text:p>
          </table:table-cell>
          <table:table-cell/>
          <table:table-cell office:value-type="string" calcext:value-type="string">
            <text:p>05/03/12 05:45 PM</text:p>
          </table:table-cell>
        </table:table-row>
        <table:table-row table:style-name="ro1">
          <table:table-cell office:value-type="float" office:value="25735" calcext:value-type="float">
            <text:p>25735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OlCqsgOA@yandex.ru</text:p>
          </table:table-cell>
          <table:table-cell/>
          <table:table-cell office:value-type="string" calcext:value-type="string">
            <text:p>05/04/12 02:24 AM</text:p>
          </table:table-cell>
        </table:table-row>
        <table:table-row table:style-name="ro1">
          <table:table-cell office:value-type="float" office:value="25744" calcext:value-type="float">
            <text:p>25744</text:p>
          </table:table-cell>
          <table:table-cell/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vSi@mail.ru</text:p>
          </table:table-cell>
          <table:table-cell/>
          <table:table-cell office:value-type="string" calcext:value-type="string">
            <text:p>05/04/12 05:21 AM</text:p>
          </table:table-cell>
        </table:table-row>
        <table:table-row table:style-name="ro1">
          <table:table-cell office:value-type="float" office:value="25804" calcext:value-type="float">
            <text:p>25804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Руслан</text:p>
          </table:table-cell>
          <table:table-cell office:value-type="string" calcext:value-type="string">
            <text:p>Кириллович</text:p>
          </table:table-cell>
          <table:table-cell office:value-type="string" calcext:value-type="string">
            <text:p>lu646@rambler.ru</text:p>
          </table:table-cell>
          <table:table-cell office:value-type="float" office:value="79185546724" calcext:value-type="float">
            <text:p>79185546724</text:p>
          </table:table-cell>
          <table:table-cell office:value-type="string" calcext:value-type="string">
            <text:p>05/04/12 02:15 PM</text:p>
          </table:table-cell>
        </table:table-row>
        <table:table-row table:style-name="ro1">
          <table:table-cell office:value-type="float" office:value="25817" calcext:value-type="float">
            <text:p>25817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pbc1Ag@yandex.ru</text:p>
          </table:table-cell>
          <table:table-cell/>
          <table:table-cell office:value-type="string" calcext:value-type="string">
            <text:p>05/04/12 04:18 PM</text:p>
          </table:table-cell>
        </table:table-row>
        <table:table-row table:style-name="ro1">
          <table:table-cell office:value-type="float" office:value="25846" calcext:value-type="float">
            <text:p>25846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Lu1@list.ru</text:p>
          </table:table-cell>
          <table:table-cell/>
          <table:table-cell office:value-type="string" calcext:value-type="string">
            <text:p>07/14/15 06:35 PM</text:p>
          </table:table-cell>
        </table:table-row>
        <table:table-row table:style-name="ro1">
          <table:table-cell office:value-type="float" office:value="26007" calcext:value-type="float">
            <text:p>26007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Алина</text:p>
          </table:table-cell>
          <table:table-cell office:value-type="string" calcext:value-type="string">
            <text:p>Сергеевна</text:p>
          </table:table-cell>
          <table:table-cell office:value-type="string" calcext:value-type="string">
            <text:p>GrjE@yandex.ru</text:p>
          </table:table-cell>
          <table:table-cell office:value-type="float" office:value="79140081491" calcext:value-type="float">
            <text:p>79140081491</text:p>
          </table:table-cell>
          <table:table-cell office:value-type="string" calcext:value-type="string">
            <text:p>05/28/14 09:33 AM</text:p>
          </table:table-cell>
        </table:table-row>
        <table:table-row table:style-name="ro1">
          <table:table-cell office:value-type="float" office:value="26064" calcext:value-type="float">
            <text:p>26064</text:p>
          </table:table-cell>
          <table:table-cell/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4u9@mail.ru</text:p>
          </table:table-cell>
          <table:table-cell/>
          <table:table-cell office:value-type="string" calcext:value-type="string">
            <text:p>05/08/12 05:52 PM</text:p>
          </table:table-cell>
        </table:table-row>
        <table:table-row table:style-name="ro1">
          <table:table-cell office:value-type="float" office:value="26098" calcext:value-type="float">
            <text:p>26098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LWpEN@yandex.ru</text:p>
          </table:table-cell>
          <table:table-cell/>
          <table:table-cell office:value-type="string" calcext:value-type="string">
            <text:p>05/10/12 01:21 AM</text:p>
          </table:table-cell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Степан</text:p>
          </table:table-cell>
          <table:table-cell office:value-type="string" calcext:value-type="string">
            <text:p>Леонидович</text:p>
          </table:table-cell>
          <table:table-cell office:value-type="string" calcext:value-type="string">
            <text:p>NNVB@bk.ru</text:p>
          </table:table-cell>
          <table:table-cell/>
          <table:table-cell office:value-type="string" calcext:value-type="string">
            <text:p>05/10/12 07:28 PM</text:p>
          </table:table-cell>
        </table:table-row>
        <table:table-row table:style-name="ro1">
          <table:table-cell office:value-type="float" office:value="26246" calcext:value-type="float">
            <text:p>26246</text:p>
          </table:table-cell>
          <table:table-cell office:value-type="string" calcext:value-type="string">
            <text:p>Виталин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HCdT@mail.ru</text:p>
          </table:table-cell>
          <table:table-cell office:value-type="float" office:value="79085521591" calcext:value-type="float">
            <text:p>79085521591</text:p>
          </table:table-cell>
          <table:table-cell office:value-type="string" calcext:value-type="string">
            <text:p>05/12/12 10:44 AM</text:p>
          </table:table-cell>
        </table:table-row>
        <table:table-row table:style-name="ro1">
          <table:table-cell office:value-type="float" office:value="26276" calcext:value-type="float">
            <text:p>26276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Егор</text:p>
          </table:table-cell>
          <table:table-cell/>
          <table:table-cell office:value-type="string" calcext:value-type="string">
            <text:p>jaa5@mail.ru</text:p>
          </table:table-cell>
          <table:table-cell office:value-type="float" office:value="37253801075" calcext:value-type="float">
            <text:p>37253801075</text:p>
          </table:table-cell>
          <table:table-cell office:value-type="string" calcext:value-type="string">
            <text:p>05/12/12 08:25 PM</text:p>
          </table:table-cell>
        </table:table-row>
        <table:table-row table:style-name="ro1">
          <table:table-cell office:value-type="float" office:value="26313" calcext:value-type="float">
            <text:p>26313</text:p>
          </table:table-cell>
          <table:table-cell/>
          <table:table-cell office:value-type="string" calcext:value-type="string">
            <text:p>Пётр</text:p>
          </table:table-cell>
          <table:table-cell/>
          <table:table-cell office:value-type="string" calcext:value-type="string">
            <text:p>KJZVxc@gmail.com</text:p>
          </table:table-cell>
          <table:table-cell/>
          <table:table-cell office:value-type="string" calcext:value-type="string">
            <text:p>05/13/12 11:55 AM</text:p>
          </table:table-cell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3yOW1fm@mail.ru</text:p>
          </table:table-cell>
          <table:table-cell office:value-type="float" office:value="9500034198" calcext:value-type="float">
            <text:p>9500034198</text:p>
          </table:table-cell>
          <table:table-cell office:value-type="string" calcext:value-type="string">
            <text:p>05/14/12 01:24 PM</text:p>
          </table:table-cell>
        </table:table-row>
        <table:table-row table:style-name="ro1">
          <table:table-cell office:value-type="float" office:value="26454" calcext:value-type="float">
            <text:p>26454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Эдуардович</text:p>
          </table:table-cell>
          <table:table-cell office:value-type="string" calcext:value-type="string">
            <text:p>rDILDmJP@mail.ru</text:p>
          </table:table-cell>
          <table:table-cell office:value-type="float" office:value="79091451647" calcext:value-type="float">
            <text:p>79091451647</text:p>
          </table:table-cell>
          <table:table-cell office:value-type="string" calcext:value-type="string">
            <text:p>05/14/12 04:57 PM</text:p>
          </table:table-cell>
        </table:table-row>
        <table:table-row table:style-name="ro1">
          <table:table-cell office:value-type="float" office:value="26495" calcext:value-type="float">
            <text:p>26495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Jsn2mzRH@list.ru</text:p>
          </table:table-cell>
          <table:table-cell office:value-type="float" office:value="89222061152" calcext:value-type="float">
            <text:p>89222061152</text:p>
          </table:table-cell>
          <table:table-cell office:value-type="string" calcext:value-type="string">
            <text:p>05/14/12 09:17 PM</text:p>
          </table:table-cell>
        </table:table-row>
        <table:table-row table:style-name="ro1">
          <table:table-cell office:value-type="float" office:value="26532" calcext:value-type="float">
            <text:p>26532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Mu6@yandex.ru</text:p>
          </table:table-cell>
          <table:table-cell office:value-type="float" office:value="9141751884" calcext:value-type="float">
            <text:p>9141751884</text:p>
          </table:table-cell>
          <table:table-cell office:value-type="string" calcext:value-type="string">
            <text:p>05/15/12 05:39 AM</text:p>
          </table:table-cell>
        </table:table-row>
        <table:table-row table:style-name="ro1">
          <table:table-cell office:value-type="float" office:value="26537" calcext:value-type="float">
            <text:p>26537</text:p>
          </table:table-cell>
          <table:table-cell/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jjZWU2yN@gmail.com</text:p>
          </table:table-cell>
          <table:table-cell/>
          <table:table-cell office:value-type="string" calcext:value-type="string">
            <text:p>05/15/12 08:09 AM</text:p>
          </table:table-cell>
        </table:table-row>
        <table:table-row table:style-name="ro1">
          <table:table-cell office:value-type="float" office:value="26564" calcext:value-type="float">
            <text:p>26564</text:p>
          </table:table-cell>
          <table:table-cell/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RBymZg@mail.ru</text:p>
          </table:table-cell>
          <table:table-cell/>
          <table:table-cell office:value-type="string" calcext:value-type="string">
            <text:p>05/15/12 01:16 PM</text:p>
          </table:table-cell>
        </table:table-row>
        <table:table-row table:style-name="ro1">
          <table:table-cell office:value-type="float" office:value="26720" calcext:value-type="float">
            <text:p>26720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pgyVsX@yandex.ru</text:p>
          </table:table-cell>
          <table:table-cell office:value-type="float" office:value="7960731064" calcext:value-type="float">
            <text:p>7960731064</text:p>
          </table:table-cell>
          <table:table-cell office:value-type="string" calcext:value-type="string">
            <text:p>05/20/12 09:40 AM</text:p>
          </table:table-cell>
        </table:table-row>
        <table:table-row table:style-name="ro1">
          <table:table-cell office:value-type="float" office:value="26728" calcext:value-type="float">
            <text:p>26728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2mL@telenet.be</text:p>
          </table:table-cell>
          <table:table-cell office:value-type="float" office:value="32499723345" calcext:value-type="float">
            <text:p>32499723345</text:p>
          </table:table-cell>
          <table:table-cell office:value-type="string" calcext:value-type="string">
            <text:p>05/21/12 11:19 AM</text:p>
          </table:table-cell>
        </table:table-row>
        <table:table-row table:style-name="ro1">
          <table:table-cell office:value-type="float" office:value="26758" calcext:value-type="float">
            <text:p>26758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CPxZ@mail.ru</text:p>
          </table:table-cell>
          <table:table-cell office:value-type="float" office:value="9089571027" calcext:value-type="float">
            <text:p>9089571027</text:p>
          </table:table-cell>
          <table:table-cell office:value-type="string" calcext:value-type="string">
            <text:p>05/21/12 08:27 PM</text:p>
          </table:table-cell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5MCDu@mail.ru</text:p>
          </table:table-cell>
          <table:table-cell/>
          <table:table-cell office:value-type="string" calcext:value-type="string">
            <text:p>05/23/12 04:56 PM</text:p>
          </table:table-cell>
        </table:table-row>
        <table:table-row table:style-name="ro1">
          <table:table-cell office:value-type="float" office:value="26890" calcext:value-type="float">
            <text:p>26890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rCE9ca@mail.ru</text:p>
          </table:table-cell>
          <table:table-cell/>
          <table:table-cell office:value-type="string" calcext:value-type="string">
            <text:p>05/23/12 10:55 PM</text:p>
          </table:table-cell>
        </table:table-row>
        <table:table-row table:style-name="ro1">
          <table:table-cell office:value-type="float" office:value="26907" calcext:value-type="float">
            <text:p>26907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9mK6KE@gmail.com</text:p>
          </table:table-cell>
          <table:table-cell/>
          <table:table-cell office:value-type="string" calcext:value-type="string">
            <text:p>05/24/12 08:30 AM</text:p>
          </table:table-cell>
        </table:table-row>
        <table:table-row table:style-name="ro1">
          <table:table-cell office:value-type="float" office:value="26925" calcext:value-type="float">
            <text:p>26925</text:p>
          </table:table-cell>
          <table:table-cell/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mIiuK0m@yandex.ru</text:p>
          </table:table-cell>
          <table:table-cell/>
          <table:table-cell office:value-type="string" calcext:value-type="string">
            <text:p>05/24/12 12:36 PM</text:p>
          </table:table-cell>
        </table:table-row>
        <table:table-row table:style-name="ro1">
          <table:table-cell office:value-type="float" office:value="27056" calcext:value-type="float">
            <text:p>27056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XnET4HK@gmail.com</text:p>
          </table:table-cell>
          <table:table-cell office:value-type="float" office:value="79218648930" calcext:value-type="float">
            <text:p>79218648930</text:p>
          </table:table-cell>
          <table:table-cell office:value-type="string" calcext:value-type="string">
            <text:p>05/26/12 06:27 PM</text:p>
          </table:table-cell>
        </table:table-row>
        <table:table-row table:style-name="ro1">
          <table:table-cell office:value-type="float" office:value="27185" calcext:value-type="float">
            <text:p>27185</text:p>
          </table:table-cell>
          <table:table-cell/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0qwyUT16@gmail.com</text:p>
          </table:table-cell>
          <table:table-cell/>
          <table:table-cell office:value-type="string" calcext:value-type="string">
            <text:p>05/28/12 05:19 PM</text:p>
          </table:table-cell>
        </table:table-row>
        <table:table-row table:style-name="ro1">
          <table:table-cell office:value-type="float" office:value="27298" calcext:value-type="float">
            <text:p>27298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CKX@yandex.ru</text:p>
          </table:table-cell>
          <table:table-cell office:value-type="float" office:value="79214011483" calcext:value-type="float">
            <text:p>79214011483</text:p>
          </table:table-cell>
          <table:table-cell office:value-type="string" calcext:value-type="string">
            <text:p>05/30/12 11:11 AM</text:p>
          </table:table-cell>
        </table:table-row>
        <table:table-row table:style-name="ro1">
          <table:table-cell office:value-type="float" office:value="27347" calcext:value-type="float">
            <text:p>27347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1pdIaGU@gmail.com</text:p>
          </table:table-cell>
          <table:table-cell/>
          <table:table-cell office:value-type="string" calcext:value-type="string">
            <text:p>05/31/12 07:35 AM</text:p>
          </table:table-cell>
        </table:table-row>
        <table:table-row table:style-name="ro1">
          <table:table-cell office:value-type="float" office:value="27390" calcext:value-type="float">
            <text:p>27390</text:p>
          </table:table-cell>
          <table:table-cell/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HRlKTKkR@hotmail.com</text:p>
          </table:table-cell>
          <table:table-cell/>
          <table:table-cell office:value-type="string" calcext:value-type="string">
            <text:p>05/31/12 10:29 PM</text:p>
          </table:table-cell>
        </table:table-row>
        <table:table-row table:style-name="ro1">
          <table:table-cell office:value-type="float" office:value="27424" calcext:value-type="float">
            <text:p>27424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68lXW2tg@yandex.ru</text:p>
          </table:table-cell>
          <table:table-cell office:value-type="float" office:value="79036984392" calcext:value-type="float">
            <text:p>79036984392</text:p>
          </table:table-cell>
          <table:table-cell office:value-type="string" calcext:value-type="string">
            <text:p>06/01/12 02:00 PM</text:p>
          </table:table-cell>
        </table:table-row>
        <table:table-row table:style-name="ro1">
          <table:table-cell office:value-type="float" office:value="27448" calcext:value-type="float">
            <text:p>27448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YmMvci@inbox.ru</text:p>
          </table:table-cell>
          <table:table-cell office:value-type="float" office:value="9147501357" calcext:value-type="float">
            <text:p>9147501357</text:p>
          </table:table-cell>
          <table:table-cell office:value-type="string" calcext:value-type="string">
            <text:p>06/02/12 02:39 AM</text:p>
          </table:table-cell>
        </table:table-row>
        <table:table-row table:style-name="ro1">
          <table:table-cell office:value-type="float" office:value="27460" calcext:value-type="float">
            <text:p>27460</text:p>
          </table:table-cell>
          <table:table-cell office:value-type="string" calcext:value-type="string">
            <text:p>Владиславов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4Y05TI@gmail.com</text:p>
          </table:table-cell>
          <table:table-cell office:value-type="float" office:value="79814662080" calcext:value-type="float">
            <text:p>79814662080</text:p>
          </table:table-cell>
          <table:table-cell office:value-type="string" calcext:value-type="string">
            <text:p>06/02/12 01:41 PM</text:p>
          </table:table-cell>
        </table:table-row>
        <table:table-row table:style-name="ro1">
          <table:table-cell office:value-type="float" office:value="27540" calcext:value-type="float">
            <text:p>27540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OH8QGd@gmail.com</text:p>
          </table:table-cell>
          <table:table-cell office:value-type="float" office:value="79213561767" calcext:value-type="float">
            <text:p>79213561767</text:p>
          </table:table-cell>
          <table:table-cell office:value-type="string" calcext:value-type="string">
            <text:p>06/04/12 12:58 AM</text:p>
          </table:table-cell>
        </table:table-row>
        <table:table-row table:style-name="ro1">
          <table:table-cell office:value-type="float" office:value="27568" calcext:value-type="float">
            <text:p>27568</text:p>
          </table:table-cell>
          <table:table-cell/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PA3@yandex.ru</text:p>
          </table:table-cell>
          <table:table-cell/>
          <table:table-cell office:value-type="string" calcext:value-type="string">
            <text:p>06/04/12 03:14 PM</text:p>
          </table:table-cell>
        </table:table-row>
        <table:table-row table:style-name="ro1">
          <table:table-cell office:value-type="float" office:value="27598" calcext:value-type="float">
            <text:p>27598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IHe@rambler.ru</text:p>
          </table:table-cell>
          <table:table-cell office:value-type="float" office:value="79031444164" calcext:value-type="float">
            <text:p>79031444164</text:p>
          </table:table-cell>
          <table:table-cell office:value-type="string" calcext:value-type="string">
            <text:p>06/04/12 08:31 PM</text:p>
          </table:table-cell>
        </table:table-row>
        <table:table-row table:style-name="ro1">
          <table:table-cell office:value-type="float" office:value="27625" calcext:value-type="float">
            <text:p>27625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Ника</text:p>
          </table:table-cell>
          <table:table-cell office:value-type="string" calcext:value-type="string">
            <text:p>Анатольевна</text:p>
          </table:table-cell>
          <table:table-cell office:value-type="string" calcext:value-type="string">
            <text:p>oi8@hotmail.com</text:p>
          </table:table-cell>
          <table:table-cell office:value-type="float" office:value="14045452002" calcext:value-type="float">
            <text:p>14045452002</text:p>
          </table:table-cell>
          <table:table-cell office:value-type="string" calcext:value-type="string">
            <text:p>06/05/12 02:51 AM</text:p>
          </table:table-cell>
        </table:table-row>
        <table:table-row table:style-name="ro1">
          <table:table-cell office:value-type="float" office:value="27639" calcext:value-type="float">
            <text:p>27639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oY0ndvGv@mail.ru</text:p>
          </table:table-cell>
          <table:table-cell/>
          <table:table-cell office:value-type="string" calcext:value-type="string">
            <text:p>06/05/12 08:38 AM</text:p>
          </table:table-cell>
        </table:table-row>
        <table:table-row table:style-name="ro1">
          <table:table-cell office:value-type="float" office:value="27663" calcext:value-type="float">
            <text:p>27663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khA@mail.ru</text:p>
          </table:table-cell>
          <table:table-cell/>
          <table:table-cell office:value-type="string" calcext:value-type="string">
            <text:p>07/14/15 06:36 PM</text:p>
          </table:table-cell>
        </table:table-row>
        <table:table-row table:style-name="ro1">
          <table:table-cell office:value-type="float" office:value="27714" calcext:value-type="float">
            <text:p>27714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MdJD@mail.ru</text:p>
          </table:table-cell>
          <table:table-cell/>
          <table:table-cell office:value-type="string" calcext:value-type="string">
            <text:p>06/06/12 12:54 AM</text:p>
          </table:table-cell>
        </table:table-row>
        <table:table-row table:style-name="ro1">
          <table:table-cell office:value-type="float" office:value="27776" calcext:value-type="float">
            <text:p>27776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Галина</text:p>
          </table:table-cell>
          <table:table-cell office:value-type="string" calcext:value-type="string">
            <text:p>Пётровна</text:p>
          </table:table-cell>
          <table:table-cell office:value-type="string" calcext:value-type="string">
            <text:p>uh6@gmail.com</text:p>
          </table:table-cell>
          <table:table-cell office:value-type="float" office:value="79161201893" calcext:value-type="float">
            <text:p>79161201893</text:p>
          </table:table-cell>
          <table:table-cell office:value-type="string" calcext:value-type="string">
            <text:p>06/06/12 05:05 PM</text:p>
          </table:table-cell>
        </table:table-row>
        <table:table-row table:style-name="ro1">
          <table:table-cell office:value-type="float" office:value="27857" calcext:value-type="float">
            <text:p>27857</text:p>
          </table:table-cell>
          <table:table-cell/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39SEbB6@rambler.ru</text:p>
          </table:table-cell>
          <table:table-cell/>
          <table:table-cell office:value-type="string" calcext:value-type="string">
            <text:p>06/07/12 05:17 PM</text:p>
          </table:table-cell>
        </table:table-row>
        <table:table-row table:style-name="ro1">
          <table:table-cell office:value-type="float" office:value="27904" calcext:value-type="float">
            <text:p>27904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Лариса</text:p>
          </table:table-cell>
          <table:table-cell office:value-type="string" calcext:value-type="string">
            <text:p>Олеговна</text:p>
          </table:table-cell>
          <table:table-cell office:value-type="string" calcext:value-type="string">
            <text:p>gnGj@mail.ru</text:p>
          </table:table-cell>
          <table:table-cell office:value-type="float" office:value="79246769208" calcext:value-type="float">
            <text:p>79246769208</text:p>
          </table:table-cell>
          <table:table-cell office:value-type="string" calcext:value-type="string">
            <text:p>06/08/12 12:28 PM</text:p>
          </table:table-cell>
        </table:table-row>
        <table:table-row table:style-name="ro1">
          <table:table-cell office:value-type="float" office:value="27914" calcext:value-type="float">
            <text:p>27914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8sWpA9V@list.ru</text:p>
          </table:table-cell>
          <table:table-cell office:value-type="float" office:value="79112191738" calcext:value-type="float">
            <text:p>79112191738</text:p>
          </table:table-cell>
          <table:table-cell office:value-type="string" calcext:value-type="string">
            <text:p>06/08/12 03:13 PM</text:p>
          </table:table-cell>
        </table:table-row>
        <table:table-row table:style-name="ro1">
          <table:table-cell office:value-type="float" office:value="27958" calcext:value-type="float">
            <text:p>27958</text:p>
          </table:table-cell>
          <table:table-cell/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px7Tyj@gmail.com</text:p>
          </table:table-cell>
          <table:table-cell/>
          <table:table-cell office:value-type="string" calcext:value-type="string">
            <text:p>06/09/12 10:10 AM</text:p>
          </table:table-cell>
        </table:table-row>
        <table:table-row table:style-name="ro1">
          <table:table-cell office:value-type="float" office:value="28144" calcext:value-type="float">
            <text:p>28144</text:p>
          </table:table-cell>
          <table:table-cell/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tk0u5kVM@mail.ru</text:p>
          </table:table-cell>
          <table:table-cell office:value-type="float" office:value="79372283849" calcext:value-type="float">
            <text:p>79372283849</text:p>
          </table:table-cell>
          <table:table-cell office:value-type="string" calcext:value-type="string">
            <text:p>06/11/12 10:27 PM</text:p>
          </table:table-cell>
        </table:table-row>
        <table:table-row table:style-name="ro1">
          <table:table-cell office:value-type="float" office:value="28345" calcext:value-type="float">
            <text:p>28345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zR4b@gmail.com</text:p>
          </table:table-cell>
          <table:table-cell office:value-type="float" office:value="9605802072" calcext:value-type="float">
            <text:p>9605802072</text:p>
          </table:table-cell>
          <table:table-cell office:value-type="string" calcext:value-type="string">
            <text:p>06/14/12 10:54 PM</text:p>
          </table:table-cell>
        </table:table-row>
        <table:table-row table:style-name="ro1">
          <table:table-cell office:value-type="float" office:value="28373" calcext:value-type="float">
            <text:p>28373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Оксана</text:p>
          </table:table-cell>
          <table:table-cell office:value-type="string" calcext:value-type="string">
            <text:p>Георгиевна</text:p>
          </table:table-cell>
          <table:table-cell office:value-type="string" calcext:value-type="string">
            <text:p>DJn@yandex.ru</text:p>
          </table:table-cell>
          <table:table-cell office:value-type="float" office:value="79187672544" calcext:value-type="float">
            <text:p>79187672544</text:p>
          </table:table-cell>
          <table:table-cell office:value-type="string" calcext:value-type="string">
            <text:p>06/15/12 10:33 AM</text:p>
          </table:table-cell>
        </table:table-row>
        <table:table-row table:style-name="ro1">
          <table:table-cell office:value-type="float" office:value="28519" calcext:value-type="float">
            <text:p>28519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Пётр</text:p>
          </table:table-cell>
          <table:table-cell/>
          <table:table-cell office:value-type="string" calcext:value-type="string">
            <text:p>cv7v@mail.ru</text:p>
          </table:table-cell>
          <table:table-cell/>
          <table:table-cell office:value-type="string" calcext:value-type="string">
            <text:p>06/17/12 10:55 PM</text:p>
          </table:table-cell>
        </table:table-row>
        <table:table-row table:style-name="ro1">
          <table:table-cell office:value-type="float" office:value="28534" calcext:value-type="float">
            <text:p>28534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eHda@yandex.ru</text:p>
          </table:table-cell>
          <table:table-cell/>
          <table:table-cell office:value-type="string" calcext:value-type="string">
            <text:p>06/18/12 09:10 AM</text:p>
          </table:table-cell>
        </table:table-row>
        <table:table-row table:style-name="ro1">
          <table:table-cell office:value-type="float" office:value="28585" calcext:value-type="float">
            <text:p>28585</text:p>
          </table:table-cell>
          <table:table-cell/>
          <table:table-cell office:value-type="string" calcext:value-type="string">
            <text:p>Вадим</text:p>
          </table:table-cell>
          <table:table-cell/>
          <table:table-cell office:value-type="string" calcext:value-type="string">
            <text:p>Yk9@list.ru</text:p>
          </table:table-cell>
          <table:table-cell office:value-type="float" office:value="34677261186" calcext:value-type="float">
            <text:p>34677261186</text:p>
          </table:table-cell>
          <table:table-cell office:value-type="string" calcext:value-type="string">
            <text:p>06/19/12 12:03 AM</text:p>
          </table:table-cell>
        </table:table-row>
        <table:table-row table:style-name="ro1">
          <table:table-cell office:value-type="float" office:value="28884" calcext:value-type="float">
            <text:p>28884</text:p>
          </table:table-cell>
          <table:table-cell/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yuIU@yandex.ru</text:p>
          </table:table-cell>
          <table:table-cell/>
          <table:table-cell office:value-type="string" calcext:value-type="string">
            <text:p>06/24/12 01:03 PM</text:p>
          </table:table-cell>
        </table:table-row>
        <table:table-row table:style-name="ro1">
          <table:table-cell office:value-type="float" office:value="28909" calcext:value-type="float">
            <text:p>28909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oJc@mail.ru</text:p>
          </table:table-cell>
          <table:table-cell/>
          <table:table-cell office:value-type="string" calcext:value-type="string">
            <text:p>05/21/14 11:45 AM</text:p>
          </table:table-cell>
        </table:table-row>
        <table:table-row table:style-name="ro1">
          <table:table-cell office:value-type="float" office:value="29066" calcext:value-type="float">
            <text:p>29066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Кристина</text:p>
          </table:table-cell>
          <table:table-cell office:value-type="string" calcext:value-type="string">
            <text:p>Витальевна</text:p>
          </table:table-cell>
          <table:table-cell office:value-type="string" calcext:value-type="string">
            <text:p>c7JcWI4l@inbox.ru</text:p>
          </table:table-cell>
          <table:table-cell office:value-type="float" office:value="992927771416" calcext:value-type="float">
            <text:p>992927771416</text:p>
          </table:table-cell>
          <table:table-cell office:value-type="string" calcext:value-type="string">
            <text:p>06/26/12 04:00 PM</text:p>
          </table:table-cell>
        </table:table-row>
        <table:table-row table:style-name="ro1">
          <table:table-cell office:value-type="float" office:value="29214" calcext:value-type="float">
            <text:p>29214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VI9xzM@mail.ru</text:p>
          </table:table-cell>
          <table:table-cell office:value-type="float" office:value="9058041189" calcext:value-type="float">
            <text:p>9058041189</text:p>
          </table:table-cell>
          <table:table-cell office:value-type="string" calcext:value-type="string">
            <text:p>06/28/12 06:54 PM</text:p>
          </table:table-cell>
        </table:table-row>
        <table:table-row table:style-name="ro1">
          <table:table-cell office:value-type="float" office:value="29231" calcext:value-type="float">
            <text:p>29231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YrFxDo@yandex.ru</text:p>
          </table:table-cell>
          <table:table-cell office:value-type="float" office:value="79119268427" calcext:value-type="float">
            <text:p>79119268427</text:p>
          </table:table-cell>
          <table:table-cell office:value-type="string" calcext:value-type="string">
            <text:p>06/28/12 10:12 PM</text:p>
          </table:table-cell>
        </table:table-row>
        <table:table-row table:style-name="ro1">
          <table:table-cell office:value-type="float" office:value="29288" calcext:value-type="float">
            <text:p>29288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Валерия</text:p>
          </table:table-cell>
          <table:table-cell office:value-type="string" calcext:value-type="string">
            <text:p>Владимировна</text:p>
          </table:table-cell>
          <table:table-cell office:value-type="string" calcext:value-type="string">
            <text:p>Db1b@list.ru</text:p>
          </table:table-cell>
          <table:table-cell office:value-type="float" office:value="79817881050" calcext:value-type="float">
            <text:p>79817881050</text:p>
          </table:table-cell>
          <table:table-cell office:value-type="string" calcext:value-type="string">
            <text:p>06/29/12 09:29 PM</text:p>
          </table:table-cell>
        </table:table-row>
        <table:table-row table:style-name="ro1">
          <table:table-cell office:value-type="float" office:value="29608" calcext:value-type="float">
            <text:p>29608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Валентина</text:p>
          </table:table-cell>
          <table:table-cell/>
          <table:table-cell office:value-type="string" calcext:value-type="string">
            <text:p>tX9EJoGe@gmail.com</text:p>
          </table:table-cell>
          <table:table-cell office:value-type="float" office:value="79224361357" calcext:value-type="float">
            <text:p>79224361357</text:p>
          </table:table-cell>
          <table:table-cell office:value-type="string" calcext:value-type="string">
            <text:p>07/05/12 10:04 PM</text:p>
          </table:table-cell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tVb@mail.ru</text:p>
          </table:table-cell>
          <table:table-cell office:value-type="float" office:value="9205664123" calcext:value-type="float">
            <text:p>9205664123</text:p>
          </table:table-cell>
          <table:table-cell office:value-type="string" calcext:value-type="string">
            <text:p>07/07/12 07:59 AM</text:p>
          </table:table-cell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Вадим</text:p>
          </table:table-cell>
          <table:table-cell office:value-type="string" calcext:value-type="string">
            <text:p>Григорьевич</text:p>
          </table:table-cell>
          <table:table-cell office:value-type="string" calcext:value-type="string">
            <text:p>nxdH4@gmail.com</text:p>
          </table:table-cell>
          <table:table-cell office:value-type="float" office:value="79110801699" calcext:value-type="float">
            <text:p>79110801699</text:p>
          </table:table-cell>
          <table:table-cell office:value-type="string" calcext:value-type="string">
            <text:p>07/08/12 12:17 AM</text:p>
          </table:table-cell>
        </table:table-row>
        <table:table-row table:style-name="ro1">
          <table:table-cell office:value-type="float" office:value="29865" calcext:value-type="float">
            <text:p>29865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PLM@yandex.ru</text:p>
          </table:table-cell>
          <table:table-cell office:value-type="float" office:value="79150914812" calcext:value-type="float">
            <text:p>79150914812</text:p>
          </table:table-cell>
          <table:table-cell office:value-type="string" calcext:value-type="string">
            <text:p>07/10/12 01:28 PM</text:p>
          </table:table-cell>
        </table:table-row>
        <table:table-row table:style-name="ro1">
          <table:table-cell office:value-type="float" office:value="29894" calcext:value-type="float">
            <text:p>29894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hiXHmPY@mail.ru</text:p>
          </table:table-cell>
          <table:table-cell/>
          <table:table-cell office:value-type="string" calcext:value-type="string">
            <text:p>07/03/14 10:07 PM</text:p>
          </table:table-cell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bYbDo8em@mail.ru</text:p>
          </table:table-cell>
          <table:table-cell/>
          <table:table-cell office:value-type="string" calcext:value-type="string">
            <text:p>06/14/14 02:56 PM</text:p>
          </table:table-cell>
        </table:table-row>
        <table:table-row table:style-name="ro1">
          <table:table-cell office:value-type="float" office:value="30142" calcext:value-type="float">
            <text:p>30142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2lk3TzOV@usa.net</text:p>
          </table:table-cell>
          <table:table-cell/>
          <table:table-cell office:value-type="string" calcext:value-type="string">
            <text:p>07/14/12 05:45 PM</text:p>
          </table:table-cell>
        </table:table-row>
        <table:table-row table:style-name="ro1">
          <table:table-cell office:value-type="float" office:value="30154" calcext:value-type="float">
            <text:p>30154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S5Pn@mail.ru</text:p>
          </table:table-cell>
          <table:table-cell office:value-type="float" office:value="79284191885" calcext:value-type="float">
            <text:p>79284191885</text:p>
          </table:table-cell>
          <table:table-cell office:value-type="string" calcext:value-type="string">
            <text:p>07/14/12 09:29 PM</text:p>
          </table:table-cell>
        </table:table-row>
        <table:table-row table:style-name="ro1">
          <table:table-cell office:value-type="float" office:value="30269" calcext:value-type="float">
            <text:p>30269</text:p>
          </table:table-cell>
          <table:table-cell/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zC6@mail.ru</text:p>
          </table:table-cell>
          <table:table-cell/>
          <table:table-cell office:value-type="string" calcext:value-type="string">
            <text:p>07/16/12 05:11 PM</text:p>
          </table:table-cell>
        </table:table-row>
        <table:table-row table:style-name="ro1">
          <table:table-cell office:value-type="float" office:value="30345" calcext:value-type="float">
            <text:p>30345</text:p>
          </table:table-cell>
          <table:table-cell/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HJpRsPWY@list.ru</text:p>
          </table:table-cell>
          <table:table-cell/>
          <table:table-cell office:value-type="string" calcext:value-type="string">
            <text:p>07/18/12 03:24 AM</text:p>
          </table:table-cell>
        </table:table-row>
        <table:table-row table:style-name="ro1">
          <table:table-cell office:value-type="float" office:value="30493" calcext:value-type="float">
            <text:p>30493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Леонид</text:p>
          </table:table-cell>
          <table:table-cell office:value-type="string" calcext:value-type="string">
            <text:p>Аркадьевич</text:p>
          </table:table-cell>
          <table:table-cell office:value-type="string" calcext:value-type="string">
            <text:p>iZLM@gmail.com</text:p>
          </table:table-cell>
          <table:table-cell office:value-type="float" office:value="38050661028" calcext:value-type="float">
            <text:p>38050661028</text:p>
          </table:table-cell>
          <table:table-cell office:value-type="string" calcext:value-type="string">
            <text:p>07/20/12 02:12 PM</text:p>
          </table:table-cell>
        </table:table-row>
        <table:table-row table:style-name="ro1">
          <table:table-cell office:value-type="float" office:value="30535" calcext:value-type="float">
            <text:p>30535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Виталия</text:p>
          </table:table-cell>
          <table:table-cell office:value-type="string" calcext:value-type="string">
            <text:p>Константиновна</text:p>
          </table:table-cell>
          <table:table-cell office:value-type="string" calcext:value-type="string">
            <text:p>E0MOdvVZ@mail.ru</text:p>
          </table:table-cell>
          <table:table-cell office:value-type="float" office:value="393290331293" calcext:value-type="float">
            <text:p>393290331293</text:p>
          </table:table-cell>
          <table:table-cell office:value-type="string" calcext:value-type="string">
            <text:p>07/21/12 01:06 AM</text:p>
          </table:table-cell>
        </table:table-row>
        <table:table-row table:style-name="ro1">
          <table:table-cell office:value-type="float" office:value="30570" calcext:value-type="float">
            <text:p>30570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jsR6rl5@yandex.ru</text:p>
          </table:table-cell>
          <table:table-cell office:value-type="float" office:value="9156012022" calcext:value-type="float">
            <text:p>9156012022</text:p>
          </table:table-cell>
          <table:table-cell office:value-type="string" calcext:value-type="string">
            <text:p>07/18/14 06:10 PM</text:p>
          </table:table-cell>
        </table:table-row>
        <table:table-row table:style-name="ro1">
          <table:table-cell office:value-type="float" office:value="30596" calcext:value-type="float">
            <text:p>30596</text:p>
          </table:table-cell>
          <table:table-cell/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os4@yahoo.com</text:p>
          </table:table-cell>
          <table:table-cell/>
          <table:table-cell office:value-type="string" calcext:value-type="string">
            <text:p>07/21/12 05:27 PM</text:p>
          </table:table-cell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SbmgF@hot.ee</text:p>
          </table:table-cell>
          <table:table-cell office:value-type="float" office:value="37256645430" calcext:value-type="float">
            <text:p>37256645430</text:p>
          </table:table-cell>
          <table:table-cell office:value-type="string" calcext:value-type="string">
            <text:p>07/23/12 12:40 AM</text:p>
          </table:table-cell>
        </table:table-row>
        <table:table-row table:style-name="ro1">
          <table:table-cell office:value-type="float" office:value="30959" calcext:value-type="float">
            <text:p>30959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Антон</text:p>
          </table:table-cell>
          <table:table-cell office:value-type="string" calcext:value-type="string">
            <text:p>Константинович</text:p>
          </table:table-cell>
          <table:table-cell office:value-type="string" calcext:value-type="string">
            <text:p>PPrUW6@mail.ru</text:p>
          </table:table-cell>
          <table:table-cell office:value-type="float" office:value="9042614578" calcext:value-type="float">
            <text:p>9042614578</text:p>
          </table:table-cell>
          <table:table-cell office:value-type="string" calcext:value-type="string">
            <text:p>07/26/12 01:07 PM</text:p>
          </table:table-cell>
        </table:table-row>
        <table:table-row table:style-name="ro1">
          <table:table-cell office:value-type="float" office:value="31062" calcext:value-type="float">
            <text:p>31062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i0FjR1@rambler.ru</text:p>
          </table:table-cell>
          <table:table-cell/>
          <table:table-cell office:value-type="string" calcext:value-type="string">
            <text:p>07/27/12 04:35 PM</text:p>
          </table:table-cell>
        </table:table-row>
        <table:table-row table:style-name="ro1">
          <table:table-cell office:value-type="float" office:value="31178" calcext:value-type="float">
            <text:p>31178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vX0vw@gmail.com</text:p>
          </table:table-cell>
          <table:table-cell office:value-type="float" office:value="737226536" calcext:value-type="float">
            <text:p>737226536</text:p>
          </table:table-cell>
          <table:table-cell office:value-type="string" calcext:value-type="string">
            <text:p>07/28/12 11:32 AM</text:p>
          </table:table-cell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sukE@gmail.com</text:p>
          </table:table-cell>
          <table:table-cell/>
          <table:table-cell office:value-type="string" calcext:value-type="string">
            <text:p>07/29/12 04:37 PM</text:p>
          </table:table-cell>
        </table:table-row>
        <table:table-row table:style-name="ro1">
          <table:table-cell office:value-type="float" office:value="31421" calcext:value-type="float">
            <text:p>31421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Георгиевич</text:p>
          </table:table-cell>
          <table:table-cell office:value-type="string" calcext:value-type="string">
            <text:p>xWoMZUV@bk.ru</text:p>
          </table:table-cell>
          <table:table-cell office:value-type="float" office:value="38506451580" calcext:value-type="float">
            <text:p>38506451580</text:p>
          </table:table-cell>
          <table:table-cell office:value-type="string" calcext:value-type="string">
            <text:p>07/30/12 11:52 PM</text:p>
          </table:table-cell>
        </table:table-row>
        <table:table-row table:style-name="ro1">
          <table:table-cell office:value-type="float" office:value="31427" calcext:value-type="float">
            <text:p>31427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DsKG7QgN@mail.ru</text:p>
          </table:table-cell>
          <table:table-cell/>
          <table:table-cell office:value-type="string" calcext:value-type="string">
            <text:p>07/31/12 01:51 AM</text:p>
          </table:table-cell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yFeSd@mail.ru</text:p>
          </table:table-cell>
          <table:table-cell/>
          <table:table-cell office:value-type="string" calcext:value-type="string">
            <text:p>08/01/12 07:28 PM</text:p>
          </table:table-cell>
        </table:table-row>
        <table:table-row table:style-name="ro1">
          <table:table-cell office:value-type="float" office:value="31712" calcext:value-type="float">
            <text:p>31712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QIGED@mail.ru</text:p>
          </table:table-cell>
          <table:table-cell office:value-type="float" office:value="79515701478" calcext:value-type="float">
            <text:p>79515701478</text:p>
          </table:table-cell>
          <table:table-cell office:value-type="string" calcext:value-type="string">
            <text:p>08/03/12 03:19 PM</text:p>
          </table:table-cell>
        </table:table-row>
        <table:table-row table:style-name="ro1">
          <table:table-cell office:value-type="float" office:value="31819" calcext:value-type="float">
            <text:p>31819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Esa@ukr.net</text:p>
          </table:table-cell>
          <table:table-cell/>
          <table:table-cell office:value-type="string" calcext:value-type="string">
            <text:p>08/04/12 05:21 PM</text:p>
          </table:table-cell>
        </table:table-row>
        <table:table-row table:style-name="ro1">
          <table:table-cell office:value-type="float" office:value="31942" calcext:value-type="float">
            <text:p>31942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DDz@yandex.ru</text:p>
          </table:table-cell>
          <table:table-cell/>
          <table:table-cell office:value-type="string" calcext:value-type="string">
            <text:p>08/05/12 06:33 PM</text:p>
          </table:table-cell>
        </table:table-row>
        <table:table-row table:style-name="ro1">
          <table:table-cell office:value-type="float" office:value="32016" calcext:value-type="float">
            <text:p>32016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4WqGpvw@mail.ru</text:p>
          </table:table-cell>
          <table:table-cell office:value-type="float" office:value="9641887356" calcext:value-type="float">
            <text:p>9641887356</text:p>
          </table:table-cell>
          <table:table-cell office:value-type="string" calcext:value-type="string">
            <text:p>08/06/12 09:35 PM</text:p>
          </table:table-cell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Надежда</text:p>
          </table:table-cell>
          <table:table-cell office:value-type="string" calcext:value-type="string">
            <text:p>Тимуровна</text:p>
          </table:table-cell>
          <table:table-cell office:value-type="string" calcext:value-type="string">
            <text:p>ngJod@mail.ru</text:p>
          </table:table-cell>
          <table:table-cell office:value-type="float" office:value="79537731685" calcext:value-type="float">
            <text:p>79537731685</text:p>
          </table:table-cell>
          <table:table-cell office:value-type="string" calcext:value-type="string">
            <text:p>08/07/12 08:39 PM</text:p>
          </table:table-cell>
        </table:table-row>
        <table:table-row table:style-name="ro1">
          <table:table-cell office:value-type="float" office:value="32470" calcext:value-type="float">
            <text:p>32470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uOCWrOO@abv.bg</text:p>
          </table:table-cell>
          <table:table-cell/>
          <table:table-cell office:value-type="string" calcext:value-type="string">
            <text:p>08/10/12 04:10 PM</text:p>
          </table:table-cell>
        </table:table-row>
        <table:table-row table:style-name="ro1">
          <table:table-cell office:value-type="float" office:value="32545" calcext:value-type="float">
            <text:p>32545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Валентинович</text:p>
          </table:table-cell>
          <table:table-cell office:value-type="string" calcext:value-type="string">
            <text:p>nvXtFCKT@yandex.ru</text:p>
          </table:table-cell>
          <table:table-cell office:value-type="float" office:value="79042722880" calcext:value-type="float">
            <text:p>79042722880</text:p>
          </table:table-cell>
          <table:table-cell office:value-type="string" calcext:value-type="string">
            <text:p>08/11/12 11:38 AM</text:p>
          </table:table-cell>
        </table:table-row>
        <table:table-row table:style-name="ro1">
          <table:table-cell office:value-type="float" office:value="32583" calcext:value-type="float">
            <text:p>32583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Мила</text:p>
          </table:table-cell>
          <table:table-cell/>
          <table:table-cell office:value-type="string" calcext:value-type="string">
            <text:p>RH69@ya.ru</text:p>
          </table:table-cell>
          <table:table-cell office:value-type="float" office:value="79645481213" calcext:value-type="float">
            <text:p>79645481213</text:p>
          </table:table-cell>
          <table:table-cell office:value-type="string" calcext:value-type="string">
            <text:p>08/13/12 01:48 PM</text:p>
          </table:table-cell>
        </table:table-row>
        <table:table-row table:style-name="ro1">
          <table:table-cell office:value-type="float" office:value="32657" calcext:value-type="float">
            <text:p>32657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uzn@mail.ru</text:p>
          </table:table-cell>
          <table:table-cell office:value-type="float" office:value="380508731861" calcext:value-type="float">
            <text:p>380508731861</text:p>
          </table:table-cell>
          <table:table-cell office:value-type="string" calcext:value-type="string">
            <text:p>08/15/12 03:34 PM</text:p>
          </table:table-cell>
        </table:table-row>
        <table:table-row table:style-name="ro1">
          <table:table-cell office:value-type="float" office:value="32687" calcext:value-type="float">
            <text:p>32687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N9DMBV@abv.bg</text:p>
          </table:table-cell>
          <table:table-cell/>
          <table:table-cell office:value-type="string" calcext:value-type="string">
            <text:p>08/15/12 10:38 PM</text:p>
          </table:table-cell>
        </table:table-row>
        <table:table-row table:style-name="ro1">
          <table:table-cell office:value-type="float" office:value="32730" calcext:value-type="float">
            <text:p>32730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k7C4pYK@mail.ru</text:p>
          </table:table-cell>
          <table:table-cell/>
          <table:table-cell office:value-type="string" calcext:value-type="string">
            <text:p>08/16/12 07:38 PM</text:p>
          </table:table-cell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zgUvAq@mail.ru</text:p>
          </table:table-cell>
          <table:table-cell/>
          <table:table-cell office:value-type="string" calcext:value-type="string">
            <text:p>08/30/14 02:57 PM</text:p>
          </table:table-cell>
        </table:table-row>
        <table:table-row table:style-name="ro1">
          <table:table-cell office:value-type="float" office:value="32788" calcext:value-type="float">
            <text:p>32788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uwOPy@rambler.ru</text:p>
          </table:table-cell>
          <table:table-cell/>
          <table:table-cell office:value-type="string" calcext:value-type="string">
            <text:p>08/17/12 02:45 PM</text:p>
          </table:table-cell>
        </table:table-row>
        <table:table-row table:style-name="ro1">
          <table:table-cell office:value-type="float" office:value="33114" calcext:value-type="float">
            <text:p>33114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AVtcEc@gmail.com</text:p>
          </table:table-cell>
          <table:table-cell office:value-type="float" office:value="380503551683" calcext:value-type="float">
            <text:p>380503551683</text:p>
          </table:table-cell>
          <table:table-cell office:value-type="string" calcext:value-type="string">
            <text:p>08/19/12 10:25 PM</text:p>
          </table:table-cell>
        </table:table-row>
        <table:table-row table:style-name="ro1">
          <table:table-cell office:value-type="float" office:value="33290" calcext:value-type="float">
            <text:p>33290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fzs@gmail.com</text:p>
          </table:table-cell>
          <table:table-cell office:value-type="float" office:value="380988381312" calcext:value-type="float">
            <text:p>380988381312</text:p>
          </table:table-cell>
          <table:table-cell office:value-type="string" calcext:value-type="string">
            <text:p>08/23/12 03:14 PM</text:p>
          </table:table-cell>
        </table:table-row>
        <table:table-row table:style-name="ro1">
          <table:table-cell office:value-type="float" office:value="33402" calcext:value-type="float">
            <text:p>33402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bkgaDhXI@gmail.com</text:p>
          </table:table-cell>
          <table:table-cell/>
          <table:table-cell office:value-type="string" calcext:value-type="string">
            <text:p>08/24/12 03:59 PM</text:p>
          </table:table-cell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Елизавета</text:p>
          </table:table-cell>
          <table:table-cell office:value-type="string" calcext:value-type="string">
            <text:p>Валерьевна</text:p>
          </table:table-cell>
          <table:table-cell office:value-type="string" calcext:value-type="string">
            <text:p>UdBAZ@mail.ru</text:p>
          </table:table-cell>
          <table:table-cell office:value-type="float" office:value="77758227131" calcext:value-type="float">
            <text:p>77758227131</text:p>
          </table:table-cell>
          <table:table-cell office:value-type="string" calcext:value-type="string">
            <text:p>08/25/12 08:55 AM</text:p>
          </table:table-cell>
        </table:table-row>
        <table:table-row table:style-name="ro1">
          <table:table-cell office:value-type="float" office:value="33609" calcext:value-type="float">
            <text:p>33609</text:p>
          </table:table-cell>
          <table:table-cell/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9eY2RHOc@abv.bg</text:p>
          </table:table-cell>
          <table:table-cell/>
          <table:table-cell office:value-type="string" calcext:value-type="string">
            <text:p>08/30/12 12:15 AM</text:p>
          </table:table-cell>
        </table:table-row>
        <table:table-row table:style-name="ro1">
          <table:table-cell office:value-type="float" office:value="33722" calcext:value-type="float">
            <text:p>33722</text:p>
          </table:table-cell>
          <table:table-cell/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H1u@inbox.ru</text:p>
          </table:table-cell>
          <table:table-cell/>
          <table:table-cell office:value-type="string" calcext:value-type="string">
            <text:p>08/30/12 01:59 PM</text:p>
          </table:table-cell>
        </table:table-row>
        <table:table-row table:style-name="ro1">
          <table:table-cell office:value-type="float" office:value="33744" calcext:value-type="float">
            <text:p>33744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JI3OI72@mail.ru</text:p>
          </table:table-cell>
          <table:table-cell office:value-type="float" office:value="9280845500" calcext:value-type="float">
            <text:p>9280845500</text:p>
          </table:table-cell>
          <table:table-cell office:value-type="string" calcext:value-type="string">
            <text:p>08/30/12 06:13 PM</text:p>
          </table:table-cell>
        </table:table-row>
        <table:table-row table:style-name="ro1">
          <table:table-cell office:value-type="float" office:value="33765" calcext:value-type="float">
            <text:p>33765</text:p>
          </table:table-cell>
          <table:table-cell/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qrpMS5@gmail.com</text:p>
          </table:table-cell>
          <table:table-cell/>
          <table:table-cell office:value-type="string" calcext:value-type="string">
            <text:p>08/30/12 09:53 PM</text:p>
          </table:table-cell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Анатольевич</text:p>
          </table:table-cell>
          <table:table-cell office:value-type="string" calcext:value-type="string">
            <text:p>v55@gmail.com</text:p>
          </table:table-cell>
          <table:table-cell office:value-type="float" office:value="37369614652" calcext:value-type="float">
            <text:p>37369614652</text:p>
          </table:table-cell>
          <table:table-cell office:value-type="string" calcext:value-type="string">
            <text:p>08/31/12 07:01 PM</text:p>
          </table:table-cell>
        </table:table-row>
        <table:table-row table:style-name="ro1">
          <table:table-cell office:value-type="float" office:value="34186" calcext:value-type="float">
            <text:p>34186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Вадим</text:p>
          </table:table-cell>
          <table:table-cell office:value-type="string" calcext:value-type="string">
            <text:p>Геннадьевич</text:p>
          </table:table-cell>
          <table:table-cell office:value-type="string" calcext:value-type="string">
            <text:p>c2K@gmail.com</text:p>
          </table:table-cell>
          <table:table-cell office:value-type="float" office:value="79028031370" calcext:value-type="float">
            <text:p>79028031370</text:p>
          </table:table-cell>
          <table:table-cell office:value-type="string" calcext:value-type="string">
            <text:p>09/04/12 12:12 PM</text:p>
          </table:table-cell>
        </table:table-row>
        <table:table-row table:style-name="ro1">
          <table:table-cell office:value-type="float" office:value="34213" calcext:value-type="float">
            <text:p>34213</text:p>
          </table:table-cell>
          <table:table-cell/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TK1tY@mail.ru</text:p>
          </table:table-cell>
          <table:table-cell/>
          <table:table-cell office:value-type="string" calcext:value-type="string">
            <text:p>09/04/12 02:58 PM</text:p>
          </table:table-cell>
        </table:table-row>
        <table:table-row table:style-name="ro1">
          <table:table-cell office:value-type="float" office:value="34277" calcext:value-type="float">
            <text:p>34277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ROIrq@gmail.com</text:p>
          </table:table-cell>
          <table:table-cell office:value-type="float" office:value="79167351877" calcext:value-type="float">
            <text:p>79167351877</text:p>
          </table:table-cell>
          <table:table-cell office:value-type="string" calcext:value-type="string">
            <text:p>09/04/12 09:01 PM</text:p>
          </table:table-cell>
        </table:table-row>
        <table:table-row table:style-name="ro1">
          <table:table-cell office:value-type="float" office:value="34330" calcext:value-type="float">
            <text:p>34330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UU0B4Wqg@yandex.ru</text:p>
          </table:table-cell>
          <table:table-cell office:value-type="float" office:value="79232446362" calcext:value-type="float">
            <text:p>79232446362</text:p>
          </table:table-cell>
          <table:table-cell office:value-type="string" calcext:value-type="string">
            <text:p>09/05/12 04:41 AM</text:p>
          </table:table-cell>
        </table:table-row>
        <table:table-row table:style-name="ro1">
          <table:table-cell office:value-type="float" office:value="34519" calcext:value-type="float">
            <text:p>34519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Эдуардович</text:p>
          </table:table-cell>
          <table:table-cell office:value-type="string" calcext:value-type="string">
            <text:p>v9J@mail.ru</text:p>
          </table:table-cell>
          <table:table-cell office:value-type="float" office:value="77021181106" calcext:value-type="float">
            <text:p>77021181106</text:p>
          </table:table-cell>
          <table:table-cell office:value-type="string" calcext:value-type="string">
            <text:p>09/06/12 10:01 AM</text:p>
          </table:table-cell>
        </table:table-row>
        <table:table-row table:style-name="ro1">
          <table:table-cell office:value-type="float" office:value="34604" calcext:value-type="float">
            <text:p>34604</text:p>
          </table:table-cell>
          <table:table-cell/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lW7GS@yahoo.co.uk</text:p>
          </table:table-cell>
          <table:table-cell/>
          <table:table-cell office:value-type="string" calcext:value-type="string">
            <text:p>09/06/12 07:07 PM</text:p>
          </table:table-cell>
        </table:table-row>
        <table:table-row table:style-name="ro1">
          <table:table-cell office:value-type="float" office:value="34658" calcext:value-type="float">
            <text:p>34658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rZngxb@yandex.ru</text:p>
          </table:table-cell>
          <table:table-cell/>
          <table:table-cell office:value-type="string" calcext:value-type="string">
            <text:p>06/10/14 02:33 PM</text:p>
          </table:table-cell>
        </table:table-row>
        <table:table-row table:style-name="ro1">
          <table:table-cell office:value-type="float" office:value="34966" calcext:value-type="float">
            <text:p>34966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ckFkU@mail.ru</text:p>
          </table:table-cell>
          <table:table-cell/>
          <table:table-cell office:value-type="string" calcext:value-type="string">
            <text:p>09/08/12 07:39 PM</text:p>
          </table:table-cell>
        </table:table-row>
        <table:table-row table:style-name="ro1">
          <table:table-cell office:value-type="float" office:value="34990" calcext:value-type="float">
            <text:p>34990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u3Mm6yK@yandex.ru</text:p>
          </table:table-cell>
          <table:table-cell/>
          <table:table-cell office:value-type="string" calcext:value-type="string">
            <text:p>09/08/12 10:35 PM</text:p>
          </table:table-cell>
        </table:table-row>
        <table:table-row table:style-name="ro1">
          <table:table-cell office:value-type="float" office:value="35277" calcext:value-type="float">
            <text:p>35277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wqM@mail.ru</text:p>
          </table:table-cell>
          <table:table-cell/>
          <table:table-cell office:value-type="string" calcext:value-type="string">
            <text:p>09/10/12 06:31 PM</text:p>
          </table:table-cell>
        </table:table-row>
        <table:table-row table:style-name="ro1">
          <table:table-cell office:value-type="float" office:value="35293" calcext:value-type="float">
            <text:p>35293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0Vmx2T@mail.ru</text:p>
          </table:table-cell>
          <table:table-cell/>
          <table:table-cell office:value-type="string" calcext:value-type="string">
            <text:p>09/10/12 08:28 PM</text:p>
          </table:table-cell>
        </table:table-row>
        <table:table-row table:style-name="ro1">
          <table:table-cell office:value-type="float" office:value="35602" calcext:value-type="float">
            <text:p>35602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egkT@mail.ru</text:p>
          </table:table-cell>
          <table:table-cell office:value-type="float" office:value="9095872086" calcext:value-type="float">
            <text:p>9095872086</text:p>
          </table:table-cell>
          <table:table-cell office:value-type="string" calcext:value-type="string">
            <text:p>09/12/12 01:20 PM</text:p>
          </table:table-cell>
        </table:table-row>
        <table:table-row table:style-name="ro1">
          <table:table-cell office:value-type="float" office:value="35682" calcext:value-type="float">
            <text:p>35682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frJ@yandex.ru</text:p>
          </table:table-cell>
          <table:table-cell office:value-type="float" office:value="89026322118" calcext:value-type="float">
            <text:p>89026322118</text:p>
          </table:table-cell>
          <table:table-cell office:value-type="string" calcext:value-type="string">
            <text:p>09/12/12 07:30 PM</text:p>
          </table:table-cell>
        </table:table-row>
        <table:table-row table:style-name="ro1">
          <table:table-cell office:value-type="float" office:value="35760" calcext:value-type="float">
            <text:p>35760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Qr6@yandex.ru</text:p>
          </table:table-cell>
          <table:table-cell/>
          <table:table-cell office:value-type="string" calcext:value-type="string">
            <text:p>08/19/14 09:35 PM</text:p>
          </table:table-cell>
        </table:table-row>
        <table:table-row table:style-name="ro1">
          <table:table-cell office:value-type="float" office:value="36202" calcext:value-type="float">
            <text:p>36202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Анатолий</text:p>
          </table:table-cell>
          <table:table-cell office:value-type="string" calcext:value-type="string">
            <text:p>Антонович</text:p>
          </table:table-cell>
          <table:table-cell office:value-type="string" calcext:value-type="string">
            <text:p>xf1ipx@gmail.com</text:p>
          </table:table-cell>
          <table:table-cell office:value-type="float" office:value="79255891724" calcext:value-type="float">
            <text:p>79255891724</text:p>
          </table:table-cell>
          <table:table-cell office:value-type="string" calcext:value-type="string">
            <text:p>09/16/12 12:57 PM</text:p>
          </table:table-cell>
        </table:table-row>
        <table:table-row table:style-name="ro1">
          <table:table-cell office:value-type="float" office:value="36472" calcext:value-type="float">
            <text:p>36472</text:p>
          </table:table-cell>
          <table:table-cell/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d98p@mail.ru</text:p>
          </table:table-cell>
          <table:table-cell/>
          <table:table-cell office:value-type="string" calcext:value-type="string">
            <text:p>09/18/12 10:05 AM</text:p>
          </table:table-cell>
        </table:table-row>
        <table:table-row table:style-name="ro1">
          <table:table-cell office:value-type="float" office:value="36573" calcext:value-type="float">
            <text:p>36573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jfqu@mail.ru</text:p>
          </table:table-cell>
          <table:table-cell office:value-type="float" office:value="9518281911" calcext:value-type="float">
            <text:p>9518281911</text:p>
          </table:table-cell>
          <table:table-cell office:value-type="string" calcext:value-type="string">
            <text:p>09/18/12 11:43 PM</text:p>
          </table:table-cell>
        </table:table-row>
        <table:table-row table:style-name="ro1">
          <table:table-cell office:value-type="float" office:value="36674" calcext:value-type="float">
            <text:p>36674</text:p>
          </table:table-cell>
          <table:table-cell/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MG5b194@rambler.ru</text:p>
          </table:table-cell>
          <table:table-cell/>
          <table:table-cell office:value-type="string" calcext:value-type="string">
            <text:p>09/19/12 03:51 PM</text:p>
          </table:table-cell>
        </table:table-row>
        <table:table-row table:style-name="ro1">
          <table:table-cell office:value-type="float" office:value="37128" calcext:value-type="float">
            <text:p>37128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Ника</text:p>
          </table:table-cell>
          <table:table-cell/>
          <table:table-cell office:value-type="string" calcext:value-type="string">
            <text:p>UQwM3@mail.ru</text:p>
          </table:table-cell>
          <table:table-cell office:value-type="float" office:value="79080492972" calcext:value-type="float">
            <text:p>79080492972</text:p>
          </table:table-cell>
          <table:table-cell office:value-type="string" calcext:value-type="string">
            <text:p>09/22/12 06:47 PM</text:p>
          </table:table-cell>
        </table:table-row>
        <table:table-row table:style-name="ro1">
          <table:table-cell office:value-type="float" office:value="37248" calcext:value-type="float">
            <text:p>37248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tkUOqtL@yandex.ru</text:p>
          </table:table-cell>
          <table:table-cell office:value-type="float" office:value="9198931329" calcext:value-type="float">
            <text:p>9198931329</text:p>
          </table:table-cell>
          <table:table-cell office:value-type="string" calcext:value-type="string">
            <text:p>09/23/12 08:20 PM</text:p>
          </table:table-cell>
        </table:table-row>
        <table:table-row table:style-name="ro1">
          <table:table-cell office:value-type="float" office:value="37359" calcext:value-type="float">
            <text:p>37359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OY4@mail.ru</text:p>
          </table:table-cell>
          <table:table-cell/>
          <table:table-cell office:value-type="string" calcext:value-type="string">
            <text:p>09/24/12 10:32 PM</text:p>
          </table:table-cell>
        </table:table-row>
        <table:table-row table:style-name="ro1">
          <table:table-cell office:value-type="float" office:value="37725" calcext:value-type="float">
            <text:p>37725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IRm15s@mail.ru</text:p>
          </table:table-cell>
          <table:table-cell/>
          <table:table-cell office:value-type="string" calcext:value-type="string">
            <text:p>09/27/12 03:17 PM</text:p>
          </table:table-cell>
        </table:table-row>
        <table:table-row table:style-name="ro1">
          <table:table-cell office:value-type="float" office:value="37741" calcext:value-type="float">
            <text:p>37741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Zr5NWRwR@gmail.com</text:p>
          </table:table-cell>
          <table:table-cell office:value-type="float" office:value="77052241134" calcext:value-type="float">
            <text:p>77052241134</text:p>
          </table:table-cell>
          <table:table-cell office:value-type="string" calcext:value-type="string">
            <text:p>09/27/12 05:36 PM</text:p>
          </table:table-cell>
        </table:table-row>
        <table:table-row table:style-name="ro1">
          <table:table-cell office:value-type="float" office:value="37820" calcext:value-type="float">
            <text:p>37820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uRuwyf@mail.ru</text:p>
          </table:table-cell>
          <table:table-cell office:value-type="float" office:value="77017891949" calcext:value-type="float">
            <text:p>77017891949</text:p>
          </table:table-cell>
          <table:table-cell office:value-type="string" calcext:value-type="string">
            <text:p>07/14/15 06:45 PM</text:p>
          </table:table-cell>
        </table:table-row>
        <table:table-row table:style-name="ro1">
          <table:table-cell office:value-type="float" office:value="37863" calcext:value-type="float">
            <text:p>37863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Нина</text:p>
          </table:table-cell>
          <table:table-cell office:value-type="string" calcext:value-type="string">
            <text:p>Арсеньевна</text:p>
          </table:table-cell>
          <table:table-cell office:value-type="string" calcext:value-type="string">
            <text:p>XkG@mail.ru</text:p>
          </table:table-cell>
          <table:table-cell office:value-type="float" office:value="380509451819" calcext:value-type="float">
            <text:p>380509451819</text:p>
          </table:table-cell>
          <table:table-cell office:value-type="string" calcext:value-type="string">
            <text:p>09/28/12 02:21 PM</text:p>
          </table:table-cell>
        </table:table-row>
        <table:table-row table:style-name="ro1">
          <table:table-cell office:value-type="float" office:value="37881" calcext:value-type="float">
            <text:p>37881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kHOx@mail.ru</text:p>
          </table:table-cell>
          <table:table-cell office:value-type="float" office:value="9135101326" calcext:value-type="float">
            <text:p>9135101326</text:p>
          </table:table-cell>
          <table:table-cell office:value-type="string" calcext:value-type="string">
            <text:p>09/28/12 04:22 PM</text:p>
          </table:table-cell>
        </table:table-row>
        <table:table-row table:style-name="ro1">
          <table:table-cell office:value-type="float" office:value="38090" calcext:value-type="float">
            <text:p>38090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GaM@mail.ru</text:p>
          </table:table-cell>
          <table:table-cell office:value-type="float" office:value="79219671327" calcext:value-type="float">
            <text:p>79219671327</text:p>
          </table:table-cell>
          <table:table-cell office:value-type="string" calcext:value-type="string">
            <text:p>09/30/12 02:13 AM</text:p>
          </table:table-cell>
        </table:table-row>
        <table:table-row table:style-name="ro1">
          <table:table-cell office:value-type="float" office:value="38194" calcext:value-type="float">
            <text:p>38194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7lwqSVGf@gmail.com</text:p>
          </table:table-cell>
          <table:table-cell office:value-type="float" office:value="7017126303" calcext:value-type="float">
            <text:p>7017126303</text:p>
          </table:table-cell>
          <table:table-cell office:value-type="string" calcext:value-type="string">
            <text:p>09/30/12 09:12 PM</text:p>
          </table:table-cell>
        </table:table-row>
        <table:table-row table:style-name="ro1">
          <table:table-cell office:value-type="float" office:value="38347" calcext:value-type="float">
            <text:p>38347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Oq0A9@yahoo.com.br</text:p>
          </table:table-cell>
          <table:table-cell/>
          <table:table-cell office:value-type="string" calcext:value-type="string">
            <text:p>10/03/12 12:50 AM</text:p>
          </table:table-cell>
        </table:table-row>
        <table:table-row table:style-name="ro1">
          <table:table-cell office:value-type="float" office:value="38648" calcext:value-type="float">
            <text:p>38648</text:p>
          </table:table-cell>
          <table:table-cell/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Ho106FuV@mail.ru</text:p>
          </table:table-cell>
          <table:table-cell/>
          <table:table-cell office:value-type="string" calcext:value-type="string">
            <text:p>10/05/12 07:18 PM</text:p>
          </table:table-cell>
        </table:table-row>
        <table:table-row table:style-name="ro1">
          <table:table-cell office:value-type="float" office:value="38808" calcext:value-type="float">
            <text:p>38808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qQZYo@email.cz</text:p>
          </table:table-cell>
          <table:table-cell office:value-type="float" office:value="420608511091" calcext:value-type="float">
            <text:p>420608511091</text:p>
          </table:table-cell>
          <table:table-cell office:value-type="string" calcext:value-type="string">
            <text:p>10/06/12 07:25 PM</text:p>
          </table:table-cell>
        </table:table-row>
        <table:table-row table:style-name="ro1">
          <table:table-cell office:value-type="float" office:value="38902" calcext:value-type="float">
            <text:p>38902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hUy0@yandex.ru</text:p>
          </table:table-cell>
          <table:table-cell/>
          <table:table-cell office:value-type="string" calcext:value-type="string">
            <text:p>10/07/12 05:30 PM</text:p>
          </table:table-cell>
        </table:table-row>
        <table:table-row table:style-name="ro1">
          <table:table-cell office:value-type="float" office:value="39020" calcext:value-type="float">
            <text:p>39020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NjhNU@gmail.com</text:p>
          </table:table-cell>
          <table:table-cell/>
          <table:table-cell office:value-type="string" calcext:value-type="string">
            <text:p>10/08/12 03:43 PM</text:p>
          </table:table-cell>
        </table:table-row>
        <table:table-row table:style-name="ro1">
          <table:table-cell office:value-type="float" office:value="39346" calcext:value-type="float">
            <text:p>39346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dnkCh@hot.ee</text:p>
          </table:table-cell>
          <table:table-cell office:value-type="float" office:value="37255613157" calcext:value-type="float">
            <text:p>37255613157</text:p>
          </table:table-cell>
          <table:table-cell office:value-type="string" calcext:value-type="string">
            <text:p>10/10/12 09:23 PM</text:p>
          </table:table-cell>
        </table:table-row>
        <table:table-row table:style-name="ro1">
          <table:table-cell office:value-type="float" office:value="39477" calcext:value-type="float">
            <text:p>39477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WNq7AG@mail.ru</text:p>
          </table:table-cell>
          <table:table-cell office:value-type="float" office:value="380933949021" calcext:value-type="float">
            <text:p>380933949021</text:p>
          </table:table-cell>
          <table:table-cell office:value-type="string" calcext:value-type="string">
            <text:p>10/11/12 04:35 PM</text:p>
          </table:table-cell>
        </table:table-row>
        <table:table-row table:style-name="ro1">
          <table:table-cell office:value-type="float" office:value="39626" calcext:value-type="float">
            <text:p>39626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208zy2@yandex.ru</text:p>
          </table:table-cell>
          <table:table-cell office:value-type="float" office:value="9831523192" calcext:value-type="float">
            <text:p>9831523192</text:p>
          </table:table-cell>
          <table:table-cell office:value-type="string" calcext:value-type="string">
            <text:p>10/12/12 07:10 PM</text:p>
          </table:table-cell>
        </table:table-row>
        <table:table-row table:style-name="ro1">
          <table:table-cell office:value-type="float" office:value="39809" calcext:value-type="float">
            <text:p>39809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Артур</text:p>
          </table:table-cell>
          <table:table-cell office:value-type="string" calcext:value-type="string">
            <text:p>Константинович</text:p>
          </table:table-cell>
          <table:table-cell office:value-type="string" calcext:value-type="string">
            <text:p>PbxC9@yandex.ru</text:p>
          </table:table-cell>
          <table:table-cell office:value-type="float" office:value="77029218241" calcext:value-type="float">
            <text:p>77029218241</text:p>
          </table:table-cell>
          <table:table-cell office:value-type="string" calcext:value-type="string">
            <text:p>10/13/12 09:34 PM</text:p>
          </table:table-cell>
        </table:table-row>
        <table:table-row table:style-name="ro1">
          <table:table-cell office:value-type="float" office:value="39868" calcext:value-type="float">
            <text:p>39868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P1x@gmail.com</text:p>
          </table:table-cell>
          <table:table-cell/>
          <table:table-cell office:value-type="string" calcext:value-type="string">
            <text:p>07/14/15 06:46 PM</text:p>
          </table:table-cell>
        </table:table-row>
        <table:table-row table:style-name="ro1">
          <table:table-cell office:value-type="float" office:value="39879" calcext:value-type="float">
            <text:p>39879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dzkS1eX@te.net.ua</text:p>
          </table:table-cell>
          <table:table-cell/>
          <table:table-cell office:value-type="string" calcext:value-type="string">
            <text:p>05/22/14 12:04 AM</text:p>
          </table:table-cell>
        </table:table-row>
        <table:table-row table:style-name="ro1">
          <table:table-cell office:value-type="float" office:value="39989" calcext:value-type="float">
            <text:p>39989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Z5QBJyGj@mail.ru</text:p>
          </table:table-cell>
          <table:table-cell office:value-type="float" office:value="89111191344" calcext:value-type="float">
            <text:p>89111191344</text:p>
          </table:table-cell>
          <table:table-cell office:value-type="string" calcext:value-type="string">
            <text:p>10/15/12 08:40 AM</text:p>
          </table:table-cell>
        </table:table-row>
        <table:table-row table:style-name="ro1">
          <table:table-cell office:value-type="float" office:value="40130" calcext:value-type="float">
            <text:p>40130</text:p>
          </table:table-cell>
          <table:table-cell office:value-type="string" calcext:value-type="string">
            <text:p>Владиславов</text:p>
          </table:table-cell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OeXmhX@list.ru</text:p>
          </table:table-cell>
          <table:table-cell office:value-type="float" office:value="380973719180" calcext:value-type="float">
            <text:p>380973719180</text:p>
          </table:table-cell>
          <table:table-cell office:value-type="string" calcext:value-type="string">
            <text:p>10/15/12 08:57 PM</text:p>
          </table:table-cell>
        </table:table-row>
        <table:table-row table:style-name="ro1">
          <table:table-cell office:value-type="float" office:value="40299" calcext:value-type="float">
            <text:p>40299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Hfus8@mail.ru</text:p>
          </table:table-cell>
          <table:table-cell office:value-type="float" office:value="9286636464" calcext:value-type="float">
            <text:p>9286636464</text:p>
          </table:table-cell>
          <table:table-cell office:value-type="string" calcext:value-type="string">
            <text:p>10/16/12 10:46 PM</text:p>
          </table:table-cell>
        </table:table-row>
        <table:table-row table:style-name="ro1">
          <table:table-cell office:value-type="float" office:value="40308" calcext:value-type="float">
            <text:p>40308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S7TKo4@yandex.ru</text:p>
          </table:table-cell>
          <table:table-cell/>
          <table:table-cell office:value-type="string" calcext:value-type="string">
            <text:p>10/16/12 11:58 PM</text:p>
          </table:table-cell>
        </table:table-row>
        <table:table-row table:style-name="ro1">
          <table:table-cell office:value-type="float" office:value="40425" calcext:value-type="float">
            <text:p>40425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Диана</text:p>
          </table:table-cell>
          <table:table-cell office:value-type="string" calcext:value-type="string">
            <text:p>Егоровна</text:p>
          </table:table-cell>
          <table:table-cell office:value-type="string" calcext:value-type="string">
            <text:p>kpPirm@kazzinc.kz</text:p>
          </table:table-cell>
          <table:table-cell office:value-type="float" office:value="77778551825" calcext:value-type="float">
            <text:p>77778551825</text:p>
          </table:table-cell>
          <table:table-cell office:value-type="string" calcext:value-type="string">
            <text:p>10/18/12 05:51 PM</text:p>
          </table:table-cell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Евгений</text:p>
          </table:table-cell>
          <table:table-cell/>
          <table:table-cell office:value-type="string" calcext:value-type="string">
            <text:p>jsBgPf@mail.ru</text:p>
          </table:table-cell>
          <table:table-cell/>
          <table:table-cell office:value-type="string" calcext:value-type="string">
            <text:p>10/20/12 10:10 PM</text:p>
          </table:table-cell>
        </table:table-row>
        <table:table-row table:style-name="ro1">
          <table:table-cell office:value-type="float" office:value="40883" calcext:value-type="float">
            <text:p>40883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IkN@yandex.ru</text:p>
          </table:table-cell>
          <table:table-cell office:value-type="float" office:value="79209031244" calcext:value-type="float">
            <text:p>79209031244</text:p>
          </table:table-cell>
          <table:table-cell office:value-type="string" calcext:value-type="string">
            <text:p>10/21/12 10:55 AM</text:p>
          </table:table-cell>
        </table:table-row>
        <table:table-row table:style-name="ro1">
          <table:table-cell office:value-type="float" office:value="40951" calcext:value-type="float">
            <text:p>40951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Филипп</text:p>
          </table:table-cell>
          <table:table-cell office:value-type="string" calcext:value-type="string">
            <text:p>Владиславович</text:p>
          </table:table-cell>
          <table:table-cell office:value-type="string" calcext:value-type="string">
            <text:p>vfbP@mail.ru</text:p>
          </table:table-cell>
          <table:table-cell office:value-type="float" office:value="79625282119" calcext:value-type="float">
            <text:p>79625282119</text:p>
          </table:table-cell>
          <table:table-cell office:value-type="string" calcext:value-type="string">
            <text:p>10/21/12 04:45 PM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pdz8KSmW@mail.ru</text:p>
          </table:table-cell>
          <table:table-cell/>
          <table:table-cell office:value-type="string" calcext:value-type="string">
            <text:p>10/21/12 07:16 PM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/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94Mf7InY@gmail.com</text:p>
          </table:table-cell>
          <table:table-cell/>
          <table:table-cell office:value-type="string" calcext:value-type="string">
            <text:p>10/24/12 10:56 AM</text:p>
          </table:table-cell>
        </table:table-row>
        <table:table-row table:style-name="ro1">
          <table:table-cell office:value-type="float" office:value="41389" calcext:value-type="float">
            <text:p>41389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Оксана</text:p>
          </table:table-cell>
          <table:table-cell office:value-type="string" calcext:value-type="string">
            <text:p>Павловна</text:p>
          </table:table-cell>
          <table:table-cell office:value-type="string" calcext:value-type="string">
            <text:p>Uqubb@mail.ru</text:p>
          </table:table-cell>
          <table:table-cell office:value-type="float" office:value="9221111201" calcext:value-type="float">
            <text:p>9221111201</text:p>
          </table:table-cell>
          <table:table-cell office:value-type="string" calcext:value-type="string">
            <text:p>10/24/12 03:58 PM</text:p>
          </table:table-cell>
        </table:table-row>
        <table:table-row table:style-name="ro1">
          <table:table-cell office:value-type="float" office:value="41653" calcext:value-type="float">
            <text:p>41653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WA9xhat@mobexpert.ru</text:p>
          </table:table-cell>
          <table:table-cell office:value-type="float" office:value="79093111112" calcext:value-type="float">
            <text:p>79093111112</text:p>
          </table:table-cell>
          <table:table-cell office:value-type="string" calcext:value-type="string">
            <text:p>10/26/12 10:31 AM</text:p>
          </table:table-cell>
        </table:table-row>
        <table:table-row table:style-name="ro1">
          <table:table-cell office:value-type="float" office:value="41755" calcext:value-type="float">
            <text:p>41755</text:p>
          </table:table-cell>
          <table:table-cell/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MxdLGLE@yandex.ru</text:p>
          </table:table-cell>
          <table:table-cell/>
          <table:table-cell office:value-type="string" calcext:value-type="string">
            <text:p>10/26/12 09:01 PM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f73q7rBT@mail.ru</text:p>
          </table:table-cell>
          <table:table-cell office:value-type="float" office:value="89211551180" calcext:value-type="float">
            <text:p>89211551180</text:p>
          </table:table-cell>
          <table:table-cell office:value-type="string" calcext:value-type="string">
            <text:p>10/27/12 11:45 AM</text:p>
          </table:table-cell>
        </table:table-row>
        <table:table-row table:style-name="ro1">
          <table:table-cell office:value-type="float" office:value="42044" calcext:value-type="float">
            <text:p>42044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mLs@mail.ru</text:p>
          </table:table-cell>
          <table:table-cell office:value-type="float" office:value="393333319972" calcext:value-type="float">
            <text:p>393333319972</text:p>
          </table:table-cell>
          <table:table-cell office:value-type="string" calcext:value-type="string">
            <text:p>10/28/12 06:31 PM</text:p>
          </table:table-cell>
        </table:table-row>
        <table:table-row table:style-name="ro1">
          <table:table-cell office:value-type="float" office:value="42639" calcext:value-type="float">
            <text:p>42639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София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dkT62CsS@mail.ru</text:p>
          </table:table-cell>
          <table:table-cell office:value-type="float" office:value="79181001050" calcext:value-type="float">
            <text:p>79181001050</text:p>
          </table:table-cell>
          <table:table-cell office:value-type="string" calcext:value-type="string">
            <text:p>11/02/12 08:47 AM</text:p>
          </table:table-cell>
        </table:table-row>
        <table:table-row table:style-name="ro1">
          <table:table-cell office:value-type="float" office:value="42736" calcext:value-type="float">
            <text:p>42736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fCh7@yandex.ru</text:p>
          </table:table-cell>
          <table:table-cell office:value-type="float" office:value="9600601291" calcext:value-type="float">
            <text:p>9600601291</text:p>
          </table:table-cell>
          <table:table-cell office:value-type="string" calcext:value-type="string">
            <text:p>11/02/12 02:31 PM</text:p>
          </table:table-cell>
        </table:table-row>
        <table:table-row table:style-name="ro1">
          <table:table-cell office:value-type="float" office:value="42891" calcext:value-type="float">
            <text:p>42891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LUk0W@yandex.ru</text:p>
          </table:table-cell>
          <table:table-cell office:value-type="float" office:value="79222341029" calcext:value-type="float">
            <text:p>79222341029</text:p>
          </table:table-cell>
          <table:table-cell office:value-type="string" calcext:value-type="string">
            <text:p>11/03/12 09:19 AM</text:p>
          </table:table-cell>
        </table:table-row>
        <table:table-row table:style-name="ro1">
          <table:table-cell office:value-type="float" office:value="43499" calcext:value-type="float">
            <text:p>43499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Григорьевич</text:p>
          </table:table-cell>
          <table:table-cell office:value-type="string" calcext:value-type="string">
            <text:p>S09m@bk.ru</text:p>
          </table:table-cell>
          <table:table-cell office:value-type="float" office:value="89818791691" calcext:value-type="float">
            <text:p>89818791691</text:p>
          </table:table-cell>
          <table:table-cell office:value-type="string" calcext:value-type="string">
            <text:p>11/10/12 02:51 PM</text:p>
          </table:table-cell>
        </table:table-row>
        <table:table-row table:style-name="ro1">
          <table:table-cell office:value-type="float" office:value="43551" calcext:value-type="float">
            <text:p>43551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Борисович</text:p>
          </table:table-cell>
          <table:table-cell office:value-type="string" calcext:value-type="string">
            <text:p>oLrmbv@mail.ru</text:p>
          </table:table-cell>
          <table:table-cell office:value-type="float" office:value="9167461340" calcext:value-type="float">
            <text:p>9167461340</text:p>
          </table:table-cell>
          <table:table-cell office:value-type="string" calcext:value-type="string">
            <text:p>11/11/12 02:02 AM</text:p>
          </table:table-cell>
        </table:table-row>
        <table:table-row table:style-name="ro1">
          <table:table-cell office:value-type="float" office:value="43853" calcext:value-type="float">
            <text:p>43853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9vYuM@mail.ru</text:p>
          </table:table-cell>
          <table:table-cell/>
          <table:table-cell office:value-type="string" calcext:value-type="string">
            <text:p>11/14/12 11:13 AM</text:p>
          </table:table-cell>
        </table:table-row>
        <table:table-row table:style-name="ro1">
          <table:table-cell office:value-type="float" office:value="44071" calcext:value-type="float">
            <text:p>44071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GMgSvY@mail.ru</text:p>
          </table:table-cell>
          <table:table-cell office:value-type="float" office:value="9108691323" calcext:value-type="float">
            <text:p>9108691323</text:p>
          </table:table-cell>
          <table:table-cell office:value-type="string" calcext:value-type="string">
            <text:p>11/16/12 09:40 PM</text:p>
          </table:table-cell>
        </table:table-row>
        <table:table-row table:style-name="ro1">
          <table:table-cell office:value-type="float" office:value="44092" calcext:value-type="float">
            <text:p>44092</text:p>
          </table:table-cell>
          <table:table-cell/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tLKzR8v@mail.ru</text:p>
          </table:table-cell>
          <table:table-cell/>
          <table:table-cell office:value-type="string" calcext:value-type="string">
            <text:p>11/17/12 12:47 AM</text:p>
          </table:table-cell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Артур</text:p>
          </table:table-cell>
          <table:table-cell office:value-type="string" calcext:value-type="string">
            <text:p>Антонович</text:p>
          </table:table-cell>
          <table:table-cell office:value-type="string" calcext:value-type="string">
            <text:p>saLK8m@mail.ru</text:p>
          </table:table-cell>
          <table:table-cell office:value-type="float" office:value="79088321795" calcext:value-type="float">
            <text:p>79088321795</text:p>
          </table:table-cell>
          <table:table-cell office:value-type="string" calcext:value-type="string">
            <text:p>11/19/12 04:51 PM</text:p>
          </table:table-cell>
        </table:table-row>
        <table:table-row table:style-name="ro1">
          <table:table-cell office:value-type="float" office:value="44588" calcext:value-type="float">
            <text:p>44588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G67uOB@gmail.com</text:p>
          </table:table-cell>
          <table:table-cell/>
          <table:table-cell office:value-type="string" calcext:value-type="string">
            <text:p>11/22/12 08:00 PM</text:p>
          </table:table-cell>
        </table:table-row>
        <table:table-row table:style-name="ro1">
          <table:table-cell office:value-type="float" office:value="44597" calcext:value-type="float">
            <text:p>44597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wkE6@mail.ru</text:p>
          </table:table-cell>
          <table:table-cell/>
          <table:table-cell office:value-type="string" calcext:value-type="string">
            <text:p>11/22/12 11:00 PM</text:p>
          </table:table-cell>
        </table:table-row>
        <table:table-row table:style-name="ro1">
          <table:table-cell office:value-type="float" office:value="44707" calcext:value-type="float">
            <text:p>44707</text:p>
          </table:table-cell>
          <table:table-cell/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u0ByZYqs@mail.ru</text:p>
          </table:table-cell>
          <table:table-cell/>
          <table:table-cell office:value-type="string" calcext:value-type="string">
            <text:p>11/24/12 02:29 AM</text:p>
          </table:table-cell>
        </table:table-row>
        <table:table-row table:style-name="ro1">
          <table:table-cell office:value-type="float" office:value="44746" calcext:value-type="float">
            <text:p>44746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UW3@mail.ru</text:p>
          </table:table-cell>
          <table:table-cell office:value-type="float" office:value="79054831721" calcext:value-type="float">
            <text:p>79054831721</text:p>
          </table:table-cell>
          <table:table-cell office:value-type="string" calcext:value-type="string">
            <text:p>11/24/12 12:29 PM</text:p>
          </table:table-cell>
        </table:table-row>
        <table:table-row table:style-name="ro1">
          <table:table-cell office:value-type="float" office:value="44797" calcext:value-type="float">
            <text:p>44797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iMo2z93Q@yandex.ru</text:p>
          </table:table-cell>
          <table:table-cell office:value-type="float" office:value="79539241278" calcext:value-type="float">
            <text:p>79539241278</text:p>
          </table:table-cell>
          <table:table-cell office:value-type="string" calcext:value-type="string">
            <text:p>11/25/12 05:12 AM</text:p>
          </table:table-cell>
        </table:table-row>
        <table:table-row table:style-name="ro1">
          <table:table-cell office:value-type="float" office:value="44801" calcext:value-type="float">
            <text:p>44801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ugnY8QZO@gmail.com</text:p>
          </table:table-cell>
          <table:table-cell office:value-type="float" office:value="79384211119" calcext:value-type="float">
            <text:p>79384211119</text:p>
          </table:table-cell>
          <table:table-cell office:value-type="string" calcext:value-type="string">
            <text:p>11/25/12 07:31 AM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Fdoi1Cu@gmail.com</text:p>
          </table:table-cell>
          <table:table-cell/>
          <table:table-cell office:value-type="string" calcext:value-type="string">
            <text:p>11/25/12 07:24 PM</text:p>
          </table:table-cell>
        </table:table-row>
        <table:table-row table:style-name="ro1">
          <table:table-cell office:value-type="float" office:value="44986" calcext:value-type="float">
            <text:p>44986</text:p>
          </table:table-cell>
          <table:table-cell/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EpNbOOm@yandex.ru</text:p>
          </table:table-cell>
          <table:table-cell/>
          <table:table-cell office:value-type="string" calcext:value-type="string">
            <text:p>11/26/12 12:20 AM</text:p>
          </table:table-cell>
        </table:table-row>
        <table:table-row table:style-name="ro1">
          <table:table-cell office:value-type="float" office:value="45031" calcext:value-type="float">
            <text:p>45031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Олегович</text:p>
          </table:table-cell>
          <table:table-cell office:value-type="string" calcext:value-type="string">
            <text:p>V6Og8hTt@mail.ru</text:p>
          </table:table-cell>
          <table:table-cell office:value-type="float" office:value="79322501558" calcext:value-type="float">
            <text:p>79322501558</text:p>
          </table:table-cell>
          <table:table-cell office:value-type="string" calcext:value-type="string">
            <text:p>11/26/12 08:44 AM</text:p>
          </table:table-cell>
        </table:table-row>
        <table:table-row table:style-name="ro1">
          <table:table-cell office:value-type="float" office:value="45112" calcext:value-type="float">
            <text:p>45112</text:p>
          </table:table-cell>
          <table:table-cell/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fiWq7SS@yandex.ru</text:p>
          </table:table-cell>
          <table:table-cell/>
          <table:table-cell office:value-type="string" calcext:value-type="string">
            <text:p>05/29/14 08:41 PM</text:p>
          </table:table-cell>
        </table:table-row>
        <table:table-row table:style-name="ro1">
          <table:table-cell office:value-type="float" office:value="45322" calcext:value-type="float">
            <text:p>45322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aWp3H5J@mail.ru</text:p>
          </table:table-cell>
          <table:table-cell office:value-type="float" office:value="79149051585" calcext:value-type="float">
            <text:p>79149051585</text:p>
          </table:table-cell>
          <table:table-cell office:value-type="string" calcext:value-type="string">
            <text:p>11/28/12 10:57 AM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Пётр</text:p>
          </table:table-cell>
          <table:table-cell/>
          <table:table-cell office:value-type="string" calcext:value-type="string">
            <text:p>lCGb@inbox.ru</text:p>
          </table:table-cell>
          <table:table-cell office:value-type="float" office:value="79602151505" calcext:value-type="float">
            <text:p>79602151505</text:p>
          </table:table-cell>
          <table:table-cell office:value-type="string" calcext:value-type="string">
            <text:p>12/01/12 12:13 AM</text:p>
          </table:table-cell>
        </table:table-row>
        <table:table-row table:style-name="ro1">
          <table:table-cell office:value-type="float" office:value="45652" calcext:value-type="float">
            <text:p>45652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Q4dSz@mail.ru</text:p>
          </table:table-cell>
          <table:table-cell/>
          <table:table-cell office:value-type="string" calcext:value-type="string">
            <text:p>12/01/12 08:36 PM</text:p>
          </table:table-cell>
        </table:table-row>
        <table:table-row table:style-name="ro1">
          <table:table-cell office:value-type="float" office:value="45706" calcext:value-type="float">
            <text:p>45706</text:p>
          </table:table-cell>
          <table:table-cell/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sNuQ5WkQ@bk.ru</text:p>
          </table:table-cell>
          <table:table-cell/>
          <table:table-cell office:value-type="string" calcext:value-type="string">
            <text:p>12/02/12 07:53 AM</text:p>
          </table:table-cell>
        </table:table-row>
        <table:table-row table:style-name="ro1">
          <table:table-cell office:value-type="float" office:value="45772" calcext:value-type="float">
            <text:p>45772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mbd@mail.ru</text:p>
          </table:table-cell>
          <table:table-cell office:value-type="float" office:value="89823032697" calcext:value-type="float">
            <text:p>89823032697</text:p>
          </table:table-cell>
          <table:table-cell office:value-type="string" calcext:value-type="string">
            <text:p>12/03/12 05:47 AM</text:p>
          </table:table-cell>
        </table:table-row>
        <table:table-row table:style-name="ro1">
          <table:table-cell office:value-type="float" office:value="46070" calcext:value-type="float">
            <text:p>46070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fToRxc@mail.ru</text:p>
          </table:table-cell>
          <table:table-cell/>
          <table:table-cell office:value-type="string" calcext:value-type="string">
            <text:p>12/05/12 10:51 PM</text:p>
          </table:table-cell>
        </table:table-row>
        <table:table-row table:style-name="ro1">
          <table:table-cell office:value-type="float" office:value="46083" calcext:value-type="float">
            <text:p>46083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Вадим</text:p>
          </table:table-cell>
          <table:table-cell/>
          <table:table-cell office:value-type="string" calcext:value-type="string">
            <text:p>lOtp95@mail.ru</text:p>
          </table:table-cell>
          <table:table-cell office:value-type="float" office:value="9082201133" calcext:value-type="float">
            <text:p>9082201133</text:p>
          </table:table-cell>
          <table:table-cell office:value-type="string" calcext:value-type="string">
            <text:p>12/06/12 04:43 AM</text:p>
          </table:table-cell>
        </table:table-row>
        <table:table-row table:style-name="ro1">
          <table:table-cell office:value-type="float" office:value="46085" calcext:value-type="float">
            <text:p>46085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CCEb1H@mail.ru</text:p>
          </table:table-cell>
          <table:table-cell/>
          <table:table-cell office:value-type="string" calcext:value-type="string">
            <text:p>12/06/12 06:49 AM</text:p>
          </table:table-cell>
        </table:table-row>
        <table:table-row table:style-name="ro1">
          <table:table-cell office:value-type="float" office:value="46227" calcext:value-type="float">
            <text:p>46227</text:p>
          </table:table-cell>
          <table:table-cell/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oWjf@mail.ru</text:p>
          </table:table-cell>
          <table:table-cell/>
          <table:table-cell office:value-type="string" calcext:value-type="string">
            <text:p>12/07/12 11:08 PM</text:p>
          </table:table-cell>
        </table:table-row>
        <table:table-row table:style-name="ro1">
          <table:table-cell office:value-type="float" office:value="46241" calcext:value-type="float">
            <text:p>46241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szR1Xa@gmail.com</text:p>
          </table:table-cell>
          <table:table-cell/>
          <table:table-cell office:value-type="string" calcext:value-type="string">
            <text:p>12/08/12 01:07 AM</text:p>
          </table:table-cell>
        </table:table-row>
        <table:table-row table:style-name="ro1">
          <table:table-cell office:value-type="float" office:value="46608" calcext:value-type="float">
            <text:p>46608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Александрович</text:p>
          </table:table-cell>
          <table:table-cell office:value-type="string" calcext:value-type="string">
            <text:p>2MwgQ@mail.ru</text:p>
          </table:table-cell>
          <table:table-cell office:value-type="float" office:value="7771018718" calcext:value-type="float">
            <text:p>7771018718</text:p>
          </table:table-cell>
          <table:table-cell office:value-type="string" calcext:value-type="string">
            <text:p>12/12/12 12:33 PM</text:p>
          </table:table-cell>
        </table:table-row>
        <table:table-row table:style-name="ro1">
          <table:table-cell office:value-type="float" office:value="46716" calcext:value-type="float">
            <text:p>46716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ssD@mail.ru</text:p>
          </table:table-cell>
          <table:table-cell office:value-type="float" office:value="9154136641" calcext:value-type="float">
            <text:p>9154136641</text:p>
          </table:table-cell>
          <table:table-cell office:value-type="string" calcext:value-type="string">
            <text:p>12/13/12 04:56 PM</text:p>
          </table:table-cell>
        </table:table-row>
        <table:table-row table:style-name="ro1">
          <table:table-cell office:value-type="float" office:value="46785" calcext:value-type="float">
            <text:p>46785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XVe@bk.ru</text:p>
          </table:table-cell>
          <table:table-cell office:value-type="float" office:value="89067191186" calcext:value-type="float">
            <text:p>89067191186</text:p>
          </table:table-cell>
          <table:table-cell office:value-type="string" calcext:value-type="string">
            <text:p>12/14/12 12:08 PM</text:p>
          </table:table-cell>
        </table:table-row>
        <table:table-row table:style-name="ro1">
          <table:table-cell office:value-type="float" office:value="46854" calcext:value-type="float">
            <text:p>46854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Максимович</text:p>
          </table:table-cell>
          <table:table-cell office:value-type="string" calcext:value-type="string">
            <text:p>qAjk@yandex.ru</text:p>
          </table:table-cell>
          <table:table-cell office:value-type="float" office:value="79212409495" calcext:value-type="float">
            <text:p>79212409495</text:p>
          </table:table-cell>
          <table:table-cell office:value-type="string" calcext:value-type="string">
            <text:p>12/14/12 05:02 PM</text:p>
          </table:table-cell>
        </table:table-row>
        <table:table-row table:style-name="ro1">
          <table:table-cell office:value-type="float" office:value="46888" calcext:value-type="float">
            <text:p>46888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Вячеслав</text:p>
          </table:table-cell>
          <table:table-cell office:value-type="string" calcext:value-type="string">
            <text:p>Валерьевич</text:p>
          </table:table-cell>
          <table:table-cell office:value-type="string" calcext:value-type="string">
            <text:p>nNt@yandex.ru</text:p>
          </table:table-cell>
          <table:table-cell office:value-type="float" office:value="79159761809" calcext:value-type="float">
            <text:p>79159761809</text:p>
          </table:table-cell>
          <table:table-cell office:value-type="string" calcext:value-type="string">
            <text:p>06/05/14 10:56 PM</text:p>
          </table:table-cell>
        </table:table-row>
        <table:table-row table:style-name="ro1">
          <table:table-cell office:value-type="float" office:value="46904" calcext:value-type="float">
            <text:p>46904</text:p>
          </table:table-cell>
          <table:table-cell/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ZNyvv@marhaba.su</text:p>
          </table:table-cell>
          <table:table-cell/>
          <table:table-cell office:value-type="string" calcext:value-type="string">
            <text:p>12/14/12 11:00 PM</text:p>
          </table:table-cell>
        </table:table-row>
        <table:table-row table:style-name="ro1">
          <table:table-cell office:value-type="float" office:value="46912" calcext:value-type="float">
            <text:p>46912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0cMK70@yandex.ru</text:p>
          </table:table-cell>
          <table:table-cell office:value-type="float" office:value="9268001297" calcext:value-type="float">
            <text:p>9268001297</text:p>
          </table:table-cell>
          <table:table-cell office:value-type="string" calcext:value-type="string">
            <text:p>07/04/14 03:47 AM</text:p>
          </table:table-cell>
        </table:table-row>
        <table:table-row table:style-name="ro1">
          <table:table-cell office:value-type="float" office:value="47140" calcext:value-type="float">
            <text:p>47140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aYHk@mail.ru</text:p>
          </table:table-cell>
          <table:table-cell/>
          <table:table-cell office:value-type="string" calcext:value-type="string">
            <text:p>07/14/15 06:49 PM</text:p>
          </table:table-cell>
        </table:table-row>
        <table:table-row table:style-name="ro1">
          <table:table-cell office:value-type="float" office:value="47319" calcext:value-type="float">
            <text:p>47319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Яна</text:p>
          </table:table-cell>
          <table:table-cell/>
          <table:table-cell office:value-type="string" calcext:value-type="string">
            <text:p>qLKkzO@yahoo.com</text:p>
          </table:table-cell>
          <table:table-cell/>
          <table:table-cell office:value-type="string" calcext:value-type="string">
            <text:p>09/12/14 07:21 PM</text:p>
          </table:table-cell>
        </table:table-row>
        <table:table-row table:style-name="ro1">
          <table:table-cell office:value-type="float" office:value="47412" calcext:value-type="float">
            <text:p>47412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y9K4@mail.ru</text:p>
          </table:table-cell>
          <table:table-cell office:value-type="float" office:value="77078151984" calcext:value-type="float">
            <text:p>77078151984</text:p>
          </table:table-cell>
          <table:table-cell office:value-type="string" calcext:value-type="string">
            <text:p>12/20/12 06:02 AM</text:p>
          </table:table-cell>
        </table:table-row>
        <table:table-row table:style-name="ro1">
          <table:table-cell office:value-type="float" office:value="47534" calcext:value-type="float">
            <text:p>47534</text:p>
          </table:table-cell>
          <table:table-cell/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VdgGeC@yandex.ru</text:p>
          </table:table-cell>
          <table:table-cell/>
          <table:table-cell office:value-type="string" calcext:value-type="string">
            <text:p>12/21/12 06:39 PM</text:p>
          </table:table-cell>
        </table:table-row>
        <table:table-row table:style-name="ro1">
          <table:table-cell office:value-type="float" office:value="47653" calcext:value-type="float">
            <text:p>47653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xzNP4m@gmail.com</text:p>
          </table:table-cell>
          <table:table-cell office:value-type="float" office:value="380964243088" calcext:value-type="float">
            <text:p>380964243088</text:p>
          </table:table-cell>
          <table:table-cell office:value-type="string" calcext:value-type="string">
            <text:p>12/23/12 12:09 PM</text:p>
          </table:table-cell>
        </table:table-row>
        <table:table-row table:style-name="ro1">
          <table:table-cell office:value-type="float" office:value="47716" calcext:value-type="float">
            <text:p>47716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r61D@mail.ru</text:p>
          </table:table-cell>
          <table:table-cell/>
          <table:table-cell office:value-type="string" calcext:value-type="string">
            <text:p>12/23/12 11:22 PM</text:p>
          </table:table-cell>
        </table:table-row>
        <table:table-row table:style-name="ro1">
          <table:table-cell office:value-type="float" office:value="47755" calcext:value-type="float">
            <text:p>47755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Арсеньевна</text:p>
          </table:table-cell>
          <table:table-cell office:value-type="string" calcext:value-type="string">
            <text:p>99CQpC@gmail.com</text:p>
          </table:table-cell>
          <table:table-cell office:value-type="float" office:value="79117122553" calcext:value-type="float">
            <text:p>79117122553</text:p>
          </table:table-cell>
          <table:table-cell office:value-type="string" calcext:value-type="string">
            <text:p>12/24/12 02:47 PM</text:p>
          </table:table-cell>
        </table:table-row>
        <table:table-row table:style-name="ro1">
          <table:table-cell office:value-type="float" office:value="47783" calcext:value-type="float">
            <text:p>47783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SEqiSGw@yandex.ru</text:p>
          </table:table-cell>
          <table:table-cell office:value-type="float" office:value="79022931923" calcext:value-type="float">
            <text:p>79022931923</text:p>
          </table:table-cell>
          <table:table-cell office:value-type="string" calcext:value-type="string">
            <text:p>12/24/12 07:16 PM</text:p>
          </table:table-cell>
        </table:table-row>
        <table:table-row table:style-name="ro1">
          <table:table-cell office:value-type="float" office:value="47988" calcext:value-type="float">
            <text:p>47988</text:p>
          </table:table-cell>
          <table:table-cell/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RmcKQk@mail.ru</text:p>
          </table:table-cell>
          <table:table-cell/>
          <table:table-cell office:value-type="string" calcext:value-type="string">
            <text:p>12/27/12 02:57 PM</text:p>
          </table:table-cell>
        </table:table-row>
        <table:table-row table:style-name="ro1">
          <table:table-cell office:value-type="float" office:value="48187" calcext:value-type="float">
            <text:p>48187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kudN@gmail.com</text:p>
          </table:table-cell>
          <table:table-cell office:value-type="float" office:value="375293931420" calcext:value-type="float">
            <text:p>375293931420</text:p>
          </table:table-cell>
          <table:table-cell office:value-type="string" calcext:value-type="string">
            <text:p>12/30/12 01:10 PM</text:p>
          </table:table-cell>
        </table:table-row>
        <table:table-row table:style-name="ro1">
          <table:table-cell office:value-type="float" office:value="48239" calcext:value-type="float">
            <text:p>48239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QkBeYCyM@inbox.ru</text:p>
          </table:table-cell>
          <table:table-cell/>
          <table:table-cell office:value-type="string" calcext:value-type="string">
            <text:p>08/10/14 10:57 PM</text:p>
          </table:table-cell>
        </table:table-row>
        <table:table-row table:style-name="ro1">
          <table:table-cell office:value-type="float" office:value="48294" calcext:value-type="float">
            <text:p>48294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kXZ@mail.ru</text:p>
          </table:table-cell>
          <table:table-cell office:value-type="float" office:value="7018939568" calcext:value-type="float">
            <text:p>7018939568</text:p>
          </table:table-cell>
          <table:table-cell office:value-type="string" calcext:value-type="string">
            <text:p>12/31/12 06:39 PM</text:p>
          </table:table-cell>
        </table:table-row>
        <table:table-row table:style-name="ro1">
          <table:table-cell office:value-type="float" office:value="48377" calcext:value-type="float">
            <text:p>48377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Py5M5pq@yandex.com</text:p>
          </table:table-cell>
          <table:table-cell/>
          <table:table-cell office:value-type="string" calcext:value-type="string">
            <text:p>01/01/13 09:52 PM</text:p>
          </table:table-cell>
        </table:table-row>
        <table:table-row table:style-name="ro1">
          <table:table-cell office:value-type="float" office:value="48602" calcext:value-type="float">
            <text:p>48602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daNg@mail.ru</text:p>
          </table:table-cell>
          <table:table-cell office:value-type="float" office:value="380505891153" calcext:value-type="float">
            <text:p>380505891153</text:p>
          </table:table-cell>
          <table:table-cell office:value-type="string" calcext:value-type="string">
            <text:p>01/04/13 11:03 AM</text:p>
          </table:table-cell>
        </table:table-row>
        <table:table-row table:style-name="ro1">
          <table:table-cell office:value-type="float" office:value="48708" calcext:value-type="float">
            <text:p>48708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Вера</text:p>
          </table:table-cell>
          <table:table-cell office:value-type="string" calcext:value-type="string">
            <text:p>Григорьевна</text:p>
          </table:table-cell>
          <table:table-cell office:value-type="string" calcext:value-type="string">
            <text:p>jNkLTN@mail.ru</text:p>
          </table:table-cell>
          <table:table-cell office:value-type="float" office:value="71111111238" calcext:value-type="float">
            <text:p>71111111238</text:p>
          </table:table-cell>
          <table:table-cell office:value-type="string" calcext:value-type="string">
            <text:p>01/05/13 09:26 PM</text:p>
          </table:table-cell>
        </table:table-row>
        <table:table-row table:style-name="ro1">
          <table:table-cell office:value-type="float" office:value="48733" calcext:value-type="float">
            <text:p>48733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r07@gmail.com</text:p>
          </table:table-cell>
          <table:table-cell office:value-type="float" office:value="38096911371" calcext:value-type="float">
            <text:p>38096911371</text:p>
          </table:table-cell>
          <table:table-cell office:value-type="string" calcext:value-type="string">
            <text:p>01/06/13 12:43 AM</text:p>
          </table:table-cell>
        </table:table-row>
        <table:table-row table:style-name="ro1">
          <table:table-cell office:value-type="float" office:value="48847" calcext:value-type="float">
            <text:p>48847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5h7ujvHq@ya.ru</text:p>
          </table:table-cell>
          <table:table-cell/>
          <table:table-cell office:value-type="string" calcext:value-type="string">
            <text:p>01/07/13 10:28 AM</text:p>
          </table:table-cell>
        </table:table-row>
        <table:table-row table:style-name="ro1">
          <table:table-cell office:value-type="float" office:value="48915" calcext:value-type="float">
            <text:p>48915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BAq@tut.by</text:p>
          </table:table-cell>
          <table:table-cell office:value-type="float" office:value="375447931792" calcext:value-type="float">
            <text:p>375447931792</text:p>
          </table:table-cell>
          <table:table-cell office:value-type="string" calcext:value-type="string">
            <text:p>01/08/13 12:34 AM</text:p>
          </table:table-cell>
        </table:table-row>
        <table:table-row table:style-name="ro1">
          <table:table-cell office:value-type="float" office:value="49172" calcext:value-type="float">
            <text:p>49172</text:p>
          </table:table-cell>
          <table:table-cell/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btHQ@mail.ru</text:p>
          </table:table-cell>
          <table:table-cell/>
          <table:table-cell office:value-type="string" calcext:value-type="string">
            <text:p>01/10/13 03:04 PM</text:p>
          </table:table-cell>
        </table:table-row>
        <table:table-row table:style-name="ro1">
          <table:table-cell office:value-type="float" office:value="49231" calcext:value-type="float">
            <text:p>49231</text:p>
          </table:table-cell>
          <table:table-cell/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DpO@mail.ru</text:p>
          </table:table-cell>
          <table:table-cell office:value-type="float" office:value="79046542" calcext:value-type="float">
            <text:p>79046542</text:p>
          </table:table-cell>
          <table:table-cell office:value-type="string" calcext:value-type="string">
            <text:p>01/11/13 05:28 AM</text:p>
          </table:table-cell>
        </table:table-row>
        <table:table-row table:style-name="ro1">
          <table:table-cell office:value-type="float" office:value="49235" calcext:value-type="float">
            <text:p>49235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7gj@mail.ru</text:p>
          </table:table-cell>
          <table:table-cell office:value-type="float" office:value="77771371785" calcext:value-type="float">
            <text:p>77771371785</text:p>
          </table:table-cell>
          <table:table-cell office:value-type="string" calcext:value-type="string">
            <text:p>01/11/13 08:38 AM</text:p>
          </table:table-cell>
        </table:table-row>
        <table:table-row table:style-name="ro1">
          <table:table-cell office:value-type="float" office:value="49263" calcext:value-type="float">
            <text:p>49263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4bVKJ@yandex.ru</text:p>
          </table:table-cell>
          <table:table-cell office:value-type="float" office:value="79375322448" calcext:value-type="float">
            <text:p>79375322448</text:p>
          </table:table-cell>
          <table:table-cell office:value-type="string" calcext:value-type="string">
            <text:p>01/11/13 04:20 PM</text:p>
          </table:table-cell>
        </table:table-row>
        <table:table-row table:style-name="ro1">
          <table:table-cell office:value-type="float" office:value="49374" calcext:value-type="float">
            <text:p>49374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o6lH@inbox.ru</text:p>
          </table:table-cell>
          <table:table-cell/>
          <table:table-cell office:value-type="string" calcext:value-type="string">
            <text:p>01/12/13 08:10 PM</text:p>
          </table:table-cell>
        </table:table-row>
        <table:table-row table:style-name="ro1">
          <table:table-cell office:value-type="float" office:value="49482" calcext:value-type="float">
            <text:p>49482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sI25YEx@mail.ru</text:p>
          </table:table-cell>
          <table:table-cell/>
          <table:table-cell office:value-type="string" calcext:value-type="string">
            <text:p>01/13/13 10:52 PM</text:p>
          </table:table-cell>
        </table:table-row>
        <table:table-row table:style-name="ro1">
          <table:table-cell office:value-type="float" office:value="49529" calcext:value-type="float">
            <text:p>49529</text:p>
          </table:table-cell>
          <table:table-cell/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MZ1w@gmail.com</text:p>
          </table:table-cell>
          <table:table-cell/>
          <table:table-cell office:value-type="string" calcext:value-type="string">
            <text:p>01/14/13 09:47 AM</text:p>
          </table:table-cell>
        </table:table-row>
        <table:table-row table:style-name="ro1">
          <table:table-cell office:value-type="float" office:value="49725" calcext:value-type="float">
            <text:p>49725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9uJLu@mail.ru</text:p>
          </table:table-cell>
          <table:table-cell office:value-type="float" office:value="79854276405" calcext:value-type="float">
            <text:p>79854276405</text:p>
          </table:table-cell>
          <table:table-cell office:value-type="string" calcext:value-type="string">
            <text:p>01/16/13 09:46 AM</text:p>
          </table:table-cell>
        </table:table-row>
        <table:table-row table:style-name="ro1">
          <table:table-cell office:value-type="float" office:value="49988" calcext:value-type="float">
            <text:p>49988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Ника</text:p>
          </table:table-cell>
          <table:table-cell/>
          <table:table-cell office:value-type="string" calcext:value-type="string">
            <text:p>3nyqZHdz@gmail.com</text:p>
          </table:table-cell>
          <table:table-cell office:value-type="float" office:value="7259188783" calcext:value-type="float">
            <text:p>7259188783</text:p>
          </table:table-cell>
          <table:table-cell office:value-type="string" calcext:value-type="string">
            <text:p>01/19/13 03:08 AM</text:p>
          </table:table-cell>
        </table:table-row>
        <table:table-row table:style-name="ro1">
          <table:table-cell office:value-type="float" office:value="50035" calcext:value-type="float">
            <text:p>50035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uzT@mail.ru</text:p>
          </table:table-cell>
          <table:table-cell office:value-type="float" office:value="79107931271" calcext:value-type="float">
            <text:p>79107931271</text:p>
          </table:table-cell>
          <table:table-cell office:value-type="string" calcext:value-type="string">
            <text:p>01/19/13 04:23 PM</text:p>
          </table:table-cell>
        </table:table-row>
        <table:table-row table:style-name="ro1">
          <table:table-cell office:value-type="float" office:value="50072" calcext:value-type="float">
            <text:p>50072</text:p>
          </table:table-cell>
          <table:table-cell/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njK2OG@gmail.com</text:p>
          </table:table-cell>
          <table:table-cell office:value-type="float" office:value="79183551651" calcext:value-type="float">
            <text:p>79183551651</text:p>
          </table:table-cell>
          <table:table-cell office:value-type="string" calcext:value-type="string">
            <text:p>01/20/13 12:25 AM</text:p>
          </table:table-cell>
        </table:table-row>
        <table:table-row table:style-name="ro1">
          <table:table-cell office:value-type="float" office:value="50103" calcext:value-type="float">
            <text:p>50103</text:p>
          </table:table-cell>
          <table:table-cell/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NJa@yandex.ru</text:p>
          </table:table-cell>
          <table:table-cell/>
          <table:table-cell office:value-type="string" calcext:value-type="string">
            <text:p>01/20/13 06:59 AM</text:p>
          </table:table-cell>
        </table:table-row>
        <table:table-row table:style-name="ro1">
          <table:table-cell office:value-type="float" office:value="50451" calcext:value-type="float">
            <text:p>50451</text:p>
          </table:table-cell>
          <table:table-cell/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IQBBErbG@yandex.ru</text:p>
          </table:table-cell>
          <table:table-cell office:value-type="float" office:value="79648307815" calcext:value-type="float">
            <text:p>79648307815</text:p>
          </table:table-cell>
          <table:table-cell office:value-type="string" calcext:value-type="string">
            <text:p>01/24/13 12:54 PM</text:p>
          </table:table-cell>
        </table:table-row>
        <table:table-row table:style-name="ro1">
          <table:table-cell office:value-type="float" office:value="50647" calcext:value-type="float">
            <text:p>50647</text:p>
          </table:table-cell>
          <table:table-cell/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YRcTF@yandex.ru</text:p>
          </table:table-cell>
          <table:table-cell/>
          <table:table-cell office:value-type="string" calcext:value-type="string">
            <text:p>01/26/13 09:47 PM</text:p>
          </table:table-cell>
        </table:table-row>
        <table:table-row table:style-name="ro1">
          <table:table-cell office:value-type="float" office:value="50715" calcext:value-type="float">
            <text:p>50715</text:p>
          </table:table-cell>
          <table:table-cell/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yTbq@mail.ru</text:p>
          </table:table-cell>
          <table:table-cell/>
          <table:table-cell office:value-type="string" calcext:value-type="string">
            <text:p>01/27/13 06:05 PM</text:p>
          </table:table-cell>
        </table:table-row>
        <table:table-row table:style-name="ro1">
          <table:table-cell office:value-type="float" office:value="50716" calcext:value-type="float">
            <text:p>50716</text:p>
          </table:table-cell>
          <table:table-cell/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E9OmRyRV@yandex.ru</text:p>
          </table:table-cell>
          <table:table-cell/>
          <table:table-cell office:value-type="string" calcext:value-type="string">
            <text:p>01/27/13 06:07 PM</text:p>
          </table:table-cell>
        </table:table-row>
        <table:table-row table:style-name="ro1">
          <table:table-cell office:value-type="float" office:value="50761" calcext:value-type="float">
            <text:p>50761</text:p>
          </table:table-cell>
          <table:table-cell/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P18w@mail.ru</text:p>
          </table:table-cell>
          <table:table-cell/>
          <table:table-cell office:value-type="string" calcext:value-type="string">
            <text:p>01/28/13 10:44 AM</text:p>
          </table:table-cell>
        </table:table-row>
        <table:table-row table:style-name="ro1">
          <table:table-cell office:value-type="float" office:value="50925" calcext:value-type="float">
            <text:p>50925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2WtUhug@list.ru</text:p>
          </table:table-cell>
          <table:table-cell office:value-type="float" office:value="79264972045" calcext:value-type="float">
            <text:p>79264972045</text:p>
          </table:table-cell>
          <table:table-cell office:value-type="string" calcext:value-type="string">
            <text:p>01/30/13 10:40 AM</text:p>
          </table:table-cell>
        </table:table-row>
        <table:table-row table:style-name="ro1">
          <table:table-cell office:value-type="float" office:value="51045" calcext:value-type="float">
            <text:p>51045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xcN3QKi@gmail.com</text:p>
          </table:table-cell>
          <table:table-cell office:value-type="float" office:value="79110881722" calcext:value-type="float">
            <text:p>79110881722</text:p>
          </table:table-cell>
          <table:table-cell office:value-type="string" calcext:value-type="string">
            <text:p>11/20/14 10:41 PM</text:p>
          </table:table-cell>
        </table:table-row>
        <table:table-row table:style-name="ro1">
          <table:table-cell office:value-type="float" office:value="51235" calcext:value-type="float">
            <text:p>51235</text:p>
          </table:table-cell>
          <table:table-cell/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49IcMTT@latnet.lv</text:p>
          </table:table-cell>
          <table:table-cell/>
          <table:table-cell office:value-type="string" calcext:value-type="string">
            <text:p>02/02/13 03:31 AM</text:p>
          </table:table-cell>
        </table:table-row>
        <table:table-row table:style-name="ro1">
          <table:table-cell office:value-type="float" office:value="51268" calcext:value-type="float">
            <text:p>51268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2xd@beeline.tj</text:p>
          </table:table-cell>
          <table:table-cell office:value-type="float" office:value="992911109501" calcext:value-type="float">
            <text:p>992911109501</text:p>
          </table:table-cell>
          <table:table-cell office:value-type="string" calcext:value-type="string">
            <text:p>02/02/13 03:45 PM</text:p>
          </table:table-cell>
        </table:table-row>
        <table:table-row table:style-name="ro1">
          <table:table-cell office:value-type="float" office:value="51581" calcext:value-type="float">
            <text:p>51581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CaTXOp@mail.ru</text:p>
          </table:table-cell>
          <table:table-cell office:value-type="float" office:value="79104251283" calcext:value-type="float">
            <text:p>79104251283</text:p>
          </table:table-cell>
          <table:table-cell office:value-type="string" calcext:value-type="string">
            <text:p>02/04/13 02:34 PM</text:p>
          </table:table-cell>
        </table:table-row>
        <table:table-row table:style-name="ro1">
          <table:table-cell office:value-type="float" office:value="51627" calcext:value-type="float">
            <text:p>51627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CJUykR9@mail.ru</text:p>
          </table:table-cell>
          <table:table-cell/>
          <table:table-cell office:value-type="string" calcext:value-type="string">
            <text:p>02/04/13 04:42 PM</text:p>
          </table:table-cell>
        </table:table-row>
        <table:table-row table:style-name="ro1">
          <table:table-cell office:value-type="float" office:value="51664" calcext:value-type="float">
            <text:p>51664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8HNqW@mail.ru</text:p>
          </table:table-cell>
          <table:table-cell office:value-type="float" office:value="79118221385" calcext:value-type="float">
            <text:p>79118221385</text:p>
          </table:table-cell>
          <table:table-cell office:value-type="string" calcext:value-type="string">
            <text:p>02/04/13 06:26 PM</text:p>
          </table:table-cell>
        </table:table-row>
        <table:table-row table:style-name="ro1">
          <table:table-cell office:value-type="float" office:value="51666" calcext:value-type="float">
            <text:p>51666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Вадим</text:p>
          </table:table-cell>
          <table:table-cell/>
          <table:table-cell office:value-type="string" calcext:value-type="string">
            <text:p>pBJ6uA3@yandex.ru</text:p>
          </table:table-cell>
          <table:table-cell office:value-type="float" office:value="9675341269" calcext:value-type="float">
            <text:p>9675341269</text:p>
          </table:table-cell>
          <table:table-cell office:value-type="string" calcext:value-type="string">
            <text:p>02/04/13 06:30 PM</text:p>
          </table:table-cell>
        </table:table-row>
        <table:table-row table:style-name="ro1">
          <table:table-cell office:value-type="float" office:value="51765" calcext:value-type="float">
            <text:p>51765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73b8s5Yu@yandex.ru</text:p>
          </table:table-cell>
          <table:table-cell office:value-type="float" office:value="79278954112" calcext:value-type="float">
            <text:p>79278954112</text:p>
          </table:table-cell>
          <table:table-cell office:value-type="string" calcext:value-type="string">
            <text:p>02/04/13 11:01 PM</text:p>
          </table:table-cell>
        </table:table-row>
        <table:table-row table:style-name="ro1">
          <table:table-cell office:value-type="float" office:value="51854" calcext:value-type="float">
            <text:p>51854</text:p>
          </table:table-cell>
          <table:table-cell/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0FN@mail.ru</text:p>
          </table:table-cell>
          <table:table-cell/>
          <table:table-cell office:value-type="string" calcext:value-type="string">
            <text:p>02/05/13 09:11 AM</text:p>
          </table:table-cell>
        </table:table-row>
        <table:table-row table:style-name="ro1">
          <table:table-cell office:value-type="float" office:value="52022" calcext:value-type="float">
            <text:p>52022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8wvMytc@gmail.com</text:p>
          </table:table-cell>
          <table:table-cell/>
          <table:table-cell office:value-type="string" calcext:value-type="string">
            <text:p>07/14/15 06:54 PM</text:p>
          </table:table-cell>
        </table:table-row>
        <table:table-row table:style-name="ro1">
          <table:table-cell office:value-type="float" office:value="52044" calcext:value-type="float">
            <text:p>52044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Евгеньевич</text:p>
          </table:table-cell>
          <table:table-cell office:value-type="string" calcext:value-type="string">
            <text:p>6mhfyYVL@mail.ru</text:p>
          </table:table-cell>
          <table:table-cell office:value-type="float" office:value="97252164248" calcext:value-type="float">
            <text:p>97252164248</text:p>
          </table:table-cell>
          <table:table-cell office:value-type="string" calcext:value-type="string">
            <text:p>06/13/14 11:33 AM</text:p>
          </table:table-cell>
        </table:table-row>
        <table:table-row table:style-name="ro1">
          <table:table-cell office:value-type="float" office:value="52065" calcext:value-type="float">
            <text:p>52065</text:p>
          </table:table-cell>
          <table:table-cell office:value-type="string" calcext:value-type="string">
            <text:p>Степан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bkDQRe6R@mail.ru</text:p>
          </table:table-cell>
          <table:table-cell office:value-type="float" office:value="79110002067" calcext:value-type="float">
            <text:p>79110002067</text:p>
          </table:table-cell>
          <table:table-cell office:value-type="string" calcext:value-type="string">
            <text:p>02/05/13 07:38 PM</text:p>
          </table:table-cell>
        </table:table-row>
        <table:table-row table:style-name="ro1">
          <table:table-cell office:value-type="float" office:value="52201" calcext:value-type="float">
            <text:p>52201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Яна</text:p>
          </table:table-cell>
          <table:table-cell office:value-type="string" calcext:value-type="string">
            <text:p>Григорьевна</text:p>
          </table:table-cell>
          <table:table-cell office:value-type="string" calcext:value-type="string">
            <text:p>Z0EDG6@yandex.ru</text:p>
          </table:table-cell>
          <table:table-cell office:value-type="float" office:value="9636022013" calcext:value-type="float">
            <text:p>9636022013</text:p>
          </table:table-cell>
          <table:table-cell office:value-type="string" calcext:value-type="string">
            <text:p>02/06/13 08:57 AM</text:p>
          </table:table-cell>
        </table:table-row>
        <table:table-row table:style-name="ro1">
          <table:table-cell office:value-type="float" office:value="52208" calcext:value-type="float">
            <text:p>52208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6kCLIsNY@mail.ru</text:p>
          </table:table-cell>
          <table:table-cell office:value-type="float" office:value="9250036539" calcext:value-type="float">
            <text:p>9250036539</text:p>
          </table:table-cell>
          <table:table-cell office:value-type="string" calcext:value-type="string">
            <text:p>02/06/13 09:18 AM</text:p>
          </table:table-cell>
        </table:table-row>
        <table:table-row table:style-name="ro1">
          <table:table-cell office:value-type="float" office:value="52360" calcext:value-type="float">
            <text:p>52360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bQb@yandex.ru</text:p>
          </table:table-cell>
          <table:table-cell office:value-type="float" office:value="89223551590" calcext:value-type="float">
            <text:p>89223551590</text:p>
          </table:table-cell>
          <table:table-cell office:value-type="string" calcext:value-type="string">
            <text:p>02/06/13 04:34 PM</text:p>
          </table:table-cell>
        </table:table-row>
        <table:table-row table:style-name="ro1">
          <table:table-cell office:value-type="float" office:value="52361" calcext:value-type="float">
            <text:p>52361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ioG@unn.ru</text:p>
          </table:table-cell>
          <table:table-cell office:value-type="float" office:value="79519131154" calcext:value-type="float">
            <text:p>79519131154</text:p>
          </table:table-cell>
          <table:table-cell office:value-type="string" calcext:value-type="string">
            <text:p>02/06/13 04:34 PM</text:p>
          </table:table-cell>
        </table:table-row>
        <table:table-row table:style-name="ro1">
          <table:table-cell office:value-type="float" office:value="52387" calcext:value-type="float">
            <text:p>52387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TsR@neocom72.ru</text:p>
          </table:table-cell>
          <table:table-cell office:value-type="float" office:value="79088743892" calcext:value-type="float">
            <text:p>79088743892</text:p>
          </table:table-cell>
          <table:table-cell office:value-type="string" calcext:value-type="string">
            <text:p>05/28/14 11:03 AM</text:p>
          </table:table-cell>
        </table:table-row>
        <table:table-row table:style-name="ro1">
          <table:table-cell office:value-type="float" office:value="52413" calcext:value-type="float">
            <text:p>52413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Fn2vlK9v@mail.ru</text:p>
          </table:table-cell>
          <table:table-cell office:value-type="float" office:value="79168761837" calcext:value-type="float">
            <text:p>79168761837</text:p>
          </table:table-cell>
          <table:table-cell office:value-type="string" calcext:value-type="string">
            <text:p>02/06/13 06:41 PM</text:p>
          </table:table-cell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ekNgN3K@bk.ru</text:p>
          </table:table-cell>
          <table:table-cell/>
          <table:table-cell office:value-type="string" calcext:value-type="string">
            <text:p>02/06/13 09:47 PM</text:p>
          </table:table-cell>
        </table:table-row>
        <table:table-row table:style-name="ro1">
          <table:table-cell office:value-type="float" office:value="52501" calcext:value-type="float">
            <text:p>52501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qMIVEo@yandex.ru</text:p>
          </table:table-cell>
          <table:table-cell/>
          <table:table-cell office:value-type="string" calcext:value-type="string">
            <text:p>02/06/13 11:42 PM</text:p>
          </table:table-cell>
        </table:table-row>
        <table:table-row table:style-name="ro1">
          <table:table-cell office:value-type="float" office:value="52555" calcext:value-type="float">
            <text:p>52555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JCo@yandex.ru</text:p>
          </table:table-cell>
          <table:table-cell office:value-type="float" office:value="9214052471" calcext:value-type="float">
            <text:p>9214052471</text:p>
          </table:table-cell>
          <table:table-cell office:value-type="string" calcext:value-type="string">
            <text:p>02/07/13 08:33 AM</text:p>
          </table:table-cell>
        </table:table-row>
        <table:table-row table:style-name="ro1">
          <table:table-cell office:value-type="float" office:value="52595" calcext:value-type="float">
            <text:p>52595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vne@yandex.ru</text:p>
          </table:table-cell>
          <table:table-cell office:value-type="float" office:value="79053817493" calcext:value-type="float">
            <text:p>79053817493</text:p>
          </table:table-cell>
          <table:table-cell office:value-type="string" calcext:value-type="string">
            <text:p>02/07/13 09:42 AM</text:p>
          </table:table-cell>
        </table:table-row>
        <table:table-row table:style-name="ro1">
          <table:table-cell office:value-type="float" office:value="52646" calcext:value-type="float">
            <text:p>52646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Максимович</text:p>
          </table:table-cell>
          <table:table-cell office:value-type="string" calcext:value-type="string">
            <text:p>LXSi@rambler.ru</text:p>
          </table:table-cell>
          <table:table-cell office:value-type="float" office:value="89032983823" calcext:value-type="float">
            <text:p>89032983823</text:p>
          </table:table-cell>
          <table:table-cell office:value-type="string" calcext:value-type="string">
            <text:p>02/07/13 10:38 AM</text:p>
          </table:table-cell>
        </table:table-row>
        <table:table-row table:style-name="ro1">
          <table:table-cell office:value-type="float" office:value="52659" calcext:value-type="float">
            <text:p>52659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Idr@yandex.ru</text:p>
          </table:table-cell>
          <table:table-cell office:value-type="float" office:value="79151171992" calcext:value-type="float">
            <text:p>79151171992</text:p>
          </table:table-cell>
          <table:table-cell office:value-type="string" calcext:value-type="string">
            <text:p>02/07/13 10:53 AM</text:p>
          </table:table-cell>
        </table:table-row>
        <table:table-row table:style-name="ro1">
          <table:table-cell office:value-type="float" office:value="52669" calcext:value-type="float">
            <text:p>52669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m0Bbf@gmail.com</text:p>
          </table:table-cell>
          <table:table-cell/>
          <table:table-cell office:value-type="string" calcext:value-type="string">
            <text:p>02/07/13 11:02 AM</text:p>
          </table:table-cell>
        </table:table-row>
        <table:table-row table:style-name="ro1">
          <table:table-cell office:value-type="float" office:value="52705" calcext:value-type="float">
            <text:p>52705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sj6@mail.ru</text:p>
          </table:table-cell>
          <table:table-cell office:value-type="float" office:value="79638545269" calcext:value-type="float">
            <text:p>79638545269</text:p>
          </table:table-cell>
          <table:table-cell office:value-type="string" calcext:value-type="string">
            <text:p>02/07/13 11:58 AM</text:p>
          </table:table-cell>
        </table:table-row>
        <table:table-row table:style-name="ro1">
          <table:table-cell office:value-type="float" office:value="52737" calcext:value-type="float">
            <text:p>52737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XFbQ@mail.ru</text:p>
          </table:table-cell>
          <table:table-cell office:value-type="float" office:value="77055718225" calcext:value-type="float">
            <text:p>77055718225</text:p>
          </table:table-cell>
          <table:table-cell office:value-type="string" calcext:value-type="string">
            <text:p>02/07/13 12:47 PM</text:p>
          </table:table-cell>
        </table:table-row>
        <table:table-row table:style-name="ro1">
          <table:table-cell office:value-type="float" office:value="52761" calcext:value-type="float">
            <text:p>52761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7UE@yahoo.com</text:p>
          </table:table-cell>
          <table:table-cell office:value-type="float" office:value="38269231897" calcext:value-type="float">
            <text:p>38269231897</text:p>
          </table:table-cell>
          <table:table-cell office:value-type="string" calcext:value-type="string">
            <text:p>06/02/14 05:05 PM</text:p>
          </table:table-cell>
        </table:table-row>
        <table:table-row table:style-name="ro1">
          <table:table-cell office:value-type="float" office:value="52817" calcext:value-type="float">
            <text:p>52817</text:p>
          </table:table-cell>
          <table:table-cell/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pORvxs@mail.ru</text:p>
          </table:table-cell>
          <table:table-cell office:value-type="float" office:value="79161481639" calcext:value-type="float">
            <text:p>79161481639</text:p>
          </table:table-cell>
          <table:table-cell office:value-type="string" calcext:value-type="string">
            <text:p>06/15/14 07:48 PM</text:p>
          </table:table-cell>
        </table:table-row>
        <table:table-row table:style-name="ro1">
          <table:table-cell office:value-type="float" office:value="52858" calcext:value-type="float">
            <text:p>52858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bOxgxoMd@mail.ru</text:p>
          </table:table-cell>
          <table:table-cell/>
          <table:table-cell office:value-type="string" calcext:value-type="string">
            <text:p>02/07/13 04:40 PM</text:p>
          </table:table-cell>
        </table:table-row>
        <table:table-row table:style-name="ro1">
          <table:table-cell office:value-type="float" office:value="52971" calcext:value-type="float">
            <text:p>52971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5cz@yandex.ru</text:p>
          </table:table-cell>
          <table:table-cell office:value-type="float" office:value="79119885411" calcext:value-type="float">
            <text:p>79119885411</text:p>
          </table:table-cell>
          <table:table-cell office:value-type="string" calcext:value-type="string">
            <text:p>02/07/13 08:43 PM</text:p>
          </table:table-cell>
        </table:table-row>
        <table:table-row table:style-name="ro1">
          <table:table-cell office:value-type="float" office:value="52995" calcext:value-type="float">
            <text:p>52995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Михаил</text:p>
          </table:table-cell>
          <table:table-cell/>
          <table:table-cell office:value-type="string" calcext:value-type="string">
            <text:p>UIG5p@yandex.ru</text:p>
          </table:table-cell>
          <table:table-cell office:value-type="float" office:value="9616591469" calcext:value-type="float">
            <text:p>9616591469</text:p>
          </table:table-cell>
          <table:table-cell office:value-type="string" calcext:value-type="string">
            <text:p>02/07/13 09:15 PM</text:p>
          </table:table-cell>
        </table:table-row>
        <table:table-row table:style-name="ro1">
          <table:table-cell office:value-type="float" office:value="53128" calcext:value-type="float">
            <text:p>53128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78upJ@walla.co.il</text:p>
          </table:table-cell>
          <table:table-cell office:value-type="float" office:value="547331065" calcext:value-type="float">
            <text:p>547331065</text:p>
          </table:table-cell>
          <table:table-cell office:value-type="string" calcext:value-type="string">
            <text:p>02/07/13 11:32 PM</text:p>
          </table:table-cell>
        </table:table-row>
        <table:table-row table:style-name="ro1">
          <table:table-cell office:value-type="float" office:value="53132" calcext:value-type="float">
            <text:p>53132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hJj5ekm@yandex.ru</text:p>
          </table:table-cell>
          <table:table-cell office:value-type="float" office:value="79275941059" calcext:value-type="float">
            <text:p>79275941059</text:p>
          </table:table-cell>
          <table:table-cell office:value-type="string" calcext:value-type="string">
            <text:p>02/07/13 11:38 PM</text:p>
          </table:table-cell>
        </table:table-row>
        <table:table-row table:style-name="ro1">
          <table:table-cell office:value-type="float" office:value="53171" calcext:value-type="float">
            <text:p>53171</text:p>
          </table:table-cell>
          <table:table-cell office:value-type="string" calcext:value-type="string">
            <text:p>Виталин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IbvY3bV@gmail.com</text:p>
          </table:table-cell>
          <table:table-cell office:value-type="float" office:value="70123451033" calcext:value-type="float">
            <text:p>70123451033</text:p>
          </table:table-cell>
          <table:table-cell office:value-type="string" calcext:value-type="string">
            <text:p>05/30/14 02:06 AM</text:p>
          </table:table-cell>
        </table:table-row>
        <table:table-row table:style-name="ro1">
          <table:table-cell office:value-type="float" office:value="53252" calcext:value-type="float">
            <text:p>53252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Соня</text:p>
          </table:table-cell>
          <table:table-cell office:value-type="string" calcext:value-type="string">
            <text:p>Дмитриевна</text:p>
          </table:table-cell>
          <table:table-cell office:value-type="string" calcext:value-type="string">
            <text:p>j7x7k@gmail.com</text:p>
          </table:table-cell>
          <table:table-cell office:value-type="float" office:value="79139111880" calcext:value-type="float">
            <text:p>79139111880</text:p>
          </table:table-cell>
          <table:table-cell office:value-type="string" calcext:value-type="string">
            <text:p>02/08/13 08:17 AM</text:p>
          </table:table-cell>
        </table:table-row>
        <table:table-row table:style-name="ro1">
          <table:table-cell office:value-type="float" office:value="53279" calcext:value-type="float">
            <text:p>53279</text:p>
          </table:table-cell>
          <table:table-cell/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o4aTdl8@yandex.ru</text:p>
          </table:table-cell>
          <table:table-cell/>
          <table:table-cell office:value-type="string" calcext:value-type="string">
            <text:p>02/08/13 09:21 AM</text:p>
          </table:table-cell>
        </table:table-row>
        <table:table-row table:style-name="ro1">
          <table:table-cell office:value-type="float" office:value="53316" calcext:value-type="float">
            <text:p>53316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jvHWaUYD@gmail.com</text:p>
          </table:table-cell>
          <table:table-cell office:value-type="float" office:value="79787621038" calcext:value-type="float">
            <text:p>79787621038</text:p>
          </table:table-cell>
          <table:table-cell office:value-type="string" calcext:value-type="string">
            <text:p>02/08/13 11:03 AM</text:p>
          </table:table-cell>
        </table:table-row>
        <table:table-row table:style-name="ro1">
          <table:table-cell office:value-type="float" office:value="53505" calcext:value-type="float">
            <text:p>53505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Елизавета</text:p>
          </table:table-cell>
          <table:table-cell office:value-type="string" calcext:value-type="string">
            <text:p>Руслановна</text:p>
          </table:table-cell>
          <table:table-cell office:value-type="string" calcext:value-type="string">
            <text:p>pwrMZ7Jw@yandex.ru</text:p>
          </table:table-cell>
          <table:table-cell office:value-type="float" office:value="79178445445" calcext:value-type="float">
            <text:p>79178445445</text:p>
          </table:table-cell>
          <table:table-cell office:value-type="string" calcext:value-type="string">
            <text:p>02/08/13 10:42 PM</text:p>
          </table:table-cell>
        </table:table-row>
        <table:table-row table:style-name="ro1">
          <table:table-cell office:value-type="float" office:value="53517" calcext:value-type="float">
            <text:p>53517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Yxc@yandex.ru</text:p>
          </table:table-cell>
          <table:table-cell office:value-type="float" office:value="34642312145" calcext:value-type="float">
            <text:p>34642312145</text:p>
          </table:table-cell>
          <table:table-cell office:value-type="string" calcext:value-type="string">
            <text:p>02/09/13 12:00 AM</text:p>
          </table:table-cell>
        </table:table-row>
        <table:table-row table:style-name="ro1">
          <table:table-cell office:value-type="float" office:value="53522" calcext:value-type="float">
            <text:p>53522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yF9v@yandex.ru</text:p>
          </table:table-cell>
          <table:table-cell office:value-type="float" office:value="9162441177" calcext:value-type="float">
            <text:p>9162441177</text:p>
          </table:table-cell>
          <table:table-cell office:value-type="string" calcext:value-type="string">
            <text:p>02/09/13 12:18 AM</text:p>
          </table:table-cell>
        </table:table-row>
        <table:table-row table:style-name="ro1">
          <table:table-cell office:value-type="float" office:value="53533" calcext:value-type="float">
            <text:p>53533</text:p>
          </table:table-cell>
          <table:table-cell/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tdT0h@yandex.ru</text:p>
          </table:table-cell>
          <table:table-cell/>
          <table:table-cell office:value-type="string" calcext:value-type="string">
            <text:p>05/28/14 03:21 PM</text:p>
          </table:table-cell>
        </table:table-row>
        <table:table-row table:style-name="ro1">
          <table:table-cell office:value-type="float" office:value="53556" calcext:value-type="float">
            <text:p>53556</text:p>
          </table:table-cell>
          <table:table-cell/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tJu@yandex.ru</text:p>
          </table:table-cell>
          <table:table-cell office:value-type="float" office:value="89174421208" calcext:value-type="float">
            <text:p>89174421208</text:p>
          </table:table-cell>
          <table:table-cell office:value-type="string" calcext:value-type="string">
            <text:p>02/09/13 06:03 AM</text:p>
          </table:table-cell>
        </table:table-row>
        <table:table-row table:style-name="ro1">
          <table:table-cell office:value-type="float" office:value="53643" calcext:value-type="float">
            <text:p>53643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VolTQKI@ukr.net</text:p>
          </table:table-cell>
          <table:table-cell/>
          <table:table-cell office:value-type="string" calcext:value-type="string">
            <text:p>02/09/13 05:39 PM</text:p>
          </table:table-cell>
        </table:table-row>
        <table:table-row table:style-name="ro1">
          <table:table-cell office:value-type="float" office:value="53805" calcext:value-type="float">
            <text:p>53805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eRhMIT@yandex.ru</text:p>
          </table:table-cell>
          <table:table-cell/>
          <table:table-cell office:value-type="string" calcext:value-type="string">
            <text:p>02/10/13 06:41 PM</text:p>
          </table:table-cell>
        </table:table-row>
        <table:table-row table:style-name="ro1">
          <table:table-cell office:value-type="float" office:value="54043" calcext:value-type="float">
            <text:p>54043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7bAhIrgI@narod.ru</text:p>
          </table:table-cell>
          <table:table-cell/>
          <table:table-cell office:value-type="string" calcext:value-type="string">
            <text:p>02/11/13 10:46 PM</text:p>
          </table:table-cell>
        </table:table-row>
        <table:table-row table:style-name="ro1">
          <table:table-cell office:value-type="float" office:value="54077" calcext:value-type="float">
            <text:p>54077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vxAouGa@gmail.com</text:p>
          </table:table-cell>
          <table:table-cell office:value-type="float" office:value="79166147403" calcext:value-type="float">
            <text:p>79166147403</text:p>
          </table:table-cell>
          <table:table-cell office:value-type="string" calcext:value-type="string">
            <text:p>02/12/13 02:22 AM</text:p>
          </table:table-cell>
        </table:table-row>
        <table:table-row table:style-name="ro1">
          <table:table-cell office:value-type="float" office:value="54104" calcext:value-type="float">
            <text:p>54104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qDMsQ@list.ru</text:p>
          </table:table-cell>
          <table:table-cell office:value-type="float" office:value="79600392580" calcext:value-type="float">
            <text:p>79600392580</text:p>
          </table:table-cell>
          <table:table-cell office:value-type="string" calcext:value-type="string">
            <text:p>05/28/14 01:59 PM</text:p>
          </table:table-cell>
        </table:table-row>
        <table:table-row table:style-name="ro1">
          <table:table-cell office:value-type="float" office:value="54126" calcext:value-type="float">
            <text:p>54126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7yzlT@mail.ru</text:p>
          </table:table-cell>
          <table:table-cell/>
          <table:table-cell office:value-type="string" calcext:value-type="string">
            <text:p>02/12/13 01:39 PM</text:p>
          </table:table-cell>
        </table:table-row>
        <table:table-row table:style-name="ro1">
          <table:table-cell office:value-type="float" office:value="54150" calcext:value-type="float">
            <text:p>54150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apucJLY@mail.ru</text:p>
          </table:table-cell>
          <table:table-cell office:value-type="float" office:value="77772721071" calcext:value-type="float">
            <text:p>77772721071</text:p>
          </table:table-cell>
          <table:table-cell office:value-type="string" calcext:value-type="string">
            <text:p>02/12/13 04:34 PM</text:p>
          </table:table-cell>
        </table:table-row>
        <table:table-row table:style-name="ro1">
          <table:table-cell office:value-type="float" office:value="54214" calcext:value-type="float">
            <text:p>54214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kTYUzw@mail.ru</text:p>
          </table:table-cell>
          <table:table-cell/>
          <table:table-cell office:value-type="string" calcext:value-type="string">
            <text:p>02/12/13 10:08 PM</text:p>
          </table:table-cell>
        </table:table-row>
        <table:table-row table:style-name="ro1">
          <table:table-cell office:value-type="float" office:value="54262" calcext:value-type="float">
            <text:p>54262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f24@mail.ru</text:p>
          </table:table-cell>
          <table:table-cell office:value-type="float" office:value="87072859244" calcext:value-type="float">
            <text:p>87072859244</text:p>
          </table:table-cell>
          <table:table-cell office:value-type="string" calcext:value-type="string">
            <text:p>02/13/13 09:49 AM</text:p>
          </table:table-cell>
        </table:table-row>
        <table:table-row table:style-name="ro1">
          <table:table-cell office:value-type="float" office:value="54276" calcext:value-type="float">
            <text:p>54276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XWIN@gmail.com</text:p>
          </table:table-cell>
          <table:table-cell office:value-type="float" office:value="79624969422" calcext:value-type="float">
            <text:p>79624969422</text:p>
          </table:table-cell>
          <table:table-cell office:value-type="string" calcext:value-type="string">
            <text:p>02/13/13 12:04 PM</text:p>
          </table:table-cell>
        </table:table-row>
        <table:table-row table:style-name="ro1">
          <table:table-cell office:value-type="float" office:value="54569" calcext:value-type="float">
            <text:p>54569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Милана</text:p>
          </table:table-cell>
          <table:table-cell office:value-type="string" calcext:value-type="string">
            <text:p>Павловна</text:p>
          </table:table-cell>
          <table:table-cell office:value-type="string" calcext:value-type="string">
            <text:p>q2JcU@mail.ru</text:p>
          </table:table-cell>
          <table:table-cell/>
          <table:table-cell office:value-type="string" calcext:value-type="string">
            <text:p>02/15/13 07:16 PM</text:p>
          </table:table-cell>
        </table:table-row>
        <table:table-row table:style-name="ro1">
          <table:table-cell office:value-type="float" office:value="54578" calcext:value-type="float">
            <text:p>54578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Екатерин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xoNj12@mail.ru</text:p>
          </table:table-cell>
          <table:table-cell office:value-type="float" office:value="79161439607" calcext:value-type="float">
            <text:p>79161439607</text:p>
          </table:table-cell>
          <table:table-cell office:value-type="string" calcext:value-type="string">
            <text:p>02/15/13 11:23 PM</text:p>
          </table:table-cell>
        </table:table-row>
        <table:table-row table:style-name="ro1">
          <table:table-cell office:value-type="float" office:value="54849" calcext:value-type="float">
            <text:p>54849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2nol0tIs@mail.ru</text:p>
          </table:table-cell>
          <table:table-cell office:value-type="float" office:value="79163291670" calcext:value-type="float">
            <text:p>79163291670</text:p>
          </table:table-cell>
          <table:table-cell office:value-type="string" calcext:value-type="string">
            <text:p>07/04/14 11:56 AM</text:p>
          </table:table-cell>
        </table:table-row>
        <table:table-row table:style-name="ro1">
          <table:table-cell office:value-type="float" office:value="54851" calcext:value-type="float">
            <text:p>54851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Мила</text:p>
          </table:table-cell>
          <table:table-cell/>
          <table:table-cell office:value-type="string" calcext:value-type="string">
            <text:p>zcVq3AMc@list.ru</text:p>
          </table:table-cell>
          <table:table-cell/>
          <table:table-cell office:value-type="string" calcext:value-type="string">
            <text:p>02/19/13 10:03 AM</text:p>
          </table:table-cell>
        </table:table-row>
        <table:table-row table:style-name="ro1">
          <table:table-cell office:value-type="float" office:value="54916" calcext:value-type="float">
            <text:p>54916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8Jnmef@yandex.ru</text:p>
          </table:table-cell>
          <table:table-cell/>
          <table:table-cell office:value-type="string" calcext:value-type="string">
            <text:p>02/19/13 08:36 PM</text:p>
          </table:table-cell>
        </table:table-row>
        <table:table-row table:style-name="ro1">
          <table:table-cell office:value-type="float" office:value="54977" calcext:value-type="float">
            <text:p>54977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Zwia@yandex.ru</text:p>
          </table:table-cell>
          <table:table-cell office:value-type="float" office:value="9101326195" calcext:value-type="float">
            <text:p>9101326195</text:p>
          </table:table-cell>
          <table:table-cell office:value-type="string" calcext:value-type="string">
            <text:p>02/20/13 02:11 PM</text:p>
          </table:table-cell>
        </table:table-row>
        <table:table-row table:style-name="ro1">
          <table:table-cell office:value-type="float" office:value="55025" calcext:value-type="float">
            <text:p>55025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Wfp9W@mail.ru</text:p>
          </table:table-cell>
          <table:table-cell office:value-type="float" office:value="79202031155" calcext:value-type="float">
            <text:p>79202031155</text:p>
          </table:table-cell>
          <table:table-cell office:value-type="string" calcext:value-type="string">
            <text:p>02/20/13 10:24 PM</text:p>
          </table:table-cell>
        </table:table-row>
        <table:table-row table:style-name="ro1">
          <table:table-cell office:value-type="float" office:value="55101" calcext:value-type="float">
            <text:p>55101</text:p>
          </table:table-cell>
          <table:table-cell/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MPN5u@yandex.ru</text:p>
          </table:table-cell>
          <table:table-cell/>
          <table:table-cell office:value-type="string" calcext:value-type="string">
            <text:p>02/21/13 03:51 PM</text:p>
          </table:table-cell>
        </table:table-row>
        <table:table-row table:style-name="ro1">
          <table:table-cell office:value-type="float" office:value="55373" calcext:value-type="float">
            <text:p>55373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TSS@gmail.com</text:p>
          </table:table-cell>
          <table:table-cell office:value-type="float" office:value="79221017822" calcext:value-type="float">
            <text:p>79221017822</text:p>
          </table:table-cell>
          <table:table-cell office:value-type="string" calcext:value-type="string">
            <text:p>02/23/13 07:31 PM</text:p>
          </table:table-cell>
        </table:table-row>
        <table:table-row table:style-name="ro1">
          <table:table-cell office:value-type="float" office:value="55411" calcext:value-type="float">
            <text:p>55411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FGsGgtlX@mail.ru</text:p>
          </table:table-cell>
          <table:table-cell/>
          <table:table-cell office:value-type="string" calcext:value-type="string">
            <text:p>02/23/13 11:23 PM</text:p>
          </table:table-cell>
        </table:table-row>
        <table:table-row table:style-name="ro1">
          <table:table-cell office:value-type="float" office:value="55449" calcext:value-type="float">
            <text:p>55449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9uG6IP@gmail.com</text:p>
          </table:table-cell>
          <table:table-cell/>
          <table:table-cell office:value-type="string" calcext:value-type="string">
            <text:p>02/24/13 08:36 AM</text:p>
          </table:table-cell>
        </table:table-row>
        <table:table-row table:style-name="ro1">
          <table:table-cell office:value-type="float" office:value="55502" calcext:value-type="float">
            <text:p>55502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Loo9m9y@gmail.com</text:p>
          </table:table-cell>
          <table:table-cell office:value-type="float" office:value="380669041678" calcext:value-type="float">
            <text:p>380669041678</text:p>
          </table:table-cell>
          <table:table-cell office:value-type="string" calcext:value-type="string">
            <text:p>07/14/15 06:57 PM</text:p>
          </table:table-cell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guZ@ukr.net</text:p>
          </table:table-cell>
          <table:table-cell/>
          <table:table-cell office:value-type="string" calcext:value-type="string">
            <text:p>02/24/13 11:35 PM</text:p>
          </table:table-cell>
        </table:table-row>
        <table:table-row table:style-name="ro1">
          <table:table-cell office:value-type="float" office:value="55757" calcext:value-type="float">
            <text:p>55757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Фёдорович</text:p>
          </table:table-cell>
          <table:table-cell office:value-type="string" calcext:value-type="string">
            <text:p>TBQg7FDp@telus.net</text:p>
          </table:table-cell>
          <table:table-cell office:value-type="float" office:value="14035472066" calcext:value-type="float">
            <text:p>14035472066</text:p>
          </table:table-cell>
          <table:table-cell office:value-type="string" calcext:value-type="string">
            <text:p>02/27/13 03:02 AM</text:p>
          </table:table-cell>
        </table:table-row>
        <table:table-row table:style-name="ro1">
          <table:table-cell office:value-type="float" office:value="55760" calcext:value-type="float">
            <text:p>55760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8Y3qOd@mail.ru</text:p>
          </table:table-cell>
          <table:table-cell office:value-type="float" office:value="79178131980" calcext:value-type="float">
            <text:p>79178131980</text:p>
          </table:table-cell>
          <table:table-cell office:value-type="string" calcext:value-type="string">
            <text:p>02/27/13 06:08 AM</text:p>
          </table:table-cell>
        </table:table-row>
        <table:table-row table:style-name="ro1">
          <table:table-cell office:value-type="float" office:value="55817" calcext:value-type="float">
            <text:p>55817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TlFK@rambler.ru</text:p>
          </table:table-cell>
          <table:table-cell office:value-type="float" office:value="79034313583" calcext:value-type="float">
            <text:p>79034313583</text:p>
          </table:table-cell>
          <table:table-cell office:value-type="string" calcext:value-type="string">
            <text:p>02/27/13 06:40 PM</text:p>
          </table:table-cell>
        </table:table-row>
        <table:table-row table:style-name="ro1">
          <table:table-cell office:value-type="float" office:value="55914" calcext:value-type="float">
            <text:p>55914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fkv7krb@mail.ru</text:p>
          </table:table-cell>
          <table:table-cell office:value-type="float" office:value="79221281060" calcext:value-type="float">
            <text:p>79221281060</text:p>
          </table:table-cell>
          <table:table-cell office:value-type="string" calcext:value-type="string">
            <text:p>03/01/13 12:23 AM</text:p>
          </table:table-cell>
        </table:table-row>
        <table:table-row table:style-name="ro1">
          <table:table-cell office:value-type="float" office:value="56084" calcext:value-type="float">
            <text:p>56084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QRdWVJ@mail.ru</text:p>
          </table:table-cell>
          <table:table-cell office:value-type="float" office:value="9119031174" calcext:value-type="float">
            <text:p>9119031174</text:p>
          </table:table-cell>
          <table:table-cell office:value-type="string" calcext:value-type="string">
            <text:p>03/03/13 12:51 AM</text:p>
          </table:table-cell>
        </table:table-row>
        <table:table-row table:style-name="ro1">
          <table:table-cell office:value-type="float" office:value="56150" calcext:value-type="float">
            <text:p>56150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zpxxLOUT@gmail.com</text:p>
          </table:table-cell>
          <table:table-cell office:value-type="float" office:value="9217433602" calcext:value-type="float">
            <text:p>9217433602</text:p>
          </table:table-cell>
          <table:table-cell office:value-type="string" calcext:value-type="string">
            <text:p>03/04/13 12:29 PM</text:p>
          </table:table-cell>
        </table:table-row>
        <table:table-row table:style-name="ro1">
          <table:table-cell office:value-type="float" office:value="56203" calcext:value-type="float">
            <text:p>56203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2edzbIs@gmail.com</text:p>
          </table:table-cell>
          <table:table-cell office:value-type="float" office:value="972544741771" calcext:value-type="float">
            <text:p>972544741771</text:p>
          </table:table-cell>
          <table:table-cell office:value-type="string" calcext:value-type="string">
            <text:p>03/05/13 12:08 AM</text:p>
          </table:table-cell>
        </table:table-row>
        <table:table-row table:style-name="ro1">
          <table:table-cell office:value-type="float" office:value="56293" calcext:value-type="float">
            <text:p>56293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Варвара</text:p>
          </table:table-cell>
          <table:table-cell office:value-type="string" calcext:value-type="string">
            <text:p>Юрьевна</text:p>
          </table:table-cell>
          <table:table-cell office:value-type="string" calcext:value-type="string">
            <text:p>9rDB1w5@gmail.com</text:p>
          </table:table-cell>
          <table:table-cell office:value-type="float" office:value="393888462221" calcext:value-type="float">
            <text:p>393888462221</text:p>
          </table:table-cell>
          <table:table-cell office:value-type="string" calcext:value-type="string">
            <text:p>03/06/13 02:48 AM</text:p>
          </table:table-cell>
        </table:table-row>
        <table:table-row table:style-name="ro1">
          <table:table-cell office:value-type="float" office:value="56322" calcext:value-type="float">
            <text:p>56322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tOfUh@mail.ru</text:p>
          </table:table-cell>
          <table:table-cell/>
          <table:table-cell office:value-type="string" calcext:value-type="string">
            <text:p>05/28/14 11:05 AM</text:p>
          </table:table-cell>
        </table:table-row>
        <table:table-row table:style-name="ro1">
          <table:table-cell office:value-type="float" office:value="56409" calcext:value-type="float">
            <text:p>56409</text:p>
          </table:table-cell>
          <table:table-cell/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XyqAmx@mail.ru</text:p>
          </table:table-cell>
          <table:table-cell/>
          <table:table-cell office:value-type="string" calcext:value-type="string">
            <text:p>07/14/15 06:57 PM</text:p>
          </table:table-cell>
        </table:table-row>
        <table:table-row table:style-name="ro1">
          <table:table-cell office:value-type="float" office:value="56467" calcext:value-type="float">
            <text:p>56467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o646tMH@gmail.com</text:p>
          </table:table-cell>
          <table:table-cell/>
          <table:table-cell office:value-type="string" calcext:value-type="string">
            <text:p>03/08/13 11:59 AM</text:p>
          </table:table-cell>
        </table:table-row>
        <table:table-row table:style-name="ro1">
          <table:table-cell office:value-type="float" office:value="56584" calcext:value-type="float">
            <text:p>56584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pydSa@ukr.net</text:p>
          </table:table-cell>
          <table:table-cell/>
          <table:table-cell office:value-type="string" calcext:value-type="string">
            <text:p>03/10/13 01:18 AM</text:p>
          </table:table-cell>
        </table:table-row>
        <table:table-row table:style-name="ro1">
          <table:table-cell office:value-type="float" office:value="56703" calcext:value-type="float">
            <text:p>56703</text:p>
          </table:table-cell>
          <table:table-cell/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aB6UXpNJ@list.ru</text:p>
          </table:table-cell>
          <table:table-cell/>
          <table:table-cell office:value-type="string" calcext:value-type="string">
            <text:p>03/11/13 01:40 PM</text:p>
          </table:table-cell>
        </table:table-row>
        <table:table-row table:style-name="ro1">
          <table:table-cell office:value-type="float" office:value="56780" calcext:value-type="float">
            <text:p>56780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UQsxZbm@bk.ru</text:p>
          </table:table-cell>
          <table:table-cell office:value-type="float" office:value="992934896199" calcext:value-type="float">
            <text:p>992934896199</text:p>
          </table:table-cell>
          <table:table-cell office:value-type="string" calcext:value-type="string">
            <text:p>03/12/13 08:40 PM</text:p>
          </table:table-cell>
        </table:table-row>
        <table:table-row table:style-name="ro1">
          <table:table-cell office:value-type="float" office:value="56847" calcext:value-type="float">
            <text:p>56847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Владиславович</text:p>
          </table:table-cell>
          <table:table-cell office:value-type="string" calcext:value-type="string">
            <text:p>EhjUHYR@gmail.com</text:p>
          </table:table-cell>
          <table:table-cell office:value-type="float" office:value="380637009387" calcext:value-type="float">
            <text:p>380637009387</text:p>
          </table:table-cell>
          <table:table-cell office:value-type="string" calcext:value-type="string">
            <text:p>03/13/13 02:02 PM</text:p>
          </table:table-cell>
        </table:table-row>
        <table:table-row table:style-name="ro1">
          <table:table-cell office:value-type="float" office:value="56907" calcext:value-type="float">
            <text:p>56907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Аркадьевич</text:p>
          </table:table-cell>
          <table:table-cell office:value-type="string" calcext:value-type="string">
            <text:p>1x4MA@mail.ru</text:p>
          </table:table-cell>
          <table:table-cell office:value-type="float" office:value="9522101331" calcext:value-type="float">
            <text:p>9522101331</text:p>
          </table:table-cell>
          <table:table-cell office:value-type="string" calcext:value-type="string">
            <text:p>03/14/13 03:22 PM</text:p>
          </table:table-cell>
        </table:table-row>
        <table:table-row table:style-name="ro1">
          <table:table-cell office:value-type="float" office:value="56930" calcext:value-type="float">
            <text:p>56930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1wRuTOa0@yandex.ru</text:p>
          </table:table-cell>
          <table:table-cell office:value-type="float" office:value="79535828321" calcext:value-type="float">
            <text:p>79535828321</text:p>
          </table:table-cell>
          <table:table-cell office:value-type="string" calcext:value-type="string">
            <text:p>05/31/14 06:10 AM</text:p>
          </table:table-cell>
        </table:table-row>
        <table:table-row table:style-name="ro1">
          <table:table-cell office:value-type="float" office:value="57153" calcext:value-type="float">
            <text:p>57153</text:p>
          </table:table-cell>
          <table:table-cell office:value-type="string" calcext:value-type="string">
            <text:p>Татьянова</text:p>
          </table:table-cell>
          <table:table-cell office:value-type="string" calcext:value-type="string">
            <text:p>Марина</text:p>
          </table:table-cell>
          <table:table-cell/>
          <table:table-cell office:value-type="string" calcext:value-type="string">
            <text:p>V0Vu@mail.ru</text:p>
          </table:table-cell>
          <table:table-cell office:value-type="float" office:value="77778562137" calcext:value-type="float">
            <text:p>77778562137</text:p>
          </table:table-cell>
          <table:table-cell office:value-type="string" calcext:value-type="string">
            <text:p>03/18/13 07:51 AM</text:p>
          </table:table-cell>
        </table:table-row>
        <table:table-row table:style-name="ro1">
          <table:table-cell office:value-type="float" office:value="57161" calcext:value-type="float">
            <text:p>57161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Павловна</text:p>
          </table:table-cell>
          <table:table-cell office:value-type="string" calcext:value-type="string">
            <text:p>EkFed@yandex.ru</text:p>
          </table:table-cell>
          <table:table-cell office:value-type="float" office:value="79529671979" calcext:value-type="float">
            <text:p>79529671979</text:p>
          </table:table-cell>
          <table:table-cell office:value-type="string" calcext:value-type="string">
            <text:p>03/18/13 11:09 AM</text:p>
          </table:table-cell>
        </table:table-row>
        <table:table-row table:style-name="ro1">
          <table:table-cell office:value-type="float" office:value="57218" calcext:value-type="float">
            <text:p>57218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7dh@yahoo.com</text:p>
          </table:table-cell>
          <table:table-cell/>
          <table:table-cell office:value-type="string" calcext:value-type="string">
            <text:p>03/18/13 08:00 PM</text:p>
          </table:table-cell>
        </table:table-row>
        <table:table-row table:style-name="ro1">
          <table:table-cell office:value-type="float" office:value="57231" calcext:value-type="float">
            <text:p>57231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Олеся</text:p>
          </table:table-cell>
          <table:table-cell office:value-type="string" calcext:value-type="string">
            <text:p>Константиновна</text:p>
          </table:table-cell>
          <table:table-cell office:value-type="string" calcext:value-type="string">
            <text:p>M2e@yandex.ru</text:p>
          </table:table-cell>
          <table:table-cell office:value-type="float" office:value="9061781562" calcext:value-type="float">
            <text:p>9061781562</text:p>
          </table:table-cell>
          <table:table-cell office:value-type="string" calcext:value-type="string">
            <text:p>03/18/13 09:12 PM</text:p>
          </table:table-cell>
        </table:table-row>
        <table:table-row table:style-name="ro1">
          <table:table-cell office:value-type="float" office:value="57239" calcext:value-type="float">
            <text:p>57239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Пётр</text:p>
          </table:table-cell>
          <table:table-cell office:value-type="string" calcext:value-type="string">
            <text:p>Владимирович</text:p>
          </table:table-cell>
          <table:table-cell office:value-type="string" calcext:value-type="string">
            <text:p>zlWc8h@mail.ru</text:p>
          </table:table-cell>
          <table:table-cell office:value-type="float" office:value="79222181352" calcext:value-type="float">
            <text:p>79222181352</text:p>
          </table:table-cell>
          <table:table-cell office:value-type="string" calcext:value-type="string">
            <text:p>03/18/13 09:48 PM</text:p>
          </table:table-cell>
        </table:table-row>
        <table:table-row table:style-name="ro1">
          <table:table-cell office:value-type="float" office:value="57247" calcext:value-type="float">
            <text:p>57247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HaJd@yandex.ru</text:p>
          </table:table-cell>
          <table:table-cell/>
          <table:table-cell office:value-type="string" calcext:value-type="string">
            <text:p>03/18/13 11:15 PM</text:p>
          </table:table-cell>
        </table:table-row>
        <table:table-row table:style-name="ro1">
          <table:table-cell office:value-type="float" office:value="57264" calcext:value-type="float">
            <text:p>57264</text:p>
          </table:table-cell>
          <table:table-cell/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jeCbof3D@mail.ru</text:p>
          </table:table-cell>
          <table:table-cell/>
          <table:table-cell office:value-type="string" calcext:value-type="string">
            <text:p>03/19/13 05:16 AM</text:p>
          </table:table-cell>
        </table:table-row>
        <table:table-row table:style-name="ro1">
          <table:table-cell office:value-type="float" office:value="57332" calcext:value-type="float">
            <text:p>57332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d6b@mail.ru</text:p>
          </table:table-cell>
          <table:table-cell office:value-type="float" office:value="380950112133" calcext:value-type="float">
            <text:p>380950112133</text:p>
          </table:table-cell>
          <table:table-cell office:value-type="string" calcext:value-type="string">
            <text:p>03/20/13 01:25 AM</text:p>
          </table:table-cell>
        </table:table-row>
        <table:table-row table:style-name="ro1">
          <table:table-cell office:value-type="float" office:value="57523" calcext:value-type="float">
            <text:p>57523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hh3@rambler.ru</text:p>
          </table:table-cell>
          <table:table-cell/>
          <table:table-cell office:value-type="string" calcext:value-type="string">
            <text:p>03/21/13 10:58 AM</text:p>
          </table:table-cell>
        </table:table-row>
        <table:table-row table:style-name="ro1">
          <table:table-cell office:value-type="float" office:value="57526" calcext:value-type="float">
            <text:p>57526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06T5R@mail.ru</text:p>
          </table:table-cell>
          <table:table-cell office:value-type="float" office:value="79037682076" calcext:value-type="float">
            <text:p>79037682076</text:p>
          </table:table-cell>
          <table:table-cell office:value-type="string" calcext:value-type="string">
            <text:p>03/21/13 11:14 AM</text:p>
          </table:table-cell>
        </table:table-row>
        <table:table-row table:style-name="ro1">
          <table:table-cell office:value-type="float" office:value="57547" calcext:value-type="float">
            <text:p>57547</text:p>
          </table:table-cell>
          <table:table-cell/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rjIiKiLD@ukr.net</text:p>
          </table:table-cell>
          <table:table-cell/>
          <table:table-cell office:value-type="string" calcext:value-type="string">
            <text:p>03/21/13 12:41 PM</text:p>
          </table:table-cell>
        </table:table-row>
        <table:table-row table:style-name="ro1">
          <table:table-cell office:value-type="float" office:value="57586" calcext:value-type="float">
            <text:p>57586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G5AEoL@mail.ru</text:p>
          </table:table-cell>
          <table:table-cell/>
          <table:table-cell office:value-type="string" calcext:value-type="string">
            <text:p>03/21/13 08:32 PM</text:p>
          </table:table-cell>
        </table:table-row>
        <table:table-row table:style-name="ro1">
          <table:table-cell office:value-type="float" office:value="57620" calcext:value-type="float">
            <text:p>57620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ygEU@yandex.ru</text:p>
          </table:table-cell>
          <table:table-cell/>
          <table:table-cell office:value-type="string" calcext:value-type="string">
            <text:p>03/22/13 08:32 AM</text:p>
          </table:table-cell>
        </table:table-row>
        <table:table-row table:style-name="ro1">
          <table:table-cell office:value-type="float" office:value="57627" calcext:value-type="float">
            <text:p>57627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iNM4y3K@mail.ru</text:p>
          </table:table-cell>
          <table:table-cell/>
          <table:table-cell office:value-type="string" calcext:value-type="string">
            <text:p>03/22/13 09:47 AM</text:p>
          </table:table-cell>
        </table:table-row>
        <table:table-row table:style-name="ro1">
          <table:table-cell office:value-type="float" office:value="57645" calcext:value-type="float">
            <text:p>57645</text:p>
          </table:table-cell>
          <table:table-cell/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kEv5B@bigmir.net</text:p>
          </table:table-cell>
          <table:table-cell/>
          <table:table-cell office:value-type="string" calcext:value-type="string">
            <text:p>03/22/13 01:19 PM</text:p>
          </table:table-cell>
        </table:table-row>
        <table:table-row table:style-name="ro1">
          <table:table-cell office:value-type="float" office:value="57714" calcext:value-type="float">
            <text:p>57714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XxwM@mail.ru</text:p>
          </table:table-cell>
          <table:table-cell office:value-type="float" office:value="79824114909" calcext:value-type="float">
            <text:p>79824114909</text:p>
          </table:table-cell>
          <table:table-cell office:value-type="string" calcext:value-type="string">
            <text:p>03/23/13 06:11 AM</text:p>
          </table:table-cell>
        </table:table-row>
        <table:table-row table:style-name="ro1">
          <table:table-cell office:value-type="float" office:value="57738" calcext:value-type="float">
            <text:p>57738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hVAExE@mail.ru</text:p>
          </table:table-cell>
          <table:table-cell/>
          <table:table-cell office:value-type="string" calcext:value-type="string">
            <text:p>03/23/13 11:58 AM</text:p>
          </table:table-cell>
        </table:table-row>
        <table:table-row table:style-name="ro1">
          <table:table-cell office:value-type="float" office:value="57803" calcext:value-type="float">
            <text:p>57803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xVAnv@yandex.ru</text:p>
          </table:table-cell>
          <table:table-cell office:value-type="float" office:value="79213258751" calcext:value-type="float">
            <text:p>79213258751</text:p>
          </table:table-cell>
          <table:table-cell office:value-type="string" calcext:value-type="string">
            <text:p>03/24/13 12:35 PM</text:p>
          </table:table-cell>
        </table:table-row>
        <table:table-row table:style-name="ro1">
          <table:table-cell office:value-type="float" office:value="57987" calcext:value-type="float">
            <text:p>57987</text:p>
          </table:table-cell>
          <table:table-cell/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ks5Qrpy@gmail.com</text:p>
          </table:table-cell>
          <table:table-cell/>
          <table:table-cell office:value-type="string" calcext:value-type="string">
            <text:p>03/26/13 07:00 PM</text:p>
          </table:table-cell>
        </table:table-row>
        <table:table-row table:style-name="ro1">
          <table:table-cell office:value-type="float" office:value="58012" calcext:value-type="float">
            <text:p>58012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Александра</text:p>
          </table:table-cell>
          <table:table-cell office:value-type="string" calcext:value-type="string">
            <text:p>Арсеньевна</text:p>
          </table:table-cell>
          <table:table-cell office:value-type="string" calcext:value-type="string">
            <text:p>zxbmXe6f@yandex.ru</text:p>
          </table:table-cell>
          <table:table-cell office:value-type="float" office:value="9646497272" calcext:value-type="float">
            <text:p>9646497272</text:p>
          </table:table-cell>
          <table:table-cell office:value-type="string" calcext:value-type="string">
            <text:p>03/27/13 09:48 AM</text:p>
          </table:table-cell>
        </table:table-row>
        <table:table-row table:style-name="ro1">
          <table:table-cell office:value-type="float" office:value="58028" calcext:value-type="float">
            <text:p>58028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hsmyeNU@list.ru</text:p>
          </table:table-cell>
          <table:table-cell/>
          <table:table-cell office:value-type="string" calcext:value-type="string">
            <text:p>03/27/13 01:12 PM</text:p>
          </table:table-cell>
        </table:table-row>
        <table:table-row table:style-name="ro1">
          <table:table-cell office:value-type="float" office:value="58071" calcext:value-type="float">
            <text:p>58071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onYr3XLC@mail.ru</text:p>
          </table:table-cell>
          <table:table-cell/>
          <table:table-cell office:value-type="string" calcext:value-type="string">
            <text:p>03/28/13 01:44 AM</text:p>
          </table:table-cell>
        </table:table-row>
        <table:table-row table:style-name="ro1">
          <table:table-cell office:value-type="float" office:value="58078" calcext:value-type="float">
            <text:p>58078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YpTF548@yahoo.com</text:p>
          </table:table-cell>
          <table:table-cell/>
          <table:table-cell office:value-type="string" calcext:value-type="string">
            <text:p>03/28/13 05:37 AM</text:p>
          </table:table-cell>
        </table:table-row>
        <table:table-row table:style-name="ro1">
          <table:table-cell office:value-type="float" office:value="58139" calcext:value-type="float">
            <text:p>58139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DSA@meta.ua</text:p>
          </table:table-cell>
          <table:table-cell office:value-type="float" office:value="380679641454" calcext:value-type="float">
            <text:p>380679641454</text:p>
          </table:table-cell>
          <table:table-cell office:value-type="string" calcext:value-type="string">
            <text:p>03/29/13 12:56 AM</text:p>
          </table:table-cell>
        </table:table-row>
        <table:table-row table:style-name="ro1">
          <table:table-cell office:value-type="float" office:value="58190" calcext:value-type="float">
            <text:p>58190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Лера</text:p>
          </table:table-cell>
          <table:table-cell office:value-type="string" calcext:value-type="string">
            <text:p>Руслановна</text:p>
          </table:table-cell>
          <table:table-cell office:value-type="string" calcext:value-type="string">
            <text:p>HJGFGid@yandex.ru</text:p>
          </table:table-cell>
          <table:table-cell office:value-type="float" office:value="79097533626" calcext:value-type="float">
            <text:p>79097533626</text:p>
          </table:table-cell>
          <table:table-cell office:value-type="string" calcext:value-type="string">
            <text:p>03/29/13 10:46 PM</text:p>
          </table:table-cell>
        </table:table-row>
        <table:table-row table:style-name="ro1">
          <table:table-cell office:value-type="float" office:value="58249" calcext:value-type="float">
            <text:p>58249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sK3@inbox.ru</text:p>
          </table:table-cell>
          <table:table-cell/>
          <table:table-cell office:value-type="string" calcext:value-type="string">
            <text:p>07/21/14 09:29 PM</text:p>
          </table:table-cell>
        </table:table-row>
        <table:table-row table:style-name="ro1">
          <table:table-cell office:value-type="float" office:value="58318" calcext:value-type="float">
            <text:p>58318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1CY@mail.ru</text:p>
          </table:table-cell>
          <table:table-cell/>
          <table:table-cell office:value-type="string" calcext:value-type="string">
            <text:p>03/31/13 03:45 PM</text:p>
          </table:table-cell>
        </table:table-row>
        <table:table-row table:style-name="ro1">
          <table:table-cell office:value-type="float" office:value="58321" calcext:value-type="float">
            <text:p>58321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Яна</text:p>
          </table:table-cell>
          <table:table-cell/>
          <table:table-cell office:value-type="string" calcext:value-type="string">
            <text:p>A4n9@mail.ru</text:p>
          </table:table-cell>
          <table:table-cell/>
          <table:table-cell office:value-type="string" calcext:value-type="string">
            <text:p>11/13/14 07:11 PM</text:p>
          </table:table-cell>
        </table:table-row>
        <table:table-row table:style-name="ro1">
          <table:table-cell office:value-type="float" office:value="58402" calcext:value-type="float">
            <text:p>58402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Алла</text:p>
          </table:table-cell>
          <table:table-cell office:value-type="string" calcext:value-type="string">
            <text:p>Юрьевна</text:p>
          </table:table-cell>
          <table:table-cell office:value-type="string" calcext:value-type="string">
            <text:p>dJ1L@mail.ru</text:p>
          </table:table-cell>
          <table:table-cell office:value-type="float" office:value="375291283215" calcext:value-type="float">
            <text:p>375291283215</text:p>
          </table:table-cell>
          <table:table-cell office:value-type="string" calcext:value-type="string">
            <text:p>04/01/13 03:00 PM</text:p>
          </table:table-cell>
        </table:table-row>
        <table:table-row table:style-name="ro1">
          <table:table-cell office:value-type="float" office:value="58586" calcext:value-type="float">
            <text:p>58586</text:p>
          </table:table-cell>
          <table:table-cell/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6jgVVHep@gmail.com</text:p>
          </table:table-cell>
          <table:table-cell/>
          <table:table-cell office:value-type="string" calcext:value-type="string">
            <text:p>04/03/13 08:56 PM</text:p>
          </table:table-cell>
        </table:table-row>
        <table:table-row table:style-name="ro1">
          <table:table-cell office:value-type="float" office:value="58589" calcext:value-type="float">
            <text:p>58589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Im0uC3g3@mail.ru</text:p>
          </table:table-cell>
          <table:table-cell office:value-type="float" office:value="9043061392" calcext:value-type="float">
            <text:p>9043061392</text:p>
          </table:table-cell>
          <table:table-cell office:value-type="string" calcext:value-type="string">
            <text:p>04/03/13 09:44 PM</text:p>
          </table:table-cell>
        </table:table-row>
        <table:table-row table:style-name="ro1">
          <table:table-cell office:value-type="float" office:value="58660" calcext:value-type="float">
            <text:p>58660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QjJOCE@yandex.ru</text:p>
          </table:table-cell>
          <table:table-cell/>
          <table:table-cell office:value-type="string" calcext:value-type="string">
            <text:p>04/04/13 09:13 PM</text:p>
          </table:table-cell>
        </table:table-row>
        <table:table-row table:style-name="ro1">
          <table:table-cell office:value-type="float" office:value="58698" calcext:value-type="float">
            <text:p>58698</text:p>
          </table:table-cell>
          <table:table-cell office:value-type="string" calcext:value-type="string">
            <text:p>Виталин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7947L@gmail.com</text:p>
          </table:table-cell>
          <table:table-cell/>
          <table:table-cell office:value-type="string" calcext:value-type="string">
            <text:p>04/05/13 03:31 PM</text:p>
          </table:table-cell>
        </table:table-row>
        <table:table-row table:style-name="ro1">
          <table:table-cell office:value-type="float" office:value="58709" calcext:value-type="float">
            <text:p>58709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3n84@yandex.ru</text:p>
          </table:table-cell>
          <table:table-cell/>
          <table:table-cell office:value-type="string" calcext:value-type="string">
            <text:p>04/05/13 05:46 PM</text:p>
          </table:table-cell>
        </table:table-row>
        <table:table-row table:style-name="ro1">
          <table:table-cell office:value-type="float" office:value="58947" calcext:value-type="float">
            <text:p>58947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Oee@gmail.com</text:p>
          </table:table-cell>
          <table:table-cell office:value-type="float" office:value="972508108251" calcext:value-type="float">
            <text:p>972508108251</text:p>
          </table:table-cell>
          <table:table-cell office:value-type="string" calcext:value-type="string">
            <text:p>04/08/13 09:38 AM</text:p>
          </table:table-cell>
        </table:table-row>
        <table:table-row table:style-name="ro1">
          <table:table-cell office:value-type="float" office:value="58982" calcext:value-type="float">
            <text:p>58982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N8pFflh1@gmail.com</text:p>
          </table:table-cell>
          <table:table-cell office:value-type="float" office:value="380505431156" calcext:value-type="float">
            <text:p>380505431156</text:p>
          </table:table-cell>
          <table:table-cell office:value-type="string" calcext:value-type="string">
            <text:p>04/08/13 10:24 AM</text:p>
          </table:table-cell>
        </table:table-row>
        <table:table-row table:style-name="ro1">
          <table:table-cell office:value-type="float" office:value="58992" calcext:value-type="float">
            <text:p>58992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Лера</text:p>
          </table:table-cell>
          <table:table-cell office:value-type="string" calcext:value-type="string">
            <text:p>Алексеевна</text:p>
          </table:table-cell>
          <table:table-cell office:value-type="string" calcext:value-type="string">
            <text:p>Fzekh@mail.ru</text:p>
          </table:table-cell>
          <table:table-cell office:value-type="float" office:value="41433001076" calcext:value-type="float">
            <text:p>41433001076</text:p>
          </table:table-cell>
          <table:table-cell office:value-type="string" calcext:value-type="string">
            <text:p>04/08/13 10:39 AM</text:p>
          </table:table-cell>
        </table:table-row>
        <table:table-row table:style-name="ro1">
          <table:table-cell office:value-type="float" office:value="59002" calcext:value-type="float">
            <text:p>59002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nTebd@gmail.com</text:p>
          </table:table-cell>
          <table:table-cell office:value-type="float" office:value="972523287181" calcext:value-type="float">
            <text:p>972523287181</text:p>
          </table:table-cell>
          <table:table-cell office:value-type="string" calcext:value-type="string">
            <text:p>04/08/13 10:50 AM</text:p>
          </table:table-cell>
        </table:table-row>
        <table:table-row table:style-name="ro1">
          <table:table-cell office:value-type="float" office:value="59101" calcext:value-type="float">
            <text:p>59101</text:p>
          </table:table-cell>
          <table:table-cell/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2ZzKQC@mail.ru</text:p>
          </table:table-cell>
          <table:table-cell/>
          <table:table-cell office:value-type="string" calcext:value-type="string">
            <text:p>04/08/13 02:54 PM</text:p>
          </table:table-cell>
        </table:table-row>
        <table:table-row table:style-name="ro1">
          <table:table-cell office:value-type="float" office:value="59103" calcext:value-type="float">
            <text:p>59103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QWvVUwu@list.ru</text:p>
          </table:table-cell>
          <table:table-cell/>
          <table:table-cell office:value-type="string" calcext:value-type="string">
            <text:p>04/08/13 03:05 PM</text:p>
          </table:table-cell>
        </table:table-row>
        <table:table-row table:style-name="ro1">
          <table:table-cell office:value-type="float" office:value="59144" calcext:value-type="float">
            <text:p>59144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Софья</text:p>
          </table:table-cell>
          <table:table-cell office:value-type="string" calcext:value-type="string">
            <text:p>Тимуровна</text:p>
          </table:table-cell>
          <table:table-cell office:value-type="string" calcext:value-type="string">
            <text:p>A3mOlXm@yahoo.es</text:p>
          </table:table-cell>
          <table:table-cell office:value-type="float" office:value="34626159831" calcext:value-type="float">
            <text:p>34626159831</text:p>
          </table:table-cell>
          <table:table-cell office:value-type="string" calcext:value-type="string">
            <text:p>04/08/13 05:29 PM</text:p>
          </table:table-cell>
        </table:table-row>
        <table:table-row table:style-name="ro1">
          <table:table-cell office:value-type="float" office:value="59163" calcext:value-type="float">
            <text:p>59163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LiAFlB@yandex.ru</text:p>
          </table:table-cell>
          <table:table-cell office:value-type="float" office:value="79044501888" calcext:value-type="float">
            <text:p>79044501888</text:p>
          </table:table-cell>
          <table:table-cell office:value-type="string" calcext:value-type="string">
            <text:p>04/08/13 06:14 PM</text:p>
          </table:table-cell>
        </table:table-row>
        <table:table-row table:style-name="ro1">
          <table:table-cell office:value-type="float" office:value="59165" calcext:value-type="float">
            <text:p>59165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Hw8ics@mail.ru</text:p>
          </table:table-cell>
          <table:table-cell office:value-type="float" office:value="9219856831" calcext:value-type="float">
            <text:p>9219856831</text:p>
          </table:table-cell>
          <table:table-cell office:value-type="string" calcext:value-type="string">
            <text:p>04/08/13 06:18 PM</text:p>
          </table:table-cell>
        </table:table-row>
        <table:table-row table:style-name="ro1">
          <table:table-cell office:value-type="float" office:value="59179" calcext:value-type="float">
            <text:p>59179</text:p>
          </table:table-cell>
          <table:table-cell office:value-type="string" calcext:value-type="string">
            <text:p>Валерин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wDV@gmail.com</text:p>
          </table:table-cell>
          <table:table-cell/>
          <table:table-cell office:value-type="string" calcext:value-type="string">
            <text:p>04/08/13 07:05 PM</text:p>
          </table:table-cell>
        </table:table-row>
        <table:table-row table:style-name="ro1">
          <table:table-cell office:value-type="float" office:value="59216" calcext:value-type="float">
            <text:p>59216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1p4QA@bk.ru</text:p>
          </table:table-cell>
          <table:table-cell office:value-type="float" office:value="79099996889" calcext:value-type="float">
            <text:p>79099996889</text:p>
          </table:table-cell>
          <table:table-cell office:value-type="string" calcext:value-type="string">
            <text:p>04/08/13 09:26 PM</text:p>
          </table:table-cell>
        </table:table-row>
        <table:table-row table:style-name="ro1">
          <table:table-cell office:value-type="float" office:value="59235" calcext:value-type="float">
            <text:p>59235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MzpQ@mail.ru</text:p>
          </table:table-cell>
          <table:table-cell/>
          <table:table-cell office:value-type="string" calcext:value-type="string">
            <text:p>04/08/13 11:14 PM</text:p>
          </table:table-cell>
        </table:table-row>
        <table:table-row table:style-name="ro1">
          <table:table-cell office:value-type="float" office:value="59351" calcext:value-type="float">
            <text:p>59351</text:p>
          </table:table-cell>
          <table:table-cell/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GghOuw@gmail.com</text:p>
          </table:table-cell>
          <table:table-cell/>
          <table:table-cell office:value-type="string" calcext:value-type="string">
            <text:p>04/09/13 08:53 PM</text:p>
          </table:table-cell>
        </table:table-row>
        <table:table-row table:style-name="ro1">
          <table:table-cell office:value-type="float" office:value="59379" calcext:value-type="float">
            <text:p>59379</text:p>
          </table:table-cell>
          <table:table-cell/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gen@tu-sofia.bg</text:p>
          </table:table-cell>
          <table:table-cell/>
          <table:table-cell office:value-type="string" calcext:value-type="string">
            <text:p>04/10/13 08:32 AM</text:p>
          </table:table-cell>
        </table:table-row>
        <table:table-row table:style-name="ro1">
          <table:table-cell office:value-type="float" office:value="59412" calcext:value-type="float">
            <text:p>59412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rKH@ua.fm</text:p>
          </table:table-cell>
          <table:table-cell/>
          <table:table-cell office:value-type="string" calcext:value-type="string">
            <text:p>04/10/13 12:56 PM</text:p>
          </table:table-cell>
        </table:table-row>
        <table:table-row table:style-name="ro1">
          <table:table-cell office:value-type="float" office:value="59447" calcext:value-type="float">
            <text:p>59447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Ck4@yandex.ru</text:p>
          </table:table-cell>
          <table:table-cell office:value-type="float" office:value="79162991403" calcext:value-type="float">
            <text:p>79162991403</text:p>
          </table:table-cell>
          <table:table-cell office:value-type="string" calcext:value-type="string">
            <text:p>04/10/13 07:19 PM</text:p>
          </table:table-cell>
        </table:table-row>
        <table:table-row table:style-name="ro1">
          <table:table-cell office:value-type="float" office:value="59535" calcext:value-type="float">
            <text:p>59535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OfYc0ANM@mail.ru</text:p>
          </table:table-cell>
          <table:table-cell/>
          <table:table-cell office:value-type="string" calcext:value-type="string">
            <text:p>12/15/14 03:13 PM</text:p>
          </table:table-cell>
        </table:table-row>
        <table:table-row table:style-name="ro1">
          <table:table-cell office:value-type="float" office:value="59581" calcext:value-type="float">
            <text:p>59581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G3gaIn@gmail.com</text:p>
          </table:table-cell>
          <table:table-cell/>
          <table:table-cell office:value-type="string" calcext:value-type="string">
            <text:p>07/14/15 06:59 PM</text:p>
          </table:table-cell>
        </table:table-row>
        <table:table-row table:style-name="ro1">
          <table:table-cell office:value-type="float" office:value="59688" calcext:value-type="float">
            <text:p>59688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4DoOY78q@mail.ru</text:p>
          </table:table-cell>
          <table:table-cell office:value-type="float" office:value="79188841270" calcext:value-type="float">
            <text:p>79188841270</text:p>
          </table:table-cell>
          <table:table-cell office:value-type="string" calcext:value-type="string">
            <text:p>04/14/13 11:29 AM</text:p>
          </table:table-cell>
        </table:table-row>
        <table:table-row table:style-name="ro1">
          <table:table-cell office:value-type="float" office:value="59711" calcext:value-type="float">
            <text:p>59711</text:p>
          </table:table-cell>
          <table:table-cell/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21gl74w@mail.ru</text:p>
          </table:table-cell>
          <table:table-cell/>
          <table:table-cell office:value-type="string" calcext:value-type="string">
            <text:p>04/14/13 06:40 PM</text:p>
          </table:table-cell>
        </table:table-row>
        <table:table-row table:style-name="ro1">
          <table:table-cell office:value-type="float" office:value="59716" calcext:value-type="float">
            <text:p>59716</text:p>
          </table:table-cell>
          <table:table-cell/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ISSX1d@mail.ru</text:p>
          </table:table-cell>
          <table:table-cell/>
          <table:table-cell office:value-type="string" calcext:value-type="string">
            <text:p>04/14/13 07:38 PM</text:p>
          </table:table-cell>
        </table:table-row>
        <table:table-row table:style-name="ro1">
          <table:table-cell office:value-type="float" office:value="59779" calcext:value-type="float">
            <text:p>59779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L1C@mail.ru</text:p>
          </table:table-cell>
          <table:table-cell/>
          <table:table-cell office:value-type="string" calcext:value-type="string">
            <text:p>04/15/13 12:19 PM</text:p>
          </table:table-cell>
        </table:table-row>
        <table:table-row table:style-name="ro1">
          <table:table-cell office:value-type="float" office:value="59786" calcext:value-type="float">
            <text:p>59786</text:p>
          </table:table-cell>
          <table:table-cell/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sqPh33nJ@yandex.ru</text:p>
          </table:table-cell>
          <table:table-cell/>
          <table:table-cell office:value-type="string" calcext:value-type="string">
            <text:p>04/15/13 01:45 PM</text:p>
          </table:table-cell>
        </table:table-row>
        <table:table-row table:style-name="ro1">
          <table:table-cell office:value-type="float" office:value="59897" calcext:value-type="float">
            <text:p>59897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1bBm@mail.ru</text:p>
          </table:table-cell>
          <table:table-cell/>
          <table:table-cell office:value-type="string" calcext:value-type="string">
            <text:p>04/16/13 06:53 PM</text:p>
          </table:table-cell>
        </table:table-row>
        <table:table-row table:style-name="ro1">
          <table:table-cell office:value-type="float" office:value="59909" calcext:value-type="float">
            <text:p>59909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Геннадий</text:p>
          </table:table-cell>
          <table:table-cell office:value-type="string" calcext:value-type="string">
            <text:p>Михаилович</text:p>
          </table:table-cell>
          <table:table-cell office:value-type="string" calcext:value-type="string">
            <text:p>5Oqq96@yandex.ru</text:p>
          </table:table-cell>
          <table:table-cell office:value-type="float" office:value="89035007645" calcext:value-type="float">
            <text:p>89035007645</text:p>
          </table:table-cell>
          <table:table-cell office:value-type="string" calcext:value-type="string">
            <text:p>04/16/13 09:21 PM</text:p>
          </table:table-cell>
        </table:table-row>
        <table:table-row table:style-name="ro1">
          <table:table-cell office:value-type="float" office:value="59923" calcext:value-type="float">
            <text:p>59923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8rEcG6@yandex.ru</text:p>
          </table:table-cell>
          <table:table-cell office:value-type="float" office:value="9154365479" calcext:value-type="float">
            <text:p>9154365479</text:p>
          </table:table-cell>
          <table:table-cell office:value-type="string" calcext:value-type="string">
            <text:p>04/16/13 11:31 PM</text:p>
          </table:table-cell>
        </table:table-row>
        <table:table-row table:style-name="ro1">
          <table:table-cell office:value-type="float" office:value="59949" calcext:value-type="float">
            <text:p>59949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yDYZNp@mail.ru</text:p>
          </table:table-cell>
          <table:table-cell/>
          <table:table-cell office:value-type="string" calcext:value-type="string">
            <text:p>07/14/15 06:59 PM</text:p>
          </table:table-cell>
        </table:table-row>
        <table:table-row table:style-name="ro1">
          <table:table-cell office:value-type="float" office:value="59982" calcext:value-type="float">
            <text:p>59982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m3eB@gmail.com</text:p>
          </table:table-cell>
          <table:table-cell/>
          <table:table-cell office:value-type="string" calcext:value-type="string">
            <text:p>07/28/14 11:59 AM</text:p>
          </table:table-cell>
        </table:table-row>
        <table:table-row table:style-name="ro1">
          <table:table-cell office:value-type="float" office:value="60091" calcext:value-type="float">
            <text:p>60091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Алиса</text:p>
          </table:table-cell>
          <table:table-cell office:value-type="string" calcext:value-type="string">
            <text:p>Егоровна</text:p>
          </table:table-cell>
          <table:table-cell office:value-type="string" calcext:value-type="string">
            <text:p>V9E0wfK@mail.ru</text:p>
          </table:table-cell>
          <table:table-cell office:value-type="float" office:value="79515361867" calcext:value-type="float">
            <text:p>79515361867</text:p>
          </table:table-cell>
          <table:table-cell office:value-type="string" calcext:value-type="string">
            <text:p>06/18/14 10:15 PM</text:p>
          </table:table-cell>
        </table:table-row>
        <table:table-row table:style-name="ro1">
          <table:table-cell office:value-type="float" office:value="60389" calcext:value-type="float">
            <text:p>60389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TQK3X6@mail.ru</text:p>
          </table:table-cell>
          <table:table-cell/>
          <table:table-cell office:value-type="string" calcext:value-type="string">
            <text:p>10/13/14 01:35 PM</text:p>
          </table:table-cell>
        </table:table-row>
        <table:table-row table:style-name="ro1">
          <table:table-cell office:value-type="float" office:value="60548" calcext:value-type="float">
            <text:p>60548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Валерий</text:p>
          </table:table-cell>
          <table:table-cell office:value-type="string" calcext:value-type="string">
            <text:p>Антонович</text:p>
          </table:table-cell>
          <table:table-cell office:value-type="string" calcext:value-type="string">
            <text:p>TJZ@mail.ru</text:p>
          </table:table-cell>
          <table:table-cell office:value-type="float" office:value="79252772047" calcext:value-type="float">
            <text:p>79252772047</text:p>
          </table:table-cell>
          <table:table-cell office:value-type="string" calcext:value-type="string">
            <text:p>04/24/13 11:02 AM</text:p>
          </table:table-cell>
        </table:table-row>
        <table:table-row table:style-name="ro1">
          <table:table-cell office:value-type="float" office:value="60821" calcext:value-type="float">
            <text:p>60821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kEDmP@gmail.com</text:p>
          </table:table-cell>
          <table:table-cell office:value-type="float" office:value="79148561498" calcext:value-type="float">
            <text:p>79148561498</text:p>
          </table:table-cell>
          <table:table-cell office:value-type="string" calcext:value-type="string">
            <text:p>04/27/13 05:56 AM</text:p>
          </table:table-cell>
        </table:table-row>
        <table:table-row table:style-name="ro1">
          <table:table-cell office:value-type="float" office:value="60822" calcext:value-type="float">
            <text:p>60822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o3tld@mail.ru</text:p>
          </table:table-cell>
          <table:table-cell office:value-type="float" office:value="9063215337" calcext:value-type="float">
            <text:p>9063215337</text:p>
          </table:table-cell>
          <table:table-cell office:value-type="string" calcext:value-type="string">
            <text:p>04/27/13 06:17 AM</text:p>
          </table:table-cell>
        </table:table-row>
        <table:table-row table:style-name="ro1">
          <table:table-cell office:value-type="float" office:value="60866" calcext:value-type="float">
            <text:p>60866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kkv2@mail.ru</text:p>
          </table:table-cell>
          <table:table-cell office:value-type="float" office:value="375292201536" calcext:value-type="float">
            <text:p>375292201536</text:p>
          </table:table-cell>
          <table:table-cell office:value-type="string" calcext:value-type="string">
            <text:p>04/27/13 06:22 PM</text:p>
          </table:table-cell>
        </table:table-row>
        <table:table-row table:style-name="ro1">
          <table:table-cell office:value-type="float" office:value="60897" calcext:value-type="float">
            <text:p>60897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gX9q@mail.ru</text:p>
          </table:table-cell>
          <table:table-cell/>
          <table:table-cell office:value-type="string" calcext:value-type="string">
            <text:p>04/27/13 11:35 PM</text:p>
          </table:table-cell>
        </table:table-row>
        <table:table-row table:style-name="ro1">
          <table:table-cell office:value-type="float" office:value="61035" calcext:value-type="float">
            <text:p>61035</text:p>
          </table:table-cell>
          <table:table-cell/>
          <table:table-cell office:value-type="string" calcext:value-type="string">
            <text:p>Марина</text:p>
          </table:table-cell>
          <table:table-cell/>
          <table:table-cell office:value-type="string" calcext:value-type="string">
            <text:p>ilAXu388@mail.ru</text:p>
          </table:table-cell>
          <table:table-cell/>
          <table:table-cell office:value-type="string" calcext:value-type="string">
            <text:p>04/29/13 06:49 PM</text:p>
          </table:table-cell>
        </table:table-row>
        <table:table-row table:style-name="ro1">
          <table:table-cell office:value-type="float" office:value="61092" calcext:value-type="float">
            <text:p>61092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QLj@mail.ru</text:p>
          </table:table-cell>
          <table:table-cell/>
          <table:table-cell office:value-type="string" calcext:value-type="string">
            <text:p>04/30/13 09:56 AM</text:p>
          </table:table-cell>
        </table:table-row>
        <table:table-row table:style-name="ro1">
          <table:table-cell office:value-type="float" office:value="61097" calcext:value-type="float">
            <text:p>61097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Z1tb29@mail.ru</text:p>
          </table:table-cell>
          <table:table-cell/>
          <table:table-cell office:value-type="string" calcext:value-type="string">
            <text:p>04/30/13 10:20 AM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Фёдорович</text:p>
          </table:table-cell>
          <table:table-cell office:value-type="string" calcext:value-type="string">
            <text:p>flEFuTA@gmail.com</text:p>
          </table:table-cell>
          <table:table-cell office:value-type="float" office:value="79068921587" calcext:value-type="float">
            <text:p>79068921587</text:p>
          </table:table-cell>
          <table:table-cell office:value-type="string" calcext:value-type="string">
            <text:p>05/01/13 12:28 AM</text:p>
          </table:table-cell>
        </table:table-row>
        <table:table-row table:style-name="ro1">
          <table:table-cell office:value-type="float" office:value="61229" calcext:value-type="float">
            <text:p>61229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R0EWLQ@mail.ru</text:p>
          </table:table-cell>
          <table:table-cell/>
          <table:table-cell office:value-type="string" calcext:value-type="string">
            <text:p>05/01/13 06:57 AM</text:p>
          </table:table-cell>
        </table:table-row>
        <table:table-row table:style-name="ro1">
          <table:table-cell office:value-type="float" office:value="61433" calcext:value-type="float">
            <text:p>61433</text:p>
          </table:table-cell>
          <table:table-cell/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AZU@mail.ru</text:p>
          </table:table-cell>
          <table:table-cell/>
          <table:table-cell office:value-type="string" calcext:value-type="string">
            <text:p>05/02/13 01:42 PM</text:p>
          </table:table-cell>
        </table:table-row>
        <table:table-row table:style-name="ro1">
          <table:table-cell office:value-type="float" office:value="61447" calcext:value-type="float">
            <text:p>61447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Фёдор</text:p>
          </table:table-cell>
          <table:table-cell office:value-type="string" calcext:value-type="string">
            <text:p>Валерьевич</text:p>
          </table:table-cell>
          <table:table-cell office:value-type="string" calcext:value-type="string">
            <text:p>01Bzc@mail.ru</text:p>
          </table:table-cell>
          <table:table-cell office:value-type="float" office:value="79059769644" calcext:value-type="float">
            <text:p>79059769644</text:p>
          </table:table-cell>
          <table:table-cell office:value-type="string" calcext:value-type="string">
            <text:p>05/02/13 04:15 PM</text:p>
          </table:table-cell>
        </table:table-row>
        <table:table-row table:style-name="ro1">
          <table:table-cell office:value-type="float" office:value="61491" calcext:value-type="float">
            <text:p>61491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Галина</text:p>
          </table:table-cell>
          <table:table-cell office:value-type="string" calcext:value-type="string">
            <text:p>Дмитриевна</text:p>
          </table:table-cell>
          <table:table-cell office:value-type="string" calcext:value-type="string">
            <text:p>0r4tg@yandex.ru</text:p>
          </table:table-cell>
          <table:table-cell office:value-type="float" office:value="79134341784" calcext:value-type="float">
            <text:p>79134341784</text:p>
          </table:table-cell>
          <table:table-cell office:value-type="string" calcext:value-type="string">
            <text:p>05/02/13 08:58 PM</text:p>
          </table:table-cell>
        </table:table-row>
        <table:table-row table:style-name="ro1">
          <table:table-cell office:value-type="float" office:value="61678" calcext:value-type="float">
            <text:p>61678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hQwPo@mail.ru</text:p>
          </table:table-cell>
          <table:table-cell/>
          <table:table-cell office:value-type="string" calcext:value-type="string">
            <text:p>05/05/13 08:34 PM</text:p>
          </table:table-cell>
        </table:table-row>
        <table:table-row table:style-name="ro1">
          <table:table-cell office:value-type="float" office:value="61704" calcext:value-type="float">
            <text:p>61704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2cIVqzD@yahoo.com</text:p>
          </table:table-cell>
          <table:table-cell/>
          <table:table-cell office:value-type="string" calcext:value-type="string">
            <text:p>05/06/13 10:22 AM</text:p>
          </table:table-cell>
        </table:table-row>
        <table:table-row table:style-name="ro1">
          <table:table-cell office:value-type="float" office:value="61795" calcext:value-type="float">
            <text:p>61795</text:p>
          </table:table-cell>
          <table:table-cell/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ImMIb2@gmail.com</text:p>
          </table:table-cell>
          <table:table-cell/>
          <table:table-cell office:value-type="string" calcext:value-type="string">
            <text:p>05/06/13 09:46 PM</text:p>
          </table:table-cell>
        </table:table-row>
        <table:table-row table:style-name="ro1">
          <table:table-cell office:value-type="float" office:value="61856" calcext:value-type="float">
            <text:p>61856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Геннадьевич</text:p>
          </table:table-cell>
          <table:table-cell office:value-type="string" calcext:value-type="string">
            <text:p>sRETmPJk@list.ru</text:p>
          </table:table-cell>
          <table:table-cell office:value-type="float" office:value="79174421451" calcext:value-type="float">
            <text:p>79174421451</text:p>
          </table:table-cell>
          <table:table-cell office:value-type="string" calcext:value-type="string">
            <text:p>05/07/13 09:38 AM</text:p>
          </table:table-cell>
        </table:table-row>
        <table:table-row table:style-name="ro1">
          <table:table-cell office:value-type="float" office:value="61891" calcext:value-type="float">
            <text:p>61891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kKR6Bd@mail.ru</text:p>
          </table:table-cell>
          <table:table-cell office:value-type="float" office:value="9603651725" calcext:value-type="float">
            <text:p>9603651725</text:p>
          </table:table-cell>
          <table:table-cell office:value-type="string" calcext:value-type="string">
            <text:p>05/07/13 12:25 PM</text:p>
          </table:table-cell>
        </table:table-row>
        <table:table-row table:style-name="ro1">
          <table:table-cell office:value-type="float" office:value="61942" calcext:value-type="float">
            <text:p>61942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qxOC8Ra@yandex.ru</text:p>
          </table:table-cell>
          <table:table-cell/>
          <table:table-cell office:value-type="string" calcext:value-type="string">
            <text:p>05/07/13 06:36 PM</text:p>
          </table:table-cell>
        </table:table-row>
        <table:table-row table:style-name="ro1">
          <table:table-cell office:value-type="float" office:value="61946" calcext:value-type="float">
            <text:p>61946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OIGG@gmail.com</text:p>
          </table:table-cell>
          <table:table-cell office:value-type="float" office:value="994505731631" calcext:value-type="float">
            <text:p>994505731631</text:p>
          </table:table-cell>
          <table:table-cell office:value-type="string" calcext:value-type="string">
            <text:p>05/07/13 06:51 PM</text:p>
          </table:table-cell>
        </table:table-row>
        <table:table-row table:style-name="ro1">
          <table:table-cell office:value-type="float" office:value="62070" calcext:value-type="float">
            <text:p>62070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VLw@mail.ru</text:p>
          </table:table-cell>
          <table:table-cell office:value-type="float" office:value="7774164223" calcext:value-type="float">
            <text:p>7774164223</text:p>
          </table:table-cell>
          <table:table-cell office:value-type="string" calcext:value-type="string">
            <text:p>05/08/13 04:55 PM</text:p>
          </table:table-cell>
        </table:table-row>
        <table:table-row table:style-name="ro1">
          <table:table-cell office:value-type="float" office:value="62095" calcext:value-type="float">
            <text:p>62095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WoPC@mail.ru</text:p>
          </table:table-cell>
          <table:table-cell office:value-type="float" office:value="79212504606" calcext:value-type="float">
            <text:p>79212504606</text:p>
          </table:table-cell>
          <table:table-cell office:value-type="string" calcext:value-type="string">
            <text:p>05/08/13 11:05 PM</text:p>
          </table:table-cell>
        </table:table-row>
        <table:table-row table:style-name="ro1">
          <table:table-cell office:value-type="float" office:value="62162" calcext:value-type="float">
            <text:p>62162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aA2Z@rambler.ru</text:p>
          </table:table-cell>
          <table:table-cell/>
          <table:table-cell office:value-type="string" calcext:value-type="string">
            <text:p>05/09/13 01:20 PM</text:p>
          </table:table-cell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Лилия</text:p>
          </table:table-cell>
          <table:table-cell office:value-type="string" calcext:value-type="string">
            <text:p>Игоревна</text:p>
          </table:table-cell>
          <table:table-cell office:value-type="string" calcext:value-type="string">
            <text:p>FnN@ukr.net</text:p>
          </table:table-cell>
          <table:table-cell office:value-type="float" office:value="380992505026" calcext:value-type="float">
            <text:p>380992505026</text:p>
          </table:table-cell>
          <table:table-cell office:value-type="string" calcext:value-type="string">
            <text:p>05/09/13 10:19 PM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uiqJ9z@mail.ru</text:p>
          </table:table-cell>
          <table:table-cell/>
          <table:table-cell office:value-type="string" calcext:value-type="string">
            <text:p>05/10/13 08:09 PM</text:p>
          </table:table-cell>
        </table:table-row>
        <table:table-row table:style-name="ro1">
          <table:table-cell office:value-type="float" office:value="62339" calcext:value-type="float">
            <text:p>62339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Степан</text:p>
          </table:table-cell>
          <table:table-cell office:value-type="string" calcext:value-type="string">
            <text:p>Валентинович</text:p>
          </table:table-cell>
          <table:table-cell office:value-type="string" calcext:value-type="string">
            <text:p>pCND@gmail.com</text:p>
          </table:table-cell>
          <table:table-cell office:value-type="float" office:value="88125551885" calcext:value-type="float">
            <text:p>88125551885</text:p>
          </table:table-cell>
          <table:table-cell office:value-type="string" calcext:value-type="string">
            <text:p>05/10/13 08:41 PM</text:p>
          </table:table-cell>
        </table:table-row>
        <table:table-row table:style-name="ro1">
          <table:table-cell office:value-type="float" office:value="62517" calcext:value-type="float">
            <text:p>62517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VPwaY@gmail.com</text:p>
          </table:table-cell>
          <table:table-cell/>
          <table:table-cell office:value-type="string" calcext:value-type="string">
            <text:p>05/12/13 06:18 AM</text:p>
          </table:table-cell>
        </table:table-row>
        <table:table-row table:style-name="ro1">
          <table:table-cell office:value-type="float" office:value="62652" calcext:value-type="float">
            <text:p>62652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ezRFra9@bk.ru</text:p>
          </table:table-cell>
          <table:table-cell/>
          <table:table-cell office:value-type="string" calcext:value-type="string">
            <text:p>05/13/13 09:41 AM</text:p>
          </table:table-cell>
        </table:table-row>
        <table:table-row table:style-name="ro1">
          <table:table-cell office:value-type="float" office:value="62676" calcext:value-type="float">
            <text:p>62676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Леонидовна</text:p>
          </table:table-cell>
          <table:table-cell office:value-type="string" calcext:value-type="string">
            <text:p>McClbrk@mail.ru</text:p>
          </table:table-cell>
          <table:table-cell office:value-type="float" office:value="89883897694" calcext:value-type="float">
            <text:p>89883897694</text:p>
          </table:table-cell>
          <table:table-cell office:value-type="string" calcext:value-type="string">
            <text:p>05/13/13 02:04 PM</text:p>
          </table:table-cell>
        </table:table-row>
        <table:table-row table:style-name="ro1">
          <table:table-cell office:value-type="float" office:value="62692" calcext:value-type="float">
            <text:p>62692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KbCq@mail.ru</text:p>
          </table:table-cell>
          <table:table-cell office:value-type="float" office:value="89139168104" calcext:value-type="float">
            <text:p>89139168104</text:p>
          </table:table-cell>
          <table:table-cell office:value-type="string" calcext:value-type="string">
            <text:p>05/13/13 04:29 PM</text:p>
          </table:table-cell>
        </table:table-row>
        <table:table-row table:style-name="ro1">
          <table:table-cell office:value-type="float" office:value="62742" calcext:value-type="float">
            <text:p>62742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3kIh6rVl@mail.ru</text:p>
          </table:table-cell>
          <table:table-cell/>
          <table:table-cell office:value-type="string" calcext:value-type="string">
            <text:p>05/13/13 10:25 PM</text:p>
          </table:table-cell>
        </table:table-row>
        <table:table-row table:style-name="ro1">
          <table:table-cell office:value-type="float" office:value="62856" calcext:value-type="float">
            <text:p>62856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Алиса</text:p>
          </table:table-cell>
          <table:table-cell office:value-type="string" calcext:value-type="string">
            <text:p>Степановна</text:p>
          </table:table-cell>
          <table:table-cell office:value-type="string" calcext:value-type="string">
            <text:p>A3EHRQEV@yandex.ru</text:p>
          </table:table-cell>
          <table:table-cell office:value-type="float" office:value="79093862021" calcext:value-type="float">
            <text:p>79093862021</text:p>
          </table:table-cell>
          <table:table-cell office:value-type="string" calcext:value-type="string">
            <text:p>05/14/13 09:14 PM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Татьяна</text:p>
          </table:table-cell>
          <table:table-cell office:value-type="string" calcext:value-type="string">
            <text:p>Сергеевна</text:p>
          </table:table-cell>
          <table:table-cell office:value-type="string" calcext:value-type="string">
            <text:p>DNol@mail.ru</text:p>
          </table:table-cell>
          <table:table-cell office:value-type="float" office:value="79219698931" calcext:value-type="float">
            <text:p>79219698931</text:p>
          </table:table-cell>
          <table:table-cell office:value-type="string" calcext:value-type="string">
            <text:p>05/16/13 03:01 AM</text:p>
          </table:table-cell>
        </table:table-row>
        <table:table-row table:style-name="ro1">
          <table:table-cell office:value-type="float" office:value="63029" calcext:value-type="float">
            <text:p>63029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UKzRek@samtel.ru</text:p>
          </table:table-cell>
          <table:table-cell office:value-type="float" office:value="7963911301" calcext:value-type="float">
            <text:p>7963911301</text:p>
          </table:table-cell>
          <table:table-cell office:value-type="string" calcext:value-type="string">
            <text:p>05/16/13 10:48 AM</text:p>
          </table:table-cell>
        </table:table-row>
        <table:table-row table:style-name="ro1">
          <table:table-cell office:value-type="float" office:value="63036" calcext:value-type="float">
            <text:p>63036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VegL5g8R@yandex.ru</text:p>
          </table:table-cell>
          <table:table-cell office:value-type="float" office:value="89037456585" calcext:value-type="float">
            <text:p>89037456585</text:p>
          </table:table-cell>
          <table:table-cell office:value-type="string" calcext:value-type="string">
            <text:p>11/14/14 12:12 PM</text:p>
          </table:table-cell>
        </table:table-row>
        <table:table-row table:style-name="ro1">
          <table:table-cell office:value-type="float" office:value="63074" calcext:value-type="float">
            <text:p>63074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BS9o@mail.ru</text:p>
          </table:table-cell>
          <table:table-cell/>
          <table:table-cell office:value-type="string" calcext:value-type="string">
            <text:p>05/16/13 09:36 PM</text:p>
          </table:table-cell>
        </table:table-row>
        <table:table-row table:style-name="ro1">
          <table:table-cell office:value-type="float" office:value="63092" calcext:value-type="float">
            <text:p>63092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Алиса</text:p>
          </table:table-cell>
          <table:table-cell office:value-type="string" calcext:value-type="string">
            <text:p>Алексеевна</text:p>
          </table:table-cell>
          <table:table-cell office:value-type="string" calcext:value-type="string">
            <text:p>hwZV@rambler.ru</text:p>
          </table:table-cell>
          <table:table-cell office:value-type="float" office:value="79811621926" calcext:value-type="float">
            <text:p>79811621926</text:p>
          </table:table-cell>
          <table:table-cell office:value-type="string" calcext:value-type="string">
            <text:p>05/16/13 10:50 PM</text:p>
          </table:table-cell>
        </table:table-row>
        <table:table-row table:style-name="ro1">
          <table:table-cell office:value-type="float" office:value="63183" calcext:value-type="float">
            <text:p>63183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Gocy0@yandex.ru</text:p>
          </table:table-cell>
          <table:table-cell office:value-type="float" office:value="80296351069" calcext:value-type="float">
            <text:p>80296351069</text:p>
          </table:table-cell>
          <table:table-cell office:value-type="string" calcext:value-type="string">
            <text:p>05/17/13 03:55 PM</text:p>
          </table:table-cell>
        </table:table-row>
        <table:table-row table:style-name="ro1">
          <table:table-cell office:value-type="float" office:value="63252" calcext:value-type="float">
            <text:p>63252</text:p>
          </table:table-cell>
          <table:table-cell office:value-type="string" calcext:value-type="string">
            <text:p>Татьянова</text:p>
          </table:table-cell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shL6rz@mail.ru</text:p>
          </table:table-cell>
          <table:table-cell office:value-type="float" office:value="70000006224" calcext:value-type="float">
            <text:p>70000006224</text:p>
          </table:table-cell>
          <table:table-cell office:value-type="string" calcext:value-type="string">
            <text:p>05/17/13 09:41 PM</text:p>
          </table:table-cell>
        </table:table-row>
        <table:table-row table:style-name="ro1">
          <table:table-cell office:value-type="float" office:value="63432" calcext:value-type="float">
            <text:p>63432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89o@mail.ru</text:p>
          </table:table-cell>
          <table:table-cell office:value-type="float" office:value="79221511959" calcext:value-type="float">
            <text:p>79221511959</text:p>
          </table:table-cell>
          <table:table-cell office:value-type="string" calcext:value-type="string">
            <text:p>05/19/13 09:40 AM</text:p>
          </table:table-cell>
        </table:table-row>
        <table:table-row table:style-name="ro1">
          <table:table-cell office:value-type="float" office:value="63469" calcext:value-type="float">
            <text:p>63469</text:p>
          </table:table-cell>
          <table:table-cell/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TIC@mail.ru</text:p>
          </table:table-cell>
          <table:table-cell/>
          <table:table-cell office:value-type="string" calcext:value-type="string">
            <text:p>05/19/13 11:05 AM</text:p>
          </table:table-cell>
        </table:table-row>
        <table:table-row table:style-name="ro1">
          <table:table-cell office:value-type="float" office:value="63639" calcext:value-type="float">
            <text:p>63639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PmO7fvMr@gmail.com</text:p>
          </table:table-cell>
          <table:table-cell/>
          <table:table-cell office:value-type="string" calcext:value-type="string">
            <text:p>05/20/13 03:12 PM</text:p>
          </table:table-cell>
        </table:table-row>
        <table:table-row table:style-name="ro1">
          <table:table-cell office:value-type="float" office:value="63647" calcext:value-type="float">
            <text:p>63647</text:p>
          </table:table-cell>
          <table:table-cell/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GCd@mail.ru</text:p>
          </table:table-cell>
          <table:table-cell/>
          <table:table-cell office:value-type="string" calcext:value-type="string">
            <text:p>05/20/13 05:33 PM</text:p>
          </table:table-cell>
        </table:table-row>
        <table:table-row table:style-name="ro1">
          <table:table-cell office:value-type="float" office:value="63681" calcext:value-type="float">
            <text:p>63681</text:p>
          </table:table-cell>
          <table:table-cell/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Q44DqQ@mail.ru</text:p>
          </table:table-cell>
          <table:table-cell/>
          <table:table-cell office:value-type="string" calcext:value-type="string">
            <text:p>07/28/14 10:07 PM</text:p>
          </table:table-cell>
        </table:table-row>
        <table:table-row table:style-name="ro1">
          <table:table-cell office:value-type="float" office:value="63689" calcext:value-type="float">
            <text:p>63689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lSNia@mail.ru</text:p>
          </table:table-cell>
          <table:table-cell/>
          <table:table-cell office:value-type="string" calcext:value-type="string">
            <text:p>05/20/13 10:42 PM</text:p>
          </table:table-cell>
        </table:table-row>
        <table:table-row table:style-name="ro1">
          <table:table-cell office:value-type="float" office:value="63789" calcext:value-type="float">
            <text:p>63789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YjwTKk@tut.by</text:p>
          </table:table-cell>
          <table:table-cell/>
          <table:table-cell office:value-type="string" calcext:value-type="string">
            <text:p>05/21/13 01:35 PM</text:p>
          </table:table-cell>
        </table:table-row>
        <table:table-row table:style-name="ro1">
          <table:table-cell office:value-type="float" office:value="63805" calcext:value-type="float">
            <text:p>63805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6Eabv@mail.ru</text:p>
          </table:table-cell>
          <table:table-cell office:value-type="float" office:value="97798561225" calcext:value-type="float">
            <text:p>97798561225</text:p>
          </table:table-cell>
          <table:table-cell office:value-type="string" calcext:value-type="string">
            <text:p>05/21/13 03:53 PM</text:p>
          </table:table-cell>
        </table:table-row>
        <table:table-row table:style-name="ro1">
          <table:table-cell office:value-type="float" office:value="63833" calcext:value-type="float">
            <text:p>63833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5WGFh7CP@gmail.com</text:p>
          </table:table-cell>
          <table:table-cell office:value-type="float" office:value="375295939769" calcext:value-type="float">
            <text:p>375295939769</text:p>
          </table:table-cell>
          <table:table-cell office:value-type="string" calcext:value-type="string">
            <text:p>05/21/13 11:17 PM</text:p>
          </table:table-cell>
        </table:table-row>
        <table:table-row table:style-name="ro1">
          <table:table-cell office:value-type="float" office:value="63944" calcext:value-type="float">
            <text:p>63944</text:p>
          </table:table-cell>
          <table:table-cell/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eujz6@gmail.com</text:p>
          </table:table-cell>
          <table:table-cell office:value-type="float" office:value="9221991521" calcext:value-type="float">
            <text:p>9221991521</text:p>
          </table:table-cell>
          <table:table-cell office:value-type="string" calcext:value-type="string">
            <text:p>05/22/13 08:56 PM</text:p>
          </table:table-cell>
        </table:table-row>
        <table:table-row table:style-name="ro1">
          <table:table-cell office:value-type="float" office:value="63990" calcext:value-type="float">
            <text:p>63990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0AU84@inbox.ru</text:p>
          </table:table-cell>
          <table:table-cell office:value-type="float" office:value="79039529431" calcext:value-type="float">
            <text:p>79039529431</text:p>
          </table:table-cell>
          <table:table-cell office:value-type="string" calcext:value-type="string">
            <text:p>05/23/13 07:41 AM</text:p>
          </table:table-cell>
        </table:table-row>
        <table:table-row table:style-name="ro1">
          <table:table-cell office:value-type="float" office:value="64049" calcext:value-type="float">
            <text:p>64049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Русланович</text:p>
          </table:table-cell>
          <table:table-cell office:value-type="string" calcext:value-type="string">
            <text:p>xPI@yandex.ru</text:p>
          </table:table-cell>
          <table:table-cell office:value-type="float" office:value="79177311564" calcext:value-type="float">
            <text:p>79177311564</text:p>
          </table:table-cell>
          <table:table-cell office:value-type="string" calcext:value-type="string">
            <text:p>05/23/13 09:29 PM</text:p>
          </table:table-cell>
        </table:table-row>
        <table:table-row table:style-name="ro1">
          <table:table-cell office:value-type="float" office:value="64059" calcext:value-type="float">
            <text:p>64059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eRrKtNCR@mail.ru</text:p>
          </table:table-cell>
          <table:table-cell/>
          <table:table-cell office:value-type="string" calcext:value-type="string">
            <text:p>05/23/13 11:41 PM</text:p>
          </table:table-cell>
        </table:table-row>
        <table:table-row table:style-name="ro1">
          <table:table-cell office:value-type="float" office:value="64122" calcext:value-type="float">
            <text:p>64122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qC232s@gmail.com</text:p>
          </table:table-cell>
          <table:table-cell/>
          <table:table-cell office:value-type="string" calcext:value-type="string">
            <text:p>05/24/13 12:43 PM</text:p>
          </table:table-cell>
        </table:table-row>
        <table:table-row table:style-name="ro1">
          <table:table-cell office:value-type="float" office:value="64335" calcext:value-type="float">
            <text:p>64335</text:p>
          </table:table-cell>
          <table:table-cell/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xUte9zR@mail.ru</text:p>
          </table:table-cell>
          <table:table-cell/>
          <table:table-cell office:value-type="string" calcext:value-type="string">
            <text:p>05/27/13 03:44 PM</text:p>
          </table:table-cell>
        </table:table-row>
        <table:table-row table:style-name="ro1">
          <table:table-cell office:value-type="float" office:value="64509" calcext:value-type="float">
            <text:p>64509</text:p>
          </table:table-cell>
          <table:table-cell/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aqafnTvd@rambler.ru</text:p>
          </table:table-cell>
          <table:table-cell/>
          <table:table-cell office:value-type="string" calcext:value-type="string">
            <text:p>05/28/13 11:11 AM</text:p>
          </table:table-cell>
        </table:table-row>
        <table:table-row table:style-name="ro1">
          <table:table-cell office:value-type="float" office:value="64537" calcext:value-type="float">
            <text:p>64537</text:p>
          </table:table-cell>
          <table:table-cell office:value-type="string" calcext:value-type="string">
            <text:p>Татьянова</text:p>
          </table:table-cell>
          <table:table-cell office:value-type="string" calcext:value-type="string">
            <text:p>Ольга</text:p>
          </table:table-cell>
          <table:table-cell office:value-type="string" calcext:value-type="string">
            <text:p>Игоревна</text:p>
          </table:table-cell>
          <table:table-cell office:value-type="string" calcext:value-type="string">
            <text:p>OgkLo@mail.ru</text:p>
          </table:table-cell>
          <table:table-cell office:value-type="float" office:value="79118195119" calcext:value-type="float">
            <text:p>79118195119</text:p>
          </table:table-cell>
          <table:table-cell office:value-type="string" calcext:value-type="string">
            <text:p>05/28/13 12:36 PM</text:p>
          </table:table-cell>
        </table:table-row>
        <table:table-row table:style-name="ro1">
          <table:table-cell office:value-type="float" office:value="64620" calcext:value-type="float">
            <text:p>64620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pUb@ukr.net</text:p>
          </table:table-cell>
          <table:table-cell office:value-type="float" office:value="380976992024" calcext:value-type="float">
            <text:p>380976992024</text:p>
          </table:table-cell>
          <table:table-cell office:value-type="string" calcext:value-type="string">
            <text:p>05/28/13 11:39 PM</text:p>
          </table:table-cell>
        </table:table-row>
        <table:table-row table:style-name="ro1">
          <table:table-cell office:value-type="float" office:value="64650" calcext:value-type="float">
            <text:p>64650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cmeYtMRR@yandex.ru</text:p>
          </table:table-cell>
          <table:table-cell/>
          <table:table-cell office:value-type="string" calcext:value-type="string">
            <text:p>05/29/13 10:37 AM</text:p>
          </table:table-cell>
        </table:table-row>
        <table:table-row table:style-name="ro1">
          <table:table-cell office:value-type="float" office:value="64731" calcext:value-type="float">
            <text:p>64731</text:p>
          </table:table-cell>
          <table:table-cell office:value-type="string" calcext:value-type="string">
            <text:p>Викторов</text:p>
          </table:table-cell>
          <table:table-cell table:number-columns-repeated="2"/>
          <table:table-cell office:value-type="string" calcext:value-type="string">
            <text:p>yAS8ehf@mail.ru</text:p>
          </table:table-cell>
          <table:table-cell/>
          <table:table-cell office:value-type="string" calcext:value-type="string">
            <text:p>05/29/13 06:24 PM</text:p>
          </table:table-cell>
        </table:table-row>
        <table:table-row table:style-name="ro1">
          <table:table-cell office:value-type="float" office:value="64805" calcext:value-type="float">
            <text:p>64805</text:p>
          </table:table-cell>
          <table:table-cell/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QYjG@reutener.com</text:p>
          </table:table-cell>
          <table:table-cell/>
          <table:table-cell office:value-type="string" calcext:value-type="string">
            <text:p>05/30/13 12:53 AM</text:p>
          </table:table-cell>
        </table:table-row>
        <table:table-row table:style-name="ro1">
          <table:table-cell office:value-type="float" office:value="64839" calcext:value-type="float">
            <text:p>64839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Русланович</text:p>
          </table:table-cell>
          <table:table-cell office:value-type="string" calcext:value-type="string">
            <text:p>8ec9qTK@inbox.lv</text:p>
          </table:table-cell>
          <table:table-cell office:value-type="float" office:value="37129136597" calcext:value-type="float">
            <text:p>37129136597</text:p>
          </table:table-cell>
          <table:table-cell office:value-type="string" calcext:value-type="string">
            <text:p>05/30/13 09:48 AM</text:p>
          </table:table-cell>
        </table:table-row>
        <table:table-row table:style-name="ro1">
          <table:table-cell office:value-type="float" office:value="64854" calcext:value-type="float">
            <text:p>64854</text:p>
          </table:table-cell>
          <table:table-cell/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WgHz0J@mail.ru</text:p>
          </table:table-cell>
          <table:table-cell/>
          <table:table-cell office:value-type="string" calcext:value-type="string">
            <text:p>05/30/13 10:53 AM</text:p>
          </table:table-cell>
        </table:table-row>
        <table:table-row table:style-name="ro1">
          <table:table-cell office:value-type="float" office:value="64960" calcext:value-type="float">
            <text:p>64960</text:p>
          </table:table-cell>
          <table:table-cell/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Ep6YD@mail.ru</text:p>
          </table:table-cell>
          <table:table-cell/>
          <table:table-cell office:value-type="string" calcext:value-type="string">
            <text:p>05/31/13 05:44 AM</text:p>
          </table:table-cell>
        </table:table-row>
        <table:table-row table:style-name="ro1">
          <table:table-cell office:value-type="float" office:value="65053" calcext:value-type="float">
            <text:p>65053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JrqD@yahoo.com</text:p>
          </table:table-cell>
          <table:table-cell office:value-type="float" office:value="380688025960" calcext:value-type="float">
            <text:p>380688025960</text:p>
          </table:table-cell>
          <table:table-cell office:value-type="string" calcext:value-type="string">
            <text:p>05/31/13 12:27 PM</text:p>
          </table:table-cell>
        </table:table-row>
        <table:table-row table:style-name="ro1">
          <table:table-cell office:value-type="float" office:value="65141" calcext:value-type="float">
            <text:p>65141</text:p>
          </table:table-cell>
          <table:table-cell/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jpfrRa@mail.ru</text:p>
          </table:table-cell>
          <table:table-cell/>
          <table:table-cell office:value-type="string" calcext:value-type="string">
            <text:p>05/31/13 07:50 PM</text:p>
          </table:table-cell>
        </table:table-row>
        <table:table-row table:style-name="ro1">
          <table:table-cell office:value-type="float" office:value="65167" calcext:value-type="float">
            <text:p>65167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b9rp@mail.ru</text:p>
          </table:table-cell>
          <table:table-cell/>
          <table:table-cell office:value-type="string" calcext:value-type="string">
            <text:p>10/11/14 12:58 PM</text:p>
          </table:table-cell>
        </table:table-row>
        <table:table-row table:style-name="ro1">
          <table:table-cell office:value-type="float" office:value="65180" calcext:value-type="float">
            <text:p>65180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MSx445u@mail.ru</text:p>
          </table:table-cell>
          <table:table-cell office:value-type="float" office:value="79190455859" calcext:value-type="float">
            <text:p>79190455859</text:p>
          </table:table-cell>
          <table:table-cell office:value-type="string" calcext:value-type="string">
            <text:p>05/31/13 10:31 PM</text:p>
          </table:table-cell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x7XZvJyh@ya.ru</text:p>
          </table:table-cell>
          <table:table-cell office:value-type="float" office:value="79029402015" calcext:value-type="float">
            <text:p>79029402015</text:p>
          </table:table-cell>
          <table:table-cell office:value-type="string" calcext:value-type="string">
            <text:p>06/02/13 09:02 AM</text:p>
          </table:table-cell>
        </table:table-row>
        <table:table-row table:style-name="ro1">
          <table:table-cell office:value-type="float" office:value="65449" calcext:value-type="float">
            <text:p>65449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NX816K@gmail.com</text:p>
          </table:table-cell>
          <table:table-cell office:value-type="float" office:value="380442539082" calcext:value-type="float">
            <text:p>380442539082</text:p>
          </table:table-cell>
          <table:table-cell office:value-type="string" calcext:value-type="string">
            <text:p>06/02/13 11:59 AM</text:p>
          </table:table-cell>
        </table:table-row>
        <table:table-row table:style-name="ro1">
          <table:table-cell office:value-type="float" office:value="65460" calcext:value-type="float">
            <text:p>65460</text:p>
          </table:table-cell>
          <table:table-cell/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QJv9@mail.ru</text:p>
          </table:table-cell>
          <table:table-cell office:value-type="float" office:value="9851815829" calcext:value-type="float">
            <text:p>9851815829</text:p>
          </table:table-cell>
          <table:table-cell office:value-type="string" calcext:value-type="string">
            <text:p>06/02/13 01:02 PM</text:p>
          </table:table-cell>
        </table:table-row>
        <table:table-row table:style-name="ro1">
          <table:table-cell office:value-type="float" office:value="65489" calcext:value-type="float">
            <text:p>65489</text:p>
          </table:table-cell>
          <table:table-cell office:value-type="string" calcext:value-type="string">
            <text:p>Валерин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EcU8d@mail.ru</text:p>
          </table:table-cell>
          <table:table-cell office:value-type="float" office:value="7016461454" calcext:value-type="float">
            <text:p>7016461454</text:p>
          </table:table-cell>
          <table:table-cell office:value-type="string" calcext:value-type="string">
            <text:p>06/02/13 04:38 PM</text:p>
          </table:table-cell>
        </table:table-row>
        <table:table-row table:style-name="ro1">
          <table:table-cell office:value-type="float" office:value="65560" calcext:value-type="float">
            <text:p>65560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b7d5R@yandex.ru</text:p>
          </table:table-cell>
          <table:table-cell/>
          <table:table-cell office:value-type="string" calcext:value-type="string">
            <text:p>06/02/13 10:54 PM</text:p>
          </table:table-cell>
        </table:table-row>
        <table:table-row table:style-name="ro1">
          <table:table-cell office:value-type="float" office:value="65652" calcext:value-type="float">
            <text:p>65652</text:p>
          </table:table-cell>
          <table:table-cell/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xjgcotmr@mail.ru</text:p>
          </table:table-cell>
          <table:table-cell/>
          <table:table-cell office:value-type="string" calcext:value-type="string">
            <text:p>06/03/13 01:34 PM</text:p>
          </table:table-cell>
        </table:table-row>
        <table:table-row table:style-name="ro1">
          <table:table-cell office:value-type="float" office:value="65751" calcext:value-type="float">
            <text:p>65751</text:p>
          </table:table-cell>
          <table:table-cell/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aWkL@yandex.ru</text:p>
          </table:table-cell>
          <table:table-cell/>
          <table:table-cell office:value-type="string" calcext:value-type="string">
            <text:p>06/04/13 09:02 AM</text:p>
          </table:table-cell>
        </table:table-row>
        <table:table-row table:style-name="ro1">
          <table:table-cell office:value-type="float" office:value="65767" calcext:value-type="float">
            <text:p>65767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Fe2rS@gmail.com</text:p>
          </table:table-cell>
          <table:table-cell office:value-type="float" office:value="3725017008" calcext:value-type="float">
            <text:p>3725017008</text:p>
          </table:table-cell>
          <table:table-cell office:value-type="string" calcext:value-type="string">
            <text:p>06/04/13 11:10 AM</text:p>
          </table:table-cell>
        </table:table-row>
        <table:table-row table:style-name="ro1">
          <table:table-cell office:value-type="float" office:value="65785" calcext:value-type="float">
            <text:p>65785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TEZ3lT@mail.ru</text:p>
          </table:table-cell>
          <table:table-cell office:value-type="float" office:value="89149102648" calcext:value-type="float">
            <text:p>89149102648</text:p>
          </table:table-cell>
          <table:table-cell office:value-type="string" calcext:value-type="string">
            <text:p>06/04/13 01:33 PM</text:p>
          </table:table-cell>
        </table:table-row>
        <table:table-row table:style-name="ro1">
          <table:table-cell office:value-type="float" office:value="65892" calcext:value-type="float">
            <text:p>65892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CS9@gmail.com</text:p>
          </table:table-cell>
          <table:table-cell/>
          <table:table-cell office:value-type="string" calcext:value-type="string">
            <text:p>06/05/13 03:47 AM</text:p>
          </table:table-cell>
        </table:table-row>
        <table:table-row table:style-name="ro1">
          <table:table-cell office:value-type="float" office:value="65924" calcext:value-type="float">
            <text:p>65924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gv7chrl8@gmail.com</text:p>
          </table:table-cell>
          <table:table-cell/>
          <table:table-cell office:value-type="string" calcext:value-type="string">
            <text:p>06/05/13 01:57 PM</text:p>
          </table:table-cell>
        </table:table-row>
        <table:table-row table:style-name="ro1">
          <table:table-cell office:value-type="float" office:value="65942" calcext:value-type="float">
            <text:p>65942</text:p>
          </table:table-cell>
          <table:table-cell office:value-type="string" calcext:value-type="string">
            <text:p>Степанов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cWR4R@yandex.ru</text:p>
          </table:table-cell>
          <table:table-cell office:value-type="float" office:value="994556613560" calcext:value-type="float">
            <text:p>994556613560</text:p>
          </table:table-cell>
          <table:table-cell office:value-type="string" calcext:value-type="string">
            <text:p>06/05/13 03:58 PM</text:p>
          </table:table-cell>
        </table:table-row>
        <table:table-row table:style-name="ro1">
          <table:table-cell office:value-type="float" office:value="66098" calcext:value-type="float">
            <text:p>66098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Dv89t@gmail.com</text:p>
          </table:table-cell>
          <table:table-cell/>
          <table:table-cell office:value-type="string" calcext:value-type="string">
            <text:p>06/06/13 03:44 PM</text:p>
          </table:table-cell>
        </table:table-row>
        <table:table-row table:style-name="ro1">
          <table:table-cell office:value-type="float" office:value="66133" calcext:value-type="float">
            <text:p>66133</text:p>
          </table:table-cell>
          <table:table-cell/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lDJvDT1@mail.ru</text:p>
          </table:table-cell>
          <table:table-cell/>
          <table:table-cell office:value-type="string" calcext:value-type="string">
            <text:p>06/06/13 08:24 PM</text:p>
          </table:table-cell>
        </table:table-row>
        <table:table-row table:style-name="ro1">
          <table:table-cell office:value-type="float" office:value="66157" calcext:value-type="float">
            <text:p>66157</text:p>
          </table:table-cell>
          <table:table-cell office:value-type="string" calcext:value-type="string">
            <text:p>Виталин</text:p>
          </table:table-cell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mqu@bk.ru</text:p>
          </table:table-cell>
          <table:table-cell office:value-type="float" office:value="79033951773" calcext:value-type="float">
            <text:p>79033951773</text:p>
          </table:table-cell>
          <table:table-cell office:value-type="string" calcext:value-type="string">
            <text:p>06/07/13 06:03 AM</text:p>
          </table:table-cell>
        </table:table-row>
        <table:table-row table:style-name="ro1">
          <table:table-cell office:value-type="float" office:value="66175" calcext:value-type="float">
            <text:p>66175</text:p>
          </table:table-cell>
          <table:table-cell/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0l4t7@rambler.ru</text:p>
          </table:table-cell>
          <table:table-cell/>
          <table:table-cell office:value-type="string" calcext:value-type="string">
            <text:p>06/07/13 12:28 PM</text:p>
          </table:table-cell>
        </table:table-row>
        <table:table-row table:style-name="ro1">
          <table:table-cell office:value-type="float" office:value="66360" calcext:value-type="float">
            <text:p>66360</text:p>
          </table:table-cell>
          <table:table-cell/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SCD@gmail.com</text:p>
          </table:table-cell>
          <table:table-cell/>
          <table:table-cell office:value-type="string" calcext:value-type="string">
            <text:p>06/09/13 10:25 AM</text:p>
          </table:table-cell>
        </table:table-row>
        <table:table-row table:style-name="ro1">
          <table:table-cell office:value-type="float" office:value="66511" calcext:value-type="float">
            <text:p>66511</text:p>
          </table:table-cell>
          <table:table-cell/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SfuWMkv@list.ru</text:p>
          </table:table-cell>
          <table:table-cell/>
          <table:table-cell office:value-type="string" calcext:value-type="string">
            <text:p>06/10/13 08:43 PM</text:p>
          </table:table-cell>
        </table:table-row>
        <table:table-row table:style-name="ro1">
          <table:table-cell office:value-type="float" office:value="66528" calcext:value-type="float">
            <text:p>66528</text:p>
          </table:table-cell>
          <table:table-cell/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U1xW@gmail.com</text:p>
          </table:table-cell>
          <table:table-cell/>
          <table:table-cell office:value-type="string" calcext:value-type="string">
            <text:p>06/11/13 12:15 AM</text:p>
          </table:table-cell>
        </table:table-row>
        <table:table-row table:style-name="ro1">
          <table:table-cell office:value-type="float" office:value="66610" calcext:value-type="float">
            <text:p>66610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Y5f0@mail.ru</text:p>
          </table:table-cell>
          <table:table-cell office:value-type="float" office:value="79062171576" calcext:value-type="float">
            <text:p>79062171576</text:p>
          </table:table-cell>
          <table:table-cell office:value-type="string" calcext:value-type="string">
            <text:p>06/12/13 01:14 AM</text:p>
          </table:table-cell>
        </table:table-row>
        <table:table-row table:style-name="ro1">
          <table:table-cell office:value-type="float" office:value="66749" calcext:value-type="float">
            <text:p>66749</text:p>
          </table:table-cell>
          <table:table-cell/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4rVf@gmail.com</text:p>
          </table:table-cell>
          <table:table-cell/>
          <table:table-cell office:value-type="string" calcext:value-type="string">
            <text:p>06/13/13 10:33 AM</text:p>
          </table:table-cell>
        </table:table-row>
        <table:table-row table:style-name="ro1">
          <table:table-cell office:value-type="float" office:value="66759" calcext:value-type="float">
            <text:p>66759</text:p>
          </table:table-cell>
          <table:table-cell/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xJI47@tut.by</text:p>
          </table:table-cell>
          <table:table-cell/>
          <table:table-cell office:value-type="string" calcext:value-type="string">
            <text:p>06/13/13 12:50 PM</text:p>
          </table:table-cell>
        </table:table-row>
        <table:table-row table:style-name="ro1">
          <table:table-cell office:value-type="float" office:value="66911" calcext:value-type="float">
            <text:p>66911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uD60@gmail.com</text:p>
          </table:table-cell>
          <table:table-cell office:value-type="float" office:value="972525221500" calcext:value-type="float">
            <text:p>972525221500</text:p>
          </table:table-cell>
          <table:table-cell office:value-type="string" calcext:value-type="string">
            <text:p>06/14/13 11:05 AM</text:p>
          </table:table-cell>
        </table:table-row>
        <table:table-row table:style-name="ro1">
          <table:table-cell office:value-type="float" office:value="66915" calcext:value-type="float">
            <text:p>66915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Вячеславовна</text:p>
          </table:table-cell>
          <table:table-cell office:value-type="string" calcext:value-type="string">
            <text:p>tYKhu@gmail.com</text:p>
          </table:table-cell>
          <table:table-cell office:value-type="float" office:value="79107337431" calcext:value-type="float">
            <text:p>79107337431</text:p>
          </table:table-cell>
          <table:table-cell office:value-type="string" calcext:value-type="string">
            <text:p>06/14/13 11:28 AM</text:p>
          </table:table-cell>
        </table:table-row>
        <table:table-row table:style-name="ro1">
          <table:table-cell office:value-type="float" office:value="66932" calcext:value-type="float">
            <text:p>66932</text:p>
          </table:table-cell>
          <table:table-cell/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7A0Nh@rambler.ru</text:p>
          </table:table-cell>
          <table:table-cell/>
          <table:table-cell office:value-type="string" calcext:value-type="string">
            <text:p>06/14/13 01:02 PM</text:p>
          </table:table-cell>
        </table:table-row>
        <table:table-row table:style-name="ro1">
          <table:table-cell office:value-type="float" office:value="66994" calcext:value-type="float">
            <text:p>66994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vEY@yandex.ua</text:p>
          </table:table-cell>
          <table:table-cell/>
          <table:table-cell office:value-type="string" calcext:value-type="string">
            <text:p>05/22/14 01:00 AM</text:p>
          </table:table-cell>
        </table:table-row>
        <table:table-row table:style-name="ro1">
          <table:table-cell office:value-type="float" office:value="67038" calcext:value-type="float">
            <text:p>67038</text:p>
          </table:table-cell>
          <table:table-cell/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ATp7xUTZ@gmail.com</text:p>
          </table:table-cell>
          <table:table-cell office:value-type="float" office:value="380506871835" calcext:value-type="float">
            <text:p>380506871835</text:p>
          </table:table-cell>
          <table:table-cell office:value-type="string" calcext:value-type="string">
            <text:p>06/14/13 11:25 PM</text:p>
          </table:table-cell>
        </table:table-row>
        <table:table-row table:style-name="ro1">
          <table:table-cell office:value-type="float" office:value="67064" calcext:value-type="float">
            <text:p>67064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Геннадий</text:p>
          </table:table-cell>
          <table:table-cell office:value-type="string" calcext:value-type="string">
            <text:p>Фёдорович</text:p>
          </table:table-cell>
          <table:table-cell office:value-type="string" calcext:value-type="string">
            <text:p>EQo5Dk@mail.ru</text:p>
          </table:table-cell>
          <table:table-cell office:value-type="float" office:value="79147313480" calcext:value-type="float">
            <text:p>79147313480</text:p>
          </table:table-cell>
          <table:table-cell office:value-type="string" calcext:value-type="string">
            <text:p>06/15/13 04:02 AM</text:p>
          </table:table-cell>
        </table:table-row>
        <table:table-row table:style-name="ro1">
          <table:table-cell office:value-type="float" office:value="67191" calcext:value-type="float">
            <text:p>67191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BQ8BlgR@yandex.ru</text:p>
          </table:table-cell>
          <table:table-cell/>
          <table:table-cell office:value-type="string" calcext:value-type="string">
            <text:p>07/15/15 10:12 AM</text:p>
          </table:table-cell>
        </table:table-row>
        <table:table-row table:style-name="ro1">
          <table:table-cell office:value-type="float" office:value="67261" calcext:value-type="float">
            <text:p>67261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VLbHVBA9@mail.ru</text:p>
          </table:table-cell>
          <table:table-cell office:value-type="float" office:value="79221811133" calcext:value-type="float">
            <text:p>79221811133</text:p>
          </table:table-cell>
          <table:table-cell office:value-type="string" calcext:value-type="string">
            <text:p>06/16/13 03:00 PM</text:p>
          </table:table-cell>
        </table:table-row>
        <table:table-row table:style-name="ro1">
          <table:table-cell office:value-type="float" office:value="67339" calcext:value-type="float">
            <text:p>67339</text:p>
          </table:table-cell>
          <table:table-cell/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aevN@yahoo.com</text:p>
          </table:table-cell>
          <table:table-cell/>
          <table:table-cell office:value-type="string" calcext:value-type="string">
            <text:p>06/16/13 10:49 PM</text:p>
          </table:table-cell>
        </table:table-row>
        <table:table-row table:style-name="ro1">
          <table:table-cell office:value-type="float" office:value="67374" calcext:value-type="float">
            <text:p>67374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3bb@bk.ru</text:p>
          </table:table-cell>
          <table:table-cell/>
          <table:table-cell office:value-type="string" calcext:value-type="string">
            <text:p>07/15/15 10:12 AM</text:p>
          </table:table-cell>
        </table:table-row>
        <table:table-row table:style-name="ro1">
          <table:table-cell office:value-type="float" office:value="67378" calcext:value-type="float">
            <text:p>67378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Антонович</text:p>
          </table:table-cell>
          <table:table-cell office:value-type="string" calcext:value-type="string">
            <text:p>cKc@ukr.net</text:p>
          </table:table-cell>
          <table:table-cell office:value-type="float" office:value="380673711429" calcext:value-type="float">
            <text:p>380673711429</text:p>
          </table:table-cell>
          <table:table-cell office:value-type="string" calcext:value-type="string">
            <text:p>06/17/13 09:14 AM</text:p>
          </table:table-cell>
        </table:table-row>
        <table:table-row table:style-name="ro1">
          <table:table-cell office:value-type="float" office:value="67386" calcext:value-type="float">
            <text:p>67386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Леонид</text:p>
          </table:table-cell>
          <table:table-cell office:value-type="string" calcext:value-type="string">
            <text:p>Егорович</text:p>
          </table:table-cell>
          <table:table-cell office:value-type="string" calcext:value-type="string">
            <text:p>HCZC@mail.ru</text:p>
          </table:table-cell>
          <table:table-cell/>
          <table:table-cell office:value-type="string" calcext:value-type="string">
            <text:p>06/17/13 09:19 AM</text:p>
          </table:table-cell>
        </table:table-row>
        <table:table-row table:style-name="ro1">
          <table:table-cell office:value-type="float" office:value="67402" calcext:value-type="float">
            <text:p>67402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NLW@yandex.ru</text:p>
          </table:table-cell>
          <table:table-cell office:value-type="float" office:value="9811691168" calcext:value-type="float">
            <text:p>9811691168</text:p>
          </table:table-cell>
          <table:table-cell office:value-type="string" calcext:value-type="string">
            <text:p>06/17/13 09:31 AM</text:p>
          </table:table-cell>
        </table:table-row>
        <table:table-row table:style-name="ro1">
          <table:table-cell office:value-type="float" office:value="67472" calcext:value-type="float">
            <text:p>67472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Эдуардович</text:p>
          </table:table-cell>
          <table:table-cell office:value-type="string" calcext:value-type="string">
            <text:p>oFd@mail.ru</text:p>
          </table:table-cell>
          <table:table-cell office:value-type="float" office:value="79094525537" calcext:value-type="float">
            <text:p>79094525537</text:p>
          </table:table-cell>
          <table:table-cell office:value-type="string" calcext:value-type="string">
            <text:p>06/17/13 11:21 AM</text:p>
          </table:table-cell>
        </table:table-row>
        <table:table-row table:style-name="ro1">
          <table:table-cell office:value-type="float" office:value="67484" calcext:value-type="float">
            <text:p>67484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Светлана</text:p>
          </table:table-cell>
          <table:table-cell office:value-type="string" calcext:value-type="string">
            <text:p>Степановна</text:p>
          </table:table-cell>
          <table:table-cell office:value-type="string" calcext:value-type="string">
            <text:p>gUncdJX@rambler.ru</text:p>
          </table:table-cell>
          <table:table-cell office:value-type="float" office:value="79173781771" calcext:value-type="float">
            <text:p>79173781771</text:p>
          </table:table-cell>
          <table:table-cell office:value-type="string" calcext:value-type="string">
            <text:p>06/17/13 11:42 AM</text:p>
          </table:table-cell>
        </table:table-row>
        <table:table-row table:style-name="ro1">
          <table:table-cell office:value-type="float" office:value="67493" calcext:value-type="float">
            <text:p>67493</text:p>
          </table:table-cell>
          <table:table-cell/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9iKTA0KJ@mail.ru</text:p>
          </table:table-cell>
          <table:table-cell office:value-type="float" office:value="79219771684" calcext:value-type="float">
            <text:p>79219771684</text:p>
          </table:table-cell>
          <table:table-cell office:value-type="string" calcext:value-type="string">
            <text:p>06/17/13 12:01 PM</text:p>
          </table:table-cell>
        </table:table-row>
        <table:table-row table:style-name="ro1">
          <table:table-cell office:value-type="float" office:value="67497" calcext:value-type="float">
            <text:p>67497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ZRBgOk@mail.ru</text:p>
          </table:table-cell>
          <table:table-cell office:value-type="float" office:value="79889951429" calcext:value-type="float">
            <text:p>79889951429</text:p>
          </table:table-cell>
          <table:table-cell office:value-type="string" calcext:value-type="string">
            <text:p>06/17/13 12:05 PM</text:p>
          </table:table-cell>
        </table:table-row>
        <table:table-row table:style-name="ro1">
          <table:table-cell office:value-type="float" office:value="67640" calcext:value-type="float">
            <text:p>67640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Yx4@mail.ru</text:p>
          </table:table-cell>
          <table:table-cell/>
          <table:table-cell office:value-type="string" calcext:value-type="string">
            <text:p>05/30/14 05:01 PM</text:p>
          </table:table-cell>
        </table:table-row>
        <table:table-row table:style-name="ro1">
          <table:table-cell office:value-type="float" office:value="67671" calcext:value-type="float">
            <text:p>67671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hOiFsSW@yandex.ru</text:p>
          </table:table-cell>
          <table:table-cell office:value-type="float" office:value="9271016504" calcext:value-type="float">
            <text:p>9271016504</text:p>
          </table:table-cell>
          <table:table-cell office:value-type="string" calcext:value-type="string">
            <text:p>06/17/13 09:22 PM</text:p>
          </table:table-cell>
        </table:table-row>
        <table:table-row table:style-name="ro1">
          <table:table-cell office:value-type="float" office:value="67696" calcext:value-type="float">
            <text:p>67696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aXD1Apu@mail.ru</text:p>
          </table:table-cell>
          <table:table-cell/>
          <table:table-cell office:value-type="string" calcext:value-type="string">
            <text:p>06/17/13 10:32 PM</text:p>
          </table:table-cell>
        </table:table-row>
        <table:table-row table:style-name="ro1">
          <table:table-cell office:value-type="float" office:value="67736" calcext:value-type="float">
            <text:p>67736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g0z@mail.ru</text:p>
          </table:table-cell>
          <table:table-cell/>
          <table:table-cell office:value-type="string" calcext:value-type="string">
            <text:p>06/18/13 03:52 AM</text:p>
          </table:table-cell>
        </table:table-row>
        <table:table-row table:style-name="ro1">
          <table:table-cell office:value-type="float" office:value="67894" calcext:value-type="float">
            <text:p>67894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KzXkOqSW@yandex.ru</text:p>
          </table:table-cell>
          <table:table-cell/>
          <table:table-cell office:value-type="string" calcext:value-type="string">
            <text:p>06/18/13 10:44 PM</text:p>
          </table:table-cell>
        </table:table-row>
        <table:table-row table:style-name="ro1">
          <table:table-cell office:value-type="float" office:value="67970" calcext:value-type="float">
            <text:p>67970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JQnv@yandex.ru</text:p>
          </table:table-cell>
          <table:table-cell office:value-type="float" office:value="79166181219" calcext:value-type="float">
            <text:p>79166181219</text:p>
          </table:table-cell>
          <table:table-cell office:value-type="string" calcext:value-type="string">
            <text:p>06/19/13 01:43 AM</text:p>
          </table:table-cell>
        </table:table-row>
        <table:table-row table:style-name="ro1">
          <table:table-cell office:value-type="float" office:value="67983" calcext:value-type="float">
            <text:p>67983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Олегович</text:p>
          </table:table-cell>
          <table:table-cell office:value-type="string" calcext:value-type="string">
            <text:p>dzfst@yandex.ru</text:p>
          </table:table-cell>
          <table:table-cell/>
          <table:table-cell office:value-type="string" calcext:value-type="string">
            <text:p>06/19/13 04:13 AM</text:p>
          </table:table-cell>
        </table:table-row>
        <table:table-row table:style-name="ro1">
          <table:table-cell office:value-type="float" office:value="67991" calcext:value-type="float">
            <text:p>67991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f4OE6SIA@mail.ru</text:p>
          </table:table-cell>
          <table:table-cell office:value-type="float" office:value="79039611262" calcext:value-type="float">
            <text:p>79039611262</text:p>
          </table:table-cell>
          <table:table-cell office:value-type="string" calcext:value-type="string">
            <text:p>06/19/13 05:36 AM</text:p>
          </table:table-cell>
        </table:table-row>
        <table:table-row table:style-name="ro1">
          <table:table-cell office:value-type="float" office:value="68082" calcext:value-type="float">
            <text:p>68082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Милана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QKpn@mail.ru</text:p>
          </table:table-cell>
          <table:table-cell office:value-type="float" office:value="79033461552" calcext:value-type="float">
            <text:p>79033461552</text:p>
          </table:table-cell>
          <table:table-cell office:value-type="string" calcext:value-type="string">
            <text:p>06/16/14 07:54 PM</text:p>
          </table:table-cell>
        </table:table-row>
        <table:table-row table:style-name="ro1">
          <table:table-cell office:value-type="float" office:value="68201" calcext:value-type="float">
            <text:p>68201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Тимуровна</text:p>
          </table:table-cell>
          <table:table-cell office:value-type="string" calcext:value-type="string">
            <text:p>UqcI@mail.ru</text:p>
          </table:table-cell>
          <table:table-cell office:value-type="float" office:value="380674569309" calcext:value-type="float">
            <text:p>380674569309</text:p>
          </table:table-cell>
          <table:table-cell office:value-type="string" calcext:value-type="string">
            <text:p>06/19/13 03:36 PM</text:p>
          </table:table-cell>
        </table:table-row>
        <table:table-row table:style-name="ro1">
          <table:table-cell office:value-type="float" office:value="68239" calcext:value-type="float">
            <text:p>68239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encn@mail.ru</text:p>
          </table:table-cell>
          <table:table-cell/>
          <table:table-cell office:value-type="string" calcext:value-type="string">
            <text:p>06/19/13 06:27 PM</text:p>
          </table:table-cell>
        </table:table-row>
        <table:table-row table:style-name="ro1">
          <table:table-cell office:value-type="float" office:value="68260" calcext:value-type="float">
            <text:p>68260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Мила</text:p>
          </table:table-cell>
          <table:table-cell/>
          <table:table-cell office:value-type="string" calcext:value-type="string">
            <text:p>yhIwt@gmail.com</text:p>
          </table:table-cell>
          <table:table-cell office:value-type="float" office:value="380938471609" calcext:value-type="float">
            <text:p>380938471609</text:p>
          </table:table-cell>
          <table:table-cell office:value-type="string" calcext:value-type="string">
            <text:p>06/19/13 08:33 PM</text:p>
          </table:table-cell>
        </table:table-row>
        <table:table-row table:style-name="ro1">
          <table:table-cell office:value-type="float" office:value="68310" calcext:value-type="float">
            <text:p>68310</text:p>
          </table:table-cell>
          <table:table-cell/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yb0jz@gmail.com</text:p>
          </table:table-cell>
          <table:table-cell office:value-type="float" office:value="79166075191" calcext:value-type="float">
            <text:p>79166075191</text:p>
          </table:table-cell>
          <table:table-cell office:value-type="string" calcext:value-type="string">
            <text:p>06/19/13 11:41 PM</text:p>
          </table:table-cell>
        </table:table-row>
        <table:table-row table:style-name="ro1">
          <table:table-cell office:value-type="float" office:value="68482" calcext:value-type="float">
            <text:p>68482</text:p>
          </table:table-cell>
          <table:table-cell/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ATgAbf@mail.ru</text:p>
          </table:table-cell>
          <table:table-cell/>
          <table:table-cell office:value-type="string" calcext:value-type="string">
            <text:p>06/20/13 11:53 PM</text:p>
          </table:table-cell>
        </table:table-row>
        <table:table-row table:style-name="ro1">
          <table:table-cell office:value-type="float" office:value="68522" calcext:value-type="float">
            <text:p>68522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DhlAO@gmail.com</text:p>
          </table:table-cell>
          <table:table-cell/>
          <table:table-cell office:value-type="string" calcext:value-type="string">
            <text:p>06/21/13 09:40 AM</text:p>
          </table:table-cell>
        </table:table-row>
        <table:table-row table:style-name="ro1">
          <table:table-cell office:value-type="float" office:value="68611" calcext:value-type="float">
            <text:p>68611</text:p>
          </table:table-cell>
          <table:table-cell/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4ALtM@mail.ru</text:p>
          </table:table-cell>
          <table:table-cell/>
          <table:table-cell office:value-type="string" calcext:value-type="string">
            <text:p>06/21/13 12:27 PM</text:p>
          </table:table-cell>
        </table:table-row>
        <table:table-row table:style-name="ro1">
          <table:table-cell office:value-type="float" office:value="68688" calcext:value-type="float">
            <text:p>68688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Qjt4S4Pw@yandex.ru</text:p>
          </table:table-cell>
          <table:table-cell/>
          <table:table-cell office:value-type="string" calcext:value-type="string">
            <text:p>07/15/15 10:13 AM</text:p>
          </table:table-cell>
        </table:table-row>
        <table:table-row table:style-name="ro1">
          <table:table-cell office:value-type="float" office:value="68691" calcext:value-type="float">
            <text:p>68691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tbA@gmail.com</text:p>
          </table:table-cell>
          <table:table-cell office:value-type="float" office:value="79529166180" calcext:value-type="float">
            <text:p>79529166180</text:p>
          </table:table-cell>
          <table:table-cell office:value-type="string" calcext:value-type="string">
            <text:p>06/21/13 01:34 PM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/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bJMU@yahoo.com</text:p>
          </table:table-cell>
          <table:table-cell/>
          <table:table-cell office:value-type="string" calcext:value-type="string">
            <text:p>06/21/13 01:41 PM</text:p>
          </table:table-cell>
        </table:table-row>
        <table:table-row table:style-name="ro1">
          <table:table-cell office:value-type="float" office:value="68734" calcext:value-type="float">
            <text:p>68734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Ev73@mail.ru</text:p>
          </table:table-cell>
          <table:table-cell office:value-type="float" office:value="9149301026" calcext:value-type="float">
            <text:p>9149301026</text:p>
          </table:table-cell>
          <table:table-cell office:value-type="string" calcext:value-type="string">
            <text:p>06/21/13 02:18 PM</text:p>
          </table:table-cell>
        </table:table-row>
        <table:table-row table:style-name="ro1">
          <table:table-cell office:value-type="float" office:value="68950" calcext:value-type="float">
            <text:p>68950</text:p>
          </table:table-cell>
          <table:table-cell/>
          <table:table-cell office:value-type="string" calcext:value-type="string">
            <text:p>Вадим</text:p>
          </table:table-cell>
          <table:table-cell/>
          <table:table-cell office:value-type="string" calcext:value-type="string">
            <text:p>85k@mail.ru</text:p>
          </table:table-cell>
          <table:table-cell/>
          <table:table-cell office:value-type="string" calcext:value-type="string">
            <text:p>06/22/13 01:16 AM</text:p>
          </table:table-cell>
        </table:table-row>
        <table:table-row table:style-name="ro1">
          <table:table-cell office:value-type="float" office:value="68994" calcext:value-type="float">
            <text:p>68994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uFNUeSa@mail.ru</text:p>
          </table:table-cell>
          <table:table-cell/>
          <table:table-cell office:value-type="string" calcext:value-type="string">
            <text:p>06/22/13 09:34 AM</text:p>
          </table:table-cell>
        </table:table-row>
        <table:table-row table:style-name="ro1">
          <table:table-cell office:value-type="float" office:value="69014" calcext:value-type="float">
            <text:p>69014</text:p>
          </table:table-cell>
          <table:table-cell/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XmYPhRW@mail.ru</text:p>
          </table:table-cell>
          <table:table-cell/>
          <table:table-cell office:value-type="string" calcext:value-type="string">
            <text:p>06/22/13 11:16 AM</text:p>
          </table:table-cell>
        </table:table-row>
        <table:table-row table:style-name="ro1">
          <table:table-cell office:value-type="float" office:value="69018" calcext:value-type="float">
            <text:p>69018</text:p>
          </table:table-cell>
          <table:table-cell/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qMRP@mail.ru</text:p>
          </table:table-cell>
          <table:table-cell/>
          <table:table-cell office:value-type="string" calcext:value-type="string">
            <text:p>07/15/15 10:13 AM</text:p>
          </table:table-cell>
        </table:table-row>
        <table:table-row table:style-name="ro1">
          <table:table-cell office:value-type="float" office:value="69048" calcext:value-type="float">
            <text:p>69048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S7pEFqVs@mail.ru</text:p>
          </table:table-cell>
          <table:table-cell office:value-type="float" office:value="79130141751" calcext:value-type="float">
            <text:p>79130141751</text:p>
          </table:table-cell>
          <table:table-cell office:value-type="string" calcext:value-type="string">
            <text:p>06/22/13 01:45 PM</text:p>
          </table:table-cell>
        </table:table-row>
        <table:table-row table:style-name="ro1">
          <table:table-cell office:value-type="float" office:value="69176" calcext:value-type="float">
            <text:p>69176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n6Ex77Mo@mail.ru</text:p>
          </table:table-cell>
          <table:table-cell/>
          <table:table-cell office:value-type="string" calcext:value-type="string">
            <text:p>06/23/13 04:31 AM</text:p>
          </table:table-cell>
        </table:table-row>
        <table:table-row table:style-name="ro1">
          <table:table-cell office:value-type="float" office:value="69260" calcext:value-type="float">
            <text:p>69260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1zYAA@gmail.com</text:p>
          </table:table-cell>
          <table:table-cell/>
          <table:table-cell office:value-type="string" calcext:value-type="string">
            <text:p>06/16/14 08:15 PM</text:p>
          </table:table-cell>
        </table:table-row>
        <table:table-row table:style-name="ro1">
          <table:table-cell office:value-type="float" office:value="69330" calcext:value-type="float">
            <text:p>69330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RpVjAx@tut.by</text:p>
          </table:table-cell>
          <table:table-cell/>
          <table:table-cell office:value-type="string" calcext:value-type="string">
            <text:p>06/23/13 08:51 PM</text:p>
          </table:table-cell>
        </table:table-row>
        <table:table-row table:style-name="ro1">
          <table:table-cell office:value-type="float" office:value="69370" calcext:value-type="float">
            <text:p>69370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yQC@yandex.ru</text:p>
          </table:table-cell>
          <table:table-cell/>
          <table:table-cell office:value-type="string" calcext:value-type="string">
            <text:p>05/18/14 04:52 PM</text:p>
          </table:table-cell>
        </table:table-row>
        <table:table-row table:style-name="ro1">
          <table:table-cell office:value-type="float" office:value="69386" calcext:value-type="float">
            <text:p>69386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Валентина</text:p>
          </table:table-cell>
          <table:table-cell office:value-type="string" calcext:value-type="string">
            <text:p>Павловна</text:p>
          </table:table-cell>
          <table:table-cell office:value-type="string" calcext:value-type="string">
            <text:p>WtfQl@mail.ru</text:p>
          </table:table-cell>
          <table:table-cell office:value-type="float" office:value="41765181502" calcext:value-type="float">
            <text:p>41765181502</text:p>
          </table:table-cell>
          <table:table-cell office:value-type="string" calcext:value-type="string">
            <text:p>06/24/13 12:33 AM</text:p>
          </table:table-cell>
        </table:table-row>
        <table:table-row table:style-name="ro1">
          <table:table-cell office:value-type="float" office:value="69395" calcext:value-type="float">
            <text:p>69395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BilbZ@yandex.ru</text:p>
          </table:table-cell>
          <table:table-cell office:value-type="float" office:value="79147571806" calcext:value-type="float">
            <text:p>79147571806</text:p>
          </table:table-cell>
          <table:table-cell office:value-type="string" calcext:value-type="string">
            <text:p>06/24/13 05:39 AM</text:p>
          </table:table-cell>
        </table:table-row>
        <table:table-row table:style-name="ro1">
          <table:table-cell office:value-type="float" office:value="69413" calcext:value-type="float">
            <text:p>69413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YDFdS@mail.ru</text:p>
          </table:table-cell>
          <table:table-cell/>
          <table:table-cell office:value-type="string" calcext:value-type="string">
            <text:p>06/24/13 09:12 AM</text:p>
          </table:table-cell>
        </table:table-row>
        <table:table-row table:style-name="ro1">
          <table:table-cell office:value-type="float" office:value="69511" calcext:value-type="float">
            <text:p>69511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Валентина</text:p>
          </table:table-cell>
          <table:table-cell/>
          <table:table-cell office:value-type="string" calcext:value-type="string">
            <text:p>WjKJoW@mail.ru</text:p>
          </table:table-cell>
          <table:table-cell office:value-type="float" office:value="9221661055" calcext:value-type="float">
            <text:p>9221661055</text:p>
          </table:table-cell>
          <table:table-cell office:value-type="string" calcext:value-type="string">
            <text:p>06/24/13 07:11 PM</text:p>
          </table:table-cell>
        </table:table-row>
        <table:table-row table:style-name="ro1">
          <table:table-cell office:value-type="float" office:value="69705" calcext:value-type="float">
            <text:p>69705</text:p>
          </table:table-cell>
          <table:table-cell/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z1KYBsG@mail.ru</text:p>
          </table:table-cell>
          <table:table-cell/>
          <table:table-cell office:value-type="string" calcext:value-type="string">
            <text:p>06/25/13 08:36 PM</text:p>
          </table:table-cell>
        </table:table-row>
        <table:table-row table:style-name="ro1">
          <table:table-cell office:value-type="float" office:value="69767" calcext:value-type="float">
            <text:p>69767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tnYYNcMe@gmail.com</text:p>
          </table:table-cell>
          <table:table-cell/>
          <table:table-cell office:value-type="string" calcext:value-type="string">
            <text:p>06/26/13 08:15 AM</text:p>
          </table:table-cell>
        </table:table-row>
        <table:table-row table:style-name="ro1">
          <table:table-cell office:value-type="float" office:value="70118" calcext:value-type="float">
            <text:p>70118</text:p>
          </table:table-cell>
          <table:table-cell/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4vvXm@gmail.com</text:p>
          </table:table-cell>
          <table:table-cell/>
          <table:table-cell office:value-type="string" calcext:value-type="string">
            <text:p>06/27/13 04:32 PM</text:p>
          </table:table-cell>
        </table:table-row>
        <table:table-row table:style-name="ro1">
          <table:table-cell office:value-type="float" office:value="70286" calcext:value-type="float">
            <text:p>70286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Jl4G@gmail.com</text:p>
          </table:table-cell>
          <table:table-cell/>
          <table:table-cell office:value-type="string" calcext:value-type="string">
            <text:p>06/28/13 10:20 AM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qFWf@mail.ru</text:p>
          </table:table-cell>
          <table:table-cell/>
          <table:table-cell office:value-type="string" calcext:value-type="string">
            <text:p>06/28/13 09:16 PM</text:p>
          </table:table-cell>
        </table:table-row>
        <table:table-row table:style-name="ro1">
          <table:table-cell office:value-type="float" office:value="70456" calcext:value-type="float">
            <text:p>70456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byE@mail.ru</text:p>
          </table:table-cell>
          <table:table-cell office:value-type="float" office:value="89096488901" calcext:value-type="float">
            <text:p>89096488901</text:p>
          </table:table-cell>
          <table:table-cell office:value-type="string" calcext:value-type="string">
            <text:p>06/28/13 11:21 PM</text:p>
          </table:table-cell>
        </table:table-row>
        <table:table-row table:style-name="ro1">
          <table:table-cell office:value-type="float" office:value="70476" calcext:value-type="float">
            <text:p>70476</text:p>
          </table:table-cell>
          <table:table-cell/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peuZ7w@bk.ru</text:p>
          </table:table-cell>
          <table:table-cell/>
          <table:table-cell office:value-type="string" calcext:value-type="string">
            <text:p>06/29/13 01:00 AM</text:p>
          </table:table-cell>
        </table:table-row>
        <table:table-row table:style-name="ro1">
          <table:table-cell office:value-type="float" office:value="70478" calcext:value-type="float">
            <text:p>70478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wFEv@mail.ru</text:p>
          </table:table-cell>
          <table:table-cell office:value-type="float" office:value="37128291867" calcext:value-type="float">
            <text:p>37128291867</text:p>
          </table:table-cell>
          <table:table-cell office:value-type="string" calcext:value-type="string">
            <text:p>06/21/14 12:42 AM</text:p>
          </table:table-cell>
        </table:table-row>
        <table:table-row table:style-name="ro1">
          <table:table-cell office:value-type="float" office:value="70530" calcext:value-type="float">
            <text:p>70530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lAlMC@mail.ru</text:p>
          </table:table-cell>
          <table:table-cell office:value-type="float" office:value="79146501553" calcext:value-type="float">
            <text:p>79146501553</text:p>
          </table:table-cell>
          <table:table-cell office:value-type="string" calcext:value-type="string">
            <text:p>06/12/14 06:11 PM</text:p>
          </table:table-cell>
        </table:table-row>
        <table:table-row table:style-name="ro1">
          <table:table-cell office:value-type="float" office:value="70561" calcext:value-type="float">
            <text:p>70561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tCom@mail.ru</text:p>
          </table:table-cell>
          <table:table-cell/>
          <table:table-cell office:value-type="string" calcext:value-type="string">
            <text:p>06/29/13 10:37 PM</text:p>
          </table:table-cell>
        </table:table-row>
        <table:table-row table:style-name="ro1">
          <table:table-cell office:value-type="float" office:value="70563" calcext:value-type="float">
            <text:p>70563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s2eHVJf@ukr.net</text:p>
          </table:table-cell>
          <table:table-cell/>
          <table:table-cell office:value-type="string" calcext:value-type="string">
            <text:p>06/29/13 11:28 PM</text:p>
          </table:table-cell>
        </table:table-row>
        <table:table-row table:style-name="ro1">
          <table:table-cell office:value-type="float" office:value="70638" calcext:value-type="float">
            <text:p>70638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WuON@gmail.com</text:p>
          </table:table-cell>
          <table:table-cell/>
          <table:table-cell office:value-type="string" calcext:value-type="string">
            <text:p>06/30/13 10:30 PM</text:p>
          </table:table-cell>
        </table:table-row>
        <table:table-row table:style-name="ro1">
          <table:table-cell office:value-type="float" office:value="70643" calcext:value-type="float">
            <text:p>70643</text:p>
          </table:table-cell>
          <table:table-cell/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z2KzPB@mail.ru</text:p>
          </table:table-cell>
          <table:table-cell/>
          <table:table-cell office:value-type="string" calcext:value-type="string">
            <text:p>06/30/13 10:57 PM</text:p>
          </table:table-cell>
        </table:table-row>
        <table:table-row table:style-name="ro1">
          <table:table-cell office:value-type="float" office:value="70716" calcext:value-type="float">
            <text:p>70716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jykxm7a@gmail.com</text:p>
          </table:table-cell>
          <table:table-cell/>
          <table:table-cell office:value-type="string" calcext:value-type="string">
            <text:p>07/01/13 11:17 AM</text:p>
          </table:table-cell>
        </table:table-row>
        <table:table-row table:style-name="ro1">
          <table:table-cell office:value-type="float" office:value="70786" calcext:value-type="float">
            <text:p>70786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dC74N@mail.ru</text:p>
          </table:table-cell>
          <table:table-cell/>
          <table:table-cell office:value-type="string" calcext:value-type="string">
            <text:p>07/01/13 06:29 PM</text:p>
          </table:table-cell>
        </table:table-row>
        <table:table-row table:style-name="ro1">
          <table:table-cell office:value-type="float" office:value="70927" calcext:value-type="float">
            <text:p>70927</text:p>
          </table:table-cell>
          <table:table-cell/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CLa@gmail.com</text:p>
          </table:table-cell>
          <table:table-cell office:value-type="float" office:value="36703151711" calcext:value-type="float">
            <text:p>36703151711</text:p>
          </table:table-cell>
          <table:table-cell office:value-type="string" calcext:value-type="string">
            <text:p>07/02/13 02:02 PM</text:p>
          </table:table-cell>
        </table:table-row>
        <table:table-row table:style-name="ro1">
          <table:table-cell office:value-type="float" office:value="70933" calcext:value-type="float">
            <text:p>70933</text:p>
          </table:table-cell>
          <table:table-cell/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jDnOZR@gmail.com</text:p>
          </table:table-cell>
          <table:table-cell/>
          <table:table-cell office:value-type="string" calcext:value-type="string">
            <text:p>07/02/13 02:19 PM</text:p>
          </table:table-cell>
        </table:table-row>
        <table:table-row table:style-name="ro1">
          <table:table-cell office:value-type="float" office:value="71053" calcext:value-type="float">
            <text:p>71053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Zr4Fj@mail.ru</text:p>
          </table:table-cell>
          <table:table-cell office:value-type="float" office:value="7771574139" calcext:value-type="float">
            <text:p>7771574139</text:p>
          </table:table-cell>
          <table:table-cell office:value-type="string" calcext:value-type="string">
            <text:p>07/03/13 08:36 AM</text:p>
          </table:table-cell>
        </table:table-row>
        <table:table-row table:style-name="ro1">
          <table:table-cell office:value-type="float" office:value="71056" calcext:value-type="float">
            <text:p>71056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Mav@yandex.ru</text:p>
          </table:table-cell>
          <table:table-cell/>
          <table:table-cell office:value-type="string" calcext:value-type="string">
            <text:p>07/03/13 08:49 AM</text:p>
          </table:table-cell>
        </table:table-row>
        <table:table-row table:style-name="ro1">
          <table:table-cell office:value-type="float" office:value="71058" calcext:value-type="float">
            <text:p>71058</text:p>
          </table:table-cell>
          <table:table-cell office:value-type="string" calcext:value-type="string">
            <text:p>Вячеславов</text:p>
          </table:table-cell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WacP@gmail.com</text:p>
          </table:table-cell>
          <table:table-cell office:value-type="float" office:value="632027684" calcext:value-type="float">
            <text:p>632027684</text:p>
          </table:table-cell>
          <table:table-cell office:value-type="string" calcext:value-type="string">
            <text:p>07/03/13 08:50 AM</text:p>
          </table:table-cell>
        </table:table-row>
        <table:table-row table:style-name="ro1">
          <table:table-cell office:value-type="float" office:value="71281" calcext:value-type="float">
            <text:p>71281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hK1OAJ@inbox.ru</text:p>
          </table:table-cell>
          <table:table-cell office:value-type="float" office:value="79272811772" calcext:value-type="float">
            <text:p>79272811772</text:p>
          </table:table-cell>
          <table:table-cell office:value-type="string" calcext:value-type="string">
            <text:p>07/04/13 09:18 AM</text:p>
          </table:table-cell>
        </table:table-row>
        <table:table-row table:style-name="ro1">
          <table:table-cell office:value-type="float" office:value="71286" calcext:value-type="float">
            <text:p>71286</text:p>
          </table:table-cell>
          <table:table-cell office:value-type="string" calcext:value-type="string">
            <text:p>Виталин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Z6stz@gmail.com</text:p>
          </table:table-cell>
          <table:table-cell/>
          <table:table-cell office:value-type="string" calcext:value-type="string">
            <text:p>07/04/13 09:29 AM</text:p>
          </table:table-cell>
        </table:table-row>
        <table:table-row table:style-name="ro1">
          <table:table-cell office:value-type="float" office:value="71313" calcext:value-type="float">
            <text:p>71313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fkvXCGLU@gmail.com</text:p>
          </table:table-cell>
          <table:table-cell/>
          <table:table-cell office:value-type="string" calcext:value-type="string">
            <text:p>07/04/13 10:19 AM</text:p>
          </table:table-cell>
        </table:table-row>
        <table:table-row table:style-name="ro1">
          <table:table-cell office:value-type="float" office:value="71319" calcext:value-type="float">
            <text:p>71319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HXX@gmail.com</text:p>
          </table:table-cell>
          <table:table-cell office:value-type="float" office:value="79262561095" calcext:value-type="float">
            <text:p>79262561095</text:p>
          </table:table-cell>
          <table:table-cell office:value-type="string" calcext:value-type="string">
            <text:p>07/04/13 10:33 AM</text:p>
          </table:table-cell>
        </table:table-row>
        <table:table-row table:style-name="ro1">
          <table:table-cell office:value-type="float" office:value="71325" calcext:value-type="float">
            <text:p>71325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8LO23H0@gmail.com</text:p>
          </table:table-cell>
          <table:table-cell/>
          <table:table-cell office:value-type="string" calcext:value-type="string">
            <text:p>07/04/13 10:48 AM</text:p>
          </table:table-cell>
        </table:table-row>
        <table:table-row table:style-name="ro1">
          <table:table-cell office:value-type="float" office:value="71395" calcext:value-type="float">
            <text:p>71395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WFTY@yandex.ru</text:p>
          </table:table-cell>
          <table:table-cell office:value-type="float" office:value="79962195492" calcext:value-type="float">
            <text:p>79962195492</text:p>
          </table:table-cell>
          <table:table-cell office:value-type="string" calcext:value-type="string">
            <text:p>07/04/13 01:29 PM</text:p>
          </table:table-cell>
        </table:table-row>
        <table:table-row table:style-name="ro1">
          <table:table-cell office:value-type="float" office:value="71425" calcext:value-type="float">
            <text:p>71425</text:p>
          </table:table-cell>
          <table:table-cell office:value-type="string" calcext:value-type="string">
            <text:p>Вячеслав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HVWv@gmail.com</text:p>
          </table:table-cell>
          <table:table-cell office:value-type="float" office:value="79142441474" calcext:value-type="float">
            <text:p>79142441474</text:p>
          </table:table-cell>
          <table:table-cell office:value-type="string" calcext:value-type="string">
            <text:p>07/04/13 03:17 PM</text:p>
          </table:table-cell>
        </table:table-row>
        <table:table-row table:style-name="ro1">
          <table:table-cell office:value-type="float" office:value="71636" calcext:value-type="float">
            <text:p>71636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27vHhp6B@gmail.com</text:p>
          </table:table-cell>
          <table:table-cell office:value-type="float" office:value="80637516806" calcext:value-type="float">
            <text:p>80637516806</text:p>
          </table:table-cell>
          <table:table-cell office:value-type="string" calcext:value-type="string">
            <text:p>07/05/13 10:21 AM</text:p>
          </table:table-cell>
        </table:table-row>
        <table:table-row table:style-name="ro1">
          <table:table-cell office:value-type="float" office:value="71674" calcext:value-type="float">
            <text:p>71674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Вероника</text:p>
          </table:table-cell>
          <table:table-cell office:value-type="string" calcext:value-type="string">
            <text:p>Игоревна</text:p>
          </table:table-cell>
          <table:table-cell office:value-type="string" calcext:value-type="string">
            <text:p>wrQJtW@hotmail.com</text:p>
          </table:table-cell>
          <table:table-cell office:value-type="float" office:value="37066671510" calcext:value-type="float">
            <text:p>37066671510</text:p>
          </table:table-cell>
          <table:table-cell office:value-type="string" calcext:value-type="string">
            <text:p>07/05/13 02:26 PM</text:p>
          </table:table-cell>
        </table:table-row>
        <table:table-row table:style-name="ro1">
          <table:table-cell office:value-type="float" office:value="71783" calcext:value-type="float">
            <text:p>71783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Kryst@yandex.ru</text:p>
          </table:table-cell>
          <table:table-cell/>
          <table:table-cell office:value-type="string" calcext:value-type="string">
            <text:p>07/06/13 02:08 AM</text:p>
          </table:table-cell>
        </table:table-row>
        <table:table-row table:style-name="ro1">
          <table:table-cell office:value-type="float" office:value="71949" calcext:value-type="float">
            <text:p>71949</text:p>
          </table:table-cell>
          <table:table-cell/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PlQacujX@aha.ru</text:p>
          </table:table-cell>
          <table:table-cell/>
          <table:table-cell office:value-type="string" calcext:value-type="string">
            <text:p>07/07/13 11:25 AM</text:p>
          </table:table-cell>
        </table:table-row>
        <table:table-row table:style-name="ro1">
          <table:table-cell office:value-type="float" office:value="72192" calcext:value-type="float">
            <text:p>72192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Тимурович</text:p>
          </table:table-cell>
          <table:table-cell office:value-type="string" calcext:value-type="string">
            <text:p>X39@yandex.ru</text:p>
          </table:table-cell>
          <table:table-cell office:value-type="float" office:value="79105992126" calcext:value-type="float">
            <text:p>79105992126</text:p>
          </table:table-cell>
          <table:table-cell office:value-type="string" calcext:value-type="string">
            <text:p>07/08/13 05:16 PM</text:p>
          </table:table-cell>
        </table:table-row>
        <table:table-row table:style-name="ro1">
          <table:table-cell office:value-type="float" office:value="72234" calcext:value-type="float">
            <text:p>72234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bLZfFn@gmail.com</text:p>
          </table:table-cell>
          <table:table-cell/>
          <table:table-cell office:value-type="string" calcext:value-type="string">
            <text:p>07/08/13 08:37 PM</text:p>
          </table:table-cell>
        </table:table-row>
        <table:table-row table:style-name="ro1">
          <table:table-cell office:value-type="float" office:value="72254" calcext:value-type="float">
            <text:p>72254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ifi@gmail.com</text:p>
          </table:table-cell>
          <table:table-cell/>
          <table:table-cell office:value-type="string" calcext:value-type="string">
            <text:p>07/08/13 10:59 PM</text:p>
          </table:table-cell>
        </table:table-row>
        <table:table-row table:style-name="ro1">
          <table:table-cell office:value-type="float" office:value="72522" calcext:value-type="float">
            <text:p>72522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1lJV3@gmail.com</text:p>
          </table:table-cell>
          <table:table-cell/>
          <table:table-cell office:value-type="string" calcext:value-type="string">
            <text:p>07/10/13 01:33 PM</text:p>
          </table:table-cell>
        </table:table-row>
        <table:table-row table:style-name="ro1">
          <table:table-cell office:value-type="float" office:value="72523" calcext:value-type="float">
            <text:p>72523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7ZO@gmail.com</text:p>
          </table:table-cell>
          <table:table-cell office:value-type="float" office:value="504781452" calcext:value-type="float">
            <text:p>504781452</text:p>
          </table:table-cell>
          <table:table-cell office:value-type="string" calcext:value-type="string">
            <text:p>07/10/13 01:37 PM</text:p>
          </table:table-cell>
        </table:table-row>
        <table:table-row table:style-name="ro1">
          <table:table-cell office:value-type="float" office:value="72626" calcext:value-type="float">
            <text:p>72626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ahcS@tut.by</text:p>
          </table:table-cell>
          <table:table-cell/>
          <table:table-cell office:value-type="string" calcext:value-type="string">
            <text:p>07/10/13 11:44 PM</text:p>
          </table:table-cell>
        </table:table-row>
        <table:table-row table:style-name="ro1">
          <table:table-cell office:value-type="float" office:value="72639" calcext:value-type="float">
            <text:p>72639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O9fY@mail.ru</text:p>
          </table:table-cell>
          <table:table-cell office:value-type="float" office:value="79291671013" calcext:value-type="float">
            <text:p>79291671013</text:p>
          </table:table-cell>
          <table:table-cell office:value-type="string" calcext:value-type="string">
            <text:p>07/11/13 02:16 AM</text:p>
          </table:table-cell>
        </table:table-row>
        <table:table-row table:style-name="ro1">
          <table:table-cell office:value-type="float" office:value="72720" calcext:value-type="float">
            <text:p>72720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JMUGcJ@gmail.com</text:p>
          </table:table-cell>
          <table:table-cell/>
          <table:table-cell office:value-type="string" calcext:value-type="string">
            <text:p>05/28/14 03:53 PM</text:p>
          </table:table-cell>
        </table:table-row>
        <table:table-row table:style-name="ro1">
          <table:table-cell office:value-type="float" office:value="72804" calcext:value-type="float">
            <text:p>72804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Павловна</text:p>
          </table:table-cell>
          <table:table-cell office:value-type="string" calcext:value-type="string">
            <text:p>CJ65hIr4@mail.ru</text:p>
          </table:table-cell>
          <table:table-cell office:value-type="float" office:value="79265572012" calcext:value-type="float">
            <text:p>79265572012</text:p>
          </table:table-cell>
          <table:table-cell office:value-type="string" calcext:value-type="string">
            <text:p>07/11/13 10:37 PM</text:p>
          </table:table-cell>
        </table:table-row>
        <table:table-row table:style-name="ro1">
          <table:table-cell office:value-type="float" office:value="72818" calcext:value-type="float">
            <text:p>72818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cGl3@yandex.ru</text:p>
          </table:table-cell>
          <table:table-cell/>
          <table:table-cell office:value-type="string" calcext:value-type="string">
            <text:p>07/11/13 11:52 PM</text:p>
          </table:table-cell>
        </table:table-row>
        <table:table-row table:style-name="ro1">
          <table:table-cell office:value-type="float" office:value="72823" calcext:value-type="float">
            <text:p>72823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go5bS@inbox.ru</text:p>
          </table:table-cell>
          <table:table-cell office:value-type="float" office:value="77759551130" calcext:value-type="float">
            <text:p>77759551130</text:p>
          </table:table-cell>
          <table:table-cell office:value-type="string" calcext:value-type="string">
            <text:p>07/12/13 12:14 AM</text:p>
          </table:table-cell>
        </table:table-row>
        <table:table-row table:style-name="ro1">
          <table:table-cell office:value-type="float" office:value="72977" calcext:value-type="float">
            <text:p>72977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Эдуард</text:p>
          </table:table-cell>
          <table:table-cell office:value-type="string" calcext:value-type="string">
            <text:p>Игоревич</text:p>
          </table:table-cell>
          <table:table-cell office:value-type="string" calcext:value-type="string">
            <text:p>d9Vj9lc@bk.ru</text:p>
          </table:table-cell>
          <table:table-cell office:value-type="float" office:value="79242851057" calcext:value-type="float">
            <text:p>79242851057</text:p>
          </table:table-cell>
          <table:table-cell office:value-type="string" calcext:value-type="string">
            <text:p>07/12/13 08:28 PM</text:p>
          </table:table-cell>
        </table:table-row>
        <table:table-row table:style-name="ro1">
          <table:table-cell office:value-type="float" office:value="73031" calcext:value-type="float">
            <text:p>73031</text:p>
          </table:table-cell>
          <table:table-cell/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fAj4@gmail.com</text:p>
          </table:table-cell>
          <table:table-cell/>
          <table:table-cell office:value-type="string" calcext:value-type="string">
            <text:p>07/13/13 08:48 AM</text:p>
          </table:table-cell>
        </table:table-row>
        <table:table-row table:style-name="ro1">
          <table:table-cell office:value-type="float" office:value="73182" calcext:value-type="float">
            <text:p>73182</text:p>
          </table:table-cell>
          <table:table-cell/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ZZoohB@mail.ru</text:p>
          </table:table-cell>
          <table:table-cell/>
          <table:table-cell office:value-type="string" calcext:value-type="string">
            <text:p>07/14/13 12:35 AM</text:p>
          </table:table-cell>
        </table:table-row>
        <table:table-row table:style-name="ro1">
          <table:table-cell office:value-type="float" office:value="73203" calcext:value-type="float">
            <text:p>73203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ltynpZ@mail.ru</text:p>
          </table:table-cell>
          <table:table-cell office:value-type="float" office:value="9241621458" calcext:value-type="float">
            <text:p>9241621458</text:p>
          </table:table-cell>
          <table:table-cell office:value-type="string" calcext:value-type="string">
            <text:p>07/14/13 09:31 AM</text:p>
          </table:table-cell>
        </table:table-row>
        <table:table-row table:style-name="ro1">
          <table:table-cell office:value-type="float" office:value="73322" calcext:value-type="float">
            <text:p>73322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yEN@gmail.com</text:p>
          </table:table-cell>
          <table:table-cell office:value-type="float" office:value="79165605388" calcext:value-type="float">
            <text:p>79165605388</text:p>
          </table:table-cell>
          <table:table-cell office:value-type="string" calcext:value-type="string">
            <text:p>07/15/13 09:33 AM</text:p>
          </table:table-cell>
        </table:table-row>
        <table:table-row table:style-name="ro1">
          <table:table-cell office:value-type="float" office:value="73411" calcext:value-type="float">
            <text:p>73411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7pEUj@gmail.com</text:p>
          </table:table-cell>
          <table:table-cell office:value-type="float" office:value="77015163820" calcext:value-type="float">
            <text:p>77015163820</text:p>
          </table:table-cell>
          <table:table-cell office:value-type="string" calcext:value-type="string">
            <text:p>07/15/13 08:23 PM</text:p>
          </table:table-cell>
        </table:table-row>
        <table:table-row table:style-name="ro1">
          <table:table-cell office:value-type="float" office:value="73461" calcext:value-type="float">
            <text:p>73461</text:p>
          </table:table-cell>
          <table:table-cell/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Pp8ycAH@mail.ru</text:p>
          </table:table-cell>
          <table:table-cell/>
          <table:table-cell office:value-type="string" calcext:value-type="string">
            <text:p>07/16/13 01:44 PM</text:p>
          </table:table-cell>
        </table:table-row>
        <table:table-row table:style-name="ro1">
          <table:table-cell office:value-type="float" office:value="73654" calcext:value-type="float">
            <text:p>73654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k17r@mail.ru</text:p>
          </table:table-cell>
          <table:table-cell/>
          <table:table-cell office:value-type="string" calcext:value-type="string">
            <text:p>07/17/13 09:27 PM</text:p>
          </table:table-cell>
        </table:table-row>
        <table:table-row table:style-name="ro1">
          <table:table-cell office:value-type="float" office:value="73709" calcext:value-type="float">
            <text:p>73709</text:p>
          </table:table-cell>
          <table:table-cell/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vX1jsQhF@yandex.ru</text:p>
          </table:table-cell>
          <table:table-cell/>
          <table:table-cell office:value-type="string" calcext:value-type="string">
            <text:p>07/18/13 05:18 AM</text:p>
          </table:table-cell>
        </table:table-row>
        <table:table-row table:style-name="ro1">
          <table:table-cell office:value-type="float" office:value="73733" calcext:value-type="float">
            <text:p>73733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jHa@mail.ru</text:p>
          </table:table-cell>
          <table:table-cell/>
          <table:table-cell office:value-type="string" calcext:value-type="string">
            <text:p>07/18/13 08:19 AM</text:p>
          </table:table-cell>
        </table:table-row>
        <table:table-row table:style-name="ro1">
          <table:table-cell office:value-type="float" office:value="73770" calcext:value-type="float">
            <text:p>73770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pefiOvV@rambler.ru</text:p>
          </table:table-cell>
          <table:table-cell/>
          <table:table-cell office:value-type="string" calcext:value-type="string">
            <text:p>07/18/13 08:48 AM</text:p>
          </table:table-cell>
        </table:table-row>
        <table:table-row table:style-name="ro1">
          <table:table-cell office:value-type="float" office:value="73784" calcext:value-type="float">
            <text:p>73784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ckt2Rw2@mail.ru</text:p>
          </table:table-cell>
          <table:table-cell office:value-type="float" office:value="79110938758" calcext:value-type="float">
            <text:p>79110938758</text:p>
          </table:table-cell>
          <table:table-cell office:value-type="string" calcext:value-type="string">
            <text:p>07/18/13 09:04 AM</text:p>
          </table:table-cell>
        </table:table-row>
        <table:table-row table:style-name="ro1">
          <table:table-cell office:value-type="float" office:value="73805" calcext:value-type="float">
            <text:p>73805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Игорь</text:p>
          </table:table-cell>
          <table:table-cell office:value-type="string" calcext:value-type="string">
            <text:p>Аркадьевич</text:p>
          </table:table-cell>
          <table:table-cell office:value-type="string" calcext:value-type="string">
            <text:p>OiXJnMjN@gmail.com</text:p>
          </table:table-cell>
          <table:table-cell office:value-type="float" office:value="447933423486" calcext:value-type="float">
            <text:p>447933423486</text:p>
          </table:table-cell>
          <table:table-cell office:value-type="string" calcext:value-type="string">
            <text:p>08/04/14 02:38 PM</text:p>
          </table:table-cell>
        </table:table-row>
        <table:table-row table:style-name="ro1">
          <table:table-cell office:value-type="float" office:value="73855" calcext:value-type="float">
            <text:p>73855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MvF@mail.ru</text:p>
          </table:table-cell>
          <table:table-cell/>
          <table:table-cell office:value-type="string" calcext:value-type="string">
            <text:p>07/18/13 10:20 AM</text:p>
          </table:table-cell>
        </table:table-row>
        <table:table-row table:style-name="ro1">
          <table:table-cell office:value-type="float" office:value="73870" calcext:value-type="float">
            <text:p>73870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Степанович</text:p>
          </table:table-cell>
          <table:table-cell office:value-type="string" calcext:value-type="string">
            <text:p>5UDwX@mail.ru</text:p>
          </table:table-cell>
          <table:table-cell office:value-type="float" office:value="375291111028" calcext:value-type="float">
            <text:p>375291111028</text:p>
          </table:table-cell>
          <table:table-cell office:value-type="string" calcext:value-type="string">
            <text:p>06/16/14 09:55 AM</text:p>
          </table:table-cell>
        </table:table-row>
        <table:table-row table:style-name="ro1">
          <table:table-cell office:value-type="float" office:value="73983" calcext:value-type="float">
            <text:p>73983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Q4z@tpu.ru</text:p>
          </table:table-cell>
          <table:table-cell office:value-type="float" office:value="79153021434" calcext:value-type="float">
            <text:p>79153021434</text:p>
          </table:table-cell>
          <table:table-cell office:value-type="string" calcext:value-type="string">
            <text:p>07/18/13 02:54 PM</text:p>
          </table:table-cell>
        </table:table-row>
        <table:table-row table:style-name="ro1">
          <table:table-cell office:value-type="float" office:value="74009" calcext:value-type="float">
            <text:p>74009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X7r@mail.ru</text:p>
          </table:table-cell>
          <table:table-cell office:value-type="float" office:value="7015332235" calcext:value-type="float">
            <text:p>7015332235</text:p>
          </table:table-cell>
          <table:table-cell office:value-type="string" calcext:value-type="string">
            <text:p>07/18/13 04:04 PM</text:p>
          </table:table-cell>
        </table:table-row>
        <table:table-row table:style-name="ro1">
          <table:table-cell office:value-type="float" office:value="74066" calcext:value-type="float">
            <text:p>74066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T5IUF@ukr.net</text:p>
          </table:table-cell>
          <table:table-cell office:value-type="float" office:value="80934599585" calcext:value-type="float">
            <text:p>80934599585</text:p>
          </table:table-cell>
          <table:table-cell office:value-type="string" calcext:value-type="string">
            <text:p>07/18/13 07:14 PM</text:p>
          </table:table-cell>
        </table:table-row>
        <table:table-row table:style-name="ro1">
          <table:table-cell office:value-type="float" office:value="74137" calcext:value-type="float">
            <text:p>74137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wTgloV0S@mail.ru</text:p>
          </table:table-cell>
          <table:table-cell office:value-type="float" office:value="9652881069" calcext:value-type="float">
            <text:p>9652881069</text:p>
          </table:table-cell>
          <table:table-cell office:value-type="string" calcext:value-type="string">
            <text:p>07/18/13 10:14 PM</text:p>
          </table:table-cell>
        </table:table-row>
        <table:table-row table:style-name="ro1">
          <table:table-cell office:value-type="float" office:value="74279" calcext:value-type="float">
            <text:p>74279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Михаилович</text:p>
          </table:table-cell>
          <table:table-cell office:value-type="string" calcext:value-type="string">
            <text:p>PplUd@mail.ru</text:p>
          </table:table-cell>
          <table:table-cell office:value-type="float" office:value="79262452019" calcext:value-type="float">
            <text:p>79262452019</text:p>
          </table:table-cell>
          <table:table-cell office:value-type="string" calcext:value-type="string">
            <text:p>07/19/13 02:09 AM</text:p>
          </table:table-cell>
        </table:table-row>
        <table:table-row table:style-name="ro1">
          <table:table-cell office:value-type="float" office:value="74595" calcext:value-type="float">
            <text:p>74595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sIhsGUN@yandex.ru</text:p>
          </table:table-cell>
          <table:table-cell/>
          <table:table-cell office:value-type="string" calcext:value-type="string">
            <text:p>07/19/13 07:07 PM</text:p>
          </table:table-cell>
        </table:table-row>
        <table:table-row table:style-name="ro1">
          <table:table-cell office:value-type="float" office:value="74776" calcext:value-type="float">
            <text:p>74776</text:p>
          </table:table-cell>
          <table:table-cell/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GdMGrG6d@mail.ru</text:p>
          </table:table-cell>
          <table:table-cell/>
          <table:table-cell office:value-type="string" calcext:value-type="string">
            <text:p>07/20/13 10:52 AM</text:p>
          </table:table-cell>
        </table:table-row>
        <table:table-row table:style-name="ro1">
          <table:table-cell office:value-type="float" office:value="74821" calcext:value-type="float">
            <text:p>74821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Виктория</text:p>
          </table:table-cell>
          <table:table-cell office:value-type="string" calcext:value-type="string">
            <text:p>Валерьевна</text:p>
          </table:table-cell>
          <table:table-cell office:value-type="string" calcext:value-type="string">
            <text:p>n7DV@mail.ru</text:p>
          </table:table-cell>
          <table:table-cell office:value-type="float" office:value="393203091926" calcext:value-type="float">
            <text:p>393203091926</text:p>
          </table:table-cell>
          <table:table-cell office:value-type="string" calcext:value-type="string">
            <text:p>07/20/13 02:24 PM</text:p>
          </table:table-cell>
        </table:table-row>
        <table:table-row table:style-name="ro1">
          <table:table-cell office:value-type="float" office:value="74975" calcext:value-type="float">
            <text:p>74975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z9R2@gmail.com</text:p>
          </table:table-cell>
          <table:table-cell office:value-type="float" office:value="70118621497" calcext:value-type="float">
            <text:p>70118621497</text:p>
          </table:table-cell>
          <table:table-cell office:value-type="string" calcext:value-type="string">
            <text:p>07/21/13 04:53 AM</text:p>
          </table:table-cell>
        </table:table-row>
        <table:table-row table:style-name="ro1">
          <table:table-cell office:value-type="float" office:value="75008" calcext:value-type="float">
            <text:p>75008</text:p>
          </table:table-cell>
          <table:table-cell/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0p39Cr@yandex.ru</text:p>
          </table:table-cell>
          <table:table-cell office:value-type="float" office:value="79295551289" calcext:value-type="float">
            <text:p>79295551289</text:p>
          </table:table-cell>
          <table:table-cell office:value-type="string" calcext:value-type="string">
            <text:p>07/21/13 11:09 AM</text:p>
          </table:table-cell>
        </table:table-row>
        <table:table-row table:style-name="ro1">
          <table:table-cell office:value-type="float" office:value="75031" calcext:value-type="float">
            <text:p>75031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HEiOw4@yandex.ru</text:p>
          </table:table-cell>
          <table:table-cell/>
          <table:table-cell office:value-type="string" calcext:value-type="string">
            <text:p>07/21/13 12:44 PM</text:p>
          </table:table-cell>
        </table:table-row>
        <table:table-row table:style-name="ro1">
          <table:table-cell office:value-type="float" office:value="75113" calcext:value-type="float">
            <text:p>75113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Георгий</text:p>
          </table:table-cell>
          <table:table-cell office:value-type="string" calcext:value-type="string">
            <text:p>Валентинович</text:p>
          </table:table-cell>
          <table:table-cell office:value-type="string" calcext:value-type="string">
            <text:p>0tpoj@mail.ru</text:p>
          </table:table-cell>
          <table:table-cell office:value-type="float" office:value="89256115977" calcext:value-type="float">
            <text:p>89256115977</text:p>
          </table:table-cell>
          <table:table-cell office:value-type="string" calcext:value-type="string">
            <text:p>07/18/14 01:14 AM</text:p>
          </table:table-cell>
        </table:table-row>
        <table:table-row table:style-name="ro1">
          <table:table-cell office:value-type="float" office:value="75125" calcext:value-type="float">
            <text:p>75125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2bo7v@gmail.com</text:p>
          </table:table-cell>
          <table:table-cell office:value-type="float" office:value="9874562482" calcext:value-type="float">
            <text:p>9874562482</text:p>
          </table:table-cell>
          <table:table-cell office:value-type="string" calcext:value-type="string">
            <text:p>07/21/13 07:31 PM</text:p>
          </table:table-cell>
        </table:table-row>
        <table:table-row table:style-name="ro1">
          <table:table-cell office:value-type="float" office:value="75149" calcext:value-type="float">
            <text:p>75149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UfAbVu@yandex.ru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07/21/13 10:11 PM</text:p>
          </table:table-cell>
        </table:table-row>
        <table:table-row table:style-name="ro1">
          <table:table-cell office:value-type="float" office:value="75536" calcext:value-type="float">
            <text:p>75536</text:p>
          </table:table-cell>
          <table:table-cell/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au5c@gmail.com</text:p>
          </table:table-cell>
          <table:table-cell/>
          <table:table-cell office:value-type="string" calcext:value-type="string">
            <text:p>07/22/13 01:37 PM</text:p>
          </table:table-cell>
        </table:table-row>
        <table:table-row table:style-name="ro1">
          <table:table-cell office:value-type="float" office:value="75575" calcext:value-type="float">
            <text:p>75575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7UcxIit@mail.ru</text:p>
          </table:table-cell>
          <table:table-cell/>
          <table:table-cell office:value-type="string" calcext:value-type="string">
            <text:p>07/22/13 02:03 PM</text:p>
          </table:table-cell>
        </table:table-row>
        <table:table-row table:style-name="ro1">
          <table:table-cell office:value-type="float" office:value="75640" calcext:value-type="float">
            <text:p>75640</text:p>
          </table:table-cell>
          <table:table-cell/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G3xHDHN@gmail.com</text:p>
          </table:table-cell>
          <table:table-cell/>
          <table:table-cell office:value-type="string" calcext:value-type="string">
            <text:p>07/22/13 03:11 PM</text:p>
          </table:table-cell>
        </table:table-row>
        <table:table-row table:style-name="ro1">
          <table:table-cell office:value-type="float" office:value="75729" calcext:value-type="float">
            <text:p>75729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kc03RrnE@yandex.ru</text:p>
          </table:table-cell>
          <table:table-cell/>
          <table:table-cell office:value-type="string" calcext:value-type="string">
            <text:p>07/22/13 05:07 PM</text:p>
          </table:table-cell>
        </table:table-row>
        <table:table-row table:style-name="ro1">
          <table:table-cell office:value-type="float" office:value="75792" calcext:value-type="float">
            <text:p>75792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f4WO09@gmail.com</text:p>
          </table:table-cell>
          <table:table-cell office:value-type="float" office:value="79062541704" calcext:value-type="float">
            <text:p>79062541704</text:p>
          </table:table-cell>
          <table:table-cell office:value-type="string" calcext:value-type="string">
            <text:p>07/22/13 06:59 PM</text:p>
          </table:table-cell>
        </table:table-row>
        <table:table-row table:style-name="ro1">
          <table:table-cell office:value-type="float" office:value="75802" calcext:value-type="float">
            <text:p>75802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Михаилович</text:p>
          </table:table-cell>
          <table:table-cell office:value-type="string" calcext:value-type="string">
            <text:p>Pzfd@gmail.com</text:p>
          </table:table-cell>
          <table:table-cell office:value-type="float" office:value="380675151307" calcext:value-type="float">
            <text:p>380675151307</text:p>
          </table:table-cell>
          <table:table-cell office:value-type="string" calcext:value-type="string">
            <text:p>07/22/13 07:13 PM</text:p>
          </table:table-cell>
        </table:table-row>
        <table:table-row table:style-name="ro1">
          <table:table-cell office:value-type="float" office:value="75904" calcext:value-type="float">
            <text:p>75904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AYFXKpc@mail.ru</text:p>
          </table:table-cell>
          <table:table-cell/>
          <table:table-cell office:value-type="string" calcext:value-type="string">
            <text:p>07/22/13 09:48 PM</text:p>
          </table:table-cell>
        </table:table-row>
        <table:table-row table:style-name="ro1">
          <table:table-cell office:value-type="float" office:value="75997" calcext:value-type="float">
            <text:p>75997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T1JyvB@gmail.com</text:p>
          </table:table-cell>
          <table:table-cell office:value-type="float" office:value="994702129748" calcext:value-type="float">
            <text:p>994702129748</text:p>
          </table:table-cell>
          <table:table-cell office:value-type="string" calcext:value-type="string">
            <text:p>07/23/13 12:55 AM</text:p>
          </table:table-cell>
        </table:table-row>
        <table:table-row table:style-name="ro1">
          <table:table-cell office:value-type="float" office:value="76073" calcext:value-type="float">
            <text:p>76073</text:p>
          </table:table-cell>
          <table:table-cell/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2ZRuVD@mail.ru</text:p>
          </table:table-cell>
          <table:table-cell/>
          <table:table-cell office:value-type="string" calcext:value-type="string">
            <text:p>07/15/15 10:28 AM</text:p>
          </table:table-cell>
        </table:table-row>
        <table:table-row table:style-name="ro1">
          <table:table-cell office:value-type="float" office:value="76078" calcext:value-type="float">
            <text:p>76078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cqswT@yandex.ru</text:p>
          </table:table-cell>
          <table:table-cell/>
          <table:table-cell office:value-type="string" calcext:value-type="string">
            <text:p>07/23/13 09:56 AM</text:p>
          </table:table-cell>
        </table:table-row>
        <table:table-row table:style-name="ro1">
          <table:table-cell office:value-type="float" office:value="76522" calcext:value-type="float">
            <text:p>76522</text:p>
          </table:table-cell>
          <table:table-cell/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vOKMq@gmail.com</text:p>
          </table:table-cell>
          <table:table-cell/>
          <table:table-cell office:value-type="string" calcext:value-type="string">
            <text:p>07/23/13 10:37 PM</text:p>
          </table:table-cell>
        </table:table-row>
        <table:table-row table:style-name="ro1">
          <table:table-cell office:value-type="float" office:value="76588" calcext:value-type="float">
            <text:p>76588</text:p>
          </table:table-cell>
          <table:table-cell/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j4SR0I@yandex.ru</text:p>
          </table:table-cell>
          <table:table-cell/>
          <table:table-cell office:value-type="string" calcext:value-type="string">
            <text:p>07/24/13 03:00 AM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/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O5lmW@mail.ru</text:p>
          </table:table-cell>
          <table:table-cell/>
          <table:table-cell office:value-type="string" calcext:value-type="string">
            <text:p>07/24/13 06:15 AM</text:p>
          </table:table-cell>
        </table:table-row>
        <table:table-row table:style-name="ro1">
          <table:table-cell office:value-type="float" office:value="76642" calcext:value-type="float">
            <text:p>76642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Ника</text:p>
          </table:table-cell>
          <table:table-cell/>
          <table:table-cell office:value-type="string" calcext:value-type="string">
            <text:p>8STXZ@mail.ru</text:p>
          </table:table-cell>
          <table:table-cell/>
          <table:table-cell office:value-type="string" calcext:value-type="string">
            <text:p>07/24/13 08:44 AM</text:p>
          </table:table-cell>
        </table:table-row>
        <table:table-row table:style-name="ro1">
          <table:table-cell office:value-type="float" office:value="76650" calcext:value-type="float">
            <text:p>76650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Ника</text:p>
          </table:table-cell>
          <table:table-cell/>
          <table:table-cell office:value-type="string" calcext:value-type="string">
            <text:p>UjairJ@rambler.ru</text:p>
          </table:table-cell>
          <table:table-cell/>
          <table:table-cell office:value-type="string" calcext:value-type="string">
            <text:p>07/24/13 08:49 AM</text:p>
          </table:table-cell>
        </table:table-row>
        <table:table-row table:style-name="ro1">
          <table:table-cell office:value-type="float" office:value="76688" calcext:value-type="float">
            <text:p>76688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Карина</text:p>
          </table:table-cell>
          <table:table-cell office:value-type="string" calcext:value-type="string">
            <text:p>Павловна</text:p>
          </table:table-cell>
          <table:table-cell office:value-type="string" calcext:value-type="string">
            <text:p>UGDw1p5@gmail.com</text:p>
          </table:table-cell>
          <table:table-cell office:value-type="float" office:value="79512414931" calcext:value-type="float">
            <text:p>79512414931</text:p>
          </table:table-cell>
          <table:table-cell office:value-type="string" calcext:value-type="string">
            <text:p>07/24/13 09:32 AM</text:p>
          </table:table-cell>
        </table:table-row>
        <table:table-row table:style-name="ro1">
          <table:table-cell office:value-type="float" office:value="76709" calcext:value-type="float">
            <text:p>76709</text:p>
          </table:table-cell>
          <table:table-cell/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XItFKs@gmail.com</text:p>
          </table:table-cell>
          <table:table-cell/>
          <table:table-cell office:value-type="string" calcext:value-type="string">
            <text:p>07/24/13 09:50 AM</text:p>
          </table:table-cell>
        </table:table-row>
        <table:table-row table:style-name="ro1">
          <table:table-cell office:value-type="float" office:value="76765" calcext:value-type="float">
            <text:p>76765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Orr15@mail.ru</text:p>
          </table:table-cell>
          <table:table-cell/>
          <table:table-cell office:value-type="string" calcext:value-type="string">
            <text:p>07/24/13 10:39 AM</text:p>
          </table:table-cell>
        </table:table-row>
        <table:table-row table:style-name="ro1">
          <table:table-cell office:value-type="float" office:value="76843" calcext:value-type="float">
            <text:p>76843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Emi@yandex.ru</text:p>
          </table:table-cell>
          <table:table-cell office:value-type="float" office:value="79066961432" calcext:value-type="float">
            <text:p>79066961432</text:p>
          </table:table-cell>
          <table:table-cell office:value-type="string" calcext:value-type="string">
            <text:p>07/24/13 11:19 AM</text:p>
          </table:table-cell>
        </table:table-row>
        <table:table-row table:style-name="ro1">
          <table:table-cell office:value-type="float" office:value="76851" calcext:value-type="float">
            <text:p>76851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ukkW@gmail.com</text:p>
          </table:table-cell>
          <table:table-cell/>
          <table:table-cell office:value-type="string" calcext:value-type="string">
            <text:p>07/24/13 11:22 AM</text:p>
          </table:table-cell>
        </table:table-row>
        <table:table-row table:style-name="ro1">
          <table:table-cell office:value-type="float" office:value="76882" calcext:value-type="float">
            <text:p>76882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DS06OD98@asburo.ru</text:p>
          </table:table-cell>
          <table:table-cell/>
          <table:table-cell office:value-type="string" calcext:value-type="string">
            <text:p>07/24/13 11:42 AM</text:p>
          </table:table-cell>
        </table:table-row>
        <table:table-row table:style-name="ro1">
          <table:table-cell office:value-type="float" office:value="76888" calcext:value-type="float">
            <text:p>76888</text:p>
          </table:table-cell>
          <table:table-cell/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cWU1@mail.ru</text:p>
          </table:table-cell>
          <table:table-cell/>
          <table:table-cell office:value-type="string" calcext:value-type="string">
            <text:p>07/24/13 11:44 AM</text:p>
          </table:table-cell>
        </table:table-row>
        <table:table-row table:style-name="ro1">
          <table:table-cell office:value-type="float" office:value="76976" calcext:value-type="float">
            <text:p>76976</text:p>
          </table:table-cell>
          <table:table-cell/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GN1dy@mail.ru</text:p>
          </table:table-cell>
          <table:table-cell office:value-type="float" office:value="38055251689" calcext:value-type="float">
            <text:p>38055251689</text:p>
          </table:table-cell>
          <table:table-cell office:value-type="string" calcext:value-type="string">
            <text:p>07/24/13 12:08 PM</text:p>
          </table:table-cell>
        </table:table-row>
        <table:table-row table:style-name="ro1">
          <table:table-cell office:value-type="float" office:value="77049" calcext:value-type="float">
            <text:p>77049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ilo@yandex.ru</text:p>
          </table:table-cell>
          <table:table-cell office:value-type="float" office:value="9191229166" calcext:value-type="float">
            <text:p>9191229166</text:p>
          </table:table-cell>
          <table:table-cell office:value-type="string" calcext:value-type="string">
            <text:p>07/24/13 12:13 PM</text:p>
          </table:table-cell>
        </table:table-row>
        <table:table-row table:style-name="ro1">
          <table:table-cell office:value-type="float" office:value="77142" calcext:value-type="float">
            <text:p>77142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6z1G@yandex.ru</text:p>
          </table:table-cell>
          <table:table-cell/>
          <table:table-cell office:value-type="string" calcext:value-type="string">
            <text:p>07/24/13 12:19 PM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Антон</text:p>
          </table:table-cell>
          <table:table-cell office:value-type="string" calcext:value-type="string">
            <text:p>Леонидович</text:p>
          </table:table-cell>
          <table:table-cell office:value-type="string" calcext:value-type="string">
            <text:p>qEvA@yandex.ru</text:p>
          </table:table-cell>
          <table:table-cell office:value-type="float" office:value="79173951527" calcext:value-type="float">
            <text:p>79173951527</text:p>
          </table:table-cell>
          <table:table-cell office:value-type="string" calcext:value-type="string">
            <text:p>07/24/13 06:21 PM</text:p>
          </table:table-cell>
        </table:table-row>
        <table:table-row table:style-name="ro1">
          <table:table-cell office:value-type="float" office:value="79237" calcext:value-type="float">
            <text:p>79237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0UjvsVFb@tut.by</text:p>
          </table:table-cell>
          <table:table-cell/>
          <table:table-cell office:value-type="string" calcext:value-type="string">
            <text:p>07/24/13 08:08 PM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/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4y0@gmail.com</text:p>
          </table:table-cell>
          <table:table-cell/>
          <table:table-cell office:value-type="string" calcext:value-type="string">
            <text:p>07/24/13 08:44 PM</text:p>
          </table:table-cell>
        </table:table-row>
        <table:table-row table:style-name="ro1">
          <table:table-cell office:value-type="float" office:value="79342" calcext:value-type="float">
            <text:p>79342</text:p>
          </table:table-cell>
          <table:table-cell office:value-type="string" calcext:value-type="string">
            <text:p>Степано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99hVSC@bk.ru</text:p>
          </table:table-cell>
          <table:table-cell office:value-type="float" office:value="9039616993" calcext:value-type="float">
            <text:p>9039616993</text:p>
          </table:table-cell>
          <table:table-cell office:value-type="string" calcext:value-type="string">
            <text:p>07/24/13 10:58 PM</text:p>
          </table:table-cell>
        </table:table-row>
        <table:table-row table:style-name="ro1">
          <table:table-cell office:value-type="float" office:value="79381" calcext:value-type="float">
            <text:p>79381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cSktnds@gmail.com</text:p>
          </table:table-cell>
          <table:table-cell/>
          <table:table-cell office:value-type="string" calcext:value-type="string">
            <text:p>07/25/13 12:17 AM</text:p>
          </table:table-cell>
        </table:table-row>
        <table:table-row table:style-name="ro1">
          <table:table-cell office:value-type="float" office:value="79413" calcext:value-type="float">
            <text:p>79413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Ника</text:p>
          </table:table-cell>
          <table:table-cell/>
          <table:table-cell office:value-type="string" calcext:value-type="string">
            <text:p>9gi8q@mail.ru</text:p>
          </table:table-cell>
          <table:table-cell office:value-type="float" office:value="79289651733" calcext:value-type="float">
            <text:p>79289651733</text:p>
          </table:table-cell>
          <table:table-cell office:value-type="string" calcext:value-type="string">
            <text:p>07/25/13 01:35 AM</text:p>
          </table:table-cell>
        </table:table-row>
        <table:table-row table:style-name="ro1">
          <table:table-cell office:value-type="float" office:value="79438" calcext:value-type="float">
            <text:p>79438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R7QHLH@mail.ru</text:p>
          </table:table-cell>
          <table:table-cell/>
          <table:table-cell office:value-type="string" calcext:value-type="string">
            <text:p>07/25/13 05:06 AM</text:p>
          </table:table-cell>
        </table:table-row>
        <table:table-row table:style-name="ro1">
          <table:table-cell office:value-type="float" office:value="79449" calcext:value-type="float">
            <text:p>79449</text:p>
          </table:table-cell>
          <table:table-cell/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txrGeGQj@yandex.ru</text:p>
          </table:table-cell>
          <table:table-cell/>
          <table:table-cell office:value-type="string" calcext:value-type="string">
            <text:p>07/25/13 06:21 AM</text:p>
          </table:table-cell>
        </table:table-row>
        <table:table-row table:style-name="ro1">
          <table:table-cell office:value-type="float" office:value="79463" calcext:value-type="float">
            <text:p>79463</text:p>
          </table:table-cell>
          <table:table-cell/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cc5@yandex.ru</text:p>
          </table:table-cell>
          <table:table-cell/>
          <table:table-cell office:value-type="string" calcext:value-type="string">
            <text:p>07/25/13 07:25 AM</text:p>
          </table:table-cell>
        </table:table-row>
        <table:table-row table:style-name="ro1">
          <table:table-cell office:value-type="float" office:value="79568" calcext:value-type="float">
            <text:p>79568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Sd8@gmail.com</text:p>
          </table:table-cell>
          <table:table-cell/>
          <table:table-cell office:value-type="string" calcext:value-type="string">
            <text:p>07/25/13 09:33 AM</text:p>
          </table:table-cell>
        </table:table-row>
        <table:table-row table:style-name="ro1">
          <table:table-cell office:value-type="float" office:value="79623" calcext:value-type="float">
            <text:p>79623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rbkh@mail.ru</text:p>
          </table:table-cell>
          <table:table-cell office:value-type="float" office:value="89160691052" calcext:value-type="float">
            <text:p>89160691052</text:p>
          </table:table-cell>
          <table:table-cell office:value-type="string" calcext:value-type="string">
            <text:p>07/25/13 10:32 AM</text:p>
          </table:table-cell>
        </table:table-row>
        <table:table-row table:style-name="ro1">
          <table:table-cell office:value-type="float" office:value="79638" calcext:value-type="float">
            <text:p>79638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Вера</text:p>
          </table:table-cell>
          <table:table-cell office:value-type="string" calcext:value-type="string">
            <text:p>Сергеевна</text:p>
          </table:table-cell>
          <table:table-cell office:value-type="string" calcext:value-type="string">
            <text:p>JB1La@mail.ru</text:p>
          </table:table-cell>
          <table:table-cell/>
          <table:table-cell office:value-type="string" calcext:value-type="string">
            <text:p>07/25/13 10:41 AM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4xTn3@mail.ru</text:p>
          </table:table-cell>
          <table:table-cell office:value-type="float" office:value="9242751560" calcext:value-type="float">
            <text:p>9242751560</text:p>
          </table:table-cell>
          <table:table-cell office:value-type="string" calcext:value-type="string">
            <text:p>07/15/15 10:31 AM</text:p>
          </table:table-cell>
        </table:table-row>
        <table:table-row table:style-name="ro1">
          <table:table-cell office:value-type="float" office:value="79697" calcext:value-type="float">
            <text:p>79697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PIo@googlemail.com</text:p>
          </table:table-cell>
          <table:table-cell/>
          <table:table-cell office:value-type="string" calcext:value-type="string">
            <text:p>07/25/13 11:30 AM</text:p>
          </table:table-cell>
        </table:table-row>
        <table:table-row table:style-name="ro1">
          <table:table-cell office:value-type="float" office:value="79836" calcext:value-type="float">
            <text:p>79836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5XXB0@gmail.com</text:p>
          </table:table-cell>
          <table:table-cell/>
          <table:table-cell office:value-type="string" calcext:value-type="string">
            <text:p>05/29/14 10:55 PM</text:p>
          </table:table-cell>
        </table:table-row>
        <table:table-row table:style-name="ro1">
          <table:table-cell office:value-type="float" office:value="79857" calcext:value-type="float">
            <text:p>79857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O6aep0y@bk.ru</text:p>
          </table:table-cell>
          <table:table-cell/>
          <table:table-cell office:value-type="string" calcext:value-type="string">
            <text:p>06/09/14 05:33 PM</text:p>
          </table:table-cell>
        </table:table-row>
        <table:table-row table:style-name="ro1">
          <table:table-cell office:value-type="float" office:value="79871" calcext:value-type="float">
            <text:p>79871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bnLwmK@gmail.com</text:p>
          </table:table-cell>
          <table:table-cell/>
          <table:table-cell office:value-type="string" calcext:value-type="string">
            <text:p>07/25/13 02:09 PM</text:p>
          </table:table-cell>
        </table:table-row>
        <table:table-row table:style-name="ro1">
          <table:table-cell office:value-type="float" office:value="79907" calcext:value-type="float">
            <text:p>79907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wrL6XF@ntsc.kz</text:p>
          </table:table-cell>
          <table:table-cell/>
          <table:table-cell office:value-type="string" calcext:value-type="string">
            <text:p>07/25/13 02:52 PM</text:p>
          </table:table-cell>
        </table:table-row>
        <table:table-row table:style-name="ro1">
          <table:table-cell office:value-type="float" office:value="79927" calcext:value-type="float">
            <text:p>79927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K4WCe@yandex.ru</text:p>
          </table:table-cell>
          <table:table-cell/>
          <table:table-cell office:value-type="string" calcext:value-type="string">
            <text:p>07/25/13 03:10 PM</text:p>
          </table:table-cell>
        </table:table-row>
        <table:table-row table:style-name="ro1">
          <table:table-cell office:value-type="float" office:value="79941" calcext:value-type="float">
            <text:p>79941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Любовь</text:p>
          </table:table-cell>
          <table:table-cell office:value-type="string" calcext:value-type="string">
            <text:p>Георгиевна</text:p>
          </table:table-cell>
          <table:table-cell office:value-type="string" calcext:value-type="string">
            <text:p>sfhSF@ymail.com</text:p>
          </table:table-cell>
          <table:table-cell office:value-type="float" office:value="70407783822" calcext:value-type="float">
            <text:p>70407783822</text:p>
          </table:table-cell>
          <table:table-cell office:value-type="string" calcext:value-type="string">
            <text:p>07/25/13 03:24 PM</text:p>
          </table:table-cell>
        </table:table-row>
        <table:table-row table:style-name="ro1">
          <table:table-cell office:value-type="float" office:value="79966" calcext:value-type="float">
            <text:p>79966</text:p>
          </table:table-cell>
          <table:table-cell/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k27b@yandex.ru</text:p>
          </table:table-cell>
          <table:table-cell/>
          <table:table-cell office:value-type="string" calcext:value-type="string">
            <text:p>07/25/13 03:53 PM</text:p>
          </table:table-cell>
        </table:table-row>
        <table:table-row table:style-name="ro1">
          <table:table-cell office:value-type="float" office:value="79985" calcext:value-type="float">
            <text:p>79985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G8MsJ7N@mail.ru</text:p>
          </table:table-cell>
          <table:table-cell/>
          <table:table-cell office:value-type="string" calcext:value-type="string">
            <text:p>07/25/13 04:16 PM</text:p>
          </table:table-cell>
        </table:table-row>
        <table:table-row table:style-name="ro1">
          <table:table-cell office:value-type="float" office:value="80030" calcext:value-type="float">
            <text:p>80030</text:p>
          </table:table-cell>
          <table:table-cell/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Zew4te@rxindex.info</text:p>
          </table:table-cell>
          <table:table-cell/>
          <table:table-cell office:value-type="string" calcext:value-type="string">
            <text:p>07/25/13 05:06 PM</text:p>
          </table:table-cell>
        </table:table-row>
        <table:table-row table:style-name="ro1">
          <table:table-cell office:value-type="float" office:value="80075" calcext:value-type="float">
            <text:p>80075</text:p>
          </table:table-cell>
          <table:table-cell office:value-type="string" calcext:value-type="string">
            <text:p>Степанов</text:p>
          </table:table-cell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AoA@gmail.com</text:p>
          </table:table-cell>
          <table:table-cell/>
          <table:table-cell office:value-type="string" calcext:value-type="string">
            <text:p>07/25/13 06:15 PM</text:p>
          </table:table-cell>
        </table:table-row>
        <table:table-row table:style-name="ro1">
          <table:table-cell office:value-type="float" office:value="80080" calcext:value-type="float">
            <text:p>80080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rKu@mail.ru</text:p>
          </table:table-cell>
          <table:table-cell office:value-type="float" office:value="79788351344" calcext:value-type="float">
            <text:p>79788351344</text:p>
          </table:table-cell>
          <table:table-cell office:value-type="string" calcext:value-type="string">
            <text:p>07/25/13 06:33 PM</text:p>
          </table:table-cell>
        </table:table-row>
        <table:table-row table:style-name="ro1">
          <table:table-cell office:value-type="float" office:value="80146" calcext:value-type="float">
            <text:p>80146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KzFJf9@mail.ru</text:p>
          </table:table-cell>
          <table:table-cell/>
          <table:table-cell office:value-type="string" calcext:value-type="string">
            <text:p>07/25/13 08:30 PM</text:p>
          </table:table-cell>
        </table:table-row>
        <table:table-row table:style-name="ro1">
          <table:table-cell office:value-type="float" office:value="80203" calcext:value-type="float">
            <text:p>80203</text:p>
          </table:table-cell>
          <table:table-cell/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YZDB4@yandex.ru</text:p>
          </table:table-cell>
          <table:table-cell/>
          <table:table-cell office:value-type="string" calcext:value-type="string">
            <text:p>07/25/13 10:17 PM</text:p>
          </table:table-cell>
        </table:table-row>
        <table:table-row table:style-name="ro1">
          <table:table-cell office:value-type="float" office:value="80232" calcext:value-type="float">
            <text:p>80232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SDLy@mail.ru</text:p>
          </table:table-cell>
          <table:table-cell/>
          <table:table-cell office:value-type="string" calcext:value-type="string">
            <text:p>07/25/13 11:06 PM</text:p>
          </table:table-cell>
        </table:table-row>
        <table:table-row table:style-name="ro1">
          <table:table-cell office:value-type="float" office:value="80382" calcext:value-type="float">
            <text:p>80382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Галина</text:p>
          </table:table-cell>
          <table:table-cell office:value-type="string" calcext:value-type="string">
            <text:p>Эдуардовна</text:p>
          </table:table-cell>
          <table:table-cell office:value-type="string" calcext:value-type="string">
            <text:p>U0Lpr@mail.ru</text:p>
          </table:table-cell>
          <table:table-cell office:value-type="float" office:value="79841091067" calcext:value-type="float">
            <text:p>79841091067</text:p>
          </table:table-cell>
          <table:table-cell office:value-type="string" calcext:value-type="string">
            <text:p>07/26/13 09:04 AM</text:p>
          </table:table-cell>
        </table:table-row>
        <table:table-row table:style-name="ro1">
          <table:table-cell office:value-type="float" office:value="80391" calcext:value-type="float">
            <text:p>80391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cOqBSAI@mail.ru</text:p>
          </table:table-cell>
          <table:table-cell/>
          <table:table-cell office:value-type="string" calcext:value-type="string">
            <text:p>07/26/13 09:22 AM</text:p>
          </table:table-cell>
        </table:table-row>
        <table:table-row table:style-name="ro1">
          <table:table-cell office:value-type="float" office:value="80459" calcext:value-type="float">
            <text:p>80459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oMkbn@rambler.ru</text:p>
          </table:table-cell>
          <table:table-cell/>
          <table:table-cell office:value-type="string" calcext:value-type="string">
            <text:p>07/26/13 11:30 AM</text:p>
          </table:table-cell>
        </table:table-row>
        <table:table-row table:style-name="ro1">
          <table:table-cell office:value-type="float" office:value="80569" calcext:value-type="float">
            <text:p>80569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Tae0@inbox.ru</text:p>
          </table:table-cell>
          <table:table-cell/>
          <table:table-cell office:value-type="string" calcext:value-type="string">
            <text:p>07/26/13 03:04 PM</text:p>
          </table:table-cell>
        </table:table-row>
        <table:table-row table:style-name="ro1">
          <table:table-cell office:value-type="float" office:value="80629" calcext:value-type="float">
            <text:p>80629</text:p>
          </table:table-cell>
          <table:table-cell/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2pnnu4C1@gmail.com</text:p>
          </table:table-cell>
          <table:table-cell/>
          <table:table-cell office:value-type="string" calcext:value-type="string">
            <text:p>07/26/13 04:57 PM</text:p>
          </table:table-cell>
        </table:table-row>
        <table:table-row table:style-name="ro1">
          <table:table-cell office:value-type="float" office:value="80633" calcext:value-type="float">
            <text:p>80633</text:p>
          </table:table-cell>
          <table:table-cell/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tpLZzGDL@yandex.ru</text:p>
          </table:table-cell>
          <table:table-cell/>
          <table:table-cell office:value-type="string" calcext:value-type="string">
            <text:p>07/26/13 05:02 PM</text:p>
          </table:table-cell>
        </table:table-row>
        <table:table-row table:style-name="ro1">
          <table:table-cell office:value-type="float" office:value="80642" calcext:value-type="float">
            <text:p>80642</text:p>
          </table:table-cell>
          <table:table-cell/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Srz@gmail.com</text:p>
          </table:table-cell>
          <table:table-cell/>
          <table:table-cell office:value-type="string" calcext:value-type="string">
            <text:p>07/26/13 05:15 PM</text:p>
          </table:table-cell>
        </table:table-row>
        <table:table-row table:style-name="ro1">
          <table:table-cell office:value-type="float" office:value="80717" calcext:value-type="float">
            <text:p>80717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RPx0T1r@gmail.com</text:p>
          </table:table-cell>
          <table:table-cell/>
          <table:table-cell office:value-type="string" calcext:value-type="string">
            <text:p>07/26/13 07:34 PM</text:p>
          </table:table-cell>
        </table:table-row>
        <table:table-row table:style-name="ro1">
          <table:table-cell office:value-type="float" office:value="80732" calcext:value-type="float">
            <text:p>80732</text:p>
          </table:table-cell>
          <table:table-cell/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pU51EOF@mail.ru</text:p>
          </table:table-cell>
          <table:table-cell/>
          <table:table-cell office:value-type="string" calcext:value-type="string">
            <text:p>07/26/13 08:11 PM</text:p>
          </table:table-cell>
        </table:table-row>
        <table:table-row table:style-name="ro1">
          <table:table-cell office:value-type="float" office:value="80866" calcext:value-type="float">
            <text:p>80866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vtIM@mail.ru</text:p>
          </table:table-cell>
          <table:table-cell/>
          <table:table-cell office:value-type="string" calcext:value-type="string">
            <text:p>07/27/13 01:58 AM</text:p>
          </table:table-cell>
        </table:table-row>
        <table:table-row table:style-name="ro1">
          <table:table-cell office:value-type="float" office:value="80915" calcext:value-type="float">
            <text:p>80915</text:p>
          </table:table-cell>
          <table:table-cell/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6yQU13@mail.ru</text:p>
          </table:table-cell>
          <table:table-cell/>
          <table:table-cell office:value-type="string" calcext:value-type="string">
            <text:p>07/27/13 09:26 AM</text:p>
          </table:table-cell>
        </table:table-row>
        <table:table-row table:style-name="ro1">
          <table:table-cell office:value-type="float" office:value="81213" calcext:value-type="float">
            <text:p>81213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XGPf@mail.ru</text:p>
          </table:table-cell>
          <table:table-cell office:value-type="float" office:value="79217231230" calcext:value-type="float">
            <text:p>79217231230</text:p>
          </table:table-cell>
          <table:table-cell office:value-type="string" calcext:value-type="string">
            <text:p>07/27/13 07:01 PM</text:p>
          </table:table-cell>
        </table:table-row>
        <table:table-row table:style-name="ro1">
          <table:table-cell office:value-type="float" office:value="81325" calcext:value-type="float">
            <text:p>81325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URK6Kh@mail.ru</text:p>
          </table:table-cell>
          <table:table-cell/>
          <table:table-cell office:value-type="string" calcext:value-type="string">
            <text:p>07/28/13 01:46 AM</text:p>
          </table:table-cell>
        </table:table-row>
        <table:table-row table:style-name="ro1">
          <table:table-cell office:value-type="float" office:value="81371" calcext:value-type="float">
            <text:p>81371</text:p>
          </table:table-cell>
          <table:table-cell/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KEu@mail.ru</text:p>
          </table:table-cell>
          <table:table-cell/>
          <table:table-cell office:value-type="string" calcext:value-type="string">
            <text:p>07/28/13 08:02 AM</text:p>
          </table:table-cell>
        </table:table-row>
        <table:table-row table:style-name="ro1">
          <table:table-cell office:value-type="float" office:value="81453" calcext:value-type="float">
            <text:p>81453</text:p>
          </table:table-cell>
          <table:table-cell/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X6Dr@yandex.ru</text:p>
          </table:table-cell>
          <table:table-cell/>
          <table:table-cell office:value-type="string" calcext:value-type="string">
            <text:p>07/28/13 01:26 PM</text:p>
          </table:table-cell>
        </table:table-row>
        <table:table-row table:style-name="ro1">
          <table:table-cell office:value-type="float" office:value="81623" calcext:value-type="float">
            <text:p>81623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7w7@mail.ru</text:p>
          </table:table-cell>
          <table:table-cell/>
          <table:table-cell office:value-type="string" calcext:value-type="string">
            <text:p>07/29/13 12:46 AM</text:p>
          </table:table-cell>
        </table:table-row>
        <table:table-row table:style-name="ro1">
          <table:table-cell office:value-type="float" office:value="81729" calcext:value-type="float">
            <text:p>81729</text:p>
          </table:table-cell>
          <table:table-cell/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7EAK@gmail.com</text:p>
          </table:table-cell>
          <table:table-cell/>
          <table:table-cell office:value-type="string" calcext:value-type="string">
            <text:p>07/29/13 08:26 AM</text:p>
          </table:table-cell>
        </table:table-row>
        <table:table-row table:style-name="ro1">
          <table:table-cell office:value-type="float" office:value="82038" calcext:value-type="float">
            <text:p>82038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JfM@mail.ru</text:p>
          </table:table-cell>
          <table:table-cell/>
          <table:table-cell office:value-type="string" calcext:value-type="string">
            <text:p>07/29/13 04:55 PM</text:p>
          </table:table-cell>
        </table:table-row>
        <table:table-row table:style-name="ro1">
          <table:table-cell office:value-type="float" office:value="82093" calcext:value-type="float">
            <text:p>82093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OijIs@ya.ru</text:p>
          </table:table-cell>
          <table:table-cell/>
          <table:table-cell office:value-type="string" calcext:value-type="string">
            <text:p>07/29/13 07:14 PM</text:p>
          </table:table-cell>
        </table:table-row>
        <table:table-row table:style-name="ro1">
          <table:table-cell office:value-type="float" office:value="82439" calcext:value-type="float">
            <text:p>82439</text:p>
          </table:table-cell>
          <table:table-cell/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aQ6@bk.ru</text:p>
          </table:table-cell>
          <table:table-cell/>
          <table:table-cell office:value-type="string" calcext:value-type="string">
            <text:p>07/30/13 04:53 PM</text:p>
          </table:table-cell>
        </table:table-row>
        <table:table-row table:style-name="ro1">
          <table:table-cell office:value-type="float" office:value="82602" calcext:value-type="float">
            <text:p>82602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LTas9jPq@gmail.com</text:p>
          </table:table-cell>
          <table:table-cell office:value-type="float" office:value="79501371260" calcext:value-type="float">
            <text:p>79501371260</text:p>
          </table:table-cell>
          <table:table-cell office:value-type="string" calcext:value-type="string">
            <text:p>07/31/13 07:13 AM</text:p>
          </table:table-cell>
        </table:table-row>
        <table:table-row table:style-name="ro1">
          <table:table-cell office:value-type="float" office:value="82644" calcext:value-type="float">
            <text:p>82644</text:p>
          </table:table-cell>
          <table:table-cell/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YKJj@gmail.com</text:p>
          </table:table-cell>
          <table:table-cell office:value-type="float" office:value="380000001325" calcext:value-type="float">
            <text:p>380000001325</text:p>
          </table:table-cell>
          <table:table-cell office:value-type="string" calcext:value-type="string">
            <text:p>07/31/13 11:38 AM</text:p>
          </table:table-cell>
        </table:table-row>
        <table:table-row table:style-name="ro1">
          <table:table-cell office:value-type="float" office:value="82662" calcext:value-type="float">
            <text:p>82662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OUAz06Y@mail.ru</text:p>
          </table:table-cell>
          <table:table-cell office:value-type="float" office:value="79262698346" calcext:value-type="float">
            <text:p>79262698346</text:p>
          </table:table-cell>
          <table:table-cell office:value-type="string" calcext:value-type="string">
            <text:p>07/31/13 01:07 PM</text:p>
          </table:table-cell>
        </table:table-row>
        <table:table-row table:style-name="ro1">
          <table:table-cell office:value-type="float" office:value="82838" calcext:value-type="float">
            <text:p>82838</text:p>
          </table:table-cell>
          <table:table-cell/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Fd64jA@bk.ru</text:p>
          </table:table-cell>
          <table:table-cell office:value-type="float" office:value="79199838644" calcext:value-type="float">
            <text:p>79199838644</text:p>
          </table:table-cell>
          <table:table-cell office:value-type="string" calcext:value-type="string">
            <text:p>08/01/13 02:57 AM</text:p>
          </table:table-cell>
        </table:table-row>
        <table:table-row table:style-name="ro1">
          <table:table-cell office:value-type="float" office:value="82922" calcext:value-type="float">
            <text:p>82922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5B4@gmail.com</text:p>
          </table:table-cell>
          <table:table-cell office:value-type="float" office:value="380676322096" calcext:value-type="float">
            <text:p>380676322096</text:p>
          </table:table-cell>
          <table:table-cell office:value-type="string" calcext:value-type="string">
            <text:p>08/01/13 10:01 AM</text:p>
          </table:table-cell>
        </table:table-row>
        <table:table-row table:style-name="ro1">
          <table:table-cell office:value-type="float" office:value="82946" calcext:value-type="float">
            <text:p>82946</text:p>
          </table:table-cell>
          <table:table-cell/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L5DULf@mail.ru</text:p>
          </table:table-cell>
          <table:table-cell office:value-type="float" office:value="79111686371" calcext:value-type="float">
            <text:p>79111686371</text:p>
          </table:table-cell>
          <table:table-cell office:value-type="string" calcext:value-type="string">
            <text:p>07/22/14 09:10 AM</text:p>
          </table:table-cell>
        </table:table-row>
        <table:table-row table:style-name="ro1">
          <table:table-cell office:value-type="float" office:value="83038" calcext:value-type="float">
            <text:p>83038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Эдуард</text:p>
          </table:table-cell>
          <table:table-cell office:value-type="string" calcext:value-type="string">
            <text:p>Владиславович</text:p>
          </table:table-cell>
          <table:table-cell office:value-type="string" calcext:value-type="string">
            <text:p>t3uS@yandex.ru</text:p>
          </table:table-cell>
          <table:table-cell office:value-type="float" office:value="79516316621" calcext:value-type="float">
            <text:p>79516316621</text:p>
          </table:table-cell>
          <table:table-cell office:value-type="string" calcext:value-type="string">
            <text:p>08/01/13 12:39 PM</text:p>
          </table:table-cell>
        </table:table-row>
        <table:table-row table:style-name="ro1">
          <table:table-cell office:value-type="float" office:value="83053" calcext:value-type="float">
            <text:p>83053</text:p>
          </table:table-cell>
          <table:table-cell/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heZXDgo@inbox.ru</text:p>
          </table:table-cell>
          <table:table-cell/>
          <table:table-cell office:value-type="string" calcext:value-type="string">
            <text:p>08/01/13 01:03 PM</text:p>
          </table:table-cell>
        </table:table-row>
        <table:table-row table:style-name="ro1">
          <table:table-cell office:value-type="float" office:value="83104" calcext:value-type="float">
            <text:p>83104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qNU3owF8@bezeqint.net</text:p>
          </table:table-cell>
          <table:table-cell office:value-type="float" office:value="972775601750" calcext:value-type="float">
            <text:p>972775601750</text:p>
          </table:table-cell>
          <table:table-cell office:value-type="string" calcext:value-type="string">
            <text:p>08/01/13 03:10 PM</text:p>
          </table:table-cell>
        </table:table-row>
        <table:table-row table:style-name="ro1">
          <table:table-cell office:value-type="float" office:value="83108" calcext:value-type="float">
            <text:p>83108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Xy8jOluv@mail.ru</text:p>
          </table:table-cell>
          <table:table-cell/>
          <table:table-cell office:value-type="string" calcext:value-type="string">
            <text:p>08/01/13 03:30 PM</text:p>
          </table:table-cell>
        </table:table-row>
        <table:table-row table:style-name="ro1">
          <table:table-cell office:value-type="float" office:value="83119" calcext:value-type="float">
            <text:p>83119</text:p>
          </table:table-cell>
          <table:table-cell/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2RGvCTS@ukr.net</text:p>
          </table:table-cell>
          <table:table-cell/>
          <table:table-cell office:value-type="string" calcext:value-type="string">
            <text:p>08/01/13 03:49 PM</text:p>
          </table:table-cell>
        </table:table-row>
        <table:table-row table:style-name="ro1">
          <table:table-cell office:value-type="float" office:value="83137" calcext:value-type="float">
            <text:p>83137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Евгений</text:p>
          </table:table-cell>
          <table:table-cell/>
          <table:table-cell office:value-type="string" calcext:value-type="string">
            <text:p>VIgr@yandex.ru</text:p>
          </table:table-cell>
          <table:table-cell/>
          <table:table-cell office:value-type="string" calcext:value-type="string">
            <text:p>08/01/13 05:10 PM</text:p>
          </table:table-cell>
        </table:table-row>
        <table:table-row table:style-name="ro1">
          <table:table-cell office:value-type="float" office:value="83179" calcext:value-type="float">
            <text:p>83179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63mcEG8v@yahoo.com</text:p>
          </table:table-cell>
          <table:table-cell/>
          <table:table-cell office:value-type="string" calcext:value-type="string">
            <text:p>05/28/14 04:19 PM</text:p>
          </table:table-cell>
        </table:table-row>
        <table:table-row table:style-name="ro1">
          <table:table-cell office:value-type="float" office:value="83225" calcext:value-type="float">
            <text:p>83225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B1Jx@mail.ru</text:p>
          </table:table-cell>
          <table:table-cell/>
          <table:table-cell office:value-type="string" calcext:value-type="string">
            <text:p>08/01/13 08:38 PM</text:p>
          </table:table-cell>
        </table:table-row>
        <table:table-row table:style-name="ro1">
          <table:table-cell office:value-type="float" office:value="83266" calcext:value-type="float">
            <text:p>83266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K0sXT@ukr.net</text:p>
          </table:table-cell>
          <table:table-cell office:value-type="float" office:value="780504743998" calcext:value-type="float">
            <text:p>780504743998</text:p>
          </table:table-cell>
          <table:table-cell office:value-type="string" calcext:value-type="string">
            <text:p>08/01/13 11:33 PM</text:p>
          </table:table-cell>
        </table:table-row>
        <table:table-row table:style-name="ro1">
          <table:table-cell office:value-type="float" office:value="83377" calcext:value-type="float">
            <text:p>83377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Софья</text:p>
          </table:table-cell>
          <table:table-cell/>
          <table:table-cell office:value-type="string" calcext:value-type="string">
            <text:p>a5gi8ux3@mail.ru</text:p>
          </table:table-cell>
          <table:table-cell office:value-type="float" office:value="37256958376" calcext:value-type="float">
            <text:p>37256958376</text:p>
          </table:table-cell>
          <table:table-cell office:value-type="string" calcext:value-type="string">
            <text:p>08/02/13 01:01 PM</text:p>
          </table:table-cell>
        </table:table-row>
        <table:table-row table:style-name="ro1">
          <table:table-cell office:value-type="float" office:value="83493" calcext:value-type="float">
            <text:p>83493</text:p>
          </table:table-cell>
          <table:table-cell office:value-type="string" calcext:value-type="string">
            <text:p>Антон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TpW@mail.ru</text:p>
          </table:table-cell>
          <table:table-cell/>
          <table:table-cell office:value-type="string" calcext:value-type="string">
            <text:p>08/02/13 07:08 PM</text:p>
          </table:table-cell>
        </table:table-row>
        <table:table-row table:style-name="ro1">
          <table:table-cell office:value-type="float" office:value="83537" calcext:value-type="float">
            <text:p>83537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Матвей</text:p>
          </table:table-cell>
          <table:table-cell office:value-type="string" calcext:value-type="string">
            <text:p>Геннадьевич</text:p>
          </table:table-cell>
          <table:table-cell office:value-type="string" calcext:value-type="string">
            <text:p>JkWfVj@list.ru</text:p>
          </table:table-cell>
          <table:table-cell office:value-type="float" office:value="79217471836" calcext:value-type="float">
            <text:p>79217471836</text:p>
          </table:table-cell>
          <table:table-cell office:value-type="string" calcext:value-type="string">
            <text:p>08/02/13 10:14 PM</text:p>
          </table:table-cell>
        </table:table-row>
        <table:table-row table:style-name="ro1">
          <table:table-cell office:value-type="float" office:value="83587" calcext:value-type="float">
            <text:p>83587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vxEUL@gmail.com</text:p>
          </table:table-cell>
          <table:table-cell/>
          <table:table-cell office:value-type="string" calcext:value-type="string">
            <text:p>08/03/13 05:24 AM</text:p>
          </table:table-cell>
        </table:table-row>
        <table:table-row table:style-name="ro1">
          <table:table-cell office:value-type="float" office:value="83665" calcext:value-type="float">
            <text:p>83665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jZHOAW@gmail.com</text:p>
          </table:table-cell>
          <table:table-cell/>
          <table:table-cell office:value-type="string" calcext:value-type="string">
            <text:p>08/03/13 01:12 PM</text:p>
          </table:table-cell>
        </table:table-row>
        <table:table-row table:style-name="ro1">
          <table:table-cell office:value-type="float" office:value="83711" calcext:value-type="float">
            <text:p>83711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UOl@mail.ru</text:p>
          </table:table-cell>
          <table:table-cell office:value-type="float" office:value="79165223571" calcext:value-type="float">
            <text:p>79165223571</text:p>
          </table:table-cell>
          <table:table-cell office:value-type="string" calcext:value-type="string">
            <text:p>09/06/14 04:52 PM</text:p>
          </table:table-cell>
        </table:table-row>
        <table:table-row table:style-name="ro1">
          <table:table-cell office:value-type="float" office:value="83776" calcext:value-type="float">
            <text:p>83776</text:p>
          </table:table-cell>
          <table:table-cell/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krfgCy@mail.ru</text:p>
          </table:table-cell>
          <table:table-cell office:value-type="float" office:value="79161555016" calcext:value-type="float">
            <text:p>79161555016</text:p>
          </table:table-cell>
          <table:table-cell office:value-type="string" calcext:value-type="string">
            <text:p>08/03/13 08:28 PM</text:p>
          </table:table-cell>
        </table:table-row>
        <table:table-row table:style-name="ro1">
          <table:table-cell office:value-type="float" office:value="83814" calcext:value-type="float">
            <text:p>83814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jtsRsIB@rambler.ru</text:p>
          </table:table-cell>
          <table:table-cell office:value-type="float" office:value="1771721544" calcext:value-type="float">
            <text:p>1771721544</text:p>
          </table:table-cell>
          <table:table-cell office:value-type="string" calcext:value-type="string">
            <text:p>08/03/13 10:49 PM</text:p>
          </table:table-cell>
        </table:table-row>
        <table:table-row table:style-name="ro1">
          <table:table-cell office:value-type="float" office:value="83848" calcext:value-type="float">
            <text:p>83848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RoToJ7@mail.ru</text:p>
          </table:table-cell>
          <table:table-cell office:value-type="float" office:value="9223371790" calcext:value-type="float">
            <text:p>9223371790</text:p>
          </table:table-cell>
          <table:table-cell office:value-type="string" calcext:value-type="string">
            <text:p>08/04/13 01:20 AM</text:p>
          </table:table-cell>
        </table:table-row>
        <table:table-row table:style-name="ro1">
          <table:table-cell office:value-type="float" office:value="83851" calcext:value-type="float">
            <text:p>83851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79eTiCQ@live.de</text:p>
          </table:table-cell>
          <table:table-cell/>
          <table:table-cell office:value-type="string" calcext:value-type="string">
            <text:p>08/04/13 01:48 AM</text:p>
          </table:table-cell>
        </table:table-row>
        <table:table-row table:style-name="ro1">
          <table:table-cell office:value-type="float" office:value="83932" calcext:value-type="float">
            <text:p>83932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Борисович</text:p>
          </table:table-cell>
          <table:table-cell office:value-type="string" calcext:value-type="string">
            <text:p>PPd@gmail.com</text:p>
          </table:table-cell>
          <table:table-cell office:value-type="float" office:value="380673407347" calcext:value-type="float">
            <text:p>380673407347</text:p>
          </table:table-cell>
          <table:table-cell office:value-type="string" calcext:value-type="string">
            <text:p>08/04/13 01:32 PM</text:p>
          </table:table-cell>
        </table:table-row>
        <table:table-row table:style-name="ro1">
          <table:table-cell office:value-type="float" office:value="83951" calcext:value-type="float">
            <text:p>83951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DV8O0@gmail.com</text:p>
          </table:table-cell>
          <table:table-cell/>
          <table:table-cell office:value-type="string" calcext:value-type="string">
            <text:p>07/15/15 10:41 AM</text:p>
          </table:table-cell>
        </table:table-row>
        <table:table-row table:style-name="ro1">
          <table:table-cell office:value-type="float" office:value="84157" calcext:value-type="float">
            <text:p>84157</text:p>
          </table:table-cell>
          <table:table-cell/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JsO@mail.ru</text:p>
          </table:table-cell>
          <table:table-cell/>
          <table:table-cell office:value-type="string" calcext:value-type="string">
            <text:p>08/05/13 06:19 AM</text:p>
          </table:table-cell>
        </table:table-row>
        <table:table-row table:style-name="ro1">
          <table:table-cell office:value-type="float" office:value="84159" calcext:value-type="float">
            <text:p>84159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Мила</text:p>
          </table:table-cell>
          <table:table-cell/>
          <table:table-cell office:value-type="string" calcext:value-type="string">
            <text:p>D00rEK@mail.ru</text:p>
          </table:table-cell>
          <table:table-cell/>
          <table:table-cell office:value-type="string" calcext:value-type="string">
            <text:p>08/05/13 06:51 AM</text:p>
          </table:table-cell>
        </table:table-row>
        <table:table-row table:style-name="ro1">
          <table:table-cell office:value-type="float" office:value="84193" calcext:value-type="float">
            <text:p>84193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TFzdi@mail.ru</text:p>
          </table:table-cell>
          <table:table-cell/>
          <table:table-cell office:value-type="string" calcext:value-type="string">
            <text:p>07/15/15 10:41 AM</text:p>
          </table:table-cell>
        </table:table-row>
        <table:table-row table:style-name="ro1">
          <table:table-cell office:value-type="float" office:value="84216" calcext:value-type="float">
            <text:p>84216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7MiHd@gmail.com</text:p>
          </table:table-cell>
          <table:table-cell/>
          <table:table-cell office:value-type="string" calcext:value-type="string">
            <text:p>08/05/13 12:16 PM</text:p>
          </table:table-cell>
        </table:table-row>
        <table:table-row table:style-name="ro1">
          <table:table-cell office:value-type="float" office:value="84221" calcext:value-type="float">
            <text:p>84221</text:p>
          </table:table-cell>
          <table:table-cell/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wVDKk@gmail.com</text:p>
          </table:table-cell>
          <table:table-cell/>
          <table:table-cell office:value-type="string" calcext:value-type="string">
            <text:p>08/05/13 12:32 PM</text:p>
          </table:table-cell>
        </table:table-row>
        <table:table-row table:style-name="ro1">
          <table:table-cell office:value-type="float" office:value="84224" calcext:value-type="float">
            <text:p>84224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jkceG00@mail.ru</text:p>
          </table:table-cell>
          <table:table-cell office:value-type="float" office:value="37126081912" calcext:value-type="float">
            <text:p>37126081912</text:p>
          </table:table-cell>
          <table:table-cell office:value-type="string" calcext:value-type="string">
            <text:p>06/29/14 05:29 PM</text:p>
          </table:table-cell>
        </table:table-row>
        <table:table-row table:style-name="ro1">
          <table:table-cell office:value-type="float" office:value="84289" calcext:value-type="float">
            <text:p>84289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CCu2@ya.ru</text:p>
          </table:table-cell>
          <table:table-cell office:value-type="float" office:value="9188825429" calcext:value-type="float">
            <text:p>9188825429</text:p>
          </table:table-cell>
          <table:table-cell office:value-type="string" calcext:value-type="string">
            <text:p>08/05/13 04:37 PM</text:p>
          </table:table-cell>
        </table:table-row>
        <table:table-row table:style-name="ro1">
          <table:table-cell office:value-type="float" office:value="84389" calcext:value-type="float">
            <text:p>84389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Ника</text:p>
          </table:table-cell>
          <table:table-cell/>
          <table:table-cell office:value-type="string" calcext:value-type="string">
            <text:p>vjc@mail.ru</text:p>
          </table:table-cell>
          <table:table-cell/>
          <table:table-cell office:value-type="string" calcext:value-type="string">
            <text:p>08/05/13 10:46 PM</text:p>
          </table:table-cell>
        </table:table-row>
        <table:table-row table:style-name="ro1">
          <table:table-cell office:value-type="float" office:value="84633" calcext:value-type="float">
            <text:p>84633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hUfvAg8@yandex.ru</text:p>
          </table:table-cell>
          <table:table-cell office:value-type="float" office:value="79067041353" calcext:value-type="float">
            <text:p>79067041353</text:p>
          </table:table-cell>
          <table:table-cell office:value-type="string" calcext:value-type="string">
            <text:p>08/06/13 11:51 PM</text:p>
          </table:table-cell>
        </table:table-row>
        <table:table-row table:style-name="ro1">
          <table:table-cell office:value-type="float" office:value="84718" calcext:value-type="float">
            <text:p>84718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9j82OH@mail.ru</text:p>
          </table:table-cell>
          <table:table-cell/>
          <table:table-cell office:value-type="string" calcext:value-type="string">
            <text:p>06/12/14 06:11 PM</text:p>
          </table:table-cell>
        </table:table-row>
        <table:table-row table:style-name="ro1">
          <table:table-cell office:value-type="float" office:value="84765" calcext:value-type="float">
            <text:p>84765</text:p>
          </table:table-cell>
          <table:table-cell/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CS2mu@mail.ru</text:p>
          </table:table-cell>
          <table:table-cell/>
          <table:table-cell office:value-type="string" calcext:value-type="string">
            <text:p>08/07/13 01:03 PM</text:p>
          </table:table-cell>
        </table:table-row>
        <table:table-row table:style-name="ro1">
          <table:table-cell office:value-type="float" office:value="84820" calcext:value-type="float">
            <text:p>84820</text:p>
          </table:table-cell>
          <table:table-cell/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Vj4Hn@yandex.ru</text:p>
          </table:table-cell>
          <table:table-cell/>
          <table:table-cell office:value-type="string" calcext:value-type="string">
            <text:p>08/07/13 03:08 PM</text:p>
          </table:table-cell>
        </table:table-row>
        <table:table-row table:style-name="ro1">
          <table:table-cell office:value-type="float" office:value="84821" calcext:value-type="float">
            <text:p>84821</text:p>
          </table:table-cell>
          <table:table-cell/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iJpEe@mail.ru</text:p>
          </table:table-cell>
          <table:table-cell/>
          <table:table-cell office:value-type="string" calcext:value-type="string">
            <text:p>08/07/13 03:18 PM</text:p>
          </table:table-cell>
        </table:table-row>
        <table:table-row table:style-name="ro1">
          <table:table-cell office:value-type="float" office:value="84873" calcext:value-type="float">
            <text:p>84873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4NVQq66@mail.ru</text:p>
          </table:table-cell>
          <table:table-cell office:value-type="float" office:value="79104621955" calcext:value-type="float">
            <text:p>79104621955</text:p>
          </table:table-cell>
          <table:table-cell office:value-type="string" calcext:value-type="string">
            <text:p>07/15/15 10:42 AM</text:p>
          </table:table-cell>
        </table:table-row>
        <table:table-row table:style-name="ro1">
          <table:table-cell office:value-type="float" office:value="84875" calcext:value-type="float">
            <text:p>84875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Сергеевич</text:p>
          </table:table-cell>
          <table:table-cell office:value-type="string" calcext:value-type="string">
            <text:p>Aexd@gmail.com</text:p>
          </table:table-cell>
          <table:table-cell office:value-type="float" office:value="897052047" calcext:value-type="float">
            <text:p>897052047</text:p>
          </table:table-cell>
          <table:table-cell office:value-type="string" calcext:value-type="string">
            <text:p>08/07/13 05:49 PM</text:p>
          </table:table-cell>
        </table:table-row>
        <table:table-row table:style-name="ro1">
          <table:table-cell office:value-type="float" office:value="84975" calcext:value-type="float">
            <text:p>84975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Михаил</text:p>
          </table:table-cell>
          <table:table-cell/>
          <table:table-cell office:value-type="string" calcext:value-type="string">
            <text:p>4bxxEYde@gmail.com</text:p>
          </table:table-cell>
          <table:table-cell/>
          <table:table-cell office:value-type="string" calcext:value-type="string">
            <text:p>08/07/13 10:53 PM</text:p>
          </table:table-cell>
        </table:table-row>
        <table:table-row table:style-name="ro1">
          <table:table-cell office:value-type="float" office:value="85081" calcext:value-type="float">
            <text:p>85081</text:p>
          </table:table-cell>
          <table:table-cell office:value-type="string" calcext:value-type="string">
            <text:p>Виталин</text:p>
          </table:table-cell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FIzTjn@gmail.com</text:p>
          </table:table-cell>
          <table:table-cell office:value-type="float" office:value="37067968454" calcext:value-type="float">
            <text:p>37067968454</text:p>
          </table:table-cell>
          <table:table-cell office:value-type="string" calcext:value-type="string">
            <text:p>08/08/13 10:38 AM</text:p>
          </table:table-cell>
        </table:table-row>
        <table:table-row table:style-name="ro1">
          <table:table-cell office:value-type="float" office:value="85092" calcext:value-type="float">
            <text:p>85092</text:p>
          </table:table-cell>
          <table:table-cell/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WUDOU@yandex.ru</text:p>
          </table:table-cell>
          <table:table-cell office:value-type="float" office:value="9022681402" calcext:value-type="float">
            <text:p>9022681402</text:p>
          </table:table-cell>
          <table:table-cell office:value-type="string" calcext:value-type="string">
            <text:p>05/28/14 11:04 AM</text:p>
          </table:table-cell>
        </table:table-row>
        <table:table-row table:style-name="ro1">
          <table:table-cell office:value-type="float" office:value="85103" calcext:value-type="float">
            <text:p>85103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Ксения</text:p>
          </table:table-cell>
          <table:table-cell office:value-type="string" calcext:value-type="string">
            <text:p>Филипповна</text:p>
          </table:table-cell>
          <table:table-cell office:value-type="string" calcext:value-type="string">
            <text:p>piHr@mail.ru</text:p>
          </table:table-cell>
          <table:table-cell office:value-type="float" office:value="79119793763" calcext:value-type="float">
            <text:p>79119793763</text:p>
          </table:table-cell>
          <table:table-cell office:value-type="string" calcext:value-type="string">
            <text:p>08/08/13 11:12 AM</text:p>
          </table:table-cell>
        </table:table-row>
        <table:table-row table:style-name="ro1">
          <table:table-cell office:value-type="float" office:value="85119" calcext:value-type="float">
            <text:p>85119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0Rl8J@yandex.ru</text:p>
          </table:table-cell>
          <table:table-cell office:value-type="float" office:value="84956115769" calcext:value-type="float">
            <text:p>84956115769</text:p>
          </table:table-cell>
          <table:table-cell office:value-type="string" calcext:value-type="string">
            <text:p>08/08/13 11:30 AM</text:p>
          </table:table-cell>
        </table:table-row>
        <table:table-row table:style-name="ro1">
          <table:table-cell office:value-type="float" office:value="85133" calcext:value-type="float">
            <text:p>85133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akG@gmail.com</text:p>
          </table:table-cell>
          <table:table-cell office:value-type="float" office:value="61452551722" calcext:value-type="float">
            <text:p>61452551722</text:p>
          </table:table-cell>
          <table:table-cell office:value-type="string" calcext:value-type="string">
            <text:p>08/08/13 11:50 AM</text:p>
          </table:table-cell>
        </table:table-row>
        <table:table-row table:style-name="ro1">
          <table:table-cell office:value-type="float" office:value="85154" calcext:value-type="float">
            <text:p>85154</text:p>
          </table:table-cell>
          <table:table-cell/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t3Mp9bMV@list.ru</text:p>
          </table:table-cell>
          <table:table-cell/>
          <table:table-cell office:value-type="string" calcext:value-type="string">
            <text:p>08/08/13 12:17 PM</text:p>
          </table:table-cell>
        </table:table-row>
        <table:table-row table:style-name="ro1">
          <table:table-cell office:value-type="float" office:value="85162" calcext:value-type="float">
            <text:p>85162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5sDd@akermann.bg</text:p>
          </table:table-cell>
          <table:table-cell/>
          <table:table-cell office:value-type="string" calcext:value-type="string">
            <text:p>08/08/13 12:27 PM</text:p>
          </table:table-cell>
        </table:table-row>
        <table:table-row table:style-name="ro1">
          <table:table-cell office:value-type="float" office:value="85170" calcext:value-type="float">
            <text:p>85170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GuBc4l@mail.ru</text:p>
          </table:table-cell>
          <table:table-cell office:value-type="float" office:value="64646414637" calcext:value-type="float">
            <text:p>64646414637</text:p>
          </table:table-cell>
          <table:table-cell office:value-type="string" calcext:value-type="string">
            <text:p>08/08/13 12:35 PM</text:p>
          </table:table-cell>
        </table:table-row>
        <table:table-row table:style-name="ro1">
          <table:table-cell office:value-type="float" office:value="85262" calcext:value-type="float">
            <text:p>85262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VRmO@mail.ru</text:p>
          </table:table-cell>
          <table:table-cell office:value-type="float" office:value="9241296775" calcext:value-type="float">
            <text:p>9241296775</text:p>
          </table:table-cell>
          <table:table-cell office:value-type="string" calcext:value-type="string">
            <text:p>08/08/13 03:32 PM</text:p>
          </table:table-cell>
        </table:table-row>
        <table:table-row table:style-name="ro1">
          <table:table-cell office:value-type="float" office:value="85326" calcext:value-type="float">
            <text:p>85326</text:p>
          </table:table-cell>
          <table:table-cell/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f6X@yandex.ru</text:p>
          </table:table-cell>
          <table:table-cell/>
          <table:table-cell office:value-type="string" calcext:value-type="string">
            <text:p>08/08/13 06:26 PM</text:p>
          </table:table-cell>
        </table:table-row>
        <table:table-row table:style-name="ro1">
          <table:table-cell office:value-type="float" office:value="85346" calcext:value-type="float">
            <text:p>85346</text:p>
          </table:table-cell>
          <table:table-cell office:value-type="string" calcext:value-type="string">
            <text:p>Татьянова</text:p>
          </table:table-cell>
          <table:table-cell office:value-type="string" calcext:value-type="string">
            <text:p>Оксана</text:p>
          </table:table-cell>
          <table:table-cell office:value-type="string" calcext:value-type="string">
            <text:p>Константиновна</text:p>
          </table:table-cell>
          <table:table-cell office:value-type="string" calcext:value-type="string">
            <text:p>MTP8ur@mail.ru</text:p>
          </table:table-cell>
          <table:table-cell/>
          <table:table-cell office:value-type="string" calcext:value-type="string">
            <text:p>08/08/13 08:22 PM</text:p>
          </table:table-cell>
        </table:table-row>
        <table:table-row table:style-name="ro1">
          <table:table-cell office:value-type="float" office:value="85387" calcext:value-type="float">
            <text:p>85387</text:p>
          </table:table-cell>
          <table:table-cell/>
          <table:table-cell office:value-type="string" calcext:value-type="string">
            <text:p>Геннадий</text:p>
          </table:table-cell>
          <table:table-cell/>
          <table:table-cell office:value-type="string" calcext:value-type="string">
            <text:p>10I@mail.ru</text:p>
          </table:table-cell>
          <table:table-cell office:value-type="float" office:value="88888887910" calcext:value-type="float">
            <text:p>88888887910</text:p>
          </table:table-cell>
          <table:table-cell office:value-type="string" calcext:value-type="string">
            <text:p>10/21/14 09:58 AM</text:p>
          </table:table-cell>
        </table:table-row>
        <table:table-row table:style-name="ro1">
          <table:table-cell office:value-type="float" office:value="85456" calcext:value-type="float">
            <text:p>85456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nfw@yandex.ru</text:p>
          </table:table-cell>
          <table:table-cell office:value-type="float" office:value="9126001581" calcext:value-type="float">
            <text:p>9126001581</text:p>
          </table:table-cell>
          <table:table-cell office:value-type="string" calcext:value-type="string">
            <text:p>08/09/13 09:04 AM</text:p>
          </table:table-cell>
        </table:table-row>
        <table:table-row table:style-name="ro1">
          <table:table-cell office:value-type="float" office:value="85476" calcext:value-type="float">
            <text:p>85476</text:p>
          </table:table-cell>
          <table:table-cell office:value-type="string" calcext:value-type="string">
            <text:p>Валерова</text:p>
          </table:table-cell>
          <table:table-cell office:value-type="string" calcext:value-type="string">
            <text:p>София</text:p>
          </table:table-cell>
          <table:table-cell office:value-type="string" calcext:value-type="string">
            <text:p>Игоревна</text:p>
          </table:table-cell>
          <table:table-cell office:value-type="string" calcext:value-type="string">
            <text:p>tKw@mail.ru</text:p>
          </table:table-cell>
          <table:table-cell office:value-type="float" office:value="79235259741" calcext:value-type="float">
            <text:p>79235259741</text:p>
          </table:table-cell>
          <table:table-cell office:value-type="string" calcext:value-type="string">
            <text:p>08/09/13 10:22 AM</text:p>
          </table:table-cell>
        </table:table-row>
        <table:table-row table:style-name="ro1">
          <table:table-cell office:value-type="float" office:value="85534" calcext:value-type="float">
            <text:p>85534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Сергеевич</text:p>
          </table:table-cell>
          <table:table-cell office:value-type="string" calcext:value-type="string">
            <text:p>qelQrTe@mail.ru</text:p>
          </table:table-cell>
          <table:table-cell office:value-type="float" office:value="79198531444" calcext:value-type="float">
            <text:p>79198531444</text:p>
          </table:table-cell>
          <table:table-cell office:value-type="string" calcext:value-type="string">
            <text:p>07/15/15 10:43 AM</text:p>
          </table:table-cell>
        </table:table-row>
        <table:table-row table:style-name="ro1">
          <table:table-cell office:value-type="float" office:value="85657" calcext:value-type="float">
            <text:p>85657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ZvHKm@gmail.com</text:p>
          </table:table-cell>
          <table:table-cell/>
          <table:table-cell office:value-type="string" calcext:value-type="string">
            <text:p>08/10/13 09:38 AM</text:p>
          </table:table-cell>
        </table:table-row>
        <table:table-row table:style-name="ro1">
          <table:table-cell office:value-type="float" office:value="85664" calcext:value-type="float">
            <text:p>85664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cMW@rambler.ru</text:p>
          </table:table-cell>
          <table:table-cell office:value-type="float" office:value="79515541616" calcext:value-type="float">
            <text:p>79515541616</text:p>
          </table:table-cell>
          <table:table-cell office:value-type="string" calcext:value-type="string">
            <text:p>08/10/13 10:26 AM</text:p>
          </table:table-cell>
        </table:table-row>
        <table:table-row table:style-name="ro1">
          <table:table-cell office:value-type="float" office:value="85667" calcext:value-type="float">
            <text:p>85667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Григорий</text:p>
          </table:table-cell>
          <table:table-cell office:value-type="string" calcext:value-type="string">
            <text:p>Леонидович</text:p>
          </table:table-cell>
          <table:table-cell office:value-type="string" calcext:value-type="string">
            <text:p>z41q@yandex.ru</text:p>
          </table:table-cell>
          <table:table-cell office:value-type="float" office:value="79057381956" calcext:value-type="float">
            <text:p>79057381956</text:p>
          </table:table-cell>
          <table:table-cell office:value-type="string" calcext:value-type="string">
            <text:p>08/10/13 10:48 AM</text:p>
          </table:table-cell>
        </table:table-row>
        <table:table-row table:style-name="ro1">
          <table:table-cell office:value-type="float" office:value="85712" calcext:value-type="float">
            <text:p>85712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Михаилович</text:p>
          </table:table-cell>
          <table:table-cell office:value-type="string" calcext:value-type="string">
            <text:p>2HSDfW4@yandex.ru</text:p>
          </table:table-cell>
          <table:table-cell office:value-type="float" office:value="79656341665" calcext:value-type="float">
            <text:p>79656341665</text:p>
          </table:table-cell>
          <table:table-cell office:value-type="string" calcext:value-type="string">
            <text:p>11/13/14 07:59 PM</text:p>
          </table:table-cell>
        </table:table-row>
        <table:table-row table:style-name="ro1">
          <table:table-cell office:value-type="float" office:value="85724" calcext:value-type="float">
            <text:p>85724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FmHabJe@mail.ru</text:p>
          </table:table-cell>
          <table:table-cell/>
          <table:table-cell office:value-type="string" calcext:value-type="string">
            <text:p>05/29/14 12:00 PM</text:p>
          </table:table-cell>
        </table:table-row>
        <table:table-row table:style-name="ro1">
          <table:table-cell office:value-type="float" office:value="85788" calcext:value-type="float">
            <text:p>85788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1B4@bk.ru</text:p>
          </table:table-cell>
          <table:table-cell office:value-type="float" office:value="9227761042" calcext:value-type="float">
            <text:p>9227761042</text:p>
          </table:table-cell>
          <table:table-cell office:value-type="string" calcext:value-type="string">
            <text:p>08/10/13 10:27 PM</text:p>
          </table:table-cell>
        </table:table-row>
        <table:table-row table:style-name="ro1">
          <table:table-cell office:value-type="float" office:value="85938" calcext:value-type="float">
            <text:p>85938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Матвеевич</text:p>
          </table:table-cell>
          <table:table-cell office:value-type="string" calcext:value-type="string">
            <text:p>JHMP9@yandex.ru</text:p>
          </table:table-cell>
          <table:table-cell office:value-type="float" office:value="99655311784" calcext:value-type="float">
            <text:p>99655311784</text:p>
          </table:table-cell>
          <table:table-cell office:value-type="string" calcext:value-type="string">
            <text:p>08/12/13 09:38 AM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/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EeWpeGP@yandex.ru</text:p>
          </table:table-cell>
          <table:table-cell/>
          <table:table-cell office:value-type="string" calcext:value-type="string">
            <text:p>07/15/15 10:43 AM</text:p>
          </table:table-cell>
        </table:table-row>
        <table:table-row table:style-name="ro1">
          <table:table-cell office:value-type="float" office:value="86121" calcext:value-type="float">
            <text:p>86121</text:p>
          </table:table-cell>
          <table:table-cell/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rnF01L@bk.ru</text:p>
          </table:table-cell>
          <table:table-cell/>
          <table:table-cell office:value-type="string" calcext:value-type="string">
            <text:p>05/21/14 08:52 PM</text:p>
          </table:table-cell>
        </table:table-row>
        <table:table-row table:style-name="ro1">
          <table:table-cell office:value-type="float" office:value="86145" calcext:value-type="float">
            <text:p>86145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Романович</text:p>
          </table:table-cell>
          <table:table-cell office:value-type="string" calcext:value-type="string">
            <text:p>rUISCXZ@mail.ru</text:p>
          </table:table-cell>
          <table:table-cell office:value-type="float" office:value="79085718094" calcext:value-type="float">
            <text:p>79085718094</text:p>
          </table:table-cell>
          <table:table-cell office:value-type="string" calcext:value-type="string">
            <text:p>08/13/13 08:28 PM</text:p>
          </table:table-cell>
        </table:table-row>
        <table:table-row table:style-name="ro1">
          <table:table-cell office:value-type="float" office:value="86294" calcext:value-type="float">
            <text:p>86294</text:p>
          </table:table-cell>
          <table:table-cell/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UhA@gmail.com</text:p>
          </table:table-cell>
          <table:table-cell/>
          <table:table-cell office:value-type="string" calcext:value-type="string">
            <text:p>08/14/13 09:18 PM</text:p>
          </table:table-cell>
        </table:table-row>
        <table:table-row table:style-name="ro1">
          <table:table-cell office:value-type="float" office:value="86308" calcext:value-type="float">
            <text:p>86308</text:p>
          </table:table-cell>
          <table:table-cell/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LdzfDSB@yahoo.com</text:p>
          </table:table-cell>
          <table:table-cell/>
          <table:table-cell office:value-type="string" calcext:value-type="string">
            <text:p>08/14/13 10:11 PM</text:p>
          </table:table-cell>
        </table:table-row>
        <table:table-row table:style-name="ro1">
          <table:table-cell office:value-type="float" office:value="86337" calcext:value-type="float">
            <text:p>86337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MkEyAB@yahoo.com</text:p>
          </table:table-cell>
          <table:table-cell office:value-type="float" office:value="13107796663" calcext:value-type="float">
            <text:p>13107796663</text:p>
          </table:table-cell>
          <table:table-cell office:value-type="string" calcext:value-type="string">
            <text:p>08/15/13 03:43 AM</text:p>
          </table:table-cell>
        </table:table-row>
        <table:table-row table:style-name="ro1">
          <table:table-cell office:value-type="float" office:value="86410" calcext:value-type="float">
            <text:p>86410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6U7@inbox.ru</text:p>
          </table:table-cell>
          <table:table-cell office:value-type="float" office:value="79527333716" calcext:value-type="float">
            <text:p>79527333716</text:p>
          </table:table-cell>
          <table:table-cell office:value-type="string" calcext:value-type="string">
            <text:p>08/15/13 03:17 PM</text:p>
          </table:table-cell>
        </table:table-row>
        <table:table-row table:style-name="ro1">
          <table:table-cell office:value-type="float" office:value="86432" calcext:value-type="float">
            <text:p>86432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qtKxW6r@bk.ru</text:p>
          </table:table-cell>
          <table:table-cell office:value-type="float" office:value="79028571891" calcext:value-type="float">
            <text:p>79028571891</text:p>
          </table:table-cell>
          <table:table-cell office:value-type="string" calcext:value-type="string">
            <text:p>08/15/13 05:09 PM</text:p>
          </table:table-cell>
        </table:table-row>
        <table:table-row table:style-name="ro1">
          <table:table-cell office:value-type="float" office:value="86444" calcext:value-type="float">
            <text:p>86444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DLj05@yahoo.com</text:p>
          </table:table-cell>
          <table:table-cell office:value-type="float" office:value="71646931595" calcext:value-type="float">
            <text:p>71646931595</text:p>
          </table:table-cell>
          <table:table-cell office:value-type="string" calcext:value-type="string">
            <text:p>08/15/13 06:03 PM</text:p>
          </table:table-cell>
        </table:table-row>
        <table:table-row table:style-name="ro1">
          <table:table-cell office:value-type="float" office:value="86569" calcext:value-type="float">
            <text:p>86569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Арина</text:p>
          </table:table-cell>
          <table:table-cell office:value-type="string" calcext:value-type="string">
            <text:p>Романовна</text:p>
          </table:table-cell>
          <table:table-cell office:value-type="string" calcext:value-type="string">
            <text:p>fNExiS@yahoo.com</text:p>
          </table:table-cell>
          <table:table-cell office:value-type="float" office:value="79612381810" calcext:value-type="float">
            <text:p>79612381810</text:p>
          </table:table-cell>
          <table:table-cell office:value-type="string" calcext:value-type="string">
            <text:p>08/16/13 07:28 AM</text:p>
          </table:table-cell>
        </table:table-row>
        <table:table-row table:style-name="ro1">
          <table:table-cell office:value-type="float" office:value="86618" calcext:value-type="float">
            <text:p>86618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Яна</text:p>
          </table:table-cell>
          <table:table-cell/>
          <table:table-cell office:value-type="string" calcext:value-type="string">
            <text:p>kuUY@yandex.ru</text:p>
          </table:table-cell>
          <table:table-cell/>
          <table:table-cell office:value-type="string" calcext:value-type="string">
            <text:p>08/16/13 11:28 AM</text:p>
          </table:table-cell>
        </table:table-row>
        <table:table-row table:style-name="ro1">
          <table:table-cell office:value-type="float" office:value="86669" calcext:value-type="float">
            <text:p>86669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onHkCx3@gmail.com</text:p>
          </table:table-cell>
          <table:table-cell office:value-type="float" office:value="9219741171" calcext:value-type="float">
            <text:p>9219741171</text:p>
          </table:table-cell>
          <table:table-cell office:value-type="string" calcext:value-type="string">
            <text:p>08/16/13 03:42 PM</text:p>
          </table:table-cell>
        </table:table-row>
        <table:table-row table:style-name="ro1">
          <table:table-cell office:value-type="float" office:value="86770" calcext:value-type="float">
            <text:p>86770</text:p>
          </table:table-cell>
          <table:table-cell office:value-type="string" calcext:value-type="string">
            <text:p>Валерова</text:p>
          </table:table-cell>
          <table:table-cell office:value-type="string" calcext:value-type="string">
            <text:p>Виталия</text:p>
          </table:table-cell>
          <table:table-cell office:value-type="string" calcext:value-type="string">
            <text:p>Валентиновна</text:p>
          </table:table-cell>
          <table:table-cell office:value-type="string" calcext:value-type="string">
            <text:p>tksHIk@mail.ru</text:p>
          </table:table-cell>
          <table:table-cell office:value-type="float" office:value="79138062091" calcext:value-type="float">
            <text:p>79138062091</text:p>
          </table:table-cell>
          <table:table-cell office:value-type="string" calcext:value-type="string">
            <text:p>08/16/13 11:55 PM</text:p>
          </table:table-cell>
        </table:table-row>
        <table:table-row table:style-name="ro1">
          <table:table-cell office:value-type="float" office:value="86822" calcext:value-type="float">
            <text:p>86822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Lxg@yandex.ru</text:p>
          </table:table-cell>
          <table:table-cell/>
          <table:table-cell office:value-type="string" calcext:value-type="string">
            <text:p>08/17/13 11:57 AM</text:p>
          </table:table-cell>
        </table:table-row>
        <table:table-row table:style-name="ro1">
          <table:table-cell office:value-type="float" office:value="86834" calcext:value-type="float">
            <text:p>86834</text:p>
          </table:table-cell>
          <table:table-cell/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dU18@mail.ru</text:p>
          </table:table-cell>
          <table:table-cell/>
          <table:table-cell office:value-type="string" calcext:value-type="string">
            <text:p>08/17/13 01:22 PM</text:p>
          </table:table-cell>
        </table:table-row>
        <table:table-row table:style-name="ro1">
          <table:table-cell office:value-type="float" office:value="86844" calcext:value-type="float">
            <text:p>86844</text:p>
          </table:table-cell>
          <table:table-cell/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1dpgoyqC@mail.ru</text:p>
          </table:table-cell>
          <table:table-cell/>
          <table:table-cell office:value-type="string" calcext:value-type="string">
            <text:p>08/17/13 02:39 PM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/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cnXYpjUs@mail.ru</text:p>
          </table:table-cell>
          <table:table-cell/>
          <table:table-cell office:value-type="string" calcext:value-type="string">
            <text:p>06/12/14 08:43 PM</text:p>
          </table:table-cell>
        </table:table-row>
        <table:table-row table:style-name="ro1">
          <table:table-cell office:value-type="float" office:value="86992" calcext:value-type="float">
            <text:p>86992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Михаилович</text:p>
          </table:table-cell>
          <table:table-cell office:value-type="string" calcext:value-type="string">
            <text:p>ZnPj85@mail.ru</text:p>
          </table:table-cell>
          <table:table-cell office:value-type="float" office:value="79959336888" calcext:value-type="float">
            <text:p>79959336888</text:p>
          </table:table-cell>
          <table:table-cell office:value-type="string" calcext:value-type="string">
            <text:p>08/18/13 02:39 PM</text:p>
          </table:table-cell>
        </table:table-row>
        <table:table-row table:style-name="ro1">
          <table:table-cell office:value-type="float" office:value="87080" calcext:value-type="float">
            <text:p>87080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jdGO@mail.ru</text:p>
          </table:table-cell>
          <table:table-cell office:value-type="float" office:value="9124461448" calcext:value-type="float">
            <text:p>9124461448</text:p>
          </table:table-cell>
          <table:table-cell office:value-type="string" calcext:value-type="string">
            <text:p>08/19/13 12:05 AM</text:p>
          </table:table-cell>
        </table:table-row>
        <table:table-row table:style-name="ro1">
          <table:table-cell office:value-type="float" office:value="87086" calcext:value-type="float">
            <text:p>87086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EJJ@mail.ru</text:p>
          </table:table-cell>
          <table:table-cell office:value-type="float" office:value="77018861772" calcext:value-type="float">
            <text:p>77018861772</text:p>
          </table:table-cell>
          <table:table-cell office:value-type="string" calcext:value-type="string">
            <text:p>08/19/13 07:49 AM</text:p>
          </table:table-cell>
        </table:table-row>
        <table:table-row table:style-name="ro1">
          <table:table-cell office:value-type="float" office:value="87169" calcext:value-type="float">
            <text:p>87169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pizpZNGB@mail.ru</text:p>
          </table:table-cell>
          <table:table-cell/>
          <table:table-cell office:value-type="string" calcext:value-type="string">
            <text:p>07/15/15 10:44 AM</text:p>
          </table:table-cell>
        </table:table-row>
        <table:table-row table:style-name="ro1">
          <table:table-cell office:value-type="float" office:value="87199" calcext:value-type="float">
            <text:p>87199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3zk@gmail.com</text:p>
          </table:table-cell>
          <table:table-cell/>
          <table:table-cell office:value-type="string" calcext:value-type="string">
            <text:p>08/19/13 04:05 PM</text:p>
          </table:table-cell>
        </table:table-row>
        <table:table-row table:style-name="ro1">
          <table:table-cell office:value-type="float" office:value="87214" calcext:value-type="float">
            <text:p>87214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Геннадьевич</text:p>
          </table:table-cell>
          <table:table-cell office:value-type="string" calcext:value-type="string">
            <text:p>TSBG@mail.ru</text:p>
          </table:table-cell>
          <table:table-cell/>
          <table:table-cell office:value-type="string" calcext:value-type="string">
            <text:p>08/19/13 04:57 PM</text:p>
          </table:table-cell>
        </table:table-row>
        <table:table-row table:style-name="ro1">
          <table:table-cell office:value-type="float" office:value="87282" calcext:value-type="float">
            <text:p>87282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TBms@gmail.com</text:p>
          </table:table-cell>
          <table:table-cell/>
          <table:table-cell office:value-type="string" calcext:value-type="string">
            <text:p>08/19/13 11:10 PM</text:p>
          </table:table-cell>
        </table:table-row>
        <table:table-row table:style-name="ro1">
          <table:table-cell office:value-type="float" office:value="87296" calcext:value-type="float">
            <text:p>87296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vNKjL7@mail.ru</text:p>
          </table:table-cell>
          <table:table-cell office:value-type="float" office:value="9202101827" calcext:value-type="float">
            <text:p>9202101827</text:p>
          </table:table-cell>
          <table:table-cell office:value-type="string" calcext:value-type="string">
            <text:p>07/15/15 10:44 AM</text:p>
          </table:table-cell>
        </table:table-row>
        <table:table-row table:style-name="ro1">
          <table:table-cell office:value-type="float" office:value="87301" calcext:value-type="float">
            <text:p>87301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uYzrpb@mail.ru</text:p>
          </table:table-cell>
          <table:table-cell/>
          <table:table-cell office:value-type="string" calcext:value-type="string">
            <text:p>08/20/13 05:49 AM</text:p>
          </table:table-cell>
        </table:table-row>
        <table:table-row table:style-name="ro1">
          <table:table-cell office:value-type="float" office:value="87415" calcext:value-type="float">
            <text:p>87415</text:p>
          </table:table-cell>
          <table:table-cell/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AiW8q@yandex.ru</text:p>
          </table:table-cell>
          <table:table-cell/>
          <table:table-cell office:value-type="string" calcext:value-type="string">
            <text:p>08/20/13 02:21 PM</text:p>
          </table:table-cell>
        </table:table-row>
        <table:table-row table:style-name="ro1">
          <table:table-cell office:value-type="float" office:value="87420" calcext:value-type="float">
            <text:p>87420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Леонид</text:p>
          </table:table-cell>
          <table:table-cell office:value-type="string" calcext:value-type="string">
            <text:p>Леонидович</text:p>
          </table:table-cell>
          <table:table-cell office:value-type="string" calcext:value-type="string">
            <text:p>xRYsRL9f@mail.ru</text:p>
          </table:table-cell>
          <table:table-cell office:value-type="float" office:value="79789269849" calcext:value-type="float">
            <text:p>79789269849</text:p>
          </table:table-cell>
          <table:table-cell office:value-type="string" calcext:value-type="string">
            <text:p>08/20/13 02:54 PM</text:p>
          </table:table-cell>
        </table:table-row>
        <table:table-row table:style-name="ro1">
          <table:table-cell office:value-type="float" office:value="87442" calcext:value-type="float">
            <text:p>87442</text:p>
          </table:table-cell>
          <table:table-cell/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IbdK6@bluewin.ch</text:p>
          </table:table-cell>
          <table:table-cell/>
          <table:table-cell office:value-type="string" calcext:value-type="string">
            <text:p>08/20/13 04:01 PM</text:p>
          </table:table-cell>
        </table:table-row>
        <table:table-row table:style-name="ro1">
          <table:table-cell office:value-type="float" office:value="87517" calcext:value-type="float">
            <text:p>87517</text:p>
          </table:table-cell>
          <table:table-cell/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JKXSp2Ir@yandex.ru</text:p>
          </table:table-cell>
          <table:table-cell/>
          <table:table-cell office:value-type="string" calcext:value-type="string">
            <text:p>08/20/13 09:52 PM</text:p>
          </table:table-cell>
        </table:table-row>
        <table:table-row table:style-name="ro1">
          <table:table-cell office:value-type="float" office:value="87762" calcext:value-type="float">
            <text:p>87762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RrX@mail.ru</text:p>
          </table:table-cell>
          <table:table-cell/>
          <table:table-cell office:value-type="string" calcext:value-type="string">
            <text:p>08/21/13 11:14 PM</text:p>
          </table:table-cell>
        </table:table-row>
        <table:table-row table:style-name="ro1">
          <table:table-cell office:value-type="float" office:value="87789" calcext:value-type="float">
            <text:p>87789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kdoQH@ukr.net</text:p>
          </table:table-cell>
          <table:table-cell/>
          <table:table-cell office:value-type="string" calcext:value-type="string">
            <text:p>08/22/13 10:10 AM</text:p>
          </table:table-cell>
        </table:table-row>
        <table:table-row table:style-name="ro1">
          <table:table-cell office:value-type="float" office:value="87957" calcext:value-type="float">
            <text:p>87957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B4FhT@natali.lt</text:p>
          </table:table-cell>
          <table:table-cell/>
          <table:table-cell office:value-type="string" calcext:value-type="string">
            <text:p>08/23/13 12:36 PM</text:p>
          </table:table-cell>
        </table:table-row>
        <table:table-row table:style-name="ro1">
          <table:table-cell office:value-type="float" office:value="88187" calcext:value-type="float">
            <text:p>88187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XyTlB@mail.ru</text:p>
          </table:table-cell>
          <table:table-cell/>
          <table:table-cell office:value-type="string" calcext:value-type="string">
            <text:p>08/25/13 08:00 AM</text:p>
          </table:table-cell>
        </table:table-row>
        <table:table-row table:style-name="ro1">
          <table:table-cell office:value-type="float" office:value="88303" calcext:value-type="float">
            <text:p>88303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amhdck4Q@rambler.ru</text:p>
          </table:table-cell>
          <table:table-cell/>
          <table:table-cell office:value-type="string" calcext:value-type="string">
            <text:p>07/15/15 10:46 AM</text:p>
          </table:table-cell>
        </table:table-row>
        <table:table-row table:style-name="ro1">
          <table:table-cell office:value-type="float" office:value="88321" calcext:value-type="float">
            <text:p>88321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Ника</text:p>
          </table:table-cell>
          <table:table-cell office:value-type="string" calcext:value-type="string">
            <text:p>Сергеевна</text:p>
          </table:table-cell>
          <table:table-cell office:value-type="string" calcext:value-type="string">
            <text:p>cYgTOhvT@mail.ru</text:p>
          </table:table-cell>
          <table:table-cell office:value-type="float" office:value="79199609922" calcext:value-type="float">
            <text:p>79199609922</text:p>
          </table:table-cell>
          <table:table-cell office:value-type="string" calcext:value-type="string">
            <text:p>08/26/13 04:43 PM</text:p>
          </table:table-cell>
        </table:table-row>
        <table:table-row table:style-name="ro1">
          <table:table-cell office:value-type="float" office:value="88331" calcext:value-type="float">
            <text:p>88331</text:p>
          </table:table-cell>
          <table:table-cell/>
          <table:table-cell office:value-type="string" calcext:value-type="string">
            <text:p>Софья</text:p>
          </table:table-cell>
          <table:table-cell/>
          <table:table-cell office:value-type="string" calcext:value-type="string">
            <text:p>qMOSk@gmail.com</text:p>
          </table:table-cell>
          <table:table-cell/>
          <table:table-cell office:value-type="string" calcext:value-type="string">
            <text:p>08/26/13 06:15 PM</text:p>
          </table:table-cell>
        </table:table-row>
        <table:table-row table:style-name="ro1">
          <table:table-cell office:value-type="float" office:value="88468" calcext:value-type="float">
            <text:p>88468</text:p>
          </table:table-cell>
          <table:table-cell/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Jz9@mail.ru</text:p>
          </table:table-cell>
          <table:table-cell/>
          <table:table-cell office:value-type="string" calcext:value-type="string">
            <text:p>08/27/13 09:43 PM</text:p>
          </table:table-cell>
        </table:table-row>
        <table:table-row table:style-name="ro1">
          <table:table-cell office:value-type="float" office:value="88688" calcext:value-type="float">
            <text:p>88688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Владиславович</text:p>
          </table:table-cell>
          <table:table-cell office:value-type="string" calcext:value-type="string">
            <text:p>BAVSZabV@gmail.com</text:p>
          </table:table-cell>
          <table:table-cell office:value-type="float" office:value="89262677167" calcext:value-type="float">
            <text:p>89262677167</text:p>
          </table:table-cell>
          <table:table-cell office:value-type="string" calcext:value-type="string">
            <text:p>10/24/08 07:06 AM</text:p>
          </table:table-cell>
        </table:table-row>
        <table:table-row table:style-name="ro1">
          <table:table-cell office:value-type="float" office:value="88690" calcext:value-type="float">
            <text:p>88690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faLyEb@gmail.com</text:p>
          </table:table-cell>
          <table:table-cell office:value-type="float" office:value="79055075564" calcext:value-type="float">
            <text:p>79055075564</text:p>
          </table:table-cell>
          <table:table-cell office:value-type="string" calcext:value-type="string">
            <text:p>11/10/08 10:27 PM</text:p>
          </table:table-cell>
        </table:table-row>
        <table:table-row table:style-name="ro1">
          <table:table-cell office:value-type="float" office:value="88722" calcext:value-type="float">
            <text:p>88722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Мила</text:p>
          </table:table-cell>
          <table:table-cell/>
          <table:table-cell office:value-type="string" calcext:value-type="string">
            <text:p>z2TZw@mail.ru</text:p>
          </table:table-cell>
          <table:table-cell/>
          <table:table-cell office:value-type="string" calcext:value-type="string">
            <text:p>11/28/08 12:41 PM</text:p>
          </table:table-cell>
        </table:table-row>
        <table:table-row table:style-name="ro1">
          <table:table-cell office:value-type="float" office:value="88733" calcext:value-type="float">
            <text:p>88733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Карина</text:p>
          </table:table-cell>
          <table:table-cell office:value-type="string" calcext:value-type="string">
            <text:p>Михаиловна</text:p>
          </table:table-cell>
          <table:table-cell office:value-type="string" calcext:value-type="string">
            <text:p>Omq8@gmail.com</text:p>
          </table:table-cell>
          <table:table-cell office:value-type="float" office:value="9720526781073" calcext:value-type="float">
            <text:p>9720526781073</text:p>
          </table:table-cell>
          <table:table-cell office:value-type="string" calcext:value-type="string">
            <text:p>06/26/14 10:42 AM</text:p>
          </table:table-cell>
        </table:table-row>
        <table:table-row table:style-name="ro1">
          <table:table-cell office:value-type="float" office:value="88820" calcext:value-type="float">
            <text:p>88820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Алла</text:p>
          </table:table-cell>
          <table:table-cell office:value-type="string" calcext:value-type="string">
            <text:p>Витальевна</text:p>
          </table:table-cell>
          <table:table-cell office:value-type="string" calcext:value-type="string">
            <text:p>ZB9kwSD@ya.ru</text:p>
          </table:table-cell>
          <table:table-cell office:value-type="float" office:value="9105101695" calcext:value-type="float">
            <text:p>9105101695</text:p>
          </table:table-cell>
          <table:table-cell office:value-type="string" calcext:value-type="string">
            <text:p>01/01/09 06:12 PM</text:p>
          </table:table-cell>
        </table:table-row>
        <table:table-row table:style-name="ro1">
          <table:table-cell office:value-type="float" office:value="88826" calcext:value-type="float">
            <text:p>88826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Филипп</text:p>
          </table:table-cell>
          <table:table-cell office:value-type="string" calcext:value-type="string">
            <text:p>Владиславович</text:p>
          </table:table-cell>
          <table:table-cell office:value-type="string" calcext:value-type="string">
            <text:p>jHQcaG@gmail.com</text:p>
          </table:table-cell>
          <table:table-cell office:value-type="float" office:value="42012341131" calcext:value-type="float">
            <text:p>42012341131</text:p>
          </table:table-cell>
          <table:table-cell office:value-type="string" calcext:value-type="string">
            <text:p>06/12/14 12:36 PM</text:p>
          </table:table-cell>
        </table:table-row>
        <table:table-row table:style-name="ro1">
          <table:table-cell office:value-type="float" office:value="88843" calcext:value-type="float">
            <text:p>88843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9t9@ya.ru</text:p>
          </table:table-cell>
          <table:table-cell/>
          <table:table-cell office:value-type="string" calcext:value-type="string">
            <text:p>01/12/09 03:19 PM</text:p>
          </table:table-cell>
        </table:table-row>
        <table:table-row table:style-name="ro1">
          <table:table-cell office:value-type="float" office:value="88912" calcext:value-type="float">
            <text:p>88912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S8Leoain@ya.ru</text:p>
          </table:table-cell>
          <table:table-cell office:value-type="float" office:value="79233137953" calcext:value-type="float">
            <text:p>79233137953</text:p>
          </table:table-cell>
          <table:table-cell office:value-type="string" calcext:value-type="string">
            <text:p>01/30/09 11:30 AM</text:p>
          </table:table-cell>
        </table:table-row>
        <table:table-row table:style-name="ro1">
          <table:table-cell office:value-type="float" office:value="88933" calcext:value-type="float">
            <text:p>88933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DCQ3EP@gmail.com</text:p>
          </table:table-cell>
          <table:table-cell office:value-type="float" office:value="9169332661" calcext:value-type="float">
            <text:p>9169332661</text:p>
          </table:table-cell>
          <table:table-cell office:value-type="string" calcext:value-type="string">
            <text:p>02/03/09 01:09 AM</text:p>
          </table:table-cell>
        </table:table-row>
        <table:table-row table:style-name="ro1">
          <table:table-cell office:value-type="float" office:value="88942" calcext:value-type="float">
            <text:p>88942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Алёна</text:p>
          </table:table-cell>
          <table:table-cell office:value-type="string" calcext:value-type="string">
            <text:p>Витальевна</text:p>
          </table:table-cell>
          <table:table-cell office:value-type="string" calcext:value-type="string">
            <text:p>LRhjkua@nxt.ru</text:p>
          </table:table-cell>
          <table:table-cell office:value-type="float" office:value="79163561022" calcext:value-type="float">
            <text:p>79163561022</text:p>
          </table:table-cell>
          <table:table-cell office:value-type="string" calcext:value-type="string">
            <text:p>02/06/09 02:33 PM</text:p>
          </table:table-cell>
        </table:table-row>
        <table:table-row table:style-name="ro1">
          <table:table-cell office:value-type="float" office:value="88946" calcext:value-type="float">
            <text:p>88946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Руслан</text:p>
          </table:table-cell>
          <table:table-cell office:value-type="string" calcext:value-type="string">
            <text:p>Аркадьевич</text:p>
          </table:table-cell>
          <table:table-cell office:value-type="string" calcext:value-type="string">
            <text:p>4lZ@yandex.ru</text:p>
          </table:table-cell>
          <table:table-cell office:value-type="float" office:value="9209116373" calcext:value-type="float">
            <text:p>9209116373</text:p>
          </table:table-cell>
          <table:table-cell office:value-type="string" calcext:value-type="string">
            <text:p>02/08/09 05:12 PM</text:p>
          </table:table-cell>
        </table:table-row>
        <table:table-row table:style-name="ro1">
          <table:table-cell office:value-type="float" office:value="88960" calcext:value-type="float">
            <text:p>88960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xfjt9HL@mail.ru</text:p>
          </table:table-cell>
          <table:table-cell office:value-type="float" office:value="89099631274" calcext:value-type="float">
            <text:p>89099631274</text:p>
          </table:table-cell>
          <table:table-cell office:value-type="string" calcext:value-type="string">
            <text:p>02/16/09 06:30 PM</text:p>
          </table:table-cell>
        </table:table-row>
        <table:table-row table:style-name="ro1">
          <table:table-cell office:value-type="float" office:value="89129" calcext:value-type="float">
            <text:p>89129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Алиса</text:p>
          </table:table-cell>
          <table:table-cell office:value-type="string" calcext:value-type="string">
            <text:p>Григорьевна</text:p>
          </table:table-cell>
          <table:table-cell office:value-type="string" calcext:value-type="string">
            <text:p>rWLOq@mail.ru</text:p>
          </table:table-cell>
          <table:table-cell office:value-type="float" office:value="79204231176" calcext:value-type="float">
            <text:p>79204231176</text:p>
          </table:table-cell>
          <table:table-cell office:value-type="string" calcext:value-type="string">
            <text:p>04/16/09 02:12 PM</text:p>
          </table:table-cell>
        </table:table-row>
        <table:table-row table:style-name="ro1">
          <table:table-cell office:value-type="float" office:value="89147" calcext:value-type="float">
            <text:p>89147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QBMs@mail.ru</text:p>
          </table:table-cell>
          <table:table-cell office:value-type="float" office:value="79035722111" calcext:value-type="float">
            <text:p>79035722111</text:p>
          </table:table-cell>
          <table:table-cell office:value-type="string" calcext:value-type="string">
            <text:p>06/09/14 06:54 PM</text:p>
          </table:table-cell>
        </table:table-row>
        <table:table-row table:style-name="ro1">
          <table:table-cell office:value-type="float" office:value="89163" calcext:value-type="float">
            <text:p>89163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1ZU9xt@yandex.ru</text:p>
          </table:table-cell>
          <table:table-cell/>
          <table:table-cell office:value-type="string" calcext:value-type="string">
            <text:p>04/30/09 06:30 AM</text:p>
          </table:table-cell>
        </table:table-row>
        <table:table-row table:style-name="ro1">
          <table:table-cell office:value-type="float" office:value="89242" calcext:value-type="float">
            <text:p>89242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oIw4k5S@mail.ru</text:p>
          </table:table-cell>
          <table:table-cell/>
          <table:table-cell office:value-type="string" calcext:value-type="string">
            <text:p>05/14/09 07:16 PM</text:p>
          </table:table-cell>
        </table:table-row>
        <table:table-row table:style-name="ro1">
          <table:table-cell office:value-type="float" office:value="89243" calcext:value-type="float">
            <text:p>89243</text:p>
          </table:table-cell>
          <table:table-cell/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KzDzvmfZ@mail.ru</text:p>
          </table:table-cell>
          <table:table-cell/>
          <table:table-cell office:value-type="string" calcext:value-type="string">
            <text:p>05/14/09 07:25 PM</text:p>
          </table:table-cell>
        </table:table-row>
        <table:table-row table:style-name="ro1">
          <table:table-cell office:value-type="float" office:value="89265" calcext:value-type="float">
            <text:p>89265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Игоревна</text:p>
          </table:table-cell>
          <table:table-cell office:value-type="string" calcext:value-type="string">
            <text:p>NgfTc5@mail.ru</text:p>
          </table:table-cell>
          <table:table-cell office:value-type="float" office:value="37255601190" calcext:value-type="float">
            <text:p>37255601190</text:p>
          </table:table-cell>
          <table:table-cell office:value-type="string" calcext:value-type="string">
            <text:p>05/15/09 12:24 AM</text:p>
          </table:table-cell>
        </table:table-row>
        <table:table-row table:style-name="ro1">
          <table:table-cell office:value-type="float" office:value="89274" calcext:value-type="float">
            <text:p>89274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mkbgpI@mail.ru</text:p>
          </table:table-cell>
          <table:table-cell office:value-type="float" office:value="79168062670" calcext:value-type="float">
            <text:p>79168062670</text:p>
          </table:table-cell>
          <table:table-cell office:value-type="string" calcext:value-type="string">
            <text:p>05/15/09 08:54 AM</text:p>
          </table:table-cell>
        </table:table-row>
        <table:table-row table:style-name="ro1">
          <table:table-cell office:value-type="float" office:value="89310" calcext:value-type="float">
            <text:p>89310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CwSd@mail.ru</text:p>
          </table:table-cell>
          <table:table-cell/>
          <table:table-cell office:value-type="string" calcext:value-type="string">
            <text:p>05/15/09 05:07 PM</text:p>
          </table:table-cell>
        </table:table-row>
        <table:table-row table:style-name="ro1">
          <table:table-cell office:value-type="float" office:value="89348" calcext:value-type="float">
            <text:p>89348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PqbTGuEa@mail.ru</text:p>
          </table:table-cell>
          <table:table-cell/>
          <table:table-cell office:value-type="string" calcext:value-type="string">
            <text:p>05/17/09 06:45 PM</text:p>
          </table:table-cell>
        </table:table-row>
        <table:table-row table:style-name="ro1">
          <table:table-cell office:value-type="float" office:value="89350" calcext:value-type="float">
            <text:p>89350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Лариса</text:p>
          </table:table-cell>
          <table:table-cell office:value-type="string" calcext:value-type="string">
            <text:p>Валерьевна</text:p>
          </table:table-cell>
          <table:table-cell office:value-type="string" calcext:value-type="string">
            <text:p>H9ZmfCKe@yandex.ru</text:p>
          </table:table-cell>
          <table:table-cell office:value-type="float" office:value="9101494259" calcext:value-type="float">
            <text:p>9101494259</text:p>
          </table:table-cell>
          <table:table-cell office:value-type="string" calcext:value-type="string">
            <text:p>05/17/09 07:28 PM</text:p>
          </table:table-cell>
        </table:table-row>
        <table:table-row table:style-name="ro1">
          <table:table-cell office:value-type="float" office:value="89406" calcext:value-type="float">
            <text:p>89406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Викторович</text:p>
          </table:table-cell>
          <table:table-cell office:value-type="string" calcext:value-type="string">
            <text:p>CTiI@inbox.ru</text:p>
          </table:table-cell>
          <table:table-cell/>
          <table:table-cell office:value-type="string" calcext:value-type="string">
            <text:p>05/23/09 04:59 PM</text:p>
          </table:table-cell>
        </table:table-row>
        <table:table-row table:style-name="ro1">
          <table:table-cell office:value-type="float" office:value="89477" calcext:value-type="float">
            <text:p>89477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HVdqGTTO@mail.ru</text:p>
          </table:table-cell>
          <table:table-cell/>
          <table:table-cell office:value-type="string" calcext:value-type="string">
            <text:p>06/06/09 08:59 PM</text:p>
          </table:table-cell>
        </table:table-row>
        <table:table-row table:style-name="ro1">
          <table:table-cell office:value-type="float" office:value="89501" calcext:value-type="float">
            <text:p>89501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c207@mail.ru</text:p>
          </table:table-cell>
          <table:table-cell office:value-type="float" office:value="79119411376" calcext:value-type="float">
            <text:p>79119411376</text:p>
          </table:table-cell>
          <table:table-cell office:value-type="string" calcext:value-type="string">
            <text:p>06/11/09 11:40 AM</text:p>
          </table:table-cell>
        </table:table-row>
        <table:table-row table:style-name="ro1">
          <table:table-cell office:value-type="float" office:value="89513" calcext:value-type="float">
            <text:p>89513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Анатольевна</text:p>
          </table:table-cell>
          <table:table-cell office:value-type="string" calcext:value-type="string">
            <text:p>YOOP@mail.ru</text:p>
          </table:table-cell>
          <table:table-cell office:value-type="float" office:value="79058081674" calcext:value-type="float">
            <text:p>79058081674</text:p>
          </table:table-cell>
          <table:table-cell office:value-type="string" calcext:value-type="string">
            <text:p>06/14/09 12:34 PM</text:p>
          </table:table-cell>
        </table:table-row>
        <table:table-row table:style-name="ro1">
          <table:table-cell office:value-type="float" office:value="89527" calcext:value-type="float">
            <text:p>89527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avQ9k@yandex.ru</text:p>
          </table:table-cell>
          <table:table-cell/>
          <table:table-cell office:value-type="string" calcext:value-type="string">
            <text:p>06/16/09 11:10 PM</text:p>
          </table:table-cell>
        </table:table-row>
        <table:table-row table:style-name="ro1">
          <table:table-cell office:value-type="float" office:value="89561" calcext:value-type="float">
            <text:p>89561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Милана</text:p>
          </table:table-cell>
          <table:table-cell office:value-type="string" calcext:value-type="string">
            <text:p>Михаиловна</text:p>
          </table:table-cell>
          <table:table-cell office:value-type="string" calcext:value-type="string">
            <text:p>PYAYK0x7@mail.ru</text:p>
          </table:table-cell>
          <table:table-cell/>
          <table:table-cell office:value-type="string" calcext:value-type="string">
            <text:p>06/23/09 12:35 PM</text:p>
          </table:table-cell>
        </table:table-row>
        <table:table-row table:style-name="ro1">
          <table:table-cell office:value-type="float" office:value="89712" calcext:value-type="float">
            <text:p>89712</text:p>
          </table:table-cell>
          <table:table-cell/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yFLi@gmail.com</text:p>
          </table:table-cell>
          <table:table-cell/>
          <table:table-cell office:value-type="string" calcext:value-type="string">
            <text:p>01/11/14 03:17 PM</text:p>
          </table:table-cell>
        </table:table-row>
        <table:table-row table:style-name="ro1">
          <table:table-cell office:value-type="float" office:value="89930" calcext:value-type="float">
            <text:p>89930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1w6FzkHu@gmail.com</text:p>
          </table:table-cell>
          <table:table-cell office:value-type="float" office:value="79202911113" calcext:value-type="float">
            <text:p>79202911113</text:p>
          </table:table-cell>
          <table:table-cell office:value-type="string" calcext:value-type="string">
            <text:p>08/07/13 09:28 PM</text:p>
          </table:table-cell>
        </table:table-row>
        <table:table-row table:style-name="ro1">
          <table:table-cell office:value-type="float" office:value="90018" calcext:value-type="float">
            <text:p>90018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THEyPO79@mail.ru</text:p>
          </table:table-cell>
          <table:table-cell/>
          <table:table-cell office:value-type="string" calcext:value-type="string">
            <text:p>08/29/13 08:54 AM</text:p>
          </table:table-cell>
        </table:table-row>
        <table:table-row table:style-name="ro1">
          <table:table-cell office:value-type="float" office:value="90042" calcext:value-type="float">
            <text:p>90042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8nxEfl@gmail.com</text:p>
          </table:table-cell>
          <table:table-cell/>
          <table:table-cell office:value-type="string" calcext:value-type="string">
            <text:p>08/29/13 11:38 AM</text:p>
          </table:table-cell>
        </table:table-row>
        <table:table-row table:style-name="ro1">
          <table:table-cell office:value-type="float" office:value="90092" calcext:value-type="float">
            <text:p>90092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lpMuom0@mail.ru</text:p>
          </table:table-cell>
          <table:table-cell/>
          <table:table-cell office:value-type="string" calcext:value-type="string">
            <text:p>08/30/14 10:03 AM</text:p>
          </table:table-cell>
        </table:table-row>
        <table:table-row table:style-name="ro1">
          <table:table-cell office:value-type="float" office:value="90175" calcext:value-type="float">
            <text:p>90175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20x@mail.ru</text:p>
          </table:table-cell>
          <table:table-cell office:value-type="float" office:value="79159464712" calcext:value-type="float">
            <text:p>79159464712</text:p>
          </table:table-cell>
          <table:table-cell office:value-type="string" calcext:value-type="string">
            <text:p>07/15/15 10:48 AM</text:p>
          </table:table-cell>
        </table:table-row>
        <table:table-row table:style-name="ro1">
          <table:table-cell office:value-type="float" office:value="90221" calcext:value-type="float">
            <text:p>90221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Владимир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Efj5Vjc@mail.ru</text:p>
          </table:table-cell>
          <table:table-cell office:value-type="float" office:value="9151611472" calcext:value-type="float">
            <text:p>9151611472</text:p>
          </table:table-cell>
          <table:table-cell office:value-type="string" calcext:value-type="string">
            <text:p>08/30/13 01:14 PM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/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YNz@list.ru</text:p>
          </table:table-cell>
          <table:table-cell office:value-type="float" office:value="9219271550" calcext:value-type="float">
            <text:p>9219271550</text:p>
          </table:table-cell>
          <table:table-cell office:value-type="string" calcext:value-type="string">
            <text:p>08/31/13 07:46 AM</text:p>
          </table:table-cell>
        </table:table-row>
        <table:table-row table:style-name="ro1">
          <table:table-cell office:value-type="float" office:value="90448" calcext:value-type="float">
            <text:p>90448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Александра</text:p>
          </table:table-cell>
          <table:table-cell office:value-type="string" calcext:value-type="string">
            <text:p>Владиславовна</text:p>
          </table:table-cell>
          <table:table-cell office:value-type="string" calcext:value-type="string">
            <text:p>Wwbu@mail.ru</text:p>
          </table:table-cell>
          <table:table-cell office:value-type="float" office:value="79187501524" calcext:value-type="float">
            <text:p>79187501524</text:p>
          </table:table-cell>
          <table:table-cell office:value-type="string" calcext:value-type="string">
            <text:p>09/01/13 11:53 AM</text:p>
          </table:table-cell>
        </table:table-row>
        <table:table-row table:style-name="ro1">
          <table:table-cell office:value-type="float" office:value="90456" calcext:value-type="float">
            <text:p>90456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Vzqd@mail.ru</text:p>
          </table:table-cell>
          <table:table-cell office:value-type="float" office:value="9211181418" calcext:value-type="float">
            <text:p>9211181418</text:p>
          </table:table-cell>
          <table:table-cell office:value-type="string" calcext:value-type="string">
            <text:p>09/01/13 01:56 PM</text:p>
          </table:table-cell>
        </table:table-row>
        <table:table-row table:style-name="ro1">
          <table:table-cell office:value-type="float" office:value="90540" calcext:value-type="float">
            <text:p>90540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fwvpys@mail.ru</text:p>
          </table:table-cell>
          <table:table-cell office:value-type="float" office:value="779789091232" calcext:value-type="float">
            <text:p>779789091232</text:p>
          </table:table-cell>
          <table:table-cell office:value-type="string" calcext:value-type="string">
            <text:p>09/01/13 11:52 PM</text:p>
          </table:table-cell>
        </table:table-row>
        <table:table-row table:style-name="ro1">
          <table:table-cell office:value-type="float" office:value="90542" calcext:value-type="float">
            <text:p>90542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7Px3twJ@gmail.com</text:p>
          </table:table-cell>
          <table:table-cell/>
          <table:table-cell office:value-type="string" calcext:value-type="string">
            <text:p>07/15/15 10:48 AM</text:p>
          </table:table-cell>
        </table:table-row>
        <table:table-row table:style-name="ro1">
          <table:table-cell office:value-type="float" office:value="90597" calcext:value-type="float">
            <text:p>90597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Иванович</text:p>
          </table:table-cell>
          <table:table-cell office:value-type="string" calcext:value-type="string">
            <text:p>ToNLV@pisem.net</text:p>
          </table:table-cell>
          <table:table-cell/>
          <table:table-cell office:value-type="string" calcext:value-type="string">
            <text:p>09/02/13 05:39 PM</text:p>
          </table:table-cell>
        </table:table-row>
        <table:table-row table:style-name="ro1">
          <table:table-cell office:value-type="float" office:value="90643" calcext:value-type="float">
            <text:p>90643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Валентина</text:p>
          </table:table-cell>
          <table:table-cell office:value-type="string" calcext:value-type="string">
            <text:p>Михаиловна</text:p>
          </table:table-cell>
          <table:table-cell office:value-type="string" calcext:value-type="string">
            <text:p>qK0c0StH@yandex.ru</text:p>
          </table:table-cell>
          <table:table-cell office:value-type="float" office:value="79525893128" calcext:value-type="float">
            <text:p>79525893128</text:p>
          </table:table-cell>
          <table:table-cell office:value-type="string" calcext:value-type="string">
            <text:p>09/02/13 11:18 PM</text:p>
          </table:table-cell>
        </table:table-row>
        <table:table-row table:style-name="ro1">
          <table:table-cell office:value-type="float" office:value="90682" calcext:value-type="float">
            <text:p>90682</text:p>
          </table:table-cell>
          <table:table-cell/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3Bw7w@mail.ru</text:p>
          </table:table-cell>
          <table:table-cell/>
          <table:table-cell office:value-type="string" calcext:value-type="string">
            <text:p>09/03/13 09:58 AM</text:p>
          </table:table-cell>
        </table:table-row>
        <table:table-row table:style-name="ro1">
          <table:table-cell office:value-type="float" office:value="90703" calcext:value-type="float">
            <text:p>90703</text:p>
          </table:table-cell>
          <table:table-cell/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10W3@mail.ru</text:p>
          </table:table-cell>
          <table:table-cell/>
          <table:table-cell office:value-type="string" calcext:value-type="string">
            <text:p>09/03/13 12:59 PM</text:p>
          </table:table-cell>
        </table:table-row>
        <table:table-row table:style-name="ro1">
          <table:table-cell office:value-type="float" office:value="90726" calcext:value-type="float">
            <text:p>90726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uFWSCh@yandex.ru</text:p>
          </table:table-cell>
          <table:table-cell office:value-type="float" office:value="79214421852" calcext:value-type="float">
            <text:p>79214421852</text:p>
          </table:table-cell>
          <table:table-cell office:value-type="string" calcext:value-type="string">
            <text:p>09/03/13 05:23 PM</text:p>
          </table:table-cell>
        </table:table-row>
        <table:table-row table:style-name="ro1">
          <table:table-cell office:value-type="float" office:value="90866" calcext:value-type="float">
            <text:p>90866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TKbXJD@hotmail.com</text:p>
          </table:table-cell>
          <table:table-cell/>
          <table:table-cell office:value-type="string" calcext:value-type="string">
            <text:p>09/05/13 06:34 AM</text:p>
          </table:table-cell>
        </table:table-row>
        <table:table-row table:style-name="ro1">
          <table:table-cell office:value-type="float" office:value="90894" calcext:value-type="float">
            <text:p>90894</text:p>
          </table:table-cell>
          <table:table-cell/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8PKB@yandex.ru</text:p>
          </table:table-cell>
          <table:table-cell/>
          <table:table-cell office:value-type="string" calcext:value-type="string">
            <text:p>07/15/15 10:49 AM</text:p>
          </table:table-cell>
        </table:table-row>
        <table:table-row table:style-name="ro1">
          <table:table-cell office:value-type="float" office:value="90920" calcext:value-type="float">
            <text:p>90920</text:p>
          </table:table-cell>
          <table:table-cell/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uiMRKA@mail.ru</text:p>
          </table:table-cell>
          <table:table-cell/>
          <table:table-cell office:value-type="string" calcext:value-type="string">
            <text:p>09/05/13 05:34 PM</text:p>
          </table:table-cell>
        </table:table-row>
        <table:table-row table:style-name="ro1">
          <table:table-cell office:value-type="float" office:value="90976" calcext:value-type="float">
            <text:p>90976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7H4UJJo@mail.ru</text:p>
          </table:table-cell>
          <table:table-cell office:value-type="float" office:value="7017431525" calcext:value-type="float">
            <text:p>7017431525</text:p>
          </table:table-cell>
          <table:table-cell office:value-type="string" calcext:value-type="string">
            <text:p>09/06/13 09:34 AM</text:p>
          </table:table-cell>
        </table:table-row>
        <table:table-row table:style-name="ro1">
          <table:table-cell office:value-type="float" office:value="91097" calcext:value-type="float">
            <text:p>91097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FEN@yahoo.de</text:p>
          </table:table-cell>
          <table:table-cell/>
          <table:table-cell office:value-type="string" calcext:value-type="string">
            <text:p>09/07/13 05:09 PM</text:p>
          </table:table-cell>
        </table:table-row>
        <table:table-row table:style-name="ro1">
          <table:table-cell office:value-type="float" office:value="91116" calcext:value-type="float">
            <text:p>91116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2Rdz@mail.ru</text:p>
          </table:table-cell>
          <table:table-cell/>
          <table:table-cell office:value-type="string" calcext:value-type="string">
            <text:p>09/07/13 09:49 PM</text:p>
          </table:table-cell>
        </table:table-row>
        <table:table-row table:style-name="ro1">
          <table:table-cell office:value-type="float" office:value="91408" calcext:value-type="float">
            <text:p>91408</text:p>
          </table:table-cell>
          <table:table-cell office:value-type="string" calcext:value-type="string">
            <text:p>Романов</text:p>
          </table:table-cell>
          <table:table-cell table:number-columns-repeated="2"/>
          <table:table-cell office:value-type="string" calcext:value-type="string">
            <text:p>WTDFPFK@mail.ru</text:p>
          </table:table-cell>
          <table:table-cell/>
          <table:table-cell office:value-type="string" calcext:value-type="string">
            <text:p>09/11/13 01:20 AM</text:p>
          </table:table-cell>
        </table:table-row>
        <table:table-row table:style-name="ro1">
          <table:table-cell office:value-type="float" office:value="91440" calcext:value-type="float">
            <text:p>91440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KHPHw@gmail.com</text:p>
          </table:table-cell>
          <table:table-cell/>
          <table:table-cell office:value-type="string" calcext:value-type="string">
            <text:p>09/11/13 01:15 PM</text:p>
          </table:table-cell>
        </table:table-row>
        <table:table-row table:style-name="ro1">
          <table:table-cell office:value-type="float" office:value="91549" calcext:value-type="float">
            <text:p>91549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ZNcgtG6@gmail.com</text:p>
          </table:table-cell>
          <table:table-cell/>
          <table:table-cell office:value-type="string" calcext:value-type="string">
            <text:p>09/12/13 09:16 AM</text:p>
          </table:table-cell>
        </table:table-row>
        <table:table-row table:style-name="ro1">
          <table:table-cell office:value-type="float" office:value="91679" calcext:value-type="float">
            <text:p>91679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NP1@list.ru</text:p>
          </table:table-cell>
          <table:table-cell office:value-type="float" office:value="9272351405" calcext:value-type="float">
            <text:p>9272351405</text:p>
          </table:table-cell>
          <table:table-cell office:value-type="string" calcext:value-type="string">
            <text:p>09/12/13 06:36 PM</text:p>
          </table:table-cell>
        </table:table-row>
        <table:table-row table:style-name="ro1">
          <table:table-cell office:value-type="float" office:value="91689" calcext:value-type="float">
            <text:p>91689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BJMs96p@gmail.com</text:p>
          </table:table-cell>
          <table:table-cell office:value-type="float" office:value="34917961594" calcext:value-type="float">
            <text:p>34917961594</text:p>
          </table:table-cell>
          <table:table-cell office:value-type="string" calcext:value-type="string">
            <text:p>07/29/14 01:46 PM</text:p>
          </table:table-cell>
        </table:table-row>
        <table:table-row table:style-name="ro1">
          <table:table-cell office:value-type="float" office:value="91723" calcext:value-type="float">
            <text:p>91723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nh87BJ@yandex.ru</text:p>
          </table:table-cell>
          <table:table-cell/>
          <table:table-cell office:value-type="string" calcext:value-type="string">
            <text:p>06/23/14 12:46 PM</text:p>
          </table:table-cell>
        </table:table-row>
        <table:table-row table:style-name="ro1">
          <table:table-cell office:value-type="float" office:value="91757" calcext:value-type="float">
            <text:p>91757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Аркадий</text:p>
          </table:table-cell>
          <table:table-cell office:value-type="string" calcext:value-type="string">
            <text:p>Борисович</text:p>
          </table:table-cell>
          <table:table-cell office:value-type="string" calcext:value-type="string">
            <text:p>iSL13kN@yandex.ru</text:p>
          </table:table-cell>
          <table:table-cell office:value-type="float" office:value="79104784637" calcext:value-type="float">
            <text:p>79104784637</text:p>
          </table:table-cell>
          <table:table-cell office:value-type="string" calcext:value-type="string">
            <text:p>09/13/13 10:58 AM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/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MtiIDC0I@mail.ru</text:p>
          </table:table-cell>
          <table:table-cell/>
          <table:table-cell office:value-type="string" calcext:value-type="string">
            <text:p>09/13/13 07:48 PM</text:p>
          </table:table-cell>
        </table:table-row>
        <table:table-row table:style-name="ro1">
          <table:table-cell office:value-type="float" office:value="91831" calcext:value-type="float">
            <text:p>91831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I4J@yahoo.com</text:p>
          </table:table-cell>
          <table:table-cell office:value-type="float" office:value="995577521889" calcext:value-type="float">
            <text:p>995577521889</text:p>
          </table:table-cell>
          <table:table-cell office:value-type="string" calcext:value-type="string">
            <text:p>09/14/13 08:11 AM</text:p>
          </table:table-cell>
        </table:table-row>
        <table:table-row table:style-name="ro1">
          <table:table-cell office:value-type="float" office:value="91898" calcext:value-type="float">
            <text:p>91898</text:p>
          </table:table-cell>
          <table:table-cell/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WW8uLwik@yahoo.com</text:p>
          </table:table-cell>
          <table:table-cell/>
          <table:table-cell office:value-type="string" calcext:value-type="string">
            <text:p>09/14/13 11:15 PM</text:p>
          </table:table-cell>
        </table:table-row>
        <table:table-row table:style-name="ro1">
          <table:table-cell office:value-type="float" office:value="91902" calcext:value-type="float">
            <text:p>91902</text:p>
          </table:table-cell>
          <table:table-cell/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PA5X0@inbox.lv</text:p>
          </table:table-cell>
          <table:table-cell office:value-type="float" office:value="37129647158" calcext:value-type="float">
            <text:p>37129647158</text:p>
          </table:table-cell>
          <table:table-cell office:value-type="string" calcext:value-type="string">
            <text:p>09/14/13 11:24 PM</text:p>
          </table:table-cell>
        </table:table-row>
        <table:table-row table:style-name="ro1">
          <table:table-cell office:value-type="float" office:value="91967" calcext:value-type="float">
            <text:p>91967</text:p>
          </table:table-cell>
          <table:table-cell/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IaJUs7@gmail.com</text:p>
          </table:table-cell>
          <table:table-cell/>
          <table:table-cell office:value-type="string" calcext:value-type="string">
            <text:p>09/08/14 08:06 PM</text:p>
          </table:table-cell>
        </table:table-row>
        <table:table-row table:style-name="ro1">
          <table:table-cell office:value-type="float" office:value="91999" calcext:value-type="float">
            <text:p>91999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alkN0p6@yandex.ru</text:p>
          </table:table-cell>
          <table:table-cell office:value-type="float" office:value="9641021335" calcext:value-type="float">
            <text:p>9641021335</text:p>
          </table:table-cell>
          <table:table-cell office:value-type="string" calcext:value-type="string">
            <text:p>09/16/13 07:09 AM</text:p>
          </table:table-cell>
        </table:table-row>
        <table:table-row table:style-name="ro1">
          <table:table-cell office:value-type="float" office:value="92011" calcext:value-type="float">
            <text:p>92011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Марк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gHzND7@mail.ru</text:p>
          </table:table-cell>
          <table:table-cell office:value-type="float" office:value="19253004279" calcext:value-type="float">
            <text:p>19253004279</text:p>
          </table:table-cell>
          <table:table-cell office:value-type="string" calcext:value-type="string">
            <text:p>09/16/13 10:46 AM</text:p>
          </table:table-cell>
        </table:table-row>
        <table:table-row table:style-name="ro1">
          <table:table-cell office:value-type="float" office:value="92024" calcext:value-type="float">
            <text:p>92024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Аркадьевич</text:p>
          </table:table-cell>
          <table:table-cell office:value-type="string" calcext:value-type="string">
            <text:p>d8ED@itp.nsc.ru</text:p>
          </table:table-cell>
          <table:table-cell office:value-type="float" office:value="79132074754" calcext:value-type="float">
            <text:p>79132074754</text:p>
          </table:table-cell>
          <table:table-cell office:value-type="string" calcext:value-type="string">
            <text:p>05/29/14 07:10 AM</text:p>
          </table:table-cell>
        </table:table-row>
        <table:table-row table:style-name="ro1">
          <table:table-cell office:value-type="float" office:value="92048" calcext:value-type="float">
            <text:p>92048</text:p>
          </table:table-cell>
          <table:table-cell/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EBG@mail.ru</text:p>
          </table:table-cell>
          <table:table-cell/>
          <table:table-cell office:value-type="string" calcext:value-type="string">
            <text:p>09/16/13 06:59 PM</text:p>
          </table:table-cell>
        </table:table-row>
        <table:table-row table:style-name="ro1">
          <table:table-cell office:value-type="float" office:value="92053" calcext:value-type="float">
            <text:p>92053</text:p>
          </table:table-cell>
          <table:table-cell/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8aoaW5@mail.ru</text:p>
          </table:table-cell>
          <table:table-cell/>
          <table:table-cell office:value-type="string" calcext:value-type="string">
            <text:p>09/16/13 08:57 PM</text:p>
          </table:table-cell>
        </table:table-row>
        <table:table-row table:style-name="ro1">
          <table:table-cell office:value-type="float" office:value="92063" calcext:value-type="float">
            <text:p>92063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0FxZT@yandex.ru</text:p>
          </table:table-cell>
          <table:table-cell office:value-type="float" office:value="9296501449" calcext:value-type="float">
            <text:p>9296501449</text:p>
          </table:table-cell>
          <table:table-cell office:value-type="string" calcext:value-type="string">
            <text:p>09/16/13 09:57 PM</text:p>
          </table:table-cell>
        </table:table-row>
        <table:table-row table:style-name="ro1">
          <table:table-cell office:value-type="float" office:value="92119" calcext:value-type="float">
            <text:p>92119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Юлия</text:p>
          </table:table-cell>
          <table:table-cell office:value-type="string" calcext:value-type="string">
            <text:p>Максимовна</text:p>
          </table:table-cell>
          <table:table-cell office:value-type="string" calcext:value-type="string">
            <text:p>zfL1C@mail.ru</text:p>
          </table:table-cell>
          <table:table-cell office:value-type="float" office:value="79145751515" calcext:value-type="float">
            <text:p>79145751515</text:p>
          </table:table-cell>
          <table:table-cell office:value-type="string" calcext:value-type="string">
            <text:p>09/17/13 09:15 AM</text:p>
          </table:table-cell>
        </table:table-row>
        <table:table-row table:style-name="ro1">
          <table:table-cell office:value-type="float" office:value="92123" calcext:value-type="float">
            <text:p>92123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Жанна</text:p>
          </table:table-cell>
          <table:table-cell office:value-type="string" calcext:value-type="string">
            <text:p>Егоровна</text:p>
          </table:table-cell>
          <table:table-cell office:value-type="string" calcext:value-type="string">
            <text:p>K5f9ij@mail.ru</text:p>
          </table:table-cell>
          <table:table-cell office:value-type="float" office:value="9622911389" calcext:value-type="float">
            <text:p>9622911389</text:p>
          </table:table-cell>
          <table:table-cell office:value-type="string" calcext:value-type="string">
            <text:p>09/17/13 09:17 AM</text:p>
          </table:table-cell>
        </table:table-row>
        <table:table-row table:style-name="ro1">
          <table:table-cell office:value-type="float" office:value="92206" calcext:value-type="float">
            <text:p>92206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6nQ7@yandex.ru</text:p>
          </table:table-cell>
          <table:table-cell/>
          <table:table-cell office:value-type="string" calcext:value-type="string">
            <text:p>07/15/15 10:58 AM</text:p>
          </table:table-cell>
        </table:table-row>
        <table:table-row table:style-name="ro1">
          <table:table-cell office:value-type="float" office:value="92274" calcext:value-type="float">
            <text:p>92274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wle@yandex.ru</text:p>
          </table:table-cell>
          <table:table-cell/>
          <table:table-cell office:value-type="string" calcext:value-type="string">
            <text:p>09/17/13 11:36 AM</text:p>
          </table:table-cell>
        </table:table-row>
        <table:table-row table:style-name="ro1">
          <table:table-cell office:value-type="float" office:value="92414" calcext:value-type="float">
            <text:p>92414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g8D@mail.ru</text:p>
          </table:table-cell>
          <table:table-cell/>
          <table:table-cell office:value-type="string" calcext:value-type="string">
            <text:p>09/17/13 05:15 PM</text:p>
          </table:table-cell>
        </table:table-row>
        <table:table-row table:style-name="ro1">
          <table:table-cell office:value-type="float" office:value="92433" calcext:value-type="float">
            <text:p>92433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Филипповна</text:p>
          </table:table-cell>
          <table:table-cell office:value-type="string" calcext:value-type="string">
            <text:p>WaN0Gq@mail.ru</text:p>
          </table:table-cell>
          <table:table-cell/>
          <table:table-cell office:value-type="string" calcext:value-type="string">
            <text:p>09/17/13 06:22 PM</text:p>
          </table:table-cell>
        </table:table-row>
        <table:table-row table:style-name="ro1">
          <table:table-cell office:value-type="float" office:value="92545" calcext:value-type="float">
            <text:p>92545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Галина</text:p>
          </table:table-cell>
          <table:table-cell office:value-type="string" calcext:value-type="string">
            <text:p>Васильевна</text:p>
          </table:table-cell>
          <table:table-cell office:value-type="string" calcext:value-type="string">
            <text:p>sMaT@mail.ru</text:p>
          </table:table-cell>
          <table:table-cell office:value-type="float" office:value="79145427686" calcext:value-type="float">
            <text:p>79145427686</text:p>
          </table:table-cell>
          <table:table-cell office:value-type="string" calcext:value-type="string">
            <text:p>09/18/13 03:33 AM</text:p>
          </table:table-cell>
        </table:table-row>
        <table:table-row table:style-name="ro1">
          <table:table-cell office:value-type="float" office:value="92609" calcext:value-type="float">
            <text:p>92609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Zm12@mail.ru</text:p>
          </table:table-cell>
          <table:table-cell office:value-type="float" office:value="9884601520" calcext:value-type="float">
            <text:p>9884601520</text:p>
          </table:table-cell>
          <table:table-cell office:value-type="string" calcext:value-type="string">
            <text:p>09/18/13 09:58 AM</text:p>
          </table:table-cell>
        </table:table-row>
        <table:table-row table:style-name="ro1">
          <table:table-cell office:value-type="float" office:value="92646" calcext:value-type="float">
            <text:p>92646</text:p>
          </table:table-cell>
          <table:table-cell/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aebKR@mail.ru</text:p>
          </table:table-cell>
          <table:table-cell/>
          <table:table-cell office:value-type="string" calcext:value-type="string">
            <text:p>09/18/13 10:44 AM</text:p>
          </table:table-cell>
        </table:table-row>
        <table:table-row table:style-name="ro1">
          <table:table-cell office:value-type="float" office:value="92872" calcext:value-type="float">
            <text:p>92872</text:p>
          </table:table-cell>
          <table:table-cell/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62Sp@mail.ru</text:p>
          </table:table-cell>
          <table:table-cell/>
          <table:table-cell office:value-type="string" calcext:value-type="string">
            <text:p>09/18/13 10:19 PM</text:p>
          </table:table-cell>
        </table:table-row>
        <table:table-row table:style-name="ro1">
          <table:table-cell office:value-type="float" office:value="92938" calcext:value-type="float">
            <text:p>92938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Юрьевна</text:p>
          </table:table-cell>
          <table:table-cell office:value-type="string" calcext:value-type="string">
            <text:p>FL4@mail.ru</text:p>
          </table:table-cell>
          <table:table-cell office:value-type="float" office:value="79501325760" calcext:value-type="float">
            <text:p>79501325760</text:p>
          </table:table-cell>
          <table:table-cell office:value-type="string" calcext:value-type="string">
            <text:p>09/19/13 10:52 AM</text:p>
          </table:table-cell>
        </table:table-row>
        <table:table-row table:style-name="ro1">
          <table:table-cell office:value-type="float" office:value="92989" calcext:value-type="float">
            <text:p>92989</text:p>
          </table:table-cell>
          <table:table-cell/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rAEuOjlI@yahoo.com</text:p>
          </table:table-cell>
          <table:table-cell/>
          <table:table-cell office:value-type="string" calcext:value-type="string">
            <text:p>09/19/13 05:11 PM</text:p>
          </table:table-cell>
        </table:table-row>
        <table:table-row table:style-name="ro1">
          <table:table-cell office:value-type="float" office:value="93162" calcext:value-type="float">
            <text:p>93162</text:p>
          </table:table-cell>
          <table:table-cell/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TGDIT@mail.ru</text:p>
          </table:table-cell>
          <table:table-cell/>
          <table:table-cell office:value-type="string" calcext:value-type="string">
            <text:p>09/21/13 11:33 AM</text:p>
          </table:table-cell>
        </table:table-row>
        <table:table-row table:style-name="ro1">
          <table:table-cell office:value-type="float" office:value="93333" calcext:value-type="float">
            <text:p>93333</text:p>
          </table:table-cell>
          <table:table-cell/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QhTC4eKg@gmail.com</text:p>
          </table:table-cell>
          <table:table-cell/>
          <table:table-cell office:value-type="string" calcext:value-type="string">
            <text:p>09/23/13 08:44 AM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DyEZ@yandex.ru</text:p>
          </table:table-cell>
          <table:table-cell/>
          <table:table-cell office:value-type="string" calcext:value-type="string">
            <text:p>09/23/13 09:26 PM</text:p>
          </table:table-cell>
        </table:table-row>
        <table:table-row table:style-name="ro1">
          <table:table-cell office:value-type="float" office:value="93407" calcext:value-type="float">
            <text:p>93407</text:p>
          </table:table-cell>
          <table:table-cell/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2A7AU@gmail.com</text:p>
          </table:table-cell>
          <table:table-cell/>
          <table:table-cell office:value-type="string" calcext:value-type="string">
            <text:p>09/23/13 10:25 PM</text:p>
          </table:table-cell>
        </table:table-row>
        <table:table-row table:style-name="ro1">
          <table:table-cell office:value-type="float" office:value="93436" calcext:value-type="float">
            <text:p>93436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RoQM@gmail.com</text:p>
          </table:table-cell>
          <table:table-cell/>
          <table:table-cell office:value-type="string" calcext:value-type="string">
            <text:p>09/24/13 09:19 AM</text:p>
          </table:table-cell>
        </table:table-row>
        <table:table-row table:style-name="ro1">
          <table:table-cell office:value-type="float" office:value="93608" calcext:value-type="float">
            <text:p>93608</text:p>
          </table:table-cell>
          <table:table-cell/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BgmWHLs@gmail.com</text:p>
          </table:table-cell>
          <table:table-cell office:value-type="float" office:value="9281075320" calcext:value-type="float">
            <text:p>9281075320</text:p>
          </table:table-cell>
          <table:table-cell office:value-type="string" calcext:value-type="string">
            <text:p>09/24/13 10:59 AM</text:p>
          </table:table-cell>
        </table:table-row>
        <table:table-row table:style-name="ro1">
          <table:table-cell office:value-type="float" office:value="93703" calcext:value-type="float">
            <text:p>93703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Софья</text:p>
          </table:table-cell>
          <table:table-cell office:value-type="string" calcext:value-type="string">
            <text:p>Васильевна</text:p>
          </table:table-cell>
          <table:table-cell office:value-type="string" calcext:value-type="string">
            <text:p>cze8R@mail.ru</text:p>
          </table:table-cell>
          <table:table-cell office:value-type="float" office:value="9278761836" calcext:value-type="float">
            <text:p>9278761836</text:p>
          </table:table-cell>
          <table:table-cell office:value-type="string" calcext:value-type="string">
            <text:p>09/24/13 12:40 PM</text:p>
          </table:table-cell>
        </table:table-row>
        <table:table-row table:style-name="ro1">
          <table:table-cell office:value-type="float" office:value="93711" calcext:value-type="float">
            <text:p>93711</text:p>
          </table:table-cell>
          <table:table-cell office:value-type="string" calcext:value-type="string">
            <text:p>Татьян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Z8P@yandex.ru</text:p>
          </table:table-cell>
          <table:table-cell/>
          <table:table-cell office:value-type="string" calcext:value-type="string">
            <text:p>09/24/13 12:43 PM</text:p>
          </table:table-cell>
        </table:table-row>
        <table:table-row table:style-name="ro1">
          <table:table-cell office:value-type="float" office:value="93718" calcext:value-type="float">
            <text:p>93718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0Uid6G@mail.ru</text:p>
          </table:table-cell>
          <table:table-cell/>
          <table:table-cell office:value-type="string" calcext:value-type="string">
            <text:p>09/24/13 12:50 PM</text:p>
          </table:table-cell>
        </table:table-row>
        <table:table-row table:style-name="ro1">
          <table:table-cell office:value-type="float" office:value="93726" calcext:value-type="float">
            <text:p>93726</text:p>
          </table:table-cell>
          <table:table-cell/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LhTZcR@mail.ru</text:p>
          </table:table-cell>
          <table:table-cell/>
          <table:table-cell office:value-type="string" calcext:value-type="string">
            <text:p>09/24/13 01:00 PM</text:p>
          </table:table-cell>
        </table:table-row>
        <table:table-row table:style-name="ro1">
          <table:table-cell office:value-type="float" office:value="93767" calcext:value-type="float">
            <text:p>93767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JTfQT@gmail.com</text:p>
          </table:table-cell>
          <table:table-cell office:value-type="float" office:value="41766275717" calcext:value-type="float">
            <text:p>41766275717</text:p>
          </table:table-cell>
          <table:table-cell office:value-type="string" calcext:value-type="string">
            <text:p>09/24/13 01:52 PM</text:p>
          </table:table-cell>
        </table:table-row>
        <table:table-row table:style-name="ro1">
          <table:table-cell office:value-type="float" office:value="93773" calcext:value-type="float">
            <text:p>93773</text:p>
          </table:table-cell>
          <table:table-cell/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qkfBYw@yandex.ru</text:p>
          </table:table-cell>
          <table:table-cell/>
          <table:table-cell office:value-type="string" calcext:value-type="string">
            <text:p>09/24/13 01:55 PM</text:p>
          </table:table-cell>
        </table:table-row>
        <table:table-row table:style-name="ro1">
          <table:table-cell office:value-type="float" office:value="93801" calcext:value-type="float">
            <text:p>93801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GD6@mail.ru</text:p>
          </table:table-cell>
          <table:table-cell/>
          <table:table-cell office:value-type="string" calcext:value-type="string">
            <text:p>09/24/13 02:20 PM</text:p>
          </table:table-cell>
        </table:table-row>
        <table:table-row table:style-name="ro1">
          <table:table-cell office:value-type="float" office:value="93818" calcext:value-type="float">
            <text:p>93818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bGxxaC@list.ru</text:p>
          </table:table-cell>
          <table:table-cell office:value-type="float" office:value="9257711086" calcext:value-type="float">
            <text:p>9257711086</text:p>
          </table:table-cell>
          <table:table-cell office:value-type="string" calcext:value-type="string">
            <text:p>09/24/13 02:35 PM</text:p>
          </table:table-cell>
        </table:table-row>
        <table:table-row table:style-name="ro1">
          <table:table-cell office:value-type="float" office:value="93918" calcext:value-type="float">
            <text:p>93918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atnsDE@yandex.ru</text:p>
          </table:table-cell>
          <table:table-cell/>
          <table:table-cell office:value-type="string" calcext:value-type="string">
            <text:p>09/13/14 02:34 PM</text:p>
          </table:table-cell>
        </table:table-row>
        <table:table-row table:style-name="ro1">
          <table:table-cell office:value-type="float" office:value="93940" calcext:value-type="float">
            <text:p>93940</text:p>
          </table:table-cell>
          <table:table-cell office:value-type="string" calcext:value-type="string">
            <text:p>Аннова</text:p>
          </table:table-cell>
          <table:table-cell table:number-columns-repeated="2"/>
          <table:table-cell office:value-type="string" calcext:value-type="string">
            <text:p>rpFlG@mail.ru</text:p>
          </table:table-cell>
          <table:table-cell office:value-type="float" office:value="447586485916" calcext:value-type="float">
            <text:p>447586485916</text:p>
          </table:table-cell>
          <table:table-cell office:value-type="string" calcext:value-type="string">
            <text:p>09/24/13 05:53 PM</text:p>
          </table:table-cell>
        </table:table-row>
        <table:table-row table:style-name="ro1">
          <table:table-cell office:value-type="float" office:value="93971" calcext:value-type="float">
            <text:p>93971</text:p>
          </table:table-cell>
          <table:table-cell office:value-type="string" calcext:value-type="string">
            <text:p>Валерин</text:p>
          </table:table-cell>
          <table:table-cell office:value-type="string" calcext:value-type="string">
            <text:p>Евгений</text:p>
          </table:table-cell>
          <table:table-cell/>
          <table:table-cell office:value-type="string" calcext:value-type="string">
            <text:p>2Da@yandex.ru</text:p>
          </table:table-cell>
          <table:table-cell/>
          <table:table-cell office:value-type="string" calcext:value-type="string">
            <text:p>09/24/13 07:45 PM</text:p>
          </table:table-cell>
        </table:table-row>
        <table:table-row table:style-name="ro1">
          <table:table-cell office:value-type="float" office:value="94127" calcext:value-type="float">
            <text:p>94127</text:p>
          </table:table-cell>
          <table:table-cell/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c60xV@mail.ru</text:p>
          </table:table-cell>
          <table:table-cell office:value-type="float" office:value="9057229947" calcext:value-type="float">
            <text:p>9057229947</text:p>
          </table:table-cell>
          <table:table-cell office:value-type="string" calcext:value-type="string">
            <text:p>09/25/13 11:41 AM</text:p>
          </table:table-cell>
        </table:table-row>
        <table:table-row table:style-name="ro1">
          <table:table-cell office:value-type="float" office:value="94211" calcext:value-type="float">
            <text:p>94211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8P4BZv@gmail.com</text:p>
          </table:table-cell>
          <table:table-cell office:value-type="float" office:value="77015782901" calcext:value-type="float">
            <text:p>77015782901</text:p>
          </table:table-cell>
          <table:table-cell office:value-type="string" calcext:value-type="string">
            <text:p>09/25/13 07:12 PM</text:p>
          </table:table-cell>
        </table:table-row>
        <table:table-row table:style-name="ro1">
          <table:table-cell office:value-type="float" office:value="94429" calcext:value-type="float">
            <text:p>94429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Виктор</text:p>
          </table:table-cell>
          <table:table-cell office:value-type="string" calcext:value-type="string">
            <text:p>Матвеевич</text:p>
          </table:table-cell>
          <table:table-cell office:value-type="string" calcext:value-type="string">
            <text:p>JtYcxEw@ya.ru</text:p>
          </table:table-cell>
          <table:table-cell office:value-type="float" office:value="79661101535" calcext:value-type="float">
            <text:p>79661101535</text:p>
          </table:table-cell>
          <table:table-cell office:value-type="string" calcext:value-type="string">
            <text:p>09/26/13 10:47 AM</text:p>
          </table:table-cell>
        </table:table-row>
        <table:table-row table:style-name="ro1">
          <table:table-cell office:value-type="float" office:value="94538" calcext:value-type="float">
            <text:p>94538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533c@ngs.ru</text:p>
          </table:table-cell>
          <table:table-cell/>
          <table:table-cell office:value-type="string" calcext:value-type="string">
            <text:p>09/26/13 01:49 PM</text:p>
          </table:table-cell>
        </table:table-row>
        <table:table-row table:style-name="ro1">
          <table:table-cell office:value-type="float" office:value="94583" calcext:value-type="float">
            <text:p>94583</text:p>
          </table:table-cell>
          <table:table-cell/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YnX7p@yandex.ru</text:p>
          </table:table-cell>
          <table:table-cell office:value-type="float" office:value="79174541634" calcext:value-type="float">
            <text:p>79174541634</text:p>
          </table:table-cell>
          <table:table-cell office:value-type="string" calcext:value-type="string">
            <text:p>09/26/13 03:16 PM</text:p>
          </table:table-cell>
        </table:table-row>
        <table:table-row table:style-name="ro1">
          <table:table-cell office:value-type="float" office:value="94611" calcext:value-type="float">
            <text:p>94611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Кириллович</text:p>
          </table:table-cell>
          <table:table-cell office:value-type="string" calcext:value-type="string">
            <text:p>Ri9NR@rambler.ru</text:p>
          </table:table-cell>
          <table:table-cell office:value-type="float" office:value="79193111329" calcext:value-type="float">
            <text:p>79193111329</text:p>
          </table:table-cell>
          <table:table-cell office:value-type="string" calcext:value-type="string">
            <text:p>09/26/13 04:53 PM</text:p>
          </table:table-cell>
        </table:table-row>
        <table:table-row table:style-name="ro1">
          <table:table-cell office:value-type="float" office:value="94692" calcext:value-type="float">
            <text:p>94692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WmWor@gmail.com</text:p>
          </table:table-cell>
          <table:table-cell office:value-type="float" office:value="79636551589" calcext:value-type="float">
            <text:p>79636551589</text:p>
          </table:table-cell>
          <table:table-cell office:value-type="string" calcext:value-type="string">
            <text:p>09/26/13 08:55 PM</text:p>
          </table:table-cell>
        </table:table-row>
        <table:table-row table:style-name="ro1">
          <table:table-cell office:value-type="float" office:value="94759" calcext:value-type="float">
            <text:p>94759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B15QDSV@yandex.ru</text:p>
          </table:table-cell>
          <table:table-cell office:value-type="float" office:value="9119801664" calcext:value-type="float">
            <text:p>9119801664</text:p>
          </table:table-cell>
          <table:table-cell office:value-type="string" calcext:value-type="string">
            <text:p>09/27/13 12:47 AM</text:p>
          </table:table-cell>
        </table:table-row>
        <table:table-row table:style-name="ro1">
          <table:table-cell office:value-type="float" office:value="94772" calcext:value-type="float">
            <text:p>94772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rxK15@mail.ru</text:p>
          </table:table-cell>
          <table:table-cell office:value-type="float" office:value="79176821969" calcext:value-type="float">
            <text:p>79176821969</text:p>
          </table:table-cell>
          <table:table-cell office:value-type="string" calcext:value-type="string">
            <text:p>05/21/14 02:04 PM</text:p>
          </table:table-cell>
        </table:table-row>
        <table:table-row table:style-name="ro1">
          <table:table-cell office:value-type="float" office:value="94783" calcext:value-type="float">
            <text:p>94783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CObIc@ya.ru</text:p>
          </table:table-cell>
          <table:table-cell office:value-type="float" office:value="9105981560" calcext:value-type="float">
            <text:p>9105981560</text:p>
          </table:table-cell>
          <table:table-cell office:value-type="string" calcext:value-type="string">
            <text:p>09/27/13 07:09 AM</text:p>
          </table:table-cell>
        </table:table-row>
        <table:table-row table:style-name="ro1">
          <table:table-cell office:value-type="float" office:value="94824" calcext:value-type="float">
            <text:p>94824</text:p>
          </table:table-cell>
          <table:table-cell office:value-type="string" calcext:value-type="string">
            <text:p>Николаев</text:p>
          </table:table-cell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68iccbo@yandex.ru</text:p>
          </table:table-cell>
          <table:table-cell/>
          <table:table-cell office:value-type="string" calcext:value-type="string">
            <text:p>09/27/13 11:54 AM</text:p>
          </table:table-cell>
        </table:table-row>
        <table:table-row table:style-name="ro1">
          <table:table-cell office:value-type="float" office:value="94882" calcext:value-type="float">
            <text:p>94882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SDqO@mail.ru</text:p>
          </table:table-cell>
          <table:table-cell/>
          <table:table-cell office:value-type="string" calcext:value-type="string">
            <text:p>09/27/13 06:42 PM</text:p>
          </table:table-cell>
        </table:table-row>
        <table:table-row table:style-name="ro1">
          <table:table-cell office:value-type="float" office:value="94945" calcext:value-type="float">
            <text:p>94945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TjwmqPcj@yandex.ru</text:p>
          </table:table-cell>
          <table:table-cell office:value-type="float" office:value="9899521505" calcext:value-type="float">
            <text:p>9899521505</text:p>
          </table:table-cell>
          <table:table-cell office:value-type="string" calcext:value-type="string">
            <text:p>09/28/13 07:45 AM</text:p>
          </table:table-cell>
        </table:table-row>
        <table:table-row table:style-name="ro1">
          <table:table-cell office:value-type="float" office:value="95060" calcext:value-type="float">
            <text:p>95060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6M5@ya.ru</text:p>
          </table:table-cell>
          <table:table-cell office:value-type="float" office:value="79163431743" calcext:value-type="float">
            <text:p>79163431743</text:p>
          </table:table-cell>
          <table:table-cell office:value-type="string" calcext:value-type="string">
            <text:p>09/29/13 02:13 AM</text:p>
          </table:table-cell>
        </table:table-row>
        <table:table-row table:style-name="ro1">
          <table:table-cell office:value-type="float" office:value="95087" calcext:value-type="float">
            <text:p>95087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TUEYE@mail.ru</text:p>
          </table:table-cell>
          <table:table-cell/>
          <table:table-cell office:value-type="string" calcext:value-type="string">
            <text:p>09/29/13 12:11 PM</text:p>
          </table:table-cell>
        </table:table-row>
        <table:table-row table:style-name="ro1">
          <table:table-cell office:value-type="float" office:value="95171" calcext:value-type="float">
            <text:p>95171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Алёна</text:p>
          </table:table-cell>
          <table:table-cell office:value-type="string" calcext:value-type="string">
            <text:p>Сергеевна</text:p>
          </table:table-cell>
          <table:table-cell office:value-type="string" calcext:value-type="string">
            <text:p>E5IKA@mail.ru</text:p>
          </table:table-cell>
          <table:table-cell office:value-type="float" office:value="79147772138" calcext:value-type="float">
            <text:p>79147772138</text:p>
          </table:table-cell>
          <table:table-cell office:value-type="string" calcext:value-type="string">
            <text:p>09/30/13 05:15 AM</text:p>
          </table:table-cell>
        </table:table-row>
        <table:table-row table:style-name="ro1">
          <table:table-cell office:value-type="float" office:value="95312" calcext:value-type="float">
            <text:p>95312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Полина</text:p>
          </table:table-cell>
          <table:table-cell office:value-type="string" calcext:value-type="string">
            <text:p>Евгеньевна</text:p>
          </table:table-cell>
          <table:table-cell office:value-type="string" calcext:value-type="string">
            <text:p>cdNnQ@yandex.ru</text:p>
          </table:table-cell>
          <table:table-cell office:value-type="float" office:value="79165721398" calcext:value-type="float">
            <text:p>79165721398</text:p>
          </table:table-cell>
          <table:table-cell office:value-type="string" calcext:value-type="string">
            <text:p>10/01/13 11:55 AM</text:p>
          </table:table-cell>
        </table:table-row>
        <table:table-row table:style-name="ro1">
          <table:table-cell office:value-type="float" office:value="95336" calcext:value-type="float">
            <text:p>95336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Ева</text:p>
          </table:table-cell>
          <table:table-cell office:value-type="string" calcext:value-type="string">
            <text:p>Константиновна</text:p>
          </table:table-cell>
          <table:table-cell office:value-type="string" calcext:value-type="string">
            <text:p>I9HUV@yandex.ru</text:p>
          </table:table-cell>
          <table:table-cell office:value-type="float" office:value="79687091584" calcext:value-type="float">
            <text:p>79687091584</text:p>
          </table:table-cell>
          <table:table-cell office:value-type="string" calcext:value-type="string">
            <text:p>10/01/13 12:25 PM</text:p>
          </table:table-cell>
        </table:table-row>
        <table:table-row table:style-name="ro1">
          <table:table-cell office:value-type="float" office:value="95491" calcext:value-type="float">
            <text:p>95491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x1xlAzDF@btinternet.com</text:p>
          </table:table-cell>
          <table:table-cell/>
          <table:table-cell office:value-type="string" calcext:value-type="string">
            <text:p>08/26/14 04:21 PM</text:p>
          </table:table-cell>
        </table:table-row>
        <table:table-row table:style-name="ro1">
          <table:table-cell office:value-type="float" office:value="95518" calcext:value-type="float">
            <text:p>95518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VxcWFH7@gmail.com</text:p>
          </table:table-cell>
          <table:table-cell/>
          <table:table-cell office:value-type="string" calcext:value-type="string">
            <text:p>10/02/13 04:45 AM</text:p>
          </table:table-cell>
        </table:table-row>
        <table:table-row table:style-name="ro1">
          <table:table-cell office:value-type="float" office:value="95526" calcext:value-type="float">
            <text:p>95526</text:p>
          </table:table-cell>
          <table:table-cell/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GBCEa1I@mail.ru</text:p>
          </table:table-cell>
          <table:table-cell/>
          <table:table-cell office:value-type="string" calcext:value-type="string">
            <text:p>10/02/13 07:32 AM</text:p>
          </table:table-cell>
        </table:table-row>
        <table:table-row table:style-name="ro1">
          <table:table-cell office:value-type="float" office:value="95537" calcext:value-type="float">
            <text:p>95537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p7TbP@mail.ru</text:p>
          </table:table-cell>
          <table:table-cell/>
          <table:table-cell office:value-type="string" calcext:value-type="string">
            <text:p>06/02/14 03:19 PM</text:p>
          </table:table-cell>
        </table:table-row>
        <table:table-row table:style-name="ro1">
          <table:table-cell office:value-type="float" office:value="95575" calcext:value-type="float">
            <text:p>95575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2Yj0Y86@mail.ru</text:p>
          </table:table-cell>
          <table:table-cell office:value-type="float" office:value="79276031081" calcext:value-type="float">
            <text:p>79276031081</text:p>
          </table:table-cell>
          <table:table-cell office:value-type="string" calcext:value-type="string">
            <text:p>10/02/13 11:11 AM</text:p>
          </table:table-cell>
        </table:table-row>
        <table:table-row table:style-name="ro1">
          <table:table-cell office:value-type="float" office:value="95584" calcext:value-type="float">
            <text:p>95584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gch4lCZv@mail.ru</text:p>
          </table:table-cell>
          <table:table-cell office:value-type="float" office:value="79197771491" calcext:value-type="float">
            <text:p>79197771491</text:p>
          </table:table-cell>
          <table:table-cell office:value-type="string" calcext:value-type="string">
            <text:p>10/02/13 11:51 AM</text:p>
          </table:table-cell>
        </table:table-row>
        <table:table-row table:style-name="ro1">
          <table:table-cell office:value-type="float" office:value="95639" calcext:value-type="float">
            <text:p>95639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6qTVXc@hotmail.com</text:p>
          </table:table-cell>
          <table:table-cell/>
          <table:table-cell office:value-type="string" calcext:value-type="string">
            <text:p>10/02/13 04:09 PM</text:p>
          </table:table-cell>
        </table:table-row>
        <table:table-row table:style-name="ro1">
          <table:table-cell office:value-type="float" office:value="95645" calcext:value-type="float">
            <text:p>95645</text:p>
          </table:table-cell>
          <table:table-cell/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DlNwHNS9@gmail.com</text:p>
          </table:table-cell>
          <table:table-cell/>
          <table:table-cell office:value-type="string" calcext:value-type="string">
            <text:p>10/02/13 05:15 PM</text:p>
          </table:table-cell>
        </table:table-row>
        <table:table-row table:style-name="ro1">
          <table:table-cell office:value-type="float" office:value="95783" calcext:value-type="float">
            <text:p>95783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LxbqEos@yandex.ru</text:p>
          </table:table-cell>
          <table:table-cell/>
          <table:table-cell office:value-type="string" calcext:value-type="string">
            <text:p>05/28/14 11:45 PM</text:p>
          </table:table-cell>
        </table:table-row>
        <table:table-row table:style-name="ro1">
          <table:table-cell office:value-type="float" office:value="95865" calcext:value-type="float">
            <text:p>95865</text:p>
          </table:table-cell>
          <table:table-cell office:value-type="string" calcext:value-type="string">
            <text:p>Татьянова</text:p>
          </table:table-cell>
          <table:table-cell office:value-type="string" calcext:value-type="string">
            <text:p>Ева</text:p>
          </table:table-cell>
          <table:table-cell/>
          <table:table-cell office:value-type="string" calcext:value-type="string">
            <text:p>UZqQU4gP@mail.ru</text:p>
          </table:table-cell>
          <table:table-cell/>
          <table:table-cell office:value-type="string" calcext:value-type="string">
            <text:p>10/05/13 12:00 AM</text:p>
          </table:table-cell>
        </table:table-row>
        <table:table-row table:style-name="ro1">
          <table:table-cell office:value-type="float" office:value="95906" calcext:value-type="float">
            <text:p>95906</text:p>
          </table:table-cell>
          <table:table-cell/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gKhCv@yandex.ru</text:p>
          </table:table-cell>
          <table:table-cell/>
          <table:table-cell office:value-type="string" calcext:value-type="string">
            <text:p>10/05/13 07:35 PM</text:p>
          </table:table-cell>
        </table:table-row>
        <table:table-row table:style-name="ro1">
          <table:table-cell office:value-type="float" office:value="96066" calcext:value-type="float">
            <text:p>96066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W8ZY0G@mail.ru</text:p>
          </table:table-cell>
          <table:table-cell/>
          <table:table-cell office:value-type="string" calcext:value-type="string">
            <text:p>10/07/13 12:35 PM</text:p>
          </table:table-cell>
        </table:table-row>
        <table:table-row table:style-name="ro1">
          <table:table-cell office:value-type="float" office:value="96085" calcext:value-type="float">
            <text:p>96085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v7u38e@mail.ru</text:p>
          </table:table-cell>
          <table:table-cell office:value-type="float" office:value="79165871656" calcext:value-type="float">
            <text:p>79165871656</text:p>
          </table:table-cell>
          <table:table-cell office:value-type="string" calcext:value-type="string">
            <text:p>07/10/14 05:56 PM</text:p>
          </table:table-cell>
        </table:table-row>
        <table:table-row table:style-name="ro1">
          <table:table-cell office:value-type="float" office:value="96090" calcext:value-type="float">
            <text:p>96090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iwEbXzQ@gmail.com</text:p>
          </table:table-cell>
          <table:table-cell office:value-type="float" office:value="89882598143" calcext:value-type="float">
            <text:p>89882598143</text:p>
          </table:table-cell>
          <table:table-cell office:value-type="string" calcext:value-type="string">
            <text:p>10/07/13 05:16 PM</text:p>
          </table:table-cell>
        </table:table-row>
        <table:table-row table:style-name="ro1">
          <table:table-cell office:value-type="float" office:value="96140" calcext:value-type="float">
            <text:p>96140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mzCx@yandex.ru</text:p>
          </table:table-cell>
          <table:table-cell office:value-type="float" office:value="9034383688" calcext:value-type="float">
            <text:p>9034383688</text:p>
          </table:table-cell>
          <table:table-cell office:value-type="string" calcext:value-type="string">
            <text:p>10/08/13 09:38 AM</text:p>
          </table:table-cell>
        </table:table-row>
        <table:table-row table:style-name="ro1">
          <table:table-cell office:value-type="float" office:value="96330" calcext:value-type="float">
            <text:p>96330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Fabm@mail.ru</text:p>
          </table:table-cell>
          <table:table-cell office:value-type="float" office:value="79262191710" calcext:value-type="float">
            <text:p>79262191710</text:p>
          </table:table-cell>
          <table:table-cell office:value-type="string" calcext:value-type="string">
            <text:p>10/09/13 02:10 PM</text:p>
          </table:table-cell>
        </table:table-row>
        <table:table-row table:style-name="ro1">
          <table:table-cell office:value-type="float" office:value="96337" calcext:value-type="float">
            <text:p>96337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8ugOUe@yandex.ru</text:p>
          </table:table-cell>
          <table:table-cell/>
          <table:table-cell office:value-type="string" calcext:value-type="string">
            <text:p>10/09/13 02:43 PM</text:p>
          </table:table-cell>
        </table:table-row>
        <table:table-row table:style-name="ro1">
          <table:table-cell office:value-type="float" office:value="96359" calcext:value-type="float">
            <text:p>96359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koQCKy85@mail.ru</text:p>
          </table:table-cell>
          <table:table-cell office:value-type="float" office:value="89138818568" calcext:value-type="float">
            <text:p>89138818568</text:p>
          </table:table-cell>
          <table:table-cell office:value-type="string" calcext:value-type="string">
            <text:p>12/22/14 07:25 AM</text:p>
          </table:table-cell>
        </table:table-row>
        <table:table-row table:style-name="ro1">
          <table:table-cell office:value-type="float" office:value="96365" calcext:value-type="float">
            <text:p>96365</text:p>
          </table:table-cell>
          <table:table-cell/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b6DOLC6J@gmail.com</text:p>
          </table:table-cell>
          <table:table-cell/>
          <table:table-cell office:value-type="string" calcext:value-type="string">
            <text:p>10/09/13 06:13 PM</text:p>
          </table:table-cell>
        </table:table-row>
        <table:table-row table:style-name="ro1">
          <table:table-cell office:value-type="float" office:value="96401" calcext:value-type="float">
            <text:p>96401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BEZZmdt@mail.ru</text:p>
          </table:table-cell>
          <table:table-cell office:value-type="float" office:value="79778011316" calcext:value-type="float">
            <text:p>79778011316</text:p>
          </table:table-cell>
          <table:table-cell office:value-type="string" calcext:value-type="string">
            <text:p>10/09/13 10:01 PM</text:p>
          </table:table-cell>
        </table:table-row>
        <table:table-row table:style-name="ro1">
          <table:table-cell office:value-type="float" office:value="96529" calcext:value-type="float">
            <text:p>96529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Валерия</text:p>
          </table:table-cell>
          <table:table-cell office:value-type="string" calcext:value-type="string">
            <text:p>Аркадьевна</text:p>
          </table:table-cell>
          <table:table-cell office:value-type="string" calcext:value-type="string">
            <text:p>b5HqcD@mail.ru</text:p>
          </table:table-cell>
          <table:table-cell office:value-type="float" office:value="9194829356" calcext:value-type="float">
            <text:p>9194829356</text:p>
          </table:table-cell>
          <table:table-cell office:value-type="string" calcext:value-type="string">
            <text:p>10/10/13 11:19 AM</text:p>
          </table:table-cell>
        </table:table-row>
        <table:table-row table:style-name="ro1">
          <table:table-cell office:value-type="float" office:value="96639" calcext:value-type="float">
            <text:p>96639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BqT@mail.ru</text:p>
          </table:table-cell>
          <table:table-cell/>
          <table:table-cell office:value-type="string" calcext:value-type="string">
            <text:p>07/15/15 11:03 AM</text:p>
          </table:table-cell>
        </table:table-row>
        <table:table-row table:style-name="ro1">
          <table:table-cell office:value-type="float" office:value="96697" calcext:value-type="float">
            <text:p>96697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asJ9UBMT@gmail.com</text:p>
          </table:table-cell>
          <table:table-cell office:value-type="float" office:value="89172874974" calcext:value-type="float">
            <text:p>89172874974</text:p>
          </table:table-cell>
          <table:table-cell office:value-type="string" calcext:value-type="string">
            <text:p>10/11/13 12:44 AM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/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0lY3r0@yahoo.de</text:p>
          </table:table-cell>
          <table:table-cell/>
          <table:table-cell office:value-type="string" calcext:value-type="string">
            <text:p>10/11/13 02:23 AM</text:p>
          </table:table-cell>
        </table:table-row>
        <table:table-row table:style-name="ro1">
          <table:table-cell office:value-type="float" office:value="96781" calcext:value-type="float">
            <text:p>96781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RgrS@mail.ru</text:p>
          </table:table-cell>
          <table:table-cell/>
          <table:table-cell office:value-type="string" calcext:value-type="string">
            <text:p>10/11/13 07:45 PM</text:p>
          </table:table-cell>
        </table:table-row>
        <table:table-row table:style-name="ro1">
          <table:table-cell office:value-type="float" office:value="96789" calcext:value-type="float">
            <text:p>96789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7rwL@tut.by</text:p>
          </table:table-cell>
          <table:table-cell office:value-type="float" office:value="375293331598" calcext:value-type="float">
            <text:p>375293331598</text:p>
          </table:table-cell>
          <table:table-cell office:value-type="string" calcext:value-type="string">
            <text:p>10/11/13 09:33 PM</text:p>
          </table:table-cell>
        </table:table-row>
        <table:table-row table:style-name="ro1">
          <table:table-cell office:value-type="float" office:value="96934" calcext:value-type="float">
            <text:p>96934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DbQJWaOK@mail.ru</text:p>
          </table:table-cell>
          <table:table-cell/>
          <table:table-cell office:value-type="string" calcext:value-type="string">
            <text:p>10/13/13 11:49 AM</text:p>
          </table:table-cell>
        </table:table-row>
        <table:table-row table:style-name="ro1">
          <table:table-cell office:value-type="float" office:value="96967" calcext:value-type="float">
            <text:p>96967</text:p>
          </table:table-cell>
          <table:table-cell/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A1Y@mail.ru</text:p>
          </table:table-cell>
          <table:table-cell/>
          <table:table-cell office:value-type="string" calcext:value-type="string">
            <text:p>10/14/13 07:49 AM</text:p>
          </table:table-cell>
        </table:table-row>
        <table:table-row table:style-name="ro1">
          <table:table-cell office:value-type="float" office:value="97162" calcext:value-type="float">
            <text:p>97162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QlFjp9AE@yandex.ru</text:p>
          </table:table-cell>
          <table:table-cell/>
          <table:table-cell office:value-type="string" calcext:value-type="string">
            <text:p>10/15/13 08:47 AM</text:p>
          </table:table-cell>
        </table:table-row>
        <table:table-row table:style-name="ro1">
          <table:table-cell office:value-type="float" office:value="97166" calcext:value-type="float">
            <text:p>97166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96aGAkQ8@mail.ru</text:p>
          </table:table-cell>
          <table:table-cell/>
          <table:table-cell office:value-type="string" calcext:value-type="string">
            <text:p>10/15/13 08:55 AM</text:p>
          </table:table-cell>
        </table:table-row>
        <table:table-row table:style-name="ro1">
          <table:table-cell office:value-type="float" office:value="97182" calcext:value-type="float">
            <text:p>97182</text:p>
          </table:table-cell>
          <table:table-cell/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8lRg@list.ru</text:p>
          </table:table-cell>
          <table:table-cell/>
          <table:table-cell office:value-type="string" calcext:value-type="string">
            <text:p>10/15/13 09:33 AM</text:p>
          </table:table-cell>
        </table:table-row>
        <table:table-row table:style-name="ro1">
          <table:table-cell office:value-type="float" office:value="97388" calcext:value-type="float">
            <text:p>97388</text:p>
          </table:table-cell>
          <table:table-cell/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xlfr@mail.ru</text:p>
          </table:table-cell>
          <table:table-cell/>
          <table:table-cell office:value-type="string" calcext:value-type="string">
            <text:p>10/16/13 09:04 AM</text:p>
          </table:table-cell>
        </table:table-row>
        <table:table-row table:style-name="ro1">
          <table:table-cell office:value-type="float" office:value="97397" calcext:value-type="float">
            <text:p>97397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Lra@mail.ru</text:p>
          </table:table-cell>
          <table:table-cell/>
          <table:table-cell office:value-type="string" calcext:value-type="string">
            <text:p>10/16/13 10:01 AM</text:p>
          </table:table-cell>
        </table:table-row>
        <table:table-row table:style-name="ro1">
          <table:table-cell office:value-type="float" office:value="97497" calcext:value-type="float">
            <text:p>97497</text:p>
          </table:table-cell>
          <table:table-cell/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6Ctm@gmail.com</text:p>
          </table:table-cell>
          <table:table-cell/>
          <table:table-cell office:value-type="string" calcext:value-type="string">
            <text:p>10/17/13 12:28 AM</text:p>
          </table:table-cell>
        </table:table-row>
        <table:table-row table:style-name="ro1">
          <table:table-cell office:value-type="float" office:value="97543" calcext:value-type="float">
            <text:p>97543</text:p>
          </table:table-cell>
          <table:table-cell/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xnESb0Ny@mail.ru</text:p>
          </table:table-cell>
          <table:table-cell/>
          <table:table-cell office:value-type="string" calcext:value-type="string">
            <text:p>10/17/13 01:50 PM</text:p>
          </table:table-cell>
        </table:table-row>
        <table:table-row table:style-name="ro1">
          <table:table-cell office:value-type="float" office:value="97554" calcext:value-type="float">
            <text:p>97554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Марина</text:p>
          </table:table-cell>
          <table:table-cell/>
          <table:table-cell office:value-type="string" calcext:value-type="string">
            <text:p>lab@mail.ru</text:p>
          </table:table-cell>
          <table:table-cell/>
          <table:table-cell office:value-type="string" calcext:value-type="string">
            <text:p>10/17/13 03:38 PM</text:p>
          </table:table-cell>
        </table:table-row>
        <table:table-row table:style-name="ro1">
          <table:table-cell office:value-type="float" office:value="97680" calcext:value-type="float">
            <text:p>97680</text:p>
          </table:table-cell>
          <table:table-cell/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rLTped@mail.ru</text:p>
          </table:table-cell>
          <table:table-cell/>
          <table:table-cell office:value-type="string" calcext:value-type="string">
            <text:p>07/15/15 11:04 AM</text:p>
          </table:table-cell>
        </table:table-row>
        <table:table-row table:style-name="ro1">
          <table:table-cell office:value-type="float" office:value="97721" calcext:value-type="float">
            <text:p>97721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npbQyfm@mail.ru</text:p>
          </table:table-cell>
          <table:table-cell office:value-type="float" office:value="79029291701" calcext:value-type="float">
            <text:p>79029291701</text:p>
          </table:table-cell>
          <table:table-cell office:value-type="string" calcext:value-type="string">
            <text:p>10/18/13 07:40 PM</text:p>
          </table:table-cell>
        </table:table-row>
        <table:table-row table:style-name="ro1">
          <table:table-cell office:value-type="float" office:value="97726" calcext:value-type="float">
            <text:p>97726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AYaEo82a@gmail.com</text:p>
          </table:table-cell>
          <table:table-cell office:value-type="float" office:value="380634191872" calcext:value-type="float">
            <text:p>380634191872</text:p>
          </table:table-cell>
          <table:table-cell office:value-type="string" calcext:value-type="string">
            <text:p>07/15/15 11:04 AM</text:p>
          </table:table-cell>
        </table:table-row>
        <table:table-row table:style-name="ro1">
          <table:table-cell office:value-type="float" office:value="97748" calcext:value-type="float">
            <text:p>97748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Егор</text:p>
          </table:table-cell>
          <table:table-cell/>
          <table:table-cell office:value-type="string" calcext:value-type="string">
            <text:p>m9C@mail.ru</text:p>
          </table:table-cell>
          <table:table-cell/>
          <table:table-cell office:value-type="string" calcext:value-type="string">
            <text:p>10/18/13 11:16 PM</text:p>
          </table:table-cell>
        </table:table-row>
        <table:table-row table:style-name="ro1">
          <table:table-cell office:value-type="float" office:value="97781" calcext:value-type="float">
            <text:p>97781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E9q9GG@ya.ru</text:p>
          </table:table-cell>
          <table:table-cell/>
          <table:table-cell office:value-type="string" calcext:value-type="string">
            <text:p>10/19/13 10:15 AM</text:p>
          </table:table-cell>
        </table:table-row>
        <table:table-row table:style-name="ro1">
          <table:table-cell office:value-type="float" office:value="97798" calcext:value-type="float">
            <text:p>97798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rRJXd0Xn@mail.ru</text:p>
          </table:table-cell>
          <table:table-cell/>
          <table:table-cell office:value-type="string" calcext:value-type="string">
            <text:p>10/19/13 02:03 PM</text:p>
          </table:table-cell>
        </table:table-row>
        <table:table-row table:style-name="ro1">
          <table:table-cell office:value-type="float" office:value="97870" calcext:value-type="float">
            <text:p>97870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Пётр</text:p>
          </table:table-cell>
          <table:table-cell/>
          <table:table-cell office:value-type="string" calcext:value-type="string">
            <text:p>Lod@mail.ru</text:p>
          </table:table-cell>
          <table:table-cell/>
          <table:table-cell office:value-type="string" calcext:value-type="string">
            <text:p>10/19/13 10:43 PM</text:p>
          </table:table-cell>
        </table:table-row>
        <table:table-row table:style-name="ro1">
          <table:table-cell office:value-type="float" office:value="97872" calcext:value-type="float">
            <text:p>97872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KBL9Uo@gmail.com</text:p>
          </table:table-cell>
          <table:table-cell office:value-type="float" office:value="79057757332" calcext:value-type="float">
            <text:p>79057757332</text:p>
          </table:table-cell>
          <table:table-cell office:value-type="string" calcext:value-type="string">
            <text:p>10/19/13 11:10 PM</text:p>
          </table:table-cell>
        </table:table-row>
        <table:table-row table:style-name="ro1">
          <table:table-cell office:value-type="float" office:value="98181" calcext:value-type="float">
            <text:p>98181</text:p>
          </table:table-cell>
          <table:table-cell/>
          <table:table-cell office:value-type="string" calcext:value-type="string">
            <text:p>Яна</text:p>
          </table:table-cell>
          <table:table-cell/>
          <table:table-cell office:value-type="string" calcext:value-type="string">
            <text:p>UErFp@mail.ru</text:p>
          </table:table-cell>
          <table:table-cell/>
          <table:table-cell office:value-type="string" calcext:value-type="string">
            <text:p>10/22/13 03:44 PM</text:p>
          </table:table-cell>
        </table:table-row>
        <table:table-row table:style-name="ro1">
          <table:table-cell office:value-type="float" office:value="98449" calcext:value-type="float">
            <text:p>98449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2Uwr82C@yandex.ru</text:p>
          </table:table-cell>
          <table:table-cell office:value-type="float" office:value="79096857556" calcext:value-type="float">
            <text:p>79096857556</text:p>
          </table:table-cell>
          <table:table-cell office:value-type="string" calcext:value-type="string">
            <text:p>10/23/13 11:45 AM</text:p>
          </table:table-cell>
        </table:table-row>
        <table:table-row table:style-name="ro1">
          <table:table-cell office:value-type="float" office:value="98487" calcext:value-type="float">
            <text:p>98487</text:p>
          </table:table-cell>
          <table:table-cell/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ZrFHYbGs@compass.com.ru</text:p>
          </table:table-cell>
          <table:table-cell/>
          <table:table-cell office:value-type="string" calcext:value-type="string">
            <text:p>12/15/14 04:06 PM</text:p>
          </table:table-cell>
        </table:table-row>
        <table:table-row table:style-name="ro1">
          <table:table-cell office:value-type="float" office:value="98490" calcext:value-type="float">
            <text:p>98490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Софья</text:p>
          </table:table-cell>
          <table:table-cell/>
          <table:table-cell office:value-type="string" calcext:value-type="string">
            <text:p>qy7PGfab@rambler.ru</text:p>
          </table:table-cell>
          <table:table-cell/>
          <table:table-cell office:value-type="string" calcext:value-type="string">
            <text:p>07/15/15 11:05 AM</text:p>
          </table:table-cell>
        </table:table-row>
        <table:table-row table:style-name="ro1">
          <table:table-cell office:value-type="float" office:value="98567" calcext:value-type="float">
            <text:p>98567</text:p>
          </table:table-cell>
          <table:table-cell/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uVb@mail.ru</text:p>
          </table:table-cell>
          <table:table-cell/>
          <table:table-cell office:value-type="string" calcext:value-type="string">
            <text:p>10/23/13 01:40 PM</text:p>
          </table:table-cell>
        </table:table-row>
        <table:table-row table:style-name="ro1">
          <table:table-cell office:value-type="float" office:value="98589" calcext:value-type="float">
            <text:p>98589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omgD1Awc@mail.ru</text:p>
          </table:table-cell>
          <table:table-cell office:value-type="float" office:value="79161602527" calcext:value-type="float">
            <text:p>79161602527</text:p>
          </table:table-cell>
          <table:table-cell office:value-type="string" calcext:value-type="string">
            <text:p>10/23/13 02:14 PM</text:p>
          </table:table-cell>
        </table:table-row>
        <table:table-row table:style-name="ro1">
          <table:table-cell office:value-type="float" office:value="98594" calcext:value-type="float">
            <text:p>98594</text:p>
          </table:table-cell>
          <table:table-cell/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uf2@yandex.ru</text:p>
          </table:table-cell>
          <table:table-cell office:value-type="float" office:value="9164421862" calcext:value-type="float">
            <text:p>9164421862</text:p>
          </table:table-cell>
          <table:table-cell office:value-type="string" calcext:value-type="string">
            <text:p>10/23/13 02:18 PM</text:p>
          </table:table-cell>
        </table:table-row>
        <table:table-row table:style-name="ro1">
          <table:table-cell office:value-type="float" office:value="98618" calcext:value-type="float">
            <text:p>98618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Валентин</text:p>
          </table:table-cell>
          <table:table-cell/>
          <table:table-cell office:value-type="string" calcext:value-type="string">
            <text:p>A2b@yandex.ru</text:p>
          </table:table-cell>
          <table:table-cell/>
          <table:table-cell office:value-type="string" calcext:value-type="string">
            <text:p>10/23/13 02:56 PM</text:p>
          </table:table-cell>
        </table:table-row>
        <table:table-row table:style-name="ro1">
          <table:table-cell office:value-type="float" office:value="98653" calcext:value-type="float">
            <text:p>98653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Константинович</text:p>
          </table:table-cell>
          <table:table-cell office:value-type="string" calcext:value-type="string">
            <text:p>OFhlLv@mail.ru</text:p>
          </table:table-cell>
          <table:table-cell office:value-type="float" office:value="79528561057" calcext:value-type="float">
            <text:p>79528561057</text:p>
          </table:table-cell>
          <table:table-cell office:value-type="string" calcext:value-type="string">
            <text:p>10/23/13 03:47 PM</text:p>
          </table:table-cell>
        </table:table-row>
        <table:table-row table:style-name="ro1">
          <table:table-cell office:value-type="float" office:value="98696" calcext:value-type="float">
            <text:p>98696</text:p>
          </table:table-cell>
          <table:table-cell/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j28Q@mail.ru</text:p>
          </table:table-cell>
          <table:table-cell/>
          <table:table-cell office:value-type="string" calcext:value-type="string">
            <text:p>10/23/13 04:58 PM</text:p>
          </table:table-cell>
        </table:table-row>
        <table:table-row table:style-name="ro1">
          <table:table-cell office:value-type="float" office:value="98753" calcext:value-type="float">
            <text:p>98753</text:p>
          </table:table-cell>
          <table:table-cell/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evy7t@mail.ru</text:p>
          </table:table-cell>
          <table:table-cell/>
          <table:table-cell office:value-type="string" calcext:value-type="string">
            <text:p>07/15/15 11:06 AM</text:p>
          </table:table-cell>
        </table:table-row>
        <table:table-row table:style-name="ro1">
          <table:table-cell office:value-type="float" office:value="98754" calcext:value-type="float">
            <text:p>98754</text:p>
          </table:table-cell>
          <table:table-cell/>
          <table:table-cell office:value-type="string" calcext:value-type="string">
            <text:p>Пётр</text:p>
          </table:table-cell>
          <table:table-cell/>
          <table:table-cell office:value-type="string" calcext:value-type="string">
            <text:p>5SJXabzw@mail.ru</text:p>
          </table:table-cell>
          <table:table-cell/>
          <table:table-cell office:value-type="string" calcext:value-type="string">
            <text:p>06/18/14 06:33 PM</text:p>
          </table:table-cell>
        </table:table-row>
        <table:table-row table:style-name="ro1">
          <table:table-cell office:value-type="float" office:value="98888" calcext:value-type="float">
            <text:p>98888</text:p>
          </table:table-cell>
          <table:table-cell/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jozb@list.ru</text:p>
          </table:table-cell>
          <table:table-cell/>
          <table:table-cell office:value-type="string" calcext:value-type="string">
            <text:p>10/23/13 10:46 PM</text:p>
          </table:table-cell>
        </table:table-row>
        <table:table-row table:style-name="ro1">
          <table:table-cell office:value-type="float" office:value="99057" calcext:value-type="float">
            <text:p>99057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Наталья</text:p>
          </table:table-cell>
          <table:table-cell office:value-type="string" calcext:value-type="string">
            <text:p>Геннадьевна</text:p>
          </table:table-cell>
          <table:table-cell office:value-type="string" calcext:value-type="string">
            <text:p>yYxKvd9@inbox.ru</text:p>
          </table:table-cell>
          <table:table-cell/>
          <table:table-cell office:value-type="string" calcext:value-type="string">
            <text:p>10/24/13 10:56 AM</text:p>
          </table:table-cell>
        </table:table-row>
        <table:table-row table:style-name="ro1">
          <table:table-cell office:value-type="float" office:value="99080" calcext:value-type="float">
            <text:p>99080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90RB5@gmail.com</text:p>
          </table:table-cell>
          <table:table-cell/>
          <table:table-cell office:value-type="string" calcext:value-type="string">
            <text:p>10/24/13 12:13 PM</text:p>
          </table:table-cell>
        </table:table-row>
        <table:table-row table:style-name="ro1">
          <table:table-cell office:value-type="float" office:value="99307" calcext:value-type="float">
            <text:p>99307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9UjonRa@mail.ru</text:p>
          </table:table-cell>
          <table:table-cell/>
          <table:table-cell office:value-type="string" calcext:value-type="string">
            <text:p>10/24/13 10:08 PM</text:p>
          </table:table-cell>
        </table:table-row>
        <table:table-row table:style-name="ro1">
          <table:table-cell office:value-type="float" office:value="99324" calcext:value-type="float">
            <text:p>99324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qcp@yandex.ru</text:p>
          </table:table-cell>
          <table:table-cell/>
          <table:table-cell office:value-type="string" calcext:value-type="string">
            <text:p>10/24/13 11:14 PM</text:p>
          </table:table-cell>
        </table:table-row>
        <table:table-row table:style-name="ro1">
          <table:table-cell office:value-type="float" office:value="99412" calcext:value-type="float">
            <text:p>99412</text:p>
          </table:table-cell>
          <table:table-cell/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t0vQK@gmail.com</text:p>
          </table:table-cell>
          <table:table-cell/>
          <table:table-cell office:value-type="string" calcext:value-type="string">
            <text:p>10/25/13 10:28 AM</text:p>
          </table:table-cell>
        </table:table-row>
        <table:table-row table:style-name="ro1">
          <table:table-cell office:value-type="float" office:value="99494" calcext:value-type="float">
            <text:p>99494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64Cs@rambler.ru</text:p>
          </table:table-cell>
          <table:table-cell/>
          <table:table-cell office:value-type="string" calcext:value-type="string">
            <text:p>08/11/14 07:35 PM</text:p>
          </table:table-cell>
        </table:table-row>
        <table:table-row table:style-name="ro1">
          <table:table-cell office:value-type="float" office:value="99738" calcext:value-type="float">
            <text:p>99738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AfC@mail.ru</text:p>
          </table:table-cell>
          <table:table-cell/>
          <table:table-cell office:value-type="string" calcext:value-type="string">
            <text:p>10/26/13 07:19 PM</text:p>
          </table:table-cell>
        </table:table-row>
        <table:table-row table:style-name="ro1">
          <table:table-cell office:value-type="float" office:value="99818" calcext:value-type="float">
            <text:p>99818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nwFR1JW@mail.ru</text:p>
          </table:table-cell>
          <table:table-cell office:value-type="float" office:value="89217546163" calcext:value-type="float">
            <text:p>89217546163</text:p>
          </table:table-cell>
          <table:table-cell office:value-type="string" calcext:value-type="string">
            <text:p>10/27/13 01:48 AM</text:p>
          </table:table-cell>
        </table:table-row>
        <table:table-row table:style-name="ro1">
          <table:table-cell office:value-type="float" office:value="99908" calcext:value-type="float">
            <text:p>99908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Марина</text:p>
          </table:table-cell>
          <table:table-cell/>
          <table:table-cell office:value-type="string" calcext:value-type="string">
            <text:p>5FzD@ukr.net</text:p>
          </table:table-cell>
          <table:table-cell/>
          <table:table-cell office:value-type="string" calcext:value-type="string">
            <text:p>05/30/14 01:54 AM</text:p>
          </table:table-cell>
        </table:table-row>
        <table:table-row table:style-name="ro1">
          <table:table-cell office:value-type="float" office:value="99927" calcext:value-type="float">
            <text:p>99927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DoE@yandex.ru</text:p>
          </table:table-cell>
          <table:table-cell office:value-type="float" office:value="89264701773" calcext:value-type="float">
            <text:p>89264701773</text:p>
          </table:table-cell>
          <table:table-cell office:value-type="string" calcext:value-type="string">
            <text:p>10/27/13 06:33 PM</text:p>
          </table:table-cell>
        </table:table-row>
        <table:table-row table:style-name="ro1">
          <table:table-cell office:value-type="float" office:value="100174" calcext:value-type="float">
            <text:p>100174</text:p>
          </table:table-cell>
          <table:table-cell table:number-columns-repeated="3"/>
          <table:table-cell office:value-type="string" calcext:value-type="string">
            <text:p>YV0Q@yandex.ru</text:p>
          </table:table-cell>
          <table:table-cell/>
          <table:table-cell office:value-type="string" calcext:value-type="string">
            <text:p>10/28/13 02:20 PM</text:p>
          </table:table-cell>
        </table:table-row>
        <table:table-row table:style-name="ro1">
          <table:table-cell office:value-type="float" office:value="100197" calcext:value-type="float">
            <text:p>100197</text:p>
          </table:table-cell>
          <table:table-cell/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CFxTUoI@yandex.ru</text:p>
          </table:table-cell>
          <table:table-cell/>
          <table:table-cell office:value-type="string" calcext:value-type="string">
            <text:p>10/28/13 04:29 PM</text:p>
          </table:table-cell>
        </table:table-row>
        <table:table-row table:style-name="ro1">
          <table:table-cell office:value-type="float" office:value="100291" calcext:value-type="float">
            <text:p>100291</text:p>
          </table:table-cell>
          <table:table-cell/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6M5pWX@yandex.ru</text:p>
          </table:table-cell>
          <table:table-cell/>
          <table:table-cell office:value-type="string" calcext:value-type="string">
            <text:p>05/29/14 09:06 AM</text:p>
          </table:table-cell>
        </table:table-row>
        <table:table-row table:style-name="ro1">
          <table:table-cell office:value-type="float" office:value="100654" calcext:value-type="float">
            <text:p>100654</text:p>
          </table:table-cell>
          <table:table-cell/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EY3@gmail.com</text:p>
          </table:table-cell>
          <table:table-cell/>
          <table:table-cell office:value-type="string" calcext:value-type="string">
            <text:p>10/31/13 11:16 AM</text:p>
          </table:table-cell>
        </table:table-row>
        <table:table-row table:style-name="ro1">
          <table:table-cell office:value-type="float" office:value="100669" calcext:value-type="float">
            <text:p>100669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0eQiQ3@gmail.com</text:p>
          </table:table-cell>
          <table:table-cell/>
          <table:table-cell office:value-type="string" calcext:value-type="string">
            <text:p>10/31/13 01:52 PM</text:p>
          </table:table-cell>
        </table:table-row>
        <table:table-row table:style-name="ro1">
          <table:table-cell office:value-type="float" office:value="100762" calcext:value-type="float">
            <text:p>100762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QxOGX@ukr.net</text:p>
          </table:table-cell>
          <table:table-cell/>
          <table:table-cell office:value-type="string" calcext:value-type="string">
            <text:p>11/01/13 02:09 PM</text:p>
          </table:table-cell>
        </table:table-row>
        <table:table-row table:style-name="ro1">
          <table:table-cell office:value-type="float" office:value="100790" calcext:value-type="float">
            <text:p>100790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cH985b8@mail.ru</text:p>
          </table:table-cell>
          <table:table-cell/>
          <table:table-cell office:value-type="string" calcext:value-type="string">
            <text:p>11/01/13 08:26 PM</text:p>
          </table:table-cell>
        </table:table-row>
        <table:table-row table:style-name="ro1">
          <table:table-cell office:value-type="float" office:value="100828" calcext:value-type="float">
            <text:p>100828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czuVe8@gmail.com</text:p>
          </table:table-cell>
          <table:table-cell/>
          <table:table-cell office:value-type="string" calcext:value-type="string">
            <text:p>11/02/13 01:55 AM</text:p>
          </table:table-cell>
        </table:table-row>
        <table:table-row table:style-name="ro1">
          <table:table-cell office:value-type="float" office:value="100978" calcext:value-type="float">
            <text:p>100978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Оксана</text:p>
          </table:table-cell>
          <table:table-cell office:value-type="string" calcext:value-type="string">
            <text:p>Анатольевна</text:p>
          </table:table-cell>
          <table:table-cell office:value-type="string" calcext:value-type="string">
            <text:p>sP8c@gmail.com</text:p>
          </table:table-cell>
          <table:table-cell office:value-type="float" office:value="79112078927" calcext:value-type="float">
            <text:p>79112078927</text:p>
          </table:table-cell>
          <table:table-cell office:value-type="string" calcext:value-type="string">
            <text:p>11/03/13 11:16 PM</text:p>
          </table:table-cell>
        </table:table-row>
        <table:table-row table:style-name="ro1">
          <table:table-cell office:value-type="float" office:value="101140" calcext:value-type="float">
            <text:p>101140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DEaK@rambler.ru</text:p>
          </table:table-cell>
          <table:table-cell/>
          <table:table-cell office:value-type="string" calcext:value-type="string">
            <text:p>11/05/13 04:30 PM</text:p>
          </table:table-cell>
        </table:table-row>
        <table:table-row table:style-name="ro1">
          <table:table-cell office:value-type="float" office:value="101195" calcext:value-type="float">
            <text:p>101195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FtS@mail.ru</text:p>
          </table:table-cell>
          <table:table-cell office:value-type="float" office:value="9021291040" calcext:value-type="float">
            <text:p>9021291040</text:p>
          </table:table-cell>
          <table:table-cell office:value-type="string" calcext:value-type="string">
            <text:p>11/05/13 10:21 PM</text:p>
          </table:table-cell>
        </table:table-row>
        <table:table-row table:style-name="ro1">
          <table:table-cell office:value-type="float" office:value="101315" calcext:value-type="float">
            <text:p>101315</text:p>
          </table:table-cell>
          <table:table-cell/>
          <table:table-cell office:value-type="string" calcext:value-type="string">
            <text:p>Егор</text:p>
          </table:table-cell>
          <table:table-cell/>
          <table:table-cell office:value-type="string" calcext:value-type="string">
            <text:p>0sZ4AyF@yandex.ru</text:p>
          </table:table-cell>
          <table:table-cell/>
          <table:table-cell office:value-type="string" calcext:value-type="string">
            <text:p>11/06/13 01:45 PM</text:p>
          </table:table-cell>
        </table:table-row>
        <table:table-row table:style-name="ro1">
          <table:table-cell office:value-type="float" office:value="101422" calcext:value-type="float">
            <text:p>101422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74KeQ@MAIL.RU</text:p>
          </table:table-cell>
          <table:table-cell/>
          <table:table-cell office:value-type="string" calcext:value-type="string">
            <text:p>11/06/13 11:05 PM</text:p>
          </table:table-cell>
        </table:table-row>
        <table:table-row table:style-name="ro1">
          <table:table-cell office:value-type="float" office:value="101513" calcext:value-type="float">
            <text:p>101513</text:p>
          </table:table-cell>
          <table:table-cell/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FnEizu@hotmail.com</text:p>
          </table:table-cell>
          <table:table-cell/>
          <table:table-cell office:value-type="string" calcext:value-type="string">
            <text:p>11/07/13 08:15 PM</text:p>
          </table:table-cell>
        </table:table-row>
        <table:table-row table:style-name="ro1">
          <table:table-cell office:value-type="float" office:value="101541" calcext:value-type="float">
            <text:p>101541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nXf58f@bk.ru</text:p>
          </table:table-cell>
          <table:table-cell office:value-type="float" office:value="79058991039" calcext:value-type="float">
            <text:p>79058991039</text:p>
          </table:table-cell>
          <table:table-cell office:value-type="string" calcext:value-type="string">
            <text:p>11/07/13 11:30 PM</text:p>
          </table:table-cell>
        </table:table-row>
        <table:table-row table:style-name="ro1">
          <table:table-cell office:value-type="float" office:value="101706" calcext:value-type="float">
            <text:p>101706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Алина</text:p>
          </table:table-cell>
          <table:table-cell office:value-type="string" calcext:value-type="string">
            <text:p>Руслановна</text:p>
          </table:table-cell>
          <table:table-cell office:value-type="string" calcext:value-type="string">
            <text:p>LBr@yandex.ru</text:p>
          </table:table-cell>
          <table:table-cell office:value-type="float" office:value="79096382107" calcext:value-type="float">
            <text:p>79096382107</text:p>
          </table:table-cell>
          <table:table-cell office:value-type="string" calcext:value-type="string">
            <text:p>11/09/13 11:01 PM</text:p>
          </table:table-cell>
        </table:table-row>
        <table:table-row table:style-name="ro1">
          <table:table-cell office:value-type="float" office:value="101742" calcext:value-type="float">
            <text:p>101742</text:p>
          </table:table-cell>
          <table:table-cell/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KyH@yandex.ru</text:p>
          </table:table-cell>
          <table:table-cell/>
          <table:table-cell office:value-type="string" calcext:value-type="string">
            <text:p>11/10/13 02:03 PM</text:p>
          </table:table-cell>
        </table:table-row>
        <table:table-row table:style-name="ro1">
          <table:table-cell office:value-type="float" office:value="101770" calcext:value-type="float">
            <text:p>101770</text:p>
          </table:table-cell>
          <table:table-cell/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KAQD@mail.ru</text:p>
          </table:table-cell>
          <table:table-cell/>
          <table:table-cell office:value-type="string" calcext:value-type="string">
            <text:p>05/28/14 03:48 PM</text:p>
          </table:table-cell>
        </table:table-row>
        <table:table-row table:style-name="ro1">
          <table:table-cell office:value-type="float" office:value="101872" calcext:value-type="float">
            <text:p>101872</text:p>
          </table:table-cell>
          <table:table-cell table:number-columns-repeated="3"/>
          <table:table-cell office:value-type="string" calcext:value-type="string">
            <text:p>9wG@mail.ru</text:p>
          </table:table-cell>
          <table:table-cell/>
          <table:table-cell office:value-type="string" calcext:value-type="string">
            <text:p>11/11/13 09:31 PM</text:p>
          </table:table-cell>
        </table:table-row>
        <table:table-row table:style-name="ro1">
          <table:table-cell office:value-type="float" office:value="101949" calcext:value-type="float">
            <text:p>101949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7veEq@bk.ru</text:p>
          </table:table-cell>
          <table:table-cell/>
          <table:table-cell office:value-type="string" calcext:value-type="string">
            <text:p>11/12/13 11:09 PM</text:p>
          </table:table-cell>
        </table:table-row>
        <table:table-row table:style-name="ro1">
          <table:table-cell office:value-type="float" office:value="102008" calcext:value-type="float">
            <text:p>102008</text:p>
          </table:table-cell>
          <table:table-cell/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yr8D@mail.ru</text:p>
          </table:table-cell>
          <table:table-cell/>
          <table:table-cell office:value-type="string" calcext:value-type="string">
            <text:p>11/13/13 04:26 PM</text:p>
          </table:table-cell>
        </table:table-row>
        <table:table-row table:style-name="ro1">
          <table:table-cell office:value-type="float" office:value="102109" calcext:value-type="float">
            <text:p>102109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CLuSW91@yandex.ru</text:p>
          </table:table-cell>
          <table:table-cell/>
          <table:table-cell office:value-type="string" calcext:value-type="string">
            <text:p>11/14/13 02:17 PM</text:p>
          </table:table-cell>
        </table:table-row>
        <table:table-row table:style-name="ro1">
          <table:table-cell office:value-type="float" office:value="102287" calcext:value-type="float">
            <text:p>102287</text:p>
          </table:table-cell>
          <table:table-cell office:value-type="string" calcext:value-type="string">
            <text:p>Вячеславов</text:p>
          </table:table-cell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L6UeAHh@mail.ru</text:p>
          </table:table-cell>
          <table:table-cell office:value-type="float" office:value="89063381701" calcext:value-type="float">
            <text:p>89063381701</text:p>
          </table:table-cell>
          <table:table-cell office:value-type="string" calcext:value-type="string">
            <text:p>11/16/13 09:49 AM</text:p>
          </table:table-cell>
        </table:table-row>
        <table:table-row table:style-name="ro1">
          <table:table-cell office:value-type="float" office:value="102312" calcext:value-type="float">
            <text:p>102312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yqE@yandex.ru</text:p>
          </table:table-cell>
          <table:table-cell/>
          <table:table-cell office:value-type="string" calcext:value-type="string">
            <text:p>11/16/13 03:29 PM</text:p>
          </table:table-cell>
        </table:table-row>
        <table:table-row table:style-name="ro1">
          <table:table-cell office:value-type="float" office:value="102339" calcext:value-type="float">
            <text:p>102339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oQ9Esx@gmail.com</text:p>
          </table:table-cell>
          <table:table-cell/>
          <table:table-cell office:value-type="string" calcext:value-type="string">
            <text:p>11/16/13 10:04 PM</text:p>
          </table:table-cell>
        </table:table-row>
        <table:table-row table:style-name="ro1">
          <table:table-cell office:value-type="float" office:value="102348" calcext:value-type="float">
            <text:p>102348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E7C2uWE2@yandex.ru</text:p>
          </table:table-cell>
          <table:table-cell office:value-type="float" office:value="9513211712" calcext:value-type="float">
            <text:p>9513211712</text:p>
          </table:table-cell>
          <table:table-cell office:value-type="string" calcext:value-type="string">
            <text:p>11/17/13 12:15 AM</text:p>
          </table:table-cell>
        </table:table-row>
        <table:table-row table:style-name="ro1">
          <table:table-cell office:value-type="float" office:value="102376" calcext:value-type="float">
            <text:p>102376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e996@inbox.ru</text:p>
          </table:table-cell>
          <table:table-cell/>
          <table:table-cell office:value-type="string" calcext:value-type="string">
            <text:p>11/17/13 10:22 AM</text:p>
          </table:table-cell>
        </table:table-row>
        <table:table-row table:style-name="ro1">
          <table:table-cell office:value-type="float" office:value="102426" calcext:value-type="float">
            <text:p>102426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Антонович</text:p>
          </table:table-cell>
          <table:table-cell office:value-type="string" calcext:value-type="string">
            <text:p>Cp75zb9E@gmail.com</text:p>
          </table:table-cell>
          <table:table-cell office:value-type="float" office:value="79153191731" calcext:value-type="float">
            <text:p>79153191731</text:p>
          </table:table-cell>
          <table:table-cell office:value-type="string" calcext:value-type="string">
            <text:p>11/17/13 07:51 PM</text:p>
          </table:table-cell>
        </table:table-row>
        <table:table-row table:style-name="ro1">
          <table:table-cell office:value-type="float" office:value="102471" calcext:value-type="float">
            <text:p>102471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kVIky@rambler.ru</text:p>
          </table:table-cell>
          <table:table-cell office:value-type="float" office:value="4529446486" calcext:value-type="float">
            <text:p>4529446486</text:p>
          </table:table-cell>
          <table:table-cell office:value-type="string" calcext:value-type="string">
            <text:p>11/18/13 01:50 AM</text:p>
          </table:table-cell>
        </table:table-row>
        <table:table-row table:style-name="ro1">
          <table:table-cell office:value-type="float" office:value="102499" calcext:value-type="float">
            <text:p>102499</text:p>
          </table:table-cell>
          <table:table-cell/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Yks@mail.ru</text:p>
          </table:table-cell>
          <table:table-cell/>
          <table:table-cell office:value-type="string" calcext:value-type="string">
            <text:p>11/18/13 01:14 PM</text:p>
          </table:table-cell>
        </table:table-row>
        <table:table-row table:style-name="ro1">
          <table:table-cell office:value-type="float" office:value="102555" calcext:value-type="float">
            <text:p>102555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Дарья</text:p>
          </table:table-cell>
          <table:table-cell office:value-type="string" calcext:value-type="string">
            <text:p>Олеговна</text:p>
          </table:table-cell>
          <table:table-cell office:value-type="string" calcext:value-type="string">
            <text:p>0tUS@mail.ru</text:p>
          </table:table-cell>
          <table:table-cell office:value-type="float" office:value="79141548141" calcext:value-type="float">
            <text:p>79141548141</text:p>
          </table:table-cell>
          <table:table-cell office:value-type="string" calcext:value-type="string">
            <text:p>11/13/14 08:19 AM</text:p>
          </table:table-cell>
        </table:table-row>
        <table:table-row table:style-name="ro1">
          <table:table-cell office:value-type="float" office:value="102576" calcext:value-type="float">
            <text:p>102576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YpT2iS@mail.ru</text:p>
          </table:table-cell>
          <table:table-cell/>
          <table:table-cell office:value-type="string" calcext:value-type="string">
            <text:p>11/19/13 10:49 AM</text:p>
          </table:table-cell>
        </table:table-row>
        <table:table-row table:style-name="ro1">
          <table:table-cell office:value-type="float" office:value="102669" calcext:value-type="float">
            <text:p>102669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dFe@gmail.com</text:p>
          </table:table-cell>
          <table:table-cell office:value-type="float" office:value="37126431001" calcext:value-type="float">
            <text:p>37126431001</text:p>
          </table:table-cell>
          <table:table-cell office:value-type="string" calcext:value-type="string">
            <text:p>11/19/13 03:11 PM</text:p>
          </table:table-cell>
        </table:table-row>
        <table:table-row table:style-name="ro1">
          <table:table-cell office:value-type="float" office:value="102683" calcext:value-type="float">
            <text:p>102683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WYn1STEf@mail.ru</text:p>
          </table:table-cell>
          <table:table-cell/>
          <table:table-cell office:value-type="string" calcext:value-type="string">
            <text:p>11/19/13 03:54 PM</text:p>
          </table:table-cell>
        </table:table-row>
        <table:table-row table:style-name="ro1">
          <table:table-cell office:value-type="float" office:value="102688" calcext:value-type="float">
            <text:p>102688</text:p>
          </table:table-cell>
          <table:table-cell/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Y8GQ54@mail.ru</text:p>
          </table:table-cell>
          <table:table-cell/>
          <table:table-cell office:value-type="string" calcext:value-type="string">
            <text:p>11/19/13 04:13 PM</text:p>
          </table:table-cell>
        </table:table-row>
        <table:table-row table:style-name="ro1">
          <table:table-cell office:value-type="float" office:value="102706" calcext:value-type="float">
            <text:p>102706</text:p>
          </table:table-cell>
          <table:table-cell/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EwkqT@mail.ru</text:p>
          </table:table-cell>
          <table:table-cell/>
          <table:table-cell office:value-type="string" calcext:value-type="string">
            <text:p>11/19/13 05:25 PM</text:p>
          </table:table-cell>
        </table:table-row>
        <table:table-row table:style-name="ro1">
          <table:table-cell office:value-type="float" office:value="102727" calcext:value-type="float">
            <text:p>102727</text:p>
          </table:table-cell>
          <table:table-cell/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AW9EQ@mail.ru</text:p>
          </table:table-cell>
          <table:table-cell office:value-type="float" office:value="9058301697" calcext:value-type="float">
            <text:p>9058301697</text:p>
          </table:table-cell>
          <table:table-cell office:value-type="string" calcext:value-type="string">
            <text:p>11/19/13 07:41 PM</text:p>
          </table:table-cell>
        </table:table-row>
        <table:table-row table:style-name="ro1">
          <table:table-cell office:value-type="float" office:value="102824" calcext:value-type="float">
            <text:p>102824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NU1F@mail.ru</text:p>
          </table:table-cell>
          <table:table-cell office:value-type="float" office:value="380504222088" calcext:value-type="float">
            <text:p>380504222088</text:p>
          </table:table-cell>
          <table:table-cell office:value-type="string" calcext:value-type="string">
            <text:p>11/19/13 11:46 PM</text:p>
          </table:table-cell>
        </table:table-row>
        <table:table-row table:style-name="ro1">
          <table:table-cell office:value-type="float" office:value="102899" calcext:value-type="float">
            <text:p>102899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PAeVijQ@yandex.ru</text:p>
          </table:table-cell>
          <table:table-cell/>
          <table:table-cell office:value-type="string" calcext:value-type="string">
            <text:p>11/20/13 08:23 AM</text:p>
          </table:table-cell>
        </table:table-row>
        <table:table-row table:style-name="ro1">
          <table:table-cell office:value-type="float" office:value="102910" calcext:value-type="float">
            <text:p>102910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S3U@gmail.com</text:p>
          </table:table-cell>
          <table:table-cell/>
          <table:table-cell office:value-type="string" calcext:value-type="string">
            <text:p>11/20/13 08:47 AM</text:p>
          </table:table-cell>
        </table:table-row>
        <table:table-row table:style-name="ro1">
          <table:table-cell office:value-type="float" office:value="102952" calcext:value-type="float">
            <text:p>102952</text:p>
          </table:table-cell>
          <table:table-cell office:value-type="string" calcext:value-type="string">
            <text:p>Михаилов</text:p>
          </table:table-cell>
          <table:table-cell office:value-type="string" calcext:value-type="string">
            <text:p>Алексей</text:p>
          </table:table-cell>
          <table:table-cell/>
          <table:table-cell office:value-type="string" calcext:value-type="string">
            <text:p>PH9c@mail.ru</text:p>
          </table:table-cell>
          <table:table-cell/>
          <table:table-cell office:value-type="string" calcext:value-type="string">
            <text:p>11/20/13 09:40 AM</text:p>
          </table:table-cell>
        </table:table-row>
        <table:table-row table:style-name="ro1">
          <table:table-cell office:value-type="float" office:value="102962" calcext:value-type="float">
            <text:p>102962</text:p>
          </table:table-cell>
          <table:table-cell/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LqMu0wCy@mail.ru</text:p>
          </table:table-cell>
          <table:table-cell/>
          <table:table-cell office:value-type="string" calcext:value-type="string">
            <text:p>11/20/13 09:56 AM</text:p>
          </table:table-cell>
        </table:table-row>
        <table:table-row table:style-name="ro1">
          <table:table-cell office:value-type="float" office:value="103108" calcext:value-type="float">
            <text:p>103108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Вера</text:p>
          </table:table-cell>
          <table:table-cell office:value-type="string" calcext:value-type="string">
            <text:p>Леонидовна</text:p>
          </table:table-cell>
          <table:table-cell office:value-type="string" calcext:value-type="string">
            <text:p>1cn9l@gmail.com</text:p>
          </table:table-cell>
          <table:table-cell office:value-type="float" office:value="491776342313" calcext:value-type="float">
            <text:p>491776342313</text:p>
          </table:table-cell>
          <table:table-cell office:value-type="string" calcext:value-type="string">
            <text:p>11/20/13 05:23 PM</text:p>
          </table:table-cell>
        </table:table-row>
        <table:table-row table:style-name="ro1">
          <table:table-cell office:value-type="float" office:value="103135" calcext:value-type="float">
            <text:p>103135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4tLZerbq@gmail.com</text:p>
          </table:table-cell>
          <table:table-cell office:value-type="float" office:value="35799886186" calcext:value-type="float">
            <text:p>35799886186</text:p>
          </table:table-cell>
          <table:table-cell office:value-type="string" calcext:value-type="string">
            <text:p>11/20/13 07:08 PM</text:p>
          </table:table-cell>
        </table:table-row>
        <table:table-row table:style-name="ro1">
          <table:table-cell office:value-type="float" office:value="103204" calcext:value-type="float">
            <text:p>103204</text:p>
          </table:table-cell>
          <table:table-cell/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vOWKOd@ukr.net</text:p>
          </table:table-cell>
          <table:table-cell/>
          <table:table-cell office:value-type="string" calcext:value-type="string">
            <text:p>11/21/13 03:48 AM</text:p>
          </table:table-cell>
        </table:table-row>
        <table:table-row table:style-name="ro1">
          <table:table-cell office:value-type="float" office:value="103229" calcext:value-type="float">
            <text:p>103229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CjOBhWMl@mail.ru</text:p>
          </table:table-cell>
          <table:table-cell/>
          <table:table-cell office:value-type="string" calcext:value-type="string">
            <text:p>11/21/13 08:46 AM</text:p>
          </table:table-cell>
        </table:table-row>
        <table:table-row table:style-name="ro1">
          <table:table-cell office:value-type="float" office:value="103248" calcext:value-type="float">
            <text:p>103248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vO8IhBm@mail.ru</text:p>
          </table:table-cell>
          <table:table-cell/>
          <table:table-cell office:value-type="string" calcext:value-type="string">
            <text:p>11/21/13 09:53 AM</text:p>
          </table:table-cell>
        </table:table-row>
        <table:table-row table:style-name="ro1">
          <table:table-cell office:value-type="float" office:value="103314" calcext:value-type="float">
            <text:p>103314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GXWtBo@rambler.ru</text:p>
          </table:table-cell>
          <table:table-cell/>
          <table:table-cell office:value-type="string" calcext:value-type="string">
            <text:p>11/21/13 12:55 PM</text:p>
          </table:table-cell>
        </table:table-row>
        <table:table-row table:style-name="ro1">
          <table:table-cell office:value-type="float" office:value="103339" calcext:value-type="float">
            <text:p>103339</text:p>
          </table:table-cell>
          <table:table-cell/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mVMU6@gmail.com</text:p>
          </table:table-cell>
          <table:table-cell/>
          <table:table-cell office:value-type="string" calcext:value-type="string">
            <text:p>11/21/13 01:53 PM</text:p>
          </table:table-cell>
        </table:table-row>
        <table:table-row table:style-name="ro1">
          <table:table-cell office:value-type="float" office:value="103362" calcext:value-type="float">
            <text:p>103362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Григорьевна</text:p>
          </table:table-cell>
          <table:table-cell office:value-type="string" calcext:value-type="string">
            <text:p>63c@mail.ru</text:p>
          </table:table-cell>
          <table:table-cell office:value-type="float" office:value="4915901154787" calcext:value-type="float">
            <text:p>4915901154787</text:p>
          </table:table-cell>
          <table:table-cell office:value-type="string" calcext:value-type="string">
            <text:p>11/21/13 03:37 PM</text:p>
          </table:table-cell>
        </table:table-row>
        <table:table-row table:style-name="ro1">
          <table:table-cell office:value-type="float" office:value="103376" calcext:value-type="float">
            <text:p>103376</text:p>
          </table:table-cell>
          <table:table-cell/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VoxVc@mail.ru</text:p>
          </table:table-cell>
          <table:table-cell/>
          <table:table-cell office:value-type="string" calcext:value-type="string">
            <text:p>11/21/13 05:19 PM</text:p>
          </table:table-cell>
        </table:table-row>
        <table:table-row table:style-name="ro1">
          <table:table-cell office:value-type="float" office:value="103399" calcext:value-type="float">
            <text:p>103399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uW6IvOY@yandex.ru</text:p>
          </table:table-cell>
          <table:table-cell/>
          <table:table-cell office:value-type="string" calcext:value-type="string">
            <text:p>11/21/13 08:11 PM</text:p>
          </table:table-cell>
        </table:table-row>
        <table:table-row table:style-name="ro1">
          <table:table-cell office:value-type="float" office:value="103454" calcext:value-type="float">
            <text:p>103454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NxzSam@list.ru</text:p>
          </table:table-cell>
          <table:table-cell/>
          <table:table-cell office:value-type="string" calcext:value-type="string">
            <text:p>11/22/13 02:50 AM</text:p>
          </table:table-cell>
        </table:table-row>
        <table:table-row table:style-name="ro1">
          <table:table-cell office:value-type="float" office:value="103611" calcext:value-type="float">
            <text:p>103611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QkIGL125@mail.ru</text:p>
          </table:table-cell>
          <table:table-cell office:value-type="float" office:value="9028538819" calcext:value-type="float">
            <text:p>9028538819</text:p>
          </table:table-cell>
          <table:table-cell office:value-type="string" calcext:value-type="string">
            <text:p>11/23/13 05:21 AM</text:p>
          </table:table-cell>
        </table:table-row>
        <table:table-row table:style-name="ro1">
          <table:table-cell office:value-type="float" office:value="103616" calcext:value-type="float">
            <text:p>103616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U17@mail.ru</text:p>
          </table:table-cell>
          <table:table-cell office:value-type="float" office:value="79028771138" calcext:value-type="float">
            <text:p>79028771138</text:p>
          </table:table-cell>
          <table:table-cell office:value-type="string" calcext:value-type="string">
            <text:p>11/23/13 08:33 AM</text:p>
          </table:table-cell>
        </table:table-row>
        <table:table-row table:style-name="ro1">
          <table:table-cell office:value-type="float" office:value="103672" calcext:value-type="float">
            <text:p>103672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Григорьевич</text:p>
          </table:table-cell>
          <table:table-cell office:value-type="string" calcext:value-type="string">
            <text:p>GJ1HiG4@mail.ru</text:p>
          </table:table-cell>
          <table:table-cell office:value-type="float" office:value="12483631185" calcext:value-type="float">
            <text:p>12483631185</text:p>
          </table:table-cell>
          <table:table-cell office:value-type="string" calcext:value-type="string">
            <text:p>11/23/13 07:39 PM</text:p>
          </table:table-cell>
        </table:table-row>
        <table:table-row table:style-name="ro1">
          <table:table-cell office:value-type="float" office:value="103758" calcext:value-type="float">
            <text:p>103758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Григорий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7ji4@tut.by</text:p>
          </table:table-cell>
          <table:table-cell office:value-type="float" office:value="375296081887" calcext:value-type="float">
            <text:p>375296081887</text:p>
          </table:table-cell>
          <table:table-cell office:value-type="string" calcext:value-type="string">
            <text:p>11/24/13 12:51 PM</text:p>
          </table:table-cell>
        </table:table-row>
        <table:table-row table:style-name="ro1">
          <table:table-cell office:value-type="float" office:value="103814" calcext:value-type="float">
            <text:p>103814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U8FN0h@yahoo.de</text:p>
          </table:table-cell>
          <table:table-cell/>
          <table:table-cell office:value-type="string" calcext:value-type="string">
            <text:p>11/24/13 10:51 PM</text:p>
          </table:table-cell>
        </table:table-row>
        <table:table-row table:style-name="ro1">
          <table:table-cell office:value-type="float" office:value="103909" calcext:value-type="float">
            <text:p>103909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223GiZ@gmail.com</text:p>
          </table:table-cell>
          <table:table-cell office:value-type="float" office:value="972523641679" calcext:value-type="float">
            <text:p>972523641679</text:p>
          </table:table-cell>
          <table:table-cell office:value-type="string" calcext:value-type="string">
            <text:p>11/26/13 12:50 AM</text:p>
          </table:table-cell>
        </table:table-row>
        <table:table-row table:style-name="ro1">
          <table:table-cell office:value-type="float" office:value="104074" calcext:value-type="float">
            <text:p>104074</text:p>
          </table:table-cell>
          <table:table-cell/>
          <table:table-cell office:value-type="string" calcext:value-type="string">
            <text:p>Любовь</text:p>
          </table:table-cell>
          <table:table-cell/>
          <table:table-cell office:value-type="string" calcext:value-type="string">
            <text:p>Gzz2vKn8@mail.ru</text:p>
          </table:table-cell>
          <table:table-cell/>
          <table:table-cell office:value-type="string" calcext:value-type="string">
            <text:p>11/27/13 08:46 AM</text:p>
          </table:table-cell>
        </table:table-row>
        <table:table-row table:style-name="ro1">
          <table:table-cell office:value-type="float" office:value="104374" calcext:value-type="float">
            <text:p>104374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LhIn@yandex.ru</text:p>
          </table:table-cell>
          <table:table-cell/>
          <table:table-cell office:value-type="string" calcext:value-type="string">
            <text:p>07/15/15 11:14 AM</text:p>
          </table:table-cell>
        </table:table-row>
        <table:table-row table:style-name="ro1">
          <table:table-cell office:value-type="float" office:value="104427" calcext:value-type="float">
            <text:p>104427</text:p>
          </table:table-cell>
          <table:table-cell/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rgV@mail.ru</text:p>
          </table:table-cell>
          <table:table-cell/>
          <table:table-cell office:value-type="string" calcext:value-type="string">
            <text:p>06/05/14 06:39 PM</text:p>
          </table:table-cell>
        </table:table-row>
        <table:table-row table:style-name="ro1">
          <table:table-cell office:value-type="float" office:value="104432" calcext:value-type="float">
            <text:p>104432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127@yahoo.com</text:p>
          </table:table-cell>
          <table:table-cell/>
          <table:table-cell office:value-type="string" calcext:value-type="string">
            <text:p>07/15/15 11:14 AM</text:p>
          </table:table-cell>
        </table:table-row>
        <table:table-row table:style-name="ro1">
          <table:table-cell office:value-type="float" office:value="104642" calcext:value-type="float">
            <text:p>104642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aUCWem@mail.ru</text:p>
          </table:table-cell>
          <table:table-cell office:value-type="float" office:value="79788671044" calcext:value-type="float">
            <text:p>79788671044</text:p>
          </table:table-cell>
          <table:table-cell office:value-type="string" calcext:value-type="string">
            <text:p>12/01/13 03:17 PM</text:p>
          </table:table-cell>
        </table:table-row>
        <table:table-row table:style-name="ro1">
          <table:table-cell office:value-type="float" office:value="104665" calcext:value-type="float">
            <text:p>104665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LZSXJ@gmail.com</text:p>
          </table:table-cell>
          <table:table-cell office:value-type="float" office:value="32243680" calcext:value-type="float">
            <text:p>32243680</text:p>
          </table:table-cell>
          <table:table-cell office:value-type="string" calcext:value-type="string">
            <text:p>12/01/13 07:12 PM</text:p>
          </table:table-cell>
        </table:table-row>
        <table:table-row table:style-name="ro1">
          <table:table-cell office:value-type="float" office:value="104930" calcext:value-type="float">
            <text:p>104930</text:p>
          </table:table-cell>
          <table:table-cell/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ZLgWB@mail.ru</text:p>
          </table:table-cell>
          <table:table-cell office:value-type="float" office:value="9104641767" calcext:value-type="float">
            <text:p>9104641767</text:p>
          </table:table-cell>
          <table:table-cell office:value-type="string" calcext:value-type="string">
            <text:p>07/15/15 11:15 AM</text:p>
          </table:table-cell>
        </table:table-row>
        <table:table-row table:style-name="ro1">
          <table:table-cell office:value-type="float" office:value="104991" calcext:value-type="float">
            <text:p>104991</text:p>
          </table:table-cell>
          <table:table-cell/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UTkJlZyS@yandex.ru</text:p>
          </table:table-cell>
          <table:table-cell/>
          <table:table-cell office:value-type="string" calcext:value-type="string">
            <text:p>12/04/13 03:13 PM</text:p>
          </table:table-cell>
        </table:table-row>
        <table:table-row table:style-name="ro1">
          <table:table-cell office:value-type="float" office:value="105081" calcext:value-type="float">
            <text:p>105081</text:p>
          </table:table-cell>
          <table:table-cell/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UNiNR@yandex.ru</text:p>
          </table:table-cell>
          <table:table-cell/>
          <table:table-cell office:value-type="string" calcext:value-type="string">
            <text:p>12/05/13 11:36 AM</text:p>
          </table:table-cell>
        </table:table-row>
        <table:table-row table:style-name="ro1">
          <table:table-cell office:value-type="float" office:value="105115" calcext:value-type="float">
            <text:p>105115</text:p>
          </table:table-cell>
          <table:table-cell/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flbp@yandex.ru</text:p>
          </table:table-cell>
          <table:table-cell/>
          <table:table-cell office:value-type="string" calcext:value-type="string">
            <text:p>12/05/13 11:56 AM</text:p>
          </table:table-cell>
        </table:table-row>
        <table:table-row table:style-name="ro1">
          <table:table-cell office:value-type="float" office:value="105196" calcext:value-type="float">
            <text:p>105196</text:p>
          </table:table-cell>
          <table:table-cell office:value-type="string" calcext:value-type="string">
            <text:p>Сонова</text:p>
          </table:table-cell>
          <table:table-cell office:value-type="string" calcext:value-type="string">
            <text:p>Марина</text:p>
          </table:table-cell>
          <table:table-cell office:value-type="string" calcext:value-type="string">
            <text:p>Валерьевна</text:p>
          </table:table-cell>
          <table:table-cell office:value-type="string" calcext:value-type="string">
            <text:p>SK6pHenv@gmail.com</text:p>
          </table:table-cell>
          <table:table-cell office:value-type="float" office:value="79059551358" calcext:value-type="float">
            <text:p>79059551358</text:p>
          </table:table-cell>
          <table:table-cell office:value-type="string" calcext:value-type="string">
            <text:p>12/05/13 12:34 PM</text:p>
          </table:table-cell>
        </table:table-row>
        <table:table-row table:style-name="ro1">
          <table:table-cell office:value-type="float" office:value="105583" calcext:value-type="float">
            <text:p>105583</text:p>
          </table:table-cell>
          <table:table-cell/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hj09M@list.ru</text:p>
          </table:table-cell>
          <table:table-cell/>
          <table:table-cell office:value-type="string" calcext:value-type="string">
            <text:p>12/05/13 02:35 PM</text:p>
          </table:table-cell>
        </table:table-row>
        <table:table-row table:style-name="ro1">
          <table:table-cell office:value-type="float" office:value="105614" calcext:value-type="float">
            <text:p>105614</text:p>
          </table:table-cell>
          <table:table-cell/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SHUH6i@mail.ru</text:p>
          </table:table-cell>
          <table:table-cell/>
          <table:table-cell office:value-type="string" calcext:value-type="string">
            <text:p>12/05/13 02:48 PM</text:p>
          </table:table-cell>
        </table:table-row>
        <table:table-row table:style-name="ro1">
          <table:table-cell office:value-type="float" office:value="106341" calcext:value-type="float">
            <text:p>106341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mgF@mail.ru</text:p>
          </table:table-cell>
          <table:table-cell/>
          <table:table-cell office:value-type="string" calcext:value-type="string">
            <text:p>12/06/13 12:00 AM</text:p>
          </table:table-cell>
        </table:table-row>
        <table:table-row table:style-name="ro1">
          <table:table-cell office:value-type="float" office:value="106432" calcext:value-type="float">
            <text:p>106432</text:p>
          </table:table-cell>
          <table:table-cell/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mAS@mail.ru</text:p>
          </table:table-cell>
          <table:table-cell/>
          <table:table-cell office:value-type="string" calcext:value-type="string">
            <text:p>08/20/14 07:59 AM</text:p>
          </table:table-cell>
        </table:table-row>
        <table:table-row table:style-name="ro1">
          <table:table-cell office:value-type="float" office:value="106439" calcext:value-type="float">
            <text:p>106439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CPbiud@yandex.ru</text:p>
          </table:table-cell>
          <table:table-cell office:value-type="float" office:value="9628356035" calcext:value-type="float">
            <text:p>9628356035</text:p>
          </table:table-cell>
          <table:table-cell office:value-type="string" calcext:value-type="string">
            <text:p>12/06/13 06:39 AM</text:p>
          </table:table-cell>
        </table:table-row>
        <table:table-row table:style-name="ro1">
          <table:table-cell office:value-type="float" office:value="106459" calcext:value-type="float">
            <text:p>106459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Инна</text:p>
          </table:table-cell>
          <table:table-cell office:value-type="string" calcext:value-type="string">
            <text:p>Витальевна</text:p>
          </table:table-cell>
          <table:table-cell office:value-type="string" calcext:value-type="string">
            <text:p>CWqY4GIw@mail.ru</text:p>
          </table:table-cell>
          <table:table-cell office:value-type="float" office:value="79082091056" calcext:value-type="float">
            <text:p>79082091056</text:p>
          </table:table-cell>
          <table:table-cell office:value-type="string" calcext:value-type="string">
            <text:p>12/06/13 07:18 AM</text:p>
          </table:table-cell>
        </table:table-row>
        <table:table-row table:style-name="ro1">
          <table:table-cell office:value-type="float" office:value="106492" calcext:value-type="float">
            <text:p>106492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Валентина</text:p>
          </table:table-cell>
          <table:table-cell/>
          <table:table-cell office:value-type="string" calcext:value-type="string">
            <text:p>TO8U@yandex.ru</text:p>
          </table:table-cell>
          <table:table-cell/>
          <table:table-cell office:value-type="string" calcext:value-type="string">
            <text:p>12/06/13 08:25 AM</text:p>
          </table:table-cell>
        </table:table-row>
        <table:table-row table:style-name="ro1">
          <table:table-cell office:value-type="float" office:value="106567" calcext:value-type="float">
            <text:p>106567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Пётрович</text:p>
          </table:table-cell>
          <table:table-cell office:value-type="string" calcext:value-type="string">
            <text:p>Eah70V@mail.ru</text:p>
          </table:table-cell>
          <table:table-cell/>
          <table:table-cell office:value-type="string" calcext:value-type="string">
            <text:p>12/06/13 10:43 AM</text:p>
          </table:table-cell>
        </table:table-row>
        <table:table-row table:style-name="ro1">
          <table:table-cell office:value-type="float" office:value="106701" calcext:value-type="float">
            <text:p>106701</text:p>
          </table:table-cell>
          <table:table-cell/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kGsg@yandex.ru</text:p>
          </table:table-cell>
          <table:table-cell/>
          <table:table-cell office:value-type="string" calcext:value-type="string">
            <text:p>12/06/13 03:50 PM</text:p>
          </table:table-cell>
        </table:table-row>
        <table:table-row table:style-name="ro1">
          <table:table-cell office:value-type="float" office:value="106905" calcext:value-type="float">
            <text:p>106905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Мария</text:p>
          </table:table-cell>
          <table:table-cell office:value-type="string" calcext:value-type="string">
            <text:p>Олеговна</text:p>
          </table:table-cell>
          <table:table-cell office:value-type="string" calcext:value-type="string">
            <text:p>frqHAW@yandex.ru</text:p>
          </table:table-cell>
          <table:table-cell office:value-type="float" office:value="9122925861" calcext:value-type="float">
            <text:p>9122925861</text:p>
          </table:table-cell>
          <table:table-cell office:value-type="string" calcext:value-type="string">
            <text:p>12/07/13 02:02 PM</text:p>
          </table:table-cell>
        </table:table-row>
        <table:table-row table:style-name="ro1">
          <table:table-cell office:value-type="float" office:value="107027" calcext:value-type="float">
            <text:p>107027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lnPDQoZ@mail.ru</text:p>
          </table:table-cell>
          <table:table-cell/>
          <table:table-cell office:value-type="string" calcext:value-type="string">
            <text:p>12/08/13 07:17 AM</text:p>
          </table:table-cell>
        </table:table-row>
        <table:table-row table:style-name="ro1">
          <table:table-cell office:value-type="float" office:value="107314" calcext:value-type="float">
            <text:p>107314</text:p>
          </table:table-cell>
          <table:table-cell/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bRPs@mail.ru</text:p>
          </table:table-cell>
          <table:table-cell/>
          <table:table-cell office:value-type="string" calcext:value-type="string">
            <text:p>12/09/13 10:14 PM</text:p>
          </table:table-cell>
        </table:table-row>
        <table:table-row table:style-name="ro1">
          <table:table-cell office:value-type="float" office:value="107436" calcext:value-type="float">
            <text:p>107436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UbYpBHi@mail.ru</text:p>
          </table:table-cell>
          <table:table-cell/>
          <table:table-cell office:value-type="string" calcext:value-type="string">
            <text:p>12/11/13 03:56 AM</text:p>
          </table:table-cell>
        </table:table-row>
        <table:table-row table:style-name="ro1">
          <table:table-cell office:value-type="float" office:value="107449" calcext:value-type="float">
            <text:p>107449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sYt@mail.ru</text:p>
          </table:table-cell>
          <table:table-cell office:value-type="float" office:value="9277571156" calcext:value-type="float">
            <text:p>9277571156</text:p>
          </table:table-cell>
          <table:table-cell office:value-type="string" calcext:value-type="string">
            <text:p>12/11/13 09:51 AM</text:p>
          </table:table-cell>
        </table:table-row>
        <table:table-row table:style-name="ro1">
          <table:table-cell office:value-type="float" office:value="107496" calcext:value-type="float">
            <text:p>107496</text:p>
          </table:table-cell>
          <table:table-cell/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8W7@mail.ru</text:p>
          </table:table-cell>
          <table:table-cell/>
          <table:table-cell office:value-type="string" calcext:value-type="string">
            <text:p>05/21/14 12:49 PM</text:p>
          </table:table-cell>
        </table:table-row>
        <table:table-row table:style-name="ro1">
          <table:table-cell office:value-type="float" office:value="107610" calcext:value-type="float">
            <text:p>107610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pLi3VTSM@gmail.com</text:p>
          </table:table-cell>
          <table:table-cell/>
          <table:table-cell office:value-type="string" calcext:value-type="string">
            <text:p>12/12/13 12:56 AM</text:p>
          </table:table-cell>
        </table:table-row>
        <table:table-row table:style-name="ro1">
          <table:table-cell office:value-type="float" office:value="107611" calcext:value-type="float">
            <text:p>107611</text:p>
          </table:table-cell>
          <table:table-cell/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jyF@gmail.com</text:p>
          </table:table-cell>
          <table:table-cell/>
          <table:table-cell office:value-type="string" calcext:value-type="string">
            <text:p>12/12/13 12:57 AM</text:p>
          </table:table-cell>
        </table:table-row>
        <table:table-row table:style-name="ro1">
          <table:table-cell office:value-type="float" office:value="107674" calcext:value-type="float">
            <text:p>107674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Виталий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AjpHaUqo@yandex.ru</text:p>
          </table:table-cell>
          <table:table-cell office:value-type="float" office:value="9651793076" calcext:value-type="float">
            <text:p>9651793076</text:p>
          </table:table-cell>
          <table:table-cell office:value-type="string" calcext:value-type="string">
            <text:p>12/12/13 03:59 PM</text:p>
          </table:table-cell>
        </table:table-row>
        <table:table-row table:style-name="ro1">
          <table:table-cell office:value-type="float" office:value="107957" calcext:value-type="float">
            <text:p>107957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F0n@mail.ru</text:p>
          </table:table-cell>
          <table:table-cell office:value-type="float" office:value="79110911795" calcext:value-type="float">
            <text:p>79110911795</text:p>
          </table:table-cell>
          <table:table-cell office:value-type="string" calcext:value-type="string">
            <text:p>12/15/13 02:37 AM</text:p>
          </table:table-cell>
        </table:table-row>
        <table:table-row table:style-name="ro1">
          <table:table-cell office:value-type="float" office:value="108003" calcext:value-type="float">
            <text:p>108003</text:p>
          </table:table-cell>
          <table:table-cell/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LMFxo@yandex.ru</text:p>
          </table:table-cell>
          <table:table-cell/>
          <table:table-cell office:value-type="string" calcext:value-type="string">
            <text:p>12/15/13 04:11 PM</text:p>
          </table:table-cell>
        </table:table-row>
        <table:table-row table:style-name="ro1">
          <table:table-cell office:value-type="float" office:value="108031" calcext:value-type="float">
            <text:p>108031</text:p>
          </table:table-cell>
          <table:table-cell/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hMJGkFvl@yandex.ru</text:p>
          </table:table-cell>
          <table:table-cell/>
          <table:table-cell office:value-type="string" calcext:value-type="string">
            <text:p>12/15/13 07:05 PM</text:p>
          </table:table-cell>
        </table:table-row>
        <table:table-row table:style-name="ro1">
          <table:table-cell office:value-type="float" office:value="108190" calcext:value-type="float">
            <text:p>108190</text:p>
          </table:table-cell>
          <table:table-cell/>
          <table:table-cell office:value-type="string" calcext:value-type="string">
            <text:p>Владислава</text:p>
          </table:table-cell>
          <table:table-cell/>
          <table:table-cell office:value-type="string" calcext:value-type="string">
            <text:p>l8Gl9@gmail.com</text:p>
          </table:table-cell>
          <table:table-cell/>
          <table:table-cell office:value-type="string" calcext:value-type="string">
            <text:p>12/17/13 03:38 AM</text:p>
          </table:table-cell>
        </table:table-row>
        <table:table-row table:style-name="ro1">
          <table:table-cell office:value-type="float" office:value="108233" calcext:value-type="float">
            <text:p>108233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gz8ss@mail.ru</text:p>
          </table:table-cell>
          <table:table-cell office:value-type="float" office:value="99577782029" calcext:value-type="float">
            <text:p>99577782029</text:p>
          </table:table-cell>
          <table:table-cell office:value-type="string" calcext:value-type="string">
            <text:p>12/17/13 05:59 PM</text:p>
          </table:table-cell>
        </table:table-row>
        <table:table-row table:style-name="ro1">
          <table:table-cell office:value-type="float" office:value="108332" calcext:value-type="float">
            <text:p>108332</text:p>
          </table:table-cell>
          <table:table-cell/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l2g69KQ@yandex.ru</text:p>
          </table:table-cell>
          <table:table-cell/>
          <table:table-cell office:value-type="string" calcext:value-type="string">
            <text:p>12/18/13 04:21 PM</text:p>
          </table:table-cell>
        </table:table-row>
        <table:table-row table:style-name="ro1">
          <table:table-cell office:value-type="float" office:value="108354" calcext:value-type="float">
            <text:p>108354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Марина</text:p>
          </table:table-cell>
          <table:table-cell/>
          <table:table-cell office:value-type="string" calcext:value-type="string">
            <text:p>NUyLJ@yandex.ru</text:p>
          </table:table-cell>
          <table:table-cell office:value-type="float" office:value="9045123342" calcext:value-type="float">
            <text:p>9045123342</text:p>
          </table:table-cell>
          <table:table-cell office:value-type="string" calcext:value-type="string">
            <text:p>05/28/14 09:40 AM</text:p>
          </table:table-cell>
        </table:table-row>
        <table:table-row table:style-name="ro1">
          <table:table-cell office:value-type="float" office:value="108373" calcext:value-type="float">
            <text:p>108373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Vs4liooT@mail.ru</text:p>
          </table:table-cell>
          <table:table-cell office:value-type="float" office:value="77017161661" calcext:value-type="float">
            <text:p>77017161661</text:p>
          </table:table-cell>
          <table:table-cell office:value-type="string" calcext:value-type="string">
            <text:p>12/18/13 09:55 PM</text:p>
          </table:table-cell>
        </table:table-row>
        <table:table-row table:style-name="ro1">
          <table:table-cell office:value-type="float" office:value="108449" calcext:value-type="float">
            <text:p>108449</text:p>
          </table:table-cell>
          <table:table-cell/>
          <table:table-cell office:value-type="string" calcext:value-type="string">
            <text:p>Валентина</text:p>
          </table:table-cell>
          <table:table-cell/>
          <table:table-cell office:value-type="string" calcext:value-type="string">
            <text:p>dBjuW@mail.ru</text:p>
          </table:table-cell>
          <table:table-cell office:value-type="float" office:value="79029662116" calcext:value-type="float">
            <text:p>79029662116</text:p>
          </table:table-cell>
          <table:table-cell office:value-type="string" calcext:value-type="string">
            <text:p>12/19/13 06:30 PM</text:p>
          </table:table-cell>
        </table:table-row>
        <table:table-row table:style-name="ro1">
          <table:table-cell office:value-type="float" office:value="108472" calcext:value-type="float">
            <text:p>108472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0G1E6@gmail.com</text:p>
          </table:table-cell>
          <table:table-cell/>
          <table:table-cell office:value-type="string" calcext:value-type="string">
            <text:p>12/19/13 10:49 PM</text:p>
          </table:table-cell>
        </table:table-row>
        <table:table-row table:style-name="ro1">
          <table:table-cell office:value-type="float" office:value="108491" calcext:value-type="float">
            <text:p>108491</text:p>
          </table:table-cell>
          <table:table-cell/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Z0VXw4@mail.ru</text:p>
          </table:table-cell>
          <table:table-cell/>
          <table:table-cell office:value-type="string" calcext:value-type="string">
            <text:p>07/15/15 11:20 AM</text:p>
          </table:table-cell>
        </table:table-row>
        <table:table-row table:style-name="ro1">
          <table:table-cell office:value-type="float" office:value="108494" calcext:value-type="float">
            <text:p>108494</text:p>
          </table:table-cell>
          <table:table-cell/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dv6Ztz@yandex.ru</text:p>
          </table:table-cell>
          <table:table-cell/>
          <table:table-cell office:value-type="string" calcext:value-type="string">
            <text:p>12/20/13 08:06 AM</text:p>
          </table:table-cell>
        </table:table-row>
        <table:table-row table:style-name="ro1">
          <table:table-cell office:value-type="float" office:value="108618" calcext:value-type="float">
            <text:p>108618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Y5cjc@gmail.com</text:p>
          </table:table-cell>
          <table:table-cell office:value-type="float" office:value="89166011040" calcext:value-type="float">
            <text:p>89166011040</text:p>
          </table:table-cell>
          <table:table-cell office:value-type="string" calcext:value-type="string">
            <text:p>12/21/13 11:14 AM</text:p>
          </table:table-cell>
        </table:table-row>
        <table:table-row table:style-name="ro1">
          <table:table-cell office:value-type="float" office:value="108670" calcext:value-type="float">
            <text:p>108670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Сергей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aVW7izQ@shaw.ca</text:p>
          </table:table-cell>
          <table:table-cell office:value-type="float" office:value="17802171214" calcext:value-type="float">
            <text:p>17802171214</text:p>
          </table:table-cell>
          <table:table-cell office:value-type="string" calcext:value-type="string">
            <text:p>12/21/13 09:42 PM</text:p>
          </table:table-cell>
        </table:table-row>
        <table:table-row table:style-name="ro1">
          <table:table-cell office:value-type="float" office:value="108852" calcext:value-type="float">
            <text:p>108852</text:p>
          </table:table-cell>
          <table:table-cell/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DEJJ@openu.ac.il</text:p>
          </table:table-cell>
          <table:table-cell/>
          <table:table-cell office:value-type="string" calcext:value-type="string">
            <text:p>12/24/13 01:10 PM</text:p>
          </table:table-cell>
        </table:table-row>
        <table:table-row table:style-name="ro1">
          <table:table-cell office:value-type="float" office:value="108872" calcext:value-type="float">
            <text:p>108872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Роман</text:p>
          </table:table-cell>
          <table:table-cell/>
          <table:table-cell office:value-type="string" calcext:value-type="string">
            <text:p>qN9XrbE@mail.ru</text:p>
          </table:table-cell>
          <table:table-cell/>
          <table:table-cell office:value-type="string" calcext:value-type="string">
            <text:p>12/24/13 07:46 PM</text:p>
          </table:table-cell>
        </table:table-row>
        <table:table-row table:style-name="ro1">
          <table:table-cell office:value-type="float" office:value="108911" calcext:value-type="float">
            <text:p>108911</text:p>
          </table:table-cell>
          <table:table-cell/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03BZgj@gmail.com</text:p>
          </table:table-cell>
          <table:table-cell/>
          <table:table-cell office:value-type="string" calcext:value-type="string">
            <text:p>12/25/13 07:13 AM</text:p>
          </table:table-cell>
        </table:table-row>
        <table:table-row table:style-name="ro1">
          <table:table-cell office:value-type="float" office:value="109058" calcext:value-type="float">
            <text:p>109058</text:p>
          </table:table-cell>
          <table:table-cell/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b2b@mail.ru</text:p>
          </table:table-cell>
          <table:table-cell/>
          <table:table-cell office:value-type="string" calcext:value-type="string">
            <text:p>06/14/14 02:59 AM</text:p>
          </table:table-cell>
        </table:table-row>
        <table:table-row table:style-name="ro1">
          <table:table-cell office:value-type="float" office:value="109168" calcext:value-type="float">
            <text:p>109168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CaMzxCOf@rambler.ru</text:p>
          </table:table-cell>
          <table:table-cell/>
          <table:table-cell office:value-type="string" calcext:value-type="string">
            <text:p>12/28/13 09:59 PM</text:p>
          </table:table-cell>
        </table:table-row>
        <table:table-row table:style-name="ro1">
          <table:table-cell office:value-type="float" office:value="109202" calcext:value-type="float">
            <text:p>109202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rnxre@mail.ru</text:p>
          </table:table-cell>
          <table:table-cell office:value-type="float" office:value="79854482463" calcext:value-type="float">
            <text:p>79854482463</text:p>
          </table:table-cell>
          <table:table-cell office:value-type="string" calcext:value-type="string">
            <text:p>12/29/13 10:09 AM</text:p>
          </table:table-cell>
        </table:table-row>
        <table:table-row table:style-name="ro1">
          <table:table-cell office:value-type="float" office:value="109262" calcext:value-type="float">
            <text:p>109262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Виталий</text:p>
          </table:table-cell>
          <table:table-cell/>
          <table:table-cell office:value-type="string" calcext:value-type="string">
            <text:p>56ndlN4@t-online.de</text:p>
          </table:table-cell>
          <table:table-cell/>
          <table:table-cell office:value-type="string" calcext:value-type="string">
            <text:p>12/30/13 04:12 AM</text:p>
          </table:table-cell>
        </table:table-row>
        <table:table-row table:style-name="ro1">
          <table:table-cell office:value-type="float" office:value="109329" calcext:value-type="float">
            <text:p>109329</text:p>
          </table:table-cell>
          <table:table-cell/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Lwf36LQ@gmail.com</text:p>
          </table:table-cell>
          <table:table-cell/>
          <table:table-cell office:value-type="string" calcext:value-type="string">
            <text:p>12/31/13 07:01 AM</text:p>
          </table:table-cell>
        </table:table-row>
        <table:table-row table:style-name="ro1">
          <table:table-cell office:value-type="float" office:value="109393" calcext:value-type="float">
            <text:p>109393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Dvm@gmail.com</text:p>
          </table:table-cell>
          <table:table-cell/>
          <table:table-cell office:value-type="string" calcext:value-type="string">
            <text:p>01/01/14 12:49 PM</text:p>
          </table:table-cell>
        </table:table-row>
        <table:table-row table:style-name="ro1">
          <table:table-cell office:value-type="float" office:value="109681" calcext:value-type="float">
            <text:p>109681</text:p>
          </table:table-cell>
          <table:table-cell/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xFl@mail.ru</text:p>
          </table:table-cell>
          <table:table-cell/>
          <table:table-cell office:value-type="string" calcext:value-type="string">
            <text:p>01/03/14 08:33 PM</text:p>
          </table:table-cell>
        </table:table-row>
        <table:table-row table:style-name="ro1">
          <table:table-cell office:value-type="float" office:value="109813" calcext:value-type="float">
            <text:p>109813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AUB@yandex.ru</text:p>
          </table:table-cell>
          <table:table-cell/>
          <table:table-cell office:value-type="string" calcext:value-type="string">
            <text:p>01/04/14 10:27 PM</text:p>
          </table:table-cell>
        </table:table-row>
        <table:table-row table:style-name="ro1">
          <table:table-cell office:value-type="float" office:value="110041" calcext:value-type="float">
            <text:p>110041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9416g3@yandex.ru</text:p>
          </table:table-cell>
          <table:table-cell office:value-type="float" office:value="79161333911" calcext:value-type="float">
            <text:p>79161333911</text:p>
          </table:table-cell>
          <table:table-cell office:value-type="string" calcext:value-type="string">
            <text:p>01/07/14 11:28 AM</text:p>
          </table:table-cell>
        </table:table-row>
        <table:table-row table:style-name="ro1">
          <table:table-cell office:value-type="float" office:value="110042" calcext:value-type="float">
            <text:p>110042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i84bTl@gmail.com</text:p>
          </table:table-cell>
          <table:table-cell office:value-type="float" office:value="79112211251" calcext:value-type="float">
            <text:p>79112211251</text:p>
          </table:table-cell>
          <table:table-cell office:value-type="string" calcext:value-type="string">
            <text:p>01/07/14 11:39 AM</text:p>
          </table:table-cell>
        </table:table-row>
        <table:table-row table:style-name="ro1">
          <table:table-cell office:value-type="float" office:value="110227" calcext:value-type="float">
            <text:p>110227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838J@mail.ru</text:p>
          </table:table-cell>
          <table:table-cell/>
          <table:table-cell office:value-type="string" calcext:value-type="string">
            <text:p>07/15/15 11:23 AM</text:p>
          </table:table-cell>
        </table:table-row>
        <table:table-row table:style-name="ro1">
          <table:table-cell office:value-type="float" office:value="110894" calcext:value-type="float">
            <text:p>110894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pCd3tPf@mail.ru</text:p>
          </table:table-cell>
          <table:table-cell office:value-type="float" office:value="7773081456" calcext:value-type="float">
            <text:p>7773081456</text:p>
          </table:table-cell>
          <table:table-cell office:value-type="string" calcext:value-type="string">
            <text:p>07/15/15 11:24 AM</text:p>
          </table:table-cell>
        </table:table-row>
        <table:table-row table:style-name="ro1">
          <table:table-cell office:value-type="float" office:value="110979" calcext:value-type="float">
            <text:p>110979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jFJ9jZKS@mail.ru</text:p>
          </table:table-cell>
          <table:table-cell/>
          <table:table-cell office:value-type="string" calcext:value-type="string">
            <text:p>01/16/14 10:38 PM</text:p>
          </table:table-cell>
        </table:table-row>
        <table:table-row table:style-name="ro1">
          <table:table-cell office:value-type="float" office:value="111090" calcext:value-type="float">
            <text:p>111090</text:p>
          </table:table-cell>
          <table:table-cell/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jR7KgiQ@mail.ru</text:p>
          </table:table-cell>
          <table:table-cell/>
          <table:table-cell office:value-type="string" calcext:value-type="string">
            <text:p>01/17/14 03:30 PM</text:p>
          </table:table-cell>
        </table:table-row>
        <table:table-row table:style-name="ro1">
          <table:table-cell office:value-type="float" office:value="111104" calcext:value-type="float">
            <text:p>111104</text:p>
          </table:table-cell>
          <table:table-cell/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mVag@mail.ru</text:p>
          </table:table-cell>
          <table:table-cell office:value-type="float" office:value="37129544033" calcext:value-type="float">
            <text:p>37129544033</text:p>
          </table:table-cell>
          <table:table-cell office:value-type="string" calcext:value-type="string">
            <text:p>01/17/14 05:08 PM</text:p>
          </table:table-cell>
        </table:table-row>
        <table:table-row table:style-name="ro1">
          <table:table-cell office:value-type="float" office:value="111480" calcext:value-type="float">
            <text:p>111480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Николай</text:p>
          </table:table-cell>
          <table:table-cell office:value-type="string" calcext:value-type="string">
            <text:p>Вячеславович</text:p>
          </table:table-cell>
          <table:table-cell office:value-type="string" calcext:value-type="string">
            <text:p>SX9rAj@yandex.ru</text:p>
          </table:table-cell>
          <table:table-cell office:value-type="float" office:value="37369271996" calcext:value-type="float">
            <text:p>37369271996</text:p>
          </table:table-cell>
          <table:table-cell office:value-type="string" calcext:value-type="string">
            <text:p>06/12/14 04:57 PM</text:p>
          </table:table-cell>
        </table:table-row>
        <table:table-row table:style-name="ro1">
          <table:table-cell office:value-type="float" office:value="111788" calcext:value-type="float">
            <text:p>111788</text:p>
          </table:table-cell>
          <table:table-cell/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56G54@mail.ru</text:p>
          </table:table-cell>
          <table:table-cell/>
          <table:table-cell office:value-type="string" calcext:value-type="string">
            <text:p>01/18/14 04:30 PM</text:p>
          </table:table-cell>
        </table:table-row>
        <table:table-row table:style-name="ro1">
          <table:table-cell office:value-type="float" office:value="112033" calcext:value-type="float">
            <text:p>112033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Варвара</text:p>
          </table:table-cell>
          <table:table-cell office:value-type="string" calcext:value-type="string">
            <text:p>Тимуровна</text:p>
          </table:table-cell>
          <table:table-cell office:value-type="string" calcext:value-type="string">
            <text:p>C0YP@inbox.ru</text:p>
          </table:table-cell>
          <table:table-cell office:value-type="float" office:value="79092731030" calcext:value-type="float">
            <text:p>79092731030</text:p>
          </table:table-cell>
          <table:table-cell office:value-type="string" calcext:value-type="string">
            <text:p>01/20/14 01:24 AM</text:p>
          </table:table-cell>
        </table:table-row>
        <table:table-row table:style-name="ro1">
          <table:table-cell office:value-type="float" office:value="112058" calcext:value-type="float">
            <text:p>112058</text:p>
          </table:table-cell>
          <table:table-cell/>
          <table:table-cell office:value-type="string" calcext:value-type="string">
            <text:p>Валерий</text:p>
          </table:table-cell>
          <table:table-cell/>
          <table:table-cell office:value-type="string" calcext:value-type="string">
            <text:p>UHeVmrd@inbox.lv</text:p>
          </table:table-cell>
          <table:table-cell/>
          <table:table-cell office:value-type="string" calcext:value-type="string">
            <text:p>07/15/15 11:27 AM</text:p>
          </table:table-cell>
        </table:table-row>
        <table:table-row table:style-name="ro1">
          <table:table-cell office:value-type="float" office:value="112256" calcext:value-type="float">
            <text:p>112256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Арсеньевич</text:p>
          </table:table-cell>
          <table:table-cell office:value-type="string" calcext:value-type="string">
            <text:p>ArI@mail.ru</text:p>
          </table:table-cell>
          <table:table-cell office:value-type="float" office:value="9283531731" calcext:value-type="float">
            <text:p>9283531731</text:p>
          </table:table-cell>
          <table:table-cell office:value-type="string" calcext:value-type="string">
            <text:p>07/15/15 11:27 AM</text:p>
          </table:table-cell>
        </table:table-row>
        <table:table-row table:style-name="ro1">
          <table:table-cell office:value-type="float" office:value="112347" calcext:value-type="float">
            <text:p>112347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4AFDIh@gmail.com</text:p>
          </table:table-cell>
          <table:table-cell office:value-type="float" office:value="3548471890" calcext:value-type="float">
            <text:p>3548471890</text:p>
          </table:table-cell>
          <table:table-cell office:value-type="string" calcext:value-type="string">
            <text:p>07/15/15 11:28 AM</text:p>
          </table:table-cell>
        </table:table-row>
        <table:table-row table:style-name="ro1">
          <table:table-cell office:value-type="float" office:value="112495" calcext:value-type="float">
            <text:p>112495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FEwUlAL@ya.ru</text:p>
          </table:table-cell>
          <table:table-cell office:value-type="float" office:value="380954101771" calcext:value-type="float">
            <text:p>380954101771</text:p>
          </table:table-cell>
          <table:table-cell office:value-type="string" calcext:value-type="string">
            <text:p>06/12/14 10:56 AM</text:p>
          </table:table-cell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HRKUn@gmail.com</text:p>
          </table:table-cell>
          <table:table-cell office:value-type="float" office:value="37129143217" calcext:value-type="float">
            <text:p>37129143217</text:p>
          </table:table-cell>
          <table:table-cell office:value-type="string" calcext:value-type="string">
            <text:p>07/15/15 11:28 AM</text:p>
          </table:table-cell>
        </table:table-row>
        <table:table-row table:style-name="ro1">
          <table:table-cell office:value-type="float" office:value="112738" calcext:value-type="float">
            <text:p>112738</text:p>
          </table:table-cell>
          <table:table-cell/>
          <table:table-cell office:value-type="string" calcext:value-type="string">
            <text:p>Оксана</text:p>
          </table:table-cell>
          <table:table-cell/>
          <table:table-cell office:value-type="string" calcext:value-type="string">
            <text:p>eLdE@mail.ru</text:p>
          </table:table-cell>
          <table:table-cell/>
          <table:table-cell office:value-type="string" calcext:value-type="string">
            <text:p>01/21/14 07:37 AM</text:p>
          </table:table-cell>
        </table:table-row>
        <table:table-row table:style-name="ro1">
          <table:table-cell office:value-type="float" office:value="112794" calcext:value-type="float">
            <text:p>112794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Игоревич</text:p>
          </table:table-cell>
          <table:table-cell office:value-type="string" calcext:value-type="string">
            <text:p>d1lge@mail.ru</text:p>
          </table:table-cell>
          <table:table-cell office:value-type="float" office:value="79194771897" calcext:value-type="float">
            <text:p>79194771897</text:p>
          </table:table-cell>
          <table:table-cell office:value-type="string" calcext:value-type="string">
            <text:p>01/24/14 12:20 PM</text:p>
          </table:table-cell>
        </table:table-row>
        <table:table-row table:style-name="ro1">
          <table:table-cell office:value-type="float" office:value="112833" calcext:value-type="float">
            <text:p>112833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Евгений</text:p>
          </table:table-cell>
          <table:table-cell office:value-type="string" calcext:value-type="string">
            <text:p>Сергеевич</text:p>
          </table:table-cell>
          <table:table-cell office:value-type="string" calcext:value-type="string">
            <text:p>9270zV2f@mail.ru</text:p>
          </table:table-cell>
          <table:table-cell office:value-type="float" office:value="79265011360" calcext:value-type="float">
            <text:p>79265011360</text:p>
          </table:table-cell>
          <table:table-cell office:value-type="string" calcext:value-type="string">
            <text:p>03/14/14 04:01 PM</text:p>
          </table:table-cell>
        </table:table-row>
        <table:table-row table:style-name="ro1">
          <table:table-cell office:value-type="float" office:value="112885" calcext:value-type="float">
            <text:p>112885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Nnud5TP@mail.ru</text:p>
          </table:table-cell>
          <table:table-cell office:value-type="float" office:value="77017881041" calcext:value-type="float">
            <text:p>77017881041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2907" calcext:value-type="float">
            <text:p>112907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Роза</text:p>
          </table:table-cell>
          <table:table-cell office:value-type="string" calcext:value-type="string">
            <text:p>Валентиновна</text:p>
          </table:table-cell>
          <table:table-cell office:value-type="string" calcext:value-type="string">
            <text:p>tNjs@yandex.ru</text:p>
          </table:table-cell>
          <table:table-cell office:value-type="float" office:value="9219236766" calcext:value-type="float">
            <text:p>9219236766</text:p>
          </table:table-cell>
          <table:table-cell office:value-type="string" calcext:value-type="string">
            <text:p>04/09/11 01:27 PM</text:p>
          </table:table-cell>
        </table:table-row>
        <table:table-row table:style-name="ro1">
          <table:table-cell office:value-type="float" office:value="112910" calcext:value-type="float">
            <text:p>112910</text:p>
          </table:table-cell>
          <table:table-cell/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vNvtoUe@gmail.com</text:p>
          </table:table-cell>
          <table:table-cell office:value-type="float" office:value="89163519629" calcext:value-type="float">
            <text:p>89163519629</text:p>
          </table:table-cell>
          <table:table-cell office:value-type="string" calcext:value-type="string">
            <text:p>02/26/14 04:14 PM</text:p>
          </table:table-cell>
        </table:table-row>
        <table:table-row table:style-name="ro1">
          <table:table-cell office:value-type="float" office:value="112913" calcext:value-type="float">
            <text:p>112913</text:p>
          </table:table-cell>
          <table:table-cell office:value-type="string" calcext:value-type="string">
            <text:p>Владиславо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Анатольевич</text:p>
          </table:table-cell>
          <table:table-cell office:value-type="string" calcext:value-type="string">
            <text:p>a70dfk7w@gmail.com</text:p>
          </table:table-cell>
          <table:table-cell office:value-type="float" office:value="89222003812" calcext:value-type="float">
            <text:p>89222003812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2917" calcext:value-type="float">
            <text:p>112917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Анатолий</text:p>
          </table:table-cell>
          <table:table-cell office:value-type="string" calcext:value-type="string">
            <text:p>Олегович</text:p>
          </table:table-cell>
          <table:table-cell office:value-type="string" calcext:value-type="string">
            <text:p>z0b@mail.ru</text:p>
          </table:table-cell>
          <table:table-cell office:value-type="float" office:value="9324105969" calcext:value-type="float">
            <text:p>9324105969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2920" calcext:value-type="float">
            <text:p>112920</text:p>
          </table:table-cell>
          <table:table-cell office:value-type="string" calcext:value-type="string">
            <text:p>Витал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j3F@rambler.ru</text:p>
          </table:table-cell>
          <table:table-cell/>
          <table:table-cell office:value-type="string" calcext:value-type="string">
            <text:p>07/18/14 01:06 PM</text:p>
          </table:table-cell>
        </table:table-row>
        <table:table-row table:style-name="ro1">
          <table:table-cell office:value-type="float" office:value="112933" calcext:value-type="float">
            <text:p>112933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Геннадий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KwFh5t8@mail.ru</text:p>
          </table:table-cell>
          <table:table-cell office:value-type="float" office:value="7015761004" calcext:value-type="float">
            <text:p>7015761004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2957" calcext:value-type="float">
            <text:p>112957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Виктория</text:p>
          </table:table-cell>
          <table:table-cell/>
          <table:table-cell office:value-type="string" calcext:value-type="string">
            <text:p>DHueQ@mail.ru</text:p>
          </table:table-cell>
          <table:table-cell office:value-type="float" office:value="9164788884" calcext:value-type="float">
            <text:p>9164788884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2959" calcext:value-type="float">
            <text:p>112959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d96a@gmail.com</text:p>
          </table:table-cell>
          <table:table-cell office:value-type="float" office:value="34655266254" calcext:value-type="float">
            <text:p>34655266254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2980" calcext:value-type="float">
            <text:p>112980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KSgjzX@mail.ru</text:p>
          </table:table-cell>
          <table:table-cell office:value-type="float" office:value="89265394369" calcext:value-type="float">
            <text:p>89265394369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2993" calcext:value-type="float">
            <text:p>112993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tTdHZ1FR@mail.ru</text:p>
          </table:table-cell>
          <table:table-cell office:value-type="float" office:value="89262384643" calcext:value-type="float">
            <text:p>89262384643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013" calcext:value-type="float">
            <text:p>113013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jL3OMC7l@mail.ru</text:p>
          </table:table-cell>
          <table:table-cell office:value-type="float" office:value="393209251446" calcext:value-type="float">
            <text:p>393209251446</text:p>
          </table:table-cell>
          <table:table-cell office:value-type="string" calcext:value-type="string">
            <text:p>06/12/14 02:52 PM</text:p>
          </table:table-cell>
        </table:table-row>
        <table:table-row table:style-name="ro1">
          <table:table-cell office:value-type="float" office:value="113031" calcext:value-type="float">
            <text:p>113031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S7Eg@valli4.ee</text:p>
          </table:table-cell>
          <table:table-cell office:value-type="float" office:value="3725519719" calcext:value-type="float">
            <text:p>3725519719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065" calcext:value-type="float">
            <text:p>113065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NQBkbU@yandex.ru</text:p>
          </table:table-cell>
          <table:table-cell office:value-type="float" office:value="79219941738" calcext:value-type="float">
            <text:p>79219941738</text:p>
          </table:table-cell>
          <table:table-cell office:value-type="string" calcext:value-type="string">
            <text:p>07/18/14 11:14 PM</text:p>
          </table:table-cell>
        </table:table-row>
        <table:table-row table:style-name="ro1">
          <table:table-cell office:value-type="float" office:value="113077" calcext:value-type="float">
            <text:p>113077</text:p>
          </table:table-cell>
          <table:table-cell office:value-type="string" calcext:value-type="string">
            <text:p>Анастасова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Александровна</text:p>
          </table:table-cell>
          <table:table-cell office:value-type="string" calcext:value-type="string">
            <text:p>bV14@sibmail.com</text:p>
          </table:table-cell>
          <table:table-cell office:value-type="float" office:value="79138041997" calcext:value-type="float">
            <text:p>79138041997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079" calcext:value-type="float">
            <text:p>113079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Степанович</text:p>
          </table:table-cell>
          <table:table-cell office:value-type="string" calcext:value-type="string">
            <text:p>wzLfSq4s@mail.ru</text:p>
          </table:table-cell>
          <table:table-cell office:value-type="float" office:value="79167238989" calcext:value-type="float">
            <text:p>79167238989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091" calcext:value-type="float">
            <text:p>113091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Олег</text:p>
          </table:table-cell>
          <table:table-cell office:value-type="string" calcext:value-type="string">
            <text:p>Анатольевич</text:p>
          </table:table-cell>
          <table:table-cell office:value-type="string" calcext:value-type="string">
            <text:p>Ybn@test.ru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098" calcext:value-type="float">
            <text:p>113098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Наталья</text:p>
          </table:table-cell>
          <table:table-cell/>
          <table:table-cell office:value-type="string" calcext:value-type="string">
            <text:p>YnT@mail.ru</text:p>
          </table:table-cell>
          <table:table-cell office:value-type="float" office:value="79161306306" calcext:value-type="float">
            <text:p>79161306306</text:p>
          </table:table-cell>
          <table:table-cell office:value-type="string" calcext:value-type="string">
            <text:p>01/23/14 07:11 PM</text:p>
          </table:table-cell>
        </table:table-row>
        <table:table-row table:style-name="ro1">
          <table:table-cell office:value-type="float" office:value="113129" calcext:value-type="float">
            <text:p>113129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gIgxL@mail.ru</text:p>
          </table:table-cell>
          <table:table-cell office:value-type="float" office:value="79609808943" calcext:value-type="float">
            <text:p>79609808943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134" calcext:value-type="float">
            <text:p>113134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oFt1Z@mail.ru</text:p>
          </table:table-cell>
          <table:table-cell office:value-type="float" office:value="79265479507" calcext:value-type="float">
            <text:p>79265479507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135" calcext:value-type="float">
            <text:p>113135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vIg@svarkajet.ru</text:p>
          </table:table-cell>
          <table:table-cell office:value-type="float" office:value="79128552004" calcext:value-type="float">
            <text:p>79128552004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140" calcext:value-type="float">
            <text:p>113140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Ирина</text:p>
          </table:table-cell>
          <table:table-cell office:value-type="string" calcext:value-type="string">
            <text:p>Константиновна</text:p>
          </table:table-cell>
          <table:table-cell office:value-type="string" calcext:value-type="string">
            <text:p>XgJ@gmail.com</text:p>
          </table:table-cell>
          <table:table-cell office:value-type="float" office:value="447770551132" calcext:value-type="float">
            <text:p>447770551132</text:p>
          </table:table-cell>
          <table:table-cell office:value-type="string" calcext:value-type="string">
            <text:p>07/11/11 11:10 PM</text:p>
          </table:table-cell>
        </table:table-row>
        <table:table-row table:style-name="ro1">
          <table:table-cell office:value-type="float" office:value="113179" calcext:value-type="float">
            <text:p>113179</text:p>
          </table:table-cell>
          <table:table-cell office:value-type="string" calcext:value-type="string">
            <text:p>Артёмо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gMiD7H@mail.ru</text:p>
          </table:table-cell>
          <table:table-cell office:value-type="float" office:value="380676211766" calcext:value-type="float">
            <text:p>380676211766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200" calcext:value-type="float">
            <text:p>113200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wjL@mail.ru</text:p>
          </table:table-cell>
          <table:table-cell office:value-type="float" office:value="9103681252" calcext:value-type="float">
            <text:p>9103681252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215" calcext:value-type="float">
            <text:p>113215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Vg5e@list.ru</text:p>
          </table:table-cell>
          <table:table-cell office:value-type="float" office:value="79213811865" calcext:value-type="float">
            <text:p>79213811865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235" calcext:value-type="float">
            <text:p>113235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X9v@mail.ru</text:p>
          </table:table-cell>
          <table:table-cell office:value-type="float" office:value="375296091284" calcext:value-type="float">
            <text:p>375296091284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242" calcext:value-type="float">
            <text:p>113242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IaMtGXbs@mail.ru</text:p>
          </table:table-cell>
          <table:table-cell office:value-type="float" office:value="79246601761" calcext:value-type="float">
            <text:p>79246601761</text:p>
          </table:table-cell>
          <table:table-cell office:value-type="string" calcext:value-type="string">
            <text:p>03/14/14 03:00 PM</text:p>
          </table:table-cell>
        </table:table-row>
        <table:table-row table:style-name="ro1">
          <table:table-cell office:value-type="float" office:value="113252" calcext:value-type="float">
            <text:p>113252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Леонид</text:p>
          </table:table-cell>
          <table:table-cell office:value-type="string" calcext:value-type="string">
            <text:p>Леонидович</text:p>
          </table:table-cell>
          <table:table-cell office:value-type="string" calcext:value-type="string">
            <text:p>8fqWpGRt@yandex.ru</text:p>
          </table:table-cell>
          <table:table-cell office:value-type="float" office:value="79129261982" calcext:value-type="float">
            <text:p>79129261982</text:p>
          </table:table-cell>
          <table:table-cell office:value-type="string" calcext:value-type="string">
            <text:p>04/11/14 02:05 PM</text:p>
          </table:table-cell>
        </table:table-row>
        <table:table-row table:style-name="ro1">
          <table:table-cell office:value-type="float" office:value="113259" calcext:value-type="float">
            <text:p>113259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AqCV6K4G@mail.ru</text:p>
          </table:table-cell>
          <table:table-cell office:value-type="float" office:value="79039631978" calcext:value-type="float">
            <text:p>79039631978</text:p>
          </table:table-cell>
          <table:table-cell office:value-type="string" calcext:value-type="string">
            <text:p>10/31/14 10:44 AM</text:p>
          </table:table-cell>
        </table:table-row>
        <table:table-row table:style-name="ro1">
          <table:table-cell office:value-type="float" office:value="113271" calcext:value-type="float">
            <text:p>113271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hxu@mail.ru</text:p>
          </table:table-cell>
          <table:table-cell office:value-type="float" office:value="79163901547" calcext:value-type="float">
            <text:p>79163901547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293" calcext:value-type="float">
            <text:p>113293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gZTEu2w@mail.ru</text:p>
          </table:table-cell>
          <table:table-cell office:value-type="float" office:value="79139761546" calcext:value-type="float">
            <text:p>79139761546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350" calcext:value-type="float">
            <text:p>113350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Валентин</text:p>
          </table:table-cell>
          <table:table-cell office:value-type="string" calcext:value-type="string">
            <text:p>Егорович</text:p>
          </table:table-cell>
          <table:table-cell office:value-type="string" calcext:value-type="string">
            <text:p>XmQy@gmail.com</text:p>
          </table:table-cell>
          <table:table-cell office:value-type="float" office:value="79104329989" calcext:value-type="float">
            <text:p>79104329989</text:p>
          </table:table-cell>
          <table:table-cell office:value-type="string" calcext:value-type="string">
            <text:p>08/17/14 12:02 AM</text:p>
          </table:table-cell>
        </table:table-row>
        <table:table-row table:style-name="ro1">
          <table:table-cell office:value-type="float" office:value="113364" calcext:value-type="float">
            <text:p>113364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H1bnk@yandex.ru</text:p>
          </table:table-cell>
          <table:table-cell office:value-type="float" office:value="79021981967" calcext:value-type="float">
            <text:p>79021981967</text:p>
          </table:table-cell>
          <table:table-cell office:value-type="string" calcext:value-type="string">
            <text:p>07/15/15 11:29 AM</text:p>
          </table:table-cell>
        </table:table-row>
        <table:table-row table:style-name="ro1">
          <table:table-cell office:value-type="float" office:value="113439" calcext:value-type="float">
            <text:p>113439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vGNURay@gmail.com</text:p>
          </table:table-cell>
          <table:table-cell office:value-type="float" office:value="79119729860" calcext:value-type="float">
            <text:p>79119729860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454" calcext:value-type="float">
            <text:p>113454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NKp@gmail.com</text:p>
          </table:table-cell>
          <table:table-cell office:value-type="float" office:value="927526243805" calcext:value-type="float">
            <text:p>927526243805</text:p>
          </table:table-cell>
          <table:table-cell office:value-type="string" calcext:value-type="string">
            <text:p>01/29/10 12:41 AM</text:p>
          </table:table-cell>
        </table:table-row>
        <table:table-row table:style-name="ro1">
          <table:table-cell office:value-type="float" office:value="113484" calcext:value-type="float">
            <text:p>113484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Яна</text:p>
          </table:table-cell>
          <table:table-cell/>
          <table:table-cell office:value-type="string" calcext:value-type="string">
            <text:p>3nUnm6Z@yandex.ru</text:p>
          </table:table-cell>
          <table:table-cell office:value-type="float" office:value="79175006480" calcext:value-type="float">
            <text:p>79175006480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539" calcext:value-type="float">
            <text:p>113539</text:p>
          </table:table-cell>
          <table:table-cell office:value-type="string" calcext:value-type="string">
            <text:p>Валентинов</text:p>
          </table:table-cell>
          <table:table-cell office:value-type="string" calcext:value-type="string">
            <text:p>Константин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z1YYbgp@inbox.lv</text:p>
          </table:table-cell>
          <table:table-cell office:value-type="float" office:value="37126011685" calcext:value-type="float">
            <text:p>37126011685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565" calcext:value-type="float">
            <text:p>113565</text:p>
          </table:table-cell>
          <table:table-cell office:value-type="string" calcext:value-type="string">
            <text:p>Дмитрин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R9T6I@yandex.ru</text:p>
          </table:table-cell>
          <table:table-cell office:value-type="float" office:value="79161645610" calcext:value-type="float">
            <text:p>79161645610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566" calcext:value-type="float">
            <text:p>113566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AdRyF@yandex.ru</text:p>
          </table:table-cell>
          <table:table-cell office:value-type="float" office:value="9307273432" calcext:value-type="float">
            <text:p>9307273432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635" calcext:value-type="float">
            <text:p>113635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3Ujpol3s@gmail.com</text:p>
          </table:table-cell>
          <table:table-cell office:value-type="float" office:value="4797589289" calcext:value-type="float">
            <text:p>4797589289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643" calcext:value-type="float">
            <text:p>113643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giI@mail.ru</text:p>
          </table:table-cell>
          <table:table-cell office:value-type="float" office:value="79222302044" calcext:value-type="float">
            <text:p>79222302044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659" calcext:value-type="float">
            <text:p>113659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Z1A@inbox.ru</text:p>
          </table:table-cell>
          <table:table-cell office:value-type="float" office:value="79287668104" calcext:value-type="float">
            <text:p>79287668104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670" calcext:value-type="float">
            <text:p>113670</text:p>
          </table:table-cell>
          <table:table-cell office:value-type="string" calcext:value-type="string">
            <text:p>Вероникова</text:p>
          </table:table-cell>
          <table:table-cell office:value-type="string" calcext:value-type="string">
            <text:p>Анна</text:p>
          </table:table-cell>
          <table:table-cell office:value-type="string" calcext:value-type="string">
            <text:p>Валентиновна</text:p>
          </table:table-cell>
          <table:table-cell office:value-type="string" calcext:value-type="string">
            <text:p>c4yv@gmail.com</text:p>
          </table:table-cell>
          <table:table-cell office:value-type="float" office:value="4528149985" calcext:value-type="float">
            <text:p>4528149985</text:p>
          </table:table-cell>
          <table:table-cell office:value-type="string" calcext:value-type="string">
            <text:p>03/05/14 12:48 AM</text:p>
          </table:table-cell>
        </table:table-row>
        <table:table-row table:style-name="ro1">
          <table:table-cell office:value-type="float" office:value="113688" calcext:value-type="float">
            <text:p>113688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wkw@aizorel.ru</text:p>
          </table:table-cell>
          <table:table-cell office:value-type="float" office:value="79119751641" calcext:value-type="float">
            <text:p>79119751641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697" calcext:value-type="float">
            <text:p>113697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Владислав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bvndgCYP@gmail.com</text:p>
          </table:table-cell>
          <table:table-cell office:value-type="float" office:value="79028012346" calcext:value-type="float">
            <text:p>79028012346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731" calcext:value-type="float">
            <text:p>113731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Константин</text:p>
          </table:table-cell>
          <table:table-cell/>
          <table:table-cell office:value-type="string" calcext:value-type="string">
            <text:p>kOC@mail.ru</text:p>
          </table:table-cell>
          <table:table-cell office:value-type="float" office:value="79787684115" calcext:value-type="float">
            <text:p>79787684115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751" calcext:value-type="float">
            <text:p>113751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ImCNnqr@mail.ru</text:p>
          </table:table-cell>
          <table:table-cell office:value-type="float" office:value="79502822364" calcext:value-type="float">
            <text:p>79502822364</text:p>
          </table:table-cell>
          <table:table-cell office:value-type="string" calcext:value-type="string">
            <text:p>03/24/14 09:04 AM</text:p>
          </table:table-cell>
        </table:table-row>
        <table:table-row table:style-name="ro1">
          <table:table-cell office:value-type="float" office:value="113755" calcext:value-type="float">
            <text:p>113755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Иван</text:p>
          </table:table-cell>
          <table:table-cell/>
          <table:table-cell office:value-type="string" calcext:value-type="string">
            <text:p>IIKZucVG@gmail.com</text:p>
          </table:table-cell>
          <table:table-cell office:value-type="float" office:value="79128461469" calcext:value-type="float">
            <text:p>79128461469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782" calcext:value-type="float">
            <text:p>113782</text:p>
          </table:table-cell>
          <table:table-cell/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dWd@mail.ru</text:p>
          </table:table-cell>
          <table:table-cell office:value-type="float" office:value="79214978587" calcext:value-type="float">
            <text:p>79214978587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795" calcext:value-type="float">
            <text:p>113795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2DGpAk@gmail.com</text:p>
          </table:table-cell>
          <table:table-cell office:value-type="float" office:value="79500061065" calcext:value-type="float">
            <text:p>79500061065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803" calcext:value-type="float">
            <text:p>113803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Руслан</text:p>
          </table:table-cell>
          <table:table-cell/>
          <table:table-cell office:value-type="string" calcext:value-type="string">
            <text:p>3t9l@rambler.ru</text:p>
          </table:table-cell>
          <table:table-cell office:value-type="float" office:value="79882402012" calcext:value-type="float">
            <text:p>79882402012</text:p>
          </table:table-cell>
          <table:table-cell office:value-type="string" calcext:value-type="string">
            <text:p>01/27/14 10:37 PM</text:p>
          </table:table-cell>
        </table:table-row>
        <table:table-row table:style-name="ro1">
          <table:table-cell office:value-type="float" office:value="113816" calcext:value-type="float">
            <text:p>113816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493u27@mail.ru</text:p>
          </table:table-cell>
          <table:table-cell office:value-type="float" office:value="972546371528" calcext:value-type="float">
            <text:p>972546371528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817" calcext:value-type="float">
            <text:p>113817</text:p>
          </table:table-cell>
          <table:table-cell office:value-type="string" calcext:value-type="string">
            <text:p>Денисов </text:p>
          </table:table-cell>
          <table:table-cell office:value-type="string" calcext:value-type="string">
            <text:p>Степан</text:p>
          </table:table-cell>
          <table:table-cell office:value-type="string" calcext:value-type="string">
            <text:p>Геннадьевич</text:p>
          </table:table-cell>
          <table:table-cell office:value-type="string" calcext:value-type="string">
            <text:p>8Hf36ewQ@setwork.com.ua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13829" calcext:value-type="float">
            <text:p>113829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Виталий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4xFQM@mail.ru</text:p>
          </table:table-cell>
          <table:table-cell office:value-type="float" office:value="79262675191" calcext:value-type="float">
            <text:p>79262675191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886" calcext:value-type="float">
            <text:p>113886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cUlP@yandex.ru</text:p>
          </table:table-cell>
          <table:table-cell office:value-type="float" office:value="79165661130" calcext:value-type="float">
            <text:p>79165661130</text:p>
          </table:table-cell>
          <table:table-cell office:value-type="string" calcext:value-type="string">
            <text:p>01/26/14 02:38 PM</text:p>
          </table:table-cell>
        </table:table-row>
        <table:table-row table:style-name="ro1">
          <table:table-cell office:value-type="float" office:value="113889" calcext:value-type="float">
            <text:p>113889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Антон</text:p>
          </table:table-cell>
          <table:table-cell office:value-type="string" calcext:value-type="string">
            <text:p>Кириллович</text:p>
          </table:table-cell>
          <table:table-cell office:value-type="string" calcext:value-type="string">
            <text:p>DgYwYn@mail.ru</text:p>
          </table:table-cell>
          <table:table-cell office:value-type="float" office:value="79028171718" calcext:value-type="float">
            <text:p>79028171718</text:p>
          </table:table-cell>
          <table:table-cell office:value-type="string" calcext:value-type="string">
            <text:p>07/15/15 11:30 AM</text:p>
          </table:table-cell>
        </table:table-row>
        <table:table-row table:style-name="ro1">
          <table:table-cell office:value-type="float" office:value="113919" calcext:value-type="float">
            <text:p>113919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Алла</text:p>
          </table:table-cell>
          <table:table-cell office:value-type="string" calcext:value-type="string">
            <text:p>Дмитриевна</text:p>
          </table:table-cell>
          <table:table-cell office:value-type="string" calcext:value-type="string">
            <text:p>CY1w2Ojc@mail.ru</text:p>
          </table:table-cell>
          <table:table-cell office:value-type="float" office:value="79052371721" calcext:value-type="float">
            <text:p>79052371721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3922" calcext:value-type="float">
            <text:p>113922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Валентина</text:p>
          </table:table-cell>
          <table:table-cell office:value-type="string" calcext:value-type="string">
            <text:p>Руслановна</text:p>
          </table:table-cell>
          <table:table-cell office:value-type="string" calcext:value-type="string">
            <text:p>mG0ocl7f@gmail.com</text:p>
          </table:table-cell>
          <table:table-cell office:value-type="float" office:value="79175791844" calcext:value-type="float">
            <text:p>79175791844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3924" calcext:value-type="float">
            <text:p>113924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Диана</text:p>
          </table:table-cell>
          <table:table-cell office:value-type="string" calcext:value-type="string">
            <text:p>Геннадьевна</text:p>
          </table:table-cell>
          <table:table-cell office:value-type="string" calcext:value-type="string">
            <text:p>FxY1Mze@gmail.com</text:p>
          </table:table-cell>
          <table:table-cell office:value-type="float" office:value="79125284256" calcext:value-type="float">
            <text:p>79125284256</text:p>
          </table:table-cell>
          <table:table-cell office:value-type="string" calcext:value-type="string">
            <text:p>11/02/14 09:27 AM</text:p>
          </table:table-cell>
        </table:table-row>
        <table:table-row table:style-name="ro1">
          <table:table-cell office:value-type="float" office:value="113929" calcext:value-type="float">
            <text:p>113929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TR7@mail.ru</text:p>
          </table:table-cell>
          <table:table-cell/>
          <table:table-cell office:value-type="string" calcext:value-type="string">
            <text:p>02/12/14 09:32 PM</text:p>
          </table:table-cell>
        </table:table-row>
        <table:table-row table:style-name="ro1">
          <table:table-cell office:value-type="float" office:value="113994" calcext:value-type="float">
            <text:p>113994</text:p>
          </table:table-cell>
          <table:table-cell office:value-type="string" calcext:value-type="string">
            <text:p>Жаннова</text:p>
          </table:table-cell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xvcG@yahoo.com</text:p>
          </table:table-cell>
          <table:table-cell office:value-type="float" office:value="37493558881" calcext:value-type="float">
            <text:p>37493558881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023" calcext:value-type="float">
            <text:p>114023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Dz9P94@sinus.cz</text:p>
          </table:table-cell>
          <table:table-cell office:value-type="float" office:value="420602819982" calcext:value-type="float">
            <text:p>420602819982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028" calcext:value-type="float">
            <text:p>114028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LVe96cx@gmail.com</text:p>
          </table:table-cell>
          <table:table-cell office:value-type="float" office:value="79817396591" calcext:value-type="float">
            <text:p>79817396591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058" calcext:value-type="float">
            <text:p>114058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Ника</text:p>
          </table:table-cell>
          <table:table-cell office:value-type="string" calcext:value-type="string">
            <text:p>Максимовна</text:p>
          </table:table-cell>
          <table:table-cell office:value-type="string" calcext:value-type="string">
            <text:p>oGRPAq5@gmail.com</text:p>
          </table:table-cell>
          <table:table-cell office:value-type="float" office:value="89173628484" calcext:value-type="float">
            <text:p>89173628484</text:p>
          </table:table-cell>
          <table:table-cell office:value-type="string" calcext:value-type="string">
            <text:p>04/12/14 09:48 PM</text:p>
          </table:table-cell>
        </table:table-row>
        <table:table-row table:style-name="ro1">
          <table:table-cell office:value-type="float" office:value="114062" calcext:value-type="float">
            <text:p>114062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jWoEWJ@mail.ru</text:p>
          </table:table-cell>
          <table:table-cell office:value-type="float" office:value="79037772712" calcext:value-type="float">
            <text:p>79037772712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069" calcext:value-type="float">
            <text:p>114069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Ирина</text:p>
          </table:table-cell>
          <table:table-cell office:value-type="string" calcext:value-type="string">
            <text:p>Романовна</text:p>
          </table:table-cell>
          <table:table-cell office:value-type="string" calcext:value-type="string">
            <text:p>kmiX@yandex.ru</text:p>
          </table:table-cell>
          <table:table-cell office:value-type="float" office:value="79099721667" calcext:value-type="float">
            <text:p>79099721667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111" calcext:value-type="float">
            <text:p>114111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Игорь</text:p>
          </table:table-cell>
          <table:table-cell/>
          <table:table-cell office:value-type="string" calcext:value-type="string">
            <text:p>KjfBVxQ@yandex.ru</text:p>
          </table:table-cell>
          <table:table-cell office:value-type="float" office:value="9234947075" calcext:value-type="float">
            <text:p>9234947075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129" calcext:value-type="float">
            <text:p>114129</text:p>
          </table:table-cell>
          <table:table-cell/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tytOin@mail.ru</text:p>
          </table:table-cell>
          <table:table-cell office:value-type="float" office:value="79198251462" calcext:value-type="float">
            <text:p>79198251462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136" calcext:value-type="float">
            <text:p>114136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Кристина</text:p>
          </table:table-cell>
          <table:table-cell office:value-type="string" calcext:value-type="string">
            <text:p>Эдуардовна</text:p>
          </table:table-cell>
          <table:table-cell office:value-type="string" calcext:value-type="string">
            <text:p>txV1zqEG@rambler.ru</text:p>
          </table:table-cell>
          <table:table-cell office:value-type="float" office:value="79219562696" calcext:value-type="float">
            <text:p>79219562696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146" calcext:value-type="float">
            <text:p>114146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Людмила</text:p>
          </table:table-cell>
          <table:table-cell office:value-type="string" calcext:value-type="string">
            <text:p>Юрьевна</text:p>
          </table:table-cell>
          <table:table-cell office:value-type="string" calcext:value-type="string">
            <text:p>CZWg@mail.ru</text:p>
          </table:table-cell>
          <table:table-cell office:value-type="float" office:value="9608451836" calcext:value-type="float">
            <text:p>9608451836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220" calcext:value-type="float">
            <text:p>114220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TXM@mail.ru</text:p>
          </table:table-cell>
          <table:table-cell office:value-type="float" office:value="9141881756" calcext:value-type="float">
            <text:p>9141881756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225" calcext:value-type="float">
            <text:p>114225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2rl5xN@mail.ru</text:p>
          </table:table-cell>
          <table:table-cell office:value-type="float" office:value="79639561588" calcext:value-type="float">
            <text:p>79639561588</text:p>
          </table:table-cell>
          <table:table-cell office:value-type="string" calcext:value-type="string">
            <text:p>11/06/14 06:35 PM</text:p>
          </table:table-cell>
        </table:table-row>
        <table:table-row table:style-name="ro1">
          <table:table-cell office:value-type="float" office:value="114229" calcext:value-type="float">
            <text:p>114229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0FbVygX@bluewin.ch</text:p>
          </table:table-cell>
          <table:table-cell office:value-type="float" office:value="41796193837" calcext:value-type="float">
            <text:p>41796193837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267" calcext:value-type="float">
            <text:p>114267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bCU4@mail.ru</text:p>
          </table:table-cell>
          <table:table-cell office:value-type="float" office:value="79107835850" calcext:value-type="float">
            <text:p>79107835850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275" calcext:value-type="float">
            <text:p>114275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hJRjl@mail.ru</text:p>
          </table:table-cell>
          <table:table-cell office:value-type="float" office:value="79162461459" calcext:value-type="float">
            <text:p>79162461459</text:p>
          </table:table-cell>
          <table:table-cell office:value-type="string" calcext:value-type="string">
            <text:p>11/20/14 12:54 PM</text:p>
          </table:table-cell>
        </table:table-row>
        <table:table-row table:style-name="ro1">
          <table:table-cell office:value-type="float" office:value="114284" calcext:value-type="float">
            <text:p>114284</text:p>
          </table:table-cell>
          <table:table-cell office:value-type="string" calcext:value-type="string">
            <text:p>Степанов</text:p>
          </table:table-cell>
          <table:table-cell office:value-type="string" calcext:value-type="string">
            <text:p>Аркадий</text:p>
          </table:table-cell>
          <table:table-cell office:value-type="string" calcext:value-type="string">
            <text:p>Олегович</text:p>
          </table:table-cell>
          <table:table-cell office:value-type="string" calcext:value-type="string">
            <text:p>iL7BKMr@yandex.ru</text:p>
          </table:table-cell>
          <table:table-cell office:value-type="float" office:value="79524871286" calcext:value-type="float">
            <text:p>79524871286</text:p>
          </table:table-cell>
          <table:table-cell office:value-type="string" calcext:value-type="string">
            <text:p>06/16/14 01:24 AM</text:p>
          </table:table-cell>
        </table:table-row>
        <table:table-row table:style-name="ro1">
          <table:table-cell office:value-type="float" office:value="114285" calcext:value-type="float">
            <text:p>114285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RYB@gmail.com</text:p>
          </table:table-cell>
          <table:table-cell office:value-type="float" office:value="9062781490" calcext:value-type="float">
            <text:p>9062781490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296" calcext:value-type="float">
            <text:p>114296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UlhbOA@gmail.com</text:p>
          </table:table-cell>
          <table:table-cell office:value-type="float" office:value="306997461498" calcext:value-type="float">
            <text:p>306997461498</text:p>
          </table:table-cell>
          <table:table-cell office:value-type="string" calcext:value-type="string">
            <text:p>07/15/15 11:31 AM</text:p>
          </table:table-cell>
        </table:table-row>
        <table:table-row table:style-name="ro1">
          <table:table-cell office:value-type="float" office:value="114429" calcext:value-type="float">
            <text:p>114429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7xkfrAsI@mail.ru</text:p>
          </table:table-cell>
          <table:table-cell/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457" calcext:value-type="float">
            <text:p>114457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QhbuJinI@gmail.com</text:p>
          </table:table-cell>
          <table:table-cell/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469" calcext:value-type="float">
            <text:p>114469</text:p>
          </table:table-cell>
          <table:table-cell/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hRdD@inbox.ru</text:p>
          </table:table-cell>
          <table:table-cell office:value-type="float" office:value="9032871740" calcext:value-type="float">
            <text:p>9032871740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471" calcext:value-type="float">
            <text:p>114471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vJmBh57@mail.ru</text:p>
          </table:table-cell>
          <table:table-cell/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478" calcext:value-type="float">
            <text:p>114478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Лера</text:p>
          </table:table-cell>
          <table:table-cell office:value-type="string" calcext:value-type="string">
            <text:p>Эдуардовна</text:p>
          </table:table-cell>
          <table:table-cell office:value-type="string" calcext:value-type="string">
            <text:p>VTtbalH@bk.ru</text:p>
          </table:table-cell>
          <table:table-cell office:value-type="float" office:value="89185101761" calcext:value-type="float">
            <text:p>89185101761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534" calcext:value-type="float">
            <text:p>114534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Григорий</text:p>
          </table:table-cell>
          <table:table-cell office:value-type="string" calcext:value-type="string">
            <text:p>Витальевич</text:p>
          </table:table-cell>
          <table:table-cell office:value-type="string" calcext:value-type="string">
            <text:p>dDCAo7Ge@gmail.com</text:p>
          </table:table-cell>
          <table:table-cell office:value-type="float" office:value="79787211875" calcext:value-type="float">
            <text:p>79787211875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550" calcext:value-type="float">
            <text:p>114550</text:p>
          </table:table-cell>
          <table:table-cell/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fGmFw9@rambler.ru</text:p>
          </table:table-cell>
          <table:table-cell office:value-type="float" office:value="89642451411" calcext:value-type="float">
            <text:p>89642451411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561" calcext:value-type="float">
            <text:p>114561</text:p>
          </table:table-cell>
          <table:table-cell office:value-type="string" calcext:value-type="string">
            <text:p>Марин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ovXPHa@gmail.com</text:p>
          </table:table-cell>
          <table:table-cell office:value-type="float" office:value="77014711714" calcext:value-type="float">
            <text:p>77014711714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684" calcext:value-type="float">
            <text:p>114684</text:p>
          </table:table-cell>
          <table:table-cell office:value-type="string" calcext:value-type="string">
            <text:p>Иринова</text:p>
          </table:table-cell>
          <table:table-cell office:value-type="string" calcext:value-type="string">
            <text:p>Алина</text:p>
          </table:table-cell>
          <table:table-cell/>
          <table:table-cell office:value-type="string" calcext:value-type="string">
            <text:p>xOs@yandex.ru</text:p>
          </table:table-cell>
          <table:table-cell office:value-type="float" office:value="79035552051" calcext:value-type="float">
            <text:p>79035552051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688" calcext:value-type="float">
            <text:p>114688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1P7BB@inbox.ru</text:p>
          </table:table-cell>
          <table:table-cell office:value-type="float" office:value="79285071568" calcext:value-type="float">
            <text:p>79285071568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717" calcext:value-type="float">
            <text:p>114717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winOV@ya.ru</text:p>
          </table:table-cell>
          <table:table-cell office:value-type="float" office:value="9147906399" calcext:value-type="float">
            <text:p>9147906399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729" calcext:value-type="float">
            <text:p>114729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Максимович</text:p>
          </table:table-cell>
          <table:table-cell office:value-type="string" calcext:value-type="string">
            <text:p>JHht9Z@yandex.ru</text:p>
          </table:table-cell>
          <table:table-cell office:value-type="float" office:value="79056921990" calcext:value-type="float">
            <text:p>79056921990</text:p>
          </table:table-cell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735" calcext:value-type="float">
            <text:p>114735</text:p>
          </table:table-cell>
          <table:table-cell/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I9S@mail.ru</text:p>
          </table:table-cell>
          <table:table-cell office:value-type="float" office:value="79296561908" calcext:value-type="float">
            <text:p>79296561908</text:p>
          </table:table-cell>
          <table:table-cell office:value-type="string" calcext:value-type="string">
            <text:p>05/28/14 10:49 AM</text:p>
          </table:table-cell>
        </table:table-row>
        <table:table-row table:style-name="ro1">
          <table:table-cell office:value-type="float" office:value="114740" calcext:value-type="float">
            <text:p>114740</text:p>
          </table:table-cell>
          <table:table-cell office:value-type="string" calcext:value-type="string">
            <text:p>Валерин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QihtF6@yandex.ru</text:p>
          </table:table-cell>
          <table:table-cell/>
          <table:table-cell office:value-type="string" calcext:value-type="string">
            <text:p>07/15/15 11:32 AM</text:p>
          </table:table-cell>
        </table:table-row>
        <table:table-row table:style-name="ro1">
          <table:table-cell office:value-type="float" office:value="114758" calcext:value-type="float">
            <text:p>114758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Алина</text:p>
          </table:table-cell>
          <table:table-cell office:value-type="string" calcext:value-type="string">
            <text:p>Пётровна</text:p>
          </table:table-cell>
          <table:table-cell office:value-type="string" calcext:value-type="string">
            <text:p>m9FiiTQ@gmail.com</text:p>
          </table:table-cell>
          <table:table-cell office:value-type="float" office:value="79533475566" calcext:value-type="float">
            <text:p>79533475566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4761" calcext:value-type="float">
            <text:p>114761</text:p>
          </table:table-cell>
          <table:table-cell office:value-type="string" calcext:value-type="string">
            <text:p>Надеждова</text:p>
          </table:table-cell>
          <table:table-cell office:value-type="string" calcext:value-type="string">
            <text:p>Виктория</text:p>
          </table:table-cell>
          <table:table-cell office:value-type="string" calcext:value-type="string">
            <text:p>Михаиловна</text:p>
          </table:table-cell>
          <table:table-cell office:value-type="string" calcext:value-type="string">
            <text:p>6aTqi9@gmail.com</text:p>
          </table:table-cell>
          <table:table-cell office:value-type="float" office:value="380667212666" calcext:value-type="float">
            <text:p>380667212666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4763" calcext:value-type="float">
            <text:p>114763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4lOUw@yandex.ru</text:p>
          </table:table-cell>
          <table:table-cell office:value-type="float" office:value="79647671822" calcext:value-type="float">
            <text:p>79647671822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4786" calcext:value-type="float">
            <text:p>114786</text:p>
          </table:table-cell>
          <table:table-cell/>
          <table:table-cell office:value-type="string" calcext:value-type="string">
            <text:p>Илья</text:p>
          </table:table-cell>
          <table:table-cell/>
          <table:table-cell office:value-type="string" calcext:value-type="string">
            <text:p>esCLBT@gmail.com</text:p>
          </table:table-cell>
          <table:table-cell office:value-type="float" office:value="9037661559" calcext:value-type="float">
            <text:p>9037661559</text:p>
          </table:table-cell>
          <table:table-cell office:value-type="string" calcext:value-type="string">
            <text:p>01/23/14 06:33 PM</text:p>
          </table:table-cell>
        </table:table-row>
        <table:table-row table:style-name="ro1">
          <table:table-cell office:value-type="float" office:value="114790" calcext:value-type="float">
            <text:p>114790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Денис</text:p>
          </table:table-cell>
          <table:table-cell/>
          <table:table-cell office:value-type="string" calcext:value-type="string">
            <text:p>DKZnaR6@yandex.ru</text:p>
          </table:table-cell>
          <table:table-cell office:value-type="float" office:value="79207305761" calcext:value-type="float">
            <text:p>79207305761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4809" calcext:value-type="float">
            <text:p>114809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w4hyU0f3@yandex.ru</text:p>
          </table:table-cell>
          <table:table-cell office:value-type="float" office:value="9177171565" calcext:value-type="float">
            <text:p>9177171565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4856" calcext:value-type="float">
            <text:p>114856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Валентинович</text:p>
          </table:table-cell>
          <table:table-cell office:value-type="string" calcext:value-type="string">
            <text:p>L8yYbkO@rambler.ru</text:p>
          </table:table-cell>
          <table:table-cell office:value-type="float" office:value="79625561105" calcext:value-type="float">
            <text:p>79625561105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4865" calcext:value-type="float">
            <text:p>114865</text:p>
          </table:table-cell>
          <table:table-cell/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5oGO9GN@gmail.com</text:p>
          </table:table-cell>
          <table:table-cell office:value-type="float" office:value="375297771172" calcext:value-type="float">
            <text:p>375297771172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4915" calcext:value-type="float">
            <text:p>114915</text:p>
          </table:table-cell>
          <table:table-cell office:value-type="string" calcext:value-type="string">
            <text:p>Сергее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Алексеевич</text:p>
          </table:table-cell>
          <table:table-cell office:value-type="string" calcext:value-type="string">
            <text:p>qORKvZHW@ya.ru</text:p>
          </table:table-cell>
          <table:table-cell office:value-type="float" office:value="71234561528" calcext:value-type="float">
            <text:p>71234561528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4941" calcext:value-type="float">
            <text:p>114941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Виталия</text:p>
          </table:table-cell>
          <table:table-cell office:value-type="string" calcext:value-type="string">
            <text:p>Филипповна</text:p>
          </table:table-cell>
          <table:table-cell office:value-type="string" calcext:value-type="string">
            <text:p>c0C2f@yandex.ru</text:p>
          </table:table-cell>
          <table:table-cell office:value-type="float" office:value="89190431130" calcext:value-type="float">
            <text:p>89190431130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5008" calcext:value-type="float">
            <text:p>115008</text:p>
          </table:table-cell>
          <table:table-cell office:value-type="string" calcext:value-type="string">
            <text:p>Алисова</text:p>
          </table:table-cell>
          <table:table-cell office:value-type="string" calcext:value-type="string">
            <text:p>Лера</text:p>
          </table:table-cell>
          <table:table-cell office:value-type="string" calcext:value-type="string">
            <text:p>Игоревна</text:p>
          </table:table-cell>
          <table:table-cell office:value-type="string" calcext:value-type="string">
            <text:p>Y8K1tY@mail.ru</text:p>
          </table:table-cell>
          <table:table-cell office:value-type="float" office:value="79631911284" calcext:value-type="float">
            <text:p>79631911284</text:p>
          </table:table-cell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5043" calcext:value-type="float">
            <text:p>115043</text:p>
          </table:table-cell>
          <table:table-cell/>
          <table:table-cell office:value-type="string" calcext:value-type="string">
            <text:p>Александра</text:p>
          </table:table-cell>
          <table:table-cell/>
          <table:table-cell office:value-type="string" calcext:value-type="string">
            <text:p>M6G1krQ@mail.ru</text:p>
          </table:table-cell>
          <table:table-cell/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5194" calcext:value-type="float">
            <text:p>115194</text:p>
          </table:table-cell>
          <table:table-cell office:value-type="string" calcext:value-type="string">
            <text:p>Людмилова</text:p>
          </table:table-cell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pAk@yandex.ru</text:p>
          </table:table-cell>
          <table:table-cell/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5210" calcext:value-type="float">
            <text:p>115210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Ксения</text:p>
          </table:table-cell>
          <table:table-cell/>
          <table:table-cell office:value-type="string" calcext:value-type="string">
            <text:p>yQ6vSYm@mail.ru</text:p>
          </table:table-cell>
          <table:table-cell/>
          <table:table-cell office:value-type="string" calcext:value-type="string">
            <text:p>07/15/15 11:33 AM</text:p>
          </table:table-cell>
        </table:table-row>
        <table:table-row table:style-name="ro1">
          <table:table-cell office:value-type="float" office:value="115381" calcext:value-type="float">
            <text:p>115381</text:p>
          </table:table-cell>
          <table:table-cell office:value-type="string" calcext:value-type="string">
            <text:p>Юл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GQ0vJX@gmail.com</text:p>
          </table:table-cell>
          <table:table-cell/>
          <table:table-cell office:value-type="string" calcext:value-type="string">
            <text:p>11/05/14 09:09 PM</text:p>
          </table:table-cell>
        </table:table-row>
        <table:table-row table:style-name="ro1">
          <table:table-cell office:value-type="float" office:value="115765" calcext:value-type="float">
            <text:p>115765</text:p>
          </table:table-cell>
          <table:table-cell/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LrZ8rv@mail.ru</text:p>
          </table:table-cell>
          <table:table-cell/>
          <table:table-cell office:value-type="string" calcext:value-type="string">
            <text:p>07/15/15 11:34 AM</text:p>
          </table:table-cell>
        </table:table-row>
        <table:table-row table:style-name="ro1">
          <table:table-cell office:value-type="float" office:value="115773" calcext:value-type="float">
            <text:p>115773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nT95A@yandex.ru</text:p>
          </table:table-cell>
          <table:table-cell office:value-type="float" office:value="9209661915" calcext:value-type="float">
            <text:p>9209661915</text:p>
          </table:table-cell>
          <table:table-cell office:value-type="string" calcext:value-type="string">
            <text:p>07/15/15 11:34 AM</text:p>
          </table:table-cell>
        </table:table-row>
        <table:table-row table:style-name="ro1">
          <table:table-cell office:value-type="float" office:value="115798" calcext:value-type="float">
            <text:p>115798</text:p>
          </table:table-cell>
          <table:table-cell office:value-type="string" calcext:value-type="string">
            <text:p>Кириллов</text:p>
          </table:table-cell>
          <table:table-cell office:value-type="string" calcext:value-type="string">
            <text:p>Андрей</text:p>
          </table:table-cell>
          <table:table-cell/>
          <table:table-cell office:value-type="string" calcext:value-type="string">
            <text:p>Fwgyk@gmail.com</text:p>
          </table:table-cell>
          <table:table-cell/>
          <table:table-cell office:value-type="string" calcext:value-type="string">
            <text:p>07/15/15 11:34 AM</text:p>
          </table:table-cell>
        </table:table-row>
        <table:table-row table:style-name="ro1">
          <table:table-cell office:value-type="float" office:value="115927" calcext:value-type="float">
            <text:p>115927</text:p>
          </table:table-cell>
          <table:table-cell office:value-type="string" calcext:value-type="string">
            <text:p>Владимиро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xURPj6lX@gmail.com</text:p>
          </table:table-cell>
          <table:table-cell/>
          <table:table-cell office:value-type="string" calcext:value-type="string">
            <text:p>07/15/15 11:35 AM</text:p>
          </table:table-cell>
        </table:table-row>
        <table:table-row table:style-name="ro1">
          <table:table-cell office:value-type="float" office:value="115984" calcext:value-type="float">
            <text:p>115984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wJBr@yandex.ru</text:p>
          </table:table-cell>
          <table:table-cell/>
          <table:table-cell office:value-type="string" calcext:value-type="string">
            <text:p>07/15/15 11:35 AM</text:p>
          </table:table-cell>
        </table:table-row>
        <table:table-row table:style-name="ro1">
          <table:table-cell office:value-type="float" office:value="116097" calcext:value-type="float">
            <text:p>116097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XdolCMuQ@rambler.ru</text:p>
          </table:table-cell>
          <table:table-cell office:value-type="float" office:value="37529741213" calcext:value-type="float">
            <text:p>37529741213</text:p>
          </table:table-cell>
          <table:table-cell office:value-type="string" calcext:value-type="string">
            <text:p>11/13/14 08:35 PM</text:p>
          </table:table-cell>
        </table:table-row>
        <table:table-row table:style-name="ro1">
          <table:table-cell office:value-type="float" office:value="116324" calcext:value-type="float">
            <text:p>116324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DpiFYB@yandex.ru</text:p>
          </table:table-cell>
          <table:table-cell/>
          <table:table-cell office:value-type="string" calcext:value-type="string">
            <text:p>07/15/15 11:36 AM</text:p>
          </table:table-cell>
        </table:table-row>
        <table:table-row table:style-name="ro1">
          <table:table-cell office:value-type="float" office:value="116409" calcext:value-type="float">
            <text:p>116409</text:p>
          </table:table-cell>
          <table:table-cell office:value-type="string" calcext:value-type="string">
            <text:p>Егоров</text:p>
          </table:table-cell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sDtPsV@mail.ru</text:p>
          </table:table-cell>
          <table:table-cell/>
          <table:table-cell office:value-type="string" calcext:value-type="string">
            <text:p>07/15/15 11:36 AM</text:p>
          </table:table-cell>
        </table:table-row>
        <table:table-row table:style-name="ro1">
          <table:table-cell office:value-type="float" office:value="116446" calcext:value-type="float">
            <text:p>116446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XbO@bezeqint.net</text:p>
          </table:table-cell>
          <table:table-cell/>
          <table:table-cell office:value-type="string" calcext:value-type="string">
            <text:p>07/15/15 11:36 AM</text:p>
          </table:table-cell>
        </table:table-row>
        <table:table-row table:style-name="ro1">
          <table:table-cell office:value-type="float" office:value="116525" calcext:value-type="float">
            <text:p>116525</text:p>
          </table:table-cell>
          <table:table-cell office:value-type="string" calcext:value-type="string">
            <text:p>Аркадин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Анатольевич</text:p>
          </table:table-cell>
          <table:table-cell office:value-type="string" calcext:value-type="string">
            <text:p>ELq@mail.ru</text:p>
          </table:table-cell>
          <table:table-cell office:value-type="float" office:value="89282793768" calcext:value-type="float">
            <text:p>89282793768</text:p>
          </table:table-cell>
          <table:table-cell office:value-type="string" calcext:value-type="string">
            <text:p>07/15/15 11:36 AM</text:p>
          </table:table-cell>
        </table:table-row>
        <table:table-row table:style-name="ro1">
          <table:table-cell office:value-type="float" office:value="116561" calcext:value-type="float">
            <text:p>116561</text:p>
          </table:table-cell>
          <table:table-cell office:value-type="string" calcext:value-type="string">
            <text:p>Арин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GRs@mail.ru</text:p>
          </table:table-cell>
          <table:table-cell office:value-type="float" office:value="79132362016" calcext:value-type="float">
            <text:p>79132362016</text:p>
          </table:table-cell>
          <table:table-cell office:value-type="string" calcext:value-type="string">
            <text:p>07/15/15 11:36 AM</text:p>
          </table:table-cell>
        </table:table-row>
        <table:table-row table:style-name="ro1">
          <table:table-cell office:value-type="float" office:value="116651" calcext:value-type="float">
            <text:p>116651</text:p>
          </table:table-cell>
          <table:table-cell/>
          <table:table-cell office:value-type="string" calcext:value-type="string">
            <text:p>Георгий</text:p>
          </table:table-cell>
          <table:table-cell/>
          <table:table-cell office:value-type="string" calcext:value-type="string">
            <text:p>AkGB@gmail.com</text:p>
          </table:table-cell>
          <table:table-cell/>
          <table:table-cell office:value-type="string" calcext:value-type="string">
            <text:p>07/15/15 11:37 AM</text:p>
          </table:table-cell>
        </table:table-row>
        <table:table-row table:style-name="ro1">
          <table:table-cell office:value-type="float" office:value="116739" calcext:value-type="float">
            <text:p>116739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Эдуардович</text:p>
          </table:table-cell>
          <table:table-cell office:value-type="string" calcext:value-type="string">
            <text:p>QwL8@yandex.ru</text:p>
          </table:table-cell>
          <table:table-cell/>
          <table:table-cell office:value-type="string" calcext:value-type="string">
            <text:p>07/15/15 11:37 AM</text:p>
          </table:table-cell>
        </table:table-row>
        <table:table-row table:style-name="ro1">
          <table:table-cell office:value-type="float" office:value="116786" calcext:value-type="float">
            <text:p>116786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Яна</text:p>
          </table:table-cell>
          <table:table-cell office:value-type="string" calcext:value-type="string">
            <text:p>Филипповна</text:p>
          </table:table-cell>
          <table:table-cell office:value-type="string" calcext:value-type="string">
            <text:p>LFyD@mail.ru</text:p>
          </table:table-cell>
          <table:table-cell/>
          <table:table-cell office:value-type="string" calcext:value-type="string">
            <text:p>07/15/15 11:37 AM</text:p>
          </table:table-cell>
        </table:table-row>
        <table:table-row table:style-name="ro1">
          <table:table-cell office:value-type="float" office:value="116960" calcext:value-type="float">
            <text:p>116960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Полина</text:p>
          </table:table-cell>
          <table:table-cell/>
          <table:table-cell office:value-type="string" calcext:value-type="string">
            <text:p>KBYwrNMk@list.ru</text:p>
          </table:table-cell>
          <table:table-cell office:value-type="float" office:value="9168091554" calcext:value-type="float">
            <text:p>9168091554</text:p>
          </table:table-cell>
          <table:table-cell office:value-type="string" calcext:value-type="string">
            <text:p>07/15/15 11:37 AM</text:p>
          </table:table-cell>
        </table:table-row>
        <table:table-row table:style-name="ro1">
          <table:table-cell office:value-type="float" office:value="116985" calcext:value-type="float">
            <text:p>116985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jnHx@gmail.com</text:p>
          </table:table-cell>
          <table:table-cell/>
          <table:table-cell office:value-type="string" calcext:value-type="string">
            <text:p>07/15/15 11:37 AM</text:p>
          </table:table-cell>
        </table:table-row>
        <table:table-row table:style-name="ro1">
          <table:table-cell office:value-type="float" office:value="117010" calcext:value-type="float">
            <text:p>117010</text:p>
          </table:table-cell>
          <table:table-cell office:value-type="string" calcext:value-type="string">
            <text:p>Филиппов</text:p>
          </table:table-cell>
          <table:table-cell office:value-type="string" calcext:value-type="string">
            <text:p>Фёдор</text:p>
          </table:table-cell>
          <table:table-cell/>
          <table:table-cell office:value-type="string" calcext:value-type="string">
            <text:p>1j5qlgi@yahoo.com</text:p>
          </table:table-cell>
          <table:table-cell/>
          <table:table-cell office:value-type="string" calcext:value-type="string">
            <text:p>07/15/15 11:37 AM</text:p>
          </table:table-cell>
        </table:table-row>
        <table:table-row table:style-name="ro1">
          <table:table-cell office:value-type="float" office:value="117044" calcext:value-type="float">
            <text:p>117044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D6MTNr@mail.ru</text:p>
          </table:table-cell>
          <table:table-cell/>
          <table:table-cell office:value-type="string" calcext:value-type="string">
            <text:p>07/15/15 11:37 AM</text:p>
          </table:table-cell>
        </table:table-row>
        <table:table-row table:style-name="ro1">
          <table:table-cell office:value-type="float" office:value="117148" calcext:value-type="float">
            <text:p>117148</text:p>
          </table:table-cell>
          <table:table-cell office:value-type="string" calcext:value-type="string">
            <text:p>Геннадин</text:p>
          </table:table-cell>
          <table:table-cell office:value-type="string" calcext:value-type="string">
            <text:p>Алексей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VtpvB@mail.ru</text:p>
          </table:table-cell>
          <table:table-cell office:value-type="float" office:value="79272575544" calcext:value-type="float">
            <text:p>79272575544</text:p>
          </table:table-cell>
          <table:table-cell office:value-type="string" calcext:value-type="string">
            <text:p>07/15/15 11:38 AM</text:p>
          </table:table-cell>
        </table:table-row>
        <table:table-row table:style-name="ro1">
          <table:table-cell office:value-type="float" office:value="117283" calcext:value-type="float">
            <text:p>117283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Арина</text:p>
          </table:table-cell>
          <table:table-cell/>
          <table:table-cell office:value-type="string" calcext:value-type="string">
            <text:p>rVOA0@gmail.com</text:p>
          </table:table-cell>
          <table:table-cell/>
          <table:table-cell office:value-type="string" calcext:value-type="string">
            <text:p>07/15/15 11:38 AM</text:p>
          </table:table-cell>
        </table:table-row>
        <table:table-row table:style-name="ro1">
          <table:table-cell office:value-type="float" office:value="117324" calcext:value-type="float">
            <text:p>117324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0sVfzU6K@gmail.com</text:p>
          </table:table-cell>
          <table:table-cell/>
          <table:table-cell office:value-type="string" calcext:value-type="string">
            <text:p>07/15/15 11:38 AM</text:p>
          </table:table-cell>
        </table:table-row>
        <table:table-row table:style-name="ro1">
          <table:table-cell office:value-type="float" office:value="117354" calcext:value-type="float">
            <text:p>117354</text:p>
          </table:table-cell>
          <table:table-cell/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w99M@rambler.ru</text:p>
          </table:table-cell>
          <table:table-cell/>
          <table:table-cell office:value-type="string" calcext:value-type="string">
            <text:p>12/22/14 06:17 PM</text:p>
          </table:table-cell>
        </table:table-row>
        <table:table-row table:style-name="ro1">
          <table:table-cell office:value-type="float" office:value="117636" calcext:value-type="float">
            <text:p>117636</text:p>
          </table:table-cell>
          <table:table-cell office:value-type="string" calcext:value-type="string">
            <text:p>Еленова</text:p>
          </table:table-cell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vGheYfk0@yandex.ru</text:p>
          </table:table-cell>
          <table:table-cell office:value-type="float" office:value="79167191282" calcext:value-type="float">
            <text:p>79167191282</text:p>
          </table:table-cell>
          <table:table-cell office:value-type="string" calcext:value-type="string">
            <text:p>07/15/15 11:39 AM</text:p>
          </table:table-cell>
        </table:table-row>
        <table:table-row table:style-name="ro1">
          <table:table-cell office:value-type="float" office:value="117702" calcext:value-type="float">
            <text:p>117702</text:p>
          </table:table-cell>
          <table:table-cell office:value-type="string" calcext:value-type="string">
            <text:p>Нинова</text:p>
          </table:table-cell>
          <table:table-cell office:value-type="string" calcext:value-type="string">
            <text:p>Галина</text:p>
          </table:table-cell>
          <table:table-cell office:value-type="string" calcext:value-type="string">
            <text:p>Григорьевна</text:p>
          </table:table-cell>
          <table:table-cell office:value-type="string" calcext:value-type="string">
            <text:p>pEv7jy1@yandex.ru</text:p>
          </table:table-cell>
          <table:table-cell office:value-type="float" office:value="79169901515" calcext:value-type="float">
            <text:p>79169901515</text:p>
          </table:table-cell>
          <table:table-cell office:value-type="string" calcext:value-type="string">
            <text:p>07/15/15 11:40 AM</text:p>
          </table:table-cell>
        </table:table-row>
        <table:table-row table:style-name="ro1">
          <table:table-cell office:value-type="float" office:value="117802" calcext:value-type="float">
            <text:p>117802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0IFLd@yandex.ru</text:p>
          </table:table-cell>
          <table:table-cell office:value-type="float" office:value="79624428369" calcext:value-type="float">
            <text:p>79624428369</text:p>
          </table:table-cell>
          <table:table-cell office:value-type="string" calcext:value-type="string">
            <text:p>07/15/15 11:40 AM</text:p>
          </table:table-cell>
        </table:table-row>
        <table:table-row table:style-name="ro1">
          <table:table-cell office:value-type="float" office:value="117849" calcext:value-type="float">
            <text:p>117849</text:p>
          </table:table-cell>
          <table:table-cell office:value-type="string" calcext:value-type="string">
            <text:p>Мил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wkLh@gmail.com</text:p>
          </table:table-cell>
          <table:table-cell office:value-type="float" office:value="380664715959" calcext:value-type="float">
            <text:p>380664715959</text:p>
          </table:table-cell>
          <table:table-cell office:value-type="string" calcext:value-type="string">
            <text:p>07/15/15 11:40 AM</text:p>
          </table:table-cell>
        </table:table-row>
        <table:table-row table:style-name="ro1">
          <table:table-cell office:value-type="float" office:value="117867" calcext:value-type="float">
            <text:p>117867</text:p>
          </table:table-cell>
          <table:table-cell/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fAwCh8T@bk.ru</text:p>
          </table:table-cell>
          <table:table-cell office:value-type="float" office:value="79059859881" calcext:value-type="float">
            <text:p>79059859881</text:p>
          </table:table-cell>
          <table:table-cell office:value-type="string" calcext:value-type="string">
            <text:p>07/15/15 11:40 AM</text:p>
          </table:table-cell>
        </table:table-row>
        <table:table-row table:style-name="ro1">
          <table:table-cell office:value-type="float" office:value="117871" calcext:value-type="float">
            <text:p>117871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Вероника</text:p>
          </table:table-cell>
          <table:table-cell/>
          <table:table-cell office:value-type="string" calcext:value-type="string">
            <text:p>DFM@mail.ru</text:p>
          </table:table-cell>
          <table:table-cell office:value-type="float" office:value="9172671648" calcext:value-type="float">
            <text:p>9172671648</text:p>
          </table:table-cell>
          <table:table-cell office:value-type="string" calcext:value-type="string">
            <text:p>07/15/15 11:40 AM</text:p>
          </table:table-cell>
        </table:table-row>
        <table:table-row table:style-name="ro1">
          <table:table-cell office:value-type="float" office:value="117889" calcext:value-type="float">
            <text:p>117889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Ирина</text:p>
          </table:table-cell>
          <table:table-cell/>
          <table:table-cell office:value-type="string" calcext:value-type="string">
            <text:p>jJ2@gmail.com</text:p>
          </table:table-cell>
          <table:table-cell office:value-type="float" office:value="14032951114" calcext:value-type="float">
            <text:p>14032951114</text:p>
          </table:table-cell>
          <table:table-cell office:value-type="string" calcext:value-type="string">
            <text:p>07/15/15 11:40 AM</text:p>
          </table:table-cell>
        </table:table-row>
        <table:table-row table:style-name="ro1">
          <table:table-cell office:value-type="float" office:value="117917" calcext:value-type="float">
            <text:p>117917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VeTSj0s@gmail.com</text:p>
          </table:table-cell>
          <table:table-cell office:value-type="float" office:value="89132137163" calcext:value-type="float">
            <text:p>89132137163</text:p>
          </table:table-cell>
          <table:table-cell office:value-type="string" calcext:value-type="string">
            <text:p>07/15/15 11:40 AM</text:p>
          </table:table-cell>
        </table:table-row>
        <table:table-row table:style-name="ro1">
          <table:table-cell office:value-type="float" office:value="117936" calcext:value-type="float">
            <text:p>117936</text:p>
          </table:table-cell>
          <table:table-cell office:value-type="string" calcext:value-type="string">
            <text:p>Леонидов</text:p>
          </table:table-cell>
          <table:table-cell office:value-type="string" calcext:value-type="string">
            <text:p>Никита</text:p>
          </table:table-cell>
          <table:table-cell/>
          <table:table-cell office:value-type="string" calcext:value-type="string">
            <text:p>qdroXs@mail.ru</text:p>
          </table:table-cell>
          <table:table-cell/>
          <table:table-cell office:value-type="string" calcext:value-type="string">
            <text:p>07/15/15 11:40 AM</text:p>
          </table:table-cell>
        </table:table-row>
        <table:table-row table:style-name="ro1">
          <table:table-cell office:value-type="float" office:value="118088" calcext:value-type="float">
            <text:p>118088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Pyw9KjH@inbox.ru</text:p>
          </table:table-cell>
          <table:table-cell office:value-type="float" office:value="79652231619" calcext:value-type="float">
            <text:p>79652231619</text:p>
          </table:table-cell>
          <table:table-cell office:value-type="string" calcext:value-type="string">
            <text:p>07/15/15 11:41 AM</text:p>
          </table:table-cell>
        </table:table-row>
        <table:table-row table:style-name="ro1">
          <table:table-cell office:value-type="float" office:value="118099" calcext:value-type="float">
            <text:p>118099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BjIcl@mail.ru</text:p>
          </table:table-cell>
          <table:table-cell/>
          <table:table-cell office:value-type="string" calcext:value-type="string">
            <text:p>07/15/15 11:41 AM</text:p>
          </table:table-cell>
        </table:table-row>
        <table:table-row table:style-name="ro1">
          <table:table-cell office:value-type="float" office:value="118156" calcext:value-type="float">
            <text:p>118156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Олеся</text:p>
          </table:table-cell>
          <table:table-cell office:value-type="string" calcext:value-type="string">
            <text:p>Георгиевна</text:p>
          </table:table-cell>
          <table:table-cell office:value-type="string" calcext:value-type="string">
            <text:p>G6wNf@yandex.ru</text:p>
          </table:table-cell>
          <table:table-cell office:value-type="float" office:value="79825357046" calcext:value-type="float">
            <text:p>79825357046</text:p>
          </table:table-cell>
          <table:table-cell office:value-type="string" calcext:value-type="string">
            <text:p>07/15/15 11:41 AM</text:p>
          </table:table-cell>
        </table:table-row>
        <table:table-row table:style-name="ro1">
          <table:table-cell office:value-type="float" office:value="118174" calcext:value-type="float">
            <text:p>118174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Марина</text:p>
          </table:table-cell>
          <table:table-cell/>
          <table:table-cell office:value-type="string" calcext:value-type="string">
            <text:p>ZplNGd26@mail.ru</text:p>
          </table:table-cell>
          <table:table-cell/>
          <table:table-cell office:value-type="string" calcext:value-type="string">
            <text:p>02/24/14 06:44 PM</text:p>
          </table:table-cell>
        </table:table-row>
        <table:table-row table:style-name="ro1">
          <table:table-cell office:value-type="float" office:value="118251" calcext:value-type="float">
            <text:p>118251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Руслан</text:p>
          </table:table-cell>
          <table:table-cell office:value-type="string" calcext:value-type="string">
            <text:p>Игоревич</text:p>
          </table:table-cell>
          <table:table-cell office:value-type="string" calcext:value-type="string">
            <text:p>yTmqq@mail.ru</text:p>
          </table:table-cell>
          <table:table-cell office:value-type="float" office:value="79780151541" calcext:value-type="float">
            <text:p>79780151541</text:p>
          </table:table-cell>
          <table:table-cell office:value-type="string" calcext:value-type="string">
            <text:p>07/15/15 11:41 AM</text:p>
          </table:table-cell>
        </table:table-row>
        <table:table-row table:style-name="ro1">
          <table:table-cell office:value-type="float" office:value="118263" calcext:value-type="float">
            <text:p>118263</text:p>
          </table:table-cell>
          <table:table-cell/>
          <table:table-cell office:value-type="string" calcext:value-type="string">
            <text:p>Анастасия</text:p>
          </table:table-cell>
          <table:table-cell/>
          <table:table-cell office:value-type="string" calcext:value-type="string">
            <text:p>44uN46br@yandex.ru</text:p>
          </table:table-cell>
          <table:table-cell office:value-type="float" office:value="9096301223" calcext:value-type="float">
            <text:p>9096301223</text:p>
          </table:table-cell>
          <table:table-cell office:value-type="string" calcext:value-type="string">
            <text:p>02/05/14 12:22 PM</text:p>
          </table:table-cell>
        </table:table-row>
        <table:table-row table:style-name="ro1">
          <table:table-cell office:value-type="float" office:value="118315" calcext:value-type="float">
            <text:p>118315</text:p>
          </table:table-cell>
          <table:table-cell/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hWstD@yandex.ru</text:p>
          </table:table-cell>
          <table:table-cell office:value-type="float" office:value="89538611848" calcext:value-type="float">
            <text:p>89538611848</text:p>
          </table:table-cell>
          <table:table-cell office:value-type="string" calcext:value-type="string">
            <text:p>07/15/15 11:41 AM</text:p>
          </table:table-cell>
        </table:table-row>
        <table:table-row table:style-name="ro1">
          <table:table-cell office:value-type="float" office:value="118331" calcext:value-type="float">
            <text:p>118331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qPg@mail.ru</text:p>
          </table:table-cell>
          <table:table-cell office:value-type="float" office:value="77054181396" calcext:value-type="float">
            <text:p>77054181396</text:p>
          </table:table-cell>
          <table:table-cell office:value-type="string" calcext:value-type="string">
            <text:p>07/15/15 11:41 AM</text:p>
          </table:table-cell>
        </table:table-row>
        <table:table-row table:style-name="ro1">
          <table:table-cell office:value-type="float" office:value="118581" calcext:value-type="float">
            <text:p>118581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Дарья</text:p>
          </table:table-cell>
          <table:table-cell/>
          <table:table-cell office:value-type="string" calcext:value-type="string">
            <text:p>uD4uNTm@mail.ru</text:p>
          </table:table-cell>
          <table:table-cell/>
          <table:table-cell office:value-type="string" calcext:value-type="string">
            <text:p>07/15/15 11:42 AM</text:p>
          </table:table-cell>
        </table:table-row>
        <table:table-row table:style-name="ro1">
          <table:table-cell office:value-type="float" office:value="118652" calcext:value-type="float">
            <text:p>118652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Lz6@rambler.ru</text:p>
          </table:table-cell>
          <table:table-cell/>
          <table:table-cell office:value-type="string" calcext:value-type="string">
            <text:p>07/15/15 11:42 AM</text:p>
          </table:table-cell>
        </table:table-row>
        <table:table-row table:style-name="ro1">
          <table:table-cell office:value-type="float" office:value="118712" calcext:value-type="float">
            <text:p>118712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Никита</text:p>
          </table:table-cell>
          <table:table-cell office:value-type="string" calcext:value-type="string">
            <text:p>Сергеевич</text:p>
          </table:table-cell>
          <table:table-cell office:value-type="string" calcext:value-type="string">
            <text:p>MxvX0f0j@yandex.ru</text:p>
          </table:table-cell>
          <table:table-cell office:value-type="float" office:value="79670591481" calcext:value-type="float">
            <text:p>79670591481</text:p>
          </table:table-cell>
          <table:table-cell office:value-type="string" calcext:value-type="string">
            <text:p>07/15/15 11:42 AM</text:p>
          </table:table-cell>
        </table:table-row>
        <table:table-row table:style-name="ro1">
          <table:table-cell office:value-type="float" office:value="118722" calcext:value-type="float">
            <text:p>118722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Лилия</text:p>
          </table:table-cell>
          <table:table-cell/>
          <table:table-cell office:value-type="string" calcext:value-type="string">
            <text:p>adt@rambler.ru</text:p>
          </table:table-cell>
          <table:table-cell office:value-type="float" office:value="89117751549" calcext:value-type="float">
            <text:p>89117751549</text:p>
          </table:table-cell>
          <table:table-cell office:value-type="string" calcext:value-type="string">
            <text:p>07/15/15 11:42 AM</text:p>
          </table:table-cell>
        </table:table-row>
        <table:table-row table:style-name="ro1">
          <table:table-cell office:value-type="float" office:value="118724" calcext:value-type="float">
            <text:p>118724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Александр</text:p>
          </table:table-cell>
          <table:table-cell/>
          <table:table-cell office:value-type="string" calcext:value-type="string">
            <text:p>QL75MGF@mail.ru</text:p>
          </table:table-cell>
          <table:table-cell/>
          <table:table-cell office:value-type="string" calcext:value-type="string">
            <text:p>07/15/15 11:42 AM</text:p>
          </table:table-cell>
        </table:table-row>
        <table:table-row table:style-name="ro1">
          <table:table-cell office:value-type="float" office:value="118943" calcext:value-type="float">
            <text:p>118943</text:p>
          </table:table-cell>
          <table:table-cell office:value-type="string" calcext:value-type="string">
            <text:p>Марков</text:p>
          </table:table-cell>
          <table:table-cell office:value-type="string" calcext:value-type="string">
            <text:p>Аркадий</text:p>
          </table:table-cell>
          <table:table-cell/>
          <table:table-cell office:value-type="string" calcext:value-type="string">
            <text:p>kmog@mail.ru</text:p>
          </table:table-cell>
          <table:table-cell office:value-type="float" office:value="79887707682" calcext:value-type="float">
            <text:p>79887707682</text:p>
          </table:table-cell>
          <table:table-cell office:value-type="string" calcext:value-type="string">
            <text:p>05/28/14 10:51 AM</text:p>
          </table:table-cell>
        </table:table-row>
        <table:table-row table:style-name="ro1">
          <table:table-cell office:value-type="float" office:value="119136" calcext:value-type="float">
            <text:p>119136</text:p>
          </table:table-cell>
          <table:table-cell office:value-type="string" calcext:value-type="string">
            <text:p>Варварова</text:p>
          </table:table-cell>
          <table:table-cell office:value-type="string" calcext:value-type="string">
            <text:p>Инна</text:p>
          </table:table-cell>
          <table:table-cell office:value-type="string" calcext:value-type="string">
            <text:p>Викторовна</text:p>
          </table:table-cell>
          <table:table-cell office:value-type="string" calcext:value-type="string">
            <text:p>bRaQj@mail.ru</text:p>
          </table:table-cell>
          <table:table-cell office:value-type="float" office:value="79189181615" calcext:value-type="float">
            <text:p>79189181615</text:p>
          </table:table-cell>
          <table:table-cell office:value-type="string" calcext:value-type="string">
            <text:p>07/15/15 11:43 AM</text:p>
          </table:table-cell>
        </table:table-row>
        <table:table-row table:style-name="ro1">
          <table:table-cell office:value-type="float" office:value="119378" calcext:value-type="float">
            <text:p>119378</text:p>
          </table:table-cell>
          <table:table-cell office:value-type="string" calcext:value-type="string">
            <text:p>Русланов</text:p>
          </table:table-cell>
          <table:table-cell office:value-type="string" calcext:value-type="string">
            <text:p>Максим</text:p>
          </table:table-cell>
          <table:table-cell/>
          <table:table-cell office:value-type="string" calcext:value-type="string">
            <text:p>7XBTb@mail.ru</text:p>
          </table:table-cell>
          <table:table-cell office:value-type="float" office:value="89150501725" calcext:value-type="float">
            <text:p>89150501725</text:p>
          </table:table-cell>
          <table:table-cell office:value-type="string" calcext:value-type="string">
            <text:p>07/15/15 11:44 AM</text:p>
          </table:table-cell>
        </table:table-row>
        <table:table-row table:style-name="ro1">
          <table:table-cell office:value-type="float" office:value="119726" calcext:value-type="float">
            <text:p>119726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BjNrb@mail.ru</text:p>
          </table:table-cell>
          <table:table-cell/>
          <table:table-cell office:value-type="string" calcext:value-type="string">
            <text:p>07/15/15 11:44 AM</text:p>
          </table:table-cell>
        </table:table-row>
        <table:table-row table:style-name="ro1">
          <table:table-cell office:value-type="float" office:value="119799" calcext:value-type="float">
            <text:p>119799</text:p>
          </table:table-cell>
          <table:table-cell office:value-type="string" calcext:value-type="string">
            <text:p>Павлов</text:p>
          </table:table-cell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GW4tYJn1@ukr.net</text:p>
          </table:table-cell>
          <table:table-cell/>
          <table:table-cell office:value-type="string" calcext:value-type="string">
            <text:p>07/15/15 11:44 AM</text:p>
          </table:table-cell>
        </table:table-row>
        <table:table-row table:style-name="ro1">
          <table:table-cell office:value-type="float" office:value="119968" calcext:value-type="float">
            <text:p>119968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oBzyCw@mail.ru</text:p>
          </table:table-cell>
          <table:table-cell/>
          <table:table-cell office:value-type="string" calcext:value-type="string">
            <text:p>07/15/15 11:45 AM</text:p>
          </table:table-cell>
        </table:table-row>
        <table:table-row table:style-name="ro1">
          <table:table-cell office:value-type="float" office:value="120265" calcext:value-type="float">
            <text:p>120265</text:p>
          </table:table-cell>
          <table:table-cell office:value-type="string" calcext:value-type="string">
            <text:p>Диан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6gR@mail.ru</text:p>
          </table:table-cell>
          <table:table-cell/>
          <table:table-cell office:value-type="string" calcext:value-type="string">
            <text:p>01/24/14 01:06 PM</text:p>
          </table:table-cell>
        </table:table-row>
        <table:table-row table:style-name="ro1">
          <table:table-cell office:value-type="float" office:value="120420" calcext:value-type="float">
            <text:p>120420</text:p>
          </table:table-cell>
          <table:table-cell office:value-type="string" calcext:value-type="string">
            <text:p>Денисов</text:p>
          </table:table-cell>
          <table:table-cell office:value-type="string" calcext:value-type="string">
            <text:p>Эдуард</text:p>
          </table:table-cell>
          <table:table-cell/>
          <table:table-cell office:value-type="string" calcext:value-type="string">
            <text:p>hib4Ee@gmail.com</text:p>
          </table:table-cell>
          <table:table-cell office:value-type="float" office:value="79774391659" calcext:value-type="float">
            <text:p>79774391659</text:p>
          </table:table-cell>
          <table:table-cell office:value-type="string" calcext:value-type="string">
            <text:p>07/15/15 11:46 AM</text:p>
          </table:table-cell>
        </table:table-row>
        <table:table-row table:style-name="ro1">
          <table:table-cell office:value-type="float" office:value="120492" calcext:value-type="float">
            <text:p>120492</text:p>
          </table:table-cell>
          <table:table-cell office:value-type="string" calcext:value-type="string">
            <text:p>Георгин</text:p>
          </table:table-cell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YJ2@mail.ru</text:p>
          </table:table-cell>
          <table:table-cell/>
          <table:table-cell office:value-type="string" calcext:value-type="string">
            <text:p>07/15/15 11:46 AM</text:p>
          </table:table-cell>
        </table:table-row>
        <table:table-row table:style-name="ro1">
          <table:table-cell office:value-type="float" office:value="120667" calcext:value-type="float">
            <text:p>120667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Антон</text:p>
          </table:table-cell>
          <table:table-cell/>
          <table:table-cell office:value-type="string" calcext:value-type="string">
            <text:p>KsbJWzx7@gmail.com</text:p>
          </table:table-cell>
          <table:table-cell/>
          <table:table-cell office:value-type="string" calcext:value-type="string">
            <text:p>07/15/15 11:46 AM</text:p>
          </table:table-cell>
        </table:table-row>
        <table:table-row table:style-name="ro1">
          <table:table-cell office:value-type="float" office:value="120862" calcext:value-type="float">
            <text:p>120862</text:p>
          </table:table-cell>
          <table:table-cell office:value-type="string" calcext:value-type="string">
            <text:p>Ольгова </text:p>
          </table:table-cell>
          <table:table-cell office:value-type="string" calcext:value-type="string">
            <text:p>Оксана</text:p>
          </table:table-cell>
          <table:table-cell office:value-type="string" calcext:value-type="string">
            <text:p>Олеговна</text:p>
          </table:table-cell>
          <table:table-cell office:value-type="string" calcext:value-type="string">
            <text:p>4N19a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20892" calcext:value-type="float">
            <text:p>120892</text:p>
          </table:table-cell>
          <table:table-cell office:value-type="string" calcext:value-type="string">
            <text:p>Алл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9jpqkat@inbox.ru</text:p>
          </table:table-cell>
          <table:table-cell/>
          <table:table-cell office:value-type="string" calcext:value-type="string">
            <text:p>07/15/15 11:47 AM</text:p>
          </table:table-cell>
        </table:table-row>
        <table:table-row table:style-name="ro1">
          <table:table-cell office:value-type="float" office:value="120903" calcext:value-type="float">
            <text:p>120903</text:p>
          </table:table-cell>
          <table:table-cell/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V34zMdr1@gmail.com</text:p>
          </table:table-cell>
          <table:table-cell/>
          <table:table-cell office:value-type="string" calcext:value-type="string">
            <text:p>07/15/15 11:47 AM</text:p>
          </table:table-cell>
        </table:table-row>
        <table:table-row table:style-name="ro1">
          <table:table-cell office:value-type="float" office:value="120978" calcext:value-type="float">
            <text:p>120978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Егор</text:p>
          </table:table-cell>
          <table:table-cell/>
          <table:table-cell office:value-type="string" calcext:value-type="string">
            <text:p>mUt2uX9r@bk.ru</text:p>
          </table:table-cell>
          <table:table-cell office:value-type="float" office:value="9372252100" calcext:value-type="float">
            <text:p>9372252100</text:p>
          </table:table-cell>
          <table:table-cell office:value-type="string" calcext:value-type="string">
            <text:p>05/11/14 07:49 AM</text:p>
          </table:table-cell>
        </table:table-row>
        <table:table-row table:style-name="ro1">
          <table:table-cell office:value-type="float" office:value="121055" calcext:value-type="float">
            <text:p>121055</text:p>
          </table:table-cell>
          <table:table-cell office:value-type="string" calcext:value-type="string">
            <text:p>Артуров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fiyB6v@mail.ru</text:p>
          </table:table-cell>
          <table:table-cell/>
          <table:table-cell office:value-type="string" calcext:value-type="string">
            <text:p>07/15/15 11:47 AM</text:p>
          </table:table-cell>
        </table:table-row>
        <table:table-row table:style-name="ro1">
          <table:table-cell office:value-type="float" office:value="121191" calcext:value-type="float">
            <text:p>121191</text:p>
          </table:table-cell>
          <table:table-cell office:value-type="string" calcext:value-type="string">
            <text:p>Пётров</text:p>
          </table:table-cell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TedrCH@LIST.RU</text:p>
          </table:table-cell>
          <table:table-cell/>
          <table:table-cell office:value-type="string" calcext:value-type="string">
            <text:p>07/15/15 11:47 AM</text:p>
          </table:table-cell>
        </table:table-row>
        <table:table-row table:style-name="ro1">
          <table:table-cell office:value-type="float" office:value="121198" calcext:value-type="float">
            <text:p>121198</text:p>
          </table:table-cell>
          <table:table-cell/>
          <table:table-cell office:value-type="string" calcext:value-type="string">
            <text:p>Лера</text:p>
          </table:table-cell>
          <table:table-cell/>
          <table:table-cell office:value-type="string" calcext:value-type="string">
            <text:p>feKJp@rambler.ru</text:p>
          </table:table-cell>
          <table:table-cell/>
          <table:table-cell office:value-type="string" calcext:value-type="string">
            <text:p>07/15/15 11:47 AM</text:p>
          </table:table-cell>
        </table:table-row>
        <table:table-row table:style-name="ro1">
          <table:table-cell office:value-type="float" office:value="121285" calcext:value-type="float">
            <text:p>121285</text:p>
          </table:table-cell>
          <table:table-cell/>
          <table:table-cell office:value-type="string" calcext:value-type="string">
            <text:p>Олеся</text:p>
          </table:table-cell>
          <table:table-cell/>
          <table:table-cell office:value-type="string" calcext:value-type="string">
            <text:p>uGVji@gmail.com</text:p>
          </table:table-cell>
          <table:table-cell/>
          <table:table-cell office:value-type="string" calcext:value-type="string">
            <text:p>07/15/15 11:47 AM</text:p>
          </table:table-cell>
        </table:table-row>
        <table:table-row table:style-name="ro1">
          <table:table-cell office:value-type="float" office:value="121314" calcext:value-type="float">
            <text:p>121314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Маргарита</text:p>
          </table:table-cell>
          <table:table-cell/>
          <table:table-cell office:value-type="string" calcext:value-type="string">
            <text:p>X3S9F@mail.ru</text:p>
          </table:table-cell>
          <table:table-cell/>
          <table:table-cell office:value-type="string" calcext:value-type="string">
            <text:p>10/21/14 09:59 PM</text:p>
          </table:table-cell>
        </table:table-row>
        <table:table-row table:style-name="ro1">
          <table:table-cell office:value-type="float" office:value="121483" calcext:value-type="float">
            <text:p>121483</text:p>
          </table:table-cell>
          <table:table-cell/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Zc5fwLq@gmail.com</text:p>
          </table:table-cell>
          <table:table-cell office:value-type="float" office:value="79030503448" calcext:value-type="float">
            <text:p>79030503448</text:p>
          </table:table-cell>
          <table:table-cell office:value-type="string" calcext:value-type="string">
            <text:p>07/15/15 11:48 AM</text:p>
          </table:table-cell>
        </table:table-row>
        <table:table-row table:style-name="ro1">
          <table:table-cell office:value-type="float" office:value="121669" calcext:value-type="float">
            <text:p>121669</text:p>
          </table:table-cell>
          <table:table-cell office:value-type="string" calcext:value-type="string">
            <text:p>Миланова</text:p>
          </table:table-cell>
          <table:table-cell office:value-type="string" calcext:value-type="string">
            <text:p>Валерия</text:p>
          </table:table-cell>
          <table:table-cell/>
          <table:table-cell office:value-type="string" calcext:value-type="string">
            <text:p>4fPZjRJo@mail.ru</text:p>
          </table:table-cell>
          <table:table-cell/>
          <table:table-cell office:value-type="string" calcext:value-type="string">
            <text:p>07/15/15 11:48 AM</text:p>
          </table:table-cell>
        </table:table-row>
        <table:table-row table:style-name="ro1">
          <table:table-cell office:value-type="float" office:value="121689" calcext:value-type="float">
            <text:p>121689</text:p>
          </table:table-cell>
          <table:table-cell office:value-type="string" calcext:value-type="string">
            <text:p>Наталова</text:p>
          </table:table-cell>
          <table:table-cell office:value-type="string" calcext:value-type="string">
            <text:p>Галина</text:p>
          </table:table-cell>
          <table:table-cell/>
          <table:table-cell office:value-type="string" calcext:value-type="string">
            <text:p>PKt9LQmk@mail.ru</text:p>
          </table:table-cell>
          <table:table-cell/>
          <table:table-cell office:value-type="string" calcext:value-type="string">
            <text:p>11/18/14 06:11 PM</text:p>
          </table:table-cell>
        </table:table-row>
        <table:table-row table:style-name="ro1">
          <table:table-cell office:value-type="float" office:value="121916" calcext:value-type="float">
            <text:p>121916</text:p>
          </table:table-cell>
          <table:table-cell office:value-type="string" calcext:value-type="string">
            <text:p>Александрова</text:p>
          </table:table-cell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Nv8qC@yandex.ru</text:p>
          </table:table-cell>
          <table:table-cell/>
          <table:table-cell office:value-type="string" calcext:value-type="string">
            <text:p>07/15/15 11:49 AM</text:p>
          </table:table-cell>
        </table:table-row>
        <table:table-row table:style-name="ro1">
          <table:table-cell office:value-type="float" office:value="121947" calcext:value-type="float">
            <text:p>121947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Варвара</text:p>
          </table:table-cell>
          <table:table-cell/>
          <table:table-cell office:value-type="string" calcext:value-type="string">
            <text:p>YtjsQk1J@mail.ru</text:p>
          </table:table-cell>
          <table:table-cell/>
          <table:table-cell office:value-type="string" calcext:value-type="string">
            <text:p>07/15/15 11:49 AM</text:p>
          </table:table-cell>
        </table:table-row>
        <table:table-row table:style-name="ro1">
          <table:table-cell office:value-type="float" office:value="122068" calcext:value-type="float">
            <text:p>122068</text:p>
          </table:table-cell>
          <table:table-cell office:value-type="string" calcext:value-type="string">
            <text:p>Фёдоров</text:p>
          </table:table-cell>
          <table:table-cell office:value-type="string" calcext:value-type="string">
            <text:p>Василий</text:p>
          </table:table-cell>
          <table:table-cell/>
          <table:table-cell office:value-type="string" calcext:value-type="string">
            <text:p>cupSO@yandex.ru</text:p>
          </table:table-cell>
          <table:table-cell office:value-type="float" office:value="9206061584" calcext:value-type="float">
            <text:p>9206061584</text:p>
          </table:table-cell>
          <table:table-cell office:value-type="string" calcext:value-type="string">
            <text:p>07/15/15 11:49 AM</text:p>
          </table:table-cell>
        </table:table-row>
        <table:table-row table:style-name="ro1">
          <table:table-cell office:value-type="float" office:value="122119" calcext:value-type="float">
            <text:p>122119</text:p>
          </table:table-cell>
          <table:table-cell office:value-type="string" calcext:value-type="string">
            <text:p>Павлов </text:p>
          </table:table-cell>
          <table:table-cell office:value-type="string" calcext:value-type="string">
            <text:p>Борис</text:p>
          </table:table-cell>
          <table:table-cell office:value-type="string" calcext:value-type="string">
            <text:p>Матвеевич</text:p>
          </table:table-cell>
          <table:table-cell office:value-type="string" calcext:value-type="string">
            <text:p>xk3yJqPk@aldera.ru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22318" calcext:value-type="float">
            <text:p>122318</text:p>
          </table:table-cell>
          <table:table-cell office:value-type="string" calcext:value-type="string">
            <text:p>Аннова </text:p>
          </table:table-cell>
          <table:table-cell office:value-type="string" calcext:value-type="string">
            <text:p>Карина</text:p>
          </table:table-cell>
          <table:table-cell office:value-type="string" calcext:value-type="string">
            <text:p>Эдуардовна</text:p>
          </table:table-cell>
          <table:table-cell office:value-type="string" calcext:value-type="string">
            <text:p>YB50C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22392" calcext:value-type="float">
            <text:p>122392</text:p>
          </table:table-cell>
          <table:table-cell office:value-type="string" calcext:value-type="string">
            <text:p>Ларисова</text:p>
          </table:table-cell>
          <table:table-cell office:value-type="string" calcext:value-type="string">
            <text:p>Екатерина</text:p>
          </table:table-cell>
          <table:table-cell/>
          <table:table-cell office:value-type="string" calcext:value-type="string">
            <text:p>aKB@mail.ru</text:p>
          </table:table-cell>
          <table:table-cell/>
          <table:table-cell office:value-type="string" calcext:value-type="string">
            <text:p>07/15/15 11:50 AM</text:p>
          </table:table-cell>
        </table:table-row>
        <table:table-row table:style-name="ro1">
          <table:table-cell office:value-type="float" office:value="122621" calcext:value-type="float">
            <text:p>122621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EvsAM@mail.ru</text:p>
          </table:table-cell>
          <table:table-cell/>
          <table:table-cell office:value-type="string" calcext:value-type="string">
            <text:p>07/15/15 11:51 AM</text:p>
          </table:table-cell>
        </table:table-row>
        <table:table-row table:style-name="ro1">
          <table:table-cell office:value-type="float" office:value="122653" calcext:value-type="float">
            <text:p>122653</text:p>
          </table:table-cell>
          <table:table-cell office:value-type="string" calcext:value-type="string">
            <text:p>Дарова</text:p>
          </table:table-cell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fuS4R1dE@mail.ru</text:p>
          </table:table-cell>
          <table:table-cell/>
          <table:table-cell office:value-type="string" calcext:value-type="string">
            <text:p>07/15/15 11:51 AM</text:p>
          </table:table-cell>
        </table:table-row>
        <table:table-row table:style-name="ro1">
          <table:table-cell office:value-type="float" office:value="122792" calcext:value-type="float">
            <text:p>122792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Даниил</text:p>
          </table:table-cell>
          <table:table-cell/>
          <table:table-cell office:value-type="string" calcext:value-type="string">
            <text:p>k5Zual@yandex.ru</text:p>
          </table:table-cell>
          <table:table-cell office:value-type="float" office:value="9174247316" calcext:value-type="float">
            <text:p>9174247316</text:p>
          </table:table-cell>
          <table:table-cell office:value-type="string" calcext:value-type="string">
            <text:p>07/15/15 11:51 AM</text:p>
          </table:table-cell>
        </table:table-row>
        <table:table-row table:style-name="ro1">
          <table:table-cell office:value-type="float" office:value="122843" calcext:value-type="float">
            <text:p>122843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Алла</text:p>
          </table:table-cell>
          <table:table-cell/>
          <table:table-cell office:value-type="string" calcext:value-type="string">
            <text:p>ni0wA@list.ru</text:p>
          </table:table-cell>
          <table:table-cell/>
          <table:table-cell office:value-type="string" calcext:value-type="string">
            <text:p>12/24/14 09:28 PM</text:p>
          </table:table-cell>
        </table:table-row>
        <table:table-row table:style-name="ro1">
          <table:table-cell office:value-type="float" office:value="122865" calcext:value-type="float">
            <text:p>122865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Prjy@gmail.com</text:p>
          </table:table-cell>
          <table:table-cell/>
          <table:table-cell office:value-type="string" calcext:value-type="string">
            <text:p>08/01/14 09:14 AM</text:p>
          </table:table-cell>
        </table:table-row>
        <table:table-row table:style-name="ro1">
          <table:table-cell office:value-type="float" office:value="122928" calcext:value-type="float">
            <text:p>122928</text:p>
          </table:table-cell>
          <table:table-cell office:value-type="string" calcext:value-type="string">
            <text:p>Константино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9Mm@list.ru</text:p>
          </table:table-cell>
          <table:table-cell/>
          <table:table-cell office:value-type="string" calcext:value-type="string">
            <text:p>07/15/15 11:51 AM</text:p>
          </table:table-cell>
        </table:table-row>
        <table:table-row table:style-name="ro1">
          <table:table-cell office:value-type="float" office:value="123128" calcext:value-type="float">
            <text:p>123128</text:p>
          </table:table-cell>
          <table:table-cell office:value-type="string" calcext:value-type="string">
            <text:p>Валерова</text:p>
          </table:table-cell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6ekG@gmail.com</text:p>
          </table:table-cell>
          <table:table-cell office:value-type="float" office:value="389673135501" calcext:value-type="float">
            <text:p>389673135501</text:p>
          </table:table-cell>
          <table:table-cell office:value-type="string" calcext:value-type="string">
            <text:p>09/13/14 11:27 AM</text:p>
          </table:table-cell>
        </table:table-row>
        <table:table-row table:style-name="ro1">
          <table:table-cell office:value-type="float" office:value="123205" calcext:value-type="float">
            <text:p>123205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Тимур</text:p>
          </table:table-cell>
          <table:table-cell/>
          <table:table-cell office:value-type="string" calcext:value-type="string">
            <text:p>S6N9x@mail.ru</text:p>
          </table:table-cell>
          <table:table-cell/>
          <table:table-cell office:value-type="string" calcext:value-type="string">
            <text:p>07/15/15 11:52 AM</text:p>
          </table:table-cell>
        </table:table-row>
        <table:table-row table:style-name="ro1">
          <table:table-cell office:value-type="float" office:value="123254" calcext:value-type="float">
            <text:p>123254</text:p>
          </table:table-cell>
          <table:table-cell office:value-type="string" calcext:value-type="string">
            <text:p>Алёнова</text:p>
          </table:table-cell>
          <table:table-cell office:value-type="string" calcext:value-type="string">
            <text:p>Нина</text:p>
          </table:table-cell>
          <table:table-cell/>
          <table:table-cell office:value-type="string" calcext:value-type="string">
            <text:p>jXhQO1K@mail.ru</text:p>
          </table:table-cell>
          <table:table-cell/>
          <table:table-cell office:value-type="string" calcext:value-type="string">
            <text:p>07/22/14 10:32 AM</text:p>
          </table:table-cell>
        </table:table-row>
        <table:table-row table:style-name="ro1">
          <table:table-cell office:value-type="float" office:value="123280" calcext:value-type="float">
            <text:p>123280</text:p>
          </table:table-cell>
          <table:table-cell office:value-type="string" calcext:value-type="string">
            <text:p>Ев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cpc1dQ8t@inbox.lv</text:p>
          </table:table-cell>
          <table:table-cell/>
          <table:table-cell office:value-type="string" calcext:value-type="string">
            <text:p>07/15/15 11:52 AM</text:p>
          </table:table-cell>
        </table:table-row>
        <table:table-row table:style-name="ro1">
          <table:table-cell office:value-type="float" office:value="123374" calcext:value-type="float">
            <text:p>123374</text:p>
          </table:table-cell>
          <table:table-cell office:value-type="string" calcext:value-type="string">
            <text:p>Арсенов</text:p>
          </table:table-cell>
          <table:table-cell office:value-type="string" calcext:value-type="string">
            <text:p>Егор</text:p>
          </table:table-cell>
          <table:table-cell/>
          <table:table-cell office:value-type="string" calcext:value-type="string">
            <text:p>WhV@mail.ru</text:p>
          </table:table-cell>
          <table:table-cell/>
          <table:table-cell office:value-type="string" calcext:value-type="string">
            <text:p>01/30/14 08:51 PM</text:p>
          </table:table-cell>
        </table:table-row>
        <table:table-row table:style-name="ro1">
          <table:table-cell office:value-type="float" office:value="123402" calcext:value-type="float">
            <text:p>123402</text:p>
          </table:table-cell>
          <table:table-cell office:value-type="string" calcext:value-type="string">
            <text:p>Евгенова</text:p>
          </table:table-cell>
          <table:table-cell office:value-type="string" calcext:value-type="string">
            <text:p>Кристина</text:p>
          </table:table-cell>
          <table:table-cell/>
          <table:table-cell office:value-type="string" calcext:value-type="string">
            <text:p>YzIsNH@rambler.ru</text:p>
          </table:table-cell>
          <table:table-cell/>
          <table:table-cell office:value-type="string" calcext:value-type="string">
            <text:p>08/19/14 09:21 PM</text:p>
          </table:table-cell>
        </table:table-row>
        <table:table-row table:style-name="ro1">
          <table:table-cell office:value-type="float" office:value="123425" calcext:value-type="float">
            <text:p>123425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Яна</text:p>
          </table:table-cell>
          <table:table-cell/>
          <table:table-cell office:value-type="string" calcext:value-type="string">
            <text:p>LOcKz5@mail.ru</text:p>
          </table:table-cell>
          <table:table-cell office:value-type="float" office:value="9130459095" calcext:value-type="float">
            <text:p>9130459095</text:p>
          </table:table-cell>
          <table:table-cell office:value-type="string" calcext:value-type="string">
            <text:p>07/15/15 11:53 AM</text:p>
          </table:table-cell>
        </table:table-row>
        <table:table-row table:style-name="ro1">
          <table:table-cell office:value-type="float" office:value="123472" calcext:value-type="float">
            <text:p>123472</text:p>
          </table:table-cell>
          <table:table-cell/>
          <table:table-cell office:value-type="string" calcext:value-type="string">
            <text:p>Артём</text:p>
          </table:table-cell>
          <table:table-cell/>
          <table:table-cell office:value-type="string" calcext:value-type="string">
            <text:p>KdZv8GOg@gmail.com</text:p>
          </table:table-cell>
          <table:table-cell/>
          <table:table-cell office:value-type="string" calcext:value-type="string">
            <text:p>07/15/15 11:53 AM</text:p>
          </table:table-cell>
        </table:table-row>
        <table:table-row table:style-name="ro1">
          <table:table-cell office:value-type="float" office:value="123519" calcext:value-type="float">
            <text:p>123519</text:p>
          </table:table-cell>
          <table:table-cell office:value-type="string" calcext:value-type="string">
            <text:p>Олего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w7LbJ@mail.ru</text:p>
          </table:table-cell>
          <table:table-cell office:value-type="float" office:value="9682637710" calcext:value-type="float">
            <text:p>9682637710</text:p>
          </table:table-cell>
          <table:table-cell office:value-type="string" calcext:value-type="string">
            <text:p>08/20/14 01:34 AM</text:p>
          </table:table-cell>
        </table:table-row>
        <table:table-row table:style-name="ro1">
          <table:table-cell office:value-type="float" office:value="123738" calcext:value-type="float">
            <text:p>123738</text:p>
          </table:table-cell>
          <table:table-cell office:value-type="string" calcext:value-type="string">
            <text:p>Розова</text:p>
          </table:table-cell>
          <table:table-cell office:value-type="string" calcext:value-type="string">
            <text:p>Карина</text:p>
          </table:table-cell>
          <table:table-cell/>
          <table:table-cell office:value-type="string" calcext:value-type="string">
            <text:p>vGW@yandex.ru</text:p>
          </table:table-cell>
          <table:table-cell office:value-type="float" office:value="9047641346" calcext:value-type="float">
            <text:p>9047641346</text:p>
          </table:table-cell>
          <table:table-cell office:value-type="string" calcext:value-type="string">
            <text:p>07/15/15 11:54 AM</text:p>
          </table:table-cell>
        </table:table-row>
        <table:table-row table:style-name="ro1">
          <table:table-cell office:value-type="float" office:value="123764" calcext:value-type="float">
            <text:p>123764</text:p>
          </table:table-cell>
          <table:table-cell office:value-type="string" calcext:value-type="string">
            <text:p>Григорин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8jTI@yandex.ru</text:p>
          </table:table-cell>
          <table:table-cell office:value-type="float" office:value="9603137421" calcext:value-type="float">
            <text:p>9603137421</text:p>
          </table:table-cell>
          <table:table-cell office:value-type="string" calcext:value-type="string">
            <text:p>03/04/14 12:57 PM</text:p>
          </table:table-cell>
        </table:table-row>
        <table:table-row table:style-name="ro1">
          <table:table-cell office:value-type="float" office:value="123857" calcext:value-type="float">
            <text:p>123857</text:p>
          </table:table-cell>
          <table:table-cell/>
          <table:table-cell office:value-type="string" calcext:value-type="string">
            <text:p>Анатолий</text:p>
          </table:table-cell>
          <table:table-cell/>
          <table:table-cell office:value-type="string" calcext:value-type="string">
            <text:p>jhH@gmail.com</text:p>
          </table:table-cell>
          <table:table-cell/>
          <table:table-cell office:value-type="string" calcext:value-type="string">
            <text:p>07/15/15 11:54 AM</text:p>
          </table:table-cell>
        </table:table-row>
        <table:table-row table:style-name="ro1">
          <table:table-cell office:value-type="float" office:value="123909" calcext:value-type="float">
            <text:p>123909</text:p>
          </table:table-cell>
          <table:table-cell office:value-type="string" calcext:value-type="string">
            <text:p>Юрин</text:p>
          </table:table-cell>
          <table:table-cell office:value-type="string" calcext:value-type="string">
            <text:p>Арсений</text:p>
          </table:table-cell>
          <table:table-cell/>
          <table:table-cell office:value-type="string" calcext:value-type="string">
            <text:p>uSkEtMp@yahoo.de</text:p>
          </table:table-cell>
          <table:table-cell/>
          <table:table-cell office:value-type="string" calcext:value-type="string">
            <text:p>07/15/15 11:54 AM</text:p>
          </table:table-cell>
        </table:table-row>
        <table:table-row table:style-name="ro1">
          <table:table-cell office:value-type="float" office:value="124210" calcext:value-type="float">
            <text:p>124210</text:p>
          </table:table-cell>
          <table:table-cell office:value-type="string" calcext:value-type="string">
            <text:p>Максимов</text:p>
          </table:table-cell>
          <table:table-cell office:value-type="string" calcext:value-type="string">
            <text:p>Артур</text:p>
          </table:table-cell>
          <table:table-cell/>
          <table:table-cell office:value-type="string" calcext:value-type="string">
            <text:p>VypoPQ@list.ru</text:p>
          </table:table-cell>
          <table:table-cell/>
          <table:table-cell office:value-type="string" calcext:value-type="string">
            <text:p>07/15/15 11:55 AM</text:p>
          </table:table-cell>
        </table:table-row>
        <table:table-row table:style-name="ro1">
          <table:table-cell office:value-type="float" office:value="124465" calcext:value-type="float">
            <text:p>124465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Pg3O5@mail.ru</text:p>
          </table:table-cell>
          <table:table-cell office:value-type="float" office:value="79244443264" calcext:value-type="float">
            <text:p>79244443264</text:p>
          </table:table-cell>
          <table:table-cell office:value-type="string" calcext:value-type="string">
            <text:p>07/15/15 11:56 AM</text:p>
          </table:table-cell>
        </table:table-row>
        <table:table-row table:style-name="ro1">
          <table:table-cell office:value-type="float" office:value="124953" calcext:value-type="float">
            <text:p>124953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Мария</text:p>
          </table:table-cell>
          <table:table-cell/>
          <table:table-cell office:value-type="string" calcext:value-type="string">
            <text:p>RLVzyx@mail.ru</text:p>
          </table:table-cell>
          <table:table-cell/>
          <table:table-cell office:value-type="string" calcext:value-type="string">
            <text:p>06/26/14 01:34 PM</text:p>
          </table:table-cell>
        </table:table-row>
        <table:table-row table:style-name="ro1">
          <table:table-cell office:value-type="float" office:value="125250" calcext:value-type="float">
            <text:p>125250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WzN@mail.ru</text:p>
          </table:table-cell>
          <table:table-cell office:value-type="float" office:value="380669371763" calcext:value-type="float">
            <text:p>380669371763</text:p>
          </table:table-cell>
          <table:table-cell office:value-type="string" calcext:value-type="string">
            <text:p>07/15/15 11:57 AM</text:p>
          </table:table-cell>
        </table:table-row>
        <table:table-row table:style-name="ro1">
          <table:table-cell office:value-type="float" office:value="125286" calcext:value-type="float">
            <text:p>125286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QGuwo@mail.ru</text:p>
          </table:table-cell>
          <table:table-cell office:value-type="float" office:value="9218238827" calcext:value-type="float">
            <text:p>9218238827</text:p>
          </table:table-cell>
          <table:table-cell office:value-type="string" calcext:value-type="string">
            <text:p>07/15/15 11:57 AM</text:p>
          </table:table-cell>
        </table:table-row>
        <table:table-row table:style-name="ro1">
          <table:table-cell office:value-type="float" office:value="125517" calcext:value-type="float">
            <text:p>125517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Диана</text:p>
          </table:table-cell>
          <table:table-cell/>
          <table:table-cell office:value-type="string" calcext:value-type="string">
            <text:p>liNP@gmail.com</text:p>
          </table:table-cell>
          <table:table-cell office:value-type="float" office:value="4797421686" calcext:value-type="float">
            <text:p>4797421686</text:p>
          </table:table-cell>
          <table:table-cell office:value-type="string" calcext:value-type="string">
            <text:p>07/15/15 11:58 AM</text:p>
          </table:table-cell>
        </table:table-row>
        <table:table-row table:style-name="ro1">
          <table:table-cell office:value-type="float" office:value="125528" calcext:value-type="float">
            <text:p>125528</text:p>
          </table:table-cell>
          <table:table-cell office:value-type="string" calcext:value-type="string">
            <text:p>Игорев</text:p>
          </table:table-cell>
          <table:table-cell office:value-type="string" calcext:value-type="string">
            <text:p>Николай</text:p>
          </table:table-cell>
          <table:table-cell/>
          <table:table-cell office:value-type="string" calcext:value-type="string">
            <text:p>iiYC@bk.ru</text:p>
          </table:table-cell>
          <table:table-cell/>
          <table:table-cell office:value-type="string" calcext:value-type="string">
            <text:p>07/15/15 11:58 AM</text:p>
          </table:table-cell>
        </table:table-row>
        <table:table-row table:style-name="ro1">
          <table:table-cell office:value-type="float" office:value="125570" calcext:value-type="float">
            <text:p>125570</text:p>
          </table:table-cell>
          <table:table-cell office:value-type="string" calcext:value-type="string">
            <text:p>Алексеев</text:p>
          </table:table-cell>
          <table:table-cell office:value-type="string" calcext:value-type="string">
            <text:p>Степан</text:p>
          </table:table-cell>
          <table:table-cell/>
          <table:table-cell office:value-type="string" calcext:value-type="string">
            <text:p>ScFA@clamber.ru</text:p>
          </table:table-cell>
          <table:table-cell/>
          <table:table-cell office:value-type="string" calcext:value-type="string">
            <text:p>07/15/15 11:58 AM</text:p>
          </table:table-cell>
        </table:table-row>
        <table:table-row table:style-name="ro1">
          <table:table-cell office:value-type="float" office:value="125818" calcext:value-type="float">
            <text:p>125818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LOWK@ya.ru</text:p>
          </table:table-cell>
          <table:table-cell/>
          <table:table-cell office:value-type="string" calcext:value-type="string">
            <text:p>07/15/15 11:58 AM</text:p>
          </table:table-cell>
        </table:table-row>
        <table:table-row table:style-name="ro1">
          <table:table-cell office:value-type="float" office:value="125986" calcext:value-type="float">
            <text:p>125986</text:p>
          </table:table-cell>
          <table:table-cell office:value-type="string" calcext:value-type="string">
            <text:p>Соф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84W@gmail.com</text:p>
          </table:table-cell>
          <table:table-cell office:value-type="float" office:value="9211001169" calcext:value-type="float">
            <text:p>9211001169</text:p>
          </table:table-cell>
          <table:table-cell office:value-type="string" calcext:value-type="string">
            <text:p>07/15/15 11:58 AM</text:p>
          </table:table-cell>
        </table:table-row>
        <table:table-row table:style-name="ro1">
          <table:table-cell office:value-type="float" office:value="126022" calcext:value-type="float">
            <text:p>126022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Павел</text:p>
          </table:table-cell>
          <table:table-cell/>
          <table:table-cell office:value-type="string" calcext:value-type="string">
            <text:p>vegbROV@gmail.com</text:p>
          </table:table-cell>
          <table:table-cell/>
          <table:table-cell office:value-type="string" calcext:value-type="string">
            <text:p>07/15/15 11:58 AM</text:p>
          </table:table-cell>
        </table:table-row>
        <table:table-row table:style-name="ro1">
          <table:table-cell office:value-type="float" office:value="126035" calcext:value-type="float">
            <text:p>126035</text:p>
          </table:table-cell>
          <table:table-cell office:value-type="string" calcext:value-type="string">
            <text:p>Кристин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X2N2@yandex.ru</text:p>
          </table:table-cell>
          <table:table-cell/>
          <table:table-cell office:value-type="string" calcext:value-type="string">
            <text:p>12/30/14 11:01 PM</text:p>
          </table:table-cell>
        </table:table-row>
        <table:table-row table:style-name="ro1">
          <table:table-cell office:value-type="float" office:value="126112" calcext:value-type="float">
            <text:p>126112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Леонид</text:p>
          </table:table-cell>
          <table:table-cell/>
          <table:table-cell office:value-type="string" calcext:value-type="string">
            <text:p>ojD@yandex.ru</text:p>
          </table:table-cell>
          <table:table-cell/>
          <table:table-cell office:value-type="string" calcext:value-type="string">
            <text:p>07/15/15 11:59 AM</text:p>
          </table:table-cell>
        </table:table-row>
        <table:table-row table:style-name="ro1">
          <table:table-cell office:value-type="float" office:value="126228" calcext:value-type="float">
            <text:p>126228</text:p>
          </table:table-cell>
          <table:table-cell office:value-type="string" calcext:value-type="string">
            <text:p>Аннова</text:p>
          </table:table-cell>
          <table:table-cell office:value-type="string" calcext:value-type="string">
            <text:p>Лариса</text:p>
          </table:table-cell>
          <table:table-cell/>
          <table:table-cell office:value-type="string" calcext:value-type="string">
            <text:p>Q5Q6lJMG@gmail.com</text:p>
          </table:table-cell>
          <table:table-cell/>
          <table:table-cell office:value-type="string" calcext:value-type="string">
            <text:p>07/15/15 11:59 AM</text:p>
          </table:table-cell>
        </table:table-row>
        <table:table-row table:style-name="ro1">
          <table:table-cell office:value-type="float" office:value="126286" calcext:value-type="float">
            <text:p>126286</text:p>
          </table:table-cell>
          <table:table-cell office:value-type="string" calcext:value-type="string">
            <text:p>Вероникова </text:p>
          </table:table-cell>
          <table:table-cell office:value-type="string" calcext:value-type="string">
            <text:p>Лера</text:p>
          </table:table-cell>
          <table:table-cell office:value-type="string" calcext:value-type="string">
            <text:p>Николаевна</text:p>
          </table:table-cell>
          <table:table-cell office:value-type="string" calcext:value-type="string">
            <text:p>6wiKje@sheremetev.info</text:p>
          </table:table-cell>
          <table:table-cell/>
          <table:table-cell office:value-type="string" calcext:value-type="string">
            <text:p>05/17/21 12:00 AM</text:p>
          </table:table-cell>
        </table:table-row>
        <table:table-row table:style-name="ro1">
          <table:table-cell office:value-type="float" office:value="126309" calcext:value-type="float">
            <text:p>126309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Филипп</text:p>
          </table:table-cell>
          <table:table-cell/>
          <table:table-cell office:value-type="string" calcext:value-type="string">
            <text:p>DCRJxd@mail.ru</text:p>
          </table:table-cell>
          <table:table-cell/>
          <table:table-cell office:value-type="string" calcext:value-type="string">
            <text:p>07/15/15 11:59 AM</text:p>
          </table:table-cell>
        </table:table-row>
        <table:table-row table:style-name="ro1">
          <table:table-cell office:value-type="float" office:value="126314" calcext:value-type="float">
            <text:p>126314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Юрий</text:p>
          </table:table-cell>
          <table:table-cell/>
          <table:table-cell office:value-type="string" calcext:value-type="string">
            <text:p>fPLem@list.ru</text:p>
          </table:table-cell>
          <table:table-cell/>
          <table:table-cell office:value-type="string" calcext:value-type="string">
            <text:p>11/05/14 06:14 AM</text:p>
          </table:table-cell>
        </table:table-row>
        <table:table-row table:style-name="ro1">
          <table:table-cell office:value-type="float" office:value="126388" calcext:value-type="float">
            <text:p>126388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Людмила</text:p>
          </table:table-cell>
          <table:table-cell/>
          <table:table-cell office:value-type="string" calcext:value-type="string">
            <text:p>OGRa@mail.ru</text:p>
          </table:table-cell>
          <table:table-cell office:value-type="float" office:value="9268776912" calcext:value-type="float">
            <text:p>9268776912</text:p>
          </table:table-cell>
          <table:table-cell office:value-type="string" calcext:value-type="string">
            <text:p>07/15/15 11:59 AM</text:p>
          </table:table-cell>
        </table:table-row>
        <table:table-row table:style-name="ro1">
          <table:table-cell office:value-type="float" office:value="126542" calcext:value-type="float">
            <text:p>126542</text:p>
          </table:table-cell>
          <table:table-cell/>
          <table:table-cell office:value-type="string" calcext:value-type="string">
            <text:p>Глеб</text:p>
          </table:table-cell>
          <table:table-cell/>
          <table:table-cell office:value-type="string" calcext:value-type="string">
            <text:p>RyX@mail.ru</text:p>
          </table:table-cell>
          <table:table-cell/>
          <table:table-cell office:value-type="string" calcext:value-type="string">
            <text:p>07/15/15 12:00 PM</text:p>
          </table:table-cell>
        </table:table-row>
        <table:table-row table:style-name="ro1">
          <table:table-cell office:value-type="float" office:value="126624" calcext:value-type="float">
            <text:p>126624</text:p>
          </table:table-cell>
          <table:table-cell office:value-type="string" calcext:value-type="string">
            <text:p>Романо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aPL@mail.ru</text:p>
          </table:table-cell>
          <table:table-cell/>
          <table:table-cell office:value-type="string" calcext:value-type="string">
            <text:p>07/15/15 12:01 PM</text:p>
          </table:table-cell>
        </table:table-row>
        <table:table-row table:style-name="ro1">
          <table:table-cell office:value-type="float" office:value="126706" calcext:value-type="float">
            <text:p>126706</text:p>
          </table:table-cell>
          <table:table-cell office:value-type="string" calcext:value-type="string">
            <text:p>Даниилин</text:p>
          </table:table-cell>
          <table:table-cell office:value-type="string" calcext:value-type="string">
            <text:p>Руслан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RpwVenl@yandex.ru</text:p>
          </table:table-cell>
          <table:table-cell office:value-type="float" office:value="9151221938" calcext:value-type="float">
            <text:p>9151221938</text:p>
          </table:table-cell>
          <table:table-cell office:value-type="string" calcext:value-type="string">
            <text:p>07/15/15 12:01 PM</text:p>
          </table:table-cell>
        </table:table-row>
        <table:table-row table:style-name="ro1">
          <table:table-cell office:value-type="float" office:value="126771" calcext:value-type="float">
            <text:p>126771</text:p>
          </table:table-cell>
          <table:table-cell office:value-type="string" calcext:value-type="string">
            <text:p>Али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PnALLn@mail.ru</text:p>
          </table:table-cell>
          <table:table-cell office:value-type="float" office:value="9255071597" calcext:value-type="float">
            <text:p>9255071597</text:p>
          </table:table-cell>
          <table:table-cell office:value-type="string" calcext:value-type="string">
            <text:p>07/15/15 12:01 PM</text:p>
          </table:table-cell>
        </table:table-row>
        <table:table-row table:style-name="ro1">
          <table:table-cell office:value-type="float" office:value="126909" calcext:value-type="float">
            <text:p>126909</text:p>
          </table:table-cell>
          <table:table-cell office:value-type="string" calcext:value-type="string">
            <text:p>Никова</text:p>
          </table:table-cell>
          <table:table-cell office:value-type="string" calcext:value-type="string">
            <text:p>Анна</text:p>
          </table:table-cell>
          <table:table-cell/>
          <table:table-cell office:value-type="string" calcext:value-type="string">
            <text:p>ZF3Lje@mail.ru</text:p>
          </table:table-cell>
          <table:table-cell/>
          <table:table-cell office:value-type="string" calcext:value-type="string">
            <text:p>07/15/15 12:01 PM</text:p>
          </table:table-cell>
        </table:table-row>
        <table:table-row table:style-name="ro1">
          <table:table-cell office:value-type="float" office:value="127066" calcext:value-type="float">
            <text:p>127066</text:p>
          </table:table-cell>
          <table:table-cell office:value-type="string" calcext:value-type="string">
            <text:p>Оксанова</text:p>
          </table:table-cell>
          <table:table-cell office:value-type="string" calcext:value-type="string">
            <text:p>Алёна</text:p>
          </table:table-cell>
          <table:table-cell/>
          <table:table-cell office:value-type="string" calcext:value-type="string">
            <text:p>w5j@mail.ru</text:p>
          </table:table-cell>
          <table:table-cell/>
          <table:table-cell office:value-type="string" calcext:value-type="string">
            <text:p>07/15/15 12:02 PM</text:p>
          </table:table-cell>
        </table:table-row>
        <table:table-row table:style-name="ro1">
          <table:table-cell office:value-type="float" office:value="127069" calcext:value-type="float">
            <text:p>127069</text:p>
          </table:table-cell>
          <table:table-cell/>
          <table:table-cell office:value-type="string" calcext:value-type="string">
            <text:p>Владислав</text:p>
          </table:table-cell>
          <table:table-cell/>
          <table:table-cell office:value-type="string" calcext:value-type="string">
            <text:p>IGlEqXQu@rambler.ru</text:p>
          </table:table-cell>
          <table:table-cell/>
          <table:table-cell office:value-type="string" calcext:value-type="string">
            <text:p>07/15/15 12:02 PM</text:p>
          </table:table-cell>
        </table:table-row>
        <table:table-row table:style-name="ro1">
          <table:table-cell office:value-type="float" office:value="127092" calcext:value-type="float">
            <text:p>127092</text:p>
          </table:table-cell>
          <table:table-cell office:value-type="string" calcext:value-type="string">
            <text:p>Иннова</text:p>
          </table:table-cell>
          <table:table-cell office:value-type="string" calcext:value-type="string">
            <text:p>Жанна</text:p>
          </table:table-cell>
          <table:table-cell/>
          <table:table-cell office:value-type="string" calcext:value-type="string">
            <text:p>LqjULcq@mail.ru</text:p>
          </table:table-cell>
          <table:table-cell/>
          <table:table-cell office:value-type="string" calcext:value-type="string">
            <text:p>08/07/14 05:59 PM</text:p>
          </table:table-cell>
        </table:table-row>
        <table:table-row table:style-name="ro1">
          <table:table-cell office:value-type="float" office:value="127097" calcext:value-type="float">
            <text:p>127097</text:p>
          </table:table-cell>
          <table:table-cell office:value-type="string" calcext:value-type="string">
            <text:p>Янова</text:p>
          </table:table-cell>
          <table:table-cell office:value-type="string" calcext:value-type="string">
            <text:p>Надежда</text:p>
          </table:table-cell>
          <table:table-cell/>
          <table:table-cell office:value-type="string" calcext:value-type="string">
            <text:p>17mK@mail.ru</text:p>
          </table:table-cell>
          <table:table-cell office:value-type="float" office:value="9219397362" calcext:value-type="float">
            <text:p>9219397362</text:p>
          </table:table-cell>
          <table:table-cell office:value-type="string" calcext:value-type="string">
            <text:p>07/15/15 12:02 PM</text:p>
          </table:table-cell>
        </table:table-row>
        <table:table-row table:style-name="ro1">
          <table:table-cell office:value-type="float" office:value="127184" calcext:value-type="float">
            <text:p>127184</text:p>
          </table:table-cell>
          <table:table-cell office:value-type="string" calcext:value-type="string">
            <text:p>Екатеринова</text:p>
          </table:table-cell>
          <table:table-cell office:value-type="string" calcext:value-type="string">
            <text:p>Мила</text:p>
          </table:table-cell>
          <table:table-cell/>
          <table:table-cell office:value-type="string" calcext:value-type="string">
            <text:p>YrWW@yandex.ru</text:p>
          </table:table-cell>
          <table:table-cell/>
          <table:table-cell office:value-type="string" calcext:value-type="string">
            <text:p>07/15/15 12:02 PM</text:p>
          </table:table-cell>
        </table:table-row>
        <table:table-row table:style-name="ro1">
          <table:table-cell office:value-type="float" office:value="127278" calcext:value-type="float">
            <text:p>127278</text:p>
          </table:table-cell>
          <table:table-cell office:value-type="string" calcext:value-type="string">
            <text:p>Ольгова</text:p>
          </table:table-cell>
          <table:table-cell office:value-type="string" calcext:value-type="string">
            <text:p>Елизавета</text:p>
          </table:table-cell>
          <table:table-cell/>
          <table:table-cell office:value-type="string" calcext:value-type="string">
            <text:p>wiipe7@gmail.com</text:p>
          </table:table-cell>
          <table:table-cell/>
          <table:table-cell office:value-type="string" calcext:value-type="string">
            <text:p>07/15/15 12:03 PM</text:p>
          </table:table-cell>
        </table:table-row>
        <table:table-row table:style-name="ro1">
          <table:table-cell office:value-type="float" office:value="127313" calcext:value-type="float">
            <text:p>127313</text:p>
          </table:table-cell>
          <table:table-cell office:value-type="string" calcext:value-type="string">
            <text:p>Елизаветова</text:p>
          </table:table-cell>
          <table:table-cell office:value-type="string" calcext:value-type="string">
            <text:p>Соня</text:p>
          </table:table-cell>
          <table:table-cell/>
          <table:table-cell office:value-type="string" calcext:value-type="string">
            <text:p>i4vA7pu2@mail.ru</text:p>
          </table:table-cell>
          <table:table-cell/>
          <table:table-cell office:value-type="string" calcext:value-type="string">
            <text:p>07/15/15 12:03 PM</text:p>
          </table:table-cell>
        </table:table-row>
        <table:table-row table:style-name="ro1">
          <table:table-cell office:value-type="float" office:value="127413" calcext:value-type="float">
            <text:p>127413</text:p>
          </table:table-cell>
          <table:table-cell office:value-type="string" calcext:value-type="string">
            <text:p>Анатольев</text:p>
          </table:table-cell>
          <table:table-cell office:value-type="string" calcext:value-type="string">
            <text:p>Марк</text:p>
          </table:table-cell>
          <table:table-cell/>
          <table:table-cell office:value-type="string" calcext:value-type="string">
            <text:p>qx8G6h@mail.ru</text:p>
          </table:table-cell>
          <table:table-cell/>
          <table:table-cell office:value-type="string" calcext:value-type="string">
            <text:p>07/15/15 12:03 PM</text:p>
          </table:table-cell>
        </table:table-row>
        <table:table-row table:style-name="ro1">
          <table:table-cell office:value-type="float" office:value="127510" calcext:value-type="float">
            <text:p>127510</text:p>
          </table:table-cell>
          <table:table-cell office:value-type="string" calcext:value-type="string">
            <text:p>Матвеев</text:p>
          </table:table-cell>
          <table:table-cell office:value-type="string" calcext:value-type="string">
            <text:p>Борис</text:p>
          </table:table-cell>
          <table:table-cell/>
          <table:table-cell office:value-type="string" calcext:value-type="string">
            <text:p>bn588Uu@mail.ru</text:p>
          </table:table-cell>
          <table:table-cell/>
          <table:table-cell office:value-type="string" calcext:value-type="string">
            <text:p>07/15/15 12:03 PM</text:p>
          </table:table-cell>
        </table:table-row>
        <table:table-row table:style-name="ro1">
          <table:table-cell office:value-type="float" office:value="127669" calcext:value-type="float">
            <text:p>127669</text:p>
          </table:table-cell>
          <table:table-cell/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Aiu3kl@email.dk</text:p>
          </table:table-cell>
          <table:table-cell/>
          <table:table-cell office:value-type="string" calcext:value-type="string">
            <text:p>07/15/15 12:04 PM</text:p>
          </table:table-cell>
        </table:table-row>
        <table:table-row table:style-name="ro1">
          <table:table-cell office:value-type="float" office:value="127720" calcext:value-type="float">
            <text:p>127720</text:p>
          </table:table-cell>
          <table:table-cell office:value-type="string" calcext:value-type="string">
            <text:p>Каринова</text:p>
          </table:table-cell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2kY1@yandex.ru</text:p>
          </table:table-cell>
          <table:table-cell/>
          <table:table-cell office:value-type="string" calcext:value-type="string">
            <text:p>07/15/15 12:04 PM</text:p>
          </table:table-cell>
        </table:table-row>
        <table:table-row table:style-name="ro1">
          <table:table-cell office:value-type="float" office:value="127787" calcext:value-type="float">
            <text:p>127787</text:p>
          </table:table-cell>
          <table:table-cell office:value-type="string" calcext:value-type="string">
            <text:p>Никитин</text:p>
          </table:table-cell>
          <table:table-cell office:value-type="string" calcext:value-type="string">
            <text:p>Вячеслав</text:p>
          </table:table-cell>
          <table:table-cell/>
          <table:table-cell office:value-type="string" calcext:value-type="string">
            <text:p>aHorC@mail.ru</text:p>
          </table:table-cell>
          <table:table-cell/>
          <table:table-cell office:value-type="string" calcext:value-type="string">
            <text:p>07/15/15 12:04 PM</text:p>
          </table:table-cell>
        </table:table-row>
        <table:table-row table:style-name="ro1">
          <table:table-cell office:value-type="float" office:value="128244" calcext:value-type="float">
            <text:p>128244</text:p>
          </table:table-cell>
          <table:table-cell office:value-type="string" calcext:value-type="string">
            <text:p>Ильинов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Cwo34t@gmail.com</text:p>
          </table:table-cell>
          <table:table-cell office:value-type="float" office:value="380991457740" calcext:value-type="float">
            <text:p>380991457740</text:p>
          </table:table-cell>
          <table:table-cell office:value-type="string" calcext:value-type="string">
            <text:p>07/15/15 12:05 PM</text:p>
          </table:table-cell>
        </table:table-row>
        <table:table-row table:style-name="ro1">
          <table:table-cell office:value-type="float" office:value="128286" calcext:value-type="float">
            <text:p>128286</text:p>
          </table:table-cell>
          <table:table-cell office:value-type="string" calcext:value-type="string">
            <text:p>Евгенин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3StJHc9P@gmail.com</text:p>
          </table:table-cell>
          <table:table-cell/>
          <table:table-cell office:value-type="string" calcext:value-type="string">
            <text:p>07/15/15 12:05 PM</text:p>
          </table:table-cell>
        </table:table-row>
        <table:table-row table:style-name="ro1">
          <table:table-cell office:value-type="float" office:value="128297" calcext:value-type="float">
            <text:p>128297</text:p>
          </table:table-cell>
          <table:table-cell office:value-type="string" calcext:value-type="string">
            <text:p>Вадимов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oHtPIAs@gmail.com</text:p>
          </table:table-cell>
          <table:table-cell/>
          <table:table-cell office:value-type="string" calcext:value-type="string">
            <text:p>10/28/14 09:02 AM</text:p>
          </table:table-cell>
        </table:table-row>
        <table:table-row table:style-name="ro1">
          <table:table-cell office:value-type="float" office:value="128311" calcext:value-type="float">
            <text:p>128311</text:p>
          </table:table-cell>
          <table:table-cell office:value-type="string" calcext:value-type="string">
            <text:p>Валерова</text:p>
          </table:table-cell>
          <table:table-cell office:value-type="string" calcext:value-type="string">
            <text:p>Татьяна</text:p>
          </table:table-cell>
          <table:table-cell/>
          <table:table-cell office:value-type="string" calcext:value-type="string">
            <text:p>4XZsO3N@yandex.ru</text:p>
          </table:table-cell>
          <table:table-cell office:value-type="float" office:value="9032281619" calcext:value-type="float">
            <text:p>9032281619</text:p>
          </table:table-cell>
          <table:table-cell office:value-type="string" calcext:value-type="string">
            <text:p>07/15/15 12:05 PM</text:p>
          </table:table-cell>
        </table:table-row>
        <table:table-row table:style-name="ro1">
          <table:table-cell office:value-type="float" office:value="128532" calcext:value-type="float">
            <text:p>128532</text:p>
          </table:table-cell>
          <table:table-cell/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iZuz@mail.ru</text:p>
          </table:table-cell>
          <table:table-cell/>
          <table:table-cell office:value-type="string" calcext:value-type="string">
            <text:p>07/15/15 12:05 PM</text:p>
          </table:table-cell>
        </table:table-row>
        <table:table-row table:style-name="ro1">
          <table:table-cell office:value-type="float" office:value="128535" calcext:value-type="float">
            <text:p>128535</text:p>
          </table:table-cell>
          <table:table-cell office:value-type="string" calcext:value-type="string">
            <text:p>Полинова</text:p>
          </table:table-cell>
          <table:table-cell office:value-type="string" calcext:value-type="string">
            <text:p>Светлана</text:p>
          </table:table-cell>
          <table:table-cell/>
          <table:table-cell office:value-type="string" calcext:value-type="string">
            <text:p>xo6@yandex.ru</text:p>
          </table:table-cell>
          <table:table-cell/>
          <table:table-cell office:value-type="string" calcext:value-type="string">
            <text:p>07/15/15 12:05 PM</text:p>
          </table:table-cell>
        </table:table-row>
        <table:table-row table:style-name="ro1">
          <table:table-cell office:value-type="float" office:value="128546" calcext:value-type="float">
            <text:p>128546</text:p>
          </table:table-cell>
          <table:table-cell/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bdpLF@gmail.com</text:p>
          </table:table-cell>
          <table:table-cell/>
          <table:table-cell office:value-type="string" calcext:value-type="string">
            <text:p>07/15/15 12:05 PM</text:p>
          </table:table-cell>
        </table:table-row>
        <table:table-row table:style-name="ro1">
          <table:table-cell office:value-type="float" office:value="128559" calcext:value-type="float">
            <text:p>128559</text:p>
          </table:table-cell>
          <table:table-cell office:value-type="string" calcext:value-type="string">
            <text:p>Татьянова</text:p>
          </table:table-cell>
          <table:table-cell office:value-type="string" calcext:value-type="string">
            <text:p>Софья</text:p>
          </table:table-cell>
          <table:table-cell/>
          <table:table-cell office:value-type="string" calcext:value-type="string">
            <text:p>wTKg@yandex.ru</text:p>
          </table:table-cell>
          <table:table-cell/>
          <table:table-cell office:value-type="string" calcext:value-type="string">
            <text:p>07/15/15 12:05 PM</text:p>
          </table:table-cell>
        </table:table-row>
        <table:table-row table:style-name="ro1">
          <table:table-cell office:value-type="float" office:value="128670" calcext:value-type="float">
            <text:p>128670</text:p>
          </table:table-cell>
          <table:table-cell office:value-type="string" calcext:value-type="string">
            <text:p>Александров</text:p>
          </table:table-cell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JQ3@yandex.ru</text:p>
          </table:table-cell>
          <table:table-cell/>
          <table:table-cell office:value-type="string" calcext:value-type="string">
            <text:p>07/15/15 12:06 PM</text:p>
          </table:table-cell>
        </table:table-row>
        <table:table-row table:style-name="ro1">
          <table:table-cell office:value-type="float" office:value="128673" calcext:value-type="float">
            <text:p>128673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Дмитрий</text:p>
          </table:table-cell>
          <table:table-cell/>
          <table:table-cell office:value-type="string" calcext:value-type="string">
            <text:p>HBQ@mail.ru</text:p>
          </table:table-cell>
          <table:table-cell/>
          <table:table-cell office:value-type="string" calcext:value-type="string">
            <text:p>02/03/14 02:42 PM</text:p>
          </table:table-cell>
        </table:table-row>
        <table:table-row table:style-name="ro1">
          <table:table-cell office:value-type="float" office:value="128744" calcext:value-type="float">
            <text:p>128744</text:p>
          </table:table-cell>
          <table:table-cell office:value-type="string" calcext:value-type="string">
            <text:p>Василин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Филиппович</text:p>
          </table:table-cell>
          <table:table-cell office:value-type="string" calcext:value-type="string">
            <text:p>Njv5@gmail.com</text:p>
          </table:table-cell>
          <table:table-cell office:value-type="float" office:value="832332239019" calcext:value-type="float">
            <text:p>832332239019</text:p>
          </table:table-cell>
          <table:table-cell office:value-type="string" calcext:value-type="string">
            <text:p>01/25/14 03:40 PM</text:p>
          </table:table-cell>
        </table:table-row>
        <table:table-row table:style-name="ro1">
          <table:table-cell office:value-type="float" office:value="128801" calcext:value-type="float">
            <text:p>128801</text:p>
          </table:table-cell>
          <table:table-cell office:value-type="string" calcext:value-type="string">
            <text:p>Любова</text:p>
          </table:table-cell>
          <table:table-cell office:value-type="string" calcext:value-type="string">
            <text:p>Евгения</text:p>
          </table:table-cell>
          <table:table-cell/>
          <table:table-cell office:value-type="string" calcext:value-type="string">
            <text:p>JuAs@mail.ru</text:p>
          </table:table-cell>
          <table:table-cell office:value-type="float" office:value="7052401320" calcext:value-type="float">
            <text:p>7052401320</text:p>
          </table:table-cell>
          <table:table-cell office:value-type="string" calcext:value-type="string">
            <text:p>07/15/15 12:06 PM</text:p>
          </table:table-cell>
        </table:table-row>
        <table:table-row table:style-name="ro1">
          <table:table-cell office:value-type="float" office:value="128853" calcext:value-type="float">
            <text:p>128853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Евгений</text:p>
          </table:table-cell>
          <table:table-cell/>
          <table:table-cell office:value-type="string" calcext:value-type="string">
            <text:p>z7uUCJ7@mail.ru</text:p>
          </table:table-cell>
          <table:table-cell office:value-type="float" office:value="77772209495" calcext:value-type="float">
            <text:p>77772209495</text:p>
          </table:table-cell>
          <table:table-cell office:value-type="string" calcext:value-type="string">
            <text:p>07/15/15 12:06 PM</text:p>
          </table:table-cell>
        </table:table-row>
        <table:table-row table:style-name="ro1">
          <table:table-cell office:value-type="float" office:value="128895" calcext:value-type="float">
            <text:p>128895</text:p>
          </table:table-cell>
          <table:table-cell office:value-type="string" calcext:value-type="string">
            <text:p>Маргаритова</text:p>
          </table:table-cell>
          <table:table-cell office:value-type="string" calcext:value-type="string">
            <text:p>Роза</text:p>
          </table:table-cell>
          <table:table-cell/>
          <table:table-cell office:value-type="string" calcext:value-type="string">
            <text:p>p3y2p@yandex.ru</text:p>
          </table:table-cell>
          <table:table-cell office:value-type="float" office:value="9154531667" calcext:value-type="float">
            <text:p>9154531667</text:p>
          </table:table-cell>
          <table:table-cell office:value-type="string" calcext:value-type="string">
            <text:p>07/15/15 12:06 PM</text:p>
          </table:table-cell>
        </table:table-row>
        <table:table-row table:style-name="ro1">
          <table:table-cell office:value-type="float" office:value="129046" calcext:value-type="float">
            <text:p>129046</text:p>
          </table:table-cell>
          <table:table-cell office:value-type="string" calcext:value-type="string">
            <text:p>Валентинова</text:p>
          </table:table-cell>
          <table:table-cell office:value-type="string" calcext:value-type="string">
            <text:p>Алиса</text:p>
          </table:table-cell>
          <table:table-cell/>
          <table:table-cell office:value-type="string" calcext:value-type="string">
            <text:p>hGr@mail.ru</text:p>
          </table:table-cell>
          <table:table-cell office:value-type="float" office:value="7773545688" calcext:value-type="float">
            <text:p>7773545688</text:p>
          </table:table-cell>
          <table:table-cell office:value-type="string" calcext:value-type="string">
            <text:p>07/15/15 12:07 PM</text:p>
          </table:table-cell>
        </table:table-row>
        <table:table-row table:style-name="ro1">
          <table:table-cell office:value-type="float" office:value="129077" calcext:value-type="float">
            <text:p>129077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Владимир</text:p>
          </table:table-cell>
          <table:table-cell/>
          <table:table-cell office:value-type="string" calcext:value-type="string">
            <text:p>LInsC@mail.ru</text:p>
          </table:table-cell>
          <table:table-cell office:value-type="float" office:value="375291431309" calcext:value-type="float">
            <text:p>375291431309</text:p>
          </table:table-cell>
          <table:table-cell office:value-type="string" calcext:value-type="string">
            <text:p>07/15/15 12:07 PM</text:p>
          </table:table-cell>
        </table:table-row>
        <table:table-row table:style-name="ro1">
          <table:table-cell office:value-type="float" office:value="129122" calcext:value-type="float">
            <text:p>129122</text:p>
          </table:table-cell>
          <table:table-cell office:value-type="string" calcext:value-type="string">
            <text:p>Марова</text:p>
          </table:table-cell>
          <table:table-cell office:value-type="string" calcext:value-type="string">
            <text:p>Милана</text:p>
          </table:table-cell>
          <table:table-cell/>
          <table:table-cell office:value-type="string" calcext:value-type="string">
            <text:p>NtWXKrns@gmail.com</text:p>
          </table:table-cell>
          <table:table-cell office:value-type="float" office:value="79196371449" calcext:value-type="float">
            <text:p>79196371449</text:p>
          </table:table-cell>
          <table:table-cell office:value-type="string" calcext:value-type="string">
            <text:p>07/15/15 12:07 PM</text:p>
          </table:table-cell>
        </table:table-row>
        <table:table-row table:style-name="ro1">
          <table:table-cell office:value-type="float" office:value="129169" calcext:value-type="float">
            <text:p>129169</text:p>
          </table:table-cell>
          <table:table-cell office:value-type="string" calcext:value-type="string">
            <text:p>Тимуров</text:p>
          </table:table-cell>
          <table:table-cell office:value-type="string" calcext:value-type="string">
            <text:p>Виктор</text:p>
          </table:table-cell>
          <table:table-cell/>
          <table:table-cell office:value-type="string" calcext:value-type="string">
            <text:p>wpYilS@yandex.ru</text:p>
          </table:table-cell>
          <table:table-cell office:value-type="float" office:value="792691110" calcext:value-type="float">
            <text:p>792691110</text:p>
          </table:table-cell>
          <table:table-cell office:value-type="string" calcext:value-type="string">
            <text:p>07/15/15 12:07 PM</text:p>
          </table:table-cell>
        </table:table-row>
        <table:table-row table:style-name="ro1">
          <table:table-cell office:value-type="float" office:value="129203" calcext:value-type="float">
            <text:p>129203</text:p>
          </table:table-cell>
          <table:table-cell office:value-type="string" calcext:value-type="string">
            <text:p>Владиславо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Игоревич</text:p>
          </table:table-cell>
          <table:table-cell office:value-type="string" calcext:value-type="string">
            <text:p>x1d@mail.ru</text:p>
          </table:table-cell>
          <table:table-cell/>
          <table:table-cell office:value-type="string" calcext:value-type="string">
            <text:p>07/15/15 12:07 PM</text:p>
          </table:table-cell>
        </table:table-row>
        <table:table-row table:style-name="ro1">
          <table:table-cell office:value-type="float" office:value="129318" calcext:value-type="float">
            <text:p>129318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Григорий</text:p>
          </table:table-cell>
          <table:table-cell/>
          <table:table-cell office:value-type="string" calcext:value-type="string">
            <text:p>nB2m@bk.ru</text:p>
          </table:table-cell>
          <table:table-cell office:value-type="float" office:value="9147901103" calcext:value-type="float">
            <text:p>9147901103</text:p>
          </table:table-cell>
          <table:table-cell office:value-type="string" calcext:value-type="string">
            <text:p>07/15/15 12:07 PM</text:p>
          </table:table-cell>
        </table:table-row>
        <table:table-row table:style-name="ro1">
          <table:table-cell office:value-type="float" office:value="129328" calcext:value-type="float">
            <text:p>129328</text:p>
          </table:table-cell>
          <table:table-cell office:value-type="string" calcext:value-type="string">
            <text:p>Галинова</text:p>
          </table:table-cell>
          <table:table-cell office:value-type="string" calcext:value-type="string">
            <text:p>София</text:p>
          </table:table-cell>
          <table:table-cell/>
          <table:table-cell office:value-type="string" calcext:value-type="string">
            <text:p>ZkehZk1@yandex.ru</text:p>
          </table:table-cell>
          <table:table-cell/>
          <table:table-cell office:value-type="string" calcext:value-type="string">
            <text:p>07/15/15 12:07 PM</text:p>
          </table:table-cell>
        </table:table-row>
        <table:table-row table:style-name="ro1">
          <table:table-cell office:value-type="float" office:value="129341" calcext:value-type="float">
            <text:p>129341</text:p>
          </table:table-cell>
          <table:table-cell/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ywt99@mail.ru</text:p>
          </table:table-cell>
          <table:table-cell/>
          <table:table-cell office:value-type="string" calcext:value-type="string">
            <text:p>12/16/14 08:56 AM</text:p>
          </table:table-cell>
        </table:table-row>
        <table:table-row table:style-name="ro1">
          <table:table-cell office:value-type="float" office:value="129348" calcext:value-type="float">
            <text:p>129348</text:p>
          </table:table-cell>
          <table:table-cell office:value-type="string" calcext:value-type="string">
            <text:p>Андреев</text:p>
          </table:table-cell>
          <table:table-cell office:value-type="string" calcext:value-type="string">
            <text:p>Сергей</text:p>
          </table:table-cell>
          <table:table-cell/>
          <table:table-cell office:value-type="string" calcext:value-type="string">
            <text:p>Lw6cDZf@gmail.com</text:p>
          </table:table-cell>
          <table:table-cell/>
          <table:table-cell office:value-type="string" calcext:value-type="string">
            <text:p>07/15/15 12:08 PM</text:p>
          </table:table-cell>
        </table:table-row>
        <table:table-row table:style-name="ro1">
          <table:table-cell office:value-type="float" office:value="129742" calcext:value-type="float">
            <text:p>129742</text:p>
          </table:table-cell>
          <table:table-cell office:value-type="string" calcext:value-type="string">
            <text:p>Викторова</text:p>
          </table:table-cell>
          <table:table-cell office:value-type="string" calcext:value-type="string">
            <text:p>Виталия</text:p>
          </table:table-cell>
          <table:table-cell/>
          <table:table-cell office:value-type="string" calcext:value-type="string">
            <text:p>jK0i@mail.ru</text:p>
          </table:table-cell>
          <table:table-cell office:value-type="float" office:value="9149301961" calcext:value-type="float">
            <text:p>9149301961</text:p>
          </table:table-cell>
          <table:table-cell office:value-type="string" calcext:value-type="string">
            <text:p>07/15/15 12:09 PM</text:p>
          </table:table-cell>
        </table:table-row>
        <table:table-row table:style-name="ro1">
          <table:table-cell office:value-type="float" office:value="129898" calcext:value-type="float">
            <text:p>129898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TrvAKX@mail.ru</text:p>
          </table:table-cell>
          <table:table-cell/>
          <table:table-cell office:value-type="string" calcext:value-type="string">
            <text:p>07/15/15 12:10 PM</text:p>
          </table:table-cell>
        </table:table-row>
        <table:table-row table:style-name="ro1">
          <table:table-cell office:value-type="float" office:value="130171" calcext:value-type="float">
            <text:p>130171</text:p>
          </table:table-cell>
          <table:table-cell office:value-type="string" calcext:value-type="string">
            <text:p>Лерова</text:p>
          </table:table-cell>
          <table:table-cell office:value-type="string" calcext:value-type="string">
            <text:p>Евгения</text:p>
          </table:table-cell>
          <table:table-cell office:value-type="string" calcext:value-type="string">
            <text:p>Ивановна</text:p>
          </table:table-cell>
          <table:table-cell office:value-type="string" calcext:value-type="string">
            <text:p>6MUyIF9M@yandex.ru</text:p>
          </table:table-cell>
          <table:table-cell office:value-type="float" office:value="79128877095" calcext:value-type="float">
            <text:p>79128877095</text:p>
          </table:table-cell>
          <table:table-cell office:value-type="string" calcext:value-type="string">
            <text:p>07/15/15 12:11 PM</text:p>
          </table:table-cell>
        </table:table-row>
        <table:table-row table:style-name="ro1">
          <table:table-cell office:value-type="float" office:value="130192" calcext:value-type="float">
            <text:p>130192</text:p>
          </table:table-cell>
          <table:table-cell office:value-type="string" calcext:value-type="string">
            <text:p>Светланова</text:p>
          </table:table-cell>
          <table:table-cell office:value-type="string" calcext:value-type="string">
            <text:p>Елена</text:p>
          </table:table-cell>
          <table:table-cell/>
          <table:table-cell office:value-type="string" calcext:value-type="string">
            <text:p>ySYW6h@ukr.net</text:p>
          </table:table-cell>
          <table:table-cell/>
          <table:table-cell office:value-type="string" calcext:value-type="string">
            <text:p>07/15/15 12:11 PM</text:p>
          </table:table-cell>
        </table:table-row>
        <table:table-row table:style-name="ro1">
          <table:table-cell office:value-type="float" office:value="130232" calcext:value-type="float">
            <text:p>130232</text:p>
          </table:table-cell>
          <table:table-cell office:value-type="string" calcext:value-type="string">
            <text:p>Верова</text:p>
          </table:table-cell>
          <table:table-cell office:value-type="string" calcext:value-type="string">
            <text:p>Инна</text:p>
          </table:table-cell>
          <table:table-cell/>
          <table:table-cell office:value-type="string" calcext:value-type="string">
            <text:p>8pqrBOkF@yandex.ru</text:p>
          </table:table-cell>
          <table:table-cell office:value-type="float" office:value="79160541255" calcext:value-type="float">
            <text:p>79160541255</text:p>
          </table:table-cell>
          <table:table-cell office:value-type="string" calcext:value-type="string">
            <text:p>07/15/15 12:11 PM</text:p>
          </table:table-cell>
        </table:table-row>
        <table:table-row table:style-name="ro1">
          <table:table-cell office:value-type="float" office:value="130241" calcext:value-type="float">
            <text:p>130241</text:p>
          </table:table-cell>
          <table:table-cell office:value-type="string" calcext:value-type="string">
            <text:p>Владислова</text:p>
          </table:table-cell>
          <table:table-cell office:value-type="string" calcext:value-type="string">
            <text:p>Ирина</text:p>
          </table:table-cell>
          <table:table-cell office:value-type="string" calcext:value-type="string">
            <text:p>Михаиловна</text:p>
          </table:table-cell>
          <table:table-cell office:value-type="string" calcext:value-type="string">
            <text:p>tuM7S@hotmail.com</text:p>
          </table:table-cell>
          <table:table-cell office:value-type="float" office:value="34678991285" calcext:value-type="float">
            <text:p>34678991285</text:p>
          </table:table-cell>
          <table:table-cell office:value-type="string" calcext:value-type="string">
            <text:p>07/15/15 12:11 PM</text:p>
          </table:table-cell>
        </table:table-row>
        <table:table-row table:style-name="ro1">
          <table:table-cell office:value-type="float" office:value="130340" calcext:value-type="float">
            <text:p>130340</text:p>
          </table:table-cell>
          <table:table-cell office:value-type="string" calcext:value-type="string">
            <text:p>Борисов</text:p>
          </table:table-cell>
          <table:table-cell office:value-type="string" calcext:value-type="string">
            <text:p>Олег</text:p>
          </table:table-cell>
          <table:table-cell/>
          <table:table-cell office:value-type="string" calcext:value-type="string">
            <text:p>OF40EtL@mail.ru</text:p>
          </table:table-cell>
          <table:table-cell office:value-type="float" office:value="9148561173" calcext:value-type="float">
            <text:p>9148561173</text:p>
          </table:table-cell>
          <table:table-cell office:value-type="string" calcext:value-type="string">
            <text:p>01/24/14 10:24 PM</text:p>
          </table:table-cell>
        </table:table-row>
        <table:table-row table:style-name="ro1">
          <table:table-cell office:value-type="float" office:value="130399" calcext:value-type="float">
            <text:p>130399</text:p>
          </table:table-cell>
          <table:table-cell office:value-type="string" calcext:value-type="string">
            <text:p>Лилова</text:p>
          </table:table-cell>
          <table:table-cell office:value-type="string" calcext:value-type="string">
            <text:p>Вера</text:p>
          </table:table-cell>
          <table:table-cell/>
          <table:table-cell office:value-type="string" calcext:value-type="string">
            <text:p>I7AXlp3b@mail.ru</text:p>
          </table:table-cell>
          <table:table-cell/>
          <table:table-cell office:value-type="string" calcext:value-type="string">
            <text:p>07/15/15 12:11 PM</text:p>
          </table:table-cell>
        </table:table-row>
        <table:table-row table:style-name="ro1">
          <table:table-cell office:value-type="float" office:value="130556" calcext:value-type="float">
            <text:p>130556</text:p>
          </table:table-cell>
          <table:table-cell/>
          <table:table-cell office:value-type="string" calcext:value-type="string">
            <text:p>Юлия</text:p>
          </table:table-cell>
          <table:table-cell/>
          <table:table-cell office:value-type="string" calcext:value-type="string">
            <text:p>397Vf@mail.ru</text:p>
          </table:table-cell>
          <table:table-cell/>
          <table:table-cell office:value-type="string" calcext:value-type="string">
            <text:p>07/15/15 12:12 PM</text:p>
          </table:table-cell>
        </table:table-row>
        <table:table-row table:style-name="ro1">
          <table:table-cell office:value-type="float" office:value="130618" calcext:value-type="float">
            <text:p>130618</text:p>
          </table:table-cell>
          <table:table-cell office:value-type="string" calcext:value-type="string">
            <text:p>Ксенова</text:p>
          </table:table-cell>
          <table:table-cell office:value-type="string" calcext:value-type="string">
            <text:p>Валентина</text:p>
          </table:table-cell>
          <table:table-cell/>
          <table:table-cell office:value-type="string" calcext:value-type="string">
            <text:p>Alpk@gmail.com</text:p>
          </table:table-cell>
          <table:table-cell/>
          <table:table-cell office:value-type="string" calcext:value-type="string">
            <text:p>07/15/15 12:12 PM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string" calcext:value-type="string">
            <text:p>Викторов</text:p>
          </table:table-cell>
          <table:table-cell office:value-type="string" calcext:value-type="string">
            <text:p>Кирилл</text:p>
          </table:table-cell>
          <table:table-cell/>
          <table:table-cell office:value-type="string" calcext:value-type="string">
            <text:p>dklWtC@mail.ru</text:p>
          </table:table-cell>
          <table:table-cell/>
          <table:table-cell office:value-type="string" calcext:value-type="string">
            <text:p>07/15/15 12:13 PM</text:p>
          </table:table-cell>
        </table:table-row>
        <table:table-row table:style-name="ro1">
          <table:table-cell office:value-type="float" office:value="131101" calcext:value-type="float">
            <text:p>131101</text:p>
          </table:table-cell>
          <table:table-cell office:value-type="string" calcext:value-type="string">
            <text:p>Эдуардов</text:p>
          </table:table-cell>
          <table:table-cell office:value-type="string" calcext:value-type="string">
            <text:p>Матвей</text:p>
          </table:table-cell>
          <table:table-cell/>
          <table:table-cell office:value-type="string" calcext:value-type="string">
            <text:p>1P99FA@mail.ru</text:p>
          </table:table-cell>
          <table:table-cell/>
          <table:table-cell office:value-type="string" calcext:value-type="string">
            <text:p>09/15/14 11:11 PM</text:p>
          </table:table-cell>
        </table:table-row>
        <table:table-row table:style-name="ro1">
          <table:table-cell office:value-type="float" office:value="131446" calcext:value-type="float">
            <text:p>131446</text:p>
          </table:table-cell>
          <table:table-cell/>
          <table:table-cell office:value-type="string" calcext:value-type="string">
            <text:p>Ольга</text:p>
          </table:table-cell>
          <table:table-cell/>
          <table:table-cell office:value-type="string" calcext:value-type="string">
            <text:p>pICqVVUA@mail.ru</text:p>
          </table:table-cell>
          <table:table-cell/>
          <table:table-cell office:value-type="string" calcext:value-type="string">
            <text:p>07/15/15 12:14 PM</text:p>
          </table:table-cell>
        </table:table-row>
      </table:table>
      <table:table table:name="Лист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1T21:10:50.394000000</dc:date>
    <meta:editing-duration>PT1H12M4S</meta:editing-duration>
    <meta:editing-cycles>1</meta:editing-cycles>
    <meta:document-statistic meta:table-count="2" meta:cell-count="9839" meta:object-count="0"/>
    <meta:generator>LibreOffice/7.3.7.2$Windows_X86_64 LibreOffice_project/e114eadc50a9ff8d8c8a0567d6da8f454beeb84f</meta:generator>
  </office:meta>
</office:document-meta>
</file>